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1cm"/>
    </style:style>
    <style:style style:name="co2" style:family="table-column">
      <style:table-column-properties fo:break-before="auto" style:column-width="2.817cm"/>
    </style:style>
    <style:style style:name="co3" style:family="table-column">
      <style:table-column-properties fo:break-before="auto" style:column-width="1.921cm"/>
    </style:style>
    <style:style style:name="co4" style:family="table-column">
      <style:table-column-properties fo:break-before="auto" style:column-width="2.551cm"/>
    </style:style>
    <style:style style:name="co5" style:family="table-column">
      <style:table-column-properties fo:break-before="auto" style:column-width="3.147cm"/>
    </style:style>
    <style:style style:name="co6" style:family="table-column">
      <style:table-column-properties fo:break-before="auto" style:column-width="2.561cm"/>
    </style:style>
    <style:style style:name="co7" style:family="table-column">
      <style:table-column-properties fo:break-before="auto" style:column-width="2.85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3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42"/>
    <style:style style:name="ce2" style:family="table-cell" style:parent-style-name="Default">
      <style:table-cell-properties fo:border="0.088cm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style:font-name="Nimbus Sans L" style:font-name-asian="DejaVu LGC Sans" style:font-name-complex="DejaVu LGC 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8" table:default-cell-style-name="Default"/>
        <table:table-row table:style-name="ro1">
          <table:table-cell table:style-name="Default" office:value-type="string">
            <text:p>Solar Energy Simulator</text:p>
          </table:table-cell>
          <table:table-cell office:value-type="string">
            <text:p>Sunny day in mid winter</text:p>
          </table:table-cell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7"/>
        </table:table-row>
        <table:table-row table:style-name="ro1">
          <table:table-cell table:style-name="Default"/>
          <table:table-cell office:value-type="string">
            <text:p>Panel Power W</text:p>
          </table:table-cell>
          <table:table-cell table:style-name="ce2" office:value-type="float" office:value="125">
            <text:p>125</text:p>
          </table:table-cell>
          <table:table-cell office:value-type="string">
            <text:p>Usage (AH)</text:p>
          </table:table-cell>
          <table:table-cell table:style-name="ce2" table:formula="oooc:=SUM([.F6:.F897])/720" office:value-type="float" office:value="41.9166666666667">
            <text:p>41.92</text:p>
          </table:table-cell>
          <table:table-cell office:value-type="string">
            <text:p>Battery Capacity</text:p>
          </table:table-cell>
          <table:table-cell table:style-name="ce2" table:formula="oooc:=MAX([.G296:.G897])" office:value-type="float" office:value="78.9607459275693">
            <text:p>78.96</text:p>
          </table:table-cell>
          <table:table-cell office:value-type="string">
            <text:p>WH Possible</text:p>
          </table:table-cell>
          <table:table-cell table:formula="oooc:=SUM([.B6:.B897])/60*[.$C$2]/100" office:value-type="float" office:value="586.499241845001">
            <text:p>586.5</text:p>
          </table:table-cell>
          <table:table-cell office:value-type="string">
            <text:p>WH used</text:p>
          </table:table-cell>
          <table:table-cell table:formula="oooc:=SUM([.F6:.F897])/60" office:value-type="float" office:value="503">
            <text:p>503</text:p>
          </table:table-cell>
          <table:table-cell table:number-columns-repeated="27"/>
        </table:table-row>
        <table:table-row table:style-name="ro1">
          <table:table-cell table:style-name="Default"/>
          <table:table-cell table:number-columns-repeated="6"/>
          <table:table-cell office:value-type="string">
            <text:p>WH Stored</text:p>
          </table:table-cell>
          <table:table-cell table:style-name="ce4" table:formula="oooc:=SUM([.E6:.E897])/60*[.$C$2]/100" office:value-type="float" office:value="443.4905331392">
            <text:p>443.49</text:p>
          </table:table-cell>
          <table:table-cell office:value-type="string">
            <text:p>Efficiency %</text:p>
          </table:table-cell>
          <table:table-cell table:formula="oooc:=[.I3]/[.I2]*100" office:value-type="float" office:value="75.6165569360454">
            <text:p>75.62</text:p>
          </table:table-cell>
          <table:table-cell table:number-columns-repeated="27"/>
        </table:table-row>
        <table:table-row table:style-name="ro1">
          <table:table-cell table:style-name="Default" office:value-type="string">
            <text:p>Time mins</text:p>
          </table:table-cell>
          <table:table-cell office:value-type="string">
            <text:p>Fixed</text:p>
          </table:table-cell>
          <table:table-cell office:value-type="string">
            <text:p>Following</text:p>
          </table:table-cell>
          <table:table-cell office:value-type="string">
            <text:p>Current</text:p>
          </table:table-cell>
          <table:table-cell office:value-type="string">
            <text:p>Effectiveness</text:p>
          </table:table-cell>
          <table:table-cell office:value-type="string">
            <text:p>Usage</text:p>
          </table:table-cell>
          <table:table-cell office:value-type="string">
            <text:p>Battery charge</text:p>
          </table:table-cell>
          <table:table-cell office:value-type="string">
            <text:p>Modelled</text:p>
          </table:table-cell>
          <table:table-cell table:number-columns-repeated="29"/>
          <table:table-cell>
            <draw:frame table:end-cell-address="Sheet1.AX42" table:end-x="0.807cm" table:end-y="0.024cm" draw:z-index="0" draw:style-name="gr1" svg:width="26.252cm" svg:height="16.671cm" svg:x="1.652cm" svg:y="0.448cm">
              <draw:object draw:notify-on-update-of-ranges="Sheet1.A296:Sheet1.A586 Sheet1.B296:Sheet1.B586 Sheet1.A296:Sheet1.A586 Sheet1.C296:Sheet1.C58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Default"/>
          <table:table-cell table:number-columns-repeated="2" office:value-type="string">
            <text:p>%</text:p>
          </table:table-cell>
          <table:table-cell office:value-type="string">
            <text:p>A</text:p>
          </table:table-cell>
          <table:table-cell office:value-type="string">
            <text:p>%</text:p>
          </table:table-cell>
          <table:table-cell office:value-type="string">
            <text:p>W</text:p>
          </table:table-cell>
          <table:table-cell table:number-columns-repeated="2" office:value-type="string">
            <text:p>AH</text:p>
          </table:table-cell>
          <table:table-cell table:number-columns-repeated="30"/>
        </table:table-row>
        <table:table-row table:style-name="ro1">
          <table:table-cell table:formula="oooc:=[.A7]-0.000694444444444444" office:value-type="time" office:time-value="PT07H10M00S">
            <text:p>07:10 AM</text:p>
          </table:table-cell>
          <table:table-cell table:number-columns-repeated="3" office:value-type="float" office:value="0">
            <text:p>0</text:p>
          </table:table-cell>
          <table:table-cell table:formula="oooc:=[.D6]*12/125*10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table:number-columns-repeated="30"/>
        </table:table-row>
        <table:table-row table:style-name="ro1">
          <table:table-cell table:formula="oooc:=[.A8]-0.000694444444444444" office:value-type="time" office:time-value="PT07H11M00S">
            <text:p>07:11 AM</text:p>
          </table:table-cell>
          <table:table-cell office:value-type="float" office:value="0.00250288">
            <text:p>0</text:p>
          </table:table-cell>
          <table:table-cell office:value-type="float" office:value="0.00603179">
            <text:p>0.01</text:p>
          </table:table-cell>
          <table:table-cell office:value-type="float" office:value="0">
            <text:p>0</text:p>
          </table:table-cell>
          <table:table-cell table:formula="oooc:=[.D7]*12/125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G6]+([.$C$2]*[.B6]/100-[.F6])/60/12" office:value-type="float" office:value="40">
            <text:p>40</text:p>
          </table:table-cell>
          <table:table-cell table:formula="oooc:=[.H6]+([.$C$2]*[.E6]/100-[.F6])/60/12" office:value-type="float" office:value="40">
            <text:p>40</text:p>
          </table:table-cell>
          <table:table-cell table:number-columns-repeated="30"/>
        </table:table-row>
        <table:table-row table:style-name="ro1">
          <table:table-cell table:formula="oooc:=[.A9]-0.000694444444444444" office:value-type="time" office:time-value="PT07H12M00S">
            <text:p>07:12 AM</text:p>
          </table:table-cell>
          <table:table-cell office:value-type="float" office:value="0.0102344">
            <text:p>0.01</text:p>
          </table:table-cell>
          <table:table-cell office:value-type="float" office:value="0.0244582">
            <text:p>0.02</text:p>
          </table:table-cell>
          <table:table-cell office:value-type="float" office:value="0">
            <text:p>0</text:p>
          </table:table-cell>
          <table:table-cell table:formula="oooc:=[.D8]*12/125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G7]+([.$C$2]*[.B7]/100-[.F7])/60/12" office:value-type="float" office:value="40.0000043452778">
            <text:p>40</text:p>
          </table:table-cell>
          <table:table-cell table:formula="oooc:=[.H7]+([.$C$2]*[.E7]/100-[.F7])/60/12" office:value-type="float" office:value="40">
            <text:p>40</text:p>
          </table:table-cell>
          <table:table-cell table:number-columns-repeated="30"/>
        </table:table-row>
        <table:table-row table:style-name="ro1">
          <table:table-cell table:formula="oooc:=[.A10]-0.000694444444444444" office:value-type="time" office:time-value="PT07H13M00S">
            <text:p>07:13 AM</text:p>
          </table:table-cell>
          <table:table-cell office:value-type="float" office:value="0.0209022">
            <text:p>0.02</text:p>
          </table:table-cell>
          <table:table-cell office:value-type="float" office:value="0.049539">
            <text:p>0.05</text:p>
          </table:table-cell>
          <table:table-cell office:value-type="float" office:value="0">
            <text:p>0</text:p>
          </table:table-cell>
          <table:table-cell table:formula="oooc:=[.D9]*12/125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G8]+([.$C$2]*[.B8]/100-[.F8])/60/12" office:value-type="float" office:value="40.0000221133333">
            <text:p>40</text:p>
          </table:table-cell>
          <table:table-cell table:formula="oooc:=[.H8]+([.$C$2]*[.E8]/100-[.F8])/60/12" office:value-type="float" office:value="40">
            <text:p>40</text:p>
          </table:table-cell>
          <table:table-cell table:number-columns-repeated="30"/>
        </table:table-row>
        <table:table-row table:style-name="ro1">
          <table:table-cell table:formula="oooc:=[.A11]-0.000694444444444444" office:value-type="time" office:time-value="PT07H14M00S">
            <text:p>07:14 AM</text:p>
          </table:table-cell>
          <table:table-cell office:value-type="float" office:value="0.0360848">
            <text:p>0.04</text:p>
          </table:table-cell>
          <table:table-cell office:value-type="float" office:value="0.0848218">
            <text:p>0.08</text:p>
          </table:table-cell>
          <table:table-cell office:value-type="float" office:value="0">
            <text:p>0</text:p>
          </table:table-cell>
          <table:table-cell table:formula="oooc:=[.D10]*12/125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G9]+([.$C$2]*[.B9]/100-[.F9])/60/12" office:value-type="float" office:value="40.000058401875">
            <text:p>40</text:p>
          </table:table-cell>
          <table:table-cell table:formula="oooc:=[.H9]+([.$C$2]*[.E9]/100-[.F9])/60/12" office:value-type="float" office:value="40">
            <text:p>40</text:p>
          </table:table-cell>
          <table:table-cell table:number-columns-repeated="30"/>
        </table:table-row>
        <table:table-row table:style-name="ro1">
          <table:table-cell table:formula="oooc:=[.A12]-0.000694444444444444" office:value-type="time" office:time-value="PT07H15M00S">
            <text:p>07:15 AM</text:p>
          </table:table-cell>
          <table:table-cell office:value-type="float" office:value="0.0573698">
            <text:p>0.06</text:p>
          </table:table-cell>
          <table:table-cell office:value-type="float" office:value="0.133761">
            <text:p>0.13</text:p>
          </table:table-cell>
          <table:table-cell office:value-type="float" office:value="0">
            <text:p>0</text:p>
          </table:table-cell>
          <table:table-cell table:formula="oooc:=[.D11]*12/125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G10]+([.$C$2]*[.B10]/100-[.F10])/60/12" office:value-type="float" office:value="40.0001210490972">
            <text:p>40</text:p>
          </table:table-cell>
          <table:table-cell table:formula="oooc:=[.H10]+([.$C$2]*[.E10]/100-[.F10])/60/12" office:value-type="float" office:value="40">
            <text:p>40</text:p>
          </table:table-cell>
          <table:table-cell table:number-columns-repeated="30"/>
        </table:table-row>
        <table:table-row table:style-name="ro1">
          <table:table-cell table:formula="oooc:=[.A13]-0.000694444444444444" office:value-type="time" office:time-value="PT07H16M00S">
            <text:p>07:16 AM</text:p>
          </table:table-cell>
          <table:table-cell office:value-type="float" office:value="0.0863352">
            <text:p>0.09</text:p>
          </table:table-cell>
          <table:table-cell office:value-type="float" office:value="0.199677">
            <text:p>0.2</text:p>
          </table:table-cell>
          <table:table-cell office:value-type="float" office:value="0">
            <text:p>0</text:p>
          </table:table-cell>
          <table:table-cell table:formula="oooc:=[.D12]*12/125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G11]+([.$C$2]*[.B11]/100-[.F11])/60/12" office:value-type="float" office:value="40.0002206494444">
            <text:p>40</text:p>
          </table:table-cell>
          <table:table-cell table:formula="oooc:=[.H11]+([.$C$2]*[.E11]/100-[.F11])/60/12" office:value-type="float" office:value="40">
            <text:p>40</text:p>
          </table:table-cell>
          <table:table-cell table:number-columns-repeated="3"/>
          <table:table-cell table:style-name="ce1"/>
          <table:table-cell table:number-columns-repeated="26"/>
        </table:table-row>
        <table:table-row table:style-name="ro1">
          <table:table-cell table:formula="oooc:=[.A14]-0.000694444444444444" office:value-type="time" office:time-value="PT07H17M00S">
            <text:p>07:17 AM</text:p>
          </table:table-cell>
          <table:table-cell office:value-type="float" office:value="0.124567">
            <text:p>0.12</text:p>
          </table:table-cell>
          <table:table-cell office:value-type="float" office:value="0.285806">
            <text:p>0.29</text:p>
          </table:table-cell>
          <table:table-cell office:value-type="float" office:value="0">
            <text:p>0</text:p>
          </table:table-cell>
          <table:table-cell table:formula="oooc:=[.D13]*12/125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G12]+([.$C$2]*[.B12]/100-[.F12])/60/12" office:value-type="float" office:value="40.0003705369444">
            <text:p>40</text:p>
          </table:table-cell>
          <table:table-cell table:formula="oooc:=[.H12]+([.$C$2]*[.E12]/100-[.F12])/60/12" office:value-type="float" office:value="40">
            <text:p>40</text:p>
          </table:table-cell>
          <table:table-cell table:number-columns-repeated="3"/>
          <table:table-cell table:style-name="ce1"/>
          <table:table-cell table:number-columns-repeated="26"/>
        </table:table-row>
        <table:table-row table:style-name="ro1">
          <table:table-cell table:formula="oooc:=[.A15]-0.000694444444444444" office:value-type="time" office:time-value="PT07H18M00S">
            <text:p>07:18 AM</text:p>
          </table:table-cell>
          <table:table-cell office:value-type="float" office:value="0.173624">
            <text:p>0.17</text:p>
          </table:table-cell>
          <table:table-cell office:value-type="float" office:value="0.395222">
            <text:p>0.4</text:p>
          </table:table-cell>
          <table:table-cell office:value-type="float" office:value="0">
            <text:p>0</text:p>
          </table:table-cell>
          <table:table-cell table:formula="oooc:=[.D14]*12/125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G13]+([.$C$2]*[.B13]/100-[.F13])/60/12" office:value-type="float" office:value="40.0005867990972">
            <text:p>40</text:p>
          </table:table-cell>
          <table:table-cell table:formula="oooc:=[.H13]+([.$C$2]*[.E13]/100-[.F13])/60/12" office:value-type="float" office:value="40">
            <text:p>40</text:p>
          </table:table-cell>
          <table:table-cell table:number-columns-repeated="30"/>
        </table:table-row>
        <table:table-row table:style-name="ro1">
          <table:table-cell table:formula="oooc:=[.A16]-0.000694444444444444" office:value-type="time" office:time-value="PT07H19M00S">
            <text:p>07:19 AM</text:p>
          </table:table-cell>
          <table:table-cell office:value-type="float" office:value="0.234996">
            <text:p>0.23</text:p>
          </table:table-cell>
          <table:table-cell office:value-type="float" office:value="0.530744">
            <text:p>0.53</text:p>
          </table:table-cell>
          <table:table-cell office:value-type="float" office:value="0">
            <text:p>0</text:p>
          </table:table-cell>
          <table:table-cell table:formula="oooc:=[.D15]*12/125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G14]+([.$C$2]*[.B14]/100-[.F14])/60/12" office:value-type="float" office:value="40.0008882296528">
            <text:p>40</text:p>
          </table:table-cell>
          <table:table-cell table:formula="oooc:=[.H14]+([.$C$2]*[.E14]/100-[.F14])/60/12" office:value-type="float" office:value="40">
            <text:p>40</text:p>
          </table:table-cell>
          <table:table-cell table:number-columns-repeated="30"/>
        </table:table-row>
        <table:table-row table:style-name="ro1">
          <table:table-cell table:formula="oooc:=[.A17]-0.000694444444444444" office:value-type="time" office:time-value="PT07H20M00S">
            <text:p>07:20 AM</text:p>
          </table:table-cell>
          <table:table-cell office:value-type="float" office:value="0.310055">
            <text:p>0.31</text:p>
          </table:table-cell>
          <table:table-cell office:value-type="float" office:value="0.694847">
            <text:p>0.69</text:p>
          </table:table-cell>
          <table:table-cell office:value-type="float" office:value="0">
            <text:p>0</text:p>
          </table:table-cell>
          <table:table-cell table:formula="oooc:=[.D16]*12/125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G15]+([.$C$2]*[.B15]/100-[.F15])/60/12" office:value-type="float" office:value="40.0012962088194">
            <text:p>40</text:p>
          </table:table-cell>
          <table:table-cell table:formula="oooc:=[.H15]+([.$C$2]*[.E15]/100-[.F15])/60/12" office:value-type="float" office:value="40">
            <text:p>40</text:p>
          </table:table-cell>
          <table:table-cell table:number-columns-repeated="30"/>
        </table:table-row>
        <table:table-row table:style-name="ro1">
          <table:table-cell table:formula="oooc:=[.A18]-0.000694444444444444" office:value-type="time" office:time-value="PT07H21M00S">
            <text:p>07:21 AM</text:p>
          </table:table-cell>
          <table:table-cell office:value-type="float" office:value="0.400023">
            <text:p>0.4</text:p>
          </table:table-cell>
          <table:table-cell office:value-type="float" office:value="0.889597">
            <text:p>0.89</text:p>
          </table:table-cell>
          <table:table-cell office:value-type="float" office:value="0">
            <text:p>0</text:p>
          </table:table-cell>
          <table:table-cell table:formula="oooc:=[.D17]*12/125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G16]+([.$C$2]*[.B16]/100-[.F16])/60/12" office:value-type="float" office:value="40.00183449875">
            <text:p>40</text:p>
          </table:table-cell>
          <table:table-cell table:formula="oooc:=[.H16]+([.$C$2]*[.E16]/100-[.F16])/60/12" office:value-type="float" office:value="40">
            <text:p>40</text:p>
          </table:table-cell>
          <table:table-cell table:number-columns-repeated="30"/>
        </table:table-row>
        <table:table-row table:style-name="ro1">
          <table:table-cell table:formula="oooc:=[.A19]-0.000694444444444444" office:value-type="time" office:time-value="PT07H22M00S">
            <text:p>07:22 AM</text:p>
          </table:table-cell>
          <table:table-cell office:value-type="float" office:value="0.505947">
            <text:p>0.51</text:p>
          </table:table-cell>
          <table:table-cell office:value-type="float" office:value="1.11661">
            <text:p>1.12</text:p>
          </table:table-cell>
          <table:table-cell office:value-type="float" office:value="0">
            <text:p>0</text:p>
          </table:table-cell>
          <table:table-cell table:formula="oooc:=[.D18]*12/125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G17]+([.$C$2]*[.B17]/100-[.F17])/60/12" office:value-type="float" office:value="40.002528983125">
            <text:p>40</text:p>
          </table:table-cell>
          <table:table-cell table:formula="oooc:=[.H17]+([.$C$2]*[.E17]/100-[.F17])/60/12" office:value-type="float" office:value="40">
            <text:p>40</text:p>
          </table:table-cell>
          <table:table-cell table:number-columns-repeated="30"/>
        </table:table-row>
        <table:table-row table:style-name="ro1">
          <table:table-cell table:formula="oooc:=[.A20]-0.000694444444444444" office:value-type="time" office:time-value="PT07H23M00S">
            <text:p>07:23 AM</text:p>
          </table:table-cell>
          <table:table-cell office:value-type="float" office:value="0.628678">
            <text:p>0.63</text:p>
          </table:table-cell>
          <table:table-cell office:value-type="float" office:value="1.37703">
            <text:p>1.38</text:p>
          </table:table-cell>
          <table:table-cell office:value-type="float" office:value="0">
            <text:p>0</text:p>
          </table:table-cell>
          <table:table-cell table:formula="oooc:=[.D19]*12/125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G18]+([.$C$2]*[.B18]/100-[.F18])/60/12" office:value-type="float" office:value="40.0034073633333">
            <text:p>40</text:p>
          </table:table-cell>
          <table:table-cell table:formula="oooc:=[.H18]+([.$C$2]*[.E18]/100-[.F18])/60/12" office:value-type="float" office:value="40">
            <text:p>40</text:p>
          </table:table-cell>
          <table:table-cell table:number-columns-repeated="30"/>
        </table:table-row>
        <table:table-row table:style-name="ro1">
          <table:table-cell table:formula="oooc:=[.A21]-0.000694444444444444" office:value-type="time" office:time-value="PT07H24M00S">
            <text:p>07:24 AM</text:p>
          </table:table-cell>
          <table:table-cell office:value-type="float" office:value="0.768869">
            <text:p>0.77</text:p>
          </table:table-cell>
          <table:table-cell office:value-type="float" office:value="1.67153">
            <text:p>1.67</text:p>
          </table:table-cell>
          <table:table-cell office:value-type="float" office:value="0.000905048">
            <text:p>0</text:p>
          </table:table-cell>
          <table:table-cell table:formula="oooc:=[.D20]*12/125*100" office:value-type="float" office:value="0.0086884608">
            <text:p>0.01</text:p>
          </table:table-cell>
          <table:table-cell office:value-type="float" office:value="0">
            <text:p>0</text:p>
          </table:table-cell>
          <table:table-cell table:formula="oooc:=[.G19]+([.$C$2]*[.B19]/100-[.F19])/60/12" office:value-type="float" office:value="40.0044988181944">
            <text:p>40</text:p>
          </table:table-cell>
          <table:table-cell table:formula="oooc:=[.H19]+([.$C$2]*[.E19]/100-[.F19])/60/12" office:value-type="float" office:value="40">
            <text:p>40</text:p>
          </table:table-cell>
          <table:table-cell table:number-columns-repeated="30"/>
        </table:table-row>
        <table:table-row table:style-name="ro1">
          <table:table-cell table:formula="oooc:=[.A22]-0.000694444444444444" office:value-type="time" office:time-value="PT07H25M00S">
            <text:p>07:25 AM</text:p>
          </table:table-cell>
          <table:table-cell office:value-type="float" office:value="0.926976">
            <text:p>0.93</text:p>
          </table:table-cell>
          <table:table-cell office:value-type="float" office:value="2.00036">
            <text:p>2</text:p>
          </table:table-cell>
          <table:table-cell office:value-type="float" office:value="0.0135852">
            <text:p>0.01</text:p>
          </table:table-cell>
          <table:table-cell table:formula="oooc:=[.D21]*12/125*100" office:value-type="float" office:value="0.13041792">
            <text:p>0.13</text:p>
          </table:table-cell>
          <table:table-cell office:value-type="float" office:value="0">
            <text:p>0</text:p>
          </table:table-cell>
          <table:table-cell table:formula="oooc:=[.G20]+([.$C$2]*[.B20]/100-[.F20])/60/12" office:value-type="float" office:value="40.0058336602083">
            <text:p>40.01</text:p>
          </table:table-cell>
          <table:table-cell table:formula="oooc:=[.H20]+([.$C$2]*[.E20]/100-[.F20])/60/12" office:value-type="float" office:value="40.0000150841333">
            <text:p>40</text:p>
          </table:table-cell>
          <table:table-cell table:number-columns-repeated="30"/>
        </table:table-row>
        <table:table-row table:style-name="ro1">
          <table:table-cell table:formula="oooc:=[.A23]-0.000694444444444444" office:value-type="time" office:time-value="PT07H26M00S">
            <text:p>07:26 AM</text:p>
          </table:table-cell>
          <table:table-cell office:value-type="float" office:value="1.10326">
            <text:p>1.1</text:p>
          </table:table-cell>
          <table:table-cell office:value-type="float" office:value="2.36334">
            <text:p>2.36</text:p>
          </table:table-cell>
          <table:table-cell office:value-type="float" office:value="0.0277236">
            <text:p>0.03</text:p>
          </table:table-cell>
          <table:table-cell table:formula="oooc:=[.D22]*12/125*100" office:value-type="float" office:value="0.26614656">
            <text:p>0.27</text:p>
          </table:table-cell>
          <table:table-cell office:value-type="float" office:value="0">
            <text:p>0</text:p>
          </table:table-cell>
          <table:table-cell table:formula="oooc:=[.G21]+([.$C$2]*[.B21]/100-[.F21])/60/12" office:value-type="float" office:value="40.0074429935417">
            <text:p>40.01</text:p>
          </table:table-cell>
          <table:table-cell table:formula="oooc:=[.H21]+([.$C$2]*[.E21]/100-[.F21])/60/12" office:value-type="float" office:value="40.0002415041333">
            <text:p>40</text:p>
          </table:table-cell>
          <table:table-cell table:number-columns-repeated="30"/>
        </table:table-row>
        <table:table-row table:style-name="ro1">
          <table:table-cell table:formula="oooc:=[.A24]-0.000694444444444444" office:value-type="time" office:time-value="PT07H27M00S">
            <text:p>07:27 AM</text:p>
          </table:table-cell>
          <table:table-cell office:value-type="float" office:value="1.29782">
            <text:p>1.3</text:p>
          </table:table-cell>
          <table:table-cell office:value-type="float" office:value="2.75993">
            <text:p>2.76</text:p>
          </table:table-cell>
          <table:table-cell office:value-type="float" office:value="0.0433272">
            <text:p>0.04</text:p>
          </table:table-cell>
          <table:table-cell table:formula="oooc:=[.D23]*12/125*100" office:value-type="float" office:value="0.41594112">
            <text:p>0.42</text:p>
          </table:table-cell>
          <table:table-cell office:value-type="float" office:value="0">
            <text:p>0</text:p>
          </table:table-cell>
          <table:table-cell table:formula="oooc:=[.G22]+([.$C$2]*[.B22]/100-[.F22])/60/12" office:value-type="float" office:value="40.0093583754861">
            <text:p>40.01</text:p>
          </table:table-cell>
          <table:table-cell table:formula="oooc:=[.H22]+([.$C$2]*[.E22]/100-[.F22])/60/12" office:value-type="float" office:value="40.0007035641333">
            <text:p>40</text:p>
          </table:table-cell>
          <table:table-cell table:number-columns-repeated="30"/>
        </table:table-row>
        <table:table-row table:style-name="ro1">
          <table:table-cell table:formula="oooc:=[.A25]-0.000694444444444444" office:value-type="time" office:time-value="PT07H28M00S">
            <text:p>07:28 AM</text:p>
          </table:table-cell>
          <table:table-cell office:value-type="float" office:value="1.51058">
            <text:p>1.51</text:p>
          </table:table-cell>
          <table:table-cell office:value-type="float" office:value="3.18927">
            <text:p>3.19</text:p>
          </table:table-cell>
          <table:table-cell office:value-type="float" office:value="0.0603905">
            <text:p>0.06</text:p>
          </table:table-cell>
          <table:table-cell table:formula="oooc:=[.D24]*12/125*100" office:value-type="float" office:value="0.5797488">
            <text:p>0.58</text:p>
          </table:table-cell>
          <table:table-cell office:value-type="float" office:value="0">
            <text:p>0</text:p>
          </table:table-cell>
          <table:table-cell table:formula="oooc:=[.G23]+([.$C$2]*[.B23]/100-[.F23])/60/12" office:value-type="float" office:value="40.0116115352083">
            <text:p>40.01</text:p>
          </table:table-cell>
          <table:table-cell table:formula="oooc:=[.H23]+([.$C$2]*[.E23]/100-[.F23])/60/12" office:value-type="float" office:value="40.0014256841333">
            <text:p>40</text:p>
          </table:table-cell>
          <table:table-cell table:number-columns-repeated="30"/>
        </table:table-row>
        <table:table-row table:style-name="ro1">
          <table:table-cell table:formula="oooc:=[.A26]-0.000694444444444444" office:value-type="time" office:time-value="PT07H29M00S">
            <text:p>07:29 AM</text:p>
          </table:table-cell>
          <table:table-cell office:value-type="float" office:value="1.74133">
            <text:p>1.74</text:p>
          </table:table-cell>
          <table:table-cell office:value-type="float" office:value="3.65022">
            <text:p>3.65</text:p>
          </table:table-cell>
          <table:table-cell office:value-type="float" office:value="0.0788964">
            <text:p>0.08</text:p>
          </table:table-cell>
          <table:table-cell table:formula="oooc:=[.D25]*12/125*100" office:value-type="float" office:value="0.75740544">
            <text:p>0.76</text:p>
          </table:table-cell>
          <table:table-cell office:value-type="float" office:value="0">
            <text:p>0</text:p>
          </table:table-cell>
          <table:table-cell table:formula="oooc:=[.G24]+([.$C$2]*[.B24]/100-[.F24])/60/12" office:value-type="float" office:value="40.0142340699306">
            <text:p>40.01</text:p>
          </table:table-cell>
          <table:table-cell table:formula="oooc:=[.H24]+([.$C$2]*[.E24]/100-[.F24])/60/12" office:value-type="float" office:value="40.0024321924667">
            <text:p>40</text:p>
          </table:table-cell>
          <table:table-cell table:number-columns-repeated="30"/>
        </table:table-row>
        <table:table-row table:style-name="ro1">
          <table:table-cell table:formula="oooc:=[.A27]-0.000694444444444444" office:value-type="time" office:time-value="PT07H30M00S">
            <text:p>07:30 AM</text:p>
          </table:table-cell>
          <table:table-cell office:value-type="float" office:value="1.98973">
            <text:p>1.99</text:p>
          </table:table-cell>
          <table:table-cell office:value-type="float" office:value="4.14144">
            <text:p>4.14</text:p>
          </table:table-cell>
          <table:table-cell office:value-type="float" office:value="0.0988179">
            <text:p>0.1</text:p>
          </table:table-cell>
          <table:table-cell table:formula="oooc:=[.D26]*12/125*100" office:value-type="float" office:value="0.94865184">
            <text:p>0.95</text:p>
          </table:table-cell>
          <table:table-cell office:value-type="float" office:value="0">
            <text:p>0</text:p>
          </table:table-cell>
          <table:table-cell table:formula="oooc:=[.G25]+([.$C$2]*[.B25]/100-[.F25])/60/12" office:value-type="float" office:value="40.0172572122917">
            <text:p>40.02</text:p>
          </table:table-cell>
          <table:table-cell table:formula="oooc:=[.H25]+([.$C$2]*[.E25]/100-[.F25])/60/12" office:value-type="float" office:value="40.0037471324667">
            <text:p>40</text:p>
          </table:table-cell>
          <table:table-cell table:number-columns-repeated="30"/>
        </table:table-row>
        <table:table-row table:style-name="ro1">
          <table:table-cell table:formula="oooc:=[.A28]-0.000694444444444444" office:value-type="time" office:time-value="PT07H31M00S">
            <text:p>07:31 AM</text:p>
          </table:table-cell>
          <table:table-cell office:value-type="float" office:value="2.25534">
            <text:p>2.26</text:p>
          </table:table-cell>
          <table:table-cell office:value-type="float" office:value="4.66139">
            <text:p>4.66</text:p>
          </table:table-cell>
          <table:table-cell office:value-type="float" office:value="0.12012">
            <text:p>0.12</text:p>
          </table:table-cell>
          <table:table-cell table:formula="oooc:=[.D27]*12/125*100" office:value-type="float" office:value="1.153152">
            <text:p>1.15</text:p>
          </table:table-cell>
          <table:table-cell office:value-type="float" office:value="0">
            <text:p>0</text:p>
          </table:table-cell>
          <table:table-cell table:formula="oooc:=[.G26]+([.$C$2]*[.B26]/100-[.F26])/60/12" office:value-type="float" office:value="40.0207116046528">
            <text:p>40.02</text:p>
          </table:table-cell>
          <table:table-cell table:formula="oooc:=[.H26]+([.$C$2]*[.E26]/100-[.F26])/60/12" office:value-type="float" office:value="40.0053940974667">
            <text:p>40.01</text:p>
          </table:table-cell>
          <table:table-cell table:number-columns-repeated="30"/>
        </table:table-row>
        <table:table-row table:style-name="ro1">
          <table:table-cell table:formula="oooc:=[.A29]-0.000694444444444444" office:value-type="time" office:time-value="PT07H32M00S">
            <text:p>07:32 AM</text:p>
          </table:table-cell>
          <table:table-cell office:value-type="float" office:value="2.53764">
            <text:p>2.54</text:p>
          </table:table-cell>
          <table:table-cell office:value-type="float" office:value="5.20843">
            <text:p>5.21</text:p>
          </table:table-cell>
          <table:table-cell office:value-type="float" office:value="0.14276">
            <text:p>0.14</text:p>
          </table:table-cell>
          <table:table-cell table:formula="oooc:=[.D28]*12/125*100" office:value-type="float" office:value="1.370496">
            <text:p>1.37</text:p>
          </table:table-cell>
          <table:table-cell office:value-type="float" office:value="0">
            <text:p>0</text:p>
          </table:table-cell>
          <table:table-cell table:formula="oooc:=[.G27]+([.$C$2]*[.B27]/100-[.F27])/60/12" office:value-type="float" office:value="40.0246271254861">
            <text:p>40.02</text:p>
          </table:table-cell>
          <table:table-cell table:formula="oooc:=[.H27]+([.$C$2]*[.E27]/100-[.F27])/60/12" office:value-type="float" office:value="40.0073960974667">
            <text:p>40.01</text:p>
          </table:table-cell>
          <table:table-cell table:number-columns-repeated="30"/>
        </table:table-row>
        <table:table-row table:style-name="ro1">
          <table:table-cell table:formula="oooc:=[.A30]-0.000694444444444444" office:value-type="time" office:time-value="PT07H33M00S">
            <text:p>07:33 AM</text:p>
          </table:table-cell>
          <table:table-cell office:value-type="float" office:value="2.83603">
            <text:p>2.84</text:p>
          </table:table-cell>
          <table:table-cell office:value-type="float" office:value="5.7808">
            <text:p>5.78</text:p>
          </table:table-cell>
          <table:table-cell office:value-type="float" office:value="0.166691">
            <text:p>0.17</text:p>
          </table:table-cell>
          <table:table-cell table:formula="oooc:=[.D29]*12/125*100" office:value-type="float" office:value="1.6002336">
            <text:p>1.6</text:p>
          </table:table-cell>
          <table:table-cell office:value-type="float" office:value="0">
            <text:p>0</text:p>
          </table:table-cell>
          <table:table-cell table:formula="oooc:=[.G28]+([.$C$2]*[.B28]/100-[.F28])/60/12" office:value-type="float" office:value="40.0290327504861">
            <text:p>40.03</text:p>
          </table:table-cell>
          <table:table-cell table:formula="oooc:=[.H28]+([.$C$2]*[.E28]/100-[.F28])/60/12" office:value-type="float" office:value="40.0097754308">
            <text:p>40.01</text:p>
          </table:table-cell>
          <table:table-cell table:number-columns-repeated="30"/>
        </table:table-row>
        <table:table-row table:style-name="ro1">
          <table:table-cell table:formula="oooc:=[.A31]-0.000694444444444444" office:value-type="time" office:time-value="PT07H34M00S">
            <text:p>07:34 AM</text:p>
          </table:table-cell>
          <table:table-cell office:value-type="float" office:value="3.14986">
            <text:p>3.15</text:p>
          </table:table-cell>
          <table:table-cell office:value-type="float" office:value="6.37669">
            <text:p>6.38</text:p>
          </table:table-cell>
          <table:table-cell office:value-type="float" office:value="0.191861">
            <text:p>0.19</text:p>
          </table:table-cell>
          <table:table-cell table:formula="oooc:=[.D30]*12/125*100" office:value-type="float" office:value="1.8418656">
            <text:p>1.84</text:p>
          </table:table-cell>
          <table:table-cell office:value-type="float" office:value="0">
            <text:p>0</text:p>
          </table:table-cell>
          <table:table-cell table:formula="oooc:=[.G29]+([.$C$2]*[.B29]/100-[.F29])/60/12" office:value-type="float" office:value="40.0339564136805">
            <text:p>40.03</text:p>
          </table:table-cell>
          <table:table-cell table:formula="oooc:=[.H29]+([.$C$2]*[.E29]/100-[.F29])/60/12" office:value-type="float" office:value="40.0125536141333">
            <text:p>40.01</text:p>
          </table:table-cell>
          <table:table-cell table:number-columns-repeated="30"/>
        </table:table-row>
        <table:table-row table:style-name="ro1">
          <table:table-cell table:formula="oooc:=[.A32]-0.000694444444444444" office:value-type="time" office:time-value="PT07H35M00S">
            <text:p>07:35 AM</text:p>
          </table:table-cell>
          <table:table-cell office:value-type="float" office:value="3.47847">
            <text:p>3.48</text:p>
          </table:table-cell>
          <table:table-cell office:value-type="float" office:value="6.99429">
            <text:p>6.99</text:p>
          </table:table-cell>
          <table:table-cell office:value-type="float" office:value="0.218215">
            <text:p>0.22</text:p>
          </table:table-cell>
          <table:table-cell table:formula="oooc:=[.D31]*12/125*100" office:value-type="float" office:value="2.094864">
            <text:p>2.09</text:p>
          </table:table-cell>
          <table:table-cell office:value-type="float" office:value="0">
            <text:p>0</text:p>
          </table:table-cell>
          <table:table-cell table:formula="oooc:=[.G30]+([.$C$2]*[.B30]/100-[.F30])/60/12" office:value-type="float" office:value="40.039424920625">
            <text:p>40.04</text:p>
          </table:table-cell>
          <table:table-cell table:formula="oooc:=[.H30]+([.$C$2]*[.E30]/100-[.F30])/60/12" office:value-type="float" office:value="40.0157512974667">
            <text:p>40.02</text:p>
          </table:table-cell>
          <table:table-cell table:number-columns-repeated="30"/>
        </table:table-row>
        <table:table-row table:style-name="ro1">
          <table:table-cell table:formula="oooc:=[.A33]-0.000694444444444444" office:value-type="time" office:time-value="PT07H36M00S">
            <text:p>07:36 AM</text:p>
          </table:table-cell>
          <table:table-cell office:value-type="float" office:value="3.82112">
            <text:p>3.82</text:p>
          </table:table-cell>
          <table:table-cell office:value-type="float" office:value="7.63174">
            <text:p>7.63</text:p>
          </table:table-cell>
          <table:table-cell office:value-type="float" office:value="0.245695">
            <text:p>0.25</text:p>
          </table:table-cell>
          <table:table-cell table:formula="oooc:=[.D32]*12/125*100" office:value-type="float" office:value="2.358672">
            <text:p>2.36</text:p>
          </table:table-cell>
          <table:table-cell office:value-type="float" office:value="0">
            <text:p>0</text:p>
          </table:table-cell>
          <table:table-cell table:formula="oooc:=[.G31]+([.$C$2]*[.B31]/100-[.F31])/60/12" office:value-type="float" office:value="40.0454639310417">
            <text:p>40.05</text:p>
          </table:table-cell>
          <table:table-cell table:formula="oooc:=[.H31]+([.$C$2]*[.E31]/100-[.F31])/60/12" office:value-type="float" office:value="40.0193882141333">
            <text:p>40.02</text:p>
          </table:table-cell>
          <table:table-cell table:number-columns-repeated="30"/>
        </table:table-row>
        <table:table-row table:style-name="ro1">
          <table:table-cell table:formula="oooc:=[.A34]-0.000694444444444444" office:value-type="time" office:time-value="PT07H37M00S">
            <text:p>07:37 AM</text:p>
          </table:table-cell>
          <table:table-cell office:value-type="float" office:value="4.1771">
            <text:p>4.18</text:p>
          </table:table-cell>
          <table:table-cell office:value-type="float" office:value="8.28725">
            <text:p>8.29</text:p>
          </table:table-cell>
          <table:table-cell office:value-type="float" office:value="0.274245">
            <text:p>0.27</text:p>
          </table:table-cell>
          <table:table-cell table:formula="oooc:=[.D33]*12/125*100" office:value-type="float" office:value="2.632752">
            <text:p>2.63</text:p>
          </table:table-cell>
          <table:table-cell office:value-type="float" office:value="0">
            <text:p>0</text:p>
          </table:table-cell>
          <table:table-cell table:formula="oooc:=[.G32]+([.$C$2]*[.B32]/100-[.F32])/60/12" office:value-type="float" office:value="40.0520978199306">
            <text:p>40.05</text:p>
          </table:table-cell>
          <table:table-cell table:formula="oooc:=[.H32]+([.$C$2]*[.E32]/100-[.F32])/60/12" office:value-type="float" office:value="40.0234831308">
            <text:p>40.02</text:p>
          </table:table-cell>
          <table:table-cell table:number-columns-repeated="30"/>
        </table:table-row>
        <table:table-row table:style-name="ro1">
          <table:table-cell table:formula="oooc:=[.A35]-0.000694444444444444" office:value-type="time" office:time-value="PT07H38M00S">
            <text:p>07:38 AM</text:p>
          </table:table-cell>
          <table:table-cell office:value-type="float" office:value="4.54567">
            <text:p>4.55</text:p>
          </table:table-cell>
          <table:table-cell office:value-type="float" office:value="8.95903">
            <text:p>8.96</text:p>
          </table:table-cell>
          <table:table-cell office:value-type="float" office:value="0.303805">
            <text:p>0.3</text:p>
          </table:table-cell>
          <table:table-cell table:formula="oooc:=[.D34]*12/125*100" office:value-type="float" office:value="2.916528">
            <text:p>2.92</text:p>
          </table:table-cell>
          <table:table-cell office:value-type="float" office:value="0">
            <text:p>0</text:p>
          </table:table-cell>
          <table:table-cell table:formula="oooc:=[.G33]+([.$C$2]*[.B33]/100-[.F33])/60/12" office:value-type="float" office:value="40.0593497296528">
            <text:p>40.06</text:p>
          </table:table-cell>
          <table:table-cell table:formula="oooc:=[.H33]+([.$C$2]*[.E33]/100-[.F33])/60/12" office:value-type="float" office:value="40.0280538808">
            <text:p>40.03</text:p>
          </table:table-cell>
          <table:table-cell table:number-columns-repeated="30"/>
        </table:table-row>
        <table:table-row table:style-name="ro1">
          <table:table-cell table:formula="oooc:=[.A36]-0.000694444444444444" office:value-type="time" office:time-value="PT07H39M00S">
            <text:p>07:39 AM</text:p>
          </table:table-cell>
          <table:table-cell office:value-type="float" office:value="4.92611">
            <text:p>4.93</text:p>
          </table:table-cell>
          <table:table-cell office:value-type="float" office:value="9.64537">
            <text:p>9.65</text:p>
          </table:table-cell>
          <table:table-cell office:value-type="float" office:value="0.334316">
            <text:p>0.33</text:p>
          </table:table-cell>
          <table:table-cell table:formula="oooc:=[.D35]*12/125*100" office:value-type="float" office:value="3.2094336">
            <text:p>3.21</text:p>
          </table:table-cell>
          <table:table-cell office:value-type="float" office:value="0">
            <text:p>0</text:p>
          </table:table-cell>
          <table:table-cell table:formula="oooc:=[.G34]+([.$C$2]*[.B34]/100-[.F34])/60/12" office:value-type="float" office:value="40.0672415178472">
            <text:p>40.07</text:p>
          </table:table-cell>
          <table:table-cell table:formula="oooc:=[.H34]+([.$C$2]*[.E34]/100-[.F34])/60/12" office:value-type="float" office:value="40.0331172974666">
            <text:p>40.03</text:p>
          </table:table-cell>
          <table:table-cell table:number-columns-repeated="30"/>
        </table:table-row>
        <table:table-row table:style-name="ro1">
          <table:table-cell table:formula="oooc:=[.A37]-0.000694444444444444" office:value-type="time" office:time-value="PT07H40M00S">
            <text:p>07:40 AM</text:p>
          </table:table-cell>
          <table:table-cell office:value-type="float" office:value="5.31768">
            <text:p>5.32</text:p>
          </table:table-cell>
          <table:table-cell office:value-type="float" office:value="10.3446">
            <text:p>10.34</text:p>
          </table:table-cell>
          <table:table-cell office:value-type="float" office:value="0.36572">
            <text:p>0.37</text:p>
          </table:table-cell>
          <table:table-cell table:formula="oooc:=[.D36]*12/125*100" office:value-type="float" office:value="3.510912">
            <text:p>3.51</text:p>
          </table:table-cell>
          <table:table-cell office:value-type="float" office:value="0">
            <text:p>0</text:p>
          </table:table-cell>
          <table:table-cell table:formula="oooc:=[.G35]+([.$C$2]*[.B35]/100-[.F35])/60/12" office:value-type="float" office:value="40.0757937921528">
            <text:p>40.08</text:p>
          </table:table-cell>
          <table:table-cell table:formula="oooc:=[.H35]+([.$C$2]*[.E35]/100-[.F35])/60/12" office:value-type="float" office:value="40.0386892308">
            <text:p>40.04</text:p>
          </table:table-cell>
          <table:table-cell table:number-columns-repeated="30"/>
        </table:table-row>
        <table:table-row table:style-name="ro1">
          <table:table-cell table:formula="oooc:=[.A38]-0.000694444444444444" office:value-type="time" office:time-value="PT07H41M00S">
            <text:p>07:41 AM</text:p>
          </table:table-cell>
          <table:table-cell office:value-type="float" office:value="5.71969">
            <text:p>5.72</text:p>
          </table:table-cell>
          <table:table-cell office:value-type="float" office:value="11.0551">
            <text:p>11.06</text:p>
          </table:table-cell>
          <table:table-cell office:value-type="float" office:value="0.397961">
            <text:p>0.4</text:p>
          </table:table-cell>
          <table:table-cell table:formula="oooc:=[.D37]*12/125*100" office:value-type="float" office:value="3.8204256">
            <text:p>3.82</text:p>
          </table:table-cell>
          <table:table-cell office:value-type="float" office:value="0">
            <text:p>0</text:p>
          </table:table-cell>
          <table:table-cell table:formula="oooc:=[.G36]+([.$C$2]*[.B36]/100-[.F36])/60/12" office:value-type="float" office:value="40.0850258754861">
            <text:p>40.09</text:p>
          </table:table-cell>
          <table:table-cell table:formula="oooc:=[.H36]+([.$C$2]*[.E36]/100-[.F36])/60/12" office:value-type="float" office:value="40.0447845641333">
            <text:p>40.04</text:p>
          </table:table-cell>
          <table:table-cell table:number-columns-repeated="30"/>
        </table:table-row>
        <table:table-row table:style-name="ro1">
          <table:table-cell table:formula="oooc:=[.A39]-0.000694444444444444" office:value-type="time" office:time-value="PT07H42M00S">
            <text:p>07:42 AM</text:p>
          </table:table-cell>
          <table:table-cell office:value-type="float" office:value="6.13143">
            <text:p>6.13</text:p>
          </table:table-cell>
          <table:table-cell office:value-type="float" office:value="11.7754">
            <text:p>11.78</text:p>
          </table:table-cell>
          <table:table-cell office:value-type="float" office:value="0.430983">
            <text:p>0.43</text:p>
          </table:table-cell>
          <table:table-cell table:formula="oooc:=[.D38]*12/125*100" office:value-type="float" office:value="4.1374368">
            <text:p>4.14</text:p>
          </table:table-cell>
          <table:table-cell office:value-type="float" office:value="0">
            <text:p>0</text:p>
          </table:table-cell>
          <table:table-cell table:formula="oooc:=[.G37]+([.$C$2]*[.B37]/100-[.F37])/60/12" office:value-type="float" office:value="40.0949558928472">
            <text:p>40.09</text:p>
          </table:table-cell>
          <table:table-cell table:formula="oooc:=[.H37]+([.$C$2]*[.E37]/100-[.F37])/60/12" office:value-type="float" office:value="40.0514172474667">
            <text:p>40.05</text:p>
          </table:table-cell>
          <table:table-cell table:number-columns-repeated="30"/>
        </table:table-row>
        <table:table-row table:style-name="ro1">
          <table:table-cell table:formula="oooc:=[.A40]-0.000694444444444444" office:value-type="time" office:time-value="PT07H43M00S">
            <text:p>07:43 AM</text:p>
          </table:table-cell>
          <table:table-cell office:value-type="float" office:value="6.55224">
            <text:p>6.55</text:p>
          </table:table-cell>
          <table:table-cell office:value-type="float" office:value="12.5041">
            <text:p>12.5</text:p>
          </table:table-cell>
          <table:table-cell office:value-type="float" office:value="0.464731">
            <text:p>0.46</text:p>
          </table:table-cell>
          <table:table-cell table:formula="oooc:=[.D39]*12/125*100" office:value-type="float" office:value="4.4614176">
            <text:p>4.46</text:p>
          </table:table-cell>
          <table:table-cell office:value-type="float" office:value="0">
            <text:p>0</text:p>
          </table:table-cell>
          <table:table-cell table:formula="oooc:=[.G38]+([.$C$2]*[.B38]/100-[.F38])/60/12" office:value-type="float" office:value="40.1056007365972">
            <text:p>40.11</text:p>
          </table:table-cell>
          <table:table-cell table:formula="oooc:=[.H38]+([.$C$2]*[.E38]/100-[.F38])/60/12" office:value-type="float" office:value="40.0586002974667">
            <text:p>40.06</text:p>
          </table:table-cell>
          <table:table-cell table:number-columns-repeated="30"/>
        </table:table-row>
        <table:table-row table:style-name="ro1">
          <table:table-cell table:formula="oooc:=[.A41]-0.000694444444444444" office:value-type="time" office:time-value="PT07H44M00S">
            <text:p>07:44 AM</text:p>
          </table:table-cell>
          <table:table-cell office:value-type="float" office:value="6.98147">
            <text:p>6.98</text:p>
          </table:table-cell>
          <table:table-cell office:value-type="float" office:value="13.2397">
            <text:p>13.24</text:p>
          </table:table-cell>
          <table:table-cell office:value-type="float" office:value="0.499155">
            <text:p>0.5</text:p>
          </table:table-cell>
          <table:table-cell table:formula="oooc:=[.D40]*12/125*100" office:value-type="float" office:value="4.791888">
            <text:p>4.79</text:p>
          </table:table-cell>
          <table:table-cell office:value-type="float" office:value="0">
            <text:p>0</text:p>
          </table:table-cell>
          <table:table-cell table:formula="oooc:=[.G39]+([.$C$2]*[.B39]/100-[.F39])/60/12" office:value-type="float" office:value="40.1169761532639">
            <text:p>40.12</text:p>
          </table:table-cell>
          <table:table-cell table:formula="oooc:=[.H39]+([.$C$2]*[.E39]/100-[.F39])/60/12" office:value-type="float" office:value="40.0663458141333">
            <text:p>40.07</text:p>
          </table:table-cell>
          <table:table-cell table:number-columns-repeated="30"/>
        </table:table-row>
        <table:table-row table:style-name="ro1">
          <table:table-cell table:formula="oooc:=[.A42]-0.000694444444444444" office:value-type="time" office:time-value="PT07H45M00S">
            <text:p>07:45 AM</text:p>
          </table:table-cell>
          <table:table-cell office:value-type="float" office:value="7.41849">
            <text:p>7.42</text:p>
          </table:table-cell>
          <table:table-cell office:value-type="float" office:value="13.9811">
            <text:p>13.98</text:p>
          </table:table-cell>
          <table:table-cell office:value-type="float" office:value="0.534204">
            <text:p>0.53</text:p>
          </table:table-cell>
          <table:table-cell table:formula="oooc:=[.D41]*12/125*100" office:value-type="float" office:value="5.1283584">
            <text:p>5.13</text:p>
          </table:table-cell>
          <table:table-cell office:value-type="float" office:value="0">
            <text:p>0</text:p>
          </table:table-cell>
          <table:table-cell table:formula="oooc:=[.G40]+([.$C$2]*[.B40]/100-[.F40])/60/12" office:value-type="float" office:value="40.1290967609028">
            <text:p>40.13</text:p>
          </table:table-cell>
          <table:table-cell table:formula="oooc:=[.H40]+([.$C$2]*[.E40]/100-[.F40])/60/12" office:value-type="float" office:value="40.0746650641333">
            <text:p>40.07</text:p>
          </table:table-cell>
          <table:table-cell table:number-columns-repeated="30"/>
        </table:table-row>
        <table:table-row table:style-name="ro1">
          <table:table-cell table:formula="oooc:=[.A43]-0.000694444444444444" office:value-type="time" office:time-value="PT07H46M00S">
            <text:p>07:46 AM</text:p>
          </table:table-cell>
          <table:table-cell office:value-type="float" office:value="7.8627">
            <text:p>7.86</text:p>
          </table:table-cell>
          <table:table-cell office:value-type="float" office:value="14.7269">
            <text:p>14.73</text:p>
          </table:table-cell>
          <table:table-cell office:value-type="float" office:value="0.56983">
            <text:p>0.57</text:p>
          </table:table-cell>
          <table:table-cell table:formula="oooc:=[.D42]*12/125*100" office:value-type="float" office:value="5.470368">
            <text:p>5.47</text:p>
          </table:table-cell>
          <table:table-cell office:value-type="float" office:value="0">
            <text:p>0</text:p>
          </table:table-cell>
          <table:table-cell table:formula="oooc:=[.G41]+([.$C$2]*[.B41]/100-[.F41])/60/12" office:value-type="float" office:value="40.1419760838194">
            <text:p>40.14</text:p>
          </table:table-cell>
          <table:table-cell table:formula="oooc:=[.H41]+([.$C$2]*[.E41]/100-[.F41])/60/12" office:value-type="float" office:value="40.0835684641333">
            <text:p>40.08</text:p>
          </table:table-cell>
          <table:table-cell table:number-columns-repeated="30"/>
        </table:table-row>
        <table:table-row table:style-name="ro1">
          <table:table-cell table:formula="oooc:=[.A44]-0.000694444444444444" office:value-type="time" office:time-value="PT07H47M00S">
            <text:p>07:47 AM</text:p>
          </table:table-cell>
          <table:table-cell office:value-type="float" office:value="8.31354">
            <text:p>8.31</text:p>
          </table:table-cell>
          <table:table-cell office:value-type="float" office:value="15.4762">
            <text:p>15.48</text:p>
          </table:table-cell>
          <table:table-cell office:value-type="float" office:value="0.605988">
            <text:p>0.61</text:p>
          </table:table-cell>
          <table:table-cell table:formula="oooc:=[.D43]*12/125*100" office:value-type="float" office:value="5.8174848">
            <text:p>5.82</text:p>
          </table:table-cell>
          <table:table-cell office:value-type="float" office:value="0">
            <text:p>0</text:p>
          </table:table-cell>
          <table:table-cell table:formula="oooc:=[.G42]+([.$C$2]*[.B42]/100-[.F42])/60/12" office:value-type="float" office:value="40.1556266046528">
            <text:p>40.16</text:p>
          </table:table-cell>
          <table:table-cell table:formula="oooc:=[.H42]+([.$C$2]*[.E42]/100-[.F42])/60/12" office:value-type="float" office:value="40.0930656308">
            <text:p>40.09</text:p>
          </table:table-cell>
          <table:table-cell table:number-columns-repeated="30"/>
        </table:table-row>
        <table:table-row table:style-name="ro1">
          <table:table-cell table:formula="oooc:=[.A45]-0.000694444444444444" office:value-type="time" office:time-value="PT07H48M00S">
            <text:p>07:48 AM</text:p>
          </table:table-cell>
          <table:table-cell office:value-type="float" office:value="8.77046">
            <text:p>8.77</text:p>
          </table:table-cell>
          <table:table-cell office:value-type="float" office:value="16.2278">
            <text:p>16.23</text:p>
          </table:table-cell>
          <table:table-cell office:value-type="float" office:value="0.642633">
            <text:p>0.64</text:p>
          </table:table-cell>
          <table:table-cell table:formula="oooc:=[.D44]*12/125*100" office:value-type="float" office:value="6.1692768">
            <text:p>6.17</text:p>
          </table:table-cell>
          <table:table-cell office:value-type="float" office:value="0">
            <text:p>0</text:p>
          </table:table-cell>
          <table:table-cell table:formula="oooc:=[.G43]+([.$C$2]*[.B43]/100-[.F43])/60/12" office:value-type="float" office:value="40.1700598338194">
            <text:p>40.17</text:p>
          </table:table-cell>
          <table:table-cell table:formula="oooc:=[.H43]+([.$C$2]*[.E43]/100-[.F43])/60/12" office:value-type="float" office:value="40.1031654308">
            <text:p>40.1</text:p>
          </table:table-cell>
          <table:table-cell table:number-columns-repeated="30"/>
        </table:table-row>
        <table:table-row table:style-name="ro1">
          <table:table-cell table:formula="oooc:=[.A46]-0.000694444444444444" office:value-type="time" office:time-value="PT07H49M00S">
            <text:p>07:49 AM</text:p>
          </table:table-cell>
          <table:table-cell office:value-type="float" office:value="9.23294">
            <text:p>9.23</text:p>
          </table:table-cell>
          <table:table-cell office:value-type="float" office:value="16.9808">
            <text:p>16.98</text:p>
          </table:table-cell>
          <table:table-cell office:value-type="float" office:value="0.679723">
            <text:p>0.68</text:p>
          </table:table-cell>
          <table:table-cell table:formula="oooc:=[.D45]*12/125*100" office:value-type="float" office:value="6.5253408">
            <text:p>6.53</text:p>
          </table:table-cell>
          <table:table-cell office:value-type="float" office:value="0">
            <text:p>0</text:p>
          </table:table-cell>
          <table:table-cell table:formula="oooc:=[.G44]+([.$C$2]*[.B44]/100-[.F44])/60/12" office:value-type="float" office:value="40.185286326875">
            <text:p>40.19</text:p>
          </table:table-cell>
          <table:table-cell table:formula="oooc:=[.H44]+([.$C$2]*[.E44]/100-[.F44])/60/12" office:value-type="float" office:value="40.1138759808">
            <text:p>40.11</text:p>
          </table:table-cell>
          <table:table-cell table:number-columns-repeated="30"/>
        </table:table-row>
        <table:table-row table:style-name="ro1">
          <table:table-cell table:formula="oooc:=[.A47]-0.000694444444444444" office:value-type="time" office:time-value="PT07H50M00S">
            <text:p>07:50 AM</text:p>
          </table:table-cell>
          <table:table-cell office:value-type="float" office:value="9.70049">
            <text:p>9.7</text:p>
          </table:table-cell>
          <table:table-cell office:value-type="float" office:value="17.7344">
            <text:p>17.73</text:p>
          </table:table-cell>
          <table:table-cell office:value-type="float" office:value="0.717221">
            <text:p>0.72</text:p>
          </table:table-cell>
          <table:table-cell table:formula="oooc:=[.D46]*12/125*100" office:value-type="float" office:value="6.8853216">
            <text:p>6.89</text:p>
          </table:table-cell>
          <table:table-cell office:value-type="float" office:value="0">
            <text:p>0</text:p>
          </table:table-cell>
          <table:table-cell table:formula="oooc:=[.G45]+([.$C$2]*[.B45]/100-[.F45])/60/12" office:value-type="float" office:value="40.2013157365972">
            <text:p>40.2</text:p>
          </table:table-cell>
          <table:table-cell table:formula="oooc:=[.H45]+([.$C$2]*[.E45]/100-[.F45])/60/12" office:value-type="float" office:value="40.1252046974667">
            <text:p>40.13</text:p>
          </table:table-cell>
          <table:table-cell table:number-columns-repeated="30"/>
        </table:table-row>
        <table:table-row table:style-name="ro1">
          <table:table-cell table:formula="oooc:=[.A48]-0.000694444444444444" office:value-type="time" office:time-value="PT07H51M00S">
            <text:p>07:51 AM</text:p>
          </table:table-cell>
          <table:table-cell office:value-type="float" office:value="10.1726">
            <text:p>10.17</text:p>
          </table:table-cell>
          <table:table-cell office:value-type="float" office:value="18.4876">
            <text:p>18.49</text:p>
          </table:table-cell>
          <table:table-cell office:value-type="float" office:value="0.755088">
            <text:p>0.76</text:p>
          </table:table-cell>
          <table:table-cell table:formula="oooc:=[.D47]*12/125*100" office:value-type="float" office:value="7.2488448">
            <text:p>7.25</text:p>
          </table:table-cell>
          <table:table-cell office:value-type="float" office:value="0">
            <text:p>0</text:p>
          </table:table-cell>
          <table:table-cell table:formula="oooc:=[.G46]+([.$C$2]*[.B46]/100-[.F46])/60/12" office:value-type="float" office:value="40.2181568650694">
            <text:p>40.22</text:p>
          </table:table-cell>
          <table:table-cell table:formula="oooc:=[.H46]+([.$C$2]*[.E46]/100-[.F46])/60/12" office:value-type="float" office:value="40.1371583808">
            <text:p>40.14</text:p>
          </table:table-cell>
          <table:table-cell table:number-columns-repeated="30"/>
        </table:table-row>
        <table:table-row table:style-name="ro1">
          <table:table-cell table:formula="oooc:=[.A49]-0.000694444444444444" office:value-type="time" office:time-value="PT07H52M00S">
            <text:p>07:52 AM</text:p>
          </table:table-cell>
          <table:table-cell office:value-type="float" office:value="10.649">
            <text:p>10.65</text:p>
          </table:table-cell>
          <table:table-cell office:value-type="float" office:value="19.2398">
            <text:p>19.24</text:p>
          </table:table-cell>
          <table:table-cell office:value-type="float" office:value="0.793289">
            <text:p>0.79</text:p>
          </table:table-cell>
          <table:table-cell table:formula="oooc:=[.D48]*12/125*100" office:value-type="float" office:value="7.6155744">
            <text:p>7.62</text:p>
          </table:table-cell>
          <table:table-cell office:value-type="float" office:value="0">
            <text:p>0</text:p>
          </table:table-cell>
          <table:table-cell table:formula="oooc:=[.G47]+([.$C$2]*[.B47]/100-[.F47])/60/12" office:value-type="float" office:value="40.2358176289583">
            <text:p>40.24</text:p>
          </table:table-cell>
          <table:table-cell table:formula="oooc:=[.H47]+([.$C$2]*[.E47]/100-[.F47])/60/12" office:value-type="float" office:value="40.1497431808">
            <text:p>40.15</text:p>
          </table:table-cell>
          <table:table-cell table:number-columns-repeated="30"/>
        </table:table-row>
        <table:table-row table:style-name="ro1">
          <table:table-cell table:formula="oooc:=[.A50]-0.000694444444444444" office:value-type="time" office:time-value="PT07H53M00S">
            <text:p>07:53 AM</text:p>
          </table:table-cell>
          <table:table-cell office:value-type="float" office:value="11.129">
            <text:p>11.13</text:p>
          </table:table-cell>
          <table:table-cell office:value-type="float" office:value="19.9901">
            <text:p>19.99</text:p>
          </table:table-cell>
          <table:table-cell office:value-type="float" office:value="0.831791">
            <text:p>0.83</text:p>
          </table:table-cell>
          <table:table-cell table:formula="oooc:=[.D49]*12/125*100" office:value-type="float" office:value="7.9851936">
            <text:p>7.99</text:p>
          </table:table-cell>
          <table:table-cell office:value-type="float" office:value="0">
            <text:p>0</text:p>
          </table:table-cell>
          <table:table-cell table:formula="oooc:=[.G48]+([.$C$2]*[.B48]/100-[.F48])/60/12" office:value-type="float" office:value="40.2543054761806">
            <text:p>40.25</text:p>
          </table:table-cell>
          <table:table-cell table:formula="oooc:=[.H48]+([.$C$2]*[.E48]/100-[.F48])/60/12" office:value-type="float" office:value="40.1629646641333">
            <text:p>40.16</text:p>
          </table:table-cell>
          <table:table-cell table:number-columns-repeated="30"/>
        </table:table-row>
        <table:table-row table:style-name="ro1">
          <table:table-cell table:formula="oooc:=[.A51]-0.000694444444444444" office:value-type="time" office:time-value="PT07H54M00S">
            <text:p>07:54 AM</text:p>
          </table:table-cell>
          <table:table-cell office:value-type="float" office:value="11.6125">
            <text:p>11.61</text:p>
          </table:table-cell>
          <table:table-cell office:value-type="float" office:value="20.7381">
            <text:p>20.74</text:p>
          </table:table-cell>
          <table:table-cell office:value-type="float" office:value="0.870562">
            <text:p>0.87</text:p>
          </table:table-cell>
          <table:table-cell table:formula="oooc:=[.D50]*12/125*100" office:value-type="float" office:value="8.3573952">
            <text:p>8.36</text:p>
          </table:table-cell>
          <table:table-cell office:value-type="float" office:value="0">
            <text:p>0</text:p>
          </table:table-cell>
          <table:table-cell table:formula="oooc:=[.G49]+([.$C$2]*[.B49]/100-[.F49])/60/12" office:value-type="float" office:value="40.2736266567361">
            <text:p>40.27</text:p>
          </table:table-cell>
          <table:table-cell table:formula="oooc:=[.H49]+([.$C$2]*[.E49]/100-[.F49])/60/12" office:value-type="float" office:value="40.1768278474667">
            <text:p>40.18</text:p>
          </table:table-cell>
          <table:table-cell table:number-columns-repeated="30"/>
        </table:table-row>
        <table:table-row table:style-name="ro1">
          <table:table-cell table:formula="oooc:=[.A52]-0.000694444444444444" office:value-type="time" office:time-value="PT07H55M00S">
            <text:p>07:55 AM</text:p>
          </table:table-cell>
          <table:table-cell office:value-type="float" office:value="12.0989">
            <text:p>12.1</text:p>
          </table:table-cell>
          <table:table-cell office:value-type="float" office:value="21.4832">
            <text:p>21.48</text:p>
          </table:table-cell>
          <table:table-cell office:value-type="float" office:value="0.909574">
            <text:p>0.91</text:p>
          </table:table-cell>
          <table:table-cell table:formula="oooc:=[.D51]*12/125*100" office:value-type="float" office:value="8.7319104">
            <text:p>8.73</text:p>
          </table:table-cell>
          <table:table-cell office:value-type="float" office:value="0">
            <text:p>0</text:p>
          </table:table-cell>
          <table:table-cell table:formula="oooc:=[.G50]+([.$C$2]*[.B50]/100-[.F50])/60/12" office:value-type="float" office:value="40.2937872470139">
            <text:p>40.29</text:p>
          </table:table-cell>
          <table:table-cell table:formula="oooc:=[.H50]+([.$C$2]*[.E50]/100-[.F50])/60/12" office:value-type="float" office:value="40.1913372141333">
            <text:p>40.19</text:p>
          </table:table-cell>
          <table:table-cell table:number-columns-repeated="30"/>
        </table:table-row>
        <table:table-row table:style-name="ro1">
          <table:table-cell table:formula="oooc:=[.A53]-0.000694444444444444" office:value-type="time" office:time-value="PT07H56M00S">
            <text:p>07:56 AM</text:p>
          </table:table-cell>
          <table:table-cell office:value-type="float" office:value="12.588">
            <text:p>12.59</text:p>
          </table:table-cell>
          <table:table-cell office:value-type="float" office:value="22.2247">
            <text:p>22.22</text:p>
          </table:table-cell>
          <table:table-cell office:value-type="float" office:value="0.948798">
            <text:p>0.95</text:p>
          </table:table-cell>
          <table:table-cell table:formula="oooc:=[.D52]*12/125*100" office:value-type="float" office:value="9.1084608">
            <text:p>9.11</text:p>
          </table:table-cell>
          <table:table-cell office:value-type="float" office:value="0">
            <text:p>0</text:p>
          </table:table-cell>
          <table:table-cell table:formula="oooc:=[.G51]+([.$C$2]*[.B51]/100-[.F51])/60/12" office:value-type="float" office:value="40.3147922817361">
            <text:p>40.31</text:p>
          </table:table-cell>
          <table:table-cell table:formula="oooc:=[.H51]+([.$C$2]*[.E51]/100-[.F51])/60/12" office:value-type="float" office:value="40.2064967808">
            <text:p>40.21</text:p>
          </table:table-cell>
          <table:table-cell table:number-columns-repeated="30"/>
        </table:table-row>
        <table:table-row table:style-name="ro1">
          <table:table-cell table:formula="oooc:=[.A54]-0.000694444444444444" office:value-type="time" office:time-value="PT07H57M00S">
            <text:p>07:57 AM</text:p>
          </table:table-cell>
          <table:table-cell office:value-type="float" office:value="13.0794">
            <text:p>13.08</text:p>
          </table:table-cell>
          <table:table-cell office:value-type="float" office:value="22.9622">
            <text:p>22.96</text:p>
          </table:table-cell>
          <table:table-cell office:value-type="float" office:value="0.988208">
            <text:p>0.99</text:p>
          </table:table-cell>
          <table:table-cell table:formula="oooc:=[.D53]*12/125*100" office:value-type="float" office:value="9.4867968">
            <text:p>9.49</text:p>
          </table:table-cell>
          <table:table-cell office:value-type="float" office:value="0">
            <text:p>0</text:p>
          </table:table-cell>
          <table:table-cell table:formula="oooc:=[.G52]+([.$C$2]*[.B52]/100-[.F52])/60/12" office:value-type="float" office:value="40.3366464484028">
            <text:p>40.34</text:p>
          </table:table-cell>
          <table:table-cell table:formula="oooc:=[.H52]+([.$C$2]*[.E52]/100-[.F52])/60/12" office:value-type="float" office:value="40.2223100808">
            <text:p>40.22</text:p>
          </table:table-cell>
          <table:table-cell table:number-columns-repeated="30"/>
        </table:table-row>
        <table:table-row table:style-name="ro1">
          <table:table-cell table:formula="oooc:=[.A55]-0.000694444444444444" office:value-type="time" office:time-value="PT07H58M00S">
            <text:p>07:58 AM</text:p>
          </table:table-cell>
          <table:table-cell office:value-type="float" office:value="13.5728">
            <text:p>13.57</text:p>
          </table:table-cell>
          <table:table-cell office:value-type="float" office:value="23.6953">
            <text:p>23.7</text:p>
          </table:table-cell>
          <table:table-cell office:value-type="float" office:value="1.02778">
            <text:p>1.03</text:p>
          </table:table-cell>
          <table:table-cell table:formula="oooc:=[.D54]*12/125*100" office:value-type="float" office:value="9.866688">
            <text:p>9.87</text:p>
          </table:table-cell>
          <table:table-cell office:value-type="float" office:value="0">
            <text:p>0</text:p>
          </table:table-cell>
          <table:table-cell table:formula="oooc:=[.G53]+([.$C$2]*[.B53]/100-[.F53])/60/12" office:value-type="float" office:value="40.3593537400695">
            <text:p>40.36</text:p>
          </table:table-cell>
          <table:table-cell table:formula="oooc:=[.H53]+([.$C$2]*[.E53]/100-[.F53])/60/12" office:value-type="float" office:value="40.2387802141333">
            <text:p>40.24</text:p>
          </table:table-cell>
          <table:table-cell table:number-columns-repeated="30"/>
        </table:table-row>
        <table:table-row table:style-name="ro1">
          <table:table-cell table:formula="oooc:=[.A56]-0.000694444444444444" office:value-type="time" office:time-value="PT07H59M00S">
            <text:p>07:59 AM</text:p>
          </table:table-cell>
          <table:table-cell office:value-type="float" office:value="14.0679">
            <text:p>14.07</text:p>
          </table:table-cell>
          <table:table-cell office:value-type="float" office:value="24.4236">
            <text:p>24.42</text:p>
          </table:table-cell>
          <table:table-cell office:value-type="float" office:value="1.06749">
            <text:p>1.07</text:p>
          </table:table-cell>
          <table:table-cell table:formula="oooc:=[.D55]*12/125*100" office:value-type="float" office:value="10.247904">
            <text:p>10.25</text:p>
          </table:table-cell>
          <table:table-cell office:value-type="float" office:value="0">
            <text:p>0</text:p>
          </table:table-cell>
          <table:table-cell table:formula="oooc:=[.G54]+([.$C$2]*[.B54]/100-[.F54])/60/12" office:value-type="float" office:value="40.3829176289583">
            <text:p>40.38</text:p>
          </table:table-cell>
          <table:table-cell table:formula="oooc:=[.H54]+([.$C$2]*[.E54]/100-[.F54])/60/12" office:value-type="float" office:value="40.2559098808">
            <text:p>40.26</text:p>
          </table:table-cell>
          <table:table-cell table:number-columns-repeated="30"/>
        </table:table-row>
        <table:table-row table:style-name="ro1">
          <table:table-cell table:formula="oooc:=[.A57]-0.000694444444444444" office:value-type="time" office:time-value="PT08H00M00S">
            <text:p>08:00 AM</text:p>
          </table:table-cell>
          <table:table-cell office:value-type="float" office:value="14.5645">
            <text:p>14.56</text:p>
          </table:table-cell>
          <table:table-cell office:value-type="float" office:value="25.1467">
            <text:p>25.15</text:p>
          </table:table-cell>
          <table:table-cell office:value-type="float" office:value="1.10732">
            <text:p>1.11</text:p>
          </table:table-cell>
          <table:table-cell table:formula="oooc:=[.D56]*12/125*100" office:value-type="float" office:value="10.630272">
            <text:p>10.63</text:p>
          </table:table-cell>
          <table:table-cell office:value-type="float" office:value="0">
            <text:p>0</text:p>
          </table:table-cell>
          <table:table-cell table:formula="oooc:=[.G55]+([.$C$2]*[.B55]/100-[.F55])/60/12" office:value-type="float" office:value="40.4073410664583">
            <text:p>40.41</text:p>
          </table:table-cell>
          <table:table-cell table:formula="oooc:=[.H55]+([.$C$2]*[.E55]/100-[.F55])/60/12" office:value-type="float" office:value="40.2737013808">
            <text:p>40.27</text:p>
          </table:table-cell>
          <table:table-cell table:number-columns-repeated="30"/>
        </table:table-row>
        <table:table-row table:style-name="ro1">
          <table:table-cell table:formula="oooc:=[.A58]-0.000694444444444444" office:value-type="time" office:time-value="PT08H01M00S">
            <text:p>08:01 AM</text:p>
          </table:table-cell>
          <table:table-cell office:value-type="float" office:value="15.0623">
            <text:p>15.06</text:p>
          </table:table-cell>
          <table:table-cell office:value-type="float" office:value="25.8644">
            <text:p>25.86</text:p>
          </table:table-cell>
          <table:table-cell office:value-type="float" office:value="1.14724">
            <text:p>1.15</text:p>
          </table:table-cell>
          <table:table-cell table:formula="oooc:=[.D57]*12/125*100" office:value-type="float" office:value="11.013504">
            <text:p>11.01</text:p>
          </table:table-cell>
          <table:table-cell office:value-type="float" office:value="0">
            <text:p>0</text:p>
          </table:table-cell>
          <table:table-cell table:formula="oooc:=[.G56]+([.$C$2]*[.B56]/100-[.F56])/60/12" office:value-type="float" office:value="40.4326266567361">
            <text:p>40.43</text:p>
          </table:table-cell>
          <table:table-cell table:formula="oooc:=[.H56]+([.$C$2]*[.E56]/100-[.F56])/60/12" office:value-type="float" office:value="40.2921567141333">
            <text:p>40.29</text:p>
          </table:table-cell>
          <table:table-cell table:number-columns-repeated="30"/>
        </table:table-row>
        <table:table-row table:style-name="ro1">
          <table:table-cell table:formula="oooc:=[.A59]-0.000694444444444444" office:value-type="time" office:time-value="PT08H02M00S">
            <text:p>08:02 AM</text:p>
          </table:table-cell>
          <table:table-cell office:value-type="float" office:value="15.5611">
            <text:p>15.56</text:p>
          </table:table-cell>
          <table:table-cell office:value-type="float" office:value="26.5763">
            <text:p>26.58</text:p>
          </table:table-cell>
          <table:table-cell office:value-type="float" office:value="1.18724">
            <text:p>1.19</text:p>
          </table:table-cell>
          <table:table-cell table:formula="oooc:=[.D58]*12/125*100" office:value-type="float" office:value="11.397504">
            <text:p>11.4</text:p>
          </table:table-cell>
          <table:table-cell office:value-type="float" office:value="0">
            <text:p>0</text:p>
          </table:table-cell>
          <table:table-cell table:formula="oooc:=[.G57]+([.$C$2]*[.B57]/100-[.F57])/60/12" office:value-type="float" office:value="40.458776483125">
            <text:p>40.46</text:p>
          </table:table-cell>
          <table:table-cell table:formula="oooc:=[.H57]+([.$C$2]*[.E57]/100-[.F57])/60/12" office:value-type="float" office:value="40.3112773808">
            <text:p>40.31</text:p>
          </table:table-cell>
          <table:table-cell table:number-columns-repeated="30"/>
        </table:table-row>
        <table:table-row table:style-name="ro1">
          <table:table-cell table:formula="oooc:=[.A60]-0.000694444444444444" office:value-type="time" office:time-value="PT08H03M00S">
            <text:p>08:03 AM</text:p>
          </table:table-cell>
          <table:table-cell office:value-type="float" office:value="16.0607">
            <text:p>16.06</text:p>
          </table:table-cell>
          <table:table-cell office:value-type="float" office:value="27.2822">
            <text:p>27.28</text:p>
          </table:table-cell>
          <table:table-cell office:value-type="float" office:value="1.22731">
            <text:p>1.23</text:p>
          </table:table-cell>
          <table:table-cell table:formula="oooc:=[.D59]*12/125*100" office:value-type="float" office:value="11.782176">
            <text:p>11.78</text:p>
          </table:table-cell>
          <table:table-cell office:value-type="float" office:value="0">
            <text:p>0</text:p>
          </table:table-cell>
          <table:table-cell table:formula="oooc:=[.G58]+([.$C$2]*[.B58]/100-[.F58])/60/12" office:value-type="float" office:value="40.4857922817361">
            <text:p>40.49</text:p>
          </table:table-cell>
          <table:table-cell table:formula="oooc:=[.H58]+([.$C$2]*[.E58]/100-[.F58])/60/12" office:value-type="float" office:value="40.3310647141333">
            <text:p>40.33</text:p>
          </table:table-cell>
          <table:table-cell table:number-columns-repeated="30"/>
        </table:table-row>
        <table:table-row table:style-name="ro1">
          <table:table-cell table:formula="oooc:=[.A61]-0.000694444444444444" office:value-type="time" office:time-value="PT08H04M00S">
            <text:p>08:04 AM</text:p>
          </table:table-cell>
          <table:table-cell office:value-type="float" office:value="16.5608">
            <text:p>16.56</text:p>
          </table:table-cell>
          <table:table-cell office:value-type="float" office:value="27.9819">
            <text:p>27.98</text:p>
          </table:table-cell>
          <table:table-cell office:value-type="float" office:value="1.26742">
            <text:p>1.27</text:p>
          </table:table-cell>
          <table:table-cell table:formula="oooc:=[.D60]*12/125*100" office:value-type="float" office:value="12.167232">
            <text:p>12.17</text:p>
          </table:table-cell>
          <table:table-cell office:value-type="float" office:value="0">
            <text:p>0</text:p>
          </table:table-cell>
          <table:table-cell table:formula="oooc:=[.G59]+([.$C$2]*[.B59]/100-[.F59])/60/12" office:value-type="float" office:value="40.5136754414583">
            <text:p>40.51</text:p>
          </table:table-cell>
          <table:table-cell table:formula="oooc:=[.H59]+([.$C$2]*[.E59]/100-[.F59])/60/12" office:value-type="float" office:value="40.3515198808">
            <text:p>40.35</text:p>
          </table:table-cell>
          <table:table-cell table:number-columns-repeated="30"/>
        </table:table-row>
        <table:table-row table:style-name="ro1">
          <table:table-cell table:formula="oooc:=[.A62]-0.000694444444444444" office:value-type="time" office:time-value="PT08H05M00S">
            <text:p>08:05 AM</text:p>
          </table:table-cell>
          <table:table-cell office:value-type="float" office:value="17.0612">
            <text:p>17.06</text:p>
          </table:table-cell>
          <table:table-cell office:value-type="float" office:value="28.6752">
            <text:p>28.68</text:p>
          </table:table-cell>
          <table:table-cell office:value-type="float" office:value="1.30755">
            <text:p>1.31</text:p>
          </table:table-cell>
          <table:table-cell table:formula="oooc:=[.D61]*12/125*100" office:value-type="float" office:value="12.55248">
            <text:p>12.55</text:p>
          </table:table-cell>
          <table:table-cell office:value-type="float" office:value="0">
            <text:p>0</text:p>
          </table:table-cell>
          <table:table-cell table:formula="oooc:=[.G60]+([.$C$2]*[.B60]/100-[.F60])/60/12" office:value-type="float" office:value="40.5424268303472">
            <text:p>40.54</text:p>
          </table:table-cell>
          <table:table-cell table:formula="oooc:=[.H60]+([.$C$2]*[.E60]/100-[.F60])/60/12" office:value-type="float" office:value="40.3726435474667">
            <text:p>40.37</text:p>
          </table:table-cell>
          <table:table-cell table:number-columns-repeated="30"/>
        </table:table-row>
        <table:table-row table:style-name="ro1">
          <table:table-cell table:formula="oooc:=[.A63]-0.000694444444444444" office:value-type="time" office:time-value="PT08H06M00S">
            <text:p>08:06 AM</text:p>
          </table:table-cell>
          <table:table-cell office:value-type="float" office:value="17.5618">
            <text:p>17.56</text:p>
          </table:table-cell>
          <table:table-cell office:value-type="float" office:value="29.3619">
            <text:p>29.36</text:p>
          </table:table-cell>
          <table:table-cell office:value-type="float" office:value="1.3477">
            <text:p>1.35</text:p>
          </table:table-cell>
          <table:table-cell table:formula="oooc:=[.D62]*12/125*100" office:value-type="float" office:value="12.93792">
            <text:p>12.94</text:p>
          </table:table-cell>
          <table:table-cell office:value-type="float" office:value="0">
            <text:p>0</text:p>
          </table:table-cell>
          <table:table-cell table:formula="oooc:=[.G61]+([.$C$2]*[.B61]/100-[.F61])/60/12" office:value-type="float" office:value="40.5720469692361">
            <text:p>40.57</text:p>
          </table:table-cell>
          <table:table-cell table:formula="oooc:=[.H61]+([.$C$2]*[.E61]/100-[.F61])/60/12" office:value-type="float" office:value="40.3944360474667">
            <text:p>40.39</text:p>
          </table:table-cell>
          <table:table-cell table:number-columns-repeated="30"/>
        </table:table-row>
        <table:table-row table:style-name="ro1">
          <table:table-cell table:formula="oooc:=[.A64]-0.000694444444444444" office:value-type="time" office:time-value="PT08H07M00S">
            <text:p>08:07 AM</text:p>
          </table:table-cell>
          <table:table-cell office:value-type="float" office:value="18.0625">
            <text:p>18.06</text:p>
          </table:table-cell>
          <table:table-cell office:value-type="float" office:value="30.0418">
            <text:p>30.04</text:p>
          </table:table-cell>
          <table:table-cell office:value-type="float" office:value="1.38785">
            <text:p>1.39</text:p>
          </table:table-cell>
          <table:table-cell table:formula="oooc:=[.D63]*12/125*100" office:value-type="float" office:value="13.32336">
            <text:p>13.32</text:p>
          </table:table-cell>
          <table:table-cell office:value-type="float" office:value="0">
            <text:p>0</text:p>
          </table:table-cell>
          <table:table-cell table:formula="oooc:=[.G62]+([.$C$2]*[.B62]/100-[.F62])/60/12" office:value-type="float" office:value="40.6025362053472">
            <text:p>40.6</text:p>
          </table:table-cell>
          <table:table-cell table:formula="oooc:=[.H62]+([.$C$2]*[.E62]/100-[.F62])/60/12" office:value-type="float" office:value="40.4168977141333">
            <text:p>40.42</text:p>
          </table:table-cell>
          <table:table-cell table:number-columns-repeated="30"/>
        </table:table-row>
        <table:table-row table:style-name="ro1">
          <table:table-cell table:formula="oooc:=[.A65]-0.000694444444444444" office:value-type="time" office:time-value="PT08H08M00S">
            <text:p>08:08 AM</text:p>
          </table:table-cell>
          <table:table-cell office:value-type="float" office:value="18.5629">
            <text:p>18.56</text:p>
          </table:table-cell>
          <table:table-cell office:value-type="float" office:value="30.7149">
            <text:p>30.71</text:p>
          </table:table-cell>
          <table:table-cell office:value-type="float" office:value="1.42799">
            <text:p>1.43</text:p>
          </table:table-cell>
          <table:table-cell table:formula="oooc:=[.D64]*12/125*100" office:value-type="float" office:value="13.708704">
            <text:p>13.71</text:p>
          </table:table-cell>
          <table:table-cell office:value-type="float" office:value="0">
            <text:p>0</text:p>
          </table:table-cell>
          <table:table-cell table:formula="oooc:=[.G63]+([.$C$2]*[.B63]/100-[.F63])/60/12" office:value-type="float" office:value="40.6338947122917">
            <text:p>40.63</text:p>
          </table:table-cell>
          <table:table-cell table:formula="oooc:=[.H63]+([.$C$2]*[.E63]/100-[.F63])/60/12" office:value-type="float" office:value="40.4400285474667">
            <text:p>40.44</text:p>
          </table:table-cell>
          <table:table-cell table:number-columns-repeated="30"/>
        </table:table-row>
        <table:table-row table:style-name="ro1">
          <table:table-cell table:formula="oooc:=[.A66]-0.000694444444444444" office:value-type="time" office:time-value="PT08H09M00S">
            <text:p>08:09 AM</text:p>
          </table:table-cell>
          <table:table-cell office:value-type="float" office:value="19.0631">
            <text:p>19.06</text:p>
          </table:table-cell>
          <table:table-cell office:value-type="float" office:value="31.381">
            <text:p>31.38</text:p>
          </table:table-cell>
          <table:table-cell office:value-type="float" office:value="1.4681">
            <text:p>1.47</text:p>
          </table:table-cell>
          <table:table-cell table:formula="oooc:=[.D65]*12/125*100" office:value-type="float" office:value="14.09376">
            <text:p>14.09</text:p>
          </table:table-cell>
          <table:table-cell office:value-type="float" office:value="0">
            <text:p>0</text:p>
          </table:table-cell>
          <table:table-cell table:formula="oooc:=[.G64]+([.$C$2]*[.B64]/100-[.F64])/60/12" office:value-type="float" office:value="40.6661219692361">
            <text:p>40.67</text:p>
          </table:table-cell>
          <table:table-cell table:formula="oooc:=[.H64]+([.$C$2]*[.E64]/100-[.F64])/60/12" office:value-type="float" office:value="40.4638283808">
            <text:p>40.46</text:p>
          </table:table-cell>
          <table:table-cell table:number-columns-repeated="30"/>
        </table:table-row>
        <table:table-row table:style-name="ro1">
          <table:table-cell table:formula="oooc:=[.A67]-0.000694444444444444" office:value-type="time" office:time-value="PT08H10M00S">
            <text:p>08:10 AM</text:p>
          </table:table-cell>
          <table:table-cell office:value-type="float" office:value="19.5628">
            <text:p>19.56</text:p>
          </table:table-cell>
          <table:table-cell office:value-type="float" office:value="32.0401">
            <text:p>32.04</text:p>
          </table:table-cell>
          <table:table-cell office:value-type="float" office:value="1.50818">
            <text:p>1.51</text:p>
          </table:table-cell>
          <table:table-cell table:formula="oooc:=[.D66]*12/125*100" office:value-type="float" office:value="14.478528">
            <text:p>14.48</text:p>
          </table:table-cell>
          <table:table-cell office:value-type="float" office:value="0">
            <text:p>0</text:p>
          </table:table-cell>
          <table:table-cell table:formula="oooc:=[.G65]+([.$C$2]*[.B65]/100-[.F65])/60/12" office:value-type="float" office:value="40.6992176289583">
            <text:p>40.7</text:p>
          </table:table-cell>
          <table:table-cell table:formula="oooc:=[.H65]+([.$C$2]*[.E65]/100-[.F65])/60/12" office:value-type="float" office:value="40.4882967141333">
            <text:p>40.49</text:p>
          </table:table-cell>
          <table:table-cell table:number-columns-repeated="30"/>
        </table:table-row>
        <table:table-row table:style-name="ro1">
          <table:table-cell table:formula="oooc:=[.A68]-0.000694444444444444" office:value-type="time" office:time-value="PT08H11M00S">
            <text:p>08:11 AM</text:p>
          </table:table-cell>
          <table:table-cell office:value-type="float" office:value="20.062">
            <text:p>20.06</text:p>
          </table:table-cell>
          <table:table-cell office:value-type="float" office:value="32.692">
            <text:p>32.69</text:p>
          </table:table-cell>
          <table:table-cell office:value-type="float" office:value="1.54822">
            <text:p>1.55</text:p>
          </table:table-cell>
          <table:table-cell table:formula="oooc:=[.D67]*12/125*100" office:value-type="float" office:value="14.862912">
            <text:p>14.86</text:p>
          </table:table-cell>
          <table:table-cell office:value-type="float" office:value="0">
            <text:p>0</text:p>
          </table:table-cell>
          <table:table-cell table:formula="oooc:=[.G66]+([.$C$2]*[.B66]/100-[.F66])/60/12" office:value-type="float" office:value="40.7331808234028">
            <text:p>40.73</text:p>
          </table:table-cell>
          <table:table-cell table:formula="oooc:=[.H66]+([.$C$2]*[.E66]/100-[.F66])/60/12" office:value-type="float" office:value="40.5134330474667">
            <text:p>40.51</text:p>
          </table:table-cell>
          <table:table-cell table:number-columns-repeated="30"/>
        </table:table-row>
        <table:table-row table:style-name="ro1">
          <table:table-cell table:formula="oooc:=[.A69]-0.000694444444444444" office:value-type="time" office:time-value="PT08H12M00S">
            <text:p>08:12 AM</text:p>
          </table:table-cell>
          <table:table-cell office:value-type="float" office:value="20.5605">
            <text:p>20.56</text:p>
          </table:table-cell>
          <table:table-cell office:value-type="float" office:value="33.3368">
            <text:p>33.34</text:p>
          </table:table-cell>
          <table:table-cell office:value-type="float" office:value="1.58819">
            <text:p>1.59</text:p>
          </table:table-cell>
          <table:table-cell table:formula="oooc:=[.D68]*12/125*100" office:value-type="float" office:value="15.246624">
            <text:p>15.25</text:p>
          </table:table-cell>
          <table:table-cell office:value-type="float" office:value="0">
            <text:p>0</text:p>
          </table:table-cell>
          <table:table-cell table:formula="oooc:=[.G67]+([.$C$2]*[.B67]/100-[.F67])/60/12" office:value-type="float" office:value="40.7680106845139">
            <text:p>40.77</text:p>
          </table:table-cell>
          <table:table-cell table:formula="oooc:=[.H67]+([.$C$2]*[.E67]/100-[.F67])/60/12" office:value-type="float" office:value="40.5392367141333">
            <text:p>40.54</text:p>
          </table:table-cell>
          <table:table-cell table:number-columns-repeated="30"/>
        </table:table-row>
        <table:table-row table:style-name="ro1">
          <table:table-cell table:formula="oooc:=[.A70]-0.000694444444444444" office:value-type="time" office:time-value="PT08H13M00S">
            <text:p>08:13 AM</text:p>
          </table:table-cell>
          <table:table-cell office:value-type="float" office:value="21.0582">
            <text:p>21.06</text:p>
          </table:table-cell>
          <table:table-cell office:value-type="float" office:value="33.9743">
            <text:p>33.97</text:p>
          </table:table-cell>
          <table:table-cell office:value-type="float" office:value="1.62811">
            <text:p>1.63</text:p>
          </table:table-cell>
          <table:table-cell table:formula="oooc:=[.D69]*12/125*100" office:value-type="float" office:value="15.629856">
            <text:p>15.63</text:p>
          </table:table-cell>
          <table:table-cell office:value-type="float" office:value="0">
            <text:p>0</text:p>
          </table:table-cell>
          <table:table-cell table:formula="oooc:=[.G68]+([.$C$2]*[.B68]/100-[.F68])/60/12" office:value-type="float" office:value="40.8037059970139">
            <text:p>40.8</text:p>
          </table:table-cell>
          <table:table-cell table:formula="oooc:=[.H68]+([.$C$2]*[.E68]/100-[.F68])/60/12" office:value-type="float" office:value="40.5657065474667">
            <text:p>40.57</text:p>
          </table:table-cell>
          <table:table-cell table:number-columns-repeated="30"/>
        </table:table-row>
        <table:table-row table:style-name="ro1">
          <table:table-cell table:formula="oooc:=[.A71]-0.000694444444444444" office:value-type="time" office:time-value="PT08H14M00S">
            <text:p>08:14 AM</text:p>
          </table:table-cell>
          <table:table-cell office:value-type="float" office:value="21.555">
            <text:p>21.56</text:p>
          </table:table-cell>
          <table:table-cell office:value-type="float" office:value="34.6046">
            <text:p>34.6</text:p>
          </table:table-cell>
          <table:table-cell office:value-type="float" office:value="1.66795">
            <text:p>1.67</text:p>
          </table:table-cell>
          <table:table-cell table:formula="oooc:=[.D70]*12/125*100" office:value-type="float" office:value="16.01232">
            <text:p>16.01</text:p>
          </table:table-cell>
          <table:table-cell office:value-type="float" office:value="0">
            <text:p>0</text:p>
          </table:table-cell>
          <table:table-cell table:formula="oooc:=[.G69]+([.$C$2]*[.B69]/100-[.F69])/60/12" office:value-type="float" office:value="40.8402653720139">
            <text:p>40.84</text:p>
          </table:table-cell>
          <table:table-cell table:formula="oooc:=[.H69]+([.$C$2]*[.E69]/100-[.F69])/60/12" office:value-type="float" office:value="40.5928417141333">
            <text:p>40.59</text:p>
          </table:table-cell>
          <table:table-cell table:number-columns-repeated="30"/>
        </table:table-row>
        <table:table-row table:style-name="ro1">
          <table:table-cell table:formula="oooc:=[.A72]-0.000694444444444444" office:value-type="time" office:time-value="PT08H15M00S">
            <text:p>08:15 AM</text:p>
          </table:table-cell>
          <table:table-cell office:value-type="float" office:value="22.0508">
            <text:p>22.05</text:p>
          </table:table-cell>
          <table:table-cell office:value-type="float" office:value="35.2277">
            <text:p>35.23</text:p>
          </table:table-cell>
          <table:table-cell office:value-type="float" office:value="1.70772">
            <text:p>1.71</text:p>
          </table:table-cell>
          <table:table-cell table:formula="oooc:=[.D71]*12/125*100" office:value-type="float" office:value="16.394112">
            <text:p>16.39</text:p>
          </table:table-cell>
          <table:table-cell office:value-type="float" office:value="0">
            <text:p>0</text:p>
          </table:table-cell>
          <table:table-cell table:formula="oooc:=[.G70]+([.$C$2]*[.B70]/100-[.F70])/60/12" office:value-type="float" office:value="40.8776872470139">
            <text:p>40.88</text:p>
          </table:table-cell>
          <table:table-cell table:formula="oooc:=[.H70]+([.$C$2]*[.E70]/100-[.F70])/60/12" office:value-type="float" office:value="40.6206408808">
            <text:p>40.62</text:p>
          </table:table-cell>
          <table:table-cell table:number-columns-repeated="30"/>
        </table:table-row>
        <table:table-row table:style-name="ro1">
          <table:table-cell table:formula="oooc:=[.A73]-0.000694444444444444" office:value-type="time" office:time-value="PT08H16M00S">
            <text:p>08:16 AM</text:p>
          </table:table-cell>
          <table:table-cell office:value-type="float" office:value="22.5455">
            <text:p>22.55</text:p>
          </table:table-cell>
          <table:table-cell office:value-type="float" office:value="35.8434">
            <text:p>35.84</text:p>
          </table:table-cell>
          <table:table-cell office:value-type="float" office:value="1.74739">
            <text:p>1.75</text:p>
          </table:table-cell>
          <table:table-cell table:formula="oooc:=[.D72]*12/125*100" office:value-type="float" office:value="16.774944">
            <text:p>16.77</text:p>
          </table:table-cell>
          <table:table-cell office:value-type="float" office:value="0">
            <text:p>0</text:p>
          </table:table-cell>
          <table:table-cell table:formula="oooc:=[.G71]+([.$C$2]*[.B71]/100-[.F71])/60/12" office:value-type="float" office:value="40.9159698859028">
            <text:p>40.92</text:p>
          </table:table-cell>
          <table:table-cell table:formula="oooc:=[.H71]+([.$C$2]*[.E71]/100-[.F71])/60/12" office:value-type="float" office:value="40.6491028808">
            <text:p>40.65</text:p>
          </table:table-cell>
          <table:table-cell table:number-columns-repeated="30"/>
        </table:table-row>
        <table:table-row table:style-name="ro1">
          <table:table-cell table:formula="oooc:=[.A74]-0.000694444444444444" office:value-type="time" office:time-value="PT08H17M00S">
            <text:p>08:17 AM</text:p>
          </table:table-cell>
          <table:table-cell office:value-type="float" office:value="23.0391">
            <text:p>23.04</text:p>
          </table:table-cell>
          <table:table-cell office:value-type="float" office:value="36.4519">
            <text:p>36.45</text:p>
          </table:table-cell>
          <table:table-cell office:value-type="float" office:value="1.78698">
            <text:p>1.79</text:p>
          </table:table-cell>
          <table:table-cell table:formula="oooc:=[.D73]*12/125*100" office:value-type="float" office:value="17.155008">
            <text:p>17.16</text:p>
          </table:table-cell>
          <table:table-cell office:value-type="float" office:value="0">
            <text:p>0</text:p>
          </table:table-cell>
          <table:table-cell table:formula="oooc:=[.G72]+([.$C$2]*[.B72]/100-[.F72])/60/12" office:value-type="float" office:value="40.9551113789583">
            <text:p>40.96</text:p>
          </table:table-cell>
          <table:table-cell table:formula="oooc:=[.H72]+([.$C$2]*[.E72]/100-[.F72])/60/12" office:value-type="float" office:value="40.6782260474667">
            <text:p>40.68</text:p>
          </table:table-cell>
          <table:table-cell table:number-columns-repeated="30"/>
        </table:table-row>
        <table:table-row table:style-name="ro1">
          <table:table-cell table:formula="oooc:=[.A75]-0.000694444444444444" office:value-type="time" office:time-value="PT08H18M00S">
            <text:p>08:18 AM</text:p>
          </table:table-cell>
          <table:table-cell office:value-type="float" office:value="23.5314">
            <text:p>23.53</text:p>
          </table:table-cell>
          <table:table-cell office:value-type="float" office:value="37.0532">
            <text:p>37.05</text:p>
          </table:table-cell>
          <table:table-cell office:value-type="float" office:value="1.82646">
            <text:p>1.83</text:p>
          </table:table-cell>
          <table:table-cell table:formula="oooc:=[.D74]*12/125*100" office:value-type="float" office:value="17.534016">
            <text:p>17.53</text:p>
          </table:table-cell>
          <table:table-cell office:value-type="float" office:value="0">
            <text:p>0</text:p>
          </table:table-cell>
          <table:table-cell table:formula="oooc:=[.G73]+([.$C$2]*[.B73]/100-[.F73])/60/12" office:value-type="float" office:value="40.9951098164583">
            <text:p>41</text:p>
          </table:table-cell>
          <table:table-cell table:formula="oooc:=[.H73]+([.$C$2]*[.E73]/100-[.F73])/60/12" office:value-type="float" office:value="40.7080090474667">
            <text:p>40.71</text:p>
          </table:table-cell>
          <table:table-cell table:number-columns-repeated="30"/>
        </table:table-row>
        <table:table-row table:style-name="ro1">
          <table:table-cell table:formula="oooc:=[.A76]-0.000694444444444444" office:value-type="time" office:time-value="PT08H19M00S">
            <text:p>08:19 AM</text:p>
          </table:table-cell>
          <table:table-cell office:value-type="float" office:value="24.0224">
            <text:p>24.02</text:p>
          </table:table-cell>
          <table:table-cell office:value-type="float" office:value="37.6471">
            <text:p>37.65</text:p>
          </table:table-cell>
          <table:table-cell office:value-type="float" office:value="1.86584">
            <text:p>1.87</text:p>
          </table:table-cell>
          <table:table-cell table:formula="oooc:=[.D75]*12/125*100" office:value-type="float" office:value="17.912064">
            <text:p>17.91</text:p>
          </table:table-cell>
          <table:table-cell office:value-type="float" office:value="0">
            <text:p>0</text:p>
          </table:table-cell>
          <table:table-cell table:formula="oooc:=[.G74]+([.$C$2]*[.B74]/100-[.F74])/60/12" office:value-type="float" office:value="41.0359629414583">
            <text:p>41.04</text:p>
          </table:table-cell>
          <table:table-cell table:formula="oooc:=[.H74]+([.$C$2]*[.E74]/100-[.F74])/60/12" office:value-type="float" office:value="40.7384500474667">
            <text:p>40.74</text:p>
          </table:table-cell>
          <table:table-cell table:number-columns-repeated="30"/>
        </table:table-row>
        <table:table-row table:style-name="ro1">
          <table:table-cell table:formula="oooc:=[.A77]-0.000694444444444444" office:value-type="time" office:time-value="PT08H20M00S">
            <text:p>08:20 AM</text:p>
          </table:table-cell>
          <table:table-cell office:value-type="float" office:value="24.512">
            <text:p>24.51</text:p>
          </table:table-cell>
          <table:table-cell office:value-type="float" office:value="38.2339">
            <text:p>38.23</text:p>
          </table:table-cell>
          <table:table-cell office:value-type="float" office:value="1.9051">
            <text:p>1.91</text:p>
          </table:table-cell>
          <table:table-cell table:formula="oooc:=[.D76]*12/125*100" office:value-type="float" office:value="18.28896">
            <text:p>18.29</text:p>
          </table:table-cell>
          <table:table-cell office:value-type="float" office:value="0">
            <text:p>0</text:p>
          </table:table-cell>
          <table:table-cell table:formula="oooc:=[.G75]+([.$C$2]*[.B75]/100-[.F75])/60/12" office:value-type="float" office:value="41.0776684970139">
            <text:p>41.08</text:p>
          </table:table-cell>
          <table:table-cell table:formula="oooc:=[.H75]+([.$C$2]*[.E75]/100-[.F75])/60/12" office:value-type="float" office:value="40.7695473808">
            <text:p>40.77</text:p>
          </table:table-cell>
          <table:table-cell table:number-columns-repeated="30"/>
        </table:table-row>
        <table:table-row table:style-name="ro1">
          <table:table-cell table:formula="oooc:=[.A78]-0.000694444444444444" office:value-type="time" office:time-value="PT08H21M00S">
            <text:p>08:21 AM</text:p>
          </table:table-cell>
          <table:table-cell office:value-type="float" office:value="25.0001">
            <text:p>25</text:p>
          </table:table-cell>
          <table:table-cell office:value-type="float" office:value="38.8134">
            <text:p>38.81</text:p>
          </table:table-cell>
          <table:table-cell office:value-type="float" office:value="1.94425">
            <text:p>1.94</text:p>
          </table:table-cell>
          <table:table-cell table:formula="oooc:=[.D77]*12/125*100" office:value-type="float" office:value="18.6648">
            <text:p>18.66</text:p>
          </table:table-cell>
          <table:table-cell office:value-type="float" office:value="0">
            <text:p>0</text:p>
          </table:table-cell>
          <table:table-cell table:formula="oooc:=[.G76]+([.$C$2]*[.B76]/100-[.F76])/60/12" office:value-type="float" office:value="41.1202240525694">
            <text:p>41.12</text:p>
          </table:table-cell>
          <table:table-cell table:formula="oooc:=[.H76]+([.$C$2]*[.E76]/100-[.F76])/60/12" office:value-type="float" office:value="40.8012990474667">
            <text:p>40.8</text:p>
          </table:table-cell>
          <table:table-cell table:number-columns-repeated="30"/>
        </table:table-row>
        <table:table-row table:style-name="ro1">
          <table:table-cell table:formula="oooc:=[.A79]-0.000694444444444444" office:value-type="time" office:time-value="PT08H22M00S">
            <text:p>08:22 AM</text:p>
          </table:table-cell>
          <table:table-cell office:value-type="float" office:value="25.4867">
            <text:p>25.49</text:p>
          </table:table-cell>
          <table:table-cell office:value-type="float" office:value="39.3859">
            <text:p>39.39</text:p>
          </table:table-cell>
          <table:table-cell office:value-type="float" office:value="1.98328">
            <text:p>1.98</text:p>
          </table:table-cell>
          <table:table-cell table:formula="oooc:=[.D78]*12/125*100" office:value-type="float" office:value="19.039488">
            <text:p>19.04</text:p>
          </table:table-cell>
          <table:table-cell office:value-type="float" office:value="0">
            <text:p>0</text:p>
          </table:table-cell>
          <table:table-cell table:formula="oooc:=[.G77]+([.$C$2]*[.B77]/100-[.F77])/60/12" office:value-type="float" office:value="41.1636270039583">
            <text:p>41.16</text:p>
          </table:table-cell>
          <table:table-cell table:formula="oooc:=[.H77]+([.$C$2]*[.E77]/100-[.F77])/60/12" office:value-type="float" office:value="40.8337032141333">
            <text:p>40.83</text:p>
          </table:table-cell>
          <table:table-cell table:number-columns-repeated="30"/>
        </table:table-row>
        <table:table-row table:style-name="ro1">
          <table:table-cell table:formula="oooc:=[.A80]-0.000694444444444444" office:value-type="time" office:time-value="PT08H23M00S">
            <text:p>08:23 AM</text:p>
          </table:table-cell>
          <table:table-cell office:value-type="float" office:value="25.9718">
            <text:p>25.97</text:p>
          </table:table-cell>
          <table:table-cell office:value-type="float" office:value="39.9511">
            <text:p>39.95</text:p>
          </table:table-cell>
          <table:table-cell office:value-type="float" office:value="2.02218">
            <text:p>2.02</text:p>
          </table:table-cell>
          <table:table-cell table:formula="oooc:=[.D79]*12/125*100" office:value-type="float" office:value="19.412928">
            <text:p>19.41</text:p>
          </table:table-cell>
          <table:table-cell office:value-type="float" office:value="0">
            <text:p>0</text:p>
          </table:table-cell>
          <table:table-cell table:formula="oooc:=[.G78]+([.$C$2]*[.B78]/100-[.F78])/60/12" office:value-type="float" office:value="41.2078747470139">
            <text:p>41.21</text:p>
          </table:table-cell>
          <table:table-cell table:formula="oooc:=[.H78]+([.$C$2]*[.E78]/100-[.F78])/60/12" office:value-type="float" office:value="40.8667578808">
            <text:p>40.87</text:p>
          </table:table-cell>
          <table:table-cell table:number-columns-repeated="30"/>
        </table:table-row>
        <table:table-row table:style-name="ro1">
          <table:table-cell table:formula="oooc:=[.A81]-0.000694444444444444" office:value-type="time" office:time-value="PT08H24M00S">
            <text:p>08:24 AM</text:p>
          </table:table-cell>
          <table:table-cell office:value-type="float" office:value="26.4553">
            <text:p>26.46</text:p>
          </table:table-cell>
          <table:table-cell office:value-type="float" office:value="40.5094">
            <text:p>40.51</text:p>
          </table:table-cell>
          <table:table-cell office:value-type="float" office:value="2.06095">
            <text:p>2.06</text:p>
          </table:table-cell>
          <table:table-cell table:formula="oooc:=[.D80]*12/125*100" office:value-type="float" office:value="19.78512">
            <text:p>19.79</text:p>
          </table:table-cell>
          <table:table-cell office:value-type="float" office:value="0">
            <text:p>0</text:p>
          </table:table-cell>
          <table:table-cell table:formula="oooc:=[.G79]+([.$C$2]*[.B79]/100-[.F79])/60/12" office:value-type="float" office:value="41.2529646775695">
            <text:p>41.25</text:p>
          </table:table-cell>
          <table:table-cell table:formula="oooc:=[.H79]+([.$C$2]*[.E79]/100-[.F79])/60/12" office:value-type="float" office:value="40.9004608808">
            <text:p>40.9</text:p>
          </table:table-cell>
          <table:table-cell table:number-columns-repeated="30"/>
        </table:table-row>
        <table:table-row table:style-name="ro1">
          <table:table-cell table:formula="oooc:=[.A82]-0.000694444444444444" office:value-type="time" office:time-value="PT08H25M00S">
            <text:p>08:25 AM</text:p>
          </table:table-cell>
          <table:table-cell office:value-type="float" office:value="26.937">
            <text:p>26.94</text:p>
          </table:table-cell>
          <table:table-cell office:value-type="float" office:value="41.0606">
            <text:p>41.06</text:p>
          </table:table-cell>
          <table:table-cell office:value-type="float" office:value="2.09959">
            <text:p>2.1</text:p>
          </table:table-cell>
          <table:table-cell table:formula="oooc:=[.D81]*12/125*100" office:value-type="float" office:value="20.156064">
            <text:p>20.16</text:p>
          </table:table-cell>
          <table:table-cell office:value-type="float" office:value="0">
            <text:p>0</text:p>
          </table:table-cell>
          <table:table-cell table:formula="oooc:=[.G80]+([.$C$2]*[.B80]/100-[.F80])/60/12" office:value-type="float" office:value="41.2988940178472">
            <text:p>41.3</text:p>
          </table:table-cell>
          <table:table-cell table:formula="oooc:=[.H80]+([.$C$2]*[.E80]/100-[.F80])/60/12" office:value-type="float" office:value="40.9348100474667">
            <text:p>40.93</text:p>
          </table:table-cell>
          <table:table-cell table:number-columns-repeated="30"/>
        </table:table-row>
        <table:table-row table:style-name="ro1">
          <table:table-cell table:formula="oooc:=[.A83]-0.000694444444444444" office:value-type="time" office:time-value="PT08H26M00S">
            <text:p>08:26 AM</text:p>
          </table:table-cell>
          <table:table-cell office:value-type="float" office:value="27.4171">
            <text:p>27.42</text:p>
          </table:table-cell>
          <table:table-cell office:value-type="float" office:value="41.6049">
            <text:p>41.6</text:p>
          </table:table-cell>
          <table:table-cell office:value-type="float" office:value="2.13809">
            <text:p>2.14</text:p>
          </table:table-cell>
          <table:table-cell table:formula="oooc:=[.D82]*12/125*100" office:value-type="float" office:value="20.525664">
            <text:p>20.53</text:p>
          </table:table-cell>
          <table:table-cell office:value-type="float" office:value="0">
            <text:p>0</text:p>
          </table:table-cell>
          <table:table-cell table:formula="oooc:=[.G81]+([.$C$2]*[.B81]/100-[.F81])/60/12" office:value-type="float" office:value="41.3456596428472">
            <text:p>41.35</text:p>
          </table:table-cell>
          <table:table-cell table:formula="oooc:=[.H81]+([.$C$2]*[.E81]/100-[.F81])/60/12" office:value-type="float" office:value="40.9698032141333">
            <text:p>40.97</text:p>
          </table:table-cell>
          <table:table-cell table:number-columns-repeated="30"/>
        </table:table-row>
        <table:table-row table:style-name="ro1">
          <table:table-cell table:formula="oooc:=[.A84]-0.000694444444444444" office:value-type="time" office:time-value="PT08H27M00S">
            <text:p>08:27 AM</text:p>
          </table:table-cell>
          <table:table-cell office:value-type="float" office:value="27.8954">
            <text:p>27.9</text:p>
          </table:table-cell>
          <table:table-cell office:value-type="float" office:value="42.1422">
            <text:p>42.14</text:p>
          </table:table-cell>
          <table:table-cell office:value-type="float" office:value="2.17645">
            <text:p>2.18</text:p>
          </table:table-cell>
          <table:table-cell table:formula="oooc:=[.D83]*12/125*100" office:value-type="float" office:value="20.89392">
            <text:p>20.89</text:p>
          </table:table-cell>
          <table:table-cell office:value-type="float" office:value="0">
            <text:p>0</text:p>
          </table:table-cell>
          <table:table-cell table:formula="oooc:=[.G82]+([.$C$2]*[.B82]/100-[.F82])/60/12" office:value-type="float" office:value="41.3932587747917">
            <text:p>41.39</text:p>
          </table:table-cell>
          <table:table-cell table:formula="oooc:=[.H82]+([.$C$2]*[.E82]/100-[.F82])/60/12" office:value-type="float" office:value="41.0054380474667">
            <text:p>41.01</text:p>
          </table:table-cell>
          <table:table-cell table:number-columns-repeated="30"/>
        </table:table-row>
        <table:table-row table:style-name="ro1">
          <table:table-cell table:formula="oooc:=[.A85]-0.000694444444444444" office:value-type="time" office:time-value="PT08H28M00S">
            <text:p>08:28 AM</text:p>
          </table:table-cell>
          <table:table-cell office:value-type="float" office:value="28.372">
            <text:p>28.37</text:p>
          </table:table-cell>
          <table:table-cell office:value-type="float" office:value="42.6728">
            <text:p>42.67</text:p>
          </table:table-cell>
          <table:table-cell office:value-type="float" office:value="2.21467">
            <text:p>2.21</text:p>
          </table:table-cell>
          <table:table-cell table:formula="oooc:=[.D84]*12/125*100" office:value-type="float" office:value="21.260832">
            <text:p>21.26</text:p>
          </table:table-cell>
          <table:table-cell office:value-type="float" office:value="0">
            <text:p>0</text:p>
          </table:table-cell>
          <table:table-cell table:formula="oooc:=[.G83]+([.$C$2]*[.B83]/100-[.F83])/60/12" office:value-type="float" office:value="41.4416882886806">
            <text:p>41.44</text:p>
          </table:table-cell>
          <table:table-cell table:formula="oooc:=[.H83]+([.$C$2]*[.E83]/100-[.F83])/60/12" office:value-type="float" office:value="41.0417122141333">
            <text:p>41.04</text:p>
          </table:table-cell>
          <table:table-cell table:number-columns-repeated="30"/>
        </table:table-row>
        <table:table-row table:style-name="ro1">
          <table:table-cell table:formula="oooc:=[.A86]-0.000694444444444444" office:value-type="time" office:time-value="PT08H29M00S">
            <text:p>08:29 AM</text:p>
          </table:table-cell>
          <table:table-cell office:value-type="float" office:value="28.8467">
            <text:p>28.85</text:p>
          </table:table-cell>
          <table:table-cell office:value-type="float" office:value="43.1965">
            <text:p>43.2</text:p>
          </table:table-cell>
          <table:table-cell office:value-type="float" office:value="2.25274">
            <text:p>2.25</text:p>
          </table:table-cell>
          <table:table-cell table:formula="oooc:=[.D85]*12/125*100" office:value-type="float" office:value="21.626304">
            <text:p>21.63</text:p>
          </table:table-cell>
          <table:table-cell office:value-type="float" office:value="0">
            <text:p>0</text:p>
          </table:table-cell>
          <table:table-cell table:formula="oooc:=[.G84]+([.$C$2]*[.B84]/100-[.F84])/60/12" office:value-type="float" office:value="41.490945233125">
            <text:p>41.49</text:p>
          </table:table-cell>
          <table:table-cell table:formula="oooc:=[.H84]+([.$C$2]*[.E84]/100-[.F84])/60/12" office:value-type="float" office:value="41.0786233808">
            <text:p>41.08</text:p>
          </table:table-cell>
          <table:table-cell table:number-columns-repeated="30"/>
        </table:table-row>
        <table:table-row table:style-name="ro1">
          <table:table-cell table:formula="oooc:=[.A87]-0.000694444444444444" office:value-type="time" office:time-value="PT08H30M00S">
            <text:p>08:30 AM</text:p>
          </table:table-cell>
          <table:table-cell office:value-type="float" office:value="29.3195">
            <text:p>29.32</text:p>
          </table:table-cell>
          <table:table-cell office:value-type="float" office:value="43.7135">
            <text:p>43.71</text:p>
          </table:table-cell>
          <table:table-cell office:value-type="float" office:value="2.29067">
            <text:p>2.29</text:p>
          </table:table-cell>
          <table:table-cell table:formula="oooc:=[.D86]*12/125*100" office:value-type="float" office:value="21.990432">
            <text:p>21.99</text:p>
          </table:table-cell>
          <table:table-cell office:value-type="float" office:value="0">
            <text:p>0</text:p>
          </table:table-cell>
          <table:table-cell table:formula="oooc:=[.G85]+([.$C$2]*[.B85]/100-[.F85])/60/12" office:value-type="float" office:value="41.5410263095139">
            <text:p>41.54</text:p>
          </table:table-cell>
          <table:table-cell table:formula="oooc:=[.H85]+([.$C$2]*[.E85]/100-[.F85])/60/12" office:value-type="float" office:value="41.1161690474667">
            <text:p>41.12</text:p>
          </table:table-cell>
          <table:table-cell table:number-columns-repeated="30"/>
        </table:table-row>
        <table:table-row table:style-name="ro1">
          <table:table-cell table:formula="oooc:=[.A88]-0.000694444444444444" office:value-type="time" office:time-value="PT08H31M00S">
            <text:p>08:31 AM</text:p>
          </table:table-cell>
          <table:table-cell office:value-type="float" office:value="29.7905">
            <text:p>29.79</text:p>
          </table:table-cell>
          <table:table-cell office:value-type="float" office:value="44.2239">
            <text:p>44.22</text:p>
          </table:table-cell>
          <table:table-cell office:value-type="float" office:value="2.32844">
            <text:p>2.33</text:p>
          </table:table-cell>
          <table:table-cell table:formula="oooc:=[.D87]*12/125*100" office:value-type="float" office:value="22.353024">
            <text:p>22.35</text:p>
          </table:table-cell>
          <table:table-cell office:value-type="float" office:value="0">
            <text:p>0</text:p>
          </table:table-cell>
          <table:table-cell table:formula="oooc:=[.G86]+([.$C$2]*[.B86]/100-[.F86])/60/12" office:value-type="float" office:value="41.5919282192361">
            <text:p>41.59</text:p>
          </table:table-cell>
          <table:table-cell table:formula="oooc:=[.H86]+([.$C$2]*[.E86]/100-[.F86])/60/12" office:value-type="float" office:value="41.1543468808">
            <text:p>41.15</text:p>
          </table:table-cell>
          <table:table-cell table:number-columns-repeated="30"/>
        </table:table-row>
        <table:table-row table:style-name="ro1">
          <table:table-cell table:formula="oooc:=[.A89]-0.000694444444444444" office:value-type="time" office:time-value="PT08H32M00S">
            <text:p>08:32 AM</text:p>
          </table:table-cell>
          <table:table-cell office:value-type="float" office:value="30.2595">
            <text:p>30.26</text:p>
          </table:table-cell>
          <table:table-cell office:value-type="float" office:value="44.7278">
            <text:p>44.73</text:p>
          </table:table-cell>
          <table:table-cell office:value-type="float" office:value="2.36605">
            <text:p>2.37</text:p>
          </table:table-cell>
          <table:table-cell table:formula="oooc:=[.D88]*12/125*100" office:value-type="float" office:value="22.71408">
            <text:p>22.71</text:p>
          </table:table-cell>
          <table:table-cell office:value-type="float" office:value="0">
            <text:p>0</text:p>
          </table:table-cell>
          <table:table-cell table:formula="oooc:=[.G87]+([.$C$2]*[.B87]/100-[.F87])/60/12" office:value-type="float" office:value="41.6436478372917">
            <text:p>41.64</text:p>
          </table:table-cell>
          <table:table-cell table:formula="oooc:=[.H87]+([.$C$2]*[.E87]/100-[.F87])/60/12" office:value-type="float" office:value="41.1931542141333">
            <text:p>41.19</text:p>
          </table:table-cell>
          <table:table-cell table:number-columns-repeated="30"/>
        </table:table-row>
        <table:table-row table:style-name="ro1">
          <table:table-cell table:formula="oooc:=[.A90]-0.000694444444444444" office:value-type="time" office:time-value="PT08H33M00S">
            <text:p>08:33 AM</text:p>
          </table:table-cell>
          <table:table-cell office:value-type="float" office:value="30.7266">
            <text:p>30.73</text:p>
          </table:table-cell>
          <table:table-cell office:value-type="float" office:value="45.2251">
            <text:p>45.23</text:p>
          </table:table-cell>
          <table:table-cell office:value-type="float" office:value="2.40352">
            <text:p>2.4</text:p>
          </table:table-cell>
          <table:table-cell table:formula="oooc:=[.D89]*12/125*100" office:value-type="float" office:value="23.073792">
            <text:p>23.07</text:p>
          </table:table-cell>
          <table:table-cell office:value-type="float" office:value="0">
            <text:p>0</text:p>
          </table:table-cell>
          <table:table-cell table:formula="oooc:=[.G88]+([.$C$2]*[.B88]/100-[.F88])/60/12" office:value-type="float" office:value="41.6961816914583">
            <text:p>41.7</text:p>
          </table:table-cell>
          <table:table-cell table:formula="oooc:=[.H88]+([.$C$2]*[.E88]/100-[.F88])/60/12" office:value-type="float" office:value="41.2325883808">
            <text:p>41.23</text:p>
          </table:table-cell>
          <table:table-cell table:number-columns-repeated="30"/>
        </table:table-row>
        <table:table-row table:style-name="ro1">
          <table:table-cell table:formula="oooc:=[.A91]-0.000694444444444444" office:value-type="time" office:time-value="PT08H34M00S">
            <text:p>08:34 AM</text:p>
          </table:table-cell>
          <table:table-cell office:value-type="float" office:value="31.1918">
            <text:p>31.19</text:p>
          </table:table-cell>
          <table:table-cell office:value-type="float" office:value="45.716">
            <text:p>45.72</text:p>
          </table:table-cell>
          <table:table-cell office:value-type="float" office:value="2.44082">
            <text:p>2.44</text:p>
          </table:table-cell>
          <table:table-cell table:formula="oooc:=[.D90]*12/125*100" office:value-type="float" office:value="23.431872">
            <text:p>23.43</text:p>
          </table:table-cell>
          <table:table-cell office:value-type="float" office:value="0">
            <text:p>0</text:p>
          </table:table-cell>
          <table:table-cell table:formula="oooc:=[.G89]+([.$C$2]*[.B89]/100-[.F89])/60/12" office:value-type="float" office:value="41.749526483125">
            <text:p>41.75</text:p>
          </table:table-cell>
          <table:table-cell table:formula="oooc:=[.H89]+([.$C$2]*[.E89]/100-[.F89])/60/12" office:value-type="float" office:value="41.2726470474667">
            <text:p>41.27</text:p>
          </table:table-cell>
          <table:table-cell table:number-columns-repeated="30"/>
        </table:table-row>
        <table:table-row table:style-name="ro1">
          <table:table-cell table:formula="oooc:=[.A92]-0.000694444444444444" office:value-type="time" office:time-value="PT08H35M00S">
            <text:p>08:35 AM</text:p>
          </table:table-cell>
          <table:table-cell office:value-type="float" office:value="31.6549">
            <text:p>31.65</text:p>
          </table:table-cell>
          <table:table-cell office:value-type="float" office:value="46.2005">
            <text:p>46.2</text:p>
          </table:table-cell>
          <table:table-cell office:value-type="float" office:value="2.47796">
            <text:p>2.48</text:p>
          </table:table-cell>
          <table:table-cell table:formula="oooc:=[.D91]*12/125*100" office:value-type="float" office:value="23.788416">
            <text:p>23.79</text:p>
          </table:table-cell>
          <table:table-cell office:value-type="float" office:value="0">
            <text:p>0</text:p>
          </table:table-cell>
          <table:table-cell table:formula="oooc:=[.G90]+([.$C$2]*[.B90]/100-[.F90])/60/12" office:value-type="float" office:value="41.8036789136806">
            <text:p>41.8</text:p>
          </table:table-cell>
          <table:table-cell table:formula="oooc:=[.H90]+([.$C$2]*[.E90]/100-[.F90])/60/12" office:value-type="float" office:value="41.3133273808">
            <text:p>41.31</text:p>
          </table:table-cell>
          <table:table-cell table:number-columns-repeated="30"/>
        </table:table-row>
        <table:table-row table:style-name="ro1">
          <table:table-cell table:formula="oooc:=[.A93]-0.000694444444444444" office:value-type="time" office:time-value="PT08H36M00S">
            <text:p>08:36 AM</text:p>
          </table:table-cell>
          <table:table-cell office:value-type="float" office:value="32.116">
            <text:p>32.12</text:p>
          </table:table-cell>
          <table:table-cell office:value-type="float" office:value="46.6788">
            <text:p>46.68</text:p>
          </table:table-cell>
          <table:table-cell office:value-type="float" office:value="2.51495">
            <text:p>2.51</text:p>
          </table:table-cell>
          <table:table-cell table:formula="oooc:=[.D92]*12/125*100" office:value-type="float" office:value="24.14352">
            <text:p>24.14</text:p>
          </table:table-cell>
          <table:table-cell office:value-type="float" office:value="0">
            <text:p>0</text:p>
          </table:table-cell>
          <table:table-cell table:formula="oooc:=[.G91]+([.$C$2]*[.B91]/100-[.F91])/60/12" office:value-type="float" office:value="41.8586353372917">
            <text:p>41.86</text:p>
          </table:table-cell>
          <table:table-cell table:formula="oooc:=[.H91]+([.$C$2]*[.E91]/100-[.F91])/60/12" office:value-type="float" office:value="41.3546267141333">
            <text:p>41.35</text:p>
          </table:table-cell>
          <table:table-cell table:number-columns-repeated="30"/>
        </table:table-row>
        <table:table-row table:style-name="ro1">
          <table:table-cell table:formula="oooc:=[.A94]-0.000694444444444444" office:value-type="time" office:time-value="PT08H37M00S">
            <text:p>08:37 AM</text:p>
          </table:table-cell>
          <table:table-cell office:value-type="float" office:value="32.5751">
            <text:p>32.58</text:p>
          </table:table-cell>
          <table:table-cell office:value-type="float" office:value="47.1508">
            <text:p>47.15</text:p>
          </table:table-cell>
          <table:table-cell office:value-type="float" office:value="2.55177">
            <text:p>2.55</text:p>
          </table:table-cell>
          <table:table-cell table:formula="oooc:=[.D93]*12/125*100" office:value-type="float" office:value="24.496992">
            <text:p>24.5</text:p>
          </table:table-cell>
          <table:table-cell office:value-type="float" office:value="0">
            <text:p>0</text:p>
          </table:table-cell>
          <table:table-cell table:formula="oooc:=[.G92]+([.$C$2]*[.B92]/100-[.F92])/60/12" office:value-type="float" office:value="41.9143922817361">
            <text:p>41.91</text:p>
          </table:table-cell>
          <table:table-cell table:formula="oooc:=[.H92]+([.$C$2]*[.E92]/100-[.F92])/60/12" office:value-type="float" office:value="41.3965425474667">
            <text:p>41.4</text:p>
          </table:table-cell>
          <table:table-cell table:number-columns-repeated="30"/>
        </table:table-row>
        <table:table-row table:style-name="ro1">
          <table:table-cell table:formula="oooc:=[.A95]-0.000694444444444444" office:value-type="time" office:time-value="PT08H38M00S">
            <text:p>08:38 AM</text:p>
          </table:table-cell>
          <table:table-cell office:value-type="float" office:value="33.0322">
            <text:p>33.03</text:p>
          </table:table-cell>
          <table:table-cell office:value-type="float" office:value="47.6167">
            <text:p>47.62</text:p>
          </table:table-cell>
          <table:table-cell office:value-type="float" office:value="2.58842">
            <text:p>2.59</text:p>
          </table:table-cell>
          <table:table-cell table:formula="oooc:=[.D94]*12/125*100" office:value-type="float" office:value="24.848832">
            <text:p>24.85</text:p>
          </table:table-cell>
          <table:table-cell office:value-type="float" office:value="0">
            <text:p>0</text:p>
          </table:table-cell>
          <table:table-cell table:formula="oooc:=[.G93]+([.$C$2]*[.B93]/100-[.F93])/60/12" office:value-type="float" office:value="41.9709462747917">
            <text:p>41.97</text:p>
          </table:table-cell>
          <table:table-cell table:formula="oooc:=[.H93]+([.$C$2]*[.E93]/100-[.F93])/60/12" office:value-type="float" office:value="41.4390720474667">
            <text:p>41.44</text:p>
          </table:table-cell>
          <table:table-cell table:number-columns-repeated="30"/>
        </table:table-row>
        <table:table-row table:style-name="ro1">
          <table:table-cell table:formula="oooc:=[.A96]-0.000694444444444444" office:value-type="time" office:time-value="PT08H39M00S">
            <text:p>08:39 AM</text:p>
          </table:table-cell>
          <table:table-cell office:value-type="float" office:value="33.4872">
            <text:p>33.49</text:p>
          </table:table-cell>
          <table:table-cell office:value-type="float" office:value="48.0766">
            <text:p>48.08</text:p>
          </table:table-cell>
          <table:table-cell office:value-type="float" office:value="2.62491">
            <text:p>2.62</text:p>
          </table:table-cell>
          <table:table-cell table:formula="oooc:=[.D95]*12/125*100" office:value-type="float" office:value="25.199136">
            <text:p>25.2</text:p>
          </table:table-cell>
          <table:table-cell office:value-type="float" office:value="0">
            <text:p>0</text:p>
          </table:table-cell>
          <table:table-cell table:formula="oooc:=[.G94]+([.$C$2]*[.B94]/100-[.F94])/60/12" office:value-type="float" office:value="42.0282938442361">
            <text:p>42.03</text:p>
          </table:table-cell>
          <table:table-cell table:formula="oooc:=[.H94]+([.$C$2]*[.E94]/100-[.F94])/60/12" office:value-type="float" office:value="41.4822123808">
            <text:p>41.48</text:p>
          </table:table-cell>
          <table:table-cell table:number-columns-repeated="30"/>
        </table:table-row>
        <table:table-row table:style-name="ro1">
          <table:table-cell table:formula="oooc:=[.A97]-0.000694444444444444" office:value-type="time" office:time-value="PT08H40M00S">
            <text:p>08:40 AM</text:p>
          </table:table-cell>
          <table:table-cell office:value-type="float" office:value="33.9401">
            <text:p>33.94</text:p>
          </table:table-cell>
          <table:table-cell office:value-type="float" office:value="48.5304">
            <text:p>48.53</text:p>
          </table:table-cell>
          <table:table-cell office:value-type="float" office:value="2.66124">
            <text:p>2.66</text:p>
          </table:table-cell>
          <table:table-cell table:formula="oooc:=[.D96]*12/125*100" office:value-type="float" office:value="25.547904">
            <text:p>25.55</text:p>
          </table:table-cell>
          <table:table-cell office:value-type="float" office:value="0">
            <text:p>0</text:p>
          </table:table-cell>
          <table:table-cell table:formula="oooc:=[.G95]+([.$C$2]*[.B95]/100-[.F95])/60/12" office:value-type="float" office:value="42.0864313442361">
            <text:p>42.09</text:p>
          </table:table-cell>
          <table:table-cell table:formula="oooc:=[.H95]+([.$C$2]*[.E95]/100-[.F95])/60/12" office:value-type="float" office:value="41.5259608808">
            <text:p>41.53</text:p>
          </table:table-cell>
          <table:table-cell table:number-columns-repeated="30"/>
        </table:table-row>
        <table:table-row table:style-name="ro1">
          <table:table-cell table:formula="oooc:=[.A98]-0.000694444444444444" office:value-type="time" office:time-value="PT08H41M00S">
            <text:p>08:41 AM</text:p>
          </table:table-cell>
          <table:table-cell office:value-type="float" office:value="34.3909">
            <text:p>34.39</text:p>
          </table:table-cell>
          <table:table-cell office:value-type="float" office:value="48.9784">
            <text:p>48.98</text:p>
          </table:table-cell>
          <table:table-cell office:value-type="float" office:value="2.69739">
            <text:p>2.7</text:p>
          </table:table-cell>
          <table:table-cell table:formula="oooc:=[.D97]*12/125*100" office:value-type="float" office:value="25.894944">
            <text:p>25.89</text:p>
          </table:table-cell>
          <table:table-cell office:value-type="float" office:value="0">
            <text:p>0</text:p>
          </table:table-cell>
          <table:table-cell table:formula="oooc:=[.G96]+([.$C$2]*[.B96]/100-[.F96])/60/12" office:value-type="float" office:value="42.1453551289584">
            <text:p>42.15</text:p>
          </table:table-cell>
          <table:table-cell table:formula="oooc:=[.H96]+([.$C$2]*[.E96]/100-[.F96])/60/12" office:value-type="float" office:value="41.5703148808">
            <text:p>41.57</text:p>
          </table:table-cell>
          <table:table-cell table:number-columns-repeated="30"/>
        </table:table-row>
        <table:table-row table:style-name="ro1">
          <table:table-cell table:formula="oooc:=[.A99]-0.000694444444444444" office:value-type="time" office:time-value="PT08H42M00S">
            <text:p>08:42 AM</text:p>
          </table:table-cell>
          <table:table-cell office:value-type="float" office:value="34.8396">
            <text:p>34.84</text:p>
          </table:table-cell>
          <table:table-cell office:value-type="float" office:value="49.4205">
            <text:p>49.42</text:p>
          </table:table-cell>
          <table:table-cell office:value-type="float" office:value="2.73338">
            <text:p>2.73</text:p>
          </table:table-cell>
          <table:table-cell table:formula="oooc:=[.D98]*12/125*100" office:value-type="float" office:value="26.240448">
            <text:p>26.24</text:p>
          </table:table-cell>
          <table:table-cell office:value-type="float" office:value="0">
            <text:p>0</text:p>
          </table:table-cell>
          <table:table-cell table:formula="oooc:=[.G97]+([.$C$2]*[.B97]/100-[.F97])/60/12" office:value-type="float" office:value="42.2050615525695">
            <text:p>42.21</text:p>
          </table:table-cell>
          <table:table-cell table:formula="oooc:=[.H97]+([.$C$2]*[.E97]/100-[.F97])/60/12" office:value-type="float" office:value="41.6152713808">
            <text:p>41.62</text:p>
          </table:table-cell>
          <table:table-cell table:number-columns-repeated="30"/>
        </table:table-row>
        <table:table-row table:style-name="ro1">
          <table:table-cell table:formula="oooc:=[.A100]-0.000694444444444444" office:value-type="time" office:time-value="PT08H43M00S">
            <text:p>08:43 AM</text:p>
          </table:table-cell>
          <table:table-cell office:value-type="float" office:value="35.2862">
            <text:p>35.29</text:p>
          </table:table-cell>
          <table:table-cell office:value-type="float" office:value="49.8569">
            <text:p>49.86</text:p>
          </table:table-cell>
          <table:table-cell office:value-type="float" office:value="2.7692">
            <text:p>2.77</text:p>
          </table:table-cell>
          <table:table-cell table:formula="oooc:=[.D99]*12/125*100" office:value-type="float" office:value="26.58432">
            <text:p>26.58</text:p>
          </table:table-cell>
          <table:table-cell office:value-type="float" office:value="0">
            <text:p>0</text:p>
          </table:table-cell>
          <table:table-cell table:formula="oooc:=[.G98]+([.$C$2]*[.B98]/100-[.F98])/60/12" office:value-type="float" office:value="42.2655469692361">
            <text:p>42.27</text:p>
          </table:table-cell>
          <table:table-cell table:formula="oooc:=[.H98]+([.$C$2]*[.E98]/100-[.F98])/60/12" office:value-type="float" office:value="41.6608277141333">
            <text:p>41.66</text:p>
          </table:table-cell>
          <table:table-cell table:number-columns-repeated="30"/>
        </table:table-row>
        <table:table-row table:style-name="ro1">
          <table:table-cell table:formula="oooc:=[.A101]-0.000694444444444444" office:value-type="time" office:time-value="PT08H44M00S">
            <text:p>08:44 AM</text:p>
          </table:table-cell>
          <table:table-cell office:value-type="float" office:value="35.7307">
            <text:p>35.73</text:p>
          </table:table-cell>
          <table:table-cell office:value-type="float" office:value="50.2876">
            <text:p>50.29</text:p>
          </table:table-cell>
          <table:table-cell office:value-type="float" office:value="2.80484">
            <text:p>2.8</text:p>
          </table:table-cell>
          <table:table-cell table:formula="oooc:=[.D100]*12/125*100" office:value-type="float" office:value="26.926464">
            <text:p>26.93</text:p>
          </table:table-cell>
          <table:table-cell office:value-type="float" office:value="0">
            <text:p>0</text:p>
          </table:table-cell>
          <table:table-cell table:formula="oooc:=[.G99]+([.$C$2]*[.B99]/100-[.F99])/60/12" office:value-type="float" office:value="42.326807733125">
            <text:p>42.33</text:p>
          </table:table-cell>
          <table:table-cell table:formula="oooc:=[.H99]+([.$C$2]*[.E99]/100-[.F99])/60/12" office:value-type="float" office:value="41.7069810474667">
            <text:p>41.71</text:p>
          </table:table-cell>
          <table:table-cell table:number-columns-repeated="30"/>
        </table:table-row>
        <table:table-row table:style-name="ro1">
          <table:table-cell table:formula="oooc:=[.A102]-0.000694444444444444" office:value-type="time" office:time-value="PT08H45M00S">
            <text:p>08:45 AM</text:p>
          </table:table-cell>
          <table:table-cell office:value-type="float" office:value="36.173">
            <text:p>36.17</text:p>
          </table:table-cell>
          <table:table-cell office:value-type="float" office:value="50.7127">
            <text:p>50.71</text:p>
          </table:table-cell>
          <table:table-cell office:value-type="float" office:value="2.84031">
            <text:p>2.84</text:p>
          </table:table-cell>
          <table:table-cell table:formula="oooc:=[.D101]*12/125*100" office:value-type="float" office:value="27.266976">
            <text:p>27.27</text:p>
          </table:table-cell>
          <table:table-cell office:value-type="float" office:value="0">
            <text:p>0</text:p>
          </table:table-cell>
          <table:table-cell table:formula="oooc:=[.G100]+([.$C$2]*[.B100]/100-[.F100])/60/12" office:value-type="float" office:value="42.3888401984028">
            <text:p>42.39</text:p>
          </table:table-cell>
          <table:table-cell table:formula="oooc:=[.H100]+([.$C$2]*[.E100]/100-[.F100])/60/12" office:value-type="float" office:value="41.7537283808">
            <text:p>41.75</text:p>
          </table:table-cell>
          <table:table-cell table:number-columns-repeated="30"/>
        </table:table-row>
        <table:table-row table:style-name="ro1">
          <table:table-cell table:formula="oooc:=[.A103]-0.000694444444444444" office:value-type="time" office:time-value="PT08H46M00S">
            <text:p>08:46 AM</text:p>
          </table:table-cell>
          <table:table-cell office:value-type="float" office:value="36.6131">
            <text:p>36.61</text:p>
          </table:table-cell>
          <table:table-cell office:value-type="float" office:value="51.1322">
            <text:p>51.13</text:p>
          </table:table-cell>
          <table:table-cell office:value-type="float" office:value="2.87562">
            <text:p>2.88</text:p>
          </table:table-cell>
          <table:table-cell table:formula="oooc:=[.D102]*12/125*100" office:value-type="float" office:value="27.605952">
            <text:p>27.61</text:p>
          </table:table-cell>
          <table:table-cell office:value-type="float" office:value="0">
            <text:p>0</text:p>
          </table:table-cell>
          <table:table-cell table:formula="oooc:=[.G101]+([.$C$2]*[.B101]/100-[.F101])/60/12" office:value-type="float" office:value="42.451640545625">
            <text:p>42.45</text:p>
          </table:table-cell>
          <table:table-cell table:formula="oooc:=[.H101]+([.$C$2]*[.E101]/100-[.F101])/60/12" office:value-type="float" office:value="41.8010668808">
            <text:p>41.8</text:p>
          </table:table-cell>
          <table:table-cell table:number-columns-repeated="30"/>
        </table:table-row>
        <table:table-row table:style-name="ro1">
          <table:table-cell table:formula="oooc:=[.A104]-0.000694444444444444" office:value-type="time" office:time-value="PT08H47M00S">
            <text:p>08:47 AM</text:p>
          </table:table-cell>
          <table:table-cell office:value-type="float" office:value="37.0512">
            <text:p>37.05</text:p>
          </table:table-cell>
          <table:table-cell office:value-type="float" office:value="51.5463">
            <text:p>51.55</text:p>
          </table:table-cell>
          <table:table-cell office:value-type="float" office:value="2.91074">
            <text:p>2.91</text:p>
          </table:table-cell>
          <table:table-cell table:formula="oooc:=[.D103]*12/125*100" office:value-type="float" office:value="27.943104">
            <text:p>27.94</text:p>
          </table:table-cell>
          <table:table-cell office:value-type="float" office:value="0">
            <text:p>0</text:p>
          </table:table-cell>
          <table:table-cell table:formula="oooc:=[.G102]+([.$C$2]*[.B102]/100-[.F102])/60/12" office:value-type="float" office:value="42.5152049553473">
            <text:p>42.52</text:p>
          </table:table-cell>
          <table:table-cell table:formula="oooc:=[.H102]+([.$C$2]*[.E102]/100-[.F102])/60/12" office:value-type="float" office:value="41.8489938808">
            <text:p>41.85</text:p>
          </table:table-cell>
          <table:table-cell table:number-columns-repeated="30"/>
        </table:table-row>
        <table:table-row table:style-name="ro1">
          <table:table-cell table:formula="oooc:=[.A105]-0.000694444444444444" office:value-type="time" office:time-value="PT08H48M00S">
            <text:p>08:48 AM</text:p>
          </table:table-cell>
          <table:table-cell office:value-type="float" office:value="37.487">
            <text:p>37.49</text:p>
          </table:table-cell>
          <table:table-cell office:value-type="float" office:value="51.955">
            <text:p>51.96</text:p>
          </table:table-cell>
          <table:table-cell office:value-type="float" office:value="2.9457">
            <text:p>2.95</text:p>
          </table:table-cell>
          <table:table-cell table:formula="oooc:=[.D104]*12/125*100" office:value-type="float" office:value="28.27872">
            <text:p>28.28</text:p>
          </table:table-cell>
          <table:table-cell office:value-type="float" office:value="0">
            <text:p>0</text:p>
          </table:table-cell>
          <table:table-cell table:formula="oooc:=[.G103]+([.$C$2]*[.B103]/100-[.F103])/60/12" office:value-type="float" office:value="42.5795299553472">
            <text:p>42.58</text:p>
          </table:table-cell>
          <table:table-cell table:formula="oooc:=[.H103]+([.$C$2]*[.E103]/100-[.F103])/60/12" office:value-type="float" office:value="41.8975062141333">
            <text:p>41.9</text:p>
          </table:table-cell>
          <table:table-cell table:number-columns-repeated="30"/>
        </table:table-row>
        <table:table-row table:style-name="ro1">
          <table:table-cell table:formula="oooc:=[.A106]-0.000694444444444444" office:value-type="time" office:time-value="PT08H49M00S">
            <text:p>08:49 AM</text:p>
          </table:table-cell>
          <table:table-cell office:value-type="float" office:value="37.9207">
            <text:p>37.92</text:p>
          </table:table-cell>
          <table:table-cell office:value-type="float" office:value="52.3584">
            <text:p>52.36</text:p>
          </table:table-cell>
          <table:table-cell office:value-type="float" office:value="2.98048">
            <text:p>2.98</text:p>
          </table:table-cell>
          <table:table-cell table:formula="oooc:=[.D105]*12/125*100" office:value-type="float" office:value="28.612608">
            <text:p>28.61</text:p>
          </table:table-cell>
          <table:table-cell office:value-type="float" office:value="0">
            <text:p>0</text:p>
          </table:table-cell>
          <table:table-cell table:formula="oooc:=[.G104]+([.$C$2]*[.B104]/100-[.F104])/60/12" office:value-type="float" office:value="42.6446115525695">
            <text:p>42.64</text:p>
          </table:table-cell>
          <table:table-cell table:formula="oooc:=[.H104]+([.$C$2]*[.E104]/100-[.F104])/60/12" office:value-type="float" office:value="41.9466012141333">
            <text:p>41.95</text:p>
          </table:table-cell>
          <table:table-cell table:number-columns-repeated="30"/>
        </table:table-row>
        <table:table-row table:style-name="ro1">
          <table:table-cell table:formula="oooc:=[.A107]-0.000694444444444444" office:value-type="time" office:time-value="PT08H50M00S">
            <text:p>08:50 AM</text:p>
          </table:table-cell>
          <table:table-cell office:value-type="float" office:value="38.3521">
            <text:p>38.35</text:p>
          </table:table-cell>
          <table:table-cell office:value-type="float" office:value="52.7565">
            <text:p>52.76</text:p>
          </table:table-cell>
          <table:table-cell office:value-type="float" office:value="3.01508">
            <text:p>3.02</text:p>
          </table:table-cell>
          <table:table-cell table:formula="oooc:=[.D106]*12/125*100" office:value-type="float" office:value="28.944768">
            <text:p>28.94</text:p>
          </table:table-cell>
          <table:table-cell office:value-type="float" office:value="0">
            <text:p>0</text:p>
          </table:table-cell>
          <table:table-cell table:formula="oooc:=[.G105]+([.$C$2]*[.B105]/100-[.F105])/60/12" office:value-type="float" office:value="42.7104461011806">
            <text:p>42.71</text:p>
          </table:table-cell>
          <table:table-cell table:formula="oooc:=[.H105]+([.$C$2]*[.E105]/100-[.F105])/60/12" office:value-type="float" office:value="41.9962758808">
            <text:p>42</text:p>
          </table:table-cell>
          <table:table-cell table:number-columns-repeated="30"/>
        </table:table-row>
        <table:table-row table:style-name="ro1">
          <table:table-cell table:formula="oooc:=[.A108]-0.000694444444444444" office:value-type="time" office:time-value="PT08H51M00S">
            <text:p>08:51 AM</text:p>
          </table:table-cell>
          <table:table-cell office:value-type="float" office:value="38.7814">
            <text:p>38.78</text:p>
          </table:table-cell>
          <table:table-cell office:value-type="float" office:value="53.1495">
            <text:p>53.15</text:p>
          </table:table-cell>
          <table:table-cell office:value-type="float" office:value="3.04951">
            <text:p>3.05</text:p>
          </table:table-cell>
          <table:table-cell table:formula="oooc:=[.D107]*12/125*100" office:value-type="float" office:value="29.275296">
            <text:p>29.28</text:p>
          </table:table-cell>
          <table:table-cell office:value-type="float" office:value="0">
            <text:p>0</text:p>
          </table:table-cell>
          <table:table-cell table:formula="oooc:=[.G106]+([.$C$2]*[.B106]/100-[.F106])/60/12" office:value-type="float" office:value="42.777029608125">
            <text:p>42.78</text:p>
          </table:table-cell>
          <table:table-cell table:formula="oooc:=[.H106]+([.$C$2]*[.E106]/100-[.F106])/60/12" office:value-type="float" office:value="42.0465272141333">
            <text:p>42.05</text:p>
          </table:table-cell>
          <table:table-cell table:number-columns-repeated="30"/>
        </table:table-row>
        <table:table-row table:style-name="ro1">
          <table:table-cell table:formula="oooc:=[.A109]-0.000694444444444444" office:value-type="time" office:time-value="PT08H52M00S">
            <text:p>08:52 AM</text:p>
          </table:table-cell>
          <table:table-cell office:value-type="float" office:value="39.2085">
            <text:p>39.21</text:p>
          </table:table-cell>
          <table:table-cell office:value-type="float" office:value="53.5374">
            <text:p>53.54</text:p>
          </table:table-cell>
          <table:table-cell office:value-type="float" office:value="3.08377">
            <text:p>3.08</text:p>
          </table:table-cell>
          <table:table-cell table:formula="oooc:=[.D108]*12/125*100" office:value-type="float" office:value="29.604192">
            <text:p>29.6</text:p>
          </table:table-cell>
          <table:table-cell office:value-type="float" office:value="0">
            <text:p>0</text:p>
          </table:table-cell>
          <table:table-cell table:formula="oooc:=[.G107]+([.$C$2]*[.B107]/100-[.F107])/60/12" office:value-type="float" office:value="42.8443584275695">
            <text:p>42.84</text:p>
          </table:table-cell>
          <table:table-cell table:formula="oooc:=[.H107]+([.$C$2]*[.E107]/100-[.F107])/60/12" office:value-type="float" office:value="42.0973523808">
            <text:p>42.1</text:p>
          </table:table-cell>
          <table:table-cell table:number-columns-repeated="30"/>
        </table:table-row>
        <table:table-row table:style-name="ro1">
          <table:table-cell table:formula="oooc:=[.A110]-0.000694444444444444" office:value-type="time" office:time-value="PT08H53M00S">
            <text:p>08:53 AM</text:p>
          </table:table-cell>
          <table:table-cell office:value-type="float" office:value="39.6334">
            <text:p>39.63</text:p>
          </table:table-cell>
          <table:table-cell office:value-type="float" office:value="53.9202">
            <text:p>53.92</text:p>
          </table:table-cell>
          <table:table-cell office:value-type="float" office:value="3.11784">
            <text:p>3.12</text:p>
          </table:table-cell>
          <table:table-cell table:formula="oooc:=[.D109]*12/125*100" office:value-type="float" office:value="29.931264">
            <text:p>29.93</text:p>
          </table:table-cell>
          <table:table-cell office:value-type="float" office:value="0">
            <text:p>0</text:p>
          </table:table-cell>
          <table:table-cell table:formula="oooc:=[.G108]+([.$C$2]*[.B108]/100-[.F108])/60/12" office:value-type="float" office:value="42.9124287400695">
            <text:p>42.91</text:p>
          </table:table-cell>
          <table:table-cell table:formula="oooc:=[.H108]+([.$C$2]*[.E108]/100-[.F108])/60/12" office:value-type="float" office:value="42.1487485474667">
            <text:p>42.15</text:p>
          </table:table-cell>
          <table:table-cell table:number-columns-repeated="30"/>
        </table:table-row>
        <table:table-row table:style-name="ro1">
          <table:table-cell table:formula="oooc:=[.A111]-0.000694444444444444" office:value-type="time" office:time-value="PT08H54M00S">
            <text:p>08:54 AM</text:p>
          </table:table-cell>
          <table:table-cell office:value-type="float" office:value="40.0562">
            <text:p>40.06</text:p>
          </table:table-cell>
          <table:table-cell office:value-type="float" office:value="54.2981">
            <text:p>54.3</text:p>
          </table:table-cell>
          <table:table-cell office:value-type="float" office:value="3.15175">
            <text:p>3.15</text:p>
          </table:table-cell>
          <table:table-cell table:formula="oooc:=[.D110]*12/125*100" office:value-type="float" office:value="30.2568">
            <text:p>30.26</text:p>
          </table:table-cell>
          <table:table-cell office:value-type="float" office:value="0">
            <text:p>0</text:p>
          </table:table-cell>
          <table:table-cell table:formula="oooc:=[.G109]+([.$C$2]*[.B109]/100-[.F109])/60/12" office:value-type="float" office:value="42.9812367261806">
            <text:p>42.98</text:p>
          </table:table-cell>
          <table:table-cell table:formula="oooc:=[.H109]+([.$C$2]*[.E109]/100-[.F109])/60/12" office:value-type="float" office:value="42.2007125474667">
            <text:p>42.2</text:p>
          </table:table-cell>
          <table:table-cell table:number-columns-repeated="30"/>
        </table:table-row>
        <table:table-row table:style-name="ro1">
          <table:table-cell table:formula="oooc:=[.A112]-0.000694444444444444" office:value-type="time" office:time-value="PT08H55M00S">
            <text:p>08:55 AM</text:p>
          </table:table-cell>
          <table:table-cell office:value-type="float" office:value="40.4766">
            <text:p>40.48</text:p>
          </table:table-cell>
          <table:table-cell office:value-type="float" office:value="54.6711">
            <text:p>54.67</text:p>
          </table:table-cell>
          <table:table-cell office:value-type="float" office:value="3.18547">
            <text:p>3.19</text:p>
          </table:table-cell>
          <table:table-cell table:formula="oooc:=[.D111]*12/125*100" office:value-type="float" office:value="30.580512">
            <text:p>30.58</text:p>
          </table:table-cell>
          <table:table-cell office:value-type="float" office:value="0">
            <text:p>0</text:p>
          </table:table-cell>
          <table:table-cell table:formula="oooc:=[.G110]+([.$C$2]*[.B110]/100-[.F110])/60/12" office:value-type="float" office:value="43.0507787400695">
            <text:p>43.05</text:p>
          </table:table-cell>
          <table:table-cell table:formula="oooc:=[.H110]+([.$C$2]*[.E110]/100-[.F110])/60/12" office:value-type="float" office:value="42.2532417141333">
            <text:p>42.25</text:p>
          </table:table-cell>
          <table:table-cell table:number-columns-repeated="30"/>
        </table:table-row>
        <table:table-row table:style-name="ro1">
          <table:table-cell table:formula="oooc:=[.A113]-0.000694444444444444" office:value-type="time" office:time-value="PT08H56M00S">
            <text:p>08:56 AM</text:p>
          </table:table-cell>
          <table:table-cell office:value-type="float" office:value="40.8949">
            <text:p>40.89</text:p>
          </table:table-cell>
          <table:table-cell office:value-type="float" office:value="55.0393">
            <text:p>55.04</text:p>
          </table:table-cell>
          <table:table-cell office:value-type="float" office:value="3.21902">
            <text:p>3.22</text:p>
          </table:table-cell>
          <table:table-cell table:formula="oooc:=[.D112]*12/125*100" office:value-type="float" office:value="30.902592">
            <text:p>30.9</text:p>
          </table:table-cell>
          <table:table-cell office:value-type="float" office:value="0">
            <text:p>0</text:p>
          </table:table-cell>
          <table:table-cell table:formula="oooc:=[.G111]+([.$C$2]*[.B111]/100-[.F111])/60/12" office:value-type="float" office:value="43.1210506150695">
            <text:p>43.12</text:p>
          </table:table-cell>
          <table:table-cell table:formula="oooc:=[.H111]+([.$C$2]*[.E111]/100-[.F111])/60/12" office:value-type="float" office:value="42.3063328808">
            <text:p>42.31</text:p>
          </table:table-cell>
          <table:table-cell table:number-columns-repeated="30"/>
        </table:table-row>
        <table:table-row table:style-name="ro1">
          <table:table-cell table:formula="oooc:=[.A114]-0.000694444444444444" office:value-type="time" office:time-value="PT08H57M00S">
            <text:p>08:57 AM</text:p>
          </table:table-cell>
          <table:table-cell office:value-type="float" office:value="41.311">
            <text:p>41.31</text:p>
          </table:table-cell>
          <table:table-cell office:value-type="float" office:value="55.4027">
            <text:p>55.4</text:p>
          </table:table-cell>
          <table:table-cell office:value-type="float" office:value="3.25238">
            <text:p>3.25</text:p>
          </table:table-cell>
          <table:table-cell table:formula="oooc:=[.D113]*12/125*100" office:value-type="float" office:value="31.222848">
            <text:p>31.22</text:p>
          </table:table-cell>
          <table:table-cell office:value-type="float" office:value="0">
            <text:p>0</text:p>
          </table:table-cell>
          <table:table-cell table:formula="oooc:=[.G112]+([.$C$2]*[.B112]/100-[.F112])/60/12" office:value-type="float" office:value="43.1920487053473">
            <text:p>43.19</text:p>
          </table:table-cell>
          <table:table-cell table:formula="oooc:=[.H112]+([.$C$2]*[.E112]/100-[.F112])/60/12" office:value-type="float" office:value="42.3599832141333">
            <text:p>42.36</text:p>
          </table:table-cell>
          <table:table-cell table:number-columns-repeated="30"/>
        </table:table-row>
        <table:table-row table:style-name="ro1">
          <table:table-cell table:formula="oooc:=[.A115]-0.000694444444444444" office:value-type="time" office:time-value="PT08H58M00S">
            <text:p>08:58 AM</text:p>
          </table:table-cell>
          <table:table-cell office:value-type="float" office:value="41.7249">
            <text:p>41.72</text:p>
          </table:table-cell>
          <table:table-cell office:value-type="float" office:value="55.7615">
            <text:p>55.76</text:p>
          </table:table-cell>
          <table:table-cell office:value-type="float" office:value="3.28558">
            <text:p>3.29</text:p>
          </table:table-cell>
          <table:table-cell table:formula="oooc:=[.D114]*12/125*100" office:value-type="float" office:value="31.541568">
            <text:p>31.54</text:p>
          </table:table-cell>
          <table:table-cell office:value-type="float" office:value="0">
            <text:p>0</text:p>
          </table:table-cell>
          <table:table-cell table:formula="oooc:=[.G113]+([.$C$2]*[.B113]/100-[.F113])/60/12" office:value-type="float" office:value="43.2637691914584">
            <text:p>43.26</text:p>
          </table:table-cell>
          <table:table-cell table:formula="oooc:=[.H113]+([.$C$2]*[.E113]/100-[.F113])/60/12" office:value-type="float" office:value="42.4141895474667">
            <text:p>42.41</text:p>
          </table:table-cell>
          <table:table-cell table:number-columns-repeated="30"/>
        </table:table-row>
        <table:table-row table:style-name="ro1">
          <table:table-cell table:formula="oooc:=[.A116]-0.000694444444444444" office:value-type="time" office:time-value="PT08H59M00S">
            <text:p>08:59 AM</text:p>
          </table:table-cell>
          <table:table-cell office:value-type="float" office:value="42.1365">
            <text:p>42.14</text:p>
          </table:table-cell>
          <table:table-cell office:value-type="float" office:value="56.1156">
            <text:p>56.12</text:p>
          </table:table-cell>
          <table:table-cell office:value-type="float" office:value="3.31859">
            <text:p>3.32</text:p>
          </table:table-cell>
          <table:table-cell table:formula="oooc:=[.D115]*12/125*100" office:value-type="float" office:value="31.858464">
            <text:p>31.86</text:p>
          </table:table-cell>
          <table:table-cell office:value-type="float" office:value="0">
            <text:p>0</text:p>
          </table:table-cell>
          <table:table-cell table:formula="oooc:=[.G114]+([.$C$2]*[.B114]/100-[.F114])/60/12" office:value-type="float" office:value="43.3362082539584">
            <text:p>43.34</text:p>
          </table:table-cell>
          <table:table-cell table:formula="oooc:=[.H114]+([.$C$2]*[.E114]/100-[.F114])/60/12" office:value-type="float" office:value="42.4689492141333">
            <text:p>42.47</text:p>
          </table:table-cell>
          <table:table-cell table:number-columns-repeated="30"/>
        </table:table-row>
        <table:table-row table:style-name="ro1">
          <table:table-cell table:formula="oooc:=[.A117]-0.000694444444444444" office:value-type="time" office:time-value="PT09H00M00S">
            <text:p>09:00 AM</text:p>
          </table:table-cell>
          <table:table-cell office:value-type="float" office:value="42.5459">
            <text:p>42.55</text:p>
          </table:table-cell>
          <table:table-cell office:value-type="float" office:value="56.4651">
            <text:p>56.47</text:p>
          </table:table-cell>
          <table:table-cell office:value-type="float" office:value="3.35142">
            <text:p>3.35</text:p>
          </table:table-cell>
          <table:table-cell table:formula="oooc:=[.D116]*12/125*100" office:value-type="float" office:value="32.173632">
            <text:p>32.17</text:p>
          </table:table-cell>
          <table:table-cell office:value-type="float" office:value="0">
            <text:p>0</text:p>
          </table:table-cell>
          <table:table-cell table:formula="oooc:=[.G115]+([.$C$2]*[.B115]/100-[.F115])/60/12" office:value-type="float" office:value="43.4093618997917">
            <text:p>43.41</text:p>
          </table:table-cell>
          <table:table-cell table:formula="oooc:=[.H115]+([.$C$2]*[.E115]/100-[.F115])/60/12" office:value-type="float" office:value="42.5242590474667">
            <text:p>42.52</text:p>
          </table:table-cell>
          <table:table-cell table:number-columns-repeated="30"/>
        </table:table-row>
        <table:table-row table:style-name="ro1">
          <table:table-cell table:formula="oooc:=[.A118]-0.000694444444444444" office:value-type="time" office:time-value="PT09H01M00S">
            <text:p>09:01 AM</text:p>
          </table:table-cell>
          <table:table-cell office:value-type="float" office:value="42.9531">
            <text:p>42.95</text:p>
          </table:table-cell>
          <table:table-cell office:value-type="float" office:value="56.8101">
            <text:p>56.81</text:p>
          </table:table-cell>
          <table:table-cell office:value-type="float" office:value="3.38408">
            <text:p>3.38</text:p>
          </table:table-cell>
          <table:table-cell table:formula="oooc:=[.D117]*12/125*100" office:value-type="float" office:value="32.487168">
            <text:p>32.49</text:p>
          </table:table-cell>
          <table:table-cell office:value-type="float" office:value="0">
            <text:p>0</text:p>
          </table:table-cell>
          <table:table-cell table:formula="oooc:=[.G116]+([.$C$2]*[.B116]/100-[.F116])/60/12" office:value-type="float" office:value="43.4832263095139">
            <text:p>43.48</text:p>
          </table:table-cell>
          <table:table-cell table:formula="oooc:=[.H116]+([.$C$2]*[.E116]/100-[.F116])/60/12" office:value-type="float" office:value="42.5801160474667">
            <text:p>42.58</text:p>
          </table:table-cell>
          <table:table-cell table:number-columns-repeated="30"/>
        </table:table-row>
        <table:table-row table:style-name="ro1">
          <table:table-cell table:formula="oooc:=[.A119]-0.000694444444444444" office:value-type="time" office:time-value="PT09H02M00S">
            <text:p>09:02 AM</text:p>
          </table:table-cell>
          <table:table-cell office:value-type="float" office:value="43.358">
            <text:p>43.36</text:p>
          </table:table-cell>
          <table:table-cell office:value-type="float" office:value="57.1508">
            <text:p>57.15</text:p>
          </table:table-cell>
          <table:table-cell office:value-type="float" office:value="3.41656">
            <text:p>3.42</text:p>
          </table:table-cell>
          <table:table-cell table:formula="oooc:=[.D118]*12/125*100" office:value-type="float" office:value="32.798976">
            <text:p>32.8</text:p>
          </table:table-cell>
          <table:table-cell office:value-type="float" office:value="0">
            <text:p>0</text:p>
          </table:table-cell>
          <table:table-cell table:formula="oooc:=[.G117]+([.$C$2]*[.B117]/100-[.F117])/60/12" office:value-type="float" office:value="43.5577976636806">
            <text:p>43.56</text:p>
          </table:table-cell>
          <table:table-cell table:formula="oooc:=[.H117]+([.$C$2]*[.E117]/100-[.F117])/60/12" office:value-type="float" office:value="42.6365173808">
            <text:p>42.64</text:p>
          </table:table-cell>
          <table:table-cell table:number-columns-repeated="30"/>
        </table:table-row>
        <table:table-row table:style-name="ro1">
          <table:table-cell table:formula="oooc:=[.A120]-0.000694444444444444" office:value-type="time" office:time-value="PT09H03M00S">
            <text:p>09:03 AM</text:p>
          </table:table-cell>
          <table:table-cell office:value-type="float" office:value="43.7608">
            <text:p>43.76</text:p>
          </table:table-cell>
          <table:table-cell office:value-type="float" office:value="57.487">
            <text:p>57.49</text:p>
          </table:table-cell>
          <table:table-cell office:value-type="float" office:value="3.44886">
            <text:p>3.45</text:p>
          </table:table-cell>
          <table:table-cell table:formula="oooc:=[.D119]*12/125*100" office:value-type="float" office:value="33.109056">
            <text:p>33.11</text:p>
          </table:table-cell>
          <table:table-cell office:value-type="float" office:value="0">
            <text:p>0</text:p>
          </table:table-cell>
          <table:table-cell table:formula="oooc:=[.G118]+([.$C$2]*[.B118]/100-[.F118])/60/12" office:value-type="float" office:value="43.6330719692361">
            <text:p>43.63</text:p>
          </table:table-cell>
          <table:table-cell table:formula="oooc:=[.H118]+([.$C$2]*[.E118]/100-[.F118])/60/12" office:value-type="float" office:value="42.6934600474667">
            <text:p>42.69</text:p>
          </table:table-cell>
          <table:table-cell table:number-columns-repeated="30"/>
        </table:table-row>
        <table:table-row table:style-name="ro1">
          <table:table-cell table:formula="oooc:=[.A121]-0.000694444444444444" office:value-type="time" office:time-value="PT09H04M00S">
            <text:p>09:04 AM</text:p>
          </table:table-cell>
          <table:table-cell office:value-type="float" office:value="44.1613">
            <text:p>44.16</text:p>
          </table:table-cell>
          <table:table-cell office:value-type="float" office:value="57.8189">
            <text:p>57.82</text:p>
          </table:table-cell>
          <table:table-cell office:value-type="float" office:value="3.48098">
            <text:p>3.48</text:p>
          </table:table-cell>
          <table:table-cell table:formula="oooc:=[.D120]*12/125*100" office:value-type="float" office:value="33.417408">
            <text:p>33.42</text:p>
          </table:table-cell>
          <table:table-cell office:value-type="float" office:value="0">
            <text:p>0</text:p>
          </table:table-cell>
          <table:table-cell table:formula="oooc:=[.G119]+([.$C$2]*[.B119]/100-[.F119])/60/12" office:value-type="float" office:value="43.7090455803473">
            <text:p>43.71</text:p>
          </table:table-cell>
          <table:table-cell table:formula="oooc:=[.H119]+([.$C$2]*[.E119]/100-[.F119])/60/12" office:value-type="float" office:value="42.7509410474667">
            <text:p>42.75</text:p>
          </table:table-cell>
          <table:table-cell table:number-columns-repeated="30"/>
        </table:table-row>
        <table:table-row table:style-name="ro1">
          <table:table-cell table:formula="oooc:=[.A122]-0.000694444444444444" office:value-type="time" office:time-value="PT09H05M00S">
            <text:p>09:05 AM</text:p>
          </table:table-cell>
          <table:table-cell office:value-type="float" office:value="44.5595">
            <text:p>44.56</text:p>
          </table:table-cell>
          <table:table-cell office:value-type="float" office:value="58.1466">
            <text:p>58.15</text:p>
          </table:table-cell>
          <table:table-cell office:value-type="float" office:value="3.51292">
            <text:p>3.51</text:p>
          </table:table-cell>
          <table:table-cell table:formula="oooc:=[.D121]*12/125*100" office:value-type="float" office:value="33.724032">
            <text:p>33.72</text:p>
          </table:table-cell>
          <table:table-cell office:value-type="float" office:value="0">
            <text:p>0</text:p>
          </table:table-cell>
          <table:table-cell table:formula="oooc:=[.G120]+([.$C$2]*[.B120]/100-[.F120])/60/12" office:value-type="float" office:value="43.7857145039584">
            <text:p>43.79</text:p>
          </table:table-cell>
          <table:table-cell table:formula="oooc:=[.H120]+([.$C$2]*[.E120]/100-[.F120])/60/12" office:value-type="float" office:value="42.8089573808">
            <text:p>42.81</text:p>
          </table:table-cell>
          <table:table-cell table:number-columns-repeated="30"/>
        </table:table-row>
        <table:table-row table:style-name="ro1">
          <table:table-cell table:formula="oooc:=[.A123]-0.000694444444444444" office:value-type="time" office:time-value="PT09H06M00S">
            <text:p>09:06 AM</text:p>
          </table:table-cell>
          <table:table-cell office:value-type="float" office:value="44.9556">
            <text:p>44.96</text:p>
          </table:table-cell>
          <table:table-cell office:value-type="float" office:value="58.4701">
            <text:p>58.47</text:p>
          </table:table-cell>
          <table:table-cell office:value-type="float" office:value="3.54468">
            <text:p>3.54</text:p>
          </table:table-cell>
          <table:table-cell table:formula="oooc:=[.D122]*12/125*100" office:value-type="float" office:value="34.028928">
            <text:p>34.03</text:p>
          </table:table-cell>
          <table:table-cell office:value-type="float" office:value="0">
            <text:p>0</text:p>
          </table:table-cell>
          <table:table-cell table:formula="oooc:=[.G121]+([.$C$2]*[.B121]/100-[.F121])/60/12" office:value-type="float" office:value="43.8630747470139">
            <text:p>43.86</text:p>
          </table:table-cell>
          <table:table-cell table:formula="oooc:=[.H121]+([.$C$2]*[.E121]/100-[.F121])/60/12" office:value-type="float" office:value="42.8675060474667">
            <text:p>42.87</text:p>
          </table:table-cell>
          <table:table-cell table:number-columns-repeated="30"/>
        </table:table-row>
        <table:table-row table:style-name="ro1">
          <table:table-cell table:formula="oooc:=[.A124]-0.000694444444444444" office:value-type="time" office:time-value="PT09H07M00S">
            <text:p>09:07 AM</text:p>
          </table:table-cell>
          <table:table-cell office:value-type="float" office:value="45.3494">
            <text:p>45.35</text:p>
          </table:table-cell>
          <table:table-cell office:value-type="float" office:value="58.7894">
            <text:p>58.79</text:p>
          </table:table-cell>
          <table:table-cell office:value-type="float" office:value="3.57626">
            <text:p>3.58</text:p>
          </table:table-cell>
          <table:table-cell table:formula="oooc:=[.D123]*12/125*100" office:value-type="float" office:value="34.332096">
            <text:p>34.33</text:p>
          </table:table-cell>
          <table:table-cell office:value-type="float" office:value="0">
            <text:p>0</text:p>
          </table:table-cell>
          <table:table-cell table:formula="oooc:=[.G122]+([.$C$2]*[.B122]/100-[.F122])/60/12" office:value-type="float" office:value="43.9411226636806">
            <text:p>43.94</text:p>
          </table:table-cell>
          <table:table-cell table:formula="oooc:=[.H122]+([.$C$2]*[.E122]/100-[.F122])/60/12" office:value-type="float" office:value="42.9265840474667">
            <text:p>42.93</text:p>
          </table:table-cell>
          <table:table-cell table:number-columns-repeated="30"/>
        </table:table-row>
        <table:table-row table:style-name="ro1">
          <table:table-cell table:formula="oooc:=[.A125]-0.000694444444444444" office:value-type="time" office:time-value="PT09H08M00S">
            <text:p>09:08 AM</text:p>
          </table:table-cell>
          <table:table-cell office:value-type="float" office:value="45.7409">
            <text:p>45.74</text:p>
          </table:table-cell>
          <table:table-cell office:value-type="float" office:value="59.1047">
            <text:p>59.1</text:p>
          </table:table-cell>
          <table:table-cell office:value-type="float" office:value="3.60767">
            <text:p>3.61</text:p>
          </table:table-cell>
          <table:table-cell table:formula="oooc:=[.D124]*12/125*100" office:value-type="float" office:value="34.633632">
            <text:p>34.63</text:p>
          </table:table-cell>
          <table:table-cell office:value-type="float" office:value="0">
            <text:p>0</text:p>
          </table:table-cell>
          <table:table-cell table:formula="oooc:=[.G123]+([.$C$2]*[.B123]/100-[.F123])/60/12" office:value-type="float" office:value="44.0198542609028">
            <text:p>44.02</text:p>
          </table:table-cell>
          <table:table-cell table:formula="oooc:=[.H123]+([.$C$2]*[.E123]/100-[.F123])/60/12" office:value-type="float" office:value="42.9861883808">
            <text:p>42.99</text:p>
          </table:table-cell>
          <table:table-cell table:number-columns-repeated="30"/>
        </table:table-row>
        <table:table-row table:style-name="ro1">
          <table:table-cell table:formula="oooc:=[.A126]-0.000694444444444444" office:value-type="time" office:time-value="PT09H09M00S">
            <text:p>09:09 AM</text:p>
          </table:table-cell>
          <table:table-cell office:value-type="float" office:value="46.1303">
            <text:p>46.13</text:p>
          </table:table-cell>
          <table:table-cell office:value-type="float" office:value="59.4159">
            <text:p>59.42</text:p>
          </table:table-cell>
          <table:table-cell office:value-type="float" office:value="3.63889">
            <text:p>3.64</text:p>
          </table:table-cell>
          <table:table-cell table:formula="oooc:=[.D125]*12/125*100" office:value-type="float" office:value="34.933344">
            <text:p>34.93</text:p>
          </table:table-cell>
          <table:table-cell office:value-type="float" office:value="0">
            <text:p>0</text:p>
          </table:table-cell>
          <table:table-cell table:formula="oooc:=[.G124]+([.$C$2]*[.B124]/100-[.F124])/60/12" office:value-type="float" office:value="44.099265545625">
            <text:p>44.1</text:p>
          </table:table-cell>
          <table:table-cell table:formula="oooc:=[.H124]+([.$C$2]*[.E124]/100-[.F124])/60/12" office:value-type="float" office:value="43.0463162141333">
            <text:p>43.05</text:p>
          </table:table-cell>
          <table:table-cell table:number-columns-repeated="30"/>
        </table:table-row>
        <table:table-row table:style-name="ro1">
          <table:table-cell table:formula="oooc:=[.A127]-0.000694444444444444" office:value-type="time" office:time-value="PT09H10M00S">
            <text:p>09:10 AM</text:p>
          </table:table-cell>
          <table:table-cell office:value-type="float" office:value="46.5174">
            <text:p>46.52</text:p>
          </table:table-cell>
          <table:table-cell office:value-type="float" office:value="59.7232">
            <text:p>59.72</text:p>
          </table:table-cell>
          <table:table-cell office:value-type="float" office:value="3.66994">
            <text:p>3.67</text:p>
          </table:table-cell>
          <table:table-cell table:formula="oooc:=[.D126]*12/125*100" office:value-type="float" office:value="35.231424">
            <text:p>35.23</text:p>
          </table:table-cell>
          <table:table-cell office:value-type="float" office:value="0">
            <text:p>0</text:p>
          </table:table-cell>
          <table:table-cell table:formula="oooc:=[.G125]+([.$C$2]*[.B125]/100-[.F125])/60/12" office:value-type="float" office:value="44.1793528720139">
            <text:p>44.18</text:p>
          </table:table-cell>
          <table:table-cell table:formula="oooc:=[.H125]+([.$C$2]*[.E125]/100-[.F125])/60/12" office:value-type="float" office:value="43.1069643808">
            <text:p>43.11</text:p>
          </table:table-cell>
          <table:table-cell table:number-columns-repeated="30"/>
        </table:table-row>
        <table:table-row table:style-name="ro1">
          <table:table-cell table:formula="oooc:=[.A128]-0.000694444444444444" office:value-type="time" office:time-value="PT09H11M00S">
            <text:p>09:11 AM</text:p>
          </table:table-cell>
          <table:table-cell office:value-type="float" office:value="46.9022">
            <text:p>46.9</text:p>
          </table:table-cell>
          <table:table-cell office:value-type="float" office:value="60.0266">
            <text:p>60.03</text:p>
          </table:table-cell>
          <table:table-cell office:value-type="float" office:value="3.7008">
            <text:p>3.7</text:p>
          </table:table-cell>
          <table:table-cell table:formula="oooc:=[.D127]*12/125*100" office:value-type="float" office:value="35.52768">
            <text:p>35.53</text:p>
          </table:table-cell>
          <table:table-cell office:value-type="float" office:value="0">
            <text:p>0</text:p>
          </table:table-cell>
          <table:table-cell table:formula="oooc:=[.G126]+([.$C$2]*[.B126]/100-[.F126])/60/12" office:value-type="float" office:value="44.2601122470139">
            <text:p>44.26</text:p>
          </table:table-cell>
          <table:table-cell table:formula="oooc:=[.H126]+([.$C$2]*[.E126]/100-[.F126])/60/12" office:value-type="float" office:value="43.1681300474667">
            <text:p>43.17</text:p>
          </table:table-cell>
          <table:table-cell table:number-columns-repeated="30"/>
        </table:table-row>
        <table:table-row table:style-name="ro1">
          <table:table-cell table:formula="oooc:=[.A129]-0.000694444444444444" office:value-type="time" office:time-value="PT09H12M00S">
            <text:p>09:12 AM</text:p>
          </table:table-cell>
          <table:table-cell office:value-type="float" office:value="47.2848">
            <text:p>47.28</text:p>
          </table:table-cell>
          <table:table-cell office:value-type="float" office:value="60.3261">
            <text:p>60.33</text:p>
          </table:table-cell>
          <table:table-cell office:value-type="float" office:value="3.73149">
            <text:p>3.73</text:p>
          </table:table-cell>
          <table:table-cell table:formula="oooc:=[.D128]*12/125*100" office:value-type="float" office:value="35.822304">
            <text:p>35.82</text:p>
          </table:table-cell>
          <table:table-cell office:value-type="float" office:value="0">
            <text:p>0</text:p>
          </table:table-cell>
          <table:table-cell table:formula="oooc:=[.G127]+([.$C$2]*[.B127]/100-[.F127])/60/12" office:value-type="float" office:value="44.3415396775695">
            <text:p>44.34</text:p>
          </table:table-cell>
          <table:table-cell table:formula="oooc:=[.H127]+([.$C$2]*[.E127]/100-[.F127])/60/12" office:value-type="float" office:value="43.2298100474667">
            <text:p>43.23</text:p>
          </table:table-cell>
          <table:table-cell table:number-columns-repeated="30"/>
        </table:table-row>
        <table:table-row table:style-name="ro1">
          <table:table-cell table:formula="oooc:=[.A130]-0.000694444444444444" office:value-type="time" office:time-value="PT09H13M00S">
            <text:p>09:13 AM</text:p>
          </table:table-cell>
          <table:table-cell office:value-type="float" office:value="47.6652">
            <text:p>47.67</text:p>
          </table:table-cell>
          <table:table-cell office:value-type="float" office:value="60.6218">
            <text:p>60.62</text:p>
          </table:table-cell>
          <table:table-cell office:value-type="float" office:value="3.76199">
            <text:p>3.76</text:p>
          </table:table-cell>
          <table:table-cell table:formula="oooc:=[.D129]*12/125*100" office:value-type="float" office:value="36.115104">
            <text:p>36.12</text:p>
          </table:table-cell>
          <table:table-cell office:value-type="float" office:value="0">
            <text:p>0</text:p>
          </table:table-cell>
          <table:table-cell table:formula="oooc:=[.G128]+([.$C$2]*[.B128]/100-[.F128])/60/12" office:value-type="float" office:value="44.4236313442361">
            <text:p>44.42</text:p>
          </table:table-cell>
          <table:table-cell table:formula="oooc:=[.H128]+([.$C$2]*[.E128]/100-[.F128])/60/12" office:value-type="float" office:value="43.2920015474667">
            <text:p>43.29</text:p>
          </table:table-cell>
          <table:table-cell table:number-columns-repeated="30"/>
        </table:table-row>
        <table:table-row table:style-name="ro1">
          <table:table-cell table:formula="oooc:=[.A131]-0.000694444444444444" office:value-type="time" office:time-value="PT09H14M00S">
            <text:p>09:14 AM</text:p>
          </table:table-cell>
          <table:table-cell office:value-type="float" office:value="48.0434">
            <text:p>48.04</text:p>
          </table:table-cell>
          <table:table-cell office:value-type="float" office:value="60.9137">
            <text:p>60.91</text:p>
          </table:table-cell>
          <table:table-cell office:value-type="float" office:value="3.79232">
            <text:p>3.79</text:p>
          </table:table-cell>
          <table:table-cell table:formula="oooc:=[.D130]*12/125*100" office:value-type="float" office:value="36.406272">
            <text:p>36.41</text:p>
          </table:table-cell>
          <table:table-cell office:value-type="float" office:value="0">
            <text:p>0</text:p>
          </table:table-cell>
          <table:table-cell table:formula="oooc:=[.G129]+([.$C$2]*[.B129]/100-[.F129])/60/12" office:value-type="float" office:value="44.5063834275695">
            <text:p>44.51</text:p>
          </table:table-cell>
          <table:table-cell table:formula="oooc:=[.H129]+([.$C$2]*[.E129]/100-[.F129])/60/12" office:value-type="float" office:value="43.3547013808">
            <text:p>43.35</text:p>
          </table:table-cell>
          <table:table-cell table:number-columns-repeated="30"/>
        </table:table-row>
        <table:table-row table:style-name="ro1">
          <table:table-cell table:formula="oooc:=[.A132]-0.000694444444444444" office:value-type="time" office:time-value="PT09H15M00S">
            <text:p>09:15 AM</text:p>
          </table:table-cell>
          <table:table-cell office:value-type="float" office:value="48.4193">
            <text:p>48.42</text:p>
          </table:table-cell>
          <table:table-cell office:value-type="float" office:value="61.202">
            <text:p>61.2</text:p>
          </table:table-cell>
          <table:table-cell office:value-type="float" office:value="3.82247">
            <text:p>3.82</text:p>
          </table:table-cell>
          <table:table-cell table:formula="oooc:=[.D131]*12/125*100" office:value-type="float" office:value="36.695712">
            <text:p>36.7</text:p>
          </table:table-cell>
          <table:table-cell office:value-type="float" office:value="0">
            <text:p>0</text:p>
          </table:table-cell>
          <table:table-cell table:formula="oooc:=[.G130]+([.$C$2]*[.B130]/100-[.F130])/60/12" office:value-type="float" office:value="44.589792108125">
            <text:p>44.59</text:p>
          </table:table-cell>
          <table:table-cell table:formula="oooc:=[.H130]+([.$C$2]*[.E130]/100-[.F130])/60/12" office:value-type="float" office:value="43.4179067141333">
            <text:p>43.42</text:p>
          </table:table-cell>
          <table:table-cell table:number-columns-repeated="30"/>
        </table:table-row>
        <table:table-row table:style-name="ro1">
          <table:table-cell table:formula="oooc:=[.A133]-0.000694444444444444" office:value-type="time" office:time-value="PT09H16M00S">
            <text:p>09:16 AM</text:p>
          </table:table-cell>
          <table:table-cell office:value-type="float" office:value="48.7929">
            <text:p>48.79</text:p>
          </table:table-cell>
          <table:table-cell office:value-type="float" office:value="61.4866">
            <text:p>61.49</text:p>
          </table:table-cell>
          <table:table-cell office:value-type="float" office:value="3.85244">
            <text:p>3.85</text:p>
          </table:table-cell>
          <table:table-cell table:formula="oooc:=[.D132]*12/125*100" office:value-type="float" office:value="36.983424">
            <text:p>36.98</text:p>
          </table:table-cell>
          <table:table-cell office:value-type="float" office:value="0">
            <text:p>0</text:p>
          </table:table-cell>
          <table:table-cell table:formula="oooc:=[.G131]+([.$C$2]*[.B131]/100-[.F131])/60/12" office:value-type="float" office:value="44.6738533928473">
            <text:p>44.67</text:p>
          </table:table-cell>
          <table:table-cell table:formula="oooc:=[.H131]+([.$C$2]*[.E131]/100-[.F131])/60/12" office:value-type="float" office:value="43.4816145474667">
            <text:p>43.48</text:p>
          </table:table-cell>
          <table:table-cell table:number-columns-repeated="30"/>
        </table:table-row>
        <table:table-row table:style-name="ro1">
          <table:table-cell table:formula="oooc:=[.A134]-0.000694444444444444" office:value-type="time" office:time-value="PT09H17M00S">
            <text:p>09:17 AM</text:p>
          </table:table-cell>
          <table:table-cell office:value-type="float" office:value="49.1644">
            <text:p>49.16</text:p>
          </table:table-cell>
          <table:table-cell office:value-type="float" office:value="61.7676">
            <text:p>61.77</text:p>
          </table:table-cell>
          <table:table-cell office:value-type="float" office:value="3.88222">
            <text:p>3.88</text:p>
          </table:table-cell>
          <table:table-cell table:formula="oooc:=[.D133]*12/125*100" office:value-type="float" office:value="37.269312">
            <text:p>37.27</text:p>
          </table:table-cell>
          <table:table-cell office:value-type="float" office:value="0">
            <text:p>0</text:p>
          </table:table-cell>
          <table:table-cell table:formula="oooc:=[.G132]+([.$C$2]*[.B132]/100-[.F132])/60/12" office:value-type="float" office:value="44.7585632886806">
            <text:p>44.76</text:p>
          </table:table-cell>
          <table:table-cell table:formula="oooc:=[.H132]+([.$C$2]*[.E132]/100-[.F132])/60/12" office:value-type="float" office:value="43.5458218808">
            <text:p>43.55</text:p>
          </table:table-cell>
          <table:table-cell table:number-columns-repeated="30"/>
        </table:table-row>
        <table:table-row table:style-name="ro1">
          <table:table-cell table:formula="oooc:=[.A135]-0.000694444444444444" office:value-type="time" office:time-value="PT09H18M00S">
            <text:p>09:18 AM</text:p>
          </table:table-cell>
          <table:table-cell office:value-type="float" office:value="49.5335">
            <text:p>49.53</text:p>
          </table:table-cell>
          <table:table-cell office:value-type="float" office:value="62.045">
            <text:p>62.05</text:p>
          </table:table-cell>
          <table:table-cell office:value-type="float" office:value="3.91183">
            <text:p>3.91</text:p>
          </table:table-cell>
          <table:table-cell table:formula="oooc:=[.D134]*12/125*100" office:value-type="float" office:value="37.553568">
            <text:p>37.55</text:p>
          </table:table-cell>
          <table:table-cell office:value-type="float" office:value="0">
            <text:p>0</text:p>
          </table:table-cell>
          <table:table-cell table:formula="oooc:=[.G133]+([.$C$2]*[.B133]/100-[.F133])/60/12" office:value-type="float" office:value="44.8439181497917">
            <text:p>44.84</text:p>
          </table:table-cell>
          <table:table-cell table:formula="oooc:=[.H133]+([.$C$2]*[.E133]/100-[.F133])/60/12" office:value-type="float" office:value="43.6105255474667">
            <text:p>43.61</text:p>
          </table:table-cell>
          <table:table-cell table:number-columns-repeated="30"/>
        </table:table-row>
        <table:table-row table:style-name="ro1">
          <table:table-cell table:formula="oooc:=[.A136]-0.000694444444444444" office:value-type="time" office:time-value="PT09H19M00S">
            <text:p>09:19 AM</text:p>
          </table:table-cell>
          <table:table-cell office:value-type="float" office:value="49.9005">
            <text:p>49.9</text:p>
          </table:table-cell>
          <table:table-cell office:value-type="float" office:value="62.3189">
            <text:p>62.32</text:p>
          </table:table-cell>
          <table:table-cell office:value-type="float" office:value="3.94126">
            <text:p>3.94</text:p>
          </table:table-cell>
          <table:table-cell table:formula="oooc:=[.D135]*12/125*100" office:value-type="float" office:value="37.836096">
            <text:p>37.84</text:p>
          </table:table-cell>
          <table:table-cell office:value-type="float" office:value="0">
            <text:p>0</text:p>
          </table:table-cell>
          <table:table-cell table:formula="oooc:=[.G134]+([.$C$2]*[.B134]/100-[.F134])/60/12" office:value-type="float" office:value="44.9299138095139">
            <text:p>44.93</text:p>
          </table:table-cell>
          <table:table-cell table:formula="oooc:=[.H134]+([.$C$2]*[.E134]/100-[.F134])/60/12" office:value-type="float" office:value="43.6757227141333">
            <text:p>43.68</text:p>
          </table:table-cell>
          <table:table-cell table:number-columns-repeated="30"/>
        </table:table-row>
        <table:table-row table:style-name="ro1">
          <table:table-cell table:formula="oooc:=[.A137]-0.000694444444444444" office:value-type="time" office:time-value="PT09H20M00S">
            <text:p>09:20 AM</text:p>
          </table:table-cell>
          <table:table-cell office:value-type="float" office:value="50.2652">
            <text:p>50.27</text:p>
          </table:table-cell>
          <table:table-cell office:value-type="float" office:value="62.5894">
            <text:p>62.59</text:p>
          </table:table-cell>
          <table:table-cell office:value-type="float" office:value="3.97051">
            <text:p>3.97</text:p>
          </table:table-cell>
          <table:table-cell table:formula="oooc:=[.D136]*12/125*100" office:value-type="float" office:value="38.116896">
            <text:p>38.12</text:p>
          </table:table-cell>
          <table:table-cell office:value-type="float" office:value="0">
            <text:p>0</text:p>
          </table:table-cell>
          <table:table-cell table:formula="oooc:=[.G135]+([.$C$2]*[.B135]/100-[.F135])/60/12" office:value-type="float" office:value="45.0165466220139">
            <text:p>45.02</text:p>
          </table:table-cell>
          <table:table-cell table:formula="oooc:=[.H135]+([.$C$2]*[.E135]/100-[.F135])/60/12" office:value-type="float" office:value="43.7414103808">
            <text:p>43.74</text:p>
          </table:table-cell>
          <table:table-cell table:number-columns-repeated="30"/>
        </table:table-row>
        <table:table-row table:style-name="ro1">
          <table:table-cell table:formula="oooc:=[.A138]-0.000694444444444444" office:value-type="time" office:time-value="PT09H21M00S">
            <text:p>09:21 AM</text:p>
          </table:table-cell>
          <table:table-cell office:value-type="float" office:value="50.6277">
            <text:p>50.63</text:p>
          </table:table-cell>
          <table:table-cell office:value-type="float" office:value="62.8565">
            <text:p>62.86</text:p>
          </table:table-cell>
          <table:table-cell office:value-type="float" office:value="3.99958">
            <text:p>4</text:p>
          </table:table-cell>
          <table:table-cell table:formula="oooc:=[.D137]*12/125*100" office:value-type="float" office:value="38.395968">
            <text:p>38.4</text:p>
          </table:table-cell>
          <table:table-cell office:value-type="float" office:value="0">
            <text:p>0</text:p>
          </table:table-cell>
          <table:table-cell table:formula="oooc:=[.G136]+([.$C$2]*[.B136]/100-[.F136])/60/12" office:value-type="float" office:value="45.1038125942361">
            <text:p>45.1</text:p>
          </table:table-cell>
          <table:table-cell table:formula="oooc:=[.H136]+([.$C$2]*[.E136]/100-[.F136])/60/12" office:value-type="float" office:value="43.8075855474667">
            <text:p>43.81</text:p>
          </table:table-cell>
          <table:table-cell table:number-columns-repeated="30"/>
        </table:table-row>
        <table:table-row table:style-name="ro1">
          <table:table-cell table:formula="oooc:=[.A139]-0.000694444444444444" office:value-type="time" office:time-value="PT09H22M00S">
            <text:p>09:22 AM</text:p>
          </table:table-cell>
          <table:table-cell office:value-type="float" office:value="50.9879">
            <text:p>50.99</text:p>
          </table:table-cell>
          <table:table-cell office:value-type="float" office:value="63.1202">
            <text:p>63.12</text:p>
          </table:table-cell>
          <table:table-cell office:value-type="float" office:value="4.02847">
            <text:p>4.03</text:p>
          </table:table-cell>
          <table:table-cell table:formula="oooc:=[.D138]*12/125*100" office:value-type="float" office:value="38.673312">
            <text:p>38.67</text:p>
          </table:table-cell>
          <table:table-cell office:value-type="float" office:value="0">
            <text:p>0</text:p>
          </table:table-cell>
          <table:table-cell table:formula="oooc:=[.G137]+([.$C$2]*[.B137]/100-[.F137])/60/12" office:value-type="float" office:value="45.1917079067361">
            <text:p>45.19</text:p>
          </table:table-cell>
          <table:table-cell table:formula="oooc:=[.H137]+([.$C$2]*[.E137]/100-[.F137])/60/12" office:value-type="float" office:value="43.8742452141333">
            <text:p>43.87</text:p>
          </table:table-cell>
          <table:table-cell table:number-columns-repeated="30"/>
        </table:table-row>
        <table:table-row table:style-name="ro1">
          <table:table-cell table:formula="oooc:=[.A140]-0.000694444444444444" office:value-type="time" office:time-value="PT09H23M00S">
            <text:p>09:23 AM</text:p>
          </table:table-cell>
          <table:table-cell office:value-type="float" office:value="51.3459">
            <text:p>51.35</text:p>
          </table:table-cell>
          <table:table-cell office:value-type="float" office:value="63.3806">
            <text:p>63.38</text:p>
          </table:table-cell>
          <table:table-cell office:value-type="float" office:value="4.05718">
            <text:p>4.06</text:p>
          </table:table-cell>
          <table:table-cell table:formula="oooc:=[.D139]*12/125*100" office:value-type="float" office:value="38.948928">
            <text:p>38.95</text:p>
          </table:table-cell>
          <table:table-cell office:value-type="float" office:value="0">
            <text:p>0</text:p>
          </table:table-cell>
          <table:table-cell table:formula="oooc:=[.G138]+([.$C$2]*[.B138]/100-[.F138])/60/12" office:value-type="float" office:value="45.2802285664584">
            <text:p>45.28</text:p>
          </table:table-cell>
          <table:table-cell table:formula="oooc:=[.H138]+([.$C$2]*[.E138]/100-[.F138])/60/12" office:value-type="float" office:value="43.9413863808">
            <text:p>43.94</text:p>
          </table:table-cell>
          <table:table-cell table:number-columns-repeated="30"/>
        </table:table-row>
        <table:table-row table:style-name="ro1">
          <table:table-cell table:formula="oooc:=[.A141]-0.000694444444444444" office:value-type="time" office:time-value="PT09H24M00S">
            <text:p>09:24 AM</text:p>
          </table:table-cell>
          <table:table-cell office:value-type="float" office:value="51.7016">
            <text:p>51.7</text:p>
          </table:table-cell>
          <table:table-cell office:value-type="float" office:value="63.6377">
            <text:p>63.64</text:p>
          </table:table-cell>
          <table:table-cell office:value-type="float" office:value="4.08571">
            <text:p>4.09</text:p>
          </table:table-cell>
          <table:table-cell table:formula="oooc:=[.D140]*12/125*100" office:value-type="float" office:value="39.222816">
            <text:p>39.22</text:p>
          </table:table-cell>
          <table:table-cell office:value-type="float" office:value="0">
            <text:p>0</text:p>
          </table:table-cell>
          <table:table-cell table:formula="oooc:=[.G139]+([.$C$2]*[.B139]/100-[.F139])/60/12" office:value-type="float" office:value="45.3693707539584">
            <text:p>45.37</text:p>
          </table:table-cell>
          <table:table-cell table:formula="oooc:=[.H139]+([.$C$2]*[.E139]/100-[.F139])/60/12" office:value-type="float" office:value="44.0090060474667">
            <text:p>44.01</text:p>
          </table:table-cell>
          <table:table-cell table:number-columns-repeated="30"/>
        </table:table-row>
        <table:table-row table:style-name="ro1">
          <table:table-cell table:formula="oooc:=[.A142]-0.000694444444444444" office:value-type="time" office:time-value="PT09H25M00S">
            <text:p>09:25 AM</text:p>
          </table:table-cell>
          <table:table-cell office:value-type="float" office:value="52.0552">
            <text:p>52.06</text:p>
          </table:table-cell>
          <table:table-cell office:value-type="float" office:value="63.8915">
            <text:p>63.89</text:p>
          </table:table-cell>
          <table:table-cell office:value-type="float" office:value="4.11407">
            <text:p>4.11</text:p>
          </table:table-cell>
          <table:table-cell table:formula="oooc:=[.D141]*12/125*100" office:value-type="float" office:value="39.495072">
            <text:p>39.5</text:p>
          </table:table-cell>
          <table:table-cell office:value-type="float" office:value="0">
            <text:p>0</text:p>
          </table:table-cell>
          <table:table-cell table:formula="oooc:=[.G140]+([.$C$2]*[.B140]/100-[.F140])/60/12" office:value-type="float" office:value="45.4591304761806">
            <text:p>45.46</text:p>
          </table:table-cell>
          <table:table-cell table:formula="oooc:=[.H140]+([.$C$2]*[.E140]/100-[.F140])/60/12" office:value-type="float" office:value="44.0771012141333">
            <text:p>44.08</text:p>
          </table:table-cell>
          <table:table-cell table:number-columns-repeated="30"/>
        </table:table-row>
        <table:table-row table:style-name="ro1">
          <table:table-cell table:formula="oooc:=[.A143]-0.000694444444444444" office:value-type="time" office:time-value="PT09H26M00S">
            <text:p>09:26 AM</text:p>
          </table:table-cell>
          <table:table-cell office:value-type="float" office:value="52.4064">
            <text:p>52.41</text:p>
          </table:table-cell>
          <table:table-cell office:value-type="float" office:value="64.1422">
            <text:p>64.14</text:p>
          </table:table-cell>
          <table:table-cell office:value-type="float" office:value="4.14224">
            <text:p>4.14</text:p>
          </table:table-cell>
          <table:table-cell table:formula="oooc:=[.D142]*12/125*100" office:value-type="float" office:value="39.765504">
            <text:p>39.77</text:p>
          </table:table-cell>
          <table:table-cell office:value-type="float" office:value="0">
            <text:p>0</text:p>
          </table:table-cell>
          <table:table-cell table:formula="oooc:=[.G141]+([.$C$2]*[.B141]/100-[.F141])/60/12" office:value-type="float" office:value="45.5495040872917">
            <text:p>45.55</text:p>
          </table:table-cell>
          <table:table-cell table:formula="oooc:=[.H141]+([.$C$2]*[.E141]/100-[.F141])/60/12" office:value-type="float" office:value="44.1456690474667">
            <text:p>44.15</text:p>
          </table:table-cell>
          <table:table-cell table:number-columns-repeated="30"/>
        </table:table-row>
        <table:table-row table:style-name="ro1">
          <table:table-cell table:formula="oooc:=[.A144]-0.000694444444444444" office:value-type="time" office:time-value="PT09H27M00S">
            <text:p>09:27 AM</text:p>
          </table:table-cell>
          <table:table-cell office:value-type="float" office:value="52.7555">
            <text:p>52.76</text:p>
          </table:table-cell>
          <table:table-cell office:value-type="float" office:value="64.3897">
            <text:p>64.39</text:p>
          </table:table-cell>
          <table:table-cell office:value-type="float" office:value="4.17023">
            <text:p>4.17</text:p>
          </table:table-cell>
          <table:table-cell table:formula="oooc:=[.D143]*12/125*100" office:value-type="float" office:value="40.034208">
            <text:p>40.03</text:p>
          </table:table-cell>
          <table:table-cell office:value-type="float" office:value="0">
            <text:p>0</text:p>
          </table:table-cell>
          <table:table-cell table:formula="oooc:=[.G142]+([.$C$2]*[.B142]/100-[.F142])/60/12" office:value-type="float" office:value="45.640487420625">
            <text:p>45.64</text:p>
          </table:table-cell>
          <table:table-cell table:formula="oooc:=[.H142]+([.$C$2]*[.E142]/100-[.F142])/60/12" office:value-type="float" office:value="44.2147063808">
            <text:p>44.21</text:p>
          </table:table-cell>
          <table:table-cell table:number-columns-repeated="30"/>
        </table:table-row>
        <table:table-row table:style-name="ro1">
          <table:table-cell table:formula="oooc:=[.A145]-0.000694444444444444" office:value-type="time" office:time-value="PT09H28M00S">
            <text:p>09:28 AM</text:p>
          </table:table-cell>
          <table:table-cell office:value-type="float" office:value="53.1023">
            <text:p>53.1</text:p>
          </table:table-cell>
          <table:table-cell office:value-type="float" office:value="64.6342">
            <text:p>64.63</text:p>
          </table:table-cell>
          <table:table-cell office:value-type="float" office:value="4.19804">
            <text:p>4.2</text:p>
          </table:table-cell>
          <table:table-cell table:formula="oooc:=[.D144]*12/125*100" office:value-type="float" office:value="40.301184">
            <text:p>40.3</text:p>
          </table:table-cell>
          <table:table-cell office:value-type="float" office:value="0">
            <text:p>0</text:p>
          </table:table-cell>
          <table:table-cell table:formula="oooc:=[.G143]+([.$C$2]*[.B143]/100-[.F143])/60/12" office:value-type="float" office:value="45.7320768303473">
            <text:p>45.73</text:p>
          </table:table-cell>
          <table:table-cell table:formula="oooc:=[.H143]+([.$C$2]*[.E143]/100-[.F143])/60/12" office:value-type="float" office:value="44.2842102141333">
            <text:p>44.28</text:p>
          </table:table-cell>
          <table:table-cell table:number-columns-repeated="30"/>
        </table:table-row>
        <table:table-row table:style-name="ro1">
          <table:table-cell table:formula="oooc:=[.A146]-0.000694444444444444" office:value-type="time" office:time-value="PT09H29M00S">
            <text:p>09:29 AM</text:p>
          </table:table-cell>
          <table:table-cell office:value-type="float" office:value="53.4468">
            <text:p>53.45</text:p>
          </table:table-cell>
          <table:table-cell office:value-type="float" office:value="64.8755">
            <text:p>64.88</text:p>
          </table:table-cell>
          <table:table-cell office:value-type="float" office:value="4.22568">
            <text:p>4.23</text:p>
          </table:table-cell>
          <table:table-cell table:formula="oooc:=[.D145]*12/125*100" office:value-type="float" office:value="40.566528">
            <text:p>40.57</text:p>
          </table:table-cell>
          <table:table-cell office:value-type="float" office:value="0">
            <text:p>0</text:p>
          </table:table-cell>
          <table:table-cell table:formula="oooc:=[.G144]+([.$C$2]*[.B144]/100-[.F144])/60/12" office:value-type="float" office:value="45.8242683234028">
            <text:p>45.82</text:p>
          </table:table-cell>
          <table:table-cell table:formula="oooc:=[.H144]+([.$C$2]*[.E144]/100-[.F144])/60/12" office:value-type="float" office:value="44.3541775474667">
            <text:p>44.35</text:p>
          </table:table-cell>
          <table:table-cell table:number-columns-repeated="30"/>
        </table:table-row>
        <table:table-row table:style-name="ro1">
          <table:table-cell table:formula="oooc:=[.A147]-0.000694444444444444" office:value-type="time" office:time-value="PT09H30M00S">
            <text:p>09:30 AM</text:p>
          </table:table-cell>
          <table:table-cell office:value-type="float" office:value="53.7892">
            <text:p>53.79</text:p>
          </table:table-cell>
          <table:table-cell office:value-type="float" office:value="65.1138">
            <text:p>65.11</text:p>
          </table:table-cell>
          <table:table-cell office:value-type="float" office:value="4.25313">
            <text:p>4.25</text:p>
          </table:table-cell>
          <table:table-cell table:formula="oooc:=[.D146]*12/125*100" office:value-type="float" office:value="40.830048">
            <text:p>40.83</text:p>
          </table:table-cell>
          <table:table-cell office:value-type="float" office:value="0">
            <text:p>0</text:p>
          </table:table-cell>
          <table:table-cell table:formula="oooc:=[.G145]+([.$C$2]*[.B145]/100-[.F145])/60/12" office:value-type="float" office:value="45.9170579067362">
            <text:p>45.92</text:p>
          </table:table-cell>
          <table:table-cell table:formula="oooc:=[.H145]+([.$C$2]*[.E145]/100-[.F145])/60/12" office:value-type="float" office:value="44.4246055474667">
            <text:p>44.42</text:p>
          </table:table-cell>
          <table:table-cell table:number-columns-repeated="30"/>
        </table:table-row>
        <table:table-row table:style-name="ro1">
          <table:table-cell table:formula="oooc:=[.A148]-0.000694444444444444" office:value-type="time" office:time-value="PT09H31M00S">
            <text:p>09:31 AM</text:p>
          </table:table-cell>
          <table:table-cell office:value-type="float" office:value="54.1292">
            <text:p>54.13</text:p>
          </table:table-cell>
          <table:table-cell office:value-type="float" office:value="65.3492">
            <text:p>65.35</text:p>
          </table:table-cell>
          <table:table-cell office:value-type="float" office:value="4.28041">
            <text:p>4.28</text:p>
          </table:table-cell>
          <table:table-cell table:formula="oooc:=[.D147]*12/125*100" office:value-type="float" office:value="41.091936">
            <text:p>41.09</text:p>
          </table:table-cell>
          <table:table-cell office:value-type="float" office:value="0">
            <text:p>0</text:p>
          </table:table-cell>
          <table:table-cell table:formula="oooc:=[.G146]+([.$C$2]*[.B146]/100-[.F146])/60/12" office:value-type="float" office:value="46.0104419345139">
            <text:p>46.01</text:p>
          </table:table-cell>
          <table:table-cell table:formula="oooc:=[.H146]+([.$C$2]*[.E146]/100-[.F146])/60/12" office:value-type="float" office:value="44.4954910474667">
            <text:p>44.5</text:p>
          </table:table-cell>
          <table:table-cell table:number-columns-repeated="30"/>
        </table:table-row>
        <table:table-row table:style-name="ro1">
          <table:table-cell table:formula="oooc:=[.A149]-0.000694444444444444" office:value-type="time" office:time-value="PT09H32M00S">
            <text:p>09:32 AM</text:p>
          </table:table-cell>
          <table:table-cell office:value-type="float" office:value="54.4671">
            <text:p>54.47</text:p>
          </table:table-cell>
          <table:table-cell office:value-type="float" office:value="65.5816">
            <text:p>65.58</text:p>
          </table:table-cell>
          <table:table-cell office:value-type="float" office:value="4.3075">
            <text:p>4.31</text:p>
          </table:table-cell>
          <table:table-cell table:formula="oooc:=[.D148]*12/125*100" office:value-type="float" office:value="41.352">
            <text:p>41.35</text:p>
          </table:table-cell>
          <table:table-cell office:value-type="float" office:value="0">
            <text:p>0</text:p>
          </table:table-cell>
          <table:table-cell table:formula="oooc:=[.G147]+([.$C$2]*[.B147]/100-[.F147])/60/12" office:value-type="float" office:value="46.1044162400695">
            <text:p>46.1</text:p>
          </table:table-cell>
          <table:table-cell table:formula="oooc:=[.H147]+([.$C$2]*[.E147]/100-[.F147])/60/12" office:value-type="float" office:value="44.5668312141333">
            <text:p>44.57</text:p>
          </table:table-cell>
          <table:table-cell table:number-columns-repeated="30"/>
        </table:table-row>
        <table:table-row table:style-name="ro1">
          <table:table-cell table:formula="oooc:=[.A150]-0.000694444444444444" office:value-type="time" office:time-value="PT09H33M00S">
            <text:p>09:33 AM</text:p>
          </table:table-cell>
          <table:table-cell office:value-type="float" office:value="54.8027">
            <text:p>54.8</text:p>
          </table:table-cell>
          <table:table-cell office:value-type="float" office:value="65.811">
            <text:p>65.81</text:p>
          </table:table-cell>
          <table:table-cell office:value-type="float" office:value="4.33442">
            <text:p>4.33</text:p>
          </table:table-cell>
          <table:table-cell table:formula="oooc:=[.D149]*12/125*100" office:value-type="float" office:value="41.610432">
            <text:p>41.61</text:p>
          </table:table-cell>
          <table:table-cell office:value-type="float" office:value="0">
            <text:p>0</text:p>
          </table:table-cell>
          <table:table-cell table:formula="oooc:=[.G148]+([.$C$2]*[.B148]/100-[.F148])/60/12" office:value-type="float" office:value="46.1989771775695">
            <text:p>46.2</text:p>
          </table:table-cell>
          <table:table-cell table:formula="oooc:=[.H148]+([.$C$2]*[.E148]/100-[.F148])/60/12" office:value-type="float" office:value="44.6386228808">
            <text:p>44.64</text:p>
          </table:table-cell>
          <table:table-cell table:number-columns-repeated="30"/>
        </table:table-row>
        <table:table-row table:style-name="ro1">
          <table:table-cell table:formula="oooc:=[.A151]-0.000694444444444444" office:value-type="time" office:time-value="PT09H34M00S">
            <text:p>09:34 AM</text:p>
          </table:table-cell>
          <table:table-cell office:value-type="float" office:value="55.1361">
            <text:p>55.14</text:p>
          </table:table-cell>
          <table:table-cell office:value-type="float" office:value="66.0376">
            <text:p>66.04</text:p>
          </table:table-cell>
          <table:table-cell office:value-type="float" office:value="4.36115">
            <text:p>4.36</text:p>
          </table:table-cell>
          <table:table-cell table:formula="oooc:=[.D150]*12/125*100" office:value-type="float" office:value="41.86704">
            <text:p>41.87</text:p>
          </table:table-cell>
          <table:table-cell office:value-type="float" office:value="0">
            <text:p>0</text:p>
          </table:table-cell>
          <table:table-cell table:formula="oooc:=[.G149]+([.$C$2]*[.B149]/100-[.F149])/60/12" office:value-type="float" office:value="46.2941207539584">
            <text:p>46.29</text:p>
          </table:table-cell>
          <table:table-cell table:formula="oooc:=[.H149]+([.$C$2]*[.E149]/100-[.F149])/60/12" office:value-type="float" office:value="44.7108632141333">
            <text:p>44.71</text:p>
          </table:table-cell>
          <table:table-cell table:number-columns-repeated="30"/>
        </table:table-row>
        <table:table-row table:style-name="ro1">
          <table:table-cell table:formula="oooc:=[.A152]-0.000694444444444444" office:value-type="time" office:time-value="PT09H35M00S">
            <text:p>09:35 AM</text:p>
          </table:table-cell>
          <table:table-cell office:value-type="float" office:value="55.4672">
            <text:p>55.47</text:p>
          </table:table-cell>
          <table:table-cell office:value-type="float" office:value="66.2614">
            <text:p>66.26</text:p>
          </table:table-cell>
          <table:table-cell office:value-type="float" office:value="4.38771">
            <text:p>4.39</text:p>
          </table:table-cell>
          <table:table-cell table:formula="oooc:=[.D151]*12/125*100" office:value-type="float" office:value="42.122016">
            <text:p>42.12</text:p>
          </table:table-cell>
          <table:table-cell office:value-type="float" office:value="0">
            <text:p>0</text:p>
          </table:table-cell>
          <table:table-cell table:formula="oooc:=[.G150]+([.$C$2]*[.B150]/100-[.F150])/60/12" office:value-type="float" office:value="46.3898431497917">
            <text:p>46.39</text:p>
          </table:table-cell>
          <table:table-cell table:formula="oooc:=[.H150]+([.$C$2]*[.E150]/100-[.F150])/60/12" office:value-type="float" office:value="44.7835490474667">
            <text:p>44.78</text:p>
          </table:table-cell>
          <table:table-cell table:number-columns-repeated="30"/>
        </table:table-row>
        <table:table-row table:style-name="ro1">
          <table:table-cell table:formula="oooc:=[.A153]-0.000694444444444444" office:value-type="time" office:time-value="PT09H36M00S">
            <text:p>09:36 AM</text:p>
          </table:table-cell>
          <table:table-cell office:value-type="float" office:value="55.7961">
            <text:p>55.8</text:p>
          </table:table-cell>
          <table:table-cell office:value-type="float" office:value="66.4824">
            <text:p>66.48</text:p>
          </table:table-cell>
          <table:table-cell office:value-type="float" office:value="4.41409">
            <text:p>4.41</text:p>
          </table:table-cell>
          <table:table-cell table:formula="oooc:=[.D152]*12/125*100" office:value-type="float" office:value="42.375264">
            <text:p>42.38</text:p>
          </table:table-cell>
          <table:table-cell office:value-type="float" office:value="0">
            <text:p>0</text:p>
          </table:table-cell>
          <table:table-cell table:formula="oooc:=[.G151]+([.$C$2]*[.B151]/100-[.F151])/60/12" office:value-type="float" office:value="46.4861403720139">
            <text:p>46.49</text:p>
          </table:table-cell>
          <table:table-cell table:formula="oooc:=[.H151]+([.$C$2]*[.E151]/100-[.F151])/60/12" office:value-type="float" office:value="44.8566775474667">
            <text:p>44.86</text:p>
          </table:table-cell>
          <table:table-cell table:number-columns-repeated="30"/>
        </table:table-row>
        <table:table-row table:style-name="ro1">
          <table:table-cell table:formula="oooc:=[.A154]-0.000694444444444444" office:value-type="time" office:time-value="PT09H37M00S">
            <text:p>09:37 AM</text:p>
          </table:table-cell>
          <table:table-cell office:value-type="float" office:value="56.1228">
            <text:p>56.12</text:p>
          </table:table-cell>
          <table:table-cell office:value-type="float" office:value="66.7005">
            <text:p>66.7</text:p>
          </table:table-cell>
          <table:table-cell office:value-type="float" office:value="4.44029">
            <text:p>4.44</text:p>
          </table:table-cell>
          <table:table-cell table:formula="oooc:=[.D153]*12/125*100" office:value-type="float" office:value="42.626784">
            <text:p>42.63</text:p>
          </table:table-cell>
          <table:table-cell office:value-type="float" office:value="0">
            <text:p>0</text:p>
          </table:table-cell>
          <table:table-cell table:formula="oooc:=[.G152]+([.$C$2]*[.B152]/100-[.F152])/60/12" office:value-type="float" office:value="46.5830086011806">
            <text:p>46.58</text:p>
          </table:table-cell>
          <table:table-cell table:formula="oooc:=[.H152]+([.$C$2]*[.E152]/100-[.F152])/60/12" office:value-type="float" office:value="44.9302457141333">
            <text:p>44.93</text:p>
          </table:table-cell>
          <table:table-cell table:number-columns-repeated="30"/>
        </table:table-row>
        <table:table-row table:style-name="ro1">
          <table:table-cell table:formula="oooc:=[.A155]-0.000694444444444444" office:value-type="time" office:time-value="PT09H38M00S">
            <text:p>09:38 AM</text:p>
          </table:table-cell>
          <table:table-cell office:value-type="float" office:value="56.4472">
            <text:p>56.45</text:p>
          </table:table-cell>
          <table:table-cell office:value-type="float" office:value="66.916">
            <text:p>66.92</text:p>
          </table:table-cell>
          <table:table-cell office:value-type="float" office:value="4.46631">
            <text:p>4.47</text:p>
          </table:table-cell>
          <table:table-cell table:formula="oooc:=[.D154]*12/125*100" office:value-type="float" office:value="42.876576">
            <text:p>42.88</text:p>
          </table:table-cell>
          <table:table-cell office:value-type="float" office:value="0">
            <text:p>0</text:p>
          </table:table-cell>
          <table:table-cell table:formula="oooc:=[.G153]+([.$C$2]*[.B153]/100-[.F153])/60/12" office:value-type="float" office:value="46.6804440178473">
            <text:p>46.68</text:p>
          </table:table-cell>
          <table:table-cell table:formula="oooc:=[.H153]+([.$C$2]*[.E153]/100-[.F153])/60/12" office:value-type="float" office:value="45.0042505474667">
            <text:p>45</text:p>
          </table:table-cell>
          <table:table-cell table:number-columns-repeated="30"/>
        </table:table-row>
        <table:table-row table:style-name="ro1">
          <table:table-cell table:formula="oooc:=[.A156]-0.000694444444444444" office:value-type="time" office:time-value="PT09H39M00S">
            <text:p>09:39 AM</text:p>
          </table:table-cell>
          <table:table-cell office:value-type="float" office:value="56.7694">
            <text:p>56.77</text:p>
          </table:table-cell>
          <table:table-cell office:value-type="float" office:value="67.1288">
            <text:p>67.13</text:p>
          </table:table-cell>
          <table:table-cell office:value-type="float" office:value="4.49214">
            <text:p>4.49</text:p>
          </table:table-cell>
          <table:table-cell table:formula="oooc:=[.D155]*12/125*100" office:value-type="float" office:value="43.124544">
            <text:p>43.12</text:p>
          </table:table-cell>
          <table:table-cell office:value-type="float" office:value="0">
            <text:p>0</text:p>
          </table:table-cell>
          <table:table-cell table:formula="oooc:=[.G154]+([.$C$2]*[.B154]/100-[.F154])/60/12" office:value-type="float" office:value="46.7784426289584">
            <text:p>46.78</text:p>
          </table:table-cell>
          <table:table-cell table:formula="oooc:=[.H154]+([.$C$2]*[.E154]/100-[.F154])/60/12" office:value-type="float" office:value="45.0786890474667">
            <text:p>45.08</text:p>
          </table:table-cell>
          <table:table-cell table:number-columns-repeated="30"/>
        </table:table-row>
        <table:table-row table:style-name="ro1">
          <table:table-cell table:formula="oooc:=[.A157]-0.000694444444444444" office:value-type="time" office:time-value="PT09H40M00S">
            <text:p>09:40 AM</text:p>
          </table:table-cell>
          <table:table-cell office:value-type="float" office:value="57.0893">
            <text:p>57.09</text:p>
          </table:table-cell>
          <table:table-cell office:value-type="float" office:value="67.3388">
            <text:p>67.34</text:p>
          </table:table-cell>
          <table:table-cell office:value-type="float" office:value="4.5178">
            <text:p>4.52</text:p>
          </table:table-cell>
          <table:table-cell table:formula="oooc:=[.D156]*12/125*100" office:value-type="float" office:value="43.37088">
            <text:p>43.37</text:p>
          </table:table-cell>
          <table:table-cell office:value-type="float" office:value="0">
            <text:p>0</text:p>
          </table:table-cell>
          <table:table-cell table:formula="oooc:=[.G155]+([.$C$2]*[.B155]/100-[.F155])/60/12" office:value-type="float" office:value="46.8770006150695">
            <text:p>46.88</text:p>
          </table:table-cell>
          <table:table-cell table:formula="oooc:=[.H155]+([.$C$2]*[.E155]/100-[.F155])/60/12" office:value-type="float" office:value="45.1535580474667">
            <text:p>45.15</text:p>
          </table:table-cell>
          <table:table-cell table:number-columns-repeated="30"/>
        </table:table-row>
        <table:table-row table:style-name="ro1">
          <table:table-cell table:formula="oooc:=[.A158]-0.000694444444444444" office:value-type="time" office:time-value="PT09H41M00S">
            <text:p>09:41 AM</text:p>
          </table:table-cell>
          <table:table-cell office:value-type="float" office:value="57.407">
            <text:p>57.41</text:p>
          </table:table-cell>
          <table:table-cell office:value-type="float" office:value="67.5463">
            <text:p>67.55</text:p>
          </table:table-cell>
          <table:table-cell office:value-type="float" office:value="4.54328">
            <text:p>4.54</text:p>
          </table:table-cell>
          <table:table-cell table:formula="oooc:=[.D157]*12/125*100" office:value-type="float" office:value="43.615488">
            <text:p>43.62</text:p>
          </table:table-cell>
          <table:table-cell office:value-type="float" office:value="0">
            <text:p>0</text:p>
          </table:table-cell>
          <table:table-cell table:formula="oooc:=[.G156]+([.$C$2]*[.B156]/100-[.F156])/60/12" office:value-type="float" office:value="46.976113983125">
            <text:p>46.98</text:p>
          </table:table-cell>
          <table:table-cell table:formula="oooc:=[.H156]+([.$C$2]*[.E156]/100-[.F156])/60/12" office:value-type="float" office:value="45.2288547141333">
            <text:p>45.23</text:p>
          </table:table-cell>
          <table:table-cell table:number-columns-repeated="30"/>
        </table:table-row>
        <table:table-row table:style-name="ro1">
          <table:table-cell table:formula="oooc:=[.A159]-0.000694444444444444" office:value-type="time" office:time-value="PT09H42M00S">
            <text:p>09:42 AM</text:p>
          </table:table-cell>
          <table:table-cell office:value-type="float" office:value="57.7225">
            <text:p>57.72</text:p>
          </table:table-cell>
          <table:table-cell office:value-type="float" office:value="67.7511">
            <text:p>67.75</text:p>
          </table:table-cell>
          <table:table-cell office:value-type="float" office:value="4.56859">
            <text:p>4.57</text:p>
          </table:table-cell>
          <table:table-cell table:formula="oooc:=[.D158]*12/125*100" office:value-type="float" office:value="43.858464">
            <text:p>43.86</text:p>
          </table:table-cell>
          <table:table-cell office:value-type="float" office:value="0">
            <text:p>0</text:p>
          </table:table-cell>
          <table:table-cell table:formula="oooc:=[.G157]+([.$C$2]*[.B157]/100-[.F157])/60/12" office:value-type="float" office:value="47.0757789136806">
            <text:p>47.08</text:p>
          </table:table-cell>
          <table:table-cell table:formula="oooc:=[.H157]+([.$C$2]*[.E157]/100-[.F157])/60/12" office:value-type="float" office:value="45.3045760474667">
            <text:p>45.3</text:p>
          </table:table-cell>
          <table:table-cell table:number-columns-repeated="30"/>
        </table:table-row>
        <table:table-row table:style-name="ro1">
          <table:table-cell table:formula="oooc:=[.A160]-0.000694444444444444" office:value-type="time" office:time-value="PT09H43M00S">
            <text:p>09:43 AM</text:p>
          </table:table-cell>
          <table:table-cell office:value-type="float" office:value="58.0357">
            <text:p>58.04</text:p>
          </table:table-cell>
          <table:table-cell office:value-type="float" office:value="67.9534">
            <text:p>67.95</text:p>
          </table:table-cell>
          <table:table-cell office:value-type="float" office:value="4.59371">
            <text:p>4.59</text:p>
          </table:table-cell>
          <table:table-cell table:formula="oooc:=[.D159]*12/125*100" office:value-type="float" office:value="44.099616">
            <text:p>44.1</text:p>
          </table:table-cell>
          <table:table-cell office:value-type="float" office:value="0">
            <text:p>0</text:p>
          </table:table-cell>
          <table:table-cell table:formula="oooc:=[.G158]+([.$C$2]*[.B158]/100-[.F158])/60/12" office:value-type="float" office:value="47.1759915872917">
            <text:p>47.18</text:p>
          </table:table-cell>
          <table:table-cell table:formula="oooc:=[.H158]+([.$C$2]*[.E158]/100-[.F158])/60/12" office:value-type="float" office:value="45.3807192141333">
            <text:p>45.38</text:p>
          </table:table-cell>
          <table:table-cell table:number-columns-repeated="30"/>
        </table:table-row>
        <table:table-row table:style-name="ro1">
          <table:table-cell table:formula="oooc:=[.A161]-0.000694444444444444" office:value-type="time" office:time-value="PT09H44M00S">
            <text:p>09:44 AM</text:p>
          </table:table-cell>
          <table:table-cell office:value-type="float" office:value="58.3467">
            <text:p>58.35</text:p>
          </table:table-cell>
          <table:table-cell office:value-type="float" office:value="68.1532">
            <text:p>68.15</text:p>
          </table:table-cell>
          <table:table-cell office:value-type="float" office:value="4.61865">
            <text:p>4.62</text:p>
          </table:table-cell>
          <table:table-cell table:formula="oooc:=[.D160]*12/125*100" office:value-type="float" office:value="44.33904">
            <text:p>44.34</text:p>
          </table:table-cell>
          <table:table-cell office:value-type="float" office:value="0">
            <text:p>0</text:p>
          </table:table-cell>
          <table:table-cell table:formula="oooc:=[.G159]+([.$C$2]*[.B159]/100-[.F159])/60/12" office:value-type="float" office:value="47.2767480109028">
            <text:p>47.28</text:p>
          </table:table-cell>
          <table:table-cell table:formula="oooc:=[.H159]+([.$C$2]*[.E159]/100-[.F159])/60/12" office:value-type="float" office:value="45.4572810474667">
            <text:p>45.46</text:p>
          </table:table-cell>
          <table:table-cell table:number-columns-repeated="30"/>
        </table:table-row>
        <table:table-row table:style-name="ro1">
          <table:table-cell table:formula="oooc:=[.A162]-0.000694444444444444" office:value-type="time" office:time-value="PT09H45M00S">
            <text:p>09:45 AM</text:p>
          </table:table-cell>
          <table:table-cell office:value-type="float" office:value="58.6555">
            <text:p>58.66</text:p>
          </table:table-cell>
          <table:table-cell office:value-type="float" office:value="68.3504">
            <text:p>68.35</text:p>
          </table:table-cell>
          <table:table-cell office:value-type="float" office:value="4.64341">
            <text:p>4.64</text:p>
          </table:table-cell>
          <table:table-cell table:formula="oooc:=[.D161]*12/125*100" office:value-type="float" office:value="44.576736">
            <text:p>44.58</text:p>
          </table:table-cell>
          <table:table-cell office:value-type="float" office:value="0">
            <text:p>0</text:p>
          </table:table-cell>
          <table:table-cell table:formula="oooc:=[.G160]+([.$C$2]*[.B160]/100-[.F160])/60/12" office:value-type="float" office:value="47.3780443650695">
            <text:p>47.38</text:p>
          </table:table-cell>
          <table:table-cell table:formula="oooc:=[.H160]+([.$C$2]*[.E160]/100-[.F160])/60/12" office:value-type="float" office:value="45.5342585474667">
            <text:p>45.53</text:p>
          </table:table-cell>
          <table:table-cell table:number-columns-repeated="30"/>
        </table:table-row>
        <table:table-row table:style-name="ro1">
          <table:table-cell table:formula="oooc:=[.A163]-0.000694444444444444" office:value-type="time" office:time-value="PT09H46M00S">
            <text:p>09:46 AM</text:p>
          </table:table-cell>
          <table:table-cell office:value-type="float" office:value="58.962">
            <text:p>58.96</text:p>
          </table:table-cell>
          <table:table-cell office:value-type="float" office:value="68.5452">
            <text:p>68.55</text:p>
          </table:table-cell>
          <table:table-cell office:value-type="float" office:value="4.66799">
            <text:p>4.67</text:p>
          </table:table-cell>
          <table:table-cell table:formula="oooc:=[.D162]*12/125*100" office:value-type="float" office:value="44.812704">
            <text:p>44.81</text:p>
          </table:table-cell>
          <table:table-cell office:value-type="float" office:value="0">
            <text:p>0</text:p>
          </table:table-cell>
          <table:table-cell table:formula="oooc:=[.G161]+([.$C$2]*[.B161]/100-[.F161])/60/12" office:value-type="float" office:value="47.4798768303473">
            <text:p>47.48</text:p>
          </table:table-cell>
          <table:table-cell table:formula="oooc:=[.H161]+([.$C$2]*[.E161]/100-[.F161])/60/12" office:value-type="float" office:value="45.6116487141333">
            <text:p>45.61</text:p>
          </table:table-cell>
          <table:table-cell table:number-columns-repeated="30"/>
        </table:table-row>
        <table:table-row table:style-name="ro1">
          <table:table-cell table:formula="oooc:=[.A164]-0.000694444444444444" office:value-type="time" office:time-value="PT09H47M00S">
            <text:p>09:47 AM</text:p>
          </table:table-cell>
          <table:table-cell office:value-type="float" office:value="59.2663">
            <text:p>59.27</text:p>
          </table:table-cell>
          <table:table-cell office:value-type="float" office:value="68.7375">
            <text:p>68.74</text:p>
          </table:table-cell>
          <table:table-cell office:value-type="float" office:value="4.6924">
            <text:p>4.69</text:p>
          </table:table-cell>
          <table:table-cell table:formula="oooc:=[.D163]*12/125*100" office:value-type="float" office:value="45.04704">
            <text:p>45.05</text:p>
          </table:table-cell>
          <table:table-cell office:value-type="float" office:value="0">
            <text:p>0</text:p>
          </table:table-cell>
          <table:table-cell table:formula="oooc:=[.G162]+([.$C$2]*[.B162]/100-[.F162])/60/12" office:value-type="float" office:value="47.5822414136806">
            <text:p>47.58</text:p>
          </table:table-cell>
          <table:table-cell table:formula="oooc:=[.H162]+([.$C$2]*[.E162]/100-[.F162])/60/12" office:value-type="float" office:value="45.6894485474667">
            <text:p>45.69</text:p>
          </table:table-cell>
          <table:table-cell table:number-columns-repeated="30"/>
        </table:table-row>
        <table:table-row table:style-name="ro1">
          <table:table-cell table:formula="oooc:=[.A165]-0.000694444444444444" office:value-type="time" office:time-value="PT09H48M00S">
            <text:p>09:48 AM</text:p>
          </table:table-cell>
          <table:table-cell office:value-type="float" office:value="59.5683">
            <text:p>59.57</text:p>
          </table:table-cell>
          <table:table-cell office:value-type="float" office:value="68.9274">
            <text:p>68.93</text:p>
          </table:table-cell>
          <table:table-cell office:value-type="float" office:value="4.71662">
            <text:p>4.72</text:p>
          </table:table-cell>
          <table:table-cell table:formula="oooc:=[.D164]*12/125*100" office:value-type="float" office:value="45.279552">
            <text:p>45.28</text:p>
          </table:table-cell>
          <table:table-cell office:value-type="float" office:value="0">
            <text:p>0</text:p>
          </table:table-cell>
          <table:table-cell table:formula="oooc:=[.G163]+([.$C$2]*[.B163]/100-[.F163])/60/12" office:value-type="float" office:value="47.685134295625">
            <text:p>47.69</text:p>
          </table:table-cell>
          <table:table-cell table:formula="oooc:=[.H163]+([.$C$2]*[.E163]/100-[.F163])/60/12" office:value-type="float" office:value="45.7676552141333">
            <text:p>45.77</text:p>
          </table:table-cell>
          <table:table-cell table:number-columns-repeated="30"/>
        </table:table-row>
        <table:table-row table:style-name="ro1">
          <table:table-cell table:formula="oooc:=[.A166]-0.000694444444444444" office:value-type="time" office:time-value="PT09H49M00S">
            <text:p>09:49 AM</text:p>
          </table:table-cell>
          <table:table-cell office:value-type="float" office:value="59.8682">
            <text:p>59.87</text:p>
          </table:table-cell>
          <table:table-cell office:value-type="float" office:value="69.1149">
            <text:p>69.11</text:p>
          </table:table-cell>
          <table:table-cell office:value-type="float" office:value="4.74067">
            <text:p>4.74</text:p>
          </table:table-cell>
          <table:table-cell table:formula="oooc:=[.D165]*12/125*100" office:value-type="float" office:value="45.510432">
            <text:p>45.51</text:p>
          </table:table-cell>
          <table:table-cell office:value-type="float" office:value="0">
            <text:p>0</text:p>
          </table:table-cell>
          <table:table-cell table:formula="oooc:=[.G164]+([.$C$2]*[.B164]/100-[.F164])/60/12" office:value-type="float" office:value="47.788551483125">
            <text:p>47.79</text:p>
          </table:table-cell>
          <table:table-cell table:formula="oooc:=[.H164]+([.$C$2]*[.E164]/100-[.F164])/60/12" office:value-type="float" office:value="45.8462655474667">
            <text:p>45.85</text:p>
          </table:table-cell>
          <table:table-cell table:number-columns-repeated="30"/>
        </table:table-row>
        <table:table-row table:style-name="ro1">
          <table:table-cell table:formula="oooc:=[.A167]-0.000694444444444444" office:value-type="time" office:time-value="PT09H50M00S">
            <text:p>09:50 AM</text:p>
          </table:table-cell>
          <table:table-cell office:value-type="float" office:value="60.1657">
            <text:p>60.17</text:p>
          </table:table-cell>
          <table:table-cell office:value-type="float" office:value="69.3">
            <text:p>69.3</text:p>
          </table:table-cell>
          <table:table-cell office:value-type="float" office:value="4.76453">
            <text:p>4.76</text:p>
          </table:table-cell>
          <table:table-cell table:formula="oooc:=[.D166]*12/125*100" office:value-type="float" office:value="45.739488">
            <text:p>45.74</text:p>
          </table:table-cell>
          <table:table-cell office:value-type="float" office:value="0">
            <text:p>0</text:p>
          </table:table-cell>
          <table:table-cell table:formula="oooc:=[.G165]+([.$C$2]*[.B165]/100-[.F165])/60/12" office:value-type="float" office:value="47.8924893303473">
            <text:p>47.89</text:p>
          </table:table-cell>
          <table:table-cell table:formula="oooc:=[.H165]+([.$C$2]*[.E165]/100-[.F165])/60/12" office:value-type="float" office:value="45.9252767141333">
            <text:p>45.93</text:p>
          </table:table-cell>
          <table:table-cell table:number-columns-repeated="30"/>
        </table:table-row>
        <table:table-row table:style-name="ro1">
          <table:table-cell table:formula="oooc:=[.A168]-0.000694444444444444" office:value-type="time" office:time-value="PT09H51M00S">
            <text:p>09:51 AM</text:p>
          </table:table-cell>
          <table:table-cell office:value-type="float" office:value="60.4611">
            <text:p>60.46</text:p>
          </table:table-cell>
          <table:table-cell office:value-type="float" office:value="69.4828">
            <text:p>69.48</text:p>
          </table:table-cell>
          <table:table-cell office:value-type="float" office:value="4.78822">
            <text:p>4.79</text:p>
          </table:table-cell>
          <table:table-cell table:formula="oooc:=[.D167]*12/125*100" office:value-type="float" office:value="45.966912">
            <text:p>45.97</text:p>
          </table:table-cell>
          <table:table-cell office:value-type="float" office:value="0">
            <text:p>0</text:p>
          </table:table-cell>
          <table:table-cell table:formula="oooc:=[.G166]+([.$C$2]*[.B166]/100-[.F166])/60/12" office:value-type="float" office:value="47.996943670625">
            <text:p>48</text:p>
          </table:table-cell>
          <table:table-cell table:formula="oooc:=[.H166]+([.$C$2]*[.E166]/100-[.F166])/60/12" office:value-type="float" office:value="46.0046855474667">
            <text:p>46</text:p>
          </table:table-cell>
          <table:table-cell table:number-columns-repeated="30"/>
        </table:table-row>
        <table:table-row table:style-name="ro1">
          <table:table-cell table:formula="oooc:=[.A169]-0.000694444444444444" office:value-type="time" office:time-value="PT09H52M00S">
            <text:p>09:52 AM</text:p>
          </table:table-cell>
          <table:table-cell office:value-type="float" office:value="60.7542">
            <text:p>60.75</text:p>
          </table:table-cell>
          <table:table-cell office:value-type="float" office:value="69.6633">
            <text:p>69.66</text:p>
          </table:table-cell>
          <table:table-cell office:value-type="float" office:value="4.81173">
            <text:p>4.81</text:p>
          </table:table-cell>
          <table:table-cell table:formula="oooc:=[.D168]*12/125*100" office:value-type="float" office:value="46.192608">
            <text:p>46.19</text:p>
          </table:table-cell>
          <table:table-cell office:value-type="float" office:value="0">
            <text:p>0</text:p>
          </table:table-cell>
          <table:table-cell table:formula="oooc:=[.G167]+([.$C$2]*[.B167]/100-[.F167])/60/12" office:value-type="float" office:value="48.101910858125">
            <text:p>48.1</text:p>
          </table:table-cell>
          <table:table-cell table:formula="oooc:=[.H167]+([.$C$2]*[.E167]/100-[.F167])/60/12" office:value-type="float" office:value="46.0844892141333">
            <text:p>46.08</text:p>
          </table:table-cell>
          <table:table-cell table:number-columns-repeated="30"/>
        </table:table-row>
        <table:table-row table:style-name="ro1">
          <table:table-cell table:formula="oooc:=[.A170]-0.000694444444444444" office:value-type="time" office:time-value="PT09H53M00S">
            <text:p>09:53 AM</text:p>
          </table:table-cell>
          <table:table-cell office:value-type="float" office:value="61.045">
            <text:p>61.05</text:p>
          </table:table-cell>
          <table:table-cell office:value-type="float" office:value="69.8415">
            <text:p>69.84</text:p>
          </table:table-cell>
          <table:table-cell office:value-type="float" office:value="4.83505">
            <text:p>4.84</text:p>
          </table:table-cell>
          <table:table-cell table:formula="oooc:=[.D169]*12/125*100" office:value-type="float" office:value="46.41648">
            <text:p>46.42</text:p>
          </table:table-cell>
          <table:table-cell office:value-type="float" office:value="0">
            <text:p>0</text:p>
          </table:table-cell>
          <table:table-cell table:formula="oooc:=[.G168]+([.$C$2]*[.B168]/100-[.F168])/60/12" office:value-type="float" office:value="48.2073868997917">
            <text:p>48.21</text:p>
          </table:table-cell>
          <table:table-cell table:formula="oooc:=[.H168]+([.$C$2]*[.E168]/100-[.F168])/60/12" office:value-type="float" office:value="46.1646847141333">
            <text:p>46.16</text:p>
          </table:table-cell>
          <table:table-cell table:number-columns-repeated="30"/>
        </table:table-row>
        <table:table-row table:style-name="ro1">
          <table:table-cell table:formula="oooc:=[.A171]-0.000694444444444444" office:value-type="time" office:time-value="PT09H54M00S">
            <text:p>09:54 AM</text:p>
          </table:table-cell>
          <table:table-cell office:value-type="float" office:value="61.3336">
            <text:p>61.33</text:p>
          </table:table-cell>
          <table:table-cell office:value-type="float" office:value="70.0174">
            <text:p>70.02</text:p>
          </table:table-cell>
          <table:table-cell office:value-type="float" office:value="4.8582">
            <text:p>4.86</text:p>
          </table:table-cell>
          <table:table-cell table:formula="oooc:=[.D170]*12/125*100" office:value-type="float" office:value="46.63872">
            <text:p>46.64</text:p>
          </table:table-cell>
          <table:table-cell office:value-type="float" office:value="0">
            <text:p>0</text:p>
          </table:table-cell>
          <table:table-cell table:formula="oooc:=[.G169]+([.$C$2]*[.B169]/100-[.F169])/60/12" office:value-type="float" office:value="48.3133678025695">
            <text:p>48.31</text:p>
          </table:table-cell>
          <table:table-cell table:formula="oooc:=[.H169]+([.$C$2]*[.E169]/100-[.F169])/60/12" office:value-type="float" office:value="46.2452688808">
            <text:p>46.25</text:p>
          </table:table-cell>
          <table:table-cell table:number-columns-repeated="30"/>
        </table:table-row>
        <table:table-row table:style-name="ro1">
          <table:table-cell table:formula="oooc:=[.A172]-0.000694444444444444" office:value-type="time" office:time-value="PT09H55M00S">
            <text:p>09:55 AM</text:p>
          </table:table-cell>
          <table:table-cell office:value-type="float" office:value="61.62">
            <text:p>61.62</text:p>
          </table:table-cell>
          <table:table-cell office:value-type="float" office:value="70.1912">
            <text:p>70.19</text:p>
          </table:table-cell>
          <table:table-cell office:value-type="float" office:value="4.88117">
            <text:p>4.88</text:p>
          </table:table-cell>
          <table:table-cell table:formula="oooc:=[.D171]*12/125*100" office:value-type="float" office:value="46.859232">
            <text:p>46.86</text:p>
          </table:table-cell>
          <table:table-cell office:value-type="float" office:value="0">
            <text:p>0</text:p>
          </table:table-cell>
          <table:table-cell table:formula="oooc:=[.G170]+([.$C$2]*[.B170]/100-[.F170])/60/12" office:value-type="float" office:value="48.4198497470139">
            <text:p>48.42</text:p>
          </table:table-cell>
          <table:table-cell table:formula="oooc:=[.H170]+([.$C$2]*[.E170]/100-[.F170])/60/12" office:value-type="float" office:value="46.3262388808">
            <text:p>46.33</text:p>
          </table:table-cell>
          <table:table-cell table:number-columns-repeated="30"/>
        </table:table-row>
        <table:table-row table:style-name="ro1">
          <table:table-cell table:formula="oooc:=[.A173]-0.000694444444444444" office:value-type="time" office:time-value="PT09H56M00S">
            <text:p>09:56 AM</text:p>
          </table:table-cell>
          <table:table-cell office:value-type="float" office:value="61.9041">
            <text:p>61.9</text:p>
          </table:table-cell>
          <table:table-cell office:value-type="float" office:value="70.3627">
            <text:p>70.36</text:p>
          </table:table-cell>
          <table:table-cell office:value-type="float" office:value="4.90395">
            <text:p>4.9</text:p>
          </table:table-cell>
          <table:table-cell table:formula="oooc:=[.D172]*12/125*100" office:value-type="float" office:value="47.07792">
            <text:p>47.08</text:p>
          </table:table-cell>
          <table:table-cell office:value-type="float" office:value="0">
            <text:p>0</text:p>
          </table:table-cell>
          <table:table-cell table:formula="oooc:=[.G171]+([.$C$2]*[.B171]/100-[.F171])/60/12" office:value-type="float" office:value="48.5268289136806">
            <text:p>48.53</text:p>
          </table:table-cell>
          <table:table-cell table:formula="oooc:=[.H171]+([.$C$2]*[.E171]/100-[.F171])/60/12" office:value-type="float" office:value="46.4075917141333">
            <text:p>46.41</text:p>
          </table:table-cell>
          <table:table-cell table:number-columns-repeated="30"/>
        </table:table-row>
        <table:table-row table:style-name="ro1">
          <table:table-cell table:formula="oooc:=[.A174]-0.000694444444444444" office:value-type="time" office:time-value="PT09H57M00S">
            <text:p>09:57 AM</text:p>
          </table:table-cell>
          <table:table-cell office:value-type="float" office:value="62.186">
            <text:p>62.19</text:p>
          </table:table-cell>
          <table:table-cell office:value-type="float" office:value="70.532">
            <text:p>70.53</text:p>
          </table:table-cell>
          <table:table-cell office:value-type="float" office:value="4.92656">
            <text:p>4.93</text:p>
          </table:table-cell>
          <table:table-cell table:formula="oooc:=[.D173]*12/125*100" office:value-type="float" office:value="47.294976">
            <text:p>47.29</text:p>
          </table:table-cell>
          <table:table-cell office:value-type="float" office:value="0">
            <text:p>0</text:p>
          </table:table-cell>
          <table:table-cell table:formula="oooc:=[.G172]+([.$C$2]*[.B172]/100-[.F172])/60/12" office:value-type="float" office:value="48.6343013095139">
            <text:p>48.63</text:p>
          </table:table-cell>
          <table:table-cell table:formula="oooc:=[.H172]+([.$C$2]*[.E172]/100-[.F172])/60/12" office:value-type="float" office:value="46.4893242141333">
            <text:p>46.49</text:p>
          </table:table-cell>
          <table:table-cell table:number-columns-repeated="30"/>
        </table:table-row>
        <table:table-row table:style-name="ro1">
          <table:table-cell table:formula="oooc:=[.A175]-0.000694444444444444" office:value-type="time" office:time-value="PT09H58M00S">
            <text:p>09:58 AM</text:p>
          </table:table-cell>
          <table:table-cell office:value-type="float" office:value="62.4657">
            <text:p>62.47</text:p>
          </table:table-cell>
          <table:table-cell office:value-type="float" office:value="70.6992">
            <text:p>70.7</text:p>
          </table:table-cell>
          <table:table-cell office:value-type="float" office:value="4.94899">
            <text:p>4.95</text:p>
          </table:table-cell>
          <table:table-cell table:formula="oooc:=[.D174]*12/125*100" office:value-type="float" office:value="47.510304">
            <text:p>47.51</text:p>
          </table:table-cell>
          <table:table-cell office:value-type="float" office:value="0">
            <text:p>0</text:p>
          </table:table-cell>
          <table:table-cell table:formula="oooc:=[.G173]+([.$C$2]*[.B173]/100-[.F173])/60/12" office:value-type="float" office:value="48.7422631150695">
            <text:p>48.74</text:p>
          </table:table-cell>
          <table:table-cell table:formula="oooc:=[.H173]+([.$C$2]*[.E173]/100-[.F173])/60/12" office:value-type="float" office:value="46.5714335474667">
            <text:p>46.57</text:p>
          </table:table-cell>
          <table:table-cell table:number-columns-repeated="30"/>
        </table:table-row>
        <table:table-row table:style-name="ro1">
          <table:table-cell table:formula="oooc:=[.A176]-0.000694444444444444" office:value-type="time" office:time-value="PT09H59M00S">
            <text:p>09:59 AM</text:p>
          </table:table-cell>
          <table:table-cell office:value-type="float" office:value="62.7431">
            <text:p>62.74</text:p>
          </table:table-cell>
          <table:table-cell office:value-type="float" office:value="70.8642">
            <text:p>70.86</text:p>
          </table:table-cell>
          <table:table-cell office:value-type="float" office:value="4.97124">
            <text:p>4.97</text:p>
          </table:table-cell>
          <table:table-cell table:formula="oooc:=[.D175]*12/125*100" office:value-type="float" office:value="47.723904">
            <text:p>47.72</text:p>
          </table:table-cell>
          <table:table-cell office:value-type="float" office:value="0">
            <text:p>0</text:p>
          </table:table-cell>
          <table:table-cell table:formula="oooc:=[.G174]+([.$C$2]*[.B174]/100-[.F174])/60/12" office:value-type="float" office:value="48.8507105109028">
            <text:p>48.85</text:p>
          </table:table-cell>
          <table:table-cell table:formula="oooc:=[.H174]+([.$C$2]*[.E174]/100-[.F174])/60/12" office:value-type="float" office:value="46.6539167141333">
            <text:p>46.65</text:p>
          </table:table-cell>
          <table:table-cell table:number-columns-repeated="30"/>
        </table:table-row>
        <table:table-row table:style-name="ro1">
          <table:table-cell table:formula="oooc:=[.A177]-0.000694444444444444" office:value-type="time" office:time-value="PT10H00M00S">
            <text:p>10:00 AM</text:p>
          </table:table-cell>
          <table:table-cell office:value-type="float" office:value="63.0183">
            <text:p>63.02</text:p>
          </table:table-cell>
          <table:table-cell office:value-type="float" office:value="71.0272">
            <text:p>71.03</text:p>
          </table:table-cell>
          <table:table-cell office:value-type="float" office:value="4.99331">
            <text:p>4.99</text:p>
          </table:table-cell>
          <table:table-cell table:formula="oooc:=[.D176]*12/125*100" office:value-type="float" office:value="47.935776">
            <text:p>47.94</text:p>
          </table:table-cell>
          <table:table-cell office:value-type="float" office:value="0">
            <text:p>0</text:p>
          </table:table-cell>
          <table:table-cell table:formula="oooc:=[.G175]+([.$C$2]*[.B175]/100-[.F175])/60/12" office:value-type="float" office:value="48.9596395039584">
            <text:p>48.96</text:p>
          </table:table-cell>
          <table:table-cell table:formula="oooc:=[.H175]+([.$C$2]*[.E175]/100-[.F175])/60/12" office:value-type="float" office:value="46.7367707141333">
            <text:p>46.74</text:p>
          </table:table-cell>
          <table:table-cell table:number-columns-repeated="30"/>
        </table:table-row>
        <table:table-row table:style-name="ro1">
          <table:table-cell table:formula="oooc:=[.A178]-0.000694444444444444" office:value-type="time" office:time-value="PT10H01M00S">
            <text:p>10:01 AM</text:p>
          </table:table-cell>
          <table:table-cell office:value-type="float" office:value="63.2912">
            <text:p>63.29</text:p>
          </table:table-cell>
          <table:table-cell office:value-type="float" office:value="71.188">
            <text:p>71.19</text:p>
          </table:table-cell>
          <table:table-cell office:value-type="float" office:value="5.0152">
            <text:p>5.02</text:p>
          </table:table-cell>
          <table:table-cell table:formula="oooc:=[.D177]*12/125*100" office:value-type="float" office:value="48.14592">
            <text:p>48.15</text:p>
          </table:table-cell>
          <table:table-cell office:value-type="float" office:value="0">
            <text:p>0</text:p>
          </table:table-cell>
          <table:table-cell table:formula="oooc:=[.G176]+([.$C$2]*[.B176]/100-[.F176])/60/12" office:value-type="float" office:value="49.0690462747917">
            <text:p>49.07</text:p>
          </table:table-cell>
          <table:table-cell table:formula="oooc:=[.H176]+([.$C$2]*[.E176]/100-[.F176])/60/12" office:value-type="float" office:value="46.8199925474667">
            <text:p>46.82</text:p>
          </table:table-cell>
          <table:table-cell table:number-columns-repeated="30"/>
        </table:table-row>
        <table:table-row table:style-name="ro1">
          <table:table-cell table:formula="oooc:=[.A179]-0.000694444444444444" office:value-type="time" office:time-value="PT10H02M00S">
            <text:p>10:02 AM</text:p>
          </table:table-cell>
          <table:table-cell office:value-type="float" office:value="63.5619">
            <text:p>63.56</text:p>
          </table:table-cell>
          <table:table-cell office:value-type="float" office:value="71.3468">
            <text:p>71.35</text:p>
          </table:table-cell>
          <table:table-cell office:value-type="float" office:value="5.03691">
            <text:p>5.04</text:p>
          </table:table-cell>
          <table:table-cell table:formula="oooc:=[.D178]*12/125*100" office:value-type="float" office:value="48.354336">
            <text:p>48.35</text:p>
          </table:table-cell>
          <table:table-cell office:value-type="float" office:value="0">
            <text:p>0</text:p>
          </table:table-cell>
          <table:table-cell table:formula="oooc:=[.G177]+([.$C$2]*[.B177]/100-[.F177])/60/12" office:value-type="float" office:value="49.1789268303473">
            <text:p>49.18</text:p>
          </table:table-cell>
          <table:table-cell table:formula="oooc:=[.H177]+([.$C$2]*[.E177]/100-[.F177])/60/12" office:value-type="float" office:value="46.9035792141333">
            <text:p>46.9</text:p>
          </table:table-cell>
          <table:table-cell table:number-columns-repeated="30"/>
        </table:table-row>
        <table:table-row table:style-name="ro1">
          <table:table-cell table:formula="oooc:=[.A180]-0.000694444444444444" office:value-type="time" office:time-value="PT10H03M00S">
            <text:p>10:03 AM</text:p>
          </table:table-cell>
          <table:table-cell office:value-type="float" office:value="63.8304">
            <text:p>63.83</text:p>
          </table:table-cell>
          <table:table-cell office:value-type="float" office:value="71.5036">
            <text:p>71.5</text:p>
          </table:table-cell>
          <table:table-cell office:value-type="float" office:value="5.05844">
            <text:p>5.06</text:p>
          </table:table-cell>
          <table:table-cell table:formula="oooc:=[.D179]*12/125*100" office:value-type="float" office:value="48.561024">
            <text:p>48.56</text:p>
          </table:table-cell>
          <table:table-cell office:value-type="float" office:value="0">
            <text:p>0</text:p>
          </table:table-cell>
          <table:table-cell table:formula="oooc:=[.G178]+([.$C$2]*[.B178]/100-[.F178])/60/12" office:value-type="float" office:value="49.2892773511806">
            <text:p>49.29</text:p>
          </table:table-cell>
          <table:table-cell table:formula="oooc:=[.H178]+([.$C$2]*[.E178]/100-[.F178])/60/12" office:value-type="float" office:value="46.9875277141333">
            <text:p>46.99</text:p>
          </table:table-cell>
          <table:table-cell table:number-columns-repeated="30"/>
        </table:table-row>
        <table:table-row table:style-name="ro1">
          <table:table-cell table:formula="oooc:=[.A181]-0.000694444444444444" office:value-type="time" office:time-value="PT10H04M00S">
            <text:p>10:04 AM</text:p>
          </table:table-cell>
          <table:table-cell office:value-type="float" office:value="64.0966">
            <text:p>64.1</text:p>
          </table:table-cell>
          <table:table-cell office:value-type="float" office:value="71.6583">
            <text:p>71.66</text:p>
          </table:table-cell>
          <table:table-cell office:value-type="float" office:value="5.07979">
            <text:p>5.08</text:p>
          </table:table-cell>
          <table:table-cell table:formula="oooc:=[.D180]*12/125*100" office:value-type="float" office:value="48.765984">
            <text:p>48.77</text:p>
          </table:table-cell>
          <table:table-cell office:value-type="float" office:value="0">
            <text:p>0</text:p>
          </table:table-cell>
          <table:table-cell table:formula="oooc:=[.G179]+([.$C$2]*[.B179]/100-[.F179])/60/12" office:value-type="float" office:value="49.4000940178473">
            <text:p>49.4</text:p>
          </table:table-cell>
          <table:table-cell table:formula="oooc:=[.H179]+([.$C$2]*[.E179]/100-[.F179])/60/12" office:value-type="float" office:value="47.0718350474667">
            <text:p>47.07</text:p>
          </table:table-cell>
          <table:table-cell table:number-columns-repeated="30"/>
        </table:table-row>
        <table:table-row table:style-name="ro1">
          <table:table-cell table:formula="oooc:=[.A182]-0.000694444444444444" office:value-type="time" office:time-value="PT10H05M00S">
            <text:p>10:05 AM</text:p>
          </table:table-cell>
          <table:table-cell office:value-type="float" office:value="64.3605">
            <text:p>64.36</text:p>
          </table:table-cell>
          <table:table-cell office:value-type="float" office:value="71.811">
            <text:p>71.81</text:p>
          </table:table-cell>
          <table:table-cell office:value-type="float" office:value="5.10096">
            <text:p>5.1</text:p>
          </table:table-cell>
          <table:table-cell table:formula="oooc:=[.D181]*12/125*100" office:value-type="float" office:value="48.969216">
            <text:p>48.97</text:p>
          </table:table-cell>
          <table:table-cell office:value-type="float" office:value="0">
            <text:p>0</text:p>
          </table:table-cell>
          <table:table-cell table:formula="oooc:=[.G180]+([.$C$2]*[.B180]/100-[.F180])/60/12" office:value-type="float" office:value="49.5113728372917">
            <text:p>49.51</text:p>
          </table:table-cell>
          <table:table-cell table:formula="oooc:=[.H180]+([.$C$2]*[.E180]/100-[.F180])/60/12" office:value-type="float" office:value="47.1564982141333">
            <text:p>47.16</text:p>
          </table:table-cell>
          <table:table-cell table:number-columns-repeated="30"/>
        </table:table-row>
        <table:table-row table:style-name="ro1">
          <table:table-cell table:formula="oooc:=[.A183]-0.000694444444444444" office:value-type="time" office:time-value="PT10H06M00S">
            <text:p>10:06 AM</text:p>
          </table:table-cell>
          <table:table-cell office:value-type="float" office:value="64.6223">
            <text:p>64.62</text:p>
          </table:table-cell>
          <table:table-cell office:value-type="float" office:value="71.9618">
            <text:p>71.96</text:p>
          </table:table-cell>
          <table:table-cell office:value-type="float" office:value="5.12195">
            <text:p>5.12</text:p>
          </table:table-cell>
          <table:table-cell table:formula="oooc:=[.D182]*12/125*100" office:value-type="float" office:value="49.17072">
            <text:p>49.17</text:p>
          </table:table-cell>
          <table:table-cell office:value-type="float" office:value="0">
            <text:p>0</text:p>
          </table:table-cell>
          <table:table-cell table:formula="oooc:=[.G181]+([.$C$2]*[.B181]/100-[.F181])/60/12" office:value-type="float" office:value="49.6231098164584">
            <text:p>49.62</text:p>
          </table:table-cell>
          <table:table-cell table:formula="oooc:=[.H181]+([.$C$2]*[.E181]/100-[.F181])/60/12" office:value-type="float" office:value="47.2415142141333">
            <text:p>47.24</text:p>
          </table:table-cell>
          <table:table-cell table:number-columns-repeated="30"/>
        </table:table-row>
        <table:table-row table:style-name="ro1">
          <table:table-cell table:formula="oooc:=[.A184]-0.000694444444444444" office:value-type="time" office:time-value="PT10H07M00S">
            <text:p>10:07 AM</text:p>
          </table:table-cell>
          <table:table-cell office:value-type="float" office:value="64.8817">
            <text:p>64.88</text:p>
          </table:table-cell>
          <table:table-cell office:value-type="float" office:value="72.1106">
            <text:p>72.11</text:p>
          </table:table-cell>
          <table:table-cell office:value-type="float" office:value="5.14276">
            <text:p>5.14</text:p>
          </table:table-cell>
          <table:table-cell table:formula="oooc:=[.D183]*12/125*100" office:value-type="float" office:value="49.370496">
            <text:p>49.37</text:p>
          </table:table-cell>
          <table:table-cell office:value-type="float" office:value="0">
            <text:p>0</text:p>
          </table:table-cell>
          <table:table-cell table:formula="oooc:=[.G182]+([.$C$2]*[.B182]/100-[.F182])/60/12" office:value-type="float" office:value="49.7353013095139">
            <text:p>49.74</text:p>
          </table:table-cell>
          <table:table-cell table:formula="oooc:=[.H182]+([.$C$2]*[.E182]/100-[.F182])/60/12" office:value-type="float" office:value="47.3268800474667">
            <text:p>47.33</text:p>
          </table:table-cell>
          <table:table-cell table:number-columns-repeated="30"/>
        </table:table-row>
        <table:table-row table:style-name="ro1">
          <table:table-cell table:formula="oooc:=[.A185]-0.000694444444444444" office:value-type="time" office:time-value="PT10H08M00S">
            <text:p>10:08 AM</text:p>
          </table:table-cell>
          <table:table-cell office:value-type="float" office:value="65.139">
            <text:p>65.14</text:p>
          </table:table-cell>
          <table:table-cell office:value-type="float" office:value="72.2574">
            <text:p>72.26</text:p>
          </table:table-cell>
          <table:table-cell office:value-type="float" office:value="5.16339">
            <text:p>5.16</text:p>
          </table:table-cell>
          <table:table-cell table:formula="oooc:=[.D184]*12/125*100" office:value-type="float" office:value="49.568544">
            <text:p>49.57</text:p>
          </table:table-cell>
          <table:table-cell office:value-type="float" office:value="0">
            <text:p>0</text:p>
          </table:table-cell>
          <table:table-cell table:formula="oooc:=[.G183]+([.$C$2]*[.B183]/100-[.F183])/60/12" office:value-type="float" office:value="49.8479431497917">
            <text:p>49.85</text:p>
          </table:table-cell>
          <table:table-cell table:formula="oooc:=[.H183]+([.$C$2]*[.E183]/100-[.F183])/60/12" office:value-type="float" office:value="47.4125927141333">
            <text:p>47.41</text:p>
          </table:table-cell>
          <table:table-cell table:number-columns-repeated="30"/>
        </table:table-row>
        <table:table-row table:style-name="ro1">
          <table:table-cell table:formula="oooc:=[.A186]-0.000694444444444444" office:value-type="time" office:time-value="PT10H09M00S">
            <text:p>10:09 AM</text:p>
          </table:table-cell>
          <table:table-cell office:value-type="float" office:value="65.3939">
            <text:p>65.39</text:p>
          </table:table-cell>
          <table:table-cell office:value-type="float" office:value="72.4024">
            <text:p>72.4</text:p>
          </table:table-cell>
          <table:table-cell office:value-type="float" office:value="5.18384">
            <text:p>5.18</text:p>
          </table:table-cell>
          <table:table-cell table:formula="oooc:=[.D185]*12/125*100" office:value-type="float" office:value="49.764864">
            <text:p>49.76</text:p>
          </table:table-cell>
          <table:table-cell office:value-type="float" office:value="0">
            <text:p>0</text:p>
          </table:table-cell>
          <table:table-cell table:formula="oooc:=[.G184]+([.$C$2]*[.B184]/100-[.F184])/60/12" office:value-type="float" office:value="49.9610316914584">
            <text:p>49.96</text:p>
          </table:table-cell>
          <table:table-cell table:formula="oooc:=[.H184]+([.$C$2]*[.E184]/100-[.F184])/60/12" office:value-type="float" office:value="47.4986492141333">
            <text:p>47.5</text:p>
          </table:table-cell>
          <table:table-cell table:number-columns-repeated="30"/>
        </table:table-row>
        <table:table-row table:style-name="ro1">
          <table:table-cell table:formula="oooc:=[.A187]-0.000694444444444444" office:value-type="time" office:time-value="PT10H10M00S">
            <text:p>10:10 AM</text:p>
          </table:table-cell>
          <table:table-cell office:value-type="float" office:value="65.6467">
            <text:p>65.65</text:p>
          </table:table-cell>
          <table:table-cell office:value-type="float" office:value="72.5454">
            <text:p>72.55</text:p>
          </table:table-cell>
          <table:table-cell office:value-type="float" office:value="5.20411">
            <text:p>5.2</text:p>
          </table:table-cell>
          <table:table-cell table:formula="oooc:=[.D186]*12/125*100" office:value-type="float" office:value="49.959456">
            <text:p>49.96</text:p>
          </table:table-cell>
          <table:table-cell office:value-type="float" office:value="0">
            <text:p>0</text:p>
          </table:table-cell>
          <table:table-cell table:formula="oooc:=[.G185]+([.$C$2]*[.B185]/100-[.F185])/60/12" office:value-type="float" office:value="50.0745627678473">
            <text:p>50.07</text:p>
          </table:table-cell>
          <table:table-cell table:formula="oooc:=[.H185]+([.$C$2]*[.E185]/100-[.F185])/60/12" office:value-type="float" office:value="47.5850465474667">
            <text:p>47.59</text:p>
          </table:table-cell>
          <table:table-cell table:number-columns-repeated="30"/>
        </table:table-row>
        <table:table-row table:style-name="ro1">
          <table:table-cell table:formula="oooc:=[.A188]-0.000694444444444444" office:value-type="time" office:time-value="PT10H11M00S">
            <text:p>10:11 AM</text:p>
          </table:table-cell>
          <table:table-cell office:value-type="float" office:value="65.8972">
            <text:p>65.9</text:p>
          </table:table-cell>
          <table:table-cell office:value-type="float" office:value="72.6866">
            <text:p>72.69</text:p>
          </table:table-cell>
          <table:table-cell office:value-type="float" office:value="5.22419">
            <text:p>5.22</text:p>
          </table:table-cell>
          <table:table-cell table:formula="oooc:=[.D187]*12/125*100" office:value-type="float" office:value="50.152224">
            <text:p>50.15</text:p>
          </table:table-cell>
          <table:table-cell office:value-type="float" office:value="0">
            <text:p>0</text:p>
          </table:table-cell>
          <table:table-cell table:formula="oooc:=[.G186]+([.$C$2]*[.B186]/100-[.F186])/60/12" office:value-type="float" office:value="50.188532733125">
            <text:p>50.19</text:p>
          </table:table-cell>
          <table:table-cell table:formula="oooc:=[.H186]+([.$C$2]*[.E186]/100-[.F186])/60/12" office:value-type="float" office:value="47.6717817141333">
            <text:p>47.67</text:p>
          </table:table-cell>
          <table:table-cell table:number-columns-repeated="30"/>
        </table:table-row>
        <table:table-row table:style-name="ro1">
          <table:table-cell table:formula="oooc:=[.A189]-0.000694444444444444" office:value-type="time" office:time-value="PT10H12M00S">
            <text:p>10:12 AM</text:p>
          </table:table-cell>
          <table:table-cell office:value-type="float" office:value="66.1454">
            <text:p>66.15</text:p>
          </table:table-cell>
          <table:table-cell office:value-type="float" office:value="72.8259">
            <text:p>72.83</text:p>
          </table:table-cell>
          <table:table-cell office:value-type="float" office:value="5.2441">
            <text:p>5.24</text:p>
          </table:table-cell>
          <table:table-cell table:formula="oooc:=[.D188]*12/125*100" office:value-type="float" office:value="50.34336">
            <text:p>50.34</text:p>
          </table:table-cell>
          <table:table-cell office:value-type="float" office:value="0">
            <text:p>0</text:p>
          </table:table-cell>
          <table:table-cell table:formula="oooc:=[.G187]+([.$C$2]*[.B187]/100-[.F187])/60/12" office:value-type="float" office:value="50.3029375942361">
            <text:p>50.3</text:p>
          </table:table-cell>
          <table:table-cell table:formula="oooc:=[.H187]+([.$C$2]*[.E187]/100-[.F187])/60/12" office:value-type="float" office:value="47.7588515474667">
            <text:p>47.76</text:p>
          </table:table-cell>
          <table:table-cell table:number-columns-repeated="30"/>
        </table:table-row>
        <table:table-row table:style-name="ro1">
          <table:table-cell table:formula="oooc:=[.A190]-0.000694444444444444" office:value-type="time" office:time-value="PT10H13M00S">
            <text:p>10:13 AM</text:p>
          </table:table-cell>
          <table:table-cell office:value-type="float" office:value="66.3914">
            <text:p>66.39</text:p>
          </table:table-cell>
          <table:table-cell office:value-type="float" office:value="72.9634">
            <text:p>72.96</text:p>
          </table:table-cell>
          <table:table-cell office:value-type="float" office:value="5.26383">
            <text:p>5.26</text:p>
          </table:table-cell>
          <table:table-cell table:formula="oooc:=[.D189]*12/125*100" office:value-type="float" office:value="50.532768">
            <text:p>50.53</text:p>
          </table:table-cell>
          <table:table-cell office:value-type="float" office:value="0">
            <text:p>0</text:p>
          </table:table-cell>
          <table:table-cell table:formula="oooc:=[.G188]+([.$C$2]*[.B188]/100-[.F188])/60/12" office:value-type="float" office:value="50.417773358125">
            <text:p>50.42</text:p>
          </table:table-cell>
          <table:table-cell table:formula="oooc:=[.H188]+([.$C$2]*[.E188]/100-[.F188])/60/12" office:value-type="float" office:value="47.8462532141333">
            <text:p>47.85</text:p>
          </table:table-cell>
          <table:table-cell table:number-columns-repeated="30"/>
        </table:table-row>
        <table:table-row table:style-name="ro1">
          <table:table-cell table:formula="oooc:=[.A191]-0.000694444444444444" office:value-type="time" office:time-value="PT10H14M00S">
            <text:p>10:14 AM</text:p>
          </table:table-cell>
          <table:table-cell office:value-type="float" office:value="66.6351">
            <text:p>66.64</text:p>
          </table:table-cell>
          <table:table-cell office:value-type="float" office:value="73.0991">
            <text:p>73.1</text:p>
          </table:table-cell>
          <table:table-cell office:value-type="float" office:value="5.28338">
            <text:p>5.28</text:p>
          </table:table-cell>
          <table:table-cell table:formula="oooc:=[.D190]*12/125*100" office:value-type="float" office:value="50.720448">
            <text:p>50.72</text:p>
          </table:table-cell>
          <table:table-cell office:value-type="float" office:value="0">
            <text:p>0</text:p>
          </table:table-cell>
          <table:table-cell table:formula="oooc:=[.G189]+([.$C$2]*[.B189]/100-[.F189])/60/12" office:value-type="float" office:value="50.5330362053473">
            <text:p>50.53</text:p>
          </table:table-cell>
          <table:table-cell table:formula="oooc:=[.H189]+([.$C$2]*[.E189]/100-[.F189])/60/12" office:value-type="float" office:value="47.9339837141333">
            <text:p>47.93</text:p>
          </table:table-cell>
          <table:table-cell table:number-columns-repeated="30"/>
        </table:table-row>
        <table:table-row table:style-name="ro1">
          <table:table-cell table:formula="oooc:=[.A192]-0.000694444444444444" office:value-type="time" office:time-value="PT10H15M00S">
            <text:p>10:15 AM</text:p>
          </table:table-cell>
          <table:table-cell office:value-type="float" office:value="66.8766">
            <text:p>66.88</text:p>
          </table:table-cell>
          <table:table-cell office:value-type="float" office:value="73.2329">
            <text:p>73.23</text:p>
          </table:table-cell>
          <table:table-cell office:value-type="float" office:value="5.30275">
            <text:p>5.3</text:p>
          </table:table-cell>
          <table:table-cell table:formula="oooc:=[.D191]*12/125*100" office:value-type="float" office:value="50.9064">
            <text:p>50.91</text:p>
          </table:table-cell>
          <table:table-cell office:value-type="float" office:value="0">
            <text:p>0</text:p>
          </table:table-cell>
          <table:table-cell table:formula="oooc:=[.G190]+([.$C$2]*[.B190]/100-[.F190])/60/12" office:value-type="float" office:value="50.6487221428473">
            <text:p>50.65</text:p>
          </table:table-cell>
          <table:table-cell table:formula="oooc:=[.H190]+([.$C$2]*[.E190]/100-[.F190])/60/12" office:value-type="float" office:value="48.0220400474667">
            <text:p>48.02</text:p>
          </table:table-cell>
          <table:table-cell table:number-columns-repeated="30"/>
        </table:table-row>
        <table:table-row table:style-name="ro1">
          <table:table-cell table:formula="oooc:=[.A193]-0.000694444444444444" office:value-type="time" office:time-value="PT10H16M00S">
            <text:p>10:16 AM</text:p>
          </table:table-cell>
          <table:table-cell office:value-type="float" office:value="67.1159">
            <text:p>67.12</text:p>
          </table:table-cell>
          <table:table-cell office:value-type="float" office:value="73.365">
            <text:p>73.37</text:p>
          </table:table-cell>
          <table:table-cell office:value-type="float" office:value="5.32194">
            <text:p>5.32</text:p>
          </table:table-cell>
          <table:table-cell table:formula="oooc:=[.D192]*12/125*100" office:value-type="float" office:value="51.090624">
            <text:p>51.09</text:p>
          </table:table-cell>
          <table:table-cell office:value-type="float" office:value="0">
            <text:p>0</text:p>
          </table:table-cell>
          <table:table-cell table:formula="oooc:=[.G191]+([.$C$2]*[.B191]/100-[.F191])/60/12" office:value-type="float" office:value="50.7648273511806">
            <text:p>50.76</text:p>
          </table:table-cell>
          <table:table-cell table:formula="oooc:=[.H191]+([.$C$2]*[.E191]/100-[.F191])/60/12" office:value-type="float" office:value="48.1104192141333">
            <text:p>48.11</text:p>
          </table:table-cell>
          <table:table-cell table:number-columns-repeated="30"/>
        </table:table-row>
        <table:table-row table:style-name="ro1">
          <table:table-cell table:formula="oooc:=[.A194]-0.000694444444444444" office:value-type="time" office:time-value="PT10H17M00S">
            <text:p>10:17 AM</text:p>
          </table:table-cell>
          <table:table-cell office:value-type="float" office:value="67.3529">
            <text:p>67.35</text:p>
          </table:table-cell>
          <table:table-cell office:value-type="float" office:value="73.4953">
            <text:p>73.5</text:p>
          </table:table-cell>
          <table:table-cell office:value-type="float" office:value="5.34094">
            <text:p>5.34</text:p>
          </table:table-cell>
          <table:table-cell table:formula="oooc:=[.D193]*12/125*100" office:value-type="float" office:value="51.273024">
            <text:p>51.27</text:p>
          </table:table-cell>
          <table:table-cell office:value-type="float" office:value="0">
            <text:p>0</text:p>
          </table:table-cell>
          <table:table-cell table:formula="oooc:=[.G192]+([.$C$2]*[.B192]/100-[.F192])/60/12" office:value-type="float" office:value="50.8813480109028">
            <text:p>50.88</text:p>
          </table:table-cell>
          <table:table-cell table:formula="oooc:=[.H192]+([.$C$2]*[.E192]/100-[.F192])/60/12" office:value-type="float" office:value="48.1991182141333">
            <text:p>48.2</text:p>
          </table:table-cell>
          <table:table-cell table:number-columns-repeated="30"/>
        </table:table-row>
        <table:table-row table:style-name="ro1">
          <table:table-cell table:formula="oooc:=[.A195]-0.000694444444444444" office:value-type="time" office:time-value="PT10H18M00S">
            <text:p>10:18 AM</text:p>
          </table:table-cell>
          <table:table-cell office:value-type="float" office:value="67.5876">
            <text:p>67.59</text:p>
          </table:table-cell>
          <table:table-cell office:value-type="float" office:value="73.6239">
            <text:p>73.62</text:p>
          </table:table-cell>
          <table:table-cell office:value-type="float" office:value="5.35977">
            <text:p>5.36</text:p>
          </table:table-cell>
          <table:table-cell table:formula="oooc:=[.D194]*12/125*100" office:value-type="float" office:value="51.453792">
            <text:p>51.45</text:p>
          </table:table-cell>
          <table:table-cell office:value-type="float" office:value="0">
            <text:p>0</text:p>
          </table:table-cell>
          <table:table-cell table:formula="oooc:=[.G193]+([.$C$2]*[.B193]/100-[.F193])/60/12" office:value-type="float" office:value="50.9982801289584">
            <text:p>51</text:p>
          </table:table-cell>
          <table:table-cell table:formula="oooc:=[.H193]+([.$C$2]*[.E193]/100-[.F193])/60/12" office:value-type="float" office:value="48.2881338808">
            <text:p>48.29</text:p>
          </table:table-cell>
          <table:table-cell table:number-columns-repeated="30"/>
        </table:table-row>
        <table:table-row table:style-name="ro1">
          <table:table-cell table:formula="oooc:=[.A196]-0.000694444444444444" office:value-type="time" office:time-value="PT10H19M00S">
            <text:p>10:19 AM</text:p>
          </table:table-cell>
          <table:table-cell office:value-type="float" office:value="67.8201">
            <text:p>67.82</text:p>
          </table:table-cell>
          <table:table-cell office:value-type="float" office:value="73.7507">
            <text:p>73.75</text:p>
          </table:table-cell>
          <table:table-cell office:value-type="float" office:value="5.37841">
            <text:p>5.38</text:p>
          </table:table-cell>
          <table:table-cell table:formula="oooc:=[.D195]*12/125*100" office:value-type="float" office:value="51.632736">
            <text:p>51.63</text:p>
          </table:table-cell>
          <table:table-cell office:value-type="float" office:value="0">
            <text:p>0</text:p>
          </table:table-cell>
          <table:table-cell table:formula="oooc:=[.G194]+([.$C$2]*[.B194]/100-[.F194])/60/12" office:value-type="float" office:value="51.1156197122917">
            <text:p>51.12</text:p>
          </table:table-cell>
          <table:table-cell table:formula="oooc:=[.H194]+([.$C$2]*[.E194]/100-[.F194])/60/12" office:value-type="float" office:value="48.3774633808">
            <text:p>48.38</text:p>
          </table:table-cell>
          <table:table-cell table:number-columns-repeated="30"/>
        </table:table-row>
        <table:table-row table:style-name="ro1">
          <table:table-cell table:formula="oooc:=[.A197]-0.000694444444444444" office:value-type="time" office:time-value="PT10H20M00S">
            <text:p>10:20 AM</text:p>
          </table:table-cell>
          <table:table-cell office:value-type="float" office:value="68.0503">
            <text:p>68.05</text:p>
          </table:table-cell>
          <table:table-cell office:value-type="float" office:value="73.8758">
            <text:p>73.88</text:p>
          </table:table-cell>
          <table:table-cell office:value-type="float" office:value="5.39688">
            <text:p>5.4</text:p>
          </table:table-cell>
          <table:table-cell table:formula="oooc:=[.D196]*12/125*100" office:value-type="float" office:value="51.810048">
            <text:p>51.81</text:p>
          </table:table-cell>
          <table:table-cell office:value-type="float" office:value="0">
            <text:p>0</text:p>
          </table:table-cell>
          <table:table-cell table:formula="oooc:=[.G195]+([.$C$2]*[.B195]/100-[.F195])/60/12" office:value-type="float" office:value="51.2333629414584">
            <text:p>51.23</text:p>
          </table:table-cell>
          <table:table-cell table:formula="oooc:=[.H195]+([.$C$2]*[.E195]/100-[.F195])/60/12" office:value-type="float" office:value="48.4671035474667">
            <text:p>48.47</text:p>
          </table:table-cell>
          <table:table-cell table:number-columns-repeated="30"/>
        </table:table-row>
        <table:table-row table:style-name="ro1">
          <table:table-cell table:formula="oooc:=[.A198]-0.000694444444444444" office:value-type="time" office:time-value="PT10H21M00S">
            <text:p>10:21 AM</text:p>
          </table:table-cell>
          <table:table-cell office:value-type="float" office:value="68.2783">
            <text:p>68.28</text:p>
          </table:table-cell>
          <table:table-cell office:value-type="float" office:value="73.9992">
            <text:p>74</text:p>
          </table:table-cell>
          <table:table-cell office:value-type="float" office:value="5.41516">
            <text:p>5.42</text:p>
          </table:table-cell>
          <table:table-cell table:formula="oooc:=[.D197]*12/125*100" office:value-type="float" office:value="51.985536">
            <text:p>51.99</text:p>
          </table:table-cell>
          <table:table-cell office:value-type="float" office:value="0">
            <text:p>0</text:p>
          </table:table-cell>
          <table:table-cell table:formula="oooc:=[.G196]+([.$C$2]*[.B196]/100-[.F196])/60/12" office:value-type="float" office:value="51.3515058234028">
            <text:p>51.35</text:p>
          </table:table-cell>
          <table:table-cell table:formula="oooc:=[.H196]+([.$C$2]*[.E196]/100-[.F196])/60/12" office:value-type="float" office:value="48.5570515474667">
            <text:p>48.56</text:p>
          </table:table-cell>
          <table:table-cell table:number-columns-repeated="30"/>
        </table:table-row>
        <table:table-row table:style-name="ro1">
          <table:table-cell table:formula="oooc:=[.A199]-0.000694444444444444" office:value-type="time" office:time-value="PT10H22M00S">
            <text:p>10:22 AM</text:p>
          </table:table-cell>
          <table:table-cell office:value-type="float" office:value="68.5041">
            <text:p>68.5</text:p>
          </table:table-cell>
          <table:table-cell office:value-type="float" office:value="74.1209">
            <text:p>74.12</text:p>
          </table:table-cell>
          <table:table-cell office:value-type="float" office:value="5.43327">
            <text:p>5.43</text:p>
          </table:table-cell>
          <table:table-cell table:formula="oooc:=[.D198]*12/125*100" office:value-type="float" office:value="52.159392">
            <text:p>52.16</text:p>
          </table:table-cell>
          <table:table-cell office:value-type="float" office:value="0">
            <text:p>0</text:p>
          </table:table-cell>
          <table:table-cell table:formula="oooc:=[.G197]+([.$C$2]*[.B197]/100-[.F197])/60/12" office:value-type="float" office:value="51.4700445386806">
            <text:p>51.47</text:p>
          </table:table-cell>
          <table:table-cell table:formula="oooc:=[.H197]+([.$C$2]*[.E197]/100-[.F197])/60/12" office:value-type="float" office:value="48.6473042141333">
            <text:p>48.65</text:p>
          </table:table-cell>
          <table:table-cell table:number-columns-repeated="30"/>
        </table:table-row>
        <table:table-row table:style-name="ro1">
          <table:table-cell table:formula="oooc:=[.A200]-0.000694444444444444" office:value-type="time" office:time-value="PT10H23M00S">
            <text:p>10:23 AM</text:p>
          </table:table-cell>
          <table:table-cell office:value-type="float" office:value="68.7275">
            <text:p>68.73</text:p>
          </table:table-cell>
          <table:table-cell office:value-type="float" office:value="74.241">
            <text:p>74.24</text:p>
          </table:table-cell>
          <table:table-cell office:value-type="float" office:value="5.45119">
            <text:p>5.45</text:p>
          </table:table-cell>
          <table:table-cell table:formula="oooc:=[.D199]*12/125*100" office:value-type="float" office:value="52.331424">
            <text:p>52.33</text:p>
          </table:table-cell>
          <table:table-cell office:value-type="float" office:value="0">
            <text:p>0</text:p>
          </table:table-cell>
          <table:table-cell table:formula="oooc:=[.G198]+([.$C$2]*[.B198]/100-[.F198])/60/12" office:value-type="float" office:value="51.5889752678472">
            <text:p>51.59</text:p>
          </table:table-cell>
          <table:table-cell table:formula="oooc:=[.H198]+([.$C$2]*[.E198]/100-[.F198])/60/12" office:value-type="float" office:value="48.7378587141333">
            <text:p>48.74</text:p>
          </table:table-cell>
          <table:table-cell table:number-columns-repeated="30"/>
        </table:table-row>
        <table:table-row table:style-name="ro1">
          <table:table-cell table:formula="oooc:=[.A201]-0.000694444444444444" office:value-type="time" office:time-value="PT10H24M00S">
            <text:p>10:24 AM</text:p>
          </table:table-cell>
          <table:table-cell office:value-type="float" office:value="68.9487">
            <text:p>68.95</text:p>
          </table:table-cell>
          <table:table-cell office:value-type="float" office:value="74.3594">
            <text:p>74.36</text:p>
          </table:table-cell>
          <table:table-cell office:value-type="float" office:value="5.46893">
            <text:p>5.47</text:p>
          </table:table-cell>
          <table:table-cell table:formula="oooc:=[.D200]*12/125*100" office:value-type="float" office:value="52.501728">
            <text:p>52.5</text:p>
          </table:table-cell>
          <table:table-cell office:value-type="float" office:value="0">
            <text:p>0</text:p>
          </table:table-cell>
          <table:table-cell table:formula="oooc:=[.G199]+([.$C$2]*[.B199]/100-[.F199])/60/12" office:value-type="float" office:value="51.7082938442361">
            <text:p>51.71</text:p>
          </table:table-cell>
          <table:table-cell table:formula="oooc:=[.H199]+([.$C$2]*[.E199]/100-[.F199])/60/12" office:value-type="float" office:value="48.8287118808">
            <text:p>48.83</text:p>
          </table:table-cell>
          <table:table-cell table:number-columns-repeated="30"/>
        </table:table-row>
        <table:table-row table:style-name="ro1">
          <table:table-cell table:formula="oooc:=[.A202]-0.000694444444444444" office:value-type="time" office:time-value="PT10H25M00S">
            <text:p>10:25 AM</text:p>
          </table:table-cell>
          <table:table-cell office:value-type="float" office:value="69.1677">
            <text:p>69.17</text:p>
          </table:table-cell>
          <table:table-cell office:value-type="float" office:value="74.4761">
            <text:p>74.48</text:p>
          </table:table-cell>
          <table:table-cell office:value-type="float" office:value="5.48649">
            <text:p>5.49</text:p>
          </table:table-cell>
          <table:table-cell table:formula="oooc:=[.D201]*12/125*100" office:value-type="float" office:value="52.670304">
            <text:p>52.67</text:p>
          </table:table-cell>
          <table:table-cell office:value-type="float" office:value="0">
            <text:p>0</text:p>
          </table:table-cell>
          <table:table-cell table:formula="oooc:=[.G200]+([.$C$2]*[.B200]/100-[.F200])/60/12" office:value-type="float" office:value="51.8279964484028">
            <text:p>51.83</text:p>
          </table:table-cell>
          <table:table-cell table:formula="oooc:=[.H200]+([.$C$2]*[.E200]/100-[.F200])/60/12" office:value-type="float" office:value="48.9198607141333">
            <text:p>48.92</text:p>
          </table:table-cell>
          <table:table-cell table:number-columns-repeated="30"/>
        </table:table-row>
        <table:table-row table:style-name="ro1">
          <table:table-cell table:formula="oooc:=[.A203]-0.000694444444444444" office:value-type="time" office:time-value="PT10H26M00S">
            <text:p>10:26 AM</text:p>
          </table:table-cell>
          <table:table-cell office:value-type="float" office:value="69.3844">
            <text:p>69.38</text:p>
          </table:table-cell>
          <table:table-cell office:value-type="float" office:value="74.5913">
            <text:p>74.59</text:p>
          </table:table-cell>
          <table:table-cell office:value-type="float" office:value="5.50387">
            <text:p>5.5</text:p>
          </table:table-cell>
          <table:table-cell table:formula="oooc:=[.D202]*12/125*100" office:value-type="float" office:value="52.837152">
            <text:p>52.84</text:p>
          </table:table-cell>
          <table:table-cell office:value-type="float" office:value="0">
            <text:p>0</text:p>
          </table:table-cell>
          <table:table-cell table:formula="oooc:=[.G201]+([.$C$2]*[.B201]/100-[.F201])/60/12" office:value-type="float" office:value="51.9480792609028">
            <text:p>51.95</text:p>
          </table:table-cell>
          <table:table-cell table:formula="oooc:=[.H201]+([.$C$2]*[.E201]/100-[.F201])/60/12" office:value-type="float" office:value="49.0113022141333">
            <text:p>49.01</text:p>
          </table:table-cell>
          <table:table-cell table:number-columns-repeated="30"/>
        </table:table-row>
        <table:table-row table:style-name="ro1">
          <table:table-cell table:formula="oooc:=[.A204]-0.000694444444444444" office:value-type="time" office:time-value="PT10H27M00S">
            <text:p>10:27 AM</text:p>
          </table:table-cell>
          <table:table-cell office:value-type="float" office:value="69.5989">
            <text:p>69.6</text:p>
          </table:table-cell>
          <table:table-cell office:value-type="float" office:value="74.7048">
            <text:p>74.7</text:p>
          </table:table-cell>
          <table:table-cell office:value-type="float" office:value="5.52107">
            <text:p>5.52</text:p>
          </table:table-cell>
          <table:table-cell table:formula="oooc:=[.D203]*12/125*100" office:value-type="float" office:value="53.002272">
            <text:p>53</text:p>
          </table:table-cell>
          <table:table-cell office:value-type="float" office:value="0">
            <text:p>0</text:p>
          </table:table-cell>
          <table:table-cell table:formula="oooc:=[.G202]+([.$C$2]*[.B202]/100-[.F202])/60/12" office:value-type="float" office:value="52.0685382886806">
            <text:p>52.07</text:p>
          </table:table-cell>
          <table:table-cell table:formula="oooc:=[.H202]+([.$C$2]*[.E202]/100-[.F202])/60/12" office:value-type="float" office:value="49.1030333808">
            <text:p>49.1</text:p>
          </table:table-cell>
          <table:table-cell table:number-columns-repeated="30"/>
        </table:table-row>
        <table:table-row table:style-name="ro1">
          <table:table-cell table:formula="oooc:=[.A205]-0.000694444444444444" office:value-type="time" office:time-value="PT10H28M00S">
            <text:p>10:28 AM</text:p>
          </table:table-cell>
          <table:table-cell office:value-type="float" office:value="69.811">
            <text:p>69.81</text:p>
          </table:table-cell>
          <table:table-cell office:value-type="float" office:value="74.8167">
            <text:p>74.82</text:p>
          </table:table-cell>
          <table:table-cell office:value-type="float" office:value="5.53809">
            <text:p>5.54</text:p>
          </table:table-cell>
          <table:table-cell table:formula="oooc:=[.D204]*12/125*100" office:value-type="float" office:value="53.165664">
            <text:p>53.17</text:p>
          </table:table-cell>
          <table:table-cell office:value-type="float" office:value="0">
            <text:p>0</text:p>
          </table:table-cell>
          <table:table-cell table:formula="oooc:=[.G203]+([.$C$2]*[.B203]/100-[.F203])/60/12" office:value-type="float" office:value="52.1893697122917">
            <text:p>52.19</text:p>
          </table:table-cell>
          <table:table-cell table:formula="oooc:=[.H203]+([.$C$2]*[.E203]/100-[.F203])/60/12" office:value-type="float" office:value="49.1950512141334">
            <text:p>49.2</text:p>
          </table:table-cell>
          <table:table-cell table:number-columns-repeated="30"/>
        </table:table-row>
        <table:table-row table:style-name="ro1">
          <table:table-cell table:formula="oooc:=[.A206]-0.000694444444444444" office:value-type="time" office:time-value="PT10H29M00S">
            <text:p>10:29 AM</text:p>
          </table:table-cell>
          <table:table-cell office:value-type="float" office:value="70.021">
            <text:p>70.02</text:p>
          </table:table-cell>
          <table:table-cell office:value-type="float" office:value="74.9271">
            <text:p>74.93</text:p>
          </table:table-cell>
          <table:table-cell office:value-type="float" office:value="5.55492">
            <text:p>5.55</text:p>
          </table:table-cell>
          <table:table-cell table:formula="oooc:=[.D205]*12/125*100" office:value-type="float" office:value="53.327232">
            <text:p>53.33</text:p>
          </table:table-cell>
          <table:table-cell office:value-type="float" office:value="0">
            <text:p>0</text:p>
          </table:table-cell>
          <table:table-cell table:formula="oooc:=[.G204]+([.$C$2]*[.B204]/100-[.F204])/60/12" office:value-type="float" office:value="52.3105693650695">
            <text:p>52.31</text:p>
          </table:table-cell>
          <table:table-cell table:formula="oooc:=[.H204]+([.$C$2]*[.E204]/100-[.F204])/60/12" office:value-type="float" office:value="49.2873527141333">
            <text:p>49.29</text:p>
          </table:table-cell>
          <table:table-cell table:number-columns-repeated="30"/>
        </table:table-row>
        <table:table-row table:style-name="ro1">
          <table:table-cell table:formula="oooc:=[.A207]-0.000694444444444444" office:value-type="time" office:time-value="PT10H30M00S">
            <text:p>10:30 AM</text:p>
          </table:table-cell>
          <table:table-cell office:value-type="float" office:value="70.2286">
            <text:p>70.23</text:p>
          </table:table-cell>
          <table:table-cell office:value-type="float" office:value="75.0359">
            <text:p>75.04</text:p>
          </table:table-cell>
          <table:table-cell office:value-type="float" office:value="5.57158">
            <text:p>5.57</text:p>
          </table:table-cell>
          <table:table-cell table:formula="oooc:=[.D206]*12/125*100" office:value-type="float" office:value="53.487168">
            <text:p>53.49</text:p>
          </table:table-cell>
          <table:table-cell office:value-type="float" office:value="0">
            <text:p>0</text:p>
          </table:table-cell>
          <table:table-cell table:formula="oooc:=[.G205]+([.$C$2]*[.B205]/100-[.F205])/60/12" office:value-type="float" office:value="52.4321336011806">
            <text:p>52.43</text:p>
          </table:table-cell>
          <table:table-cell table:formula="oooc:=[.H205]+([.$C$2]*[.E205]/100-[.F205])/60/12" office:value-type="float" office:value="49.3799347141333">
            <text:p>49.38</text:p>
          </table:table-cell>
          <table:table-cell table:number-columns-repeated="30"/>
        </table:table-row>
        <table:table-row table:style-name="ro1">
          <table:table-cell table:formula="oooc:=[.A208]-0.000694444444444444" office:value-type="time" office:time-value="PT10H31M00S">
            <text:p>10:31 AM</text:p>
          </table:table-cell>
          <table:table-cell office:value-type="float" office:value="70.434">
            <text:p>70.43</text:p>
          </table:table-cell>
          <table:table-cell office:value-type="float" office:value="75.1431">
            <text:p>75.14</text:p>
          </table:table-cell>
          <table:table-cell office:value-type="float" office:value="5.58805">
            <text:p>5.59</text:p>
          </table:table-cell>
          <table:table-cell table:formula="oooc:=[.D207]*12/125*100" office:value-type="float" office:value="53.64528">
            <text:p>53.65</text:p>
          </table:table-cell>
          <table:table-cell office:value-type="float" office:value="0">
            <text:p>0</text:p>
          </table:table-cell>
          <table:table-cell table:formula="oooc:=[.G206]+([.$C$2]*[.B206]/100-[.F206])/60/12" office:value-type="float" office:value="52.5540582539584">
            <text:p>52.55</text:p>
          </table:table-cell>
          <table:table-cell table:formula="oooc:=[.H206]+([.$C$2]*[.E206]/100-[.F206])/60/12" office:value-type="float" office:value="49.4727943808">
            <text:p>49.47</text:p>
          </table:table-cell>
          <table:table-cell table:number-columns-repeated="30"/>
        </table:table-row>
        <table:table-row table:style-name="ro1">
          <table:table-cell table:formula="oooc:=[.A209]-0.000694444444444444" office:value-type="time" office:time-value="PT10H32M00S">
            <text:p>10:32 AM</text:p>
          </table:table-cell>
          <table:table-cell office:value-type="float" office:value="70.6372">
            <text:p>70.64</text:p>
          </table:table-cell>
          <table:table-cell office:value-type="float" office:value="75.2488">
            <text:p>75.25</text:p>
          </table:table-cell>
          <table:table-cell office:value-type="float" office:value="5.60434">
            <text:p>5.6</text:p>
          </table:table-cell>
          <table:table-cell table:formula="oooc:=[.D208]*12/125*100" office:value-type="float" office:value="53.801664">
            <text:p>53.8</text:p>
          </table:table-cell>
          <table:table-cell office:value-type="float" office:value="0">
            <text:p>0</text:p>
          </table:table-cell>
          <table:table-cell table:formula="oooc:=[.G207]+([.$C$2]*[.B207]/100-[.F207])/60/12" office:value-type="float" office:value="52.6763395039584">
            <text:p>52.68</text:p>
          </table:table-cell>
          <table:table-cell table:formula="oooc:=[.H207]+([.$C$2]*[.E207]/100-[.F207])/60/12" office:value-type="float" office:value="49.5659285474667">
            <text:p>49.57</text:p>
          </table:table-cell>
          <table:table-cell table:number-columns-repeated="30"/>
        </table:table-row>
        <table:table-row table:style-name="ro1">
          <table:table-cell table:formula="oooc:=[.A210]-0.000694444444444444" office:value-type="time" office:time-value="PT10H33M00S">
            <text:p>10:33 AM</text:p>
          </table:table-cell>
          <table:table-cell office:value-type="float" office:value="70.838">
            <text:p>70.84</text:p>
          </table:table-cell>
          <table:table-cell office:value-type="float" office:value="75.3529">
            <text:p>75.35</text:p>
          </table:table-cell>
          <table:table-cell office:value-type="float" office:value="5.62045">
            <text:p>5.62</text:p>
          </table:table-cell>
          <table:table-cell table:formula="oooc:=[.D209]*12/125*100" office:value-type="float" office:value="53.95632">
            <text:p>53.96</text:p>
          </table:table-cell>
          <table:table-cell office:value-type="float" office:value="0">
            <text:p>0</text:p>
          </table:table-cell>
          <table:table-cell table:formula="oooc:=[.G208]+([.$C$2]*[.B208]/100-[.F208])/60/12" office:value-type="float" office:value="52.7989735317361">
            <text:p>52.8</text:p>
          </table:table-cell>
          <table:table-cell table:formula="oooc:=[.H208]+([.$C$2]*[.E208]/100-[.F208])/60/12" office:value-type="float" office:value="49.6593342141334">
            <text:p>49.66</text:p>
          </table:table-cell>
          <table:table-cell table:number-columns-repeated="30"/>
        </table:table-row>
        <table:table-row table:style-name="ro1">
          <table:table-cell table:formula="oooc:=[.A211]-0.000694444444444444" office:value-type="time" office:time-value="PT10H34M00S">
            <text:p>10:34 AM</text:p>
          </table:table-cell>
          <table:table-cell office:value-type="float" office:value="71.0366">
            <text:p>71.04</text:p>
          </table:table-cell>
          <table:table-cell office:value-type="float" office:value="75.4556">
            <text:p>75.46</text:p>
          </table:table-cell>
          <table:table-cell office:value-type="float" office:value="5.63638">
            <text:p>5.64</text:p>
          </table:table-cell>
          <table:table-cell table:formula="oooc:=[.D210]*12/125*100" office:value-type="float" office:value="54.109248">
            <text:p>54.11</text:p>
          </table:table-cell>
          <table:table-cell office:value-type="float" office:value="0">
            <text:p>0</text:p>
          </table:table-cell>
          <table:table-cell table:formula="oooc:=[.G209]+([.$C$2]*[.B209]/100-[.F209])/60/12" office:value-type="float" office:value="52.921956170625">
            <text:p>52.92</text:p>
          </table:table-cell>
          <table:table-cell table:formula="oooc:=[.H209]+([.$C$2]*[.E209]/100-[.F209])/60/12" office:value-type="float" office:value="49.7530083808">
            <text:p>49.75</text:p>
          </table:table-cell>
          <table:table-cell table:number-columns-repeated="30"/>
        </table:table-row>
        <table:table-row table:style-name="ro1">
          <table:table-cell table:formula="oooc:=[.A212]-0.000694444444444444" office:value-type="time" office:time-value="PT10H35M00S">
            <text:p>10:35 AM</text:p>
          </table:table-cell>
          <table:table-cell office:value-type="float" office:value="71.233">
            <text:p>71.23</text:p>
          </table:table-cell>
          <table:table-cell office:value-type="float" office:value="75.5567">
            <text:p>75.56</text:p>
          </table:table-cell>
          <table:table-cell office:value-type="float" office:value="5.65213">
            <text:p>5.65</text:p>
          </table:table-cell>
          <table:table-cell table:formula="oooc:=[.D211]*12/125*100" office:value-type="float" office:value="54.260448">
            <text:p>54.26</text:p>
          </table:table-cell>
          <table:table-cell office:value-type="float" office:value="0">
            <text:p>0</text:p>
          </table:table-cell>
          <table:table-cell table:formula="oooc:=[.G210]+([.$C$2]*[.B210]/100-[.F210])/60/12" office:value-type="float" office:value="53.0452836011806">
            <text:p>53.05</text:p>
          </table:table-cell>
          <table:table-cell table:formula="oooc:=[.H210]+([.$C$2]*[.E210]/100-[.F210])/60/12" office:value-type="float" office:value="49.8469480474667">
            <text:p>49.85</text:p>
          </table:table-cell>
          <table:table-cell table:number-columns-repeated="30"/>
        </table:table-row>
        <table:table-row table:style-name="ro1">
          <table:table-cell table:formula="oooc:=[.A213]-0.000694444444444444" office:value-type="time" office:time-value="PT10H36M00S">
            <text:p>10:36 AM</text:p>
          </table:table-cell>
          <table:table-cell office:value-type="float" office:value="71.4271">
            <text:p>71.43</text:p>
          </table:table-cell>
          <table:table-cell office:value-type="float" office:value="75.6563">
            <text:p>75.66</text:p>
          </table:table-cell>
          <table:table-cell office:value-type="float" office:value="5.66769">
            <text:p>5.67</text:p>
          </table:table-cell>
          <table:table-cell table:formula="oooc:=[.D212]*12/125*100" office:value-type="float" office:value="54.409824">
            <text:p>54.41</text:p>
          </table:table-cell>
          <table:table-cell office:value-type="float" office:value="0">
            <text:p>0</text:p>
          </table:table-cell>
          <table:table-cell table:formula="oooc:=[.G211]+([.$C$2]*[.B211]/100-[.F211])/60/12" office:value-type="float" office:value="53.1689520039584">
            <text:p>53.17</text:p>
          </table:table-cell>
          <table:table-cell table:formula="oooc:=[.H211]+([.$C$2]*[.E211]/100-[.F211])/60/12" office:value-type="float" office:value="49.9411502141334">
            <text:p>49.94</text:p>
          </table:table-cell>
          <table:table-cell table:number-columns-repeated="30"/>
        </table:table-row>
        <table:table-row table:style-name="ro1">
          <table:table-cell table:formula="oooc:=[.A214]-0.000694444444444444" office:value-type="time" office:time-value="PT10H37M00S">
            <text:p>10:37 AM</text:p>
          </table:table-cell>
          <table:table-cell office:value-type="float" office:value="71.6189">
            <text:p>71.62</text:p>
          </table:table-cell>
          <table:table-cell office:value-type="float" office:value="75.7545">
            <text:p>75.75</text:p>
          </table:table-cell>
          <table:table-cell office:value-type="float" office:value="5.68308">
            <text:p>5.68</text:p>
          </table:table-cell>
          <table:table-cell table:formula="oooc:=[.D213]*12/125*100" office:value-type="float" office:value="54.557568">
            <text:p>54.56</text:p>
          </table:table-cell>
          <table:table-cell office:value-type="float" office:value="0">
            <text:p>0</text:p>
          </table:table-cell>
          <table:table-cell table:formula="oooc:=[.G212]+([.$C$2]*[.B212]/100-[.F212])/60/12" office:value-type="float" office:value="53.2929573859028">
            <text:p>53.29</text:p>
          </table:table-cell>
          <table:table-cell table:formula="oooc:=[.H212]+([.$C$2]*[.E212]/100-[.F212])/60/12" office:value-type="float" office:value="50.0356117141334">
            <text:p>50.04</text:p>
          </table:table-cell>
          <table:table-cell table:number-columns-repeated="30"/>
        </table:table-row>
        <table:table-row table:style-name="ro1">
          <table:table-cell table:formula="oooc:=[.A215]-0.000694444444444444" office:value-type="time" office:time-value="PT10H38M00S">
            <text:p>10:38 AM</text:p>
          </table:table-cell>
          <table:table-cell office:value-type="float" office:value="71.8084">
            <text:p>71.81</text:p>
          </table:table-cell>
          <table:table-cell office:value-type="float" office:value="75.8512">
            <text:p>75.85</text:p>
          </table:table-cell>
          <table:table-cell office:value-type="float" office:value="5.69828">
            <text:p>5.7</text:p>
          </table:table-cell>
          <table:table-cell table:formula="oooc:=[.D214]*12/125*100" office:value-type="float" office:value="54.703488">
            <text:p>54.7</text:p>
          </table:table-cell>
          <table:table-cell office:value-type="float" office:value="0">
            <text:p>0</text:p>
          </table:table-cell>
          <table:table-cell table:formula="oooc:=[.G213]+([.$C$2]*[.B213]/100-[.F213])/60/12" office:value-type="float" office:value="53.4172957539584">
            <text:p>53.42</text:p>
          </table:table-cell>
          <table:table-cell table:formula="oooc:=[.H213]+([.$C$2]*[.E213]/100-[.F213])/60/12" office:value-type="float" office:value="50.1303297141334">
            <text:p>50.13</text:p>
          </table:table-cell>
          <table:table-cell table:number-columns-repeated="30"/>
        </table:table-row>
        <table:table-row table:style-name="ro1">
          <table:table-cell table:formula="oooc:=[.A216]-0.000694444444444444" office:value-type="time" office:time-value="PT10H39M00S">
            <text:p>10:39 AM</text:p>
          </table:table-cell>
          <table:table-cell office:value-type="float" office:value="71.9957">
            <text:p>72</text:p>
          </table:table-cell>
          <table:table-cell office:value-type="float" office:value="75.9465">
            <text:p>75.95</text:p>
          </table:table-cell>
          <table:table-cell office:value-type="float" office:value="5.7133">
            <text:p>5.71</text:p>
          </table:table-cell>
          <table:table-cell table:formula="oooc:=[.D215]*12/125*100" office:value-type="float" office:value="54.84768">
            <text:p>54.85</text:p>
          </table:table-cell>
          <table:table-cell office:value-type="float" office:value="0">
            <text:p>0</text:p>
          </table:table-cell>
          <table:table-cell table:formula="oooc:=[.G214]+([.$C$2]*[.B214]/100-[.F214])/60/12" office:value-type="float" office:value="53.5419631150695">
            <text:p>53.54</text:p>
          </table:table-cell>
          <table:table-cell table:formula="oooc:=[.H214]+([.$C$2]*[.E214]/100-[.F214])/60/12" office:value-type="float" office:value="50.2253010474667">
            <text:p>50.23</text:p>
          </table:table-cell>
          <table:table-cell table:number-columns-repeated="30"/>
        </table:table-row>
        <table:table-row table:style-name="ro1">
          <table:table-cell table:formula="oooc:=[.A217]-0.000694444444444444" office:value-type="time" office:time-value="PT10H40M00S">
            <text:p>10:40 AM</text:p>
          </table:table-cell>
          <table:table-cell office:value-type="float" office:value="72.1807">
            <text:p>72.18</text:p>
          </table:table-cell>
          <table:table-cell office:value-type="float" office:value="76.0403">
            <text:p>76.04</text:p>
          </table:table-cell>
          <table:table-cell office:value-type="float" office:value="5.72813">
            <text:p>5.73</text:p>
          </table:table-cell>
          <table:table-cell table:formula="oooc:=[.D216]*12/125*100" office:value-type="float" office:value="54.990048">
            <text:p>54.99</text:p>
          </table:table-cell>
          <table:table-cell office:value-type="float" office:value="0">
            <text:p>0</text:p>
          </table:table-cell>
          <table:table-cell table:formula="oooc:=[.G215]+([.$C$2]*[.B215]/100-[.F215])/60/12" office:value-type="float" office:value="53.6669556497917">
            <text:p>53.67</text:p>
          </table:table-cell>
          <table:table-cell table:formula="oooc:=[.H215]+([.$C$2]*[.E215]/100-[.F215])/60/12" office:value-type="float" office:value="50.3205227141334">
            <text:p>50.32</text:p>
          </table:table-cell>
          <table:table-cell table:number-columns-repeated="30"/>
        </table:table-row>
        <table:table-row table:style-name="ro1">
          <table:table-cell table:formula="oooc:=[.A218]-0.000694444444444444" office:value-type="time" office:time-value="PT10H41M00S">
            <text:p>10:41 AM</text:p>
          </table:table-cell>
          <table:table-cell office:value-type="float" office:value="72.3634">
            <text:p>72.36</text:p>
          </table:table-cell>
          <table:table-cell office:value-type="float" office:value="76.1327">
            <text:p>76.13</text:p>
          </table:table-cell>
          <table:table-cell office:value-type="float" office:value="5.74279">
            <text:p>5.74</text:p>
          </table:table-cell>
          <table:table-cell table:formula="oooc:=[.D217]*12/125*100" office:value-type="float" office:value="55.130784">
            <text:p>55.13</text:p>
          </table:table-cell>
          <table:table-cell office:value-type="float" office:value="0">
            <text:p>0</text:p>
          </table:table-cell>
          <table:table-cell table:formula="oooc:=[.G216]+([.$C$2]*[.B216]/100-[.F216])/60/12" office:value-type="float" office:value="53.7922693650695">
            <text:p>53.79</text:p>
          </table:table-cell>
          <table:table-cell table:formula="oooc:=[.H216]+([.$C$2]*[.E216]/100-[.F216])/60/12" office:value-type="float" office:value="50.4159915474667">
            <text:p>50.42</text:p>
          </table:table-cell>
          <table:table-cell table:number-columns-repeated="30"/>
        </table:table-row>
        <table:table-row table:style-name="ro1">
          <table:table-cell table:formula="oooc:=[.A219]-0.000694444444444444" office:value-type="time" office:time-value="PT10H42M00S">
            <text:p>10:42 AM</text:p>
          </table:table-cell>
          <table:table-cell office:value-type="float" office:value="72.5439">
            <text:p>72.54</text:p>
          </table:table-cell>
          <table:table-cell office:value-type="float" office:value="76.2236">
            <text:p>76.22</text:p>
          </table:table-cell>
          <table:table-cell office:value-type="float" office:value="5.75726">
            <text:p>5.76</text:p>
          </table:table-cell>
          <table:table-cell table:formula="oooc:=[.D218]*12/125*100" office:value-type="float" office:value="55.269696">
            <text:p>55.27</text:p>
          </table:table-cell>
          <table:table-cell office:value-type="float" office:value="0">
            <text:p>0</text:p>
          </table:table-cell>
          <table:table-cell table:formula="oooc:=[.G217]+([.$C$2]*[.B217]/100-[.F217])/60/12" office:value-type="float" office:value="53.9179002678473">
            <text:p>53.92</text:p>
          </table:table-cell>
          <table:table-cell table:formula="oooc:=[.H217]+([.$C$2]*[.E217]/100-[.F217])/60/12" office:value-type="float" office:value="50.5117047141334">
            <text:p>50.51</text:p>
          </table:table-cell>
          <table:table-cell table:number-columns-repeated="30"/>
        </table:table-row>
        <table:table-row table:style-name="ro1">
          <table:table-cell table:formula="oooc:=[.A220]-0.000694444444444444" office:value-type="time" office:time-value="PT10H43M00S">
            <text:p>10:43 AM</text:p>
          </table:table-cell>
          <table:table-cell office:value-type="float" office:value="72.7221">
            <text:p>72.72</text:p>
          </table:table-cell>
          <table:table-cell office:value-type="float" office:value="76.3131">
            <text:p>76.31</text:p>
          </table:table-cell>
          <table:table-cell office:value-type="float" office:value="5.77155">
            <text:p>5.77</text:p>
          </table:table-cell>
          <table:table-cell table:formula="oooc:=[.D219]*12/125*100" office:value-type="float" office:value="55.40688">
            <text:p>55.41</text:p>
          </table:table-cell>
          <table:table-cell office:value-type="float" office:value="0">
            <text:p>0</text:p>
          </table:table-cell>
          <table:table-cell table:formula="oooc:=[.G218]+([.$C$2]*[.B218]/100-[.F218])/60/12" office:value-type="float" office:value="54.0438445386806">
            <text:p>54.04</text:p>
          </table:table-cell>
          <table:table-cell table:formula="oooc:=[.H218]+([.$C$2]*[.E218]/100-[.F218])/60/12" office:value-type="float" office:value="50.6076590474667">
            <text:p>50.61</text:p>
          </table:table-cell>
          <table:table-cell table:number-columns-repeated="30"/>
        </table:table-row>
        <table:table-row table:style-name="ro1">
          <table:table-cell table:formula="oooc:=[.A221]-0.000694444444444444" office:value-type="time" office:time-value="PT10H44M00S">
            <text:p>10:44 AM</text:p>
          </table:table-cell>
          <table:table-cell office:value-type="float" office:value="72.898">
            <text:p>72.9</text:p>
          </table:table-cell>
          <table:table-cell office:value-type="float" office:value="76.4013">
            <text:p>76.4</text:p>
          </table:table-cell>
          <table:table-cell office:value-type="float" office:value="5.78566">
            <text:p>5.79</text:p>
          </table:table-cell>
          <table:table-cell table:formula="oooc:=[.D220]*12/125*100" office:value-type="float" office:value="55.542336">
            <text:p>55.54</text:p>
          </table:table-cell>
          <table:table-cell office:value-type="float" office:value="0">
            <text:p>0</text:p>
          </table:table-cell>
          <table:table-cell table:formula="oooc:=[.G219]+([.$C$2]*[.B219]/100-[.F219])/60/12" office:value-type="float" office:value="54.1700981845139">
            <text:p>54.17</text:p>
          </table:table-cell>
          <table:table-cell table:formula="oooc:=[.H219]+([.$C$2]*[.E219]/100-[.F219])/60/12" office:value-type="float" office:value="50.7038515474667">
            <text:p>50.7</text:p>
          </table:table-cell>
          <table:table-cell table:number-columns-repeated="30"/>
        </table:table-row>
        <table:table-row table:style-name="ro1">
          <table:table-cell table:formula="oooc:=[.A222]-0.000694444444444444" office:value-type="time" office:time-value="PT10H45M00S">
            <text:p>10:45 AM</text:p>
          </table:table-cell>
          <table:table-cell office:value-type="float" office:value="73.0717">
            <text:p>73.07</text:p>
          </table:table-cell>
          <table:table-cell office:value-type="float" office:value="76.488">
            <text:p>76.49</text:p>
          </table:table-cell>
          <table:table-cell office:value-type="float" office:value="5.79959">
            <text:p>5.8</text:p>
          </table:table-cell>
          <table:table-cell table:formula="oooc:=[.D221]*12/125*100" office:value-type="float" office:value="55.676064">
            <text:p>55.68</text:p>
          </table:table-cell>
          <table:table-cell office:value-type="float" office:value="0">
            <text:p>0</text:p>
          </table:table-cell>
          <table:table-cell table:formula="oooc:=[.G220]+([.$C$2]*[.B220]/100-[.F220])/60/12" office:value-type="float" office:value="54.2966572122917">
            <text:p>54.3</text:p>
          </table:table-cell>
          <table:table-cell table:formula="oooc:=[.H220]+([.$C$2]*[.E220]/100-[.F220])/60/12" office:value-type="float" office:value="50.8002792141334">
            <text:p>50.8</text:p>
          </table:table-cell>
          <table:table-cell table:number-columns-repeated="30"/>
        </table:table-row>
        <table:table-row table:style-name="ro1">
          <table:table-cell table:formula="oooc:=[.A223]-0.000694444444444444" office:value-type="time" office:time-value="PT10H46M00S">
            <text:p>10:46 AM</text:p>
          </table:table-cell>
          <table:table-cell office:value-type="float" office:value="73.243">
            <text:p>73.24</text:p>
          </table:table-cell>
          <table:table-cell office:value-type="float" office:value="76.5734">
            <text:p>76.57</text:p>
          </table:table-cell>
          <table:table-cell office:value-type="float" office:value="5.81333">
            <text:p>5.81</text:p>
          </table:table-cell>
          <table:table-cell table:formula="oooc:=[.D222]*12/125*100" office:value-type="float" office:value="55.807968">
            <text:p>55.81</text:p>
          </table:table-cell>
          <table:table-cell office:value-type="float" office:value="0">
            <text:p>0</text:p>
          </table:table-cell>
          <table:table-cell table:formula="oooc:=[.G221]+([.$C$2]*[.B221]/100-[.F221])/60/12" office:value-type="float" office:value="54.4235178025695">
            <text:p>54.42</text:p>
          </table:table-cell>
          <table:table-cell table:formula="oooc:=[.H221]+([.$C$2]*[.E221]/100-[.F221])/60/12" office:value-type="float" office:value="50.8969390474667">
            <text:p>50.9</text:p>
          </table:table-cell>
          <table:table-cell table:number-columns-repeated="30"/>
        </table:table-row>
        <table:table-row table:style-name="ro1">
          <table:table-cell table:formula="oooc:=[.A224]-0.000694444444444444" office:value-type="time" office:time-value="PT10H47M00S">
            <text:p>10:47 AM</text:p>
          </table:table-cell>
          <table:table-cell office:value-type="float" office:value="73.4121">
            <text:p>73.41</text:p>
          </table:table-cell>
          <table:table-cell office:value-type="float" office:value="76.6574">
            <text:p>76.66</text:p>
          </table:table-cell>
          <table:table-cell office:value-type="float" office:value="5.82689">
            <text:p>5.83</text:p>
          </table:table-cell>
          <table:table-cell table:formula="oooc:=[.D223]*12/125*100" office:value-type="float" office:value="55.938144">
            <text:p>55.94</text:p>
          </table:table-cell>
          <table:table-cell office:value-type="float" office:value="0">
            <text:p>0</text:p>
          </table:table-cell>
          <table:table-cell table:formula="oooc:=[.G222]+([.$C$2]*[.B222]/100-[.F222])/60/12" office:value-type="float" office:value="54.5506757886806">
            <text:p>54.55</text:p>
          </table:table-cell>
          <table:table-cell table:formula="oooc:=[.H222]+([.$C$2]*[.E222]/100-[.F222])/60/12" office:value-type="float" office:value="50.9938278808">
            <text:p>50.99</text:p>
          </table:table-cell>
          <table:table-cell table:number-columns-repeated="30"/>
        </table:table-row>
        <table:table-row table:style-name="ro1">
          <table:table-cell table:formula="oooc:=[.A225]-0.000694444444444444" office:value-type="time" office:time-value="PT10H48M00S">
            <text:p>10:48 AM</text:p>
          </table:table-cell>
          <table:table-cell office:value-type="float" office:value="73.5789">
            <text:p>73.58</text:p>
          </table:table-cell>
          <table:table-cell office:value-type="float" office:value="76.7401">
            <text:p>76.74</text:p>
          </table:table-cell>
          <table:table-cell office:value-type="float" office:value="5.84027">
            <text:p>5.84</text:p>
          </table:table-cell>
          <table:table-cell table:formula="oooc:=[.D224]*12/125*100" office:value-type="float" office:value="56.066592">
            <text:p>56.07</text:p>
          </table:table-cell>
          <table:table-cell office:value-type="float" office:value="0">
            <text:p>0</text:p>
          </table:table-cell>
          <table:table-cell table:formula="oooc:=[.G223]+([.$C$2]*[.B223]/100-[.F223])/60/12" office:value-type="float" office:value="54.6781273511806">
            <text:p>54.68</text:p>
          </table:table-cell>
          <table:table-cell table:formula="oooc:=[.H223]+([.$C$2]*[.E223]/100-[.F223])/60/12" office:value-type="float" office:value="51.0909427141334">
            <text:p>51.09</text:p>
          </table:table-cell>
          <table:table-cell table:number-columns-repeated="30"/>
        </table:table-row>
        <table:table-row table:style-name="ro1">
          <table:table-cell table:formula="oooc:=[.A226]-0.000694444444444444" office:value-type="time" office:time-value="PT10H49M00S">
            <text:p>10:49 AM</text:p>
          </table:table-cell>
          <table:table-cell office:value-type="float" office:value="73.7435">
            <text:p>73.74</text:p>
          </table:table-cell>
          <table:table-cell office:value-type="float" office:value="76.8214">
            <text:p>76.82</text:p>
          </table:table-cell>
          <table:table-cell office:value-type="float" office:value="5.85347">
            <text:p>5.85</text:p>
          </table:table-cell>
          <table:table-cell table:formula="oooc:=[.D225]*12/125*100" office:value-type="float" office:value="56.193312">
            <text:p>56.19</text:p>
          </table:table-cell>
          <table:table-cell office:value-type="float" office:value="0">
            <text:p>0</text:p>
          </table:table-cell>
          <table:table-cell table:formula="oooc:=[.G224]+([.$C$2]*[.B224]/100-[.F224])/60/12" office:value-type="float" office:value="54.8058684970139">
            <text:p>54.81</text:p>
          </table:table-cell>
          <table:table-cell table:formula="oooc:=[.H224]+([.$C$2]*[.E224]/100-[.F224])/60/12" office:value-type="float" office:value="51.1882805474667">
            <text:p>51.19</text:p>
          </table:table-cell>
          <table:table-cell table:number-columns-repeated="30"/>
        </table:table-row>
        <table:table-row table:style-name="ro1">
          <table:table-cell table:formula="oooc:=[.A227]-0.000694444444444444" office:value-type="time" office:time-value="PT10H50M00S">
            <text:p>10:50 AM</text:p>
          </table:table-cell>
          <table:table-cell office:value-type="float" office:value="73.9057">
            <text:p>73.91</text:p>
          </table:table-cell>
          <table:table-cell office:value-type="float" office:value="76.9013">
            <text:p>76.9</text:p>
          </table:table-cell>
          <table:table-cell office:value-type="float" office:value="5.86648">
            <text:p>5.87</text:p>
          </table:table-cell>
          <table:table-cell table:formula="oooc:=[.D226]*12/125*100" office:value-type="float" office:value="56.318208">
            <text:p>56.32</text:p>
          </table:table-cell>
          <table:table-cell office:value-type="float" office:value="0">
            <text:p>0</text:p>
          </table:table-cell>
          <table:table-cell table:formula="oooc:=[.G225]+([.$C$2]*[.B225]/100-[.F225])/60/12" office:value-type="float" office:value="54.9338954067361">
            <text:p>54.93</text:p>
          </table:table-cell>
          <table:table-cell table:formula="oooc:=[.H225]+([.$C$2]*[.E225]/100-[.F225])/60/12" office:value-type="float" office:value="51.2858383808">
            <text:p>51.29</text:p>
          </table:table-cell>
          <table:table-cell table:number-columns-repeated="30"/>
        </table:table-row>
        <table:table-row table:style-name="ro1">
          <table:table-cell table:formula="oooc:=[.A228]-0.000694444444444444" office:value-type="time" office:time-value="PT10H51M00S">
            <text:p>10:51 AM</text:p>
          </table:table-cell>
          <table:table-cell office:value-type="float" office:value="74.0657">
            <text:p>74.07</text:p>
          </table:table-cell>
          <table:table-cell office:value-type="float" office:value="76.98">
            <text:p>76.98</text:p>
          </table:table-cell>
          <table:table-cell office:value-type="float" office:value="5.87931">
            <text:p>5.88</text:p>
          </table:table-cell>
          <table:table-cell table:formula="oooc:=[.D227]*12/125*100" office:value-type="float" office:value="56.441376">
            <text:p>56.44</text:p>
          </table:table-cell>
          <table:table-cell office:value-type="float" office:value="0">
            <text:p>0</text:p>
          </table:table-cell>
          <table:table-cell table:formula="oooc:=[.G226]+([.$C$2]*[.B226]/100-[.F226])/60/12" office:value-type="float" office:value="55.0622039136806">
            <text:p>55.06</text:p>
          </table:table-cell>
          <table:table-cell table:formula="oooc:=[.H226]+([.$C$2]*[.E226]/100-[.F226])/60/12" office:value-type="float" office:value="51.3836130474667">
            <text:p>51.38</text:p>
          </table:table-cell>
          <table:table-cell table:number-columns-repeated="30"/>
        </table:table-row>
        <table:table-row table:style-name="ro1">
          <table:table-cell table:formula="oooc:=[.A229]-0.000694444444444444" office:value-type="time" office:time-value="PT10H52M00S">
            <text:p>10:52 AM</text:p>
          </table:table-cell>
          <table:table-cell office:value-type="float" office:value="74.2234">
            <text:p>74.22</text:p>
          </table:table-cell>
          <table:table-cell office:value-type="float" office:value="77.0573">
            <text:p>77.06</text:p>
          </table:table-cell>
          <table:table-cell office:value-type="float" office:value="5.89196">
            <text:p>5.89</text:p>
          </table:table-cell>
          <table:table-cell table:formula="oooc:=[.D228]*12/125*100" office:value-type="float" office:value="56.562816">
            <text:p>56.56</text:p>
          </table:table-cell>
          <table:table-cell office:value-type="float" office:value="0">
            <text:p>0</text:p>
          </table:table-cell>
          <table:table-cell table:formula="oooc:=[.G227]+([.$C$2]*[.B227]/100-[.F227])/60/12" office:value-type="float" office:value="55.1907901984028">
            <text:p>55.19</text:p>
          </table:table-cell>
          <table:table-cell table:formula="oooc:=[.H227]+([.$C$2]*[.E227]/100-[.F227])/60/12" office:value-type="float" office:value="51.4816015474667">
            <text:p>51.48</text:p>
          </table:table-cell>
          <table:table-cell table:number-columns-repeated="30"/>
        </table:table-row>
        <table:table-row table:style-name="ro1">
          <table:table-cell table:formula="oooc:=[.A230]-0.000694444444444444" office:value-type="time" office:time-value="PT10H53M00S">
            <text:p>10:53 AM</text:p>
          </table:table-cell>
          <table:table-cell office:value-type="float" office:value="74.3789">
            <text:p>74.38</text:p>
          </table:table-cell>
          <table:table-cell office:value-type="float" office:value="77.1333">
            <text:p>77.13</text:p>
          </table:table-cell>
          <table:table-cell office:value-type="float" office:value="5.90443">
            <text:p>5.9</text:p>
          </table:table-cell>
          <table:table-cell table:formula="oooc:=[.D229]*12/125*100" office:value-type="float" office:value="56.682528">
            <text:p>56.68</text:p>
          </table:table-cell>
          <table:table-cell office:value-type="float" office:value="0">
            <text:p>0</text:p>
          </table:table-cell>
          <table:table-cell table:formula="oooc:=[.G228]+([.$C$2]*[.B228]/100-[.F228])/60/12" office:value-type="float" office:value="55.3196502678473">
            <text:p>55.32</text:p>
          </table:table-cell>
          <table:table-cell table:formula="oooc:=[.H228]+([.$C$2]*[.E228]/100-[.F228])/60/12" office:value-type="float" office:value="51.5798008808">
            <text:p>51.58</text:p>
          </table:table-cell>
          <table:table-cell table:number-columns-repeated="30"/>
        </table:table-row>
        <table:table-row table:style-name="ro1">
          <table:table-cell table:formula="oooc:=[.A231]-0.000694444444444444" office:value-type="time" office:time-value="PT10H54M00S">
            <text:p>10:54 AM</text:p>
          </table:table-cell>
          <table:table-cell office:value-type="float" office:value="74.532">
            <text:p>74.53</text:p>
          </table:table-cell>
          <table:table-cell office:value-type="float" office:value="77.2079">
            <text:p>77.21</text:p>
          </table:table-cell>
          <table:table-cell office:value-type="float" office:value="5.91671">
            <text:p>5.92</text:p>
          </table:table-cell>
          <table:table-cell table:formula="oooc:=[.D230]*12/125*100" office:value-type="float" office:value="56.800416">
            <text:p>56.8</text:p>
          </table:table-cell>
          <table:table-cell office:value-type="float" office:value="0">
            <text:p>0</text:p>
          </table:table-cell>
          <table:table-cell table:formula="oooc:=[.G229]+([.$C$2]*[.B229]/100-[.F229])/60/12" office:value-type="float" office:value="55.4487803025695">
            <text:p>55.45</text:p>
          </table:table-cell>
          <table:table-cell table:formula="oooc:=[.H229]+([.$C$2]*[.E229]/100-[.F229])/60/12" office:value-type="float" office:value="51.6782080474667">
            <text:p>51.68</text:p>
          </table:table-cell>
          <table:table-cell table:number-columns-repeated="30"/>
        </table:table-row>
        <table:table-row table:style-name="ro1">
          <table:table-cell table:formula="oooc:=[.A232]-0.000694444444444444" office:value-type="time" office:time-value="PT10H55M00S">
            <text:p>10:55 AM</text:p>
          </table:table-cell>
          <table:table-cell office:value-type="float" office:value="74.6829">
            <text:p>74.68</text:p>
          </table:table-cell>
          <table:table-cell office:value-type="float" office:value="77.2813">
            <text:p>77.28</text:p>
          </table:table-cell>
          <table:table-cell office:value-type="float" office:value="5.92881">
            <text:p>5.93</text:p>
          </table:table-cell>
          <table:table-cell table:formula="oooc:=[.D231]*12/125*100" office:value-type="float" office:value="56.916576">
            <text:p>56.92</text:p>
          </table:table-cell>
          <table:table-cell office:value-type="float" office:value="0">
            <text:p>0</text:p>
          </table:table-cell>
          <table:table-cell table:formula="oooc:=[.G230]+([.$C$2]*[.B230]/100-[.F230])/60/12" office:value-type="float" office:value="55.5781761359028">
            <text:p>55.58</text:p>
          </table:table-cell>
          <table:table-cell table:formula="oooc:=[.H230]+([.$C$2]*[.E230]/100-[.F230])/60/12" office:value-type="float" office:value="51.7768198808">
            <text:p>51.78</text:p>
          </table:table-cell>
          <table:table-cell table:number-columns-repeated="30"/>
        </table:table-row>
        <table:table-row table:style-name="ro1">
          <table:table-cell table:formula="oooc:=[.A233]-0.000694444444444444" office:value-type="time" office:time-value="PT10H56M00S">
            <text:p>10:56 AM</text:p>
          </table:table-cell>
          <table:table-cell office:value-type="float" office:value="74.8314">
            <text:p>74.83</text:p>
          </table:table-cell>
          <table:table-cell office:value-type="float" office:value="77.3534">
            <text:p>77.35</text:p>
          </table:table-cell>
          <table:table-cell office:value-type="float" office:value="5.94072">
            <text:p>5.94</text:p>
          </table:table-cell>
          <table:table-cell table:formula="oooc:=[.D232]*12/125*100" office:value-type="float" office:value="57.030912">
            <text:p>57.03</text:p>
          </table:table-cell>
          <table:table-cell office:value-type="float" office:value="0">
            <text:p>0</text:p>
          </table:table-cell>
          <table:table-cell table:formula="oooc:=[.G231]+([.$C$2]*[.B231]/100-[.F231])/60/12" office:value-type="float" office:value="55.7078339484028">
            <text:p>55.71</text:p>
          </table:table-cell>
          <table:table-cell table:formula="oooc:=[.H231]+([.$C$2]*[.E231]/100-[.F231])/60/12" office:value-type="float" office:value="51.8756333808">
            <text:p>51.88</text:p>
          </table:table-cell>
          <table:table-cell table:number-columns-repeated="30"/>
        </table:table-row>
        <table:table-row table:style-name="ro1">
          <table:table-cell table:formula="oooc:=[.A234]-0.000694444444444444" office:value-type="time" office:time-value="PT10H57M00S">
            <text:p>10:57 AM</text:p>
          </table:table-cell>
          <table:table-cell office:value-type="float" office:value="74.9777">
            <text:p>74.98</text:p>
          </table:table-cell>
          <table:table-cell office:value-type="float" office:value="77.4243">
            <text:p>77.42</text:p>
          </table:table-cell>
          <table:table-cell office:value-type="float" office:value="5.95246">
            <text:p>5.95</text:p>
          </table:table-cell>
          <table:table-cell table:formula="oooc:=[.D233]*12/125*100" office:value-type="float" office:value="57.143616">
            <text:p>57.14</text:p>
          </table:table-cell>
          <table:table-cell office:value-type="float" office:value="0">
            <text:p>0</text:p>
          </table:table-cell>
          <table:table-cell table:formula="oooc:=[.G232]+([.$C$2]*[.B232]/100-[.F232])/60/12" office:value-type="float" office:value="55.8377495734028">
            <text:p>55.84</text:p>
          </table:table-cell>
          <table:table-cell table:formula="oooc:=[.H232]+([.$C$2]*[.E232]/100-[.F232])/60/12" office:value-type="float" office:value="51.9746453808">
            <text:p>51.97</text:p>
          </table:table-cell>
          <table:table-cell table:number-columns-repeated="30"/>
        </table:table-row>
        <table:table-row table:style-name="ro1">
          <table:table-cell table:formula="oooc:=[.A235]-0.000694444444444444" office:value-type="time" office:time-value="PT10H58M00S">
            <text:p>10:58 AM</text:p>
          </table:table-cell>
          <table:table-cell office:value-type="float" office:value="75.1217">
            <text:p>75.12</text:p>
          </table:table-cell>
          <table:table-cell office:value-type="float" office:value="77.4938">
            <text:p>77.49</text:p>
          </table:table-cell>
          <table:table-cell office:value-type="float" office:value="5.96401">
            <text:p>5.96</text:p>
          </table:table-cell>
          <table:table-cell table:formula="oooc:=[.D234]*12/125*100" office:value-type="float" office:value="57.254496">
            <text:p>57.25</text:p>
          </table:table-cell>
          <table:table-cell office:value-type="float" office:value="0">
            <text:p>0</text:p>
          </table:table-cell>
          <table:table-cell table:formula="oooc:=[.G233]+([.$C$2]*[.B233]/100-[.F233])/60/12" office:value-type="float" office:value="55.9679191914584">
            <text:p>55.97</text:p>
          </table:table-cell>
          <table:table-cell table:formula="oooc:=[.H233]+([.$C$2]*[.E233]/100-[.F233])/60/12" office:value-type="float" office:value="52.0738530474667">
            <text:p>52.07</text:p>
          </table:table-cell>
          <table:table-cell table:number-columns-repeated="30"/>
        </table:table-row>
        <table:table-row table:style-name="ro1">
          <table:table-cell table:formula="oooc:=[.A236]-0.000694444444444444" office:value-type="time" office:time-value="PT10H59M00S">
            <text:p>10:59 AM</text:p>
          </table:table-cell>
          <table:table-cell office:value-type="float" office:value="75.2635">
            <text:p>75.26</text:p>
          </table:table-cell>
          <table:table-cell office:value-type="float" office:value="77.5621">
            <text:p>77.56</text:p>
          </table:table-cell>
          <table:table-cell office:value-type="float" office:value="5.97537">
            <text:p>5.98</text:p>
          </table:table-cell>
          <table:table-cell table:formula="oooc:=[.D235]*12/125*100" office:value-type="float" office:value="57.363552">
            <text:p>57.36</text:p>
          </table:table-cell>
          <table:table-cell office:value-type="float" office:value="0">
            <text:p>0</text:p>
          </table:table-cell>
          <table:table-cell table:formula="oooc:=[.G234]+([.$C$2]*[.B234]/100-[.F234])/60/12" office:value-type="float" office:value="56.0983388095139">
            <text:p>56.1</text:p>
          </table:table-cell>
          <table:table-cell table:formula="oooc:=[.H234]+([.$C$2]*[.E234]/100-[.F234])/60/12" office:value-type="float" office:value="52.1732532141334">
            <text:p>52.17</text:p>
          </table:table-cell>
          <table:table-cell table:number-columns-repeated="30"/>
        </table:table-row>
        <table:table-row table:style-name="ro1">
          <table:table-cell table:formula="oooc:=[.A237]-0.000694444444444444" office:value-type="time" office:time-value="PT11H00M00S">
            <text:p>11:00 AM</text:p>
          </table:table-cell>
          <table:table-cell office:value-type="float" office:value="75.4029">
            <text:p>75.4</text:p>
          </table:table-cell>
          <table:table-cell office:value-type="float" office:value="77.6291">
            <text:p>77.63</text:p>
          </table:table-cell>
          <table:table-cell office:value-type="float" office:value="5.98655">
            <text:p>5.99</text:p>
          </table:table-cell>
          <table:table-cell table:formula="oooc:=[.D236]*12/125*100" office:value-type="float" office:value="57.47088">
            <text:p>57.47</text:p>
          </table:table-cell>
          <table:table-cell office:value-type="float" office:value="0">
            <text:p>0</text:p>
          </table:table-cell>
          <table:table-cell table:formula="oooc:=[.G235]+([.$C$2]*[.B235]/100-[.F235])/60/12" office:value-type="float" office:value="56.229004608125">
            <text:p>56.23</text:p>
          </table:table-cell>
          <table:table-cell table:formula="oooc:=[.H235]+([.$C$2]*[.E235]/100-[.F235])/60/12" office:value-type="float" office:value="52.2728427141334">
            <text:p>52.27</text:p>
          </table:table-cell>
          <table:table-cell table:number-columns-repeated="30"/>
        </table:table-row>
        <table:table-row table:style-name="ro1">
          <table:table-cell table:formula="oooc:=[.A238]-0.000694444444444444" office:value-type="time" office:time-value="PT11H01M00S">
            <text:p>11:01 AM</text:p>
          </table:table-cell>
          <table:table-cell office:value-type="float" office:value="75.54">
            <text:p>75.54</text:p>
          </table:table-cell>
          <table:table-cell office:value-type="float" office:value="77.6949">
            <text:p>77.69</text:p>
          </table:table-cell>
          <table:table-cell office:value-type="float" office:value="5.99755">
            <text:p>6</text:p>
          </table:table-cell>
          <table:table-cell table:formula="oooc:=[.D237]*12/125*100" office:value-type="float" office:value="57.57648">
            <text:p>57.58</text:p>
          </table:table-cell>
          <table:table-cell office:value-type="float" office:value="0">
            <text:p>0</text:p>
          </table:table-cell>
          <table:table-cell table:formula="oooc:=[.G236]+([.$C$2]*[.B236]/100-[.F236])/60/12" office:value-type="float" office:value="56.359912420625">
            <text:p>56.36</text:p>
          </table:table-cell>
          <table:table-cell table:formula="oooc:=[.H236]+([.$C$2]*[.E236]/100-[.F236])/60/12" office:value-type="float" office:value="52.3726185474667">
            <text:p>52.37</text:p>
          </table:table-cell>
          <table:table-cell table:number-columns-repeated="30"/>
        </table:table-row>
        <table:table-row table:style-name="ro1">
          <table:table-cell table:formula="oooc:=[.A239]-0.000694444444444444" office:value-type="time" office:time-value="PT11H02M00S">
            <text:p>11:02 AM</text:p>
          </table:table-cell>
          <table:table-cell office:value-type="float" office:value="75.6749">
            <text:p>75.67</text:p>
          </table:table-cell>
          <table:table-cell office:value-type="float" office:value="77.7595">
            <text:p>77.76</text:p>
          </table:table-cell>
          <table:table-cell office:value-type="float" office:value="6.00837">
            <text:p>6.01</text:p>
          </table:table-cell>
          <table:table-cell table:formula="oooc:=[.D238]*12/125*100" office:value-type="float" office:value="57.680352">
            <text:p>57.68</text:p>
          </table:table-cell>
          <table:table-cell office:value-type="float" office:value="0">
            <text:p>0</text:p>
          </table:table-cell>
          <table:table-cell table:formula="oooc:=[.G237]+([.$C$2]*[.B237]/100-[.F237])/60/12" office:value-type="float" office:value="56.4910582539584">
            <text:p>56.49</text:p>
          </table:table-cell>
          <table:table-cell table:formula="oooc:=[.H237]+([.$C$2]*[.E237]/100-[.F237])/60/12" office:value-type="float" office:value="52.4725777141334">
            <text:p>52.47</text:p>
          </table:table-cell>
          <table:table-cell table:number-columns-repeated="30"/>
        </table:table-row>
        <table:table-row table:style-name="ro1">
          <table:table-cell table:formula="oooc:=[.A240]-0.000694444444444444" office:value-type="time" office:time-value="PT11H03M00S">
            <text:p>11:03 AM</text:p>
          </table:table-cell>
          <table:table-cell office:value-type="float" office:value="75.8075">
            <text:p>75.81</text:p>
          </table:table-cell>
          <table:table-cell office:value-type="float" office:value="77.8228">
            <text:p>77.82</text:p>
          </table:table-cell>
          <table:table-cell office:value-type="float" office:value="6.019">
            <text:p>6.02</text:p>
          </table:table-cell>
          <table:table-cell table:formula="oooc:=[.D239]*12/125*100" office:value-type="float" office:value="57.7824">
            <text:p>57.78</text:p>
          </table:table-cell>
          <table:table-cell office:value-type="float" office:value="0">
            <text:p>0</text:p>
          </table:table-cell>
          <table:table-cell table:formula="oooc:=[.G238]+([.$C$2]*[.B238]/100-[.F238])/60/12" office:value-type="float" office:value="56.6224382886806">
            <text:p>56.62</text:p>
          </table:table-cell>
          <table:table-cell table:formula="oooc:=[.H238]+([.$C$2]*[.E238]/100-[.F238])/60/12" office:value-type="float" office:value="52.5727172141334">
            <text:p>52.57</text:p>
          </table:table-cell>
          <table:table-cell table:number-columns-repeated="30"/>
        </table:table-row>
        <table:table-row table:style-name="ro1">
          <table:table-cell table:formula="oooc:=[.A241]-0.000694444444444444" office:value-type="time" office:time-value="PT11H04M00S">
            <text:p>11:04 AM</text:p>
          </table:table-cell>
          <table:table-cell office:value-type="float" office:value="75.9378">
            <text:p>75.94</text:p>
          </table:table-cell>
          <table:table-cell office:value-type="float" office:value="77.8849">
            <text:p>77.88</text:p>
          </table:table-cell>
          <table:table-cell office:value-type="float" office:value="6.02945">
            <text:p>6.03</text:p>
          </table:table-cell>
          <table:table-cell table:formula="oooc:=[.D240]*12/125*100" office:value-type="float" office:value="57.88272">
            <text:p>57.88</text:p>
          </table:table-cell>
          <table:table-cell office:value-type="float" office:value="0">
            <text:p>0</text:p>
          </table:table-cell>
          <table:table-cell table:formula="oooc:=[.G239]+([.$C$2]*[.B239]/100-[.F239])/60/12" office:value-type="float" office:value="56.7540485317361">
            <text:p>56.75</text:p>
          </table:table-cell>
          <table:table-cell table:formula="oooc:=[.H239]+([.$C$2]*[.E239]/100-[.F239])/60/12" office:value-type="float" office:value="52.6730338808">
            <text:p>52.67</text:p>
          </table:table-cell>
          <table:table-cell table:number-columns-repeated="30"/>
        </table:table-row>
        <table:table-row table:style-name="ro1">
          <table:table-cell table:formula="oooc:=[.A242]-0.000694444444444444" office:value-type="time" office:time-value="PT11H05M00S">
            <text:p>11:05 AM</text:p>
          </table:table-cell>
          <table:table-cell office:value-type="float" office:value="76.0657">
            <text:p>76.07</text:p>
          </table:table-cell>
          <table:table-cell office:value-type="float" office:value="77.9458">
            <text:p>77.95</text:p>
          </table:table-cell>
          <table:table-cell office:value-type="float" office:value="6.03971">
            <text:p>6.04</text:p>
          </table:table-cell>
          <table:table-cell table:formula="oooc:=[.D241]*12/125*100" office:value-type="float" office:value="57.981216">
            <text:p>57.98</text:p>
          </table:table-cell>
          <table:table-cell office:value-type="float" office:value="0">
            <text:p>0</text:p>
          </table:table-cell>
          <table:table-cell table:formula="oooc:=[.G240]+([.$C$2]*[.B240]/100-[.F240])/60/12" office:value-type="float" office:value="56.8858849900695">
            <text:p>56.89</text:p>
          </table:table-cell>
          <table:table-cell table:formula="oooc:=[.H240]+([.$C$2]*[.E240]/100-[.F240])/60/12" office:value-type="float" office:value="52.7735247141334">
            <text:p>52.77</text:p>
          </table:table-cell>
          <table:table-cell table:number-columns-repeated="30"/>
        </table:table-row>
        <table:table-row table:style-name="ro1">
          <table:table-cell table:formula="oooc:=[.A243]-0.000694444444444444" office:value-type="time" office:time-value="PT11H06M00S">
            <text:p>11:06 AM</text:p>
          </table:table-cell>
          <table:table-cell office:value-type="float" office:value="76.1914">
            <text:p>76.19</text:p>
          </table:table-cell>
          <table:table-cell office:value-type="float" office:value="78.0054">
            <text:p>78.01</text:p>
          </table:table-cell>
          <table:table-cell office:value-type="float" office:value="6.0498">
            <text:p>6.05</text:p>
          </table:table-cell>
          <table:table-cell table:formula="oooc:=[.D242]*12/125*100" office:value-type="float" office:value="58.07808">
            <text:p>58.08</text:p>
          </table:table-cell>
          <table:table-cell office:value-type="float" office:value="0">
            <text:p>0</text:p>
          </table:table-cell>
          <table:table-cell table:formula="oooc:=[.G241]+([.$C$2]*[.B241]/100-[.F241])/60/12" office:value-type="float" office:value="57.0179434970139">
            <text:p>57.02</text:p>
          </table:table-cell>
          <table:table-cell table:formula="oooc:=[.H241]+([.$C$2]*[.E241]/100-[.F241])/60/12" office:value-type="float" office:value="52.8741865474667">
            <text:p>52.87</text:p>
          </table:table-cell>
          <table:table-cell table:number-columns-repeated="30"/>
        </table:table-row>
        <table:table-row table:style-name="ro1">
          <table:table-cell table:formula="oooc:=[.A244]-0.000694444444444444" office:value-type="time" office:time-value="PT11H07M00S">
            <text:p>11:07 AM</text:p>
          </table:table-cell>
          <table:table-cell office:value-type="float" office:value="76.3149">
            <text:p>76.31</text:p>
          </table:table-cell>
          <table:table-cell office:value-type="float" office:value="78.0639">
            <text:p>78.06</text:p>
          </table:table-cell>
          <table:table-cell office:value-type="float" office:value="6.05969">
            <text:p>6.06</text:p>
          </table:table-cell>
          <table:table-cell table:formula="oooc:=[.D243]*12/125*100" office:value-type="float" office:value="58.173024">
            <text:p>58.17</text:p>
          </table:table-cell>
          <table:table-cell office:value-type="float" office:value="0">
            <text:p>0</text:p>
          </table:table-cell>
          <table:table-cell table:formula="oooc:=[.G242]+([.$C$2]*[.B242]/100-[.F242])/60/12" office:value-type="float" office:value="57.150220233125">
            <text:p>57.15</text:p>
          </table:table-cell>
          <table:table-cell table:formula="oooc:=[.H242]+([.$C$2]*[.E242]/100-[.F242])/60/12" office:value-type="float" office:value="52.9750165474667">
            <text:p>52.98</text:p>
          </table:table-cell>
          <table:table-cell table:number-columns-repeated="30"/>
        </table:table-row>
        <table:table-row table:style-name="ro1">
          <table:table-cell table:formula="oooc:=[.A245]-0.000694444444444444" office:value-type="time" office:time-value="PT11H08M00S">
            <text:p>11:08 AM</text:p>
          </table:table-cell>
          <table:table-cell office:value-type="float" office:value="76.436">
            <text:p>76.44</text:p>
          </table:table-cell>
          <table:table-cell office:value-type="float" office:value="78.1211">
            <text:p>78.12</text:p>
          </table:table-cell>
          <table:table-cell office:value-type="float" office:value="6.06941">
            <text:p>6.07</text:p>
          </table:table-cell>
          <table:table-cell table:formula="oooc:=[.D244]*12/125*100" office:value-type="float" office:value="58.266336">
            <text:p>58.27</text:p>
          </table:table-cell>
          <table:table-cell office:value-type="float" office:value="0">
            <text:p>0</text:p>
          </table:table-cell>
          <table:table-cell table:formula="oooc:=[.G243]+([.$C$2]*[.B243]/100-[.F243])/60/12" office:value-type="float" office:value="57.2827113789584">
            <text:p>57.28</text:p>
          </table:table-cell>
          <table:table-cell table:formula="oooc:=[.H243]+([.$C$2]*[.E243]/100-[.F243])/60/12" office:value-type="float" office:value="53.0760113808">
            <text:p>53.08</text:p>
          </table:table-cell>
          <table:table-cell table:number-columns-repeated="30"/>
        </table:table-row>
        <table:table-row table:style-name="ro1">
          <table:table-cell table:formula="oooc:=[.A246]-0.000694444444444444" office:value-type="time" office:time-value="PT11H09M00S">
            <text:p>11:09 AM</text:p>
          </table:table-cell>
          <table:table-cell office:value-type="float" office:value="76.5548">
            <text:p>76.55</text:p>
          </table:table-cell>
          <table:table-cell office:value-type="float" office:value="78.1772">
            <text:p>78.18</text:p>
          </table:table-cell>
          <table:table-cell office:value-type="float" office:value="6.07894">
            <text:p>6.08</text:p>
          </table:table-cell>
          <table:table-cell table:formula="oooc:=[.D245]*12/125*100" office:value-type="float" office:value="58.357824">
            <text:p>58.36</text:p>
          </table:table-cell>
          <table:table-cell office:value-type="float" office:value="0">
            <text:p>0</text:p>
          </table:table-cell>
          <table:table-cell table:formula="oooc:=[.G244]+([.$C$2]*[.B244]/100-[.F244])/60/12" office:value-type="float" office:value="57.4154127678473">
            <text:p>57.42</text:p>
          </table:table-cell>
          <table:table-cell table:formula="oooc:=[.H244]+([.$C$2]*[.E244]/100-[.F244])/60/12" office:value-type="float" office:value="53.1771682141334">
            <text:p>53.18</text:p>
          </table:table-cell>
          <table:table-cell table:number-columns-repeated="30"/>
        </table:table-row>
        <table:table-row table:style-name="ro1">
          <table:table-cell table:formula="oooc:=[.A247]-0.000694444444444444" office:value-type="time" office:time-value="PT11H10M00S">
            <text:p>11:10 AM</text:p>
          </table:table-cell>
          <table:table-cell office:value-type="float" office:value="76.6713">
            <text:p>76.67</text:p>
          </table:table-cell>
          <table:table-cell office:value-type="float" office:value="78.2321">
            <text:p>78.23</text:p>
          </table:table-cell>
          <table:table-cell office:value-type="float" office:value="6.08828">
            <text:p>6.09</text:p>
          </table:table-cell>
          <table:table-cell table:formula="oooc:=[.D246]*12/125*100" office:value-type="float" office:value="58.447488">
            <text:p>58.45</text:p>
          </table:table-cell>
          <table:table-cell office:value-type="float" office:value="0">
            <text:p>0</text:p>
          </table:table-cell>
          <table:table-cell table:formula="oooc:=[.G245]+([.$C$2]*[.B245]/100-[.F245])/60/12" office:value-type="float" office:value="57.5483204067361">
            <text:p>57.55</text:p>
          </table:table-cell>
          <table:table-cell table:formula="oooc:=[.H245]+([.$C$2]*[.E245]/100-[.F245])/60/12" office:value-type="float" office:value="53.2784838808">
            <text:p>53.28</text:p>
          </table:table-cell>
          <table:table-cell table:number-columns-repeated="30"/>
        </table:table-row>
        <table:table-row table:style-name="ro1">
          <table:table-cell table:formula="oooc:=[.A248]-0.000694444444444444" office:value-type="time" office:time-value="PT11H11M00S">
            <text:p>11:11 AM</text:p>
          </table:table-cell>
          <table:table-cell office:value-type="float" office:value="76.7855">
            <text:p>76.79</text:p>
          </table:table-cell>
          <table:table-cell office:value-type="float" office:value="78.2857">
            <text:p>78.29</text:p>
          </table:table-cell>
          <table:table-cell office:value-type="float" office:value="6.09744">
            <text:p>6.1</text:p>
          </table:table-cell>
          <table:table-cell table:formula="oooc:=[.D247]*12/125*100" office:value-type="float" office:value="58.535424">
            <text:p>58.54</text:p>
          </table:table-cell>
          <table:table-cell office:value-type="float" office:value="0">
            <text:p>0</text:p>
          </table:table-cell>
          <table:table-cell table:formula="oooc:=[.G246]+([.$C$2]*[.B246]/100-[.F246])/60/12" office:value-type="float" office:value="57.6814303025695">
            <text:p>57.68</text:p>
          </table:table-cell>
          <table:table-cell table:formula="oooc:=[.H246]+([.$C$2]*[.E246]/100-[.F246])/60/12" office:value-type="float" office:value="53.3799552141334">
            <text:p>53.38</text:p>
          </table:table-cell>
          <table:table-cell table:number-columns-repeated="30"/>
        </table:table-row>
        <table:table-row table:style-name="ro1">
          <table:table-cell table:formula="oooc:=[.A249]-0.000694444444444444" office:value-type="time" office:time-value="PT11H12M00S">
            <text:p>11:12 AM</text:p>
          </table:table-cell>
          <table:table-cell office:value-type="float" office:value="76.8975">
            <text:p>76.9</text:p>
          </table:table-cell>
          <table:table-cell office:value-type="float" office:value="78.3383">
            <text:p>78.34</text:p>
          </table:table-cell>
          <table:table-cell office:value-type="float" office:value="6.10642">
            <text:p>6.11</text:p>
          </table:table-cell>
          <table:table-cell table:formula="oooc:=[.D248]*12/125*100" office:value-type="float" office:value="58.621632">
            <text:p>58.62</text:p>
          </table:table-cell>
          <table:table-cell office:value-type="float" office:value="0">
            <text:p>0</text:p>
          </table:table-cell>
          <table:table-cell table:formula="oooc:=[.G247]+([.$C$2]*[.B247]/100-[.F247])/60/12" office:value-type="float" office:value="57.8147384622917">
            <text:p>57.81</text:p>
          </table:table-cell>
          <table:table-cell table:formula="oooc:=[.H247]+([.$C$2]*[.E247]/100-[.F247])/60/12" office:value-type="float" office:value="53.4815792141334">
            <text:p>53.48</text:p>
          </table:table-cell>
          <table:table-cell table:number-columns-repeated="30"/>
        </table:table-row>
        <table:table-row table:style-name="ro1">
          <table:table-cell table:formula="oooc:=[.A250]-0.000694444444444444" office:value-type="time" office:time-value="PT11H13M00S">
            <text:p>11:13 AM</text:p>
          </table:table-cell>
          <table:table-cell office:value-type="float" office:value="77.0071">
            <text:p>77.01</text:p>
          </table:table-cell>
          <table:table-cell office:value-type="float" office:value="78.3896">
            <text:p>78.39</text:p>
          </table:table-cell>
          <table:table-cell office:value-type="float" office:value="6.11521">
            <text:p>6.12</text:p>
          </table:table-cell>
          <table:table-cell table:formula="oooc:=[.D249]*12/125*100" office:value-type="float" office:value="58.706016">
            <text:p>58.71</text:p>
          </table:table-cell>
          <table:table-cell office:value-type="float" office:value="0">
            <text:p>0</text:p>
          </table:table-cell>
          <table:table-cell table:formula="oooc:=[.G248]+([.$C$2]*[.B248]/100-[.F248])/60/12" office:value-type="float" office:value="57.9482410664584">
            <text:p>57.95</text:p>
          </table:table-cell>
          <table:table-cell table:formula="oooc:=[.H248]+([.$C$2]*[.E248]/100-[.F248])/60/12" office:value-type="float" office:value="53.5833528808">
            <text:p>53.58</text:p>
          </table:table-cell>
          <table:table-cell table:number-columns-repeated="30"/>
        </table:table-row>
        <table:table-row table:style-name="ro1">
          <table:table-cell table:formula="oooc:=[.A251]-0.000694444444444444" office:value-type="time" office:time-value="PT11H14M00S">
            <text:p>11:14 AM</text:p>
          </table:table-cell>
          <table:table-cell office:value-type="float" office:value="77.1145">
            <text:p>77.11</text:p>
          </table:table-cell>
          <table:table-cell office:value-type="float" office:value="78.4398">
            <text:p>78.44</text:p>
          </table:table-cell>
          <table:table-cell office:value-type="float" office:value="6.12382">
            <text:p>6.12</text:p>
          </table:table-cell>
          <table:table-cell table:formula="oooc:=[.D250]*12/125*100" office:value-type="float" office:value="58.788672">
            <text:p>58.79</text:p>
          </table:table-cell>
          <table:table-cell office:value-type="float" office:value="0">
            <text:p>0</text:p>
          </table:table-cell>
          <table:table-cell table:formula="oooc:=[.G249]+([.$C$2]*[.B249]/100-[.F249])/60/12" office:value-type="float" office:value="58.0819339484028">
            <text:p>58.08</text:p>
          </table:table-cell>
          <table:table-cell table:formula="oooc:=[.H249]+([.$C$2]*[.E249]/100-[.F249])/60/12" office:value-type="float" office:value="53.6852730474667">
            <text:p>53.69</text:p>
          </table:table-cell>
          <table:table-cell table:number-columns-repeated="30"/>
        </table:table-row>
        <table:table-row table:style-name="ro1">
          <table:table-cell table:formula="oooc:=[.A252]-0.000694444444444444" office:value-type="time" office:time-value="PT11H15M00S">
            <text:p>11:15 AM</text:p>
          </table:table-cell>
          <table:table-cell office:value-type="float" office:value="77.2195">
            <text:p>77.22</text:p>
          </table:table-cell>
          <table:table-cell office:value-type="float" office:value="78.4888">
            <text:p>78.49</text:p>
          </table:table-cell>
          <table:table-cell office:value-type="float" office:value="6.13225">
            <text:p>6.13</text:p>
          </table:table-cell>
          <table:table-cell table:formula="oooc:=[.D251]*12/125*100" office:value-type="float" office:value="58.8696">
            <text:p>58.87</text:p>
          </table:table-cell>
          <table:table-cell office:value-type="float" office:value="0">
            <text:p>0</text:p>
          </table:table-cell>
          <table:table-cell table:formula="oooc:=[.G250]+([.$C$2]*[.B250]/100-[.F250])/60/12" office:value-type="float" office:value="58.2158132886806">
            <text:p>58.22</text:p>
          </table:table-cell>
          <table:table-cell table:formula="oooc:=[.H250]+([.$C$2]*[.E250]/100-[.F250])/60/12" office:value-type="float" office:value="53.7873367141334">
            <text:p>53.79</text:p>
          </table:table-cell>
          <table:table-cell table:number-columns-repeated="30"/>
        </table:table-row>
        <table:table-row table:style-name="ro1">
          <table:table-cell table:formula="oooc:=[.A253]-0.000694444444444444" office:value-type="time" office:time-value="PT11H16M00S">
            <text:p>11:16 AM</text:p>
          </table:table-cell>
          <table:table-cell office:value-type="float" office:value="77.3223">
            <text:p>77.32</text:p>
          </table:table-cell>
          <table:table-cell office:value-type="float" office:value="78.5367">
            <text:p>78.54</text:p>
          </table:table-cell>
          <table:table-cell office:value-type="float" office:value="6.14049">
            <text:p>6.14</text:p>
          </table:table-cell>
          <table:table-cell table:formula="oooc:=[.D252]*12/125*100" office:value-type="float" office:value="58.948704">
            <text:p>58.95</text:p>
          </table:table-cell>
          <table:table-cell office:value-type="float" office:value="0">
            <text:p>0</text:p>
          </table:table-cell>
          <table:table-cell table:formula="oooc:=[.G251]+([.$C$2]*[.B251]/100-[.F251])/60/12" office:value-type="float" office:value="58.349874920625">
            <text:p>58.35</text:p>
          </table:table-cell>
          <table:table-cell table:formula="oooc:=[.H251]+([.$C$2]*[.E251]/100-[.F251])/60/12" office:value-type="float" office:value="53.8895408808">
            <text:p>53.89</text:p>
          </table:table-cell>
          <table:table-cell table:number-columns-repeated="30"/>
        </table:table-row>
        <table:table-row table:style-name="ro1">
          <table:table-cell table:formula="oooc:=[.A254]-0.000694444444444444" office:value-type="time" office:time-value="PT11H17M00S">
            <text:p>11:17 AM</text:p>
          </table:table-cell>
          <table:table-cell office:value-type="float" office:value="77.4227">
            <text:p>77.42</text:p>
          </table:table-cell>
          <table:table-cell office:value-type="float" office:value="78.5834">
            <text:p>78.58</text:p>
          </table:table-cell>
          <table:table-cell office:value-type="float" office:value="6.14854">
            <text:p>6.15</text:p>
          </table:table-cell>
          <table:table-cell table:formula="oooc:=[.D253]*12/125*100" office:value-type="float" office:value="59.025984">
            <text:p>59.03</text:p>
          </table:table-cell>
          <table:table-cell office:value-type="float" office:value="0">
            <text:p>0</text:p>
          </table:table-cell>
          <table:table-cell table:formula="oooc:=[.G252]+([.$C$2]*[.B252]/100-[.F252])/60/12" office:value-type="float" office:value="58.4841150247917">
            <text:p>58.48</text:p>
          </table:table-cell>
          <table:table-cell table:formula="oooc:=[.H252]+([.$C$2]*[.E252]/100-[.F252])/60/12" office:value-type="float" office:value="53.9918823808">
            <text:p>53.99</text:p>
          </table:table-cell>
          <table:table-cell table:number-columns-repeated="30"/>
        </table:table-row>
        <table:table-row table:style-name="ro1">
          <table:table-cell table:formula="oooc:=[.A255]-0.000694444444444444" office:value-type="time" office:time-value="PT11H18M00S">
            <text:p>11:18 AM</text:p>
          </table:table-cell>
          <table:table-cell office:value-type="float" office:value="77.5209">
            <text:p>77.52</text:p>
          </table:table-cell>
          <table:table-cell office:value-type="float" office:value="78.629">
            <text:p>78.63</text:p>
          </table:table-cell>
          <table:table-cell office:value-type="float" office:value="6.15641">
            <text:p>6.16</text:p>
          </table:table-cell>
          <table:table-cell table:formula="oooc:=[.D254]*12/125*100" office:value-type="float" office:value="59.101536">
            <text:p>59.1</text:p>
          </table:table-cell>
          <table:table-cell office:value-type="float" office:value="0">
            <text:p>0</text:p>
          </table:table-cell>
          <table:table-cell table:formula="oooc:=[.G253]+([.$C$2]*[.B253]/100-[.F253])/60/12" office:value-type="float" office:value="58.6185294345139">
            <text:p>58.62</text:p>
          </table:table-cell>
          <table:table-cell table:formula="oooc:=[.H253]+([.$C$2]*[.E253]/100-[.F253])/60/12" office:value-type="float" office:value="54.0943580474667">
            <text:p>54.09</text:p>
          </table:table-cell>
          <table:table-cell table:number-columns-repeated="30"/>
        </table:table-row>
        <table:table-row table:style-name="ro1">
          <table:table-cell table:formula="oooc:=[.A256]-0.000694444444444444" office:value-type="time" office:time-value="PT11H19M00S">
            <text:p>11:19 AM</text:p>
          </table:table-cell>
          <table:table-cell office:value-type="float" office:value="77.6167">
            <text:p>77.62</text:p>
          </table:table-cell>
          <table:table-cell office:value-type="float" office:value="78.6734">
            <text:p>78.67</text:p>
          </table:table-cell>
          <table:table-cell office:value-type="float" office:value="6.1641">
            <text:p>6.16</text:p>
          </table:table-cell>
          <table:table-cell table:formula="oooc:=[.D255]*12/125*100" office:value-type="float" office:value="59.17536">
            <text:p>59.18</text:p>
          </table:table-cell>
          <table:table-cell office:value-type="float" office:value="0">
            <text:p>0</text:p>
          </table:table-cell>
          <table:table-cell table:formula="oooc:=[.G254]+([.$C$2]*[.B254]/100-[.F254])/60/12" office:value-type="float" office:value="58.7531143303473">
            <text:p>58.75</text:p>
          </table:table-cell>
          <table:table-cell table:formula="oooc:=[.H254]+([.$C$2]*[.E254]/100-[.F254])/60/12" office:value-type="float" office:value="54.1969648808">
            <text:p>54.2</text:p>
          </table:table-cell>
          <table:table-cell table:number-columns-repeated="30"/>
        </table:table-row>
        <table:table-row table:style-name="ro1">
          <table:table-cell table:formula="oooc:=[.A257]-0.000694444444444444" office:value-type="time" office:time-value="PT11H20M00S">
            <text:p>11:20 AM</text:p>
          </table:table-cell>
          <table:table-cell office:value-type="float" office:value="77.7102">
            <text:p>77.71</text:p>
          </table:table-cell>
          <table:table-cell office:value-type="float" office:value="78.7167">
            <text:p>78.72</text:p>
          </table:table-cell>
          <table:table-cell office:value-type="float" office:value="6.1716">
            <text:p>6.17</text:p>
          </table:table-cell>
          <table:table-cell table:formula="oooc:=[.D256]*12/125*100" office:value-type="float" office:value="59.24736">
            <text:p>59.25</text:p>
          </table:table-cell>
          <table:table-cell office:value-type="float" office:value="0">
            <text:p>0</text:p>
          </table:table-cell>
          <table:table-cell table:formula="oooc:=[.G255]+([.$C$2]*[.B255]/100-[.F255])/60/12" office:value-type="float" office:value="58.887865545625">
            <text:p>58.89</text:p>
          </table:table-cell>
          <table:table-cell table:formula="oooc:=[.H255]+([.$C$2]*[.E255]/100-[.F255])/60/12" office:value-type="float" office:value="54.2996998808">
            <text:p>54.3</text:p>
          </table:table-cell>
          <table:table-cell table:number-columns-repeated="30"/>
        </table:table-row>
        <table:table-row table:style-name="ro1">
          <table:table-cell table:formula="oooc:=[.A258]-0.000694444444444444" office:value-type="time" office:time-value="PT11H21M00S">
            <text:p>11:21 AM</text:p>
          </table:table-cell>
          <table:table-cell office:value-type="float" office:value="77.8015">
            <text:p>77.8</text:p>
          </table:table-cell>
          <table:table-cell office:value-type="float" office:value="78.7589">
            <text:p>78.76</text:p>
          </table:table-cell>
          <table:table-cell office:value-type="float" office:value="6.17892">
            <text:p>6.18</text:p>
          </table:table-cell>
          <table:table-cell table:formula="oooc:=[.D257]*12/125*100" office:value-type="float" office:value="59.317632">
            <text:p>59.32</text:p>
          </table:table-cell>
          <table:table-cell office:value-type="float" office:value="0">
            <text:p>0</text:p>
          </table:table-cell>
          <table:table-cell table:formula="oooc:=[.G256]+([.$C$2]*[.B256]/100-[.F256])/60/12" office:value-type="float" office:value="59.0227790872917">
            <text:p>59.02</text:p>
          </table:table-cell>
          <table:table-cell table:formula="oooc:=[.H256]+([.$C$2]*[.E256]/100-[.F256])/60/12" office:value-type="float" office:value="54.4025598808">
            <text:p>54.4</text:p>
          </table:table-cell>
          <table:table-cell table:number-columns-repeated="30"/>
        </table:table-row>
        <table:table-row table:style-name="ro1">
          <table:table-cell table:formula="oooc:=[.A259]-0.000694444444444444" office:value-type="time" office:time-value="PT11H22M00S">
            <text:p>11:22 AM</text:p>
          </table:table-cell>
          <table:table-cell office:value-type="float" office:value="77.8904">
            <text:p>77.89</text:p>
          </table:table-cell>
          <table:table-cell office:value-type="float" office:value="78.8">
            <text:p>78.8</text:p>
          </table:table-cell>
          <table:table-cell office:value-type="float" office:value="6.18605">
            <text:p>6.19</text:p>
          </table:table-cell>
          <table:table-cell table:formula="oooc:=[.D258]*12/125*100" office:value-type="float" office:value="59.38608">
            <text:p>59.39</text:p>
          </table:table-cell>
          <table:table-cell office:value-type="float" office:value="0">
            <text:p>0</text:p>
          </table:table-cell>
          <table:table-cell table:formula="oooc:=[.G257]+([.$C$2]*[.B257]/100-[.F257])/60/12" office:value-type="float" office:value="59.1578511359028">
            <text:p>59.16</text:p>
          </table:table-cell>
          <table:table-cell table:formula="oooc:=[.H257]+([.$C$2]*[.E257]/100-[.F257])/60/12" office:value-type="float" office:value="54.5055418808">
            <text:p>54.51</text:p>
          </table:table-cell>
          <table:table-cell table:number-columns-repeated="30"/>
        </table:table-row>
        <table:table-row table:style-name="ro1">
          <table:table-cell table:formula="oooc:=[.A260]-0.000694444444444444" office:value-type="time" office:time-value="PT11H23M00S">
            <text:p>11:23 AM</text:p>
          </table:table-cell>
          <table:table-cell office:value-type="float" office:value="77.9771">
            <text:p>77.98</text:p>
          </table:table-cell>
          <table:table-cell office:value-type="float" office:value="78.8399">
            <text:p>78.84</text:p>
          </table:table-cell>
          <table:table-cell office:value-type="float" office:value="6.193">
            <text:p>6.19</text:p>
          </table:table-cell>
          <table:table-cell table:formula="oooc:=[.D259]*12/125*100" office:value-type="float" office:value="59.4528">
            <text:p>59.45</text:p>
          </table:table-cell>
          <table:table-cell office:value-type="float" office:value="0">
            <text:p>0</text:p>
          </table:table-cell>
          <table:table-cell table:formula="oooc:=[.G258]+([.$C$2]*[.B258]/100-[.F258])/60/12" office:value-type="float" office:value="59.2930775247917">
            <text:p>59.29</text:p>
          </table:table-cell>
          <table:table-cell table:formula="oooc:=[.H258]+([.$C$2]*[.E258]/100-[.F258])/60/12" office:value-type="float" office:value="54.6086427141334">
            <text:p>54.61</text:p>
          </table:table-cell>
          <table:table-cell table:number-columns-repeated="30"/>
        </table:table-row>
        <table:table-row table:style-name="ro1">
          <table:table-cell table:formula="oooc:=[.A261]-0.000694444444444444" office:value-type="time" office:time-value="PT11H24M00S">
            <text:p>11:24 AM</text:p>
          </table:table-cell>
          <table:table-cell office:value-type="float" office:value="78.0614">
            <text:p>78.06</text:p>
          </table:table-cell>
          <table:table-cell office:value-type="float" office:value="78.8788">
            <text:p>78.88</text:p>
          </table:table-cell>
          <table:table-cell office:value-type="float" office:value="6.19977">
            <text:p>6.2</text:p>
          </table:table-cell>
          <table:table-cell table:formula="oooc:=[.D260]*12/125*100" office:value-type="float" office:value="59.517792">
            <text:p>59.52</text:p>
          </table:table-cell>
          <table:table-cell office:value-type="float" office:value="0">
            <text:p>0</text:p>
          </table:table-cell>
          <table:table-cell table:formula="oooc:=[.G259]+([.$C$2]*[.B259]/100-[.F259])/60/12" office:value-type="float" office:value="59.4284544345139">
            <text:p>59.43</text:p>
          </table:table-cell>
          <table:table-cell table:formula="oooc:=[.H259]+([.$C$2]*[.E259]/100-[.F259])/60/12" office:value-type="float" office:value="54.7118593808">
            <text:p>54.71</text:p>
          </table:table-cell>
          <table:table-cell table:number-columns-repeated="30"/>
        </table:table-row>
        <table:table-row table:style-name="ro1">
          <table:table-cell table:formula="oooc:=[.A262]-0.000694444444444444" office:value-type="time" office:time-value="PT11H25M00S">
            <text:p>11:25 AM</text:p>
          </table:table-cell>
          <table:table-cell office:value-type="float" office:value="78.1434">
            <text:p>78.14</text:p>
          </table:table-cell>
          <table:table-cell office:value-type="float" office:value="78.9165">
            <text:p>78.92</text:p>
          </table:table-cell>
          <table:table-cell office:value-type="float" office:value="6.20635">
            <text:p>6.21</text:p>
          </table:table-cell>
          <table:table-cell table:formula="oooc:=[.D261]*12/125*100" office:value-type="float" office:value="59.58096">
            <text:p>59.58</text:p>
          </table:table-cell>
          <table:table-cell office:value-type="float" office:value="0">
            <text:p>0</text:p>
          </table:table-cell>
          <table:table-cell table:formula="oooc:=[.G260]+([.$C$2]*[.B260]/100-[.F260])/60/12" office:value-type="float" office:value="59.5639776984028">
            <text:p>59.56</text:p>
          </table:table-cell>
          <table:table-cell table:formula="oooc:=[.H260]+([.$C$2]*[.E260]/100-[.F260])/60/12" office:value-type="float" office:value="54.8151888808">
            <text:p>54.82</text:p>
          </table:table-cell>
          <table:table-cell table:number-columns-repeated="30"/>
        </table:table-row>
        <table:table-row table:style-name="ro1">
          <table:table-cell table:formula="oooc:=[.A263]-0.000694444444444444" office:value-type="time" office:time-value="PT11H26M00S">
            <text:p>11:26 AM</text:p>
          </table:table-cell>
          <table:table-cell office:value-type="float" office:value="78.2232">
            <text:p>78.22</text:p>
          </table:table-cell>
          <table:table-cell office:value-type="float" office:value="78.9531">
            <text:p>78.95</text:p>
          </table:table-cell>
          <table:table-cell office:value-type="float" office:value="6.21274">
            <text:p>6.21</text:p>
          </table:table-cell>
          <table:table-cell table:formula="oooc:=[.D262]*12/125*100" office:value-type="float" office:value="59.642304">
            <text:p>59.64</text:p>
          </table:table-cell>
          <table:table-cell office:value-type="float" office:value="0">
            <text:p>0</text:p>
          </table:table-cell>
          <table:table-cell table:formula="oooc:=[.G261]+([.$C$2]*[.B261]/100-[.F261])/60/12" office:value-type="float" office:value="59.6996433234028">
            <text:p>59.7</text:p>
          </table:table-cell>
          <table:table-cell table:formula="oooc:=[.H261]+([.$C$2]*[.E261]/100-[.F261])/60/12" office:value-type="float" office:value="54.9186280474667">
            <text:p>54.92</text:p>
          </table:table-cell>
          <table:table-cell table:number-columns-repeated="30"/>
        </table:table-row>
        <table:table-row table:style-name="ro1">
          <table:table-cell table:formula="oooc:=[.A264]-0.000694444444444444" office:value-type="time" office:time-value="PT11H27M00S">
            <text:p>11:27 AM</text:p>
          </table:table-cell>
          <table:table-cell office:value-type="float" office:value="78.3006">
            <text:p>78.3</text:p>
          </table:table-cell>
          <table:table-cell office:value-type="float" office:value="78.9886">
            <text:p>78.99</text:p>
          </table:table-cell>
          <table:table-cell office:value-type="float" office:value="6.21895">
            <text:p>6.22</text:p>
          </table:table-cell>
          <table:table-cell table:formula="oooc:=[.D263]*12/125*100" office:value-type="float" office:value="59.70192">
            <text:p>59.7</text:p>
          </table:table-cell>
          <table:table-cell office:value-type="float" office:value="0">
            <text:p>0</text:p>
          </table:table-cell>
          <table:table-cell table:formula="oooc:=[.G262]+([.$C$2]*[.B262]/100-[.F262])/60/12" office:value-type="float" office:value="59.8354474900695">
            <text:p>59.84</text:p>
          </table:table-cell>
          <table:table-cell table:formula="oooc:=[.H262]+([.$C$2]*[.E262]/100-[.F262])/60/12" office:value-type="float" office:value="55.0221737141334">
            <text:p>55.02</text:p>
          </table:table-cell>
          <table:table-cell table:number-columns-repeated="30"/>
        </table:table-row>
        <table:table-row table:style-name="ro1">
          <table:table-cell table:formula="oooc:=[.A265]-0.000694444444444444" office:value-type="time" office:time-value="PT11H28M00S">
            <text:p>11:28 AM</text:p>
          </table:table-cell>
          <table:table-cell office:value-type="float" office:value="78.3757">
            <text:p>78.38</text:p>
          </table:table-cell>
          <table:table-cell office:value-type="float" office:value="79.023">
            <text:p>79.02</text:p>
          </table:table-cell>
          <table:table-cell office:value-type="float" office:value="6.22497">
            <text:p>6.22</text:p>
          </table:table-cell>
          <table:table-cell table:formula="oooc:=[.D264]*12/125*100" office:value-type="float" office:value="59.759712">
            <text:p>59.76</text:p>
          </table:table-cell>
          <table:table-cell office:value-type="float" office:value="0">
            <text:p>0</text:p>
          </table:table-cell>
          <table:table-cell table:formula="oooc:=[.G263]+([.$C$2]*[.B263]/100-[.F263])/60/12" office:value-type="float" office:value="59.9713860317362">
            <text:p>59.97</text:p>
          </table:table-cell>
          <table:table-cell table:formula="oooc:=[.H263]+([.$C$2]*[.E263]/100-[.F263])/60/12" office:value-type="float" office:value="55.1258228808">
            <text:p>55.13</text:p>
          </table:table-cell>
          <table:table-cell table:number-columns-repeated="30"/>
        </table:table-row>
        <table:table-row table:style-name="ro1">
          <table:table-cell table:formula="oooc:=[.A266]-0.000694444444444444" office:value-type="time" office:time-value="PT11H29M00S">
            <text:p>11:29 AM</text:p>
          </table:table-cell>
          <table:table-cell office:value-type="float" office:value="78.4485">
            <text:p>78.45</text:p>
          </table:table-cell>
          <table:table-cell office:value-type="float" office:value="79.0563">
            <text:p>79.06</text:p>
          </table:table-cell>
          <table:table-cell office:value-type="float" office:value="6.23081">
            <text:p>6.23</text:p>
          </table:table-cell>
          <table:table-cell table:formula="oooc:=[.D265]*12/125*100" office:value-type="float" office:value="59.815776">
            <text:p>59.82</text:p>
          </table:table-cell>
          <table:table-cell office:value-type="float" office:value="0">
            <text:p>0</text:p>
          </table:table-cell>
          <table:table-cell table:formula="oooc:=[.G264]+([.$C$2]*[.B264]/100-[.F264])/60/12" office:value-type="float" office:value="60.1074549553473">
            <text:p>60.11</text:p>
          </table:table-cell>
          <table:table-cell table:formula="oooc:=[.H264]+([.$C$2]*[.E264]/100-[.F264])/60/12" office:value-type="float" office:value="55.2295723808">
            <text:p>55.23</text:p>
          </table:table-cell>
          <table:table-cell table:number-columns-repeated="30"/>
        </table:table-row>
        <table:table-row table:style-name="ro1">
          <table:table-cell table:formula="oooc:=[.A267]-0.000694444444444444" office:value-type="time" office:time-value="PT11H30M00S">
            <text:p>11:30 AM</text:p>
          </table:table-cell>
          <table:table-cell office:value-type="float" office:value="78.519">
            <text:p>78.52</text:p>
          </table:table-cell>
          <table:table-cell office:value-type="float" office:value="79.0885">
            <text:p>79.09</text:p>
          </table:table-cell>
          <table:table-cell office:value-type="float" office:value="6.23647">
            <text:p>6.24</text:p>
          </table:table-cell>
          <table:table-cell table:formula="oooc:=[.D266]*12/125*100" office:value-type="float" office:value="59.870112">
            <text:p>59.87</text:p>
          </table:table-cell>
          <table:table-cell office:value-type="float" office:value="0">
            <text:p>0</text:p>
          </table:table-cell>
          <table:table-cell table:formula="oooc:=[.G265]+([.$C$2]*[.B265]/100-[.F265])/60/12" office:value-type="float" office:value="60.2436502678473">
            <text:p>60.24</text:p>
          </table:table-cell>
          <table:table-cell table:formula="oooc:=[.H265]+([.$C$2]*[.E265]/100-[.F265])/60/12" office:value-type="float" office:value="55.3334192141334">
            <text:p>55.33</text:p>
          </table:table-cell>
          <table:table-cell table:number-columns-repeated="30"/>
        </table:table-row>
        <table:table-row table:style-name="ro1">
          <table:table-cell table:formula="oooc:=[.A268]-0.000694444444444444" office:value-type="time" office:time-value="PT11H31M00S">
            <text:p>11:31 AM</text:p>
          </table:table-cell>
          <table:table-cell office:value-type="float" office:value="78.5872">
            <text:p>78.59</text:p>
          </table:table-cell>
          <table:table-cell office:value-type="float" office:value="79.1196">
            <text:p>79.12</text:p>
          </table:table-cell>
          <table:table-cell office:value-type="float" office:value="6.24194">
            <text:p>6.24</text:p>
          </table:table-cell>
          <table:table-cell table:formula="oooc:=[.D267]*12/125*100" office:value-type="float" office:value="59.922624">
            <text:p>59.92</text:p>
          </table:table-cell>
          <table:table-cell office:value-type="float" office:value="0">
            <text:p>0</text:p>
          </table:table-cell>
          <table:table-cell table:formula="oooc:=[.G266]+([.$C$2]*[.B266]/100-[.F266])/60/12" office:value-type="float" office:value="60.3799679761806">
            <text:p>60.38</text:p>
          </table:table-cell>
          <table:table-cell table:formula="oooc:=[.H266]+([.$C$2]*[.E266]/100-[.F266])/60/12" office:value-type="float" office:value="55.4373603808">
            <text:p>55.44</text:p>
          </table:table-cell>
          <table:table-cell table:number-columns-repeated="30"/>
        </table:table-row>
        <table:table-row table:style-name="ro1">
          <table:table-cell table:formula="oooc:=[.A269]-0.000694444444444444" office:value-type="time" office:time-value="PT11H32M00S">
            <text:p>11:32 AM</text:p>
          </table:table-cell>
          <table:table-cell office:value-type="float" office:value="78.6531">
            <text:p>78.65</text:p>
          </table:table-cell>
          <table:table-cell office:value-type="float" office:value="79.1497">
            <text:p>79.15</text:p>
          </table:table-cell>
          <table:table-cell office:value-type="float" office:value="6.24722">
            <text:p>6.25</text:p>
          </table:table-cell>
          <table:table-cell table:formula="oooc:=[.D268]*12/125*100" office:value-type="float" office:value="59.973312">
            <text:p>59.97</text:p>
          </table:table-cell>
          <table:table-cell office:value-type="float" office:value="0">
            <text:p>0</text:p>
          </table:table-cell>
          <table:table-cell table:formula="oooc:=[.G267]+([.$C$2]*[.B267]/100-[.F267])/60/12" office:value-type="float" office:value="60.5164040872917">
            <text:p>60.52</text:p>
          </table:table-cell>
          <table:table-cell table:formula="oooc:=[.H267]+([.$C$2]*[.E267]/100-[.F267])/60/12" office:value-type="float" office:value="55.5413927141334">
            <text:p>55.54</text:p>
          </table:table-cell>
          <table:table-cell table:number-columns-repeated="30"/>
        </table:table-row>
        <table:table-row table:style-name="ro1">
          <table:table-cell table:formula="oooc:=[.A270]-0.000694444444444444" office:value-type="time" office:time-value="PT11H33M00S">
            <text:p>11:33 AM</text:p>
          </table:table-cell>
          <table:table-cell office:value-type="float" office:value="78.7167">
            <text:p>78.72</text:p>
          </table:table-cell>
          <table:table-cell office:value-type="float" office:value="79.1786">
            <text:p>79.18</text:p>
          </table:table-cell>
          <table:table-cell office:value-type="float" office:value="6.25232">
            <text:p>6.25</text:p>
          </table:table-cell>
          <table:table-cell table:formula="oooc:=[.D269]*12/125*100" office:value-type="float" office:value="60.022272">
            <text:p>60.02</text:p>
          </table:table-cell>
          <table:table-cell office:value-type="float" office:value="0">
            <text:p>0</text:p>
          </table:table-cell>
          <table:table-cell table:formula="oooc:=[.G268]+([.$C$2]*[.B268]/100-[.F268])/60/12" office:value-type="float" office:value="60.6529546081251">
            <text:p>60.65</text:p>
          </table:table-cell>
          <table:table-cell table:formula="oooc:=[.H268]+([.$C$2]*[.E268]/100-[.F268])/60/12" office:value-type="float" office:value="55.6455130474667">
            <text:p>55.65</text:p>
          </table:table-cell>
          <table:table-cell table:number-columns-repeated="30"/>
        </table:table-row>
        <table:table-row table:style-name="ro1">
          <table:table-cell table:formula="oooc:=[.A271]-0.000694444444444444" office:value-type="time" office:time-value="PT11H34M00S">
            <text:p>11:34 AM</text:p>
          </table:table-cell>
          <table:table-cell office:value-type="float" office:value="78.778">
            <text:p>78.78</text:p>
          </table:table-cell>
          <table:table-cell office:value-type="float" office:value="79.2065">
            <text:p>79.21</text:p>
          </table:table-cell>
          <table:table-cell office:value-type="float" office:value="6.25724">
            <text:p>6.26</text:p>
          </table:table-cell>
          <table:table-cell table:formula="oooc:=[.D270]*12/125*100" office:value-type="float" office:value="60.069504">
            <text:p>60.07</text:p>
          </table:table-cell>
          <table:table-cell office:value-type="float" office:value="0">
            <text:p>0</text:p>
          </table:table-cell>
          <table:table-cell table:formula="oooc:=[.G269]+([.$C$2]*[.B269]/100-[.F269])/60/12" office:value-type="float" office:value="60.789615545625">
            <text:p>60.79</text:p>
          </table:table-cell>
          <table:table-cell table:formula="oooc:=[.H269]+([.$C$2]*[.E269]/100-[.F269])/60/12" office:value-type="float" office:value="55.7497183808">
            <text:p>55.75</text:p>
          </table:table-cell>
          <table:table-cell table:number-columns-repeated="30"/>
        </table:table-row>
        <table:table-row table:style-name="ro1">
          <table:table-cell table:formula="oooc:=[.A272]-0.000694444444444444" office:value-type="time" office:time-value="PT11H35M00S">
            <text:p>11:35 AM</text:p>
          </table:table-cell>
          <table:table-cell office:value-type="float" office:value="78.837">
            <text:p>78.84</text:p>
          </table:table-cell>
          <table:table-cell office:value-type="float" office:value="79.2333">
            <text:p>79.23</text:p>
          </table:table-cell>
          <table:table-cell office:value-type="float" office:value="6.26197">
            <text:p>6.26</text:p>
          </table:table-cell>
          <table:table-cell table:formula="oooc:=[.D271]*12/125*100" office:value-type="float" office:value="60.114912">
            <text:p>60.11</text:p>
          </table:table-cell>
          <table:table-cell office:value-type="float" office:value="0">
            <text:p>0</text:p>
          </table:table-cell>
          <table:table-cell table:formula="oooc:=[.G270]+([.$C$2]*[.B270]/100-[.F270])/60/12" office:value-type="float" office:value="60.9263829067362">
            <text:p>60.93</text:p>
          </table:table-cell>
          <table:table-cell table:formula="oooc:=[.H270]+([.$C$2]*[.E270]/100-[.F270])/60/12" office:value-type="float" office:value="55.8540057141334">
            <text:p>55.85</text:p>
          </table:table-cell>
          <table:table-cell table:number-columns-repeated="30"/>
        </table:table-row>
        <table:table-row table:style-name="ro1">
          <table:table-cell table:formula="oooc:=[.A273]-0.000694444444444444" office:value-type="time" office:time-value="PT11H36M00S">
            <text:p>11:36 AM</text:p>
          </table:table-cell>
          <table:table-cell office:value-type="float" office:value="78.8936">
            <text:p>78.89</text:p>
          </table:table-cell>
          <table:table-cell office:value-type="float" office:value="79.259">
            <text:p>79.26</text:p>
          </table:table-cell>
          <table:table-cell office:value-type="float" office:value="6.26651">
            <text:p>6.27</text:p>
          </table:table-cell>
          <table:table-cell table:formula="oooc:=[.D272]*12/125*100" office:value-type="float" office:value="60.158496">
            <text:p>60.16</text:p>
          </table:table-cell>
          <table:table-cell office:value-type="float" office:value="0">
            <text:p>0</text:p>
          </table:table-cell>
          <table:table-cell table:formula="oooc:=[.G271]+([.$C$2]*[.B271]/100-[.F271])/60/12" office:value-type="float" office:value="61.0632526984028">
            <text:p>61.06</text:p>
          </table:table-cell>
          <table:table-cell table:formula="oooc:=[.H271]+([.$C$2]*[.E271]/100-[.F271])/60/12" office:value-type="float" office:value="55.9583718808">
            <text:p>55.96</text:p>
          </table:table-cell>
          <table:table-cell table:number-columns-repeated="30"/>
        </table:table-row>
        <table:table-row table:style-name="ro1">
          <table:table-cell table:formula="oooc:=[.A274]-0.000694444444444444" office:value-type="time" office:time-value="PT11H37M00S">
            <text:p>11:37 AM</text:p>
          </table:table-cell>
          <table:table-cell office:value-type="float" office:value="78.948">
            <text:p>78.95</text:p>
          </table:table-cell>
          <table:table-cell office:value-type="float" office:value="79.2837">
            <text:p>79.28</text:p>
          </table:table-cell>
          <table:table-cell office:value-type="float" office:value="6.27087">
            <text:p>6.27</text:p>
          </table:table-cell>
          <table:table-cell table:formula="oooc:=[.D273]*12/125*100" office:value-type="float" office:value="60.200352">
            <text:p>60.2</text:p>
          </table:table-cell>
          <table:table-cell office:value-type="float" office:value="0">
            <text:p>0</text:p>
          </table:table-cell>
          <table:table-cell table:formula="oooc:=[.G272]+([.$C$2]*[.B272]/100-[.F272])/60/12" office:value-type="float" office:value="61.2002207539584">
            <text:p>61.2</text:p>
          </table:table-cell>
          <table:table-cell table:formula="oooc:=[.H272]+([.$C$2]*[.E272]/100-[.F272])/60/12" office:value-type="float" office:value="56.0628137141334">
            <text:p>56.06</text:p>
          </table:table-cell>
          <table:table-cell table:number-columns-repeated="30"/>
        </table:table-row>
        <table:table-row table:style-name="ro1">
          <table:table-cell table:formula="oooc:=[.A275]-0.000694444444444444" office:value-type="time" office:time-value="PT11H38M00S">
            <text:p>11:38 AM</text:p>
          </table:table-cell>
          <table:table-cell office:value-type="float" office:value="79">
            <text:p>79</text:p>
          </table:table-cell>
          <table:table-cell office:value-type="float" office:value="79.3073">
            <text:p>79.31</text:p>
          </table:table-cell>
          <table:table-cell office:value-type="float" office:value="6.27504">
            <text:p>6.28</text:p>
          </table:table-cell>
          <table:table-cell table:formula="oooc:=[.D274]*12/125*100" office:value-type="float" office:value="60.240384">
            <text:p>60.24</text:p>
          </table:table-cell>
          <table:table-cell office:value-type="float" office:value="0">
            <text:p>0</text:p>
          </table:table-cell>
          <table:table-cell table:formula="oooc:=[.G273]+([.$C$2]*[.B273]/100-[.F273])/60/12" office:value-type="float" office:value="61.3372832539584">
            <text:p>61.34</text:p>
          </table:table-cell>
          <table:table-cell table:formula="oooc:=[.H273]+([.$C$2]*[.E273]/100-[.F273])/60/12" office:value-type="float" office:value="56.1673282141334">
            <text:p>56.17</text:p>
          </table:table-cell>
          <table:table-cell table:number-columns-repeated="30"/>
        </table:table-row>
        <table:table-row table:style-name="ro1">
          <table:table-cell table:formula="oooc:=[.A276]-0.000694444444444444" office:value-type="time" office:time-value="PT11H39M00S">
            <text:p>11:39 AM</text:p>
          </table:table-cell>
          <table:table-cell office:value-type="float" office:value="79.0497">
            <text:p>79.05</text:p>
          </table:table-cell>
          <table:table-cell office:value-type="float" office:value="79.3298">
            <text:p>79.33</text:p>
          </table:table-cell>
          <table:table-cell office:value-type="float" office:value="6.27903">
            <text:p>6.28</text:p>
          </table:table-cell>
          <table:table-cell table:formula="oooc:=[.D275]*12/125*100" office:value-type="float" office:value="60.278688">
            <text:p>60.28</text:p>
          </table:table-cell>
          <table:table-cell office:value-type="float" office:value="0">
            <text:p>0</text:p>
          </table:table-cell>
          <table:table-cell table:formula="oooc:=[.G274]+([.$C$2]*[.B274]/100-[.F274])/60/12" office:value-type="float" office:value="61.4744360317362">
            <text:p>61.47</text:p>
          </table:table-cell>
          <table:table-cell table:formula="oooc:=[.H274]+([.$C$2]*[.E274]/100-[.F274])/60/12" office:value-type="float" office:value="56.2719122141334">
            <text:p>56.27</text:p>
          </table:table-cell>
          <table:table-cell table:number-columns-repeated="30"/>
        </table:table-row>
        <table:table-row table:style-name="ro1">
          <table:table-cell table:formula="oooc:=[.A277]-0.000694444444444444" office:value-type="time" office:time-value="PT11H40M00S">
            <text:p>11:40 AM</text:p>
          </table:table-cell>
          <table:table-cell office:value-type="float" office:value="79.0971">
            <text:p>79.1</text:p>
          </table:table-cell>
          <table:table-cell office:value-type="float" office:value="79.3513">
            <text:p>79.35</text:p>
          </table:table-cell>
          <table:table-cell office:value-type="float" office:value="6.28283">
            <text:p>6.28</text:p>
          </table:table-cell>
          <table:table-cell table:formula="oooc:=[.D276]*12/125*100" office:value-type="float" office:value="60.315168">
            <text:p>60.32</text:p>
          </table:table-cell>
          <table:table-cell office:value-type="float" office:value="0">
            <text:p>0</text:p>
          </table:table-cell>
          <table:table-cell table:formula="oooc:=[.G275]+([.$C$2]*[.B275]/100-[.F275])/60/12" office:value-type="float" office:value="61.6116750942362">
            <text:p>61.61</text:p>
          </table:table-cell>
          <table:table-cell table:formula="oooc:=[.H275]+([.$C$2]*[.E275]/100-[.F275])/60/12" office:value-type="float" office:value="56.3765627141334">
            <text:p>56.38</text:p>
          </table:table-cell>
          <table:table-cell table:number-columns-repeated="30"/>
        </table:table-row>
        <table:table-row table:style-name="ro1">
          <table:table-cell table:formula="oooc:=[.A278]-0.000694444444444444" office:value-type="time" office:time-value="PT11H41M00S">
            <text:p>11:41 AM</text:p>
          </table:table-cell>
          <table:table-cell office:value-type="float" office:value="79.1422">
            <text:p>79.14</text:p>
          </table:table-cell>
          <table:table-cell office:value-type="float" office:value="79.3717">
            <text:p>79.37</text:p>
          </table:table-cell>
          <table:table-cell office:value-type="float" office:value="6.28645">
            <text:p>6.29</text:p>
          </table:table-cell>
          <table:table-cell table:formula="oooc:=[.D277]*12/125*100" office:value-type="float" office:value="60.34992">
            <text:p>60.35</text:p>
          </table:table-cell>
          <table:table-cell office:value-type="float" office:value="0">
            <text:p>0</text:p>
          </table:table-cell>
          <table:table-cell table:formula="oooc:=[.G276]+([.$C$2]*[.B276]/100-[.F276])/60/12" office:value-type="float" office:value="61.7489964484028">
            <text:p>61.75</text:p>
          </table:table-cell>
          <table:table-cell table:formula="oooc:=[.H276]+([.$C$2]*[.E276]/100-[.F276])/60/12" office:value-type="float" office:value="56.4812765474667">
            <text:p>56.48</text:p>
          </table:table-cell>
          <table:table-cell table:number-columns-repeated="30"/>
        </table:table-row>
        <table:table-row table:style-name="ro1">
          <table:table-cell table:formula="oooc:=[.A279]-0.000694444444444444" office:value-type="time" office:time-value="PT11H42M00S">
            <text:p>11:42 AM</text:p>
          </table:table-cell>
          <table:table-cell office:value-type="float" office:value="79.185">
            <text:p>79.19</text:p>
          </table:table-cell>
          <table:table-cell office:value-type="float" office:value="79.391">
            <text:p>79.39</text:p>
          </table:table-cell>
          <table:table-cell office:value-type="float" office:value="6.28988">
            <text:p>6.29</text:p>
          </table:table-cell>
          <table:table-cell table:formula="oooc:=[.D278]*12/125*100" office:value-type="float" office:value="60.382848">
            <text:p>60.38</text:p>
          </table:table-cell>
          <table:table-cell office:value-type="float" office:value="0">
            <text:p>0</text:p>
          </table:table-cell>
          <table:table-cell table:formula="oooc:=[.G277]+([.$C$2]*[.B277]/100-[.F277])/60/12" office:value-type="float" office:value="61.8863961011806">
            <text:p>61.89</text:p>
          </table:table-cell>
          <table:table-cell table:formula="oooc:=[.H277]+([.$C$2]*[.E277]/100-[.F277])/60/12" office:value-type="float" office:value="56.5860507141334">
            <text:p>56.59</text:p>
          </table:table-cell>
          <table:table-cell table:number-columns-repeated="30"/>
        </table:table-row>
        <table:table-row table:style-name="ro1">
          <table:table-cell table:formula="oooc:=[.A280]-0.000694444444444444" office:value-type="time" office:time-value="PT11H43M00S">
            <text:p>11:43 AM</text:p>
          </table:table-cell>
          <table:table-cell office:value-type="float" office:value="79.2255">
            <text:p>79.23</text:p>
          </table:table-cell>
          <table:table-cell office:value-type="float" office:value="79.4093">
            <text:p>79.41</text:p>
          </table:table-cell>
          <table:table-cell office:value-type="float" office:value="6.29313">
            <text:p>6.29</text:p>
          </table:table-cell>
          <table:table-cell table:formula="oooc:=[.D279]*12/125*100" office:value-type="float" office:value="60.414048">
            <text:p>60.41</text:p>
          </table:table-cell>
          <table:table-cell office:value-type="float" office:value="0">
            <text:p>0</text:p>
          </table:table-cell>
          <table:table-cell table:formula="oooc:=[.G278]+([.$C$2]*[.B278]/100-[.F278])/60/12" office:value-type="float" office:value="62.0238700595139">
            <text:p>62.02</text:p>
          </table:table-cell>
          <table:table-cell table:formula="oooc:=[.H278]+([.$C$2]*[.E278]/100-[.F278])/60/12" office:value-type="float" office:value="56.6908820474667">
            <text:p>56.69</text:p>
          </table:table-cell>
          <table:table-cell table:number-columns-repeated="30"/>
        </table:table-row>
        <table:table-row table:style-name="ro1">
          <table:table-cell table:formula="oooc:=[.A281]-0.000694444444444444" office:value-type="time" office:time-value="PT11H44M00S">
            <text:p>11:44 AM</text:p>
          </table:table-cell>
          <table:table-cell office:value-type="float" office:value="79.2637">
            <text:p>79.26</text:p>
          </table:table-cell>
          <table:table-cell office:value-type="float" office:value="79.4265">
            <text:p>79.43</text:p>
          </table:table-cell>
          <table:table-cell office:value-type="float" office:value="6.29619">
            <text:p>6.3</text:p>
          </table:table-cell>
          <table:table-cell table:formula="oooc:=[.D280]*12/125*100" office:value-type="float" office:value="60.443424">
            <text:p>60.44</text:p>
          </table:table-cell>
          <table:table-cell office:value-type="float" office:value="0">
            <text:p>0</text:p>
          </table:table-cell>
          <table:table-cell table:formula="oooc:=[.G279]+([.$C$2]*[.B279]/100-[.F279])/60/12" office:value-type="float" office:value="62.1614143303473">
            <text:p>62.16</text:p>
          </table:table-cell>
          <table:table-cell table:formula="oooc:=[.H279]+([.$C$2]*[.E279]/100-[.F279])/60/12" office:value-type="float" office:value="56.7957675474667">
            <text:p>56.8</text:p>
          </table:table-cell>
          <table:table-cell table:number-columns-repeated="30"/>
        </table:table-row>
        <table:table-row table:style-name="ro1">
          <table:table-cell table:formula="oooc:=[.A282]-0.000694444444444444" office:value-type="time" office:time-value="PT11H45M00S">
            <text:p>11:45 AM</text:p>
          </table:table-cell>
          <table:table-cell office:value-type="float" office:value="79.2996">
            <text:p>79.3</text:p>
          </table:table-cell>
          <table:table-cell office:value-type="float" office:value="79.4427">
            <text:p>79.44</text:p>
          </table:table-cell>
          <table:table-cell office:value-type="float" office:value="6.29907">
            <text:p>6.3</text:p>
          </table:table-cell>
          <table:table-cell table:formula="oooc:=[.D281]*12/125*100" office:value-type="float" office:value="60.471072">
            <text:p>60.47</text:p>
          </table:table-cell>
          <table:table-cell office:value-type="float" office:value="0">
            <text:p>0</text:p>
          </table:table-cell>
          <table:table-cell table:formula="oooc:=[.G280]+([.$C$2]*[.B280]/100-[.F280])/60/12" office:value-type="float" office:value="62.2990249206251">
            <text:p>62.3</text:p>
          </table:table-cell>
          <table:table-cell table:formula="oooc:=[.H280]+([.$C$2]*[.E280]/100-[.F280])/60/12" office:value-type="float" office:value="56.9007040474667">
            <text:p>56.9</text:p>
          </table:table-cell>
          <table:table-cell table:number-columns-repeated="30"/>
        </table:table-row>
        <table:table-row table:style-name="ro1">
          <table:table-cell table:formula="oooc:=[.A283]-0.000694444444444444" office:value-type="time" office:time-value="PT11H46M00S">
            <text:p>11:46 AM</text:p>
          </table:table-cell>
          <table:table-cell office:value-type="float" office:value="79.3331">
            <text:p>79.33</text:p>
          </table:table-cell>
          <table:table-cell office:value-type="float" office:value="79.4578">
            <text:p>79.46</text:p>
          </table:table-cell>
          <table:table-cell office:value-type="float" office:value="6.30176">
            <text:p>6.3</text:p>
          </table:table-cell>
          <table:table-cell table:formula="oooc:=[.D282]*12/125*100" office:value-type="float" office:value="60.496896">
            <text:p>60.5</text:p>
          </table:table-cell>
          <table:table-cell office:value-type="float" office:value="0">
            <text:p>0</text:p>
          </table:table-cell>
          <table:table-cell table:formula="oooc:=[.G281]+([.$C$2]*[.B281]/100-[.F281])/60/12" office:value-type="float" office:value="62.4366978372917">
            <text:p>62.44</text:p>
          </table:table-cell>
          <table:table-cell table:formula="oooc:=[.H281]+([.$C$2]*[.E281]/100-[.F281])/60/12" office:value-type="float" office:value="57.0056885474667">
            <text:p>57.01</text:p>
          </table:table-cell>
          <table:table-cell table:number-columns-repeated="30"/>
        </table:table-row>
        <table:table-row table:style-name="ro1">
          <table:table-cell table:formula="oooc:=[.A284]-0.000694444444444444" office:value-type="time" office:time-value="PT11H47M00S">
            <text:p>11:47 AM</text:p>
          </table:table-cell>
          <table:table-cell office:value-type="float" office:value="79.3643">
            <text:p>79.36</text:p>
          </table:table-cell>
          <table:table-cell office:value-type="float" office:value="79.4719">
            <text:p>79.47</text:p>
          </table:table-cell>
          <table:table-cell office:value-type="float" office:value="6.30426">
            <text:p>6.3</text:p>
          </table:table-cell>
          <table:table-cell table:formula="oooc:=[.D283]*12/125*100" office:value-type="float" office:value="60.520896">
            <text:p>60.52</text:p>
          </table:table-cell>
          <table:table-cell office:value-type="float" office:value="0">
            <text:p>0</text:p>
          </table:table-cell>
          <table:table-cell table:formula="oooc:=[.G282]+([.$C$2]*[.B282]/100-[.F282])/60/12" office:value-type="float" office:value="62.5744289136806">
            <text:p>62.57</text:p>
          </table:table-cell>
          <table:table-cell table:formula="oooc:=[.H282]+([.$C$2]*[.E282]/100-[.F282])/60/12" office:value-type="float" office:value="57.1107178808">
            <text:p>57.11</text:p>
          </table:table-cell>
          <table:table-cell table:number-columns-repeated="30"/>
        </table:table-row>
        <table:table-row table:style-name="ro1">
          <table:table-cell table:formula="oooc:=[.A285]-0.000694444444444444" office:value-type="time" office:time-value="PT11H48M00S">
            <text:p>11:48 AM</text:p>
          </table:table-cell>
          <table:table-cell office:value-type="float" office:value="79.3933">
            <text:p>79.39</text:p>
          </table:table-cell>
          <table:table-cell office:value-type="float" office:value="79.4849">
            <text:p>79.48</text:p>
          </table:table-cell>
          <table:table-cell office:value-type="float" office:value="6.30658">
            <text:p>6.31</text:p>
          </table:table-cell>
          <table:table-cell table:formula="oooc:=[.D284]*12/125*100" office:value-type="float" office:value="60.543168">
            <text:p>60.54</text:p>
          </table:table-cell>
          <table:table-cell office:value-type="float" office:value="0">
            <text:p>0</text:p>
          </table:table-cell>
          <table:table-cell table:formula="oooc:=[.G283]+([.$C$2]*[.B283]/100-[.F283])/60/12" office:value-type="float" office:value="62.7122141567362">
            <text:p>62.71</text:p>
          </table:table-cell>
          <table:table-cell table:formula="oooc:=[.H283]+([.$C$2]*[.E283]/100-[.F283])/60/12" office:value-type="float" office:value="57.2157888808">
            <text:p>57.22</text:p>
          </table:table-cell>
          <table:table-cell table:number-columns-repeated="30"/>
        </table:table-row>
        <table:table-row table:style-name="ro1">
          <table:table-cell table:formula="oooc:=[.A286]-0.000694444444444444" office:value-type="time" office:time-value="PT11H49M00S">
            <text:p>11:49 AM</text:p>
          </table:table-cell>
          <table:table-cell office:value-type="float" office:value="79.4199">
            <text:p>79.42</text:p>
          </table:table-cell>
          <table:table-cell office:value-type="float" office:value="79.4969">
            <text:p>79.5</text:p>
          </table:table-cell>
          <table:table-cell office:value-type="float" office:value="6.30872">
            <text:p>6.31</text:p>
          </table:table-cell>
          <table:table-cell table:formula="oooc:=[.D285]*12/125*100" office:value-type="float" office:value="60.563712">
            <text:p>60.56</text:p>
          </table:table-cell>
          <table:table-cell office:value-type="float" office:value="0">
            <text:p>0</text:p>
          </table:table-cell>
          <table:table-cell table:formula="oooc:=[.G284]+([.$C$2]*[.B284]/100-[.F284])/60/12" office:value-type="float" office:value="62.8500497470139">
            <text:p>62.85</text:p>
          </table:table-cell>
          <table:table-cell table:formula="oooc:=[.H284]+([.$C$2]*[.E284]/100-[.F284])/60/12" office:value-type="float" office:value="57.3208985474667">
            <text:p>57.32</text:p>
          </table:table-cell>
          <table:table-cell table:number-columns-repeated="30"/>
        </table:table-row>
        <table:table-row table:style-name="ro1">
          <table:table-cell table:formula="oooc:=[.A287]-0.000694444444444444" office:value-type="time" office:time-value="PT11H50M00S">
            <text:p>11:50 AM</text:p>
          </table:table-cell>
          <table:table-cell office:value-type="float" office:value="79.4442">
            <text:p>79.44</text:p>
          </table:table-cell>
          <table:table-cell office:value-type="float" office:value="79.5079">
            <text:p>79.51</text:p>
          </table:table-cell>
          <table:table-cell office:value-type="float" office:value="6.31066">
            <text:p>6.31</text:p>
          </table:table-cell>
          <table:table-cell table:formula="oooc:=[.D286]*12/125*100" office:value-type="float" office:value="60.582336">
            <text:p>60.58</text:p>
          </table:table-cell>
          <table:table-cell office:value-type="float" office:value="0">
            <text:p>0</text:p>
          </table:table-cell>
          <table:table-cell table:formula="oooc:=[.G285]+([.$C$2]*[.B285]/100-[.F285])/60/12" office:value-type="float" office:value="62.9879315178473">
            <text:p>62.99</text:p>
          </table:table-cell>
          <table:table-cell table:formula="oooc:=[.H285]+([.$C$2]*[.E285]/100-[.F285])/60/12" office:value-type="float" office:value="57.4260438808">
            <text:p>57.43</text:p>
          </table:table-cell>
          <table:table-cell table:number-columns-repeated="30"/>
        </table:table-row>
        <table:table-row table:style-name="ro1">
          <table:table-cell table:formula="oooc:=[.A288]-0.000694444444444444" office:value-type="time" office:time-value="PT11H51M00S">
            <text:p>11:51 AM</text:p>
          </table:table-cell>
          <table:table-cell office:value-type="float" office:value="79.4662">
            <text:p>79.47</text:p>
          </table:table-cell>
          <table:table-cell office:value-type="float" office:value="79.5177">
            <text:p>79.52</text:p>
          </table:table-cell>
          <table:table-cell office:value-type="float" office:value="6.31243">
            <text:p>6.31</text:p>
          </table:table-cell>
          <table:table-cell table:formula="oooc:=[.D287]*12/125*100" office:value-type="float" office:value="60.599328">
            <text:p>60.6</text:p>
          </table:table-cell>
          <table:table-cell office:value-type="float" office:value="0">
            <text:p>0</text:p>
          </table:table-cell>
          <table:table-cell table:formula="oooc:=[.G286]+([.$C$2]*[.B286]/100-[.F286])/60/12" office:value-type="float" office:value="63.1258554761806">
            <text:p>63.13</text:p>
          </table:table-cell>
          <table:table-cell table:formula="oooc:=[.H286]+([.$C$2]*[.E286]/100-[.F286])/60/12" office:value-type="float" office:value="57.5312215474667">
            <text:p>57.53</text:p>
          </table:table-cell>
          <table:table-cell table:number-columns-repeated="30"/>
        </table:table-row>
        <table:table-row table:style-name="ro1">
          <table:table-cell table:formula="oooc:=[.A289]-0.000694444444444444" office:value-type="time" office:time-value="PT11H52M00S">
            <text:p>11:52 AM</text:p>
          </table:table-cell>
          <table:table-cell office:value-type="float" office:value="79.4858">
            <text:p>79.49</text:p>
          </table:table-cell>
          <table:table-cell office:value-type="float" office:value="79.5266">
            <text:p>79.53</text:p>
          </table:table-cell>
          <table:table-cell office:value-type="float" office:value="6.314">
            <text:p>6.31</text:p>
          </table:table-cell>
          <table:table-cell table:formula="oooc:=[.D288]*12/125*100" office:value-type="float" office:value="60.6144">
            <text:p>60.61</text:p>
          </table:table-cell>
          <table:table-cell office:value-type="float" office:value="0">
            <text:p>0</text:p>
          </table:table-cell>
          <table:table-cell table:formula="oooc:=[.G287]+([.$C$2]*[.B287]/100-[.F287])/60/12" office:value-type="float" office:value="63.2638176289584">
            <text:p>63.26</text:p>
          </table:table-cell>
          <table:table-cell table:formula="oooc:=[.H287]+([.$C$2]*[.E287]/100-[.F287])/60/12" office:value-type="float" office:value="57.6364287141334">
            <text:p>57.64</text:p>
          </table:table-cell>
          <table:table-cell table:number-columns-repeated="30"/>
        </table:table-row>
        <table:table-row table:style-name="ro1">
          <table:table-cell table:formula="oooc:=[.A290]-0.000694444444444444" office:value-type="time" office:time-value="PT11H53M00S">
            <text:p>11:53 AM</text:p>
          </table:table-cell>
          <table:table-cell office:value-type="float" office:value="79.5032">
            <text:p>79.5</text:p>
          </table:table-cell>
          <table:table-cell office:value-type="float" office:value="79.5344">
            <text:p>79.53</text:p>
          </table:table-cell>
          <table:table-cell office:value-type="float" office:value="6.3154">
            <text:p>6.32</text:p>
          </table:table-cell>
          <table:table-cell table:formula="oooc:=[.D289]*12/125*100" office:value-type="float" office:value="60.62784">
            <text:p>60.63</text:p>
          </table:table-cell>
          <table:table-cell office:value-type="float" office:value="0">
            <text:p>0</text:p>
          </table:table-cell>
          <table:table-cell table:formula="oooc:=[.G288]+([.$C$2]*[.B288]/100-[.F288])/60/12" office:value-type="float" office:value="63.4018138095139">
            <text:p>63.4</text:p>
          </table:table-cell>
          <table:table-cell table:formula="oooc:=[.H288]+([.$C$2]*[.E288]/100-[.F288])/60/12" office:value-type="float" office:value="57.7416620474667">
            <text:p>57.74</text:p>
          </table:table-cell>
          <table:table-cell table:number-columns-repeated="30"/>
        </table:table-row>
        <table:table-row table:style-name="ro1">
          <table:table-cell table:formula="oooc:=[.A291]-0.000694444444444444" office:value-type="time" office:time-value="PT11H54M00S">
            <text:p>11:54 AM</text:p>
          </table:table-cell>
          <table:table-cell office:value-type="float" office:value="79.5182">
            <text:p>79.52</text:p>
          </table:table-cell>
          <table:table-cell office:value-type="float" office:value="79.5412">
            <text:p>79.54</text:p>
          </table:table-cell>
          <table:table-cell office:value-type="float" office:value="6.3166">
            <text:p>6.32</text:p>
          </table:table-cell>
          <table:table-cell table:formula="oooc:=[.D290]*12/125*100" office:value-type="float" office:value="60.63936">
            <text:p>60.64</text:p>
          </table:table-cell>
          <table:table-cell office:value-type="float" office:value="0">
            <text:p>0</text:p>
          </table:table-cell>
          <table:table-cell table:formula="oooc:=[.G289]+([.$C$2]*[.B289]/100-[.F289])/60/12" office:value-type="float" office:value="63.5398401984028">
            <text:p>63.54</text:p>
          </table:table-cell>
          <table:table-cell table:formula="oooc:=[.H289]+([.$C$2]*[.E289]/100-[.F289])/60/12" office:value-type="float" office:value="57.8469187141334">
            <text:p>57.85</text:p>
          </table:table-cell>
          <table:table-cell table:number-columns-repeated="30"/>
        </table:table-row>
        <table:table-row table:style-name="ro1">
          <table:table-cell table:formula="oooc:=[.A292]-0.000694444444444444" office:value-type="time" office:time-value="PT11H55M00S">
            <text:p>11:55 AM</text:p>
          </table:table-cell>
          <table:table-cell office:value-type="float" office:value="79.5309">
            <text:p>79.53</text:p>
          </table:table-cell>
          <table:table-cell office:value-type="float" office:value="79.5469">
            <text:p>79.55</text:p>
          </table:table-cell>
          <table:table-cell office:value-type="float" office:value="6.31762">
            <text:p>6.32</text:p>
          </table:table-cell>
          <table:table-cell table:formula="oooc:=[.D291]*12/125*100" office:value-type="float" office:value="60.649152">
            <text:p>60.65</text:p>
          </table:table-cell>
          <table:table-cell office:value-type="float" office:value="0">
            <text:p>0</text:p>
          </table:table-cell>
          <table:table-cell table:formula="oooc:=[.G290]+([.$C$2]*[.B290]/100-[.F290])/60/12" office:value-type="float" office:value="63.6778926289584">
            <text:p>63.68</text:p>
          </table:table-cell>
          <table:table-cell table:formula="oooc:=[.H290]+([.$C$2]*[.E290]/100-[.F290])/60/12" office:value-type="float" office:value="57.9521953808">
            <text:p>57.95</text:p>
          </table:table-cell>
          <table:table-cell table:number-columns-repeated="30"/>
        </table:table-row>
        <table:table-row table:style-name="ro1">
          <table:table-cell table:formula="oooc:=[.A293]-0.000694444444444444" office:value-type="time" office:time-value="PT11H56M00S">
            <text:p>11:56 AM</text:p>
          </table:table-cell>
          <table:table-cell office:value-type="float" office:value="79.5414">
            <text:p>79.54</text:p>
          </table:table-cell>
          <table:table-cell office:value-type="float" office:value="79.5516">
            <text:p>79.55</text:p>
          </table:table-cell>
          <table:table-cell office:value-type="float" office:value="6.31846">
            <text:p>6.32</text:p>
          </table:table-cell>
          <table:table-cell table:formula="oooc:=[.D292]*12/125*100" office:value-type="float" office:value="60.657216">
            <text:p>60.66</text:p>
          </table:table-cell>
          <table:table-cell office:value-type="float" office:value="0">
            <text:p>0</text:p>
          </table:table-cell>
          <table:table-cell table:formula="oooc:=[.G291]+([.$C$2]*[.B291]/100-[.F291])/60/12" office:value-type="float" office:value="63.815967108125">
            <text:p>63.82</text:p>
          </table:table-cell>
          <table:table-cell table:formula="oooc:=[.H291]+([.$C$2]*[.E291]/100-[.F291])/60/12" office:value-type="float" office:value="58.0574890474667">
            <text:p>58.06</text:p>
          </table:table-cell>
          <table:table-cell table:number-columns-repeated="30"/>
        </table:table-row>
        <table:table-row table:style-name="ro1">
          <table:table-cell table:formula="oooc:=[.A294]-0.000694444444444444" office:value-type="time" office:time-value="PT11H57M00S">
            <text:p>11:57 AM</text:p>
          </table:table-cell>
          <table:table-cell office:value-type="float" office:value="79.5495">
            <text:p>79.55</text:p>
          </table:table-cell>
          <table:table-cell office:value-type="float" office:value="79.5552">
            <text:p>79.56</text:p>
          </table:table-cell>
          <table:table-cell office:value-type="float" office:value="6.31911">
            <text:p>6.32</text:p>
          </table:table-cell>
          <table:table-cell table:formula="oooc:=[.D293]*12/125*100" office:value-type="float" office:value="60.663456">
            <text:p>60.66</text:p>
          </table:table-cell>
          <table:table-cell office:value-type="float" office:value="0">
            <text:p>0</text:p>
          </table:table-cell>
          <table:table-cell table:formula="oooc:=[.G292]+([.$C$2]*[.B292]/100-[.F292])/60/12" office:value-type="float" office:value="63.9540598164584">
            <text:p>63.95</text:p>
          </table:table-cell>
          <table:table-cell table:formula="oooc:=[.H292]+([.$C$2]*[.E292]/100-[.F292])/60/12" office:value-type="float" office:value="58.1627967141334">
            <text:p>58.16</text:p>
          </table:table-cell>
          <table:table-cell table:number-columns-repeated="30"/>
        </table:table-row>
        <table:table-row table:style-name="ro1">
          <table:table-cell table:formula="oooc:=[.A295]-0.000694444444444444" office:value-type="time" office:time-value="PT11H58M00S">
            <text:p>11:58 AM</text:p>
          </table:table-cell>
          <table:table-cell office:value-type="float" office:value="79.5552">
            <text:p>79.56</text:p>
          </table:table-cell>
          <table:table-cell office:value-type="float" office:value="79.5578">
            <text:p>79.56</text:p>
          </table:table-cell>
          <table:table-cell office:value-type="float" office:value="6.31957">
            <text:p>6.32</text:p>
          </table:table-cell>
          <table:table-cell table:formula="oooc:=[.D294]*12/125*100" office:value-type="float" office:value="60.667872">
            <text:p>60.67</text:p>
          </table:table-cell>
          <table:table-cell office:value-type="float" office:value="0">
            <text:p>0</text:p>
          </table:table-cell>
          <table:table-cell table:formula="oooc:=[.G293]+([.$C$2]*[.B293]/100-[.F293])/60/12" office:value-type="float" office:value="64.0921665872917">
            <text:p>64.09</text:p>
          </table:table-cell>
          <table:table-cell table:formula="oooc:=[.H293]+([.$C$2]*[.E293]/100-[.F293])/60/12" office:value-type="float" office:value="58.2681152141334">
            <text:p>58.27</text:p>
          </table:table-cell>
          <table:table-cell table:number-columns-repeated="30"/>
        </table:table-row>
        <table:table-row table:style-name="ro1">
          <table:table-cell table:formula="oooc:=[.A296]-0.000694444444444444" office:value-type="time" office:time-value="PT11H59M00S">
            <text:p>11:59 AM</text:p>
          </table:table-cell>
          <table:table-cell office:value-type="float" office:value="79.5587">
            <text:p>79.56</text:p>
          </table:table-cell>
          <table:table-cell office:value-type="float" office:value="79.5594">
            <text:p>79.56</text:p>
          </table:table-cell>
          <table:table-cell office:value-type="float" office:value="6.31985">
            <text:p>6.32</text:p>
          </table:table-cell>
          <table:table-cell table:formula="oooc:=[.D295]*12/125*100" office:value-type="float" office:value="60.67056">
            <text:p>60.67</text:p>
          </table:table-cell>
          <table:table-cell office:value-type="float" office:value="0">
            <text:p>0</text:p>
          </table:table-cell>
          <table:table-cell table:formula="oooc:=[.G294]+([.$C$2]*[.B294]/100-[.F294])/60/12" office:value-type="float" office:value="64.2302832539584">
            <text:p>64.23</text:p>
          </table:table-cell>
          <table:table-cell table:formula="oooc:=[.H294]+([.$C$2]*[.E294]/100-[.F294])/60/12" office:value-type="float" office:value="58.3734413808">
            <text:p>58.37</text:p>
          </table:table-cell>
          <table:table-cell table:number-columns-repeated="30"/>
        </table:table-row>
        <table:table-row table:style-name="ro1">
          <table:table-cell office:value-type="time" office:time-value="PT12H00M00S">
            <text:p>12:00 PM</text:p>
          </table:table-cell>
          <table:table-cell table:number-columns-repeated="2" office:value-type="float" office:value="79.5599">
            <text:p>79.56</text:p>
          </table:table-cell>
          <table:table-cell office:value-type="float" office:value="6.31985">
            <text:p>6.32</text:p>
          </table:table-cell>
          <table:table-cell table:formula="oooc:=[.D296]*12/125*100" office:value-type="float" office:value="60.67056">
            <text:p>60.67</text:p>
          </table:table-cell>
          <table:table-cell office:value-type="float" office:value="40">
            <text:p>40</text:p>
          </table:table-cell>
          <table:table-cell table:formula="oooc:=[.G295]+([.$C$2]*[.B295]/100-[.F295])/60/12" office:value-type="float" office:value="64.3684059970139">
            <text:p>64.37</text:p>
          </table:table-cell>
          <table:table-cell table:formula="oooc:=[.H295]+([.$C$2]*[.E295]/100-[.F295])/60/12" office:value-type="float" office:value="58.4787722141334">
            <text:p>58.48</text:p>
          </table:table-cell>
          <table:table-cell table:number-columns-repeated="30"/>
        </table:table-row>
        <table:table-row table:style-name="ro1">
          <table:table-cell table:formula="oooc:=[.A296]+0.000694444444444444" office:value-type="time" office:time-value="PT12H01M00S">
            <text:p>12:01 PM</text:p>
          </table:table-cell>
          <table:table-cell office:value-type="float" office:value="79.5587">
            <text:p>79.56</text:p>
          </table:table-cell>
          <table:table-cell office:value-type="float" office:value="79.5594">
            <text:p>79.56</text:p>
          </table:table-cell>
          <table:table-cell office:value-type="float" office:value="6.31957">
            <text:p>6.32</text:p>
          </table:table-cell>
          <table:table-cell table:formula="oooc:=[.D297]*12/125*100" office:value-type="float" office:value="60.667872">
            <text:p>60.67</text:p>
          </table:table-cell>
          <table:table-cell office:value-type="float" office:value="40">
            <text:p>40</text:p>
          </table:table-cell>
          <table:table-cell table:formula="oooc:=[.G296]+([.$C$2]*[.B296]/100-[.F296])/60/12" office:value-type="float" office:value="64.4509752678473">
            <text:p>64.45</text:p>
          </table:table-cell>
          <table:table-cell table:formula="oooc:=[.H296]+([.$C$2]*[.E296]/100-[.F296])/60/12" office:value-type="float" office:value="58.5285474919111">
            <text:p>58.53</text:p>
          </table:table-cell>
          <table:table-cell table:number-columns-repeated="30"/>
        </table:table-row>
        <table:table-row table:style-name="ro1">
          <table:table-cell table:formula="oooc:=[.A297]+0.000694444444444444" office:value-type="time" office:time-value="PT12H02M00S">
            <text:p>12:02 PM</text:p>
          </table:table-cell>
          <table:table-cell office:value-type="float" office:value="79.5552">
            <text:p>79.56</text:p>
          </table:table-cell>
          <table:table-cell office:value-type="float" office:value="79.5578">
            <text:p>79.56</text:p>
          </table:table-cell>
          <table:table-cell office:value-type="float" office:value="6.31911">
            <text:p>6.32</text:p>
          </table:table-cell>
          <table:table-cell table:formula="oooc:=[.D298]*12/125*100" office:value-type="float" office:value="60.663456">
            <text:p>60.66</text:p>
          </table:table-cell>
          <table:table-cell office:value-type="float" office:value="40">
            <text:p>40</text:p>
          </table:table-cell>
          <table:table-cell table:formula="oooc:=[.G297]+([.$C$2]*[.B297]/100-[.F297])/60/12" office:value-type="float" office:value="64.5335424553473">
            <text:p>64.53</text:p>
          </table:table-cell>
          <table:table-cell table:formula="oooc:=[.H297]+([.$C$2]*[.E297]/100-[.F297])/60/12" office:value-type="float" office:value="58.5783181030223">
            <text:p>58.58</text:p>
          </table:table-cell>
          <table:table-cell table:number-columns-repeated="30"/>
        </table:table-row>
        <table:table-row table:style-name="ro1">
          <table:table-cell table:formula="oooc:=[.A298]+0.000694444444444444" office:value-type="time" office:time-value="PT12H03M00S">
            <text:p>12:03 PM</text:p>
          </table:table-cell>
          <table:table-cell office:value-type="float" office:value="79.5495">
            <text:p>79.55</text:p>
          </table:table-cell>
          <table:table-cell office:value-type="float" office:value="79.5552">
            <text:p>79.56</text:p>
          </table:table-cell>
          <table:table-cell office:value-type="float" office:value="6.31846">
            <text:p>6.32</text:p>
          </table:table-cell>
          <table:table-cell table:formula="oooc:=[.D299]*12/125*100" office:value-type="float" office:value="60.657216">
            <text:p>60.66</text:p>
          </table:table-cell>
          <table:table-cell office:value-type="float" office:value="40">
            <text:p>40</text:p>
          </table:table-cell>
          <table:table-cell table:formula="oooc:=[.G298]+([.$C$2]*[.B298]/100-[.F298])/60/12" office:value-type="float" office:value="64.6161035664584">
            <text:p>64.62</text:p>
          </table:table-cell>
          <table:table-cell table:formula="oooc:=[.H298]+([.$C$2]*[.E298]/100-[.F298])/60/12" office:value-type="float" office:value="58.6280810474667">
            <text:p>58.63</text:p>
          </table:table-cell>
          <table:table-cell table:number-columns-repeated="30"/>
        </table:table-row>
        <table:table-row table:style-name="ro1">
          <table:table-cell table:formula="oooc:=[.A299]+0.000694444444444444" office:value-type="time" office:time-value="PT12H04M00S">
            <text:p>12:04 PM</text:p>
          </table:table-cell>
          <table:table-cell office:value-type="float" office:value="79.5414">
            <text:p>79.54</text:p>
          </table:table-cell>
          <table:table-cell office:value-type="float" office:value="79.5516">
            <text:p>79.55</text:p>
          </table:table-cell>
          <table:table-cell office:value-type="float" office:value="6.31762">
            <text:p>6.32</text:p>
          </table:table-cell>
          <table:table-cell table:formula="oooc:=[.D300]*12/125*100" office:value-type="float" office:value="60.649152">
            <text:p>60.65</text:p>
          </table:table-cell>
          <table:table-cell office:value-type="float" office:value="40">
            <text:p>40</text:p>
          </table:table-cell>
          <table:table-cell table:formula="oooc:=[.G299]+([.$C$2]*[.B299]/100-[.F299])/60/12" office:value-type="float" office:value="64.6986547817362">
            <text:p>64.7</text:p>
          </table:table-cell>
          <table:table-cell table:formula="oooc:=[.H299]+([.$C$2]*[.E299]/100-[.F299])/60/12" office:value-type="float" office:value="58.6778331585778">
            <text:p>58.68</text:p>
          </table:table-cell>
          <table:table-cell table:number-columns-repeated="30"/>
        </table:table-row>
        <table:table-row table:style-name="ro1">
          <table:table-cell table:formula="oooc:=[.A300]+0.000694444444444444" office:value-type="time" office:time-value="PT12H05M00S">
            <text:p>12:05 PM</text:p>
          </table:table-cell>
          <table:table-cell office:value-type="float" office:value="79.5309">
            <text:p>79.53</text:p>
          </table:table-cell>
          <table:table-cell office:value-type="float" office:value="79.5469">
            <text:p>79.55</text:p>
          </table:table-cell>
          <table:table-cell office:value-type="float" office:value="6.3166">
            <text:p>6.32</text:p>
          </table:table-cell>
          <table:table-cell table:formula="oooc:=[.D301]*12/125*100" office:value-type="float" office:value="60.63936">
            <text:p>60.64</text:p>
          </table:table-cell>
          <table:table-cell office:value-type="float" office:value="40">
            <text:p>40</text:p>
          </table:table-cell>
          <table:table-cell table:formula="oooc:=[.G300]+([.$C$2]*[.B300]/100-[.F300])/60/12" office:value-type="float" office:value="64.7811919345139">
            <text:p>64.78</text:p>
          </table:table-cell>
          <table:table-cell table:formula="oooc:=[.H300]+([.$C$2]*[.E300]/100-[.F300])/60/12" office:value-type="float" office:value="58.7275712696889">
            <text:p>58.73</text:p>
          </table:table-cell>
          <table:table-cell table:number-columns-repeated="30"/>
        </table:table-row>
        <table:table-row table:style-name="ro1">
          <table:table-cell table:formula="oooc:=[.A301]+0.000694444444444444" office:value-type="time" office:time-value="PT12H06M00S">
            <text:p>12:06 PM</text:p>
          </table:table-cell>
          <table:table-cell office:value-type="float" office:value="79.5182">
            <text:p>79.52</text:p>
          </table:table-cell>
          <table:table-cell office:value-type="float" office:value="79.5412">
            <text:p>79.54</text:p>
          </table:table-cell>
          <table:table-cell office:value-type="float" office:value="6.3154">
            <text:p>6.32</text:p>
          </table:table-cell>
          <table:table-cell table:formula="oooc:=[.D302]*12/125*100" office:value-type="float" office:value="60.62784">
            <text:p>60.63</text:p>
          </table:table-cell>
          <table:table-cell office:value-type="float" office:value="40">
            <text:p>40</text:p>
          </table:table-cell>
          <table:table-cell table:formula="oooc:=[.G301]+([.$C$2]*[.B301]/100-[.F301])/60/12" office:value-type="float" office:value="64.863710858125">
            <text:p>64.86</text:p>
          </table:table-cell>
          <table:table-cell table:formula="oooc:=[.H301]+([.$C$2]*[.E301]/100-[.F301])/60/12" office:value-type="float" office:value="58.7772923808">
            <text:p>58.78</text:p>
          </table:table-cell>
          <table:table-cell table:number-columns-repeated="30"/>
        </table:table-row>
        <table:table-row table:style-name="ro1">
          <table:table-cell table:formula="oooc:=[.A302]+0.000694444444444444" office:value-type="time" office:time-value="PT12H07M00S">
            <text:p>12:07 PM</text:p>
          </table:table-cell>
          <table:table-cell office:value-type="float" office:value="79.5032">
            <text:p>79.5</text:p>
          </table:table-cell>
          <table:table-cell office:value-type="float" office:value="79.5344">
            <text:p>79.53</text:p>
          </table:table-cell>
          <table:table-cell office:value-type="float" office:value="6.314">
            <text:p>6.31</text:p>
          </table:table-cell>
          <table:table-cell table:formula="oooc:=[.D303]*12/125*100" office:value-type="float" office:value="60.6144">
            <text:p>60.61</text:p>
          </table:table-cell>
          <table:table-cell office:value-type="float" office:value="40">
            <text:p>40</text:p>
          </table:table-cell>
          <table:table-cell table:formula="oooc:=[.G302]+([.$C$2]*[.B302]/100-[.F302])/60/12" office:value-type="float" office:value="64.946207733125">
            <text:p>64.95</text:p>
          </table:table-cell>
          <table:table-cell table:formula="oooc:=[.H302]+([.$C$2]*[.E302]/100-[.F302])/60/12" office:value-type="float" office:value="58.8269934919112">
            <text:p>58.83</text:p>
          </table:table-cell>
          <table:table-cell table:number-columns-repeated="30"/>
        </table:table-row>
        <table:table-row table:style-name="ro1">
          <table:table-cell table:formula="oooc:=[.A303]+0.000694444444444444" office:value-type="time" office:time-value="PT12H08M00S">
            <text:p>12:08 PM</text:p>
          </table:table-cell>
          <table:table-cell office:value-type="float" office:value="79.4858">
            <text:p>79.49</text:p>
          </table:table-cell>
          <table:table-cell office:value-type="float" office:value="79.5266">
            <text:p>79.53</text:p>
          </table:table-cell>
          <table:table-cell office:value-type="float" office:value="6.31243">
            <text:p>6.31</text:p>
          </table:table-cell>
          <table:table-cell table:formula="oooc:=[.D304]*12/125*100" office:value-type="float" office:value="60.599328">
            <text:p>60.6</text:p>
          </table:table-cell>
          <table:table-cell office:value-type="float" office:value="40">
            <text:p>40</text:p>
          </table:table-cell>
          <table:table-cell table:formula="oooc:=[.G303]+([.$C$2]*[.B303]/100-[.F303])/60/12" office:value-type="float" office:value="65.0286785664584">
            <text:p>65.03</text:p>
          </table:table-cell>
          <table:table-cell table:formula="oooc:=[.H303]+([.$C$2]*[.E303]/100-[.F303])/60/12" office:value-type="float" office:value="58.8766712696889">
            <text:p>58.88</text:p>
          </table:table-cell>
          <table:table-cell table:number-columns-repeated="30"/>
        </table:table-row>
        <table:table-row table:style-name="ro1">
          <table:table-cell table:formula="oooc:=[.A304]+0.000694444444444444" office:value-type="time" office:time-value="PT12H09M00S">
            <text:p>12:09 PM</text:p>
          </table:table-cell>
          <table:table-cell office:value-type="float" office:value="79.4662">
            <text:p>79.47</text:p>
          </table:table-cell>
          <table:table-cell office:value-type="float" office:value="79.5177">
            <text:p>79.52</text:p>
          </table:table-cell>
          <table:table-cell office:value-type="float" office:value="6.31066">
            <text:p>6.31</text:p>
          </table:table-cell>
          <table:table-cell table:formula="oooc:=[.D305]*12/125*100" office:value-type="float" office:value="60.582336">
            <text:p>60.58</text:p>
          </table:table-cell>
          <table:table-cell office:value-type="float" office:value="40">
            <text:p>40</text:p>
          </table:table-cell>
          <table:table-cell table:formula="oooc:=[.G304]+([.$C$2]*[.B304]/100-[.F304])/60/12" office:value-type="float" office:value="65.1111191914584">
            <text:p>65.11</text:p>
          </table:table-cell>
          <table:table-cell table:formula="oooc:=[.H304]+([.$C$2]*[.E304]/100-[.F304])/60/12" office:value-type="float" office:value="58.9263228808">
            <text:p>58.93</text:p>
          </table:table-cell>
          <table:table-cell table:number-columns-repeated="30"/>
        </table:table-row>
        <table:table-row table:style-name="ro1">
          <table:table-cell table:formula="oooc:=[.A305]+0.000694444444444444" office:value-type="time" office:time-value="PT12H10M00S">
            <text:p>12:10 PM</text:p>
          </table:table-cell>
          <table:table-cell office:value-type="float" office:value="79.4442">
            <text:p>79.44</text:p>
          </table:table-cell>
          <table:table-cell office:value-type="float" office:value="79.5079">
            <text:p>79.51</text:p>
          </table:table-cell>
          <table:table-cell office:value-type="float" office:value="6.30872">
            <text:p>6.31</text:p>
          </table:table-cell>
          <table:table-cell table:formula="oooc:=[.D306]*12/125*100" office:value-type="float" office:value="60.563712">
            <text:p>60.56</text:p>
          </table:table-cell>
          <table:table-cell office:value-type="float" office:value="40">
            <text:p>40</text:p>
          </table:table-cell>
          <table:table-cell table:formula="oooc:=[.G305]+([.$C$2]*[.B305]/100-[.F305])/60/12" office:value-type="float" office:value="65.1935257886806">
            <text:p>65.19</text:p>
          </table:table-cell>
          <table:table-cell table:formula="oooc:=[.H305]+([.$C$2]*[.E305]/100-[.F305])/60/12" office:value-type="float" office:value="58.9759449919112">
            <text:p>58.98</text:p>
          </table:table-cell>
          <table:table-cell table:number-columns-repeated="30"/>
        </table:table-row>
        <table:table-row table:style-name="ro1">
          <table:table-cell table:formula="oooc:=[.A306]+0.000694444444444444" office:value-type="time" office:time-value="PT12H11M00S">
            <text:p>12:11 PM</text:p>
          </table:table-cell>
          <table:table-cell office:value-type="float" office:value="79.4199">
            <text:p>79.42</text:p>
          </table:table-cell>
          <table:table-cell office:value-type="float" office:value="79.4969">
            <text:p>79.5</text:p>
          </table:table-cell>
          <table:table-cell office:value-type="float" office:value="6.30658">
            <text:p>6.31</text:p>
          </table:table-cell>
          <table:table-cell table:formula="oooc:=[.D307]*12/125*100" office:value-type="float" office:value="60.543168">
            <text:p>60.54</text:p>
          </table:table-cell>
          <table:table-cell office:value-type="float" office:value="40">
            <text:p>40</text:p>
          </table:table-cell>
          <table:table-cell table:formula="oooc:=[.G306]+([.$C$2]*[.B306]/100-[.F306])/60/12" office:value-type="float" office:value="65.2758941914584">
            <text:p>65.28</text:p>
          </table:table-cell>
          <table:table-cell table:formula="oooc:=[.H306]+([.$C$2]*[.E306]/100-[.F306])/60/12" office:value-type="float" office:value="59.0255347696889">
            <text:p>59.03</text:p>
          </table:table-cell>
          <table:table-cell table:number-columns-repeated="30"/>
        </table:table-row>
        <table:table-row table:style-name="ro1">
          <table:table-cell table:formula="oooc:=[.A307]+0.000694444444444444" office:value-type="time" office:time-value="PT12H12M00S">
            <text:p>12:12 PM</text:p>
          </table:table-cell>
          <table:table-cell office:value-type="float" office:value="79.3933">
            <text:p>79.39</text:p>
          </table:table-cell>
          <table:table-cell office:value-type="float" office:value="79.4849">
            <text:p>79.48</text:p>
          </table:table-cell>
          <table:table-cell office:value-type="float" office:value="6.30426">
            <text:p>6.3</text:p>
          </table:table-cell>
          <table:table-cell table:formula="oooc:=[.D308]*12/125*100" office:value-type="float" office:value="60.520896">
            <text:p>60.52</text:p>
          </table:table-cell>
          <table:table-cell office:value-type="float" office:value="40">
            <text:p>40</text:p>
          </table:table-cell>
          <table:table-cell table:formula="oooc:=[.G307]+([.$C$2]*[.B307]/100-[.F307])/60/12" office:value-type="float" office:value="65.3582204067361">
            <text:p>65.36</text:p>
          </table:table-cell>
          <table:table-cell table:formula="oooc:=[.H307]+([.$C$2]*[.E307]/100-[.F307])/60/12" office:value-type="float" office:value="59.0750888808">
            <text:p>59.08</text:p>
          </table:table-cell>
          <table:table-cell table:number-columns-repeated="30"/>
        </table:table-row>
        <table:table-row table:style-name="ro1">
          <table:table-cell table:formula="oooc:=[.A308]+0.000694444444444444" office:value-type="time" office:time-value="PT12H13M00S">
            <text:p>12:13 PM</text:p>
          </table:table-cell>
          <table:table-cell office:value-type="float" office:value="79.3643">
            <text:p>79.36</text:p>
          </table:table-cell>
          <table:table-cell office:value-type="float" office:value="79.4719">
            <text:p>79.47</text:p>
          </table:table-cell>
          <table:table-cell office:value-type="float" office:value="6.30176">
            <text:p>6.3</text:p>
          </table:table-cell>
          <table:table-cell table:formula="oooc:=[.D309]*12/125*100" office:value-type="float" office:value="60.496896">
            <text:p>60.5</text:p>
          </table:table-cell>
          <table:table-cell office:value-type="float" office:value="40">
            <text:p>40</text:p>
          </table:table-cell>
          <table:table-cell table:formula="oooc:=[.G308]+([.$C$2]*[.B308]/100-[.F308])/60/12" office:value-type="float" office:value="65.4405004414584">
            <text:p>65.44</text:p>
          </table:table-cell>
          <table:table-cell table:formula="oooc:=[.H308]+([.$C$2]*[.E308]/100-[.F308])/60/12" office:value-type="float" office:value="59.1246043252445">
            <text:p>59.12</text:p>
          </table:table-cell>
          <table:table-cell table:number-columns-repeated="30"/>
        </table:table-row>
        <table:table-row table:style-name="ro1">
          <table:table-cell table:formula="oooc:=[.A309]+0.000694444444444444" office:value-type="time" office:time-value="PT12H14M00S">
            <text:p>12:14 PM</text:p>
          </table:table-cell>
          <table:table-cell office:value-type="float" office:value="79.3331">
            <text:p>79.33</text:p>
          </table:table-cell>
          <table:table-cell office:value-type="float" office:value="79.4578">
            <text:p>79.46</text:p>
          </table:table-cell>
          <table:table-cell office:value-type="float" office:value="6.29907">
            <text:p>6.3</text:p>
          </table:table-cell>
          <table:table-cell table:formula="oooc:=[.D310]*12/125*100" office:value-type="float" office:value="60.471072">
            <text:p>60.47</text:p>
          </table:table-cell>
          <table:table-cell office:value-type="float" office:value="40">
            <text:p>40</text:p>
          </table:table-cell>
          <table:table-cell table:formula="oooc:=[.G309]+([.$C$2]*[.B309]/100-[.F309])/60/12" office:value-type="float" office:value="65.5227301289584">
            <text:p>65.52</text:p>
          </table:table-cell>
          <table:table-cell table:formula="oooc:=[.H309]+([.$C$2]*[.E309]/100-[.F309])/60/12" office:value-type="float" office:value="59.1740781030223">
            <text:p>59.17</text:p>
          </table:table-cell>
          <table:table-cell table:number-columns-repeated="30"/>
        </table:table-row>
        <table:table-row table:style-name="ro1">
          <table:table-cell table:formula="oooc:=[.A310]+0.000694444444444444" office:value-type="time" office:time-value="PT12H15M00S">
            <text:p>12:15 PM</text:p>
          </table:table-cell>
          <table:table-cell office:value-type="float" office:value="79.2996">
            <text:p>79.3</text:p>
          </table:table-cell>
          <table:table-cell office:value-type="float" office:value="79.4427">
            <text:p>79.44</text:p>
          </table:table-cell>
          <table:table-cell office:value-type="float" office:value="6.29619">
            <text:p>6.3</text:p>
          </table:table-cell>
          <table:table-cell table:formula="oooc:=[.D311]*12/125*100" office:value-type="float" office:value="60.443424">
            <text:p>60.44</text:p>
          </table:table-cell>
          <table:table-cell office:value-type="float" office:value="40">
            <text:p>40</text:p>
          </table:table-cell>
          <table:table-cell table:formula="oooc:=[.G310]+([.$C$2]*[.B310]/100-[.F310])/60/12" office:value-type="float" office:value="65.6049056497917">
            <text:p>65.6</text:p>
          </table:table-cell>
          <table:table-cell table:formula="oooc:=[.H310]+([.$C$2]*[.E310]/100-[.F310])/60/12" office:value-type="float" office:value="59.2235070474667">
            <text:p>59.22</text:p>
          </table:table-cell>
          <table:table-cell table:number-columns-repeated="30"/>
        </table:table-row>
        <table:table-row table:style-name="ro1">
          <table:table-cell table:formula="oooc:=[.A311]+0.000694444444444444" office:value-type="time" office:time-value="PT12H16M00S">
            <text:p>12:16 PM</text:p>
          </table:table-cell>
          <table:table-cell office:value-type="float" office:value="79.2637">
            <text:p>79.26</text:p>
          </table:table-cell>
          <table:table-cell office:value-type="float" office:value="79.4265">
            <text:p>79.43</text:p>
          </table:table-cell>
          <table:table-cell office:value-type="float" office:value="6.29313">
            <text:p>6.29</text:p>
          </table:table-cell>
          <table:table-cell table:formula="oooc:=[.D312]*12/125*100" office:value-type="float" office:value="60.414048">
            <text:p>60.41</text:p>
          </table:table-cell>
          <table:table-cell office:value-type="float" office:value="40">
            <text:p>40</text:p>
          </table:table-cell>
          <table:table-cell table:formula="oooc:=[.G311]+([.$C$2]*[.B311]/100-[.F311])/60/12" office:value-type="float" office:value="65.6870230109028">
            <text:p>65.69</text:p>
          </table:table-cell>
          <table:table-cell table:formula="oooc:=[.H311]+([.$C$2]*[.E311]/100-[.F311])/60/12" office:value-type="float" office:value="59.2728879919112">
            <text:p>59.27</text:p>
          </table:table-cell>
          <table:table-cell table:number-columns-repeated="30"/>
        </table:table-row>
        <table:table-row table:style-name="ro1">
          <table:table-cell table:formula="oooc:=[.A312]+0.000694444444444444" office:value-type="time" office:time-value="PT12H17M00S">
            <text:p>12:17 PM</text:p>
          </table:table-cell>
          <table:table-cell office:value-type="float" office:value="79.2255">
            <text:p>79.23</text:p>
          </table:table-cell>
          <table:table-cell office:value-type="float" office:value="79.4093">
            <text:p>79.41</text:p>
          </table:table-cell>
          <table:table-cell office:value-type="float" office:value="6.28988">
            <text:p>6.29</text:p>
          </table:table-cell>
          <table:table-cell table:formula="oooc:=[.D313]*12/125*100" office:value-type="float" office:value="60.382848">
            <text:p>60.38</text:p>
          </table:table-cell>
          <table:table-cell office:value-type="float" office:value="40">
            <text:p>40</text:p>
          </table:table-cell>
          <table:table-cell table:formula="oooc:=[.G312]+([.$C$2]*[.B312]/100-[.F312])/60/12" office:value-type="float" office:value="65.769078045625">
            <text:p>65.77</text:p>
          </table:table-cell>
          <table:table-cell table:formula="oooc:=[.H312]+([.$C$2]*[.E312]/100-[.F312])/60/12" office:value-type="float" office:value="59.3222179363556">
            <text:p>59.32</text:p>
          </table:table-cell>
          <table:table-cell table:number-columns-repeated="30"/>
        </table:table-row>
        <table:table-row table:style-name="ro1">
          <table:table-cell table:formula="oooc:=[.A313]+0.000694444444444444" office:value-type="time" office:time-value="PT12H18M00S">
            <text:p>12:18 PM</text:p>
          </table:table-cell>
          <table:table-cell office:value-type="float" office:value="79.185">
            <text:p>79.19</text:p>
          </table:table-cell>
          <table:table-cell office:value-type="float" office:value="79.391">
            <text:p>79.39</text:p>
          </table:table-cell>
          <table:table-cell office:value-type="float" office:value="6.28645">
            <text:p>6.29</text:p>
          </table:table-cell>
          <table:table-cell table:formula="oooc:=[.D314]*12/125*100" office:value-type="float" office:value="60.34992">
            <text:p>60.35</text:p>
          </table:table-cell>
          <table:table-cell office:value-type="float" office:value="40">
            <text:p>40</text:p>
          </table:table-cell>
          <table:table-cell table:formula="oooc:=[.G313]+([.$C$2]*[.B313]/100-[.F313])/60/12" office:value-type="float" office:value="65.8510667609028">
            <text:p>65.85</text:p>
          </table:table-cell>
          <table:table-cell table:formula="oooc:=[.H313]+([.$C$2]*[.E313]/100-[.F313])/60/12" office:value-type="float" office:value="59.3714937141334">
            <text:p>59.37</text:p>
          </table:table-cell>
          <table:table-cell table:number-columns-repeated="30"/>
        </table:table-row>
        <table:table-row table:style-name="ro1">
          <table:table-cell table:formula="oooc:=[.A314]+0.000694444444444444" office:value-type="time" office:time-value="PT12H19M00S">
            <text:p>12:19 PM</text:p>
          </table:table-cell>
          <table:table-cell office:value-type="float" office:value="79.1422">
            <text:p>79.14</text:p>
          </table:table-cell>
          <table:table-cell office:value-type="float" office:value="79.3717">
            <text:p>79.37</text:p>
          </table:table-cell>
          <table:table-cell office:value-type="float" office:value="6.28283">
            <text:p>6.28</text:p>
          </table:table-cell>
          <table:table-cell table:formula="oooc:=[.D315]*12/125*100" office:value-type="float" office:value="60.315168">
            <text:p>60.32</text:p>
          </table:table-cell>
          <table:table-cell office:value-type="float" office:value="40">
            <text:p>40</text:p>
          </table:table-cell>
          <table:table-cell table:formula="oooc:=[.G314]+([.$C$2]*[.B314]/100-[.F314])/60/12" office:value-type="float" office:value="65.9329851636806">
            <text:p>65.93</text:p>
          </table:table-cell>
          <table:table-cell table:formula="oooc:=[.H314]+([.$C$2]*[.E314]/100-[.F314])/60/12" office:value-type="float" office:value="59.4207123252445">
            <text:p>59.42</text:p>
          </table:table-cell>
          <table:table-cell table:number-columns-repeated="30"/>
        </table:table-row>
        <table:table-row table:style-name="ro1">
          <table:table-cell table:formula="oooc:=[.A315]+0.000694444444444444" office:value-type="time" office:time-value="PT12H20M00S">
            <text:p>12:20 PM</text:p>
          </table:table-cell>
          <table:table-cell office:value-type="float" office:value="79.0971">
            <text:p>79.1</text:p>
          </table:table-cell>
          <table:table-cell office:value-type="float" office:value="79.3513">
            <text:p>79.35</text:p>
          </table:table-cell>
          <table:table-cell office:value-type="float" office:value="6.27903">
            <text:p>6.28</text:p>
          </table:table-cell>
          <table:table-cell table:formula="oooc:=[.D316]*12/125*100" office:value-type="float" office:value="60.278688">
            <text:p>60.28</text:p>
          </table:table-cell>
          <table:table-cell office:value-type="float" office:value="40">
            <text:p>40</text:p>
          </table:table-cell>
          <table:table-cell table:formula="oooc:=[.G315]+([.$C$2]*[.B315]/100-[.F315])/60/12" office:value-type="float" office:value="66.0148292609028">
            <text:p>66.01</text:p>
          </table:table-cell>
          <table:table-cell table:formula="oooc:=[.H315]+([.$C$2]*[.E315]/100-[.F315])/60/12" office:value-type="float" office:value="59.4698706030223">
            <text:p>59.47</text:p>
          </table:table-cell>
          <table:table-cell table:number-columns-repeated="30"/>
        </table:table-row>
        <table:table-row table:style-name="ro1">
          <table:table-cell table:formula="oooc:=[.A316]+0.000694444444444444" office:value-type="time" office:time-value="PT12H21M00S">
            <text:p>12:21 PM</text:p>
          </table:table-cell>
          <table:table-cell office:value-type="float" office:value="79.0497">
            <text:p>79.05</text:p>
          </table:table-cell>
          <table:table-cell office:value-type="float" office:value="79.3298">
            <text:p>79.33</text:p>
          </table:table-cell>
          <table:table-cell office:value-type="float" office:value="6.27504">
            <text:p>6.28</text:p>
          </table:table-cell>
          <table:table-cell table:formula="oooc:=[.D317]*12/125*100" office:value-type="float" office:value="60.240384">
            <text:p>60.24</text:p>
          </table:table-cell>
          <table:table-cell office:value-type="float" office:value="40">
            <text:p>40</text:p>
          </table:table-cell>
          <table:table-cell table:formula="oooc:=[.G316]+([.$C$2]*[.B316]/100-[.F316])/60/12" office:value-type="float" office:value="66.0965950595139">
            <text:p>66.1</text:p>
          </table:table-cell>
          <table:table-cell table:formula="oooc:=[.H316]+([.$C$2]*[.E316]/100-[.F316])/60/12" office:value-type="float" office:value="59.5189655474667">
            <text:p>59.52</text:p>
          </table:table-cell>
          <table:table-cell table:number-columns-repeated="30"/>
        </table:table-row>
        <table:table-row table:style-name="ro1">
          <table:table-cell table:formula="oooc:=[.A317]+0.000694444444444444" office:value-type="time" office:time-value="PT12H22M00S">
            <text:p>12:22 PM</text:p>
          </table:table-cell>
          <table:table-cell office:value-type="float" office:value="79">
            <text:p>79</text:p>
          </table:table-cell>
          <table:table-cell office:value-type="float" office:value="79.3073">
            <text:p>79.31</text:p>
          </table:table-cell>
          <table:table-cell office:value-type="float" office:value="6.27087">
            <text:p>6.27</text:p>
          </table:table-cell>
          <table:table-cell table:formula="oooc:=[.D318]*12/125*100" office:value-type="float" office:value="60.200352">
            <text:p>60.2</text:p>
          </table:table-cell>
          <table:table-cell office:value-type="float" office:value="40">
            <text:p>40</text:p>
          </table:table-cell>
          <table:table-cell table:formula="oooc:=[.G317]+([.$C$2]*[.B317]/100-[.F317])/60/12" office:value-type="float" office:value="66.1782785664583">
            <text:p>66.18</text:p>
          </table:table-cell>
          <table:table-cell table:formula="oooc:=[.H317]+([.$C$2]*[.E317]/100-[.F317])/60/12" office:value-type="float" office:value="59.5679939919112">
            <text:p>59.57</text:p>
          </table:table-cell>
          <table:table-cell table:number-columns-repeated="30"/>
        </table:table-row>
        <table:table-row table:style-name="ro1">
          <table:table-cell table:formula="oooc:=[.A318]+0.000694444444444444" office:value-type="time" office:time-value="PT12H23M00S">
            <text:p>12:23 PM</text:p>
          </table:table-cell>
          <table:table-cell office:value-type="float" office:value="78.948">
            <text:p>78.95</text:p>
          </table:table-cell>
          <table:table-cell office:value-type="float" office:value="79.2837">
            <text:p>79.28</text:p>
          </table:table-cell>
          <table:table-cell office:value-type="float" office:value="6.26651">
            <text:p>6.27</text:p>
          </table:table-cell>
          <table:table-cell table:formula="oooc:=[.D319]*12/125*100" office:value-type="float" office:value="60.158496">
            <text:p>60.16</text:p>
          </table:table-cell>
          <table:table-cell office:value-type="float" office:value="40">
            <text:p>40</text:p>
          </table:table-cell>
          <table:table-cell table:formula="oooc:=[.G318]+([.$C$2]*[.B318]/100-[.F318])/60/12" office:value-type="float" office:value="66.2598757886806">
            <text:p>66.26</text:p>
          </table:table-cell>
          <table:table-cell table:formula="oooc:=[.H318]+([.$C$2]*[.E318]/100-[.F318])/60/12" office:value-type="float" office:value="59.6169529363556">
            <text:p>59.62</text:p>
          </table:table-cell>
          <table:table-cell table:number-columns-repeated="30"/>
        </table:table-row>
        <table:table-row table:style-name="ro1">
          <table:table-cell table:formula="oooc:=[.A319]+0.000694444444444444" office:value-type="time" office:time-value="PT12H24M00S">
            <text:p>12:24 PM</text:p>
          </table:table-cell>
          <table:table-cell office:value-type="float" office:value="78.8936">
            <text:p>78.89</text:p>
          </table:table-cell>
          <table:table-cell office:value-type="float" office:value="79.259">
            <text:p>79.26</text:p>
          </table:table-cell>
          <table:table-cell office:value-type="float" office:value="6.26197">
            <text:p>6.26</text:p>
          </table:table-cell>
          <table:table-cell table:formula="oooc:=[.D320]*12/125*100" office:value-type="float" office:value="60.114912">
            <text:p>60.11</text:p>
          </table:table-cell>
          <table:table-cell office:value-type="float" office:value="40">
            <text:p>40</text:p>
          </table:table-cell>
          <table:table-cell table:formula="oooc:=[.G319]+([.$C$2]*[.B319]/100-[.F319])/60/12" office:value-type="float" office:value="66.341382733125">
            <text:p>66.34</text:p>
          </table:table-cell>
          <table:table-cell table:formula="oooc:=[.H319]+([.$C$2]*[.E319]/100-[.F319])/60/12" office:value-type="float" office:value="59.6658392141334">
            <text:p>59.67</text:p>
          </table:table-cell>
          <table:table-cell table:number-columns-repeated="30"/>
        </table:table-row>
        <table:table-row table:style-name="ro1">
          <table:table-cell table:formula="oooc:=[.A320]+0.000694444444444444" office:value-type="time" office:time-value="PT12H25M00S">
            <text:p>12:25 PM</text:p>
          </table:table-cell>
          <table:table-cell office:value-type="float" office:value="78.837">
            <text:p>78.84</text:p>
          </table:table-cell>
          <table:table-cell office:value-type="float" office:value="79.2333">
            <text:p>79.23</text:p>
          </table:table-cell>
          <table:table-cell office:value-type="float" office:value="6.25724">
            <text:p>6.26</text:p>
          </table:table-cell>
          <table:table-cell table:formula="oooc:=[.D321]*12/125*100" office:value-type="float" office:value="60.069504">
            <text:p>60.07</text:p>
          </table:table-cell>
          <table:table-cell office:value-type="float" office:value="40">
            <text:p>40</text:p>
          </table:table-cell>
          <table:table-cell table:formula="oooc:=[.G320]+([.$C$2]*[.B320]/100-[.F320])/60/12" office:value-type="float" office:value="66.422795233125">
            <text:p>66.42</text:p>
          </table:table-cell>
          <table:table-cell table:formula="oooc:=[.H320]+([.$C$2]*[.E320]/100-[.F320])/60/12" office:value-type="float" office:value="59.7146498252445">
            <text:p>59.71</text:p>
          </table:table-cell>
          <table:table-cell table:number-columns-repeated="30"/>
        </table:table-row>
        <table:table-row table:style-name="ro1">
          <table:table-cell table:formula="oooc:=[.A321]+0.000694444444444444" office:value-type="time" office:time-value="PT12H26M00S">
            <text:p>12:26 PM</text:p>
          </table:table-cell>
          <table:table-cell office:value-type="float" office:value="78.778">
            <text:p>78.78</text:p>
          </table:table-cell>
          <table:table-cell office:value-type="float" office:value="79.2065">
            <text:p>79.21</text:p>
          </table:table-cell>
          <table:table-cell office:value-type="float" office:value="6.25232">
            <text:p>6.25</text:p>
          </table:table-cell>
          <table:table-cell table:formula="oooc:=[.D322]*12/125*100" office:value-type="float" office:value="60.022272">
            <text:p>60.02</text:p>
          </table:table-cell>
          <table:table-cell office:value-type="float" office:value="40">
            <text:p>40</text:p>
          </table:table-cell>
          <table:table-cell table:formula="oooc:=[.G321]+([.$C$2]*[.B321]/100-[.F321])/60/12" office:value-type="float" office:value="66.5041094692361">
            <text:p>66.5</text:p>
          </table:table-cell>
          <table:table-cell table:formula="oooc:=[.H321]+([.$C$2]*[.E321]/100-[.F321])/60/12" office:value-type="float" office:value="59.7633816030223">
            <text:p>59.76</text:p>
          </table:table-cell>
          <table:table-cell table:number-columns-repeated="30"/>
        </table:table-row>
        <table:table-row table:style-name="ro1">
          <table:table-cell table:formula="oooc:=[.A322]+0.000694444444444444" office:value-type="time" office:time-value="PT12H27M00S">
            <text:p>12:27 PM</text:p>
          </table:table-cell>
          <table:table-cell office:value-type="float" office:value="78.7167">
            <text:p>78.72</text:p>
          </table:table-cell>
          <table:table-cell office:value-type="float" office:value="79.1786">
            <text:p>79.18</text:p>
          </table:table-cell>
          <table:table-cell office:value-type="float" office:value="6.24722">
            <text:p>6.25</text:p>
          </table:table-cell>
          <table:table-cell table:formula="oooc:=[.D323]*12/125*100" office:value-type="float" office:value="59.973312">
            <text:p>59.97</text:p>
          </table:table-cell>
          <table:table-cell office:value-type="float" office:value="40">
            <text:p>40</text:p>
          </table:table-cell>
          <table:table-cell table:formula="oooc:=[.G322]+([.$C$2]*[.B322]/100-[.F322])/60/12" office:value-type="float" office:value="66.5853212747917">
            <text:p>66.59</text:p>
          </table:table-cell>
          <table:table-cell table:formula="oooc:=[.H322]+([.$C$2]*[.E322]/100-[.F322])/60/12" office:value-type="float" office:value="59.8120313808">
            <text:p>59.81</text:p>
          </table:table-cell>
          <table:table-cell table:number-columns-repeated="30"/>
        </table:table-row>
        <table:table-row table:style-name="ro1">
          <table:table-cell table:formula="oooc:=[.A323]+0.000694444444444444" office:value-type="time" office:time-value="PT12H28M00S">
            <text:p>12:28 PM</text:p>
          </table:table-cell>
          <table:table-cell office:value-type="float" office:value="78.6531">
            <text:p>78.65</text:p>
          </table:table-cell>
          <table:table-cell office:value-type="float" office:value="79.1497">
            <text:p>79.15</text:p>
          </table:table-cell>
          <table:table-cell office:value-type="float" office:value="6.24194">
            <text:p>6.24</text:p>
          </table:table-cell>
          <table:table-cell table:formula="oooc:=[.D324]*12/125*100" office:value-type="float" office:value="59.922624">
            <text:p>59.92</text:p>
          </table:table-cell>
          <table:table-cell office:value-type="float" office:value="40">
            <text:p>40</text:p>
          </table:table-cell>
          <table:table-cell table:formula="oooc:=[.G323]+([.$C$2]*[.B323]/100-[.F323])/60/12" office:value-type="float" office:value="66.6664266567361">
            <text:p>66.67</text:p>
          </table:table-cell>
          <table:table-cell table:formula="oooc:=[.H323]+([.$C$2]*[.E323]/100-[.F323])/60/12" office:value-type="float" office:value="59.8605961585778">
            <text:p>59.86</text:p>
          </table:table-cell>
          <table:table-cell table:number-columns-repeated="30"/>
        </table:table-row>
        <table:table-row table:style-name="ro1">
          <table:table-cell table:formula="oooc:=[.A324]+0.000694444444444444" office:value-type="time" office:time-value="PT12H29M00S">
            <text:p>12:29 PM</text:p>
          </table:table-cell>
          <table:table-cell office:value-type="float" office:value="78.5872">
            <text:p>78.59</text:p>
          </table:table-cell>
          <table:table-cell office:value-type="float" office:value="79.1196">
            <text:p>79.12</text:p>
          </table:table-cell>
          <table:table-cell office:value-type="float" office:value="6.23647">
            <text:p>6.24</text:p>
          </table:table-cell>
          <table:table-cell table:formula="oooc:=[.D325]*12/125*100" office:value-type="float" office:value="59.870112">
            <text:p>59.87</text:p>
          </table:table-cell>
          <table:table-cell office:value-type="float" office:value="40">
            <text:p>40</text:p>
          </table:table-cell>
          <table:table-cell table:formula="oooc:=[.G324]+([.$C$2]*[.B324]/100-[.F324])/60/12" office:value-type="float" office:value="66.7474216220139">
            <text:p>66.75</text:p>
          </table:table-cell>
          <table:table-cell table:formula="oooc:=[.H324]+([.$C$2]*[.E324]/100-[.F324])/60/12" office:value-type="float" office:value="59.9090729363556">
            <text:p>59.91</text:p>
          </table:table-cell>
          <table:table-cell table:number-columns-repeated="30"/>
        </table:table-row>
        <table:table-row table:style-name="ro1">
          <table:table-cell table:formula="oooc:=[.A325]+0.000694444444444444" office:value-type="time" office:time-value="PT12H30M00S">
            <text:p>12:30 PM</text:p>
          </table:table-cell>
          <table:table-cell office:value-type="float" office:value="78.519">
            <text:p>78.52</text:p>
          </table:table-cell>
          <table:table-cell office:value-type="float" office:value="79.0885">
            <text:p>79.09</text:p>
          </table:table-cell>
          <table:table-cell office:value-type="float" office:value="6.23081">
            <text:p>6.23</text:p>
          </table:table-cell>
          <table:table-cell table:formula="oooc:=[.D326]*12/125*100" office:value-type="float" office:value="59.815776">
            <text:p>59.82</text:p>
          </table:table-cell>
          <table:table-cell office:value-type="float" office:value="40">
            <text:p>40</text:p>
          </table:table-cell>
          <table:table-cell table:formula="oooc:=[.G325]+([.$C$2]*[.B325]/100-[.F325])/60/12" office:value-type="float" office:value="66.8283021775695">
            <text:p>66.83</text:p>
          </table:table-cell>
          <table:table-cell table:formula="oooc:=[.H325]+([.$C$2]*[.E325]/100-[.F325])/60/12" office:value-type="float" office:value="59.9574585474667">
            <text:p>59.96</text:p>
          </table:table-cell>
          <table:table-cell table:number-columns-repeated="30"/>
        </table:table-row>
        <table:table-row table:style-name="ro1">
          <table:table-cell table:formula="oooc:=[.A326]+0.000694444444444444" office:value-type="time" office:time-value="PT12H31M00S">
            <text:p>12:31 PM</text:p>
          </table:table-cell>
          <table:table-cell office:value-type="float" office:value="78.4485">
            <text:p>78.45</text:p>
          </table:table-cell>
          <table:table-cell office:value-type="float" office:value="79.0563">
            <text:p>79.06</text:p>
          </table:table-cell>
          <table:table-cell office:value-type="float" office:value="6.22497">
            <text:p>6.22</text:p>
          </table:table-cell>
          <table:table-cell table:formula="oooc:=[.D327]*12/125*100" office:value-type="float" office:value="59.759712">
            <text:p>59.76</text:p>
          </table:table-cell>
          <table:table-cell office:value-type="float" office:value="40">
            <text:p>40</text:p>
          </table:table-cell>
          <table:table-cell table:formula="oooc:=[.G326]+([.$C$2]*[.B326]/100-[.F326])/60/12" office:value-type="float" office:value="66.9090643303472">
            <text:p>66.91</text:p>
          </table:table-cell>
          <table:table-cell table:formula="oooc:=[.H326]+([.$C$2]*[.E326]/100-[.F326])/60/12" office:value-type="float" office:value="60.0057498252445">
            <text:p>60.01</text:p>
          </table:table-cell>
          <table:table-cell table:number-columns-repeated="30"/>
        </table:table-row>
        <table:table-row table:style-name="ro1">
          <table:table-cell table:formula="oooc:=[.A327]+0.000694444444444444" office:value-type="time" office:time-value="PT12H32M00S">
            <text:p>12:32 PM</text:p>
          </table:table-cell>
          <table:table-cell office:value-type="float" office:value="78.3757">
            <text:p>78.38</text:p>
          </table:table-cell>
          <table:table-cell office:value-type="float" office:value="79.023">
            <text:p>79.02</text:p>
          </table:table-cell>
          <table:table-cell office:value-type="float" office:value="6.21895">
            <text:p>6.22</text:p>
          </table:table-cell>
          <table:table-cell table:formula="oooc:=[.D328]*12/125*100" office:value-type="float" office:value="59.70192">
            <text:p>59.7</text:p>
          </table:table-cell>
          <table:table-cell office:value-type="float" office:value="40">
            <text:p>40</text:p>
          </table:table-cell>
          <table:table-cell table:formula="oooc:=[.G327]+([.$C$2]*[.B327]/100-[.F327])/60/12" office:value-type="float" office:value="66.9897040872917">
            <text:p>66.99</text:p>
          </table:table-cell>
          <table:table-cell table:formula="oooc:=[.H327]+([.$C$2]*[.E327]/100-[.F327])/60/12" office:value-type="float" office:value="60.0539437696889">
            <text:p>60.05</text:p>
          </table:table-cell>
          <table:table-cell table:number-columns-repeated="30"/>
        </table:table-row>
        <table:table-row table:style-name="ro1">
          <table:table-cell table:formula="oooc:=[.A328]+0.000694444444444444" office:value-type="time" office:time-value="PT12H33M00S">
            <text:p>12:33 PM</text:p>
          </table:table-cell>
          <table:table-cell office:value-type="float" office:value="78.3006">
            <text:p>78.3</text:p>
          </table:table-cell>
          <table:table-cell office:value-type="float" office:value="78.9886">
            <text:p>78.99</text:p>
          </table:table-cell>
          <table:table-cell office:value-type="float" office:value="6.21274">
            <text:p>6.21</text:p>
          </table:table-cell>
          <table:table-cell table:formula="oooc:=[.D329]*12/125*100" office:value-type="float" office:value="59.642304">
            <text:p>59.64</text:p>
          </table:table-cell>
          <table:table-cell office:value-type="float" office:value="40">
            <text:p>40</text:p>
          </table:table-cell>
          <table:table-cell table:formula="oooc:=[.G328]+([.$C$2]*[.B328]/100-[.F328])/60/12" office:value-type="float" office:value="67.0702174553472">
            <text:p>67.07</text:p>
          </table:table-cell>
          <table:table-cell table:formula="oooc:=[.H328]+([.$C$2]*[.E328]/100-[.F328])/60/12" office:value-type="float" office:value="60.1020373808">
            <text:p>60.1</text:p>
          </table:table-cell>
          <table:table-cell table:number-columns-repeated="30"/>
        </table:table-row>
        <table:table-row table:style-name="ro1">
          <table:table-cell table:formula="oooc:=[.A329]+0.000694444444444444" office:value-type="time" office:time-value="PT12H34M00S">
            <text:p>12:34 PM</text:p>
          </table:table-cell>
          <table:table-cell office:value-type="float" office:value="78.2232">
            <text:p>78.22</text:p>
          </table:table-cell>
          <table:table-cell office:value-type="float" office:value="78.9531">
            <text:p>78.95</text:p>
          </table:table-cell>
          <table:table-cell office:value-type="float" office:value="6.20635">
            <text:p>6.21</text:p>
          </table:table-cell>
          <table:table-cell table:formula="oooc:=[.D330]*12/125*100" office:value-type="float" office:value="59.58096">
            <text:p>59.58</text:p>
          </table:table-cell>
          <table:table-cell office:value-type="float" office:value="40">
            <text:p>40</text:p>
          </table:table-cell>
          <table:table-cell table:formula="oooc:=[.G329]+([.$C$2]*[.B329]/100-[.F329])/60/12" office:value-type="float" office:value="67.1506004414583">
            <text:p>67.15</text:p>
          </table:table-cell>
          <table:table-cell table:formula="oooc:=[.H329]+([.$C$2]*[.E329]/100-[.F329])/60/12" office:value-type="float" office:value="60.1500274919111">
            <text:p>60.15</text:p>
          </table:table-cell>
          <table:table-cell table:number-columns-repeated="30"/>
        </table:table-row>
        <table:table-row table:style-name="ro1">
          <table:table-cell table:formula="oooc:=[.A330]+0.000694444444444444" office:value-type="time" office:time-value="PT12H35M00S">
            <text:p>12:35 PM</text:p>
          </table:table-cell>
          <table:table-cell office:value-type="float" office:value="78.1434">
            <text:p>78.14</text:p>
          </table:table-cell>
          <table:table-cell office:value-type="float" office:value="78.9165">
            <text:p>78.92</text:p>
          </table:table-cell>
          <table:table-cell office:value-type="float" office:value="6.19977">
            <text:p>6.2</text:p>
          </table:table-cell>
          <table:table-cell table:formula="oooc:=[.D331]*12/125*100" office:value-type="float" office:value="59.517792">
            <text:p>59.52</text:p>
          </table:table-cell>
          <table:table-cell office:value-type="float" office:value="40">
            <text:p>40</text:p>
          </table:table-cell>
          <table:table-cell table:formula="oooc:=[.G330]+([.$C$2]*[.B330]/100-[.F330])/60/12" office:value-type="float" office:value="67.2308490525695">
            <text:p>67.23</text:p>
          </table:table-cell>
          <table:table-cell table:formula="oooc:=[.H330]+([.$C$2]*[.E330]/100-[.F330])/60/12" office:value-type="float" office:value="60.1979111030222">
            <text:p>60.2</text:p>
          </table:table-cell>
          <table:table-cell table:number-columns-repeated="30"/>
        </table:table-row>
        <table:table-row table:style-name="ro1">
          <table:table-cell table:formula="oooc:=[.A331]+0.000694444444444444" office:value-type="time" office:time-value="PT12H36M00S">
            <text:p>12:36 PM</text:p>
          </table:table-cell>
          <table:table-cell office:value-type="float" office:value="78.0614">
            <text:p>78.06</text:p>
          </table:table-cell>
          <table:table-cell office:value-type="float" office:value="78.8788">
            <text:p>78.88</text:p>
          </table:table-cell>
          <table:table-cell office:value-type="float" office:value="6.193">
            <text:p>6.19</text:p>
          </table:table-cell>
          <table:table-cell table:formula="oooc:=[.D332]*12/125*100" office:value-type="float" office:value="59.4528">
            <text:p>59.45</text:p>
          </table:table-cell>
          <table:table-cell office:value-type="float" office:value="40">
            <text:p>40</text:p>
          </table:table-cell>
          <table:table-cell table:formula="oooc:=[.G331]+([.$C$2]*[.B331]/100-[.F331])/60/12" office:value-type="float" office:value="67.3109591220139">
            <text:p>67.31</text:p>
          </table:table-cell>
          <table:table-cell table:formula="oooc:=[.H331]+([.$C$2]*[.E331]/100-[.F331])/60/12" office:value-type="float" office:value="60.2456850474667">
            <text:p>60.25</text:p>
          </table:table-cell>
          <table:table-cell table:number-columns-repeated="30"/>
        </table:table-row>
        <table:table-row table:style-name="ro1">
          <table:table-cell table:formula="oooc:=[.A332]+0.000694444444444444" office:value-type="time" office:time-value="PT12H37M00S">
            <text:p>12:37 PM</text:p>
          </table:table-cell>
          <table:table-cell office:value-type="float" office:value="77.9771">
            <text:p>77.98</text:p>
          </table:table-cell>
          <table:table-cell office:value-type="float" office:value="78.8399">
            <text:p>78.84</text:p>
          </table:table-cell>
          <table:table-cell office:value-type="float" office:value="6.18605">
            <text:p>6.19</text:p>
          </table:table-cell>
          <table:table-cell table:formula="oooc:=[.D333]*12/125*100" office:value-type="float" office:value="59.38608">
            <text:p>59.39</text:p>
          </table:table-cell>
          <table:table-cell office:value-type="float" office:value="40">
            <text:p>40</text:p>
          </table:table-cell>
          <table:table-cell table:formula="oooc:=[.G332]+([.$C$2]*[.B332]/100-[.F332])/60/12" office:value-type="float" office:value="67.3909268303472">
            <text:p>67.39</text:p>
          </table:table-cell>
          <table:table-cell table:formula="oooc:=[.H332]+([.$C$2]*[.E332]/100-[.F332])/60/12" office:value-type="float" office:value="60.2933461585778">
            <text:p>60.29</text:p>
          </table:table-cell>
          <table:table-cell table:number-columns-repeated="30"/>
        </table:table-row>
        <table:table-row table:style-name="ro1">
          <table:table-cell table:formula="oooc:=[.A333]+0.000694444444444444" office:value-type="time" office:time-value="PT12H38M00S">
            <text:p>12:38 PM</text:p>
          </table:table-cell>
          <table:table-cell office:value-type="float" office:value="77.8904">
            <text:p>77.89</text:p>
          </table:table-cell>
          <table:table-cell office:value-type="float" office:value="78.8">
            <text:p>78.8</text:p>
          </table:table-cell>
          <table:table-cell office:value-type="float" office:value="6.17892">
            <text:p>6.18</text:p>
          </table:table-cell>
          <table:table-cell table:formula="oooc:=[.D334]*12/125*100" office:value-type="float" office:value="59.317632">
            <text:p>59.32</text:p>
          </table:table-cell>
          <table:table-cell office:value-type="float" office:value="40">
            <text:p>40</text:p>
          </table:table-cell>
          <table:table-cell table:formula="oooc:=[.G333]+([.$C$2]*[.B333]/100-[.F333])/60/12" office:value-type="float" office:value="67.4707481845139">
            <text:p>67.47</text:p>
          </table:table-cell>
          <table:table-cell table:formula="oooc:=[.H333]+([.$C$2]*[.E333]/100-[.F333])/60/12" office:value-type="float" office:value="60.3408914363556">
            <text:p>60.34</text:p>
          </table:table-cell>
          <table:table-cell table:number-columns-repeated="30"/>
        </table:table-row>
        <table:table-row table:style-name="ro1">
          <table:table-cell table:formula="oooc:=[.A334]+0.000694444444444444" office:value-type="time" office:time-value="PT12H39M00S">
            <text:p>12:39 PM</text:p>
          </table:table-cell>
          <table:table-cell office:value-type="float" office:value="77.8015">
            <text:p>77.8</text:p>
          </table:table-cell>
          <table:table-cell office:value-type="float" office:value="78.7589">
            <text:p>78.76</text:p>
          </table:table-cell>
          <table:table-cell office:value-type="float" office:value="6.1716">
            <text:p>6.17</text:p>
          </table:table-cell>
          <table:table-cell table:formula="oooc:=[.D335]*12/125*100" office:value-type="float" office:value="59.24736">
            <text:p>59.25</text:p>
          </table:table-cell>
          <table:table-cell office:value-type="float" office:value="40">
            <text:p>40</text:p>
          </table:table-cell>
          <table:table-cell table:formula="oooc:=[.G334]+([.$C$2]*[.B334]/100-[.F334])/60/12" office:value-type="float" office:value="67.5504190178472">
            <text:p>67.55</text:p>
          </table:table-cell>
          <table:table-cell table:formula="oooc:=[.H334]+([.$C$2]*[.E334]/100-[.F334])/60/12" office:value-type="float" office:value="60.3883178808">
            <text:p>60.39</text:p>
          </table:table-cell>
          <table:table-cell table:number-columns-repeated="30"/>
        </table:table-row>
        <table:table-row table:style-name="ro1">
          <table:table-cell table:formula="oooc:=[.A335]+0.000694444444444444" office:value-type="time" office:time-value="PT12H40M00S">
            <text:p>12:40 PM</text:p>
          </table:table-cell>
          <table:table-cell office:value-type="float" office:value="77.7102">
            <text:p>77.71</text:p>
          </table:table-cell>
          <table:table-cell office:value-type="float" office:value="78.7167">
            <text:p>78.72</text:p>
          </table:table-cell>
          <table:table-cell office:value-type="float" office:value="6.1641">
            <text:p>6.16</text:p>
          </table:table-cell>
          <table:table-cell table:formula="oooc:=[.D336]*12/125*100" office:value-type="float" office:value="59.17536">
            <text:p>59.18</text:p>
          </table:table-cell>
          <table:table-cell office:value-type="float" office:value="40">
            <text:p>40</text:p>
          </table:table-cell>
          <table:table-cell table:formula="oooc:=[.G335]+([.$C$2]*[.B335]/100-[.F335])/60/12" office:value-type="float" office:value="67.6299355109028">
            <text:p>67.63</text:p>
          </table:table-cell>
          <table:table-cell table:formula="oooc:=[.H335]+([.$C$2]*[.E335]/100-[.F335])/60/12" office:value-type="float" office:value="60.4356223252445">
            <text:p>60.44</text:p>
          </table:table-cell>
          <table:table-cell table:number-columns-repeated="30"/>
        </table:table-row>
        <table:table-row table:style-name="ro1">
          <table:table-cell table:formula="oooc:=[.A336]+0.000694444444444444" office:value-type="time" office:time-value="PT12H41M00S">
            <text:p>12:41 PM</text:p>
          </table:table-cell>
          <table:table-cell office:value-type="float" office:value="77.6167">
            <text:p>77.62</text:p>
          </table:table-cell>
          <table:table-cell office:value-type="float" office:value="78.6734">
            <text:p>78.67</text:p>
          </table:table-cell>
          <table:table-cell office:value-type="float" office:value="6.15641">
            <text:p>6.16</text:p>
          </table:table-cell>
          <table:table-cell table:formula="oooc:=[.D337]*12/125*100" office:value-type="float" office:value="59.101536">
            <text:p>59.1</text:p>
          </table:table-cell>
          <table:table-cell office:value-type="float" office:value="40">
            <text:p>40</text:p>
          </table:table-cell>
          <table:table-cell table:formula="oooc:=[.G336]+([.$C$2]*[.B336]/100-[.F336])/60/12" office:value-type="float" office:value="67.7092934970139">
            <text:p>67.71</text:p>
          </table:table-cell>
          <table:table-cell table:formula="oooc:=[.H336]+([.$C$2]*[.E336]/100-[.F336])/60/12" office:value-type="float" office:value="60.4828017696889">
            <text:p>60.48</text:p>
          </table:table-cell>
          <table:table-cell table:number-columns-repeated="30"/>
        </table:table-row>
        <table:table-row table:style-name="ro1">
          <table:table-cell table:formula="oooc:=[.A337]+0.000694444444444444" office:value-type="time" office:time-value="PT12H42M00S">
            <text:p>12:42 PM</text:p>
          </table:table-cell>
          <table:table-cell office:value-type="float" office:value="77.5209">
            <text:p>77.52</text:p>
          </table:table-cell>
          <table:table-cell office:value-type="float" office:value="78.629">
            <text:p>78.63</text:p>
          </table:table-cell>
          <table:table-cell office:value-type="float" office:value="6.14854">
            <text:p>6.15</text:p>
          </table:table-cell>
          <table:table-cell table:formula="oooc:=[.D338]*12/125*100" office:value-type="float" office:value="59.025984">
            <text:p>59.03</text:p>
          </table:table-cell>
          <table:table-cell office:value-type="float" office:value="40">
            <text:p>40</text:p>
          </table:table-cell>
          <table:table-cell table:formula="oooc:=[.G337]+([.$C$2]*[.B337]/100-[.F337])/60/12" office:value-type="float" office:value="67.7884891567361">
            <text:p>67.79</text:p>
          </table:table-cell>
          <table:table-cell table:formula="oooc:=[.H337]+([.$C$2]*[.E337]/100-[.F337])/60/12" office:value-type="float" office:value="60.5298530474667">
            <text:p>60.53</text:p>
          </table:table-cell>
          <table:table-cell table:number-columns-repeated="30"/>
        </table:table-row>
        <table:table-row table:style-name="ro1">
          <table:table-cell table:formula="oooc:=[.A338]+0.000694444444444444" office:value-type="time" office:time-value="PT12H43M00S">
            <text:p>12:43 PM</text:p>
          </table:table-cell>
          <table:table-cell office:value-type="float" office:value="77.4227">
            <text:p>77.42</text:p>
          </table:table-cell>
          <table:table-cell office:value-type="float" office:value="78.5834">
            <text:p>78.58</text:p>
          </table:table-cell>
          <table:table-cell office:value-type="float" office:value="6.14049">
            <text:p>6.14</text:p>
          </table:table-cell>
          <table:table-cell table:formula="oooc:=[.D339]*12/125*100" office:value-type="float" office:value="58.948704">
            <text:p>58.95</text:p>
          </table:table-cell>
          <table:table-cell office:value-type="float" office:value="40">
            <text:p>40</text:p>
          </table:table-cell>
          <table:table-cell table:formula="oooc:=[.G338]+([.$C$2]*[.B338]/100-[.F338])/60/12" office:value-type="float" office:value="67.8675184970139">
            <text:p>67.87</text:p>
          </table:table-cell>
          <table:table-cell table:formula="oooc:=[.H338]+([.$C$2]*[.E338]/100-[.F338])/60/12" office:value-type="float" office:value="60.5767731585778">
            <text:p>60.58</text:p>
          </table:table-cell>
          <table:table-cell table:number-columns-repeated="30"/>
        </table:table-row>
        <table:table-row table:style-name="ro1">
          <table:table-cell table:formula="oooc:=[.A339]+0.000694444444444444" office:value-type="time" office:time-value="PT12H44M00S">
            <text:p>12:44 PM</text:p>
          </table:table-cell>
          <table:table-cell office:value-type="float" office:value="77.3223">
            <text:p>77.32</text:p>
          </table:table-cell>
          <table:table-cell office:value-type="float" office:value="78.5367">
            <text:p>78.54</text:p>
          </table:table-cell>
          <table:table-cell office:value-type="float" office:value="6.13225">
            <text:p>6.13</text:p>
          </table:table-cell>
          <table:table-cell table:formula="oooc:=[.D340]*12/125*100" office:value-type="float" office:value="58.8696">
            <text:p>58.87</text:p>
          </table:table-cell>
          <table:table-cell office:value-type="float" office:value="40">
            <text:p>40</text:p>
          </table:table-cell>
          <table:table-cell table:formula="oooc:=[.G339]+([.$C$2]*[.B339]/100-[.F339])/60/12" office:value-type="float" office:value="67.9463773511806">
            <text:p>67.95</text:p>
          </table:table-cell>
          <table:table-cell table:formula="oooc:=[.H339]+([.$C$2]*[.E339]/100-[.F339])/60/12" office:value-type="float" office:value="60.6235591030223">
            <text:p>60.62</text:p>
          </table:table-cell>
          <table:table-cell table:number-columns-repeated="30"/>
        </table:table-row>
        <table:table-row table:style-name="ro1">
          <table:table-cell table:formula="oooc:=[.A340]+0.000694444444444444" office:value-type="time" office:time-value="PT12H45M00S">
            <text:p>12:45 PM</text:p>
          </table:table-cell>
          <table:table-cell office:value-type="float" office:value="77.2195">
            <text:p>77.22</text:p>
          </table:table-cell>
          <table:table-cell office:value-type="float" office:value="78.4888">
            <text:p>78.49</text:p>
          </table:table-cell>
          <table:table-cell office:value-type="float" office:value="6.12382">
            <text:p>6.12</text:p>
          </table:table-cell>
          <table:table-cell table:formula="oooc:=[.D341]*12/125*100" office:value-type="float" office:value="58.788672">
            <text:p>58.79</text:p>
          </table:table-cell>
          <table:table-cell office:value-type="float" office:value="40">
            <text:p>40</text:p>
          </table:table-cell>
          <table:table-cell table:formula="oooc:=[.G340]+([.$C$2]*[.B340]/100-[.F340])/60/12" office:value-type="float" office:value="68.0250618997917">
            <text:p>68.03</text:p>
          </table:table-cell>
          <table:table-cell table:formula="oooc:=[.H340]+([.$C$2]*[.E340]/100-[.F340])/60/12" office:value-type="float" office:value="60.6702077141334">
            <text:p>60.67</text:p>
          </table:table-cell>
          <table:table-cell table:number-columns-repeated="30"/>
        </table:table-row>
        <table:table-row table:style-name="ro1">
          <table:table-cell table:formula="oooc:=[.A341]+0.000694444444444444" office:value-type="time" office:time-value="PT12H46M00S">
            <text:p>12:46 PM</text:p>
          </table:table-cell>
          <table:table-cell office:value-type="float" office:value="77.1145">
            <text:p>77.11</text:p>
          </table:table-cell>
          <table:table-cell office:value-type="float" office:value="78.4398">
            <text:p>78.44</text:p>
          </table:table-cell>
          <table:table-cell office:value-type="float" office:value="6.11521">
            <text:p>6.12</text:p>
          </table:table-cell>
          <table:table-cell table:formula="oooc:=[.D342]*12/125*100" office:value-type="float" office:value="58.706016">
            <text:p>58.71</text:p>
          </table:table-cell>
          <table:table-cell office:value-type="float" office:value="40">
            <text:p>40</text:p>
          </table:table-cell>
          <table:table-cell table:formula="oooc:=[.G341]+([.$C$2]*[.B341]/100-[.F341])/60/12" office:value-type="float" office:value="68.1035679761806">
            <text:p>68.1</text:p>
          </table:table-cell>
          <table:table-cell table:formula="oooc:=[.H341]+([.$C$2]*[.E341]/100-[.F341])/60/12" office:value-type="float" office:value="60.7167158252445">
            <text:p>60.72</text:p>
          </table:table-cell>
          <table:table-cell table:number-columns-repeated="30"/>
        </table:table-row>
        <table:table-row table:style-name="ro1">
          <table:table-cell table:formula="oooc:=[.A342]+0.000694444444444444" office:value-type="time" office:time-value="PT12H47M00S">
            <text:p>12:47 PM</text:p>
          </table:table-cell>
          <table:table-cell office:value-type="float" office:value="77.0071">
            <text:p>77.01</text:p>
          </table:table-cell>
          <table:table-cell office:value-type="float" office:value="78.3896">
            <text:p>78.39</text:p>
          </table:table-cell>
          <table:table-cell office:value-type="float" office:value="6.10642">
            <text:p>6.11</text:p>
          </table:table-cell>
          <table:table-cell table:formula="oooc:=[.D343]*12/125*100" office:value-type="float" office:value="58.621632">
            <text:p>58.62</text:p>
          </table:table-cell>
          <table:table-cell office:value-type="float" office:value="40">
            <text:p>40</text:p>
          </table:table-cell>
          <table:table-cell table:formula="oooc:=[.G342]+([.$C$2]*[.B342]/100-[.F342])/60/12" office:value-type="float" office:value="68.1818917609028">
            <text:p>68.18</text:p>
          </table:table-cell>
          <table:table-cell table:formula="oooc:=[.H342]+([.$C$2]*[.E342]/100-[.F342])/60/12" office:value-type="float" office:value="60.7630804363556">
            <text:p>60.76</text:p>
          </table:table-cell>
          <table:table-cell table:number-columns-repeated="30"/>
        </table:table-row>
        <table:table-row table:style-name="ro1">
          <table:table-cell table:formula="oooc:=[.A343]+0.000694444444444444" office:value-type="time" office:time-value="PT12H48M00S">
            <text:p>12:48 PM</text:p>
          </table:table-cell>
          <table:table-cell office:value-type="float" office:value="76.8975">
            <text:p>76.9</text:p>
          </table:table-cell>
          <table:table-cell office:value-type="float" office:value="78.3383">
            <text:p>78.34</text:p>
          </table:table-cell>
          <table:table-cell office:value-type="float" office:value="6.09744">
            <text:p>6.1</text:p>
          </table:table-cell>
          <table:table-cell table:formula="oooc:=[.D344]*12/125*100" office:value-type="float" office:value="58.535424">
            <text:p>58.54</text:p>
          </table:table-cell>
          <table:table-cell office:value-type="float" office:value="40">
            <text:p>40</text:p>
          </table:table-cell>
          <table:table-cell table:formula="oooc:=[.G343]+([.$C$2]*[.B343]/100-[.F343])/60/12" office:value-type="float" office:value="68.2600290872917">
            <text:p>68.26</text:p>
          </table:table-cell>
          <table:table-cell table:formula="oooc:=[.H343]+([.$C$2]*[.E343]/100-[.F343])/60/12" office:value-type="float" office:value="60.8092985474667">
            <text:p>60.81</text:p>
          </table:table-cell>
          <table:table-cell table:number-columns-repeated="30"/>
        </table:table-row>
        <table:table-row table:style-name="ro1">
          <table:table-cell table:formula="oooc:=[.A344]+0.000694444444444444" office:value-type="time" office:time-value="PT12H49M00S">
            <text:p>12:49 PM</text:p>
          </table:table-cell>
          <table:table-cell office:value-type="float" office:value="76.7855">
            <text:p>76.79</text:p>
          </table:table-cell>
          <table:table-cell office:value-type="float" office:value="78.2857">
            <text:p>78.29</text:p>
          </table:table-cell>
          <table:table-cell office:value-type="float" office:value="6.08828">
            <text:p>6.09</text:p>
          </table:table-cell>
          <table:table-cell table:formula="oooc:=[.D345]*12/125*100" office:value-type="float" office:value="58.447488">
            <text:p>58.45</text:p>
          </table:table-cell>
          <table:table-cell office:value-type="float" office:value="40">
            <text:p>40</text:p>
          </table:table-cell>
          <table:table-cell table:formula="oooc:=[.G344]+([.$C$2]*[.B344]/100-[.F344])/60/12" office:value-type="float" office:value="68.3379761359028">
            <text:p>68.34</text:p>
          </table:table-cell>
          <table:table-cell table:formula="oooc:=[.H344]+([.$C$2]*[.E344]/100-[.F344])/60/12" office:value-type="float" office:value="60.8553669919111">
            <text:p>60.86</text:p>
          </table:table-cell>
          <table:table-cell table:number-columns-repeated="30"/>
        </table:table-row>
        <table:table-row table:style-name="ro1">
          <table:table-cell table:formula="oooc:=[.A345]+0.000694444444444444" office:value-type="time" office:time-value="PT12H50M00S">
            <text:p>12:50 PM</text:p>
          </table:table-cell>
          <table:table-cell office:value-type="float" office:value="76.6713">
            <text:p>76.67</text:p>
          </table:table-cell>
          <table:table-cell office:value-type="float" office:value="78.2321">
            <text:p>78.23</text:p>
          </table:table-cell>
          <table:table-cell office:value-type="float" office:value="6.07894">
            <text:p>6.08</text:p>
          </table:table-cell>
          <table:table-cell table:formula="oooc:=[.D346]*12/125*100" office:value-type="float" office:value="58.357824">
            <text:p>58.36</text:p>
          </table:table-cell>
          <table:table-cell office:value-type="float" office:value="40">
            <text:p>40</text:p>
          </table:table-cell>
          <table:table-cell table:formula="oooc:=[.G345]+([.$C$2]*[.B345]/100-[.F345])/60/12" office:value-type="float" office:value="68.4157287400694">
            <text:p>68.42</text:p>
          </table:table-cell>
          <table:table-cell table:formula="oooc:=[.H345]+([.$C$2]*[.E345]/100-[.F345])/60/12" office:value-type="float" office:value="60.9012827696889">
            <text:p>60.9</text:p>
          </table:table-cell>
          <table:table-cell table:number-columns-repeated="30"/>
        </table:table-row>
        <table:table-row table:style-name="ro1">
          <table:table-cell table:formula="oooc:=[.A346]+0.000694444444444444" office:value-type="time" office:time-value="PT12H51M00S">
            <text:p>12:51 PM</text:p>
          </table:table-cell>
          <table:table-cell office:value-type="float" office:value="76.5548">
            <text:p>76.55</text:p>
          </table:table-cell>
          <table:table-cell office:value-type="float" office:value="78.1772">
            <text:p>78.18</text:p>
          </table:table-cell>
          <table:table-cell office:value-type="float" office:value="6.06941">
            <text:p>6.07</text:p>
          </table:table-cell>
          <table:table-cell table:formula="oooc:=[.D347]*12/125*100" office:value-type="float" office:value="58.266336">
            <text:p>58.27</text:p>
          </table:table-cell>
          <table:table-cell office:value-type="float" office:value="40">
            <text:p>40</text:p>
          </table:table-cell>
          <table:table-cell table:formula="oooc:=[.G346]+([.$C$2]*[.B346]/100-[.F346])/60/12" office:value-type="float" office:value="68.4932830803472">
            <text:p>68.49</text:p>
          </table:table-cell>
          <table:table-cell table:formula="oooc:=[.H346]+([.$C$2]*[.E346]/100-[.F346])/60/12" office:value-type="float" office:value="60.9470428808">
            <text:p>60.95</text:p>
          </table:table-cell>
          <table:table-cell table:number-columns-repeated="30"/>
        </table:table-row>
        <table:table-row table:style-name="ro1">
          <table:table-cell table:formula="oooc:=[.A347]+0.000694444444444444" office:value-type="time" office:time-value="PT12H52M00S">
            <text:p>12:52 PM</text:p>
          </table:table-cell>
          <table:table-cell office:value-type="float" office:value="76.436">
            <text:p>76.44</text:p>
          </table:table-cell>
          <table:table-cell office:value-type="float" office:value="78.1211">
            <text:p>78.12</text:p>
          </table:table-cell>
          <table:table-cell office:value-type="float" office:value="6.05969">
            <text:p>6.06</text:p>
          </table:table-cell>
          <table:table-cell table:formula="oooc:=[.D348]*12/125*100" office:value-type="float" office:value="58.173024">
            <text:p>58.17</text:p>
          </table:table-cell>
          <table:table-cell office:value-type="float" office:value="40">
            <text:p>40</text:p>
          </table:table-cell>
          <table:table-cell table:formula="oooc:=[.G347]+([.$C$2]*[.B347]/100-[.F347])/60/12" office:value-type="float" office:value="68.5706351636805">
            <text:p>68.57</text:p>
          </table:table-cell>
          <table:table-cell table:formula="oooc:=[.H347]+([.$C$2]*[.E347]/100-[.F347])/60/12" office:value-type="float" office:value="60.9926441585778">
            <text:p>60.99</text:p>
          </table:table-cell>
          <table:table-cell table:number-columns-repeated="30"/>
        </table:table-row>
        <table:table-row table:style-name="ro1">
          <table:table-cell table:formula="oooc:=[.A348]+0.000694444444444444" office:value-type="time" office:time-value="PT12H53M00S">
            <text:p>12:53 PM</text:p>
          </table:table-cell>
          <table:table-cell office:value-type="float" office:value="76.3149">
            <text:p>76.31</text:p>
          </table:table-cell>
          <table:table-cell office:value-type="float" office:value="78.0639">
            <text:p>78.06</text:p>
          </table:table-cell>
          <table:table-cell office:value-type="float" office:value="6.0498">
            <text:p>6.05</text:p>
          </table:table-cell>
          <table:table-cell table:formula="oooc:=[.D349]*12/125*100" office:value-type="float" office:value="58.07808">
            <text:p>58.08</text:p>
          </table:table-cell>
          <table:table-cell office:value-type="float" office:value="40">
            <text:p>40</text:p>
          </table:table-cell>
          <table:table-cell table:formula="oooc:=[.G348]+([.$C$2]*[.B348]/100-[.F348])/60/12" office:value-type="float" office:value="68.6477809970139">
            <text:p>68.65</text:p>
          </table:table-cell>
          <table:table-cell table:formula="oooc:=[.H348]+([.$C$2]*[.E348]/100-[.F348])/60/12" office:value-type="float" office:value="61.0380834363556">
            <text:p>61.04</text:p>
          </table:table-cell>
          <table:table-cell table:number-columns-repeated="30"/>
        </table:table-row>
        <table:table-row table:style-name="ro1">
          <table:table-cell table:formula="oooc:=[.A349]+0.000694444444444444" office:value-type="time" office:time-value="PT12H54M00S">
            <text:p>12:54 PM</text:p>
          </table:table-cell>
          <table:table-cell office:value-type="float" office:value="76.1914">
            <text:p>76.19</text:p>
          </table:table-cell>
          <table:table-cell office:value-type="float" office:value="78.0054">
            <text:p>78.01</text:p>
          </table:table-cell>
          <table:table-cell office:value-type="float" office:value="6.03971">
            <text:p>6.04</text:p>
          </table:table-cell>
          <table:table-cell table:formula="oooc:=[.D350]*12/125*100" office:value-type="float" office:value="57.981216">
            <text:p>57.98</text:p>
          </table:table-cell>
          <table:table-cell office:value-type="float" office:value="40">
            <text:p>40</text:p>
          </table:table-cell>
          <table:table-cell table:formula="oooc:=[.G349]+([.$C$2]*[.B349]/100-[.F349])/60/12" office:value-type="float" office:value="68.7247165872917">
            <text:p>68.72</text:p>
          </table:table-cell>
          <table:table-cell table:formula="oooc:=[.H349]+([.$C$2]*[.E349]/100-[.F349])/60/12" office:value-type="float" office:value="61.0833578808">
            <text:p>61.08</text:p>
          </table:table-cell>
          <table:table-cell table:number-columns-repeated="30"/>
        </table:table-row>
        <table:table-row table:style-name="ro1">
          <table:table-cell table:formula="oooc:=[.A350]+0.000694444444444444" office:value-type="time" office:time-value="PT12H55M00S">
            <text:p>12:55 PM</text:p>
          </table:table-cell>
          <table:table-cell office:value-type="float" office:value="76.0657">
            <text:p>76.07</text:p>
          </table:table-cell>
          <table:table-cell office:value-type="float" office:value="77.9458">
            <text:p>77.95</text:p>
          </table:table-cell>
          <table:table-cell office:value-type="float" office:value="6.02945">
            <text:p>6.03</text:p>
          </table:table-cell>
          <table:table-cell table:formula="oooc:=[.D351]*12/125*100" office:value-type="float" office:value="57.88272">
            <text:p>57.88</text:p>
          </table:table-cell>
          <table:table-cell office:value-type="float" office:value="40">
            <text:p>40</text:p>
          </table:table-cell>
          <table:table-cell table:formula="oooc:=[.G350]+([.$C$2]*[.B350]/100-[.F350])/60/12" office:value-type="float" office:value="68.8014377678472">
            <text:p>68.8</text:p>
          </table:table-cell>
          <table:table-cell table:formula="oooc:=[.H350]+([.$C$2]*[.E350]/100-[.F350])/60/12" office:value-type="float" office:value="61.1284641585778">
            <text:p>61.13</text:p>
          </table:table-cell>
          <table:table-cell table:number-columns-repeated="30"/>
        </table:table-row>
        <table:table-row table:style-name="ro1">
          <table:table-cell table:formula="oooc:=[.A351]+0.000694444444444444" office:value-type="time" office:time-value="PT12H56M00S">
            <text:p>12:56 PM</text:p>
          </table:table-cell>
          <table:table-cell office:value-type="float" office:value="75.9378">
            <text:p>75.94</text:p>
          </table:table-cell>
          <table:table-cell office:value-type="float" office:value="77.8849">
            <text:p>77.88</text:p>
          </table:table-cell>
          <table:table-cell office:value-type="float" office:value="6.019">
            <text:p>6.02</text:p>
          </table:table-cell>
          <table:table-cell table:formula="oooc:=[.D352]*12/125*100" office:value-type="float" office:value="57.7824">
            <text:p>57.78</text:p>
          </table:table-cell>
          <table:table-cell office:value-type="float" office:value="40">
            <text:p>40</text:p>
          </table:table-cell>
          <table:table-cell table:formula="oooc:=[.G351]+([.$C$2]*[.B351]/100-[.F351])/60/12" office:value-type="float" office:value="68.8779407192361">
            <text:p>68.88</text:p>
          </table:table-cell>
          <table:table-cell table:formula="oooc:=[.H351]+([.$C$2]*[.E351]/100-[.F351])/60/12" office:value-type="float" office:value="61.1733994363556">
            <text:p>61.17</text:p>
          </table:table-cell>
          <table:table-cell table:number-columns-repeated="30"/>
        </table:table-row>
        <table:table-row table:style-name="ro1">
          <table:table-cell table:formula="oooc:=[.A352]+0.000694444444444444" office:value-type="time" office:time-value="PT12H57M00S">
            <text:p>12:57 PM</text:p>
          </table:table-cell>
          <table:table-cell office:value-type="float" office:value="75.8075">
            <text:p>75.81</text:p>
          </table:table-cell>
          <table:table-cell office:value-type="float" office:value="77.8228">
            <text:p>77.82</text:p>
          </table:table-cell>
          <table:table-cell office:value-type="float" office:value="6.00837">
            <text:p>6.01</text:p>
          </table:table-cell>
          <table:table-cell table:formula="oooc:=[.D353]*12/125*100" office:value-type="float" office:value="57.680352">
            <text:p>57.68</text:p>
          </table:table-cell>
          <table:table-cell office:value-type="float" office:value="40">
            <text:p>40</text:p>
          </table:table-cell>
          <table:table-cell table:formula="oooc:=[.G352]+([.$C$2]*[.B352]/100-[.F352])/60/12" office:value-type="float" office:value="68.9542216220139">
            <text:p>68.95</text:p>
          </table:table-cell>
          <table:table-cell table:formula="oooc:=[.H352]+([.$C$2]*[.E352]/100-[.F352])/60/12" office:value-type="float" office:value="61.2181605474667">
            <text:p>61.22</text:p>
          </table:table-cell>
          <table:table-cell table:number-columns-repeated="30"/>
        </table:table-row>
        <table:table-row table:style-name="ro1">
          <table:table-cell table:formula="oooc:=[.A353]+0.000694444444444444" office:value-type="time" office:time-value="PT12H58M00S">
            <text:p>12:58 PM</text:p>
          </table:table-cell>
          <table:table-cell office:value-type="float" office:value="75.6749">
            <text:p>75.67</text:p>
          </table:table-cell>
          <table:table-cell office:value-type="float" office:value="77.7595">
            <text:p>77.76</text:p>
          </table:table-cell>
          <table:table-cell office:value-type="float" office:value="5.99755">
            <text:p>6</text:p>
          </table:table-cell>
          <table:table-cell table:formula="oooc:=[.D354]*12/125*100" office:value-type="float" office:value="57.57648">
            <text:p>57.58</text:p>
          </table:table-cell>
          <table:table-cell office:value-type="float" office:value="40">
            <text:p>40</text:p>
          </table:table-cell>
          <table:table-cell table:formula="oooc:=[.G353]+([.$C$2]*[.B353]/100-[.F353])/60/12" office:value-type="float" office:value="69.0302763095139">
            <text:p>69.03</text:p>
          </table:table-cell>
          <table:table-cell table:formula="oooc:=[.H353]+([.$C$2]*[.E353]/100-[.F353])/60/12" office:value-type="float" office:value="61.2627444919111">
            <text:p>61.26</text:p>
          </table:table-cell>
          <table:table-cell table:number-columns-repeated="30"/>
        </table:table-row>
        <table:table-row table:style-name="ro1">
          <table:table-cell table:formula="oooc:=[.A354]+0.000694444444444444" office:value-type="time" office:time-value="PT12H59M00S">
            <text:p>12:59 PM</text:p>
          </table:table-cell>
          <table:table-cell office:value-type="float" office:value="75.54">
            <text:p>75.54</text:p>
          </table:table-cell>
          <table:table-cell office:value-type="float" office:value="77.6949">
            <text:p>77.69</text:p>
          </table:table-cell>
          <table:table-cell office:value-type="float" office:value="5.98655">
            <text:p>5.99</text:p>
          </table:table-cell>
          <table:table-cell table:formula="oooc:=[.D355]*12/125*100" office:value-type="float" office:value="57.47088">
            <text:p>57.47</text:p>
          </table:table-cell>
          <table:table-cell office:value-type="float" office:value="40">
            <text:p>40</text:p>
          </table:table-cell>
          <table:table-cell table:formula="oooc:=[.G354]+([.$C$2]*[.B354]/100-[.F354])/60/12" office:value-type="float" office:value="69.1061007886805">
            <text:p>69.11</text:p>
          </table:table-cell>
          <table:table-cell table:formula="oooc:=[.H354]+([.$C$2]*[.E354]/100-[.F354])/60/12" office:value-type="float" office:value="61.3071481030223">
            <text:p>61.31</text:p>
          </table:table-cell>
          <table:table-cell table:number-columns-repeated="30"/>
        </table:table-row>
        <table:table-row table:style-name="ro1">
          <table:table-cell table:formula="oooc:=[.A355]+0.000694444444444444" office:value-type="time" office:time-value="PT13H00M00S">
            <text:p>01:00 PM</text:p>
          </table:table-cell>
          <table:table-cell office:value-type="float" office:value="75.4029">
            <text:p>75.4</text:p>
          </table:table-cell>
          <table:table-cell office:value-type="float" office:value="77.6291">
            <text:p>77.63</text:p>
          </table:table-cell>
          <table:table-cell office:value-type="float" office:value="5.97537">
            <text:p>5.98</text:p>
          </table:table-cell>
          <table:table-cell table:formula="oooc:=[.D356]*12/125*100" office:value-type="float" office:value="57.363552">
            <text:p>57.36</text:p>
          </table:table-cell>
          <table:table-cell office:value-type="float" office:value="40">
            <text:p>40</text:p>
          </table:table-cell>
          <table:table-cell table:formula="oooc:=[.G355]+([.$C$2]*[.B355]/100-[.F355])/60/12" office:value-type="float" office:value="69.1816910664583">
            <text:p>69.18</text:p>
          </table:table-cell>
          <table:table-cell table:formula="oooc:=[.H355]+([.$C$2]*[.E355]/100-[.F355])/60/12" office:value-type="float" office:value="61.3513683808">
            <text:p>61.35</text:p>
          </table:table-cell>
          <table:table-cell table:number-columns-repeated="30"/>
        </table:table-row>
        <table:table-row table:style-name="ro1">
          <table:table-cell table:formula="oooc:=[.A356]+0.000694444444444444" office:value-type="time" office:time-value="PT13H01M00S">
            <text:p>01:01 PM</text:p>
          </table:table-cell>
          <table:table-cell office:value-type="float" office:value="75.2635">
            <text:p>75.26</text:p>
          </table:table-cell>
          <table:table-cell office:value-type="float" office:value="77.5621">
            <text:p>77.56</text:p>
          </table:table-cell>
          <table:table-cell office:value-type="float" office:value="5.96401">
            <text:p>5.96</text:p>
          </table:table-cell>
          <table:table-cell table:formula="oooc:=[.D357]*12/125*100" office:value-type="float" office:value="57.254496">
            <text:p>57.25</text:p>
          </table:table-cell>
          <table:table-cell office:value-type="float" office:value="40">
            <text:p>40</text:p>
          </table:table-cell>
          <table:table-cell table:formula="oooc:=[.G356]+([.$C$2]*[.B356]/100-[.F356])/60/12" office:value-type="float" office:value="69.2570433234028">
            <text:p>69.26</text:p>
          </table:table-cell>
          <table:table-cell table:formula="oooc:=[.H356]+([.$C$2]*[.E356]/100-[.F356])/60/12" office:value-type="float" office:value="61.3954023252445">
            <text:p>61.4</text:p>
          </table:table-cell>
          <table:table-cell table:number-columns-repeated="30"/>
        </table:table-row>
        <table:table-row table:style-name="ro1">
          <table:table-cell table:formula="oooc:=[.A357]+0.000694444444444444" office:value-type="time" office:time-value="PT13H02M00S">
            <text:p>01:02 PM</text:p>
          </table:table-cell>
          <table:table-cell office:value-type="float" office:value="75.1217">
            <text:p>75.12</text:p>
          </table:table-cell>
          <table:table-cell office:value-type="float" office:value="77.4938">
            <text:p>77.49</text:p>
          </table:table-cell>
          <table:table-cell office:value-type="float" office:value="5.95246">
            <text:p>5.95</text:p>
          </table:table-cell>
          <table:table-cell table:formula="oooc:=[.D358]*12/125*100" office:value-type="float" office:value="57.143616">
            <text:p>57.14</text:p>
          </table:table-cell>
          <table:table-cell office:value-type="float" office:value="40">
            <text:p>40</text:p>
          </table:table-cell>
          <table:table-cell table:formula="oooc:=[.G357]+([.$C$2]*[.B357]/100-[.F357])/60/12" office:value-type="float" office:value="69.3321535664583">
            <text:p>69.33</text:p>
          </table:table-cell>
          <table:table-cell table:formula="oooc:=[.H357]+([.$C$2]*[.E357]/100-[.F357])/60/12" office:value-type="float" office:value="61.4392469363556">
            <text:p>61.44</text:p>
          </table:table-cell>
          <table:table-cell table:number-columns-repeated="30"/>
        </table:table-row>
        <table:table-row table:style-name="ro1">
          <table:table-cell table:formula="oooc:=[.A358]+0.000694444444444444" office:value-type="time" office:time-value="PT13H03M00S">
            <text:p>01:03 PM</text:p>
          </table:table-cell>
          <table:table-cell office:value-type="float" office:value="74.9777">
            <text:p>74.98</text:p>
          </table:table-cell>
          <table:table-cell office:value-type="float" office:value="77.4243">
            <text:p>77.42</text:p>
          </table:table-cell>
          <table:table-cell office:value-type="float" office:value="5.94072">
            <text:p>5.94</text:p>
          </table:table-cell>
          <table:table-cell table:formula="oooc:=[.D359]*12/125*100" office:value-type="float" office:value="57.030912">
            <text:p>57.03</text:p>
          </table:table-cell>
          <table:table-cell office:value-type="float" office:value="40">
            <text:p>40</text:p>
          </table:table-cell>
          <table:table-cell table:formula="oooc:=[.G358]+([.$C$2]*[.B358]/100-[.F358])/60/12" office:value-type="float" office:value="69.4070176289583">
            <text:p>69.41</text:p>
          </table:table-cell>
          <table:table-cell table:formula="oooc:=[.H358]+([.$C$2]*[.E358]/100-[.F358])/60/12" office:value-type="float" office:value="61.4828990474667">
            <text:p>61.48</text:p>
          </table:table-cell>
          <table:table-cell table:number-columns-repeated="30"/>
        </table:table-row>
        <table:table-row table:style-name="ro1">
          <table:table-cell table:formula="oooc:=[.A359]+0.000694444444444444" office:value-type="time" office:time-value="PT13H04M00S">
            <text:p>01:04 PM</text:p>
          </table:table-cell>
          <table:table-cell office:value-type="float" office:value="74.8314">
            <text:p>74.83</text:p>
          </table:table-cell>
          <table:table-cell office:value-type="float" office:value="77.3534">
            <text:p>77.35</text:p>
          </table:table-cell>
          <table:table-cell office:value-type="float" office:value="5.92881">
            <text:p>5.93</text:p>
          </table:table-cell>
          <table:table-cell table:formula="oooc:=[.D360]*12/125*100" office:value-type="float" office:value="56.916576">
            <text:p>56.92</text:p>
          </table:table-cell>
          <table:table-cell office:value-type="float" office:value="40">
            <text:p>40</text:p>
          </table:table-cell>
          <table:table-cell table:formula="oooc:=[.G359]+([.$C$2]*[.B359]/100-[.F359])/60/12" office:value-type="float" office:value="69.4816316914583">
            <text:p>69.48</text:p>
          </table:table-cell>
          <table:table-cell table:formula="oooc:=[.H359]+([.$C$2]*[.E359]/100-[.F359])/60/12" office:value-type="float" office:value="61.5263554919111">
            <text:p>61.53</text:p>
          </table:table-cell>
          <table:table-cell table:number-columns-repeated="30"/>
        </table:table-row>
        <table:table-row table:style-name="ro1">
          <table:table-cell table:formula="oooc:=[.A360]+0.000694444444444444" office:value-type="time" office:time-value="PT13H05M00S">
            <text:p>01:05 PM</text:p>
          </table:table-cell>
          <table:table-cell office:value-type="float" office:value="74.6829">
            <text:p>74.68</text:p>
          </table:table-cell>
          <table:table-cell office:value-type="float" office:value="77.2813">
            <text:p>77.28</text:p>
          </table:table-cell>
          <table:table-cell office:value-type="float" office:value="5.91671">
            <text:p>5.92</text:p>
          </table:table-cell>
          <table:table-cell table:formula="oooc:=[.D361]*12/125*100" office:value-type="float" office:value="56.800416">
            <text:p>56.8</text:p>
          </table:table-cell>
          <table:table-cell office:value-type="float" office:value="40">
            <text:p>40</text:p>
          </table:table-cell>
          <table:table-cell table:formula="oooc:=[.G360]+([.$C$2]*[.B360]/100-[.F360])/60/12" office:value-type="float" office:value="69.5559917609028">
            <text:p>69.56</text:p>
          </table:table-cell>
          <table:table-cell table:formula="oooc:=[.H360]+([.$C$2]*[.E360]/100-[.F360])/60/12" office:value-type="float" office:value="61.5696134363556">
            <text:p>61.57</text:p>
          </table:table-cell>
          <table:table-cell table:number-columns-repeated="30"/>
        </table:table-row>
        <table:table-row table:style-name="ro1">
          <table:table-cell table:formula="oooc:=[.A361]+0.000694444444444444" office:value-type="time" office:time-value="PT13H06M00S">
            <text:p>01:06 PM</text:p>
          </table:table-cell>
          <table:table-cell office:value-type="float" office:value="74.532">
            <text:p>74.53</text:p>
          </table:table-cell>
          <table:table-cell office:value-type="float" office:value="77.2079">
            <text:p>77.21</text:p>
          </table:table-cell>
          <table:table-cell office:value-type="float" office:value="5.90443">
            <text:p>5.9</text:p>
          </table:table-cell>
          <table:table-cell table:formula="oooc:=[.D362]*12/125*100" office:value-type="float" office:value="56.682528">
            <text:p>56.68</text:p>
          </table:table-cell>
          <table:table-cell office:value-type="float" office:value="40">
            <text:p>40</text:p>
          </table:table-cell>
          <table:table-cell table:formula="oooc:=[.G361]+([.$C$2]*[.B361]/100-[.F361])/60/12" office:value-type="float" office:value="69.6300940178472">
            <text:p>69.63</text:p>
          </table:table-cell>
          <table:table-cell table:formula="oooc:=[.H361]+([.$C$2]*[.E361]/100-[.F361])/60/12" office:value-type="float" office:value="61.6126697141334">
            <text:p>61.61</text:p>
          </table:table-cell>
          <table:table-cell table:number-columns-repeated="30"/>
        </table:table-row>
        <table:table-row table:style-name="ro1">
          <table:table-cell table:formula="oooc:=[.A362]+0.000694444444444444" office:value-type="time" office:time-value="PT13H07M00S">
            <text:p>01:07 PM</text:p>
          </table:table-cell>
          <table:table-cell office:value-type="float" office:value="74.3789">
            <text:p>74.38</text:p>
          </table:table-cell>
          <table:table-cell office:value-type="float" office:value="77.1333">
            <text:p>77.13</text:p>
          </table:table-cell>
          <table:table-cell office:value-type="float" office:value="5.89196">
            <text:p>5.89</text:p>
          </table:table-cell>
          <table:table-cell table:formula="oooc:=[.D363]*12/125*100" office:value-type="float" office:value="56.562816">
            <text:p>56.56</text:p>
          </table:table-cell>
          <table:table-cell office:value-type="float" office:value="40">
            <text:p>40</text:p>
          </table:table-cell>
          <table:table-cell table:formula="oooc:=[.G362]+([.$C$2]*[.B362]/100-[.F362])/60/12" office:value-type="float" office:value="69.703934295625">
            <text:p>69.7</text:p>
          </table:table-cell>
          <table:table-cell table:formula="oooc:=[.H362]+([.$C$2]*[.E362]/100-[.F362])/60/12" office:value-type="float" office:value="61.6555213252445">
            <text:p>61.66</text:p>
          </table:table-cell>
          <table:table-cell table:number-columns-repeated="30"/>
        </table:table-row>
        <table:table-row table:style-name="ro1">
          <table:table-cell table:formula="oooc:=[.A363]+0.000694444444444444" office:value-type="time" office:time-value="PT13H08M00S">
            <text:p>01:08 PM</text:p>
          </table:table-cell>
          <table:table-cell office:value-type="float" office:value="74.2234">
            <text:p>74.22</text:p>
          </table:table-cell>
          <table:table-cell office:value-type="float" office:value="77.0573">
            <text:p>77.06</text:p>
          </table:table-cell>
          <table:table-cell office:value-type="float" office:value="5.87931">
            <text:p>5.88</text:p>
          </table:table-cell>
          <table:table-cell table:formula="oooc:=[.D364]*12/125*100" office:value-type="float" office:value="56.441376">
            <text:p>56.44</text:p>
          </table:table-cell>
          <table:table-cell office:value-type="float" office:value="40">
            <text:p>40</text:p>
          </table:table-cell>
          <table:table-cell table:formula="oooc:=[.G363]+([.$C$2]*[.B363]/100-[.F363])/60/12" office:value-type="float" office:value="69.7775087747917">
            <text:p>69.78</text:p>
          </table:table-cell>
          <table:table-cell table:formula="oooc:=[.H363]+([.$C$2]*[.E363]/100-[.F363])/60/12" office:value-type="float" office:value="61.6981651030222">
            <text:p>61.7</text:p>
          </table:table-cell>
          <table:table-cell table:number-columns-repeated="30"/>
        </table:table-row>
        <table:table-row table:style-name="ro1">
          <table:table-cell table:formula="oooc:=[.A364]+0.000694444444444444" office:value-type="time" office:time-value="PT13H09M00S">
            <text:p>01:09 PM</text:p>
          </table:table-cell>
          <table:table-cell office:value-type="float" office:value="74.0657">
            <text:p>74.07</text:p>
          </table:table-cell>
          <table:table-cell office:value-type="float" office:value="76.98">
            <text:p>76.98</text:p>
          </table:table-cell>
          <table:table-cell office:value-type="float" office:value="5.86648">
            <text:p>5.87</text:p>
          </table:table-cell>
          <table:table-cell table:formula="oooc:=[.D365]*12/125*100" office:value-type="float" office:value="56.318208">
            <text:p>56.32</text:p>
          </table:table-cell>
          <table:table-cell office:value-type="float" office:value="40">
            <text:p>40</text:p>
          </table:table-cell>
          <table:table-cell table:formula="oooc:=[.G364]+([.$C$2]*[.B364]/100-[.F364])/60/12" office:value-type="float" office:value="69.8508132886805">
            <text:p>69.85</text:p>
          </table:table-cell>
          <table:table-cell table:formula="oooc:=[.H364]+([.$C$2]*[.E364]/100-[.F364])/60/12" office:value-type="float" office:value="61.7405980474667">
            <text:p>61.74</text:p>
          </table:table-cell>
          <table:table-cell table:number-columns-repeated="30"/>
        </table:table-row>
        <table:table-row table:style-name="ro1">
          <table:table-cell table:formula="oooc:=[.A365]+0.000694444444444444" office:value-type="time" office:time-value="PT13H10M00S">
            <text:p>01:10 PM</text:p>
          </table:table-cell>
          <table:table-cell office:value-type="float" office:value="73.9057">
            <text:p>73.91</text:p>
          </table:table-cell>
          <table:table-cell office:value-type="float" office:value="76.9013">
            <text:p>76.9</text:p>
          </table:table-cell>
          <table:table-cell office:value-type="float" office:value="5.85347">
            <text:p>5.85</text:p>
          </table:table-cell>
          <table:table-cell table:formula="oooc:=[.D366]*12/125*100" office:value-type="float" office:value="56.193312">
            <text:p>56.19</text:p>
          </table:table-cell>
          <table:table-cell office:value-type="float" office:value="40">
            <text:p>40</text:p>
          </table:table-cell>
          <table:table-cell table:formula="oooc:=[.G365]+([.$C$2]*[.B365]/100-[.F365])/60/12" office:value-type="float" office:value="69.9238440178472">
            <text:p>69.92</text:p>
          </table:table-cell>
          <table:table-cell table:formula="oooc:=[.H365]+([.$C$2]*[.E365]/100-[.F365])/60/12" office:value-type="float" office:value="61.7828171585778">
            <text:p>61.78</text:p>
          </table:table-cell>
          <table:table-cell table:number-columns-repeated="30"/>
        </table:table-row>
        <table:table-row table:style-name="ro1">
          <table:table-cell table:formula="oooc:=[.A366]+0.000694444444444444" office:value-type="time" office:time-value="PT13H11M00S">
            <text:p>01:11 PM</text:p>
          </table:table-cell>
          <table:table-cell office:value-type="float" office:value="73.7435">
            <text:p>73.74</text:p>
          </table:table-cell>
          <table:table-cell office:value-type="float" office:value="76.8214">
            <text:p>76.82</text:p>
          </table:table-cell>
          <table:table-cell office:value-type="float" office:value="5.84027">
            <text:p>5.84</text:p>
          </table:table-cell>
          <table:table-cell table:formula="oooc:=[.D367]*12/125*100" office:value-type="float" office:value="56.066592">
            <text:p>56.07</text:p>
          </table:table-cell>
          <table:table-cell office:value-type="float" office:value="40">
            <text:p>40</text:p>
          </table:table-cell>
          <table:table-cell table:formula="oooc:=[.G366]+([.$C$2]*[.B366]/100-[.F366])/60/12" office:value-type="float" office:value="69.9965969692361">
            <text:p>70</text:p>
          </table:table-cell>
          <table:table-cell table:formula="oooc:=[.H366]+([.$C$2]*[.E366]/100-[.F366])/60/12" office:value-type="float" office:value="61.8248194363556">
            <text:p>61.82</text:p>
          </table:table-cell>
          <table:table-cell table:number-columns-repeated="30"/>
        </table:table-row>
        <table:table-row table:style-name="ro1">
          <table:table-cell table:formula="oooc:=[.A367]+0.000694444444444444" office:value-type="time" office:time-value="PT13H12M00S">
            <text:p>01:12 PM</text:p>
          </table:table-cell>
          <table:table-cell office:value-type="float" office:value="73.5789">
            <text:p>73.58</text:p>
          </table:table-cell>
          <table:table-cell office:value-type="float" office:value="76.7401">
            <text:p>76.74</text:p>
          </table:table-cell>
          <table:table-cell office:value-type="float" office:value="5.82689">
            <text:p>5.83</text:p>
          </table:table-cell>
          <table:table-cell table:formula="oooc:=[.D368]*12/125*100" office:value-type="float" office:value="55.938144">
            <text:p>55.94</text:p>
          </table:table-cell>
          <table:table-cell office:value-type="float" office:value="40">
            <text:p>40</text:p>
          </table:table-cell>
          <table:table-cell table:formula="oooc:=[.G367]+([.$C$2]*[.B367]/100-[.F367])/60/12" office:value-type="float" office:value="70.0690683234028">
            <text:p>70.07</text:p>
          </table:table-cell>
          <table:table-cell table:formula="oooc:=[.H367]+([.$C$2]*[.E367]/100-[.F367])/60/12" office:value-type="float" office:value="61.8666017141334">
            <text:p>61.87</text:p>
          </table:table-cell>
          <table:table-cell table:number-columns-repeated="30"/>
        </table:table-row>
        <table:table-row table:style-name="ro1">
          <table:table-cell table:formula="oooc:=[.A368]+0.000694444444444444" office:value-type="time" office:time-value="PT13H13M00S">
            <text:p>01:13 PM</text:p>
          </table:table-cell>
          <table:table-cell office:value-type="float" office:value="73.4121">
            <text:p>73.41</text:p>
          </table:table-cell>
          <table:table-cell office:value-type="float" office:value="76.6574">
            <text:p>76.66</text:p>
          </table:table-cell>
          <table:table-cell office:value-type="float" office:value="5.81333">
            <text:p>5.81</text:p>
          </table:table-cell>
          <table:table-cell table:formula="oooc:=[.D369]*12/125*100" office:value-type="float" office:value="55.807968">
            <text:p>55.81</text:p>
          </table:table-cell>
          <table:table-cell office:value-type="float" office:value="40">
            <text:p>40</text:p>
          </table:table-cell>
          <table:table-cell table:formula="oooc:=[.G368]+([.$C$2]*[.B368]/100-[.F368])/60/12" office:value-type="float" office:value="70.1412539136805">
            <text:p>70.14</text:p>
          </table:table-cell>
          <table:table-cell table:formula="oooc:=[.H368]+([.$C$2]*[.E368]/100-[.F368])/60/12" office:value-type="float" office:value="61.9081609919111">
            <text:p>61.91</text:p>
          </table:table-cell>
          <table:table-cell table:number-columns-repeated="30"/>
        </table:table-row>
        <table:table-row table:style-name="ro1">
          <table:table-cell table:formula="oooc:=[.A369]+0.000694444444444444" office:value-type="time" office:time-value="PT13H14M00S">
            <text:p>01:14 PM</text:p>
          </table:table-cell>
          <table:table-cell office:value-type="float" office:value="73.243">
            <text:p>73.24</text:p>
          </table:table-cell>
          <table:table-cell office:value-type="float" office:value="76.5734">
            <text:p>76.57</text:p>
          </table:table-cell>
          <table:table-cell office:value-type="float" office:value="5.79959">
            <text:p>5.8</text:p>
          </table:table-cell>
          <table:table-cell table:formula="oooc:=[.D370]*12/125*100" office:value-type="float" office:value="55.676064">
            <text:p>55.68</text:p>
          </table:table-cell>
          <table:table-cell office:value-type="float" office:value="40">
            <text:p>40</text:p>
          </table:table-cell>
          <table:table-cell table:formula="oooc:=[.G369]+([.$C$2]*[.B369]/100-[.F369])/60/12" office:value-type="float" office:value="70.213149920625">
            <text:p>70.21</text:p>
          </table:table-cell>
          <table:table-cell table:formula="oooc:=[.H369]+([.$C$2]*[.E369]/100-[.F369])/60/12" office:value-type="float" office:value="61.9494942696889">
            <text:p>61.95</text:p>
          </table:table-cell>
          <table:table-cell table:number-columns-repeated="30"/>
        </table:table-row>
        <table:table-row table:style-name="ro1">
          <table:table-cell table:formula="oooc:=[.A370]+0.000694444444444444" office:value-type="time" office:time-value="PT13H15M00S">
            <text:p>01:15 PM</text:p>
          </table:table-cell>
          <table:table-cell office:value-type="float" office:value="73.0717">
            <text:p>73.07</text:p>
          </table:table-cell>
          <table:table-cell office:value-type="float" office:value="76.488">
            <text:p>76.49</text:p>
          </table:table-cell>
          <table:table-cell office:value-type="float" office:value="5.78566">
            <text:p>5.79</text:p>
          </table:table-cell>
          <table:table-cell table:formula="oooc:=[.D371]*12/125*100" office:value-type="float" office:value="55.542336">
            <text:p>55.54</text:p>
          </table:table-cell>
          <table:table-cell office:value-type="float" office:value="40">
            <text:p>40</text:p>
          </table:table-cell>
          <table:table-cell table:formula="oooc:=[.G370]+([.$C$2]*[.B370]/100-[.F370])/60/12" office:value-type="float" office:value="70.2847523511805">
            <text:p>70.28</text:p>
          </table:table-cell>
          <table:table-cell table:formula="oooc:=[.H370]+([.$C$2]*[.E370]/100-[.F370])/60/12" office:value-type="float" office:value="61.9905985474667">
            <text:p>61.99</text:p>
          </table:table-cell>
          <table:table-cell table:number-columns-repeated="30"/>
        </table:table-row>
        <table:table-row table:style-name="ro1">
          <table:table-cell table:formula="oooc:=[.A371]+0.000694444444444444" office:value-type="time" office:time-value="PT13H16M00S">
            <text:p>01:16 PM</text:p>
          </table:table-cell>
          <table:table-cell office:value-type="float" office:value="72.898">
            <text:p>72.9</text:p>
          </table:table-cell>
          <table:table-cell office:value-type="float" office:value="76.4013">
            <text:p>76.4</text:p>
          </table:table-cell>
          <table:table-cell office:value-type="float" office:value="5.77155">
            <text:p>5.77</text:p>
          </table:table-cell>
          <table:table-cell table:formula="oooc:=[.D372]*12/125*100" office:value-type="float" office:value="55.40688">
            <text:p>55.41</text:p>
          </table:table-cell>
          <table:table-cell office:value-type="float" office:value="40">
            <text:p>40</text:p>
          </table:table-cell>
          <table:table-cell table:formula="oooc:=[.G371]+([.$C$2]*[.B371]/100-[.F371])/60/12" office:value-type="float" office:value="70.3560573859028">
            <text:p>70.36</text:p>
          </table:table-cell>
          <table:table-cell table:formula="oooc:=[.H371]+([.$C$2]*[.E371]/100-[.F371])/60/12" office:value-type="float" office:value="62.0314706585778">
            <text:p>62.03</text:p>
          </table:table-cell>
          <table:table-cell table:number-columns-repeated="30"/>
        </table:table-row>
        <table:table-row table:style-name="ro1">
          <table:table-cell table:formula="oooc:=[.A372]+0.000694444444444444" office:value-type="time" office:time-value="PT13H17M00S">
            <text:p>01:17 PM</text:p>
          </table:table-cell>
          <table:table-cell office:value-type="float" office:value="72.7221">
            <text:p>72.72</text:p>
          </table:table-cell>
          <table:table-cell office:value-type="float" office:value="76.3131">
            <text:p>76.31</text:p>
          </table:table-cell>
          <table:table-cell office:value-type="float" office:value="5.75726">
            <text:p>5.76</text:p>
          </table:table-cell>
          <table:table-cell table:formula="oooc:=[.D373]*12/125*100" office:value-type="float" office:value="55.269696">
            <text:p>55.27</text:p>
          </table:table-cell>
          <table:table-cell office:value-type="float" office:value="40">
            <text:p>40</text:p>
          </table:table-cell>
          <table:table-cell table:formula="oooc:=[.G372]+([.$C$2]*[.B372]/100-[.F372])/60/12" office:value-type="float" office:value="70.427060858125">
            <text:p>70.43</text:p>
          </table:table-cell>
          <table:table-cell table:formula="oooc:=[.H372]+([.$C$2]*[.E372]/100-[.F372])/60/12" office:value-type="float" office:value="62.0721076030222">
            <text:p>62.07</text:p>
          </table:table-cell>
          <table:table-cell table:number-columns-repeated="30"/>
        </table:table-row>
        <table:table-row table:style-name="ro1">
          <table:table-cell table:formula="oooc:=[.A373]+0.000694444444444444" office:value-type="time" office:time-value="PT13H18M00S">
            <text:p>01:18 PM</text:p>
          </table:table-cell>
          <table:table-cell office:value-type="float" office:value="72.5439">
            <text:p>72.54</text:p>
          </table:table-cell>
          <table:table-cell office:value-type="float" office:value="76.2236">
            <text:p>76.22</text:p>
          </table:table-cell>
          <table:table-cell office:value-type="float" office:value="5.74279">
            <text:p>5.74</text:p>
          </table:table-cell>
          <table:table-cell table:formula="oooc:=[.D374]*12/125*100" office:value-type="float" office:value="55.130784">
            <text:p>55.13</text:p>
          </table:table-cell>
          <table:table-cell office:value-type="float" office:value="40">
            <text:p>40</text:p>
          </table:table-cell>
          <table:table-cell table:formula="oooc:=[.G373]+([.$C$2]*[.B373]/100-[.F373])/60/12" office:value-type="float" office:value="70.4977589484028">
            <text:p>70.5</text:p>
          </table:table-cell>
          <table:table-cell table:formula="oooc:=[.H373]+([.$C$2]*[.E373]/100-[.F373])/60/12" office:value-type="float" office:value="62.1125063808">
            <text:p>62.11</text:p>
          </table:table-cell>
          <table:table-cell table:number-columns-repeated="30"/>
        </table:table-row>
        <table:table-row table:style-name="ro1">
          <table:table-cell table:formula="oooc:=[.A374]+0.000694444444444444" office:value-type="time" office:time-value="PT13H19M00S">
            <text:p>01:19 PM</text:p>
          </table:table-cell>
          <table:table-cell office:value-type="float" office:value="72.3634">
            <text:p>72.36</text:p>
          </table:table-cell>
          <table:table-cell office:value-type="float" office:value="76.1327">
            <text:p>76.13</text:p>
          </table:table-cell>
          <table:table-cell office:value-type="float" office:value="5.72813">
            <text:p>5.73</text:p>
          </table:table-cell>
          <table:table-cell table:formula="oooc:=[.D375]*12/125*100" office:value-type="float" office:value="54.990048">
            <text:p>54.99</text:p>
          </table:table-cell>
          <table:table-cell office:value-type="float" office:value="40">
            <text:p>40</text:p>
          </table:table-cell>
          <table:table-cell table:formula="oooc:=[.G374]+([.$C$2]*[.B374]/100-[.F374])/60/12" office:value-type="float" office:value="70.5681476636805">
            <text:p>70.57</text:p>
          </table:table-cell>
          <table:table-cell table:formula="oooc:=[.H374]+([.$C$2]*[.E374]/100-[.F374])/60/12" office:value-type="float" office:value="62.1526639919111">
            <text:p>62.15</text:p>
          </table:table-cell>
          <table:table-cell table:number-columns-repeated="30"/>
        </table:table-row>
        <table:table-row table:style-name="ro1">
          <table:table-cell table:formula="oooc:=[.A375]+0.000694444444444444" office:value-type="time" office:time-value="PT13H20M00S">
            <text:p>01:20 PM</text:p>
          </table:table-cell>
          <table:table-cell office:value-type="float" office:value="72.1807">
            <text:p>72.18</text:p>
          </table:table-cell>
          <table:table-cell office:value-type="float" office:value="76.0403">
            <text:p>76.04</text:p>
          </table:table-cell>
          <table:table-cell office:value-type="float" office:value="5.7133">
            <text:p>5.71</text:p>
          </table:table-cell>
          <table:table-cell table:formula="oooc:=[.D376]*12/125*100" office:value-type="float" office:value="54.84768">
            <text:p>54.85</text:p>
          </table:table-cell>
          <table:table-cell office:value-type="float" office:value="40">
            <text:p>40</text:p>
          </table:table-cell>
          <table:table-cell table:formula="oooc:=[.G375]+([.$C$2]*[.B375]/100-[.F375])/60/12" office:value-type="float" office:value="70.6382230109028">
            <text:p>70.64</text:p>
          </table:table-cell>
          <table:table-cell table:formula="oooc:=[.H375]+([.$C$2]*[.E375]/100-[.F375])/60/12" office:value-type="float" office:value="62.1925772696889">
            <text:p>62.19</text:p>
          </table:table-cell>
          <table:table-cell table:number-columns-repeated="30"/>
        </table:table-row>
        <table:table-row table:style-name="ro1">
          <table:table-cell table:formula="oooc:=[.A376]+0.000694444444444444" office:value-type="time" office:time-value="PT13H21M00S">
            <text:p>01:21 PM</text:p>
          </table:table-cell>
          <table:table-cell office:value-type="float" office:value="71.9957">
            <text:p>72</text:p>
          </table:table-cell>
          <table:table-cell office:value-type="float" office:value="75.9465">
            <text:p>75.95</text:p>
          </table:table-cell>
          <table:table-cell office:value-type="float" office:value="5.69828">
            <text:p>5.7</text:p>
          </table:table-cell>
          <table:table-cell table:formula="oooc:=[.D377]*12/125*100" office:value-type="float" office:value="54.703488">
            <text:p>54.7</text:p>
          </table:table-cell>
          <table:table-cell office:value-type="float" office:value="40">
            <text:p>40</text:p>
          </table:table-cell>
          <table:table-cell table:formula="oooc:=[.G376]+([.$C$2]*[.B376]/100-[.F376])/60/12" office:value-type="float" office:value="70.707981170625">
            <text:p>70.71</text:p>
          </table:table-cell>
          <table:table-cell table:formula="oooc:=[.H376]+([.$C$2]*[.E376]/100-[.F376])/60/12" office:value-type="float" office:value="62.2322433808">
            <text:p>62.23</text:p>
          </table:table-cell>
          <table:table-cell table:number-columns-repeated="30"/>
        </table:table-row>
        <table:table-row table:style-name="ro1">
          <table:table-cell table:formula="oooc:=[.A377]+0.000694444444444444" office:value-type="time" office:time-value="PT13H22M00S">
            <text:p>01:22 PM</text:p>
          </table:table-cell>
          <table:table-cell office:value-type="float" office:value="71.8084">
            <text:p>71.81</text:p>
          </table:table-cell>
          <table:table-cell office:value-type="float" office:value="75.8512">
            <text:p>75.85</text:p>
          </table:table-cell>
          <table:table-cell office:value-type="float" office:value="5.68308">
            <text:p>5.68</text:p>
          </table:table-cell>
          <table:table-cell table:formula="oooc:=[.D378]*12/125*100" office:value-type="float" office:value="54.557568">
            <text:p>54.56</text:p>
          </table:table-cell>
          <table:table-cell office:value-type="float" office:value="40">
            <text:p>40</text:p>
          </table:table-cell>
          <table:table-cell table:formula="oooc:=[.G377]+([.$C$2]*[.B377]/100-[.F377])/60/12" office:value-type="float" office:value="70.7774181497917">
            <text:p>70.78</text:p>
          </table:table-cell>
          <table:table-cell table:formula="oooc:=[.H377]+([.$C$2]*[.E377]/100-[.F377])/60/12" office:value-type="float" office:value="62.2716591585778">
            <text:p>62.27</text:p>
          </table:table-cell>
          <table:table-cell table:number-columns-repeated="30"/>
        </table:table-row>
        <table:table-row table:style-name="ro1">
          <table:table-cell table:formula="oooc:=[.A378]+0.000694444444444444" office:value-type="time" office:time-value="PT13H23M00S">
            <text:p>01:23 PM</text:p>
          </table:table-cell>
          <table:table-cell office:value-type="float" office:value="71.6189">
            <text:p>71.62</text:p>
          </table:table-cell>
          <table:table-cell office:value-type="float" office:value="75.7545">
            <text:p>75.75</text:p>
          </table:table-cell>
          <table:table-cell office:value-type="float" office:value="5.66769">
            <text:p>5.67</text:p>
          </table:table-cell>
          <table:table-cell table:formula="oooc:=[.D379]*12/125*100" office:value-type="float" office:value="54.409824">
            <text:p>54.41</text:p>
          </table:table-cell>
          <table:table-cell office:value-type="float" office:value="40">
            <text:p>40</text:p>
          </table:table-cell>
          <table:table-cell table:formula="oooc:=[.G378]+([.$C$2]*[.B378]/100-[.F378])/60/12" office:value-type="float" office:value="70.8465299553472">
            <text:p>70.85</text:p>
          </table:table-cell>
          <table:table-cell table:formula="oooc:=[.H378]+([.$C$2]*[.E378]/100-[.F378])/60/12" office:value-type="float" office:value="62.3108216030222">
            <text:p>62.31</text:p>
          </table:table-cell>
          <table:table-cell table:number-columns-repeated="30"/>
        </table:table-row>
        <table:table-row table:style-name="ro1">
          <table:table-cell table:formula="oooc:=[.A379]+0.000694444444444444" office:value-type="time" office:time-value="PT13H24M00S">
            <text:p>01:24 PM</text:p>
          </table:table-cell>
          <table:table-cell office:value-type="float" office:value="71.4271">
            <text:p>71.43</text:p>
          </table:table-cell>
          <table:table-cell office:value-type="float" office:value="75.6563">
            <text:p>75.66</text:p>
          </table:table-cell>
          <table:table-cell office:value-type="float" office:value="5.65213">
            <text:p>5.65</text:p>
          </table:table-cell>
          <table:table-cell table:formula="oooc:=[.D380]*12/125*100" office:value-type="float" office:value="54.260448">
            <text:p>54.26</text:p>
          </table:table-cell>
          <table:table-cell office:value-type="float" office:value="40">
            <text:p>40</text:p>
          </table:table-cell>
          <table:table-cell table:formula="oooc:=[.G379]+([.$C$2]*[.B379]/100-[.F379])/60/12" office:value-type="float" office:value="70.9153127678472">
            <text:p>70.92</text:p>
          </table:table-cell>
          <table:table-cell table:formula="oooc:=[.H379]+([.$C$2]*[.E379]/100-[.F379])/60/12" office:value-type="float" office:value="62.3497275474667">
            <text:p>62.35</text:p>
          </table:table-cell>
          <table:table-cell table:number-columns-repeated="30"/>
        </table:table-row>
        <table:table-row table:style-name="ro1">
          <table:table-cell table:formula="oooc:=[.A380]+0.000694444444444444" office:value-type="time" office:time-value="PT13H25M00S">
            <text:p>01:25 PM</text:p>
          </table:table-cell>
          <table:table-cell office:value-type="float" office:value="71.233">
            <text:p>71.23</text:p>
          </table:table-cell>
          <table:table-cell office:value-type="float" office:value="75.5567">
            <text:p>75.56</text:p>
          </table:table-cell>
          <table:table-cell office:value-type="float" office:value="5.63638">
            <text:p>5.64</text:p>
          </table:table-cell>
          <table:table-cell table:formula="oooc:=[.D381]*12/125*100" office:value-type="float" office:value="54.109248">
            <text:p>54.11</text:p>
          </table:table-cell>
          <table:table-cell office:value-type="float" office:value="40">
            <text:p>40</text:p>
          </table:table-cell>
          <table:table-cell table:formula="oooc:=[.G380]+([.$C$2]*[.B380]/100-[.F380])/60/12" office:value-type="float" office:value="70.9837625942361">
            <text:p>70.98</text:p>
          </table:table-cell>
          <table:table-cell table:formula="oooc:=[.H380]+([.$C$2]*[.E380]/100-[.F380])/60/12" office:value-type="float" office:value="62.3883741585778">
            <text:p>62.39</text:p>
          </table:table-cell>
          <table:table-cell table:number-columns-repeated="30"/>
        </table:table-row>
        <table:table-row table:style-name="ro1">
          <table:table-cell table:formula="oooc:=[.A381]+0.000694444444444444" office:value-type="time" office:time-value="PT13H26M00S">
            <text:p>01:26 PM</text:p>
          </table:table-cell>
          <table:table-cell office:value-type="float" office:value="71.0366">
            <text:p>71.04</text:p>
          </table:table-cell>
          <table:table-cell office:value-type="float" office:value="75.4556">
            <text:p>75.46</text:p>
          </table:table-cell>
          <table:table-cell office:value-type="float" office:value="5.62045">
            <text:p>5.62</text:p>
          </table:table-cell>
          <table:table-cell table:formula="oooc:=[.D382]*12/125*100" office:value-type="float" office:value="53.95632">
            <text:p>53.96</text:p>
          </table:table-cell>
          <table:table-cell office:value-type="float" office:value="40">
            <text:p>40</text:p>
          </table:table-cell>
          <table:table-cell table:formula="oooc:=[.G381]+([.$C$2]*[.B381]/100-[.F381])/60/12" office:value-type="float" office:value="71.0518754414583">
            <text:p>71.05</text:p>
          </table:table-cell>
          <table:table-cell table:formula="oooc:=[.H381]+([.$C$2]*[.E381]/100-[.F381])/60/12" office:value-type="float" office:value="62.4267582696889">
            <text:p>62.43</text:p>
          </table:table-cell>
          <table:table-cell table:number-columns-repeated="30"/>
        </table:table-row>
        <table:table-row table:style-name="ro1">
          <table:table-cell table:formula="oooc:=[.A382]+0.000694444444444444" office:value-type="time" office:time-value="PT13H27M00S">
            <text:p>01:27 PM</text:p>
          </table:table-cell>
          <table:table-cell office:value-type="float" office:value="70.838">
            <text:p>70.84</text:p>
          </table:table-cell>
          <table:table-cell office:value-type="float" office:value="75.3529">
            <text:p>75.35</text:p>
          </table:table-cell>
          <table:table-cell office:value-type="float" office:value="5.60434">
            <text:p>5.6</text:p>
          </table:table-cell>
          <table:table-cell table:formula="oooc:=[.D383]*12/125*100" office:value-type="float" office:value="53.801664">
            <text:p>53.8</text:p>
          </table:table-cell>
          <table:table-cell office:value-type="float" office:value="40">
            <text:p>40</text:p>
          </table:table-cell>
          <table:table-cell table:formula="oooc:=[.G382]+([.$C$2]*[.B382]/100-[.F382])/60/12" office:value-type="float" office:value="71.1196473164583">
            <text:p>71.12</text:p>
          </table:table-cell>
          <table:table-cell table:formula="oooc:=[.H382]+([.$C$2]*[.E382]/100-[.F382])/60/12" office:value-type="float" office:value="62.4648768808">
            <text:p>62.46</text:p>
          </table:table-cell>
          <table:table-cell table:number-columns-repeated="30"/>
        </table:table-row>
        <table:table-row table:style-name="ro1">
          <table:table-cell table:formula="oooc:=[.A383]+0.000694444444444444" office:value-type="time" office:time-value="PT13H28M00S">
            <text:p>01:28 PM</text:p>
          </table:table-cell>
          <table:table-cell office:value-type="float" office:value="70.6372">
            <text:p>70.64</text:p>
          </table:table-cell>
          <table:table-cell office:value-type="float" office:value="75.2488">
            <text:p>75.25</text:p>
          </table:table-cell>
          <table:table-cell office:value-type="float" office:value="5.58805">
            <text:p>5.59</text:p>
          </table:table-cell>
          <table:table-cell table:formula="oooc:=[.D384]*12/125*100" office:value-type="float" office:value="53.64528">
            <text:p>53.65</text:p>
          </table:table-cell>
          <table:table-cell office:value-type="float" office:value="40">
            <text:p>40</text:p>
          </table:table-cell>
          <table:table-cell table:formula="oooc:=[.G383]+([.$C$2]*[.B383]/100-[.F383])/60/12" office:value-type="float" office:value="71.1870743997917">
            <text:p>71.19</text:p>
          </table:table-cell>
          <table:table-cell table:formula="oooc:=[.H383]+([.$C$2]*[.E383]/100-[.F383])/60/12" office:value-type="float" office:value="62.5027269919111">
            <text:p>62.5</text:p>
          </table:table-cell>
          <table:table-cell table:number-columns-repeated="30"/>
        </table:table-row>
        <table:table-row table:style-name="ro1">
          <table:table-cell table:formula="oooc:=[.A384]+0.000694444444444444" office:value-type="time" office:time-value="PT13H29M00S">
            <text:p>01:29 PM</text:p>
          </table:table-cell>
          <table:table-cell office:value-type="float" office:value="70.434">
            <text:p>70.43</text:p>
          </table:table-cell>
          <table:table-cell office:value-type="float" office:value="75.1431">
            <text:p>75.14</text:p>
          </table:table-cell>
          <table:table-cell office:value-type="float" office:value="5.57158">
            <text:p>5.57</text:p>
          </table:table-cell>
          <table:table-cell table:formula="oooc:=[.D385]*12/125*100" office:value-type="float" office:value="53.487168">
            <text:p>53.49</text:p>
          </table:table-cell>
          <table:table-cell office:value-type="float" office:value="40">
            <text:p>40</text:p>
          </table:table-cell>
          <table:table-cell table:formula="oooc:=[.G384]+([.$C$2]*[.B384]/100-[.F384])/60/12" office:value-type="float" office:value="71.2541528720139">
            <text:p>71.25</text:p>
          </table:table-cell>
          <table:table-cell table:formula="oooc:=[.H384]+([.$C$2]*[.E384]/100-[.F384])/60/12" office:value-type="float" office:value="62.5403056030222">
            <text:p>62.54</text:p>
          </table:table-cell>
          <table:table-cell table:number-columns-repeated="30"/>
        </table:table-row>
        <table:table-row table:style-name="ro1">
          <table:table-cell table:formula="oooc:=[.A385]+0.000694444444444444" office:value-type="time" office:time-value="PT13H30M00S">
            <text:p>01:30 PM</text:p>
          </table:table-cell>
          <table:table-cell office:value-type="float" office:value="70.2286">
            <text:p>70.23</text:p>
          </table:table-cell>
          <table:table-cell office:value-type="float" office:value="75.0359">
            <text:p>75.04</text:p>
          </table:table-cell>
          <table:table-cell office:value-type="float" office:value="5.55492">
            <text:p>5.55</text:p>
          </table:table-cell>
          <table:table-cell table:formula="oooc:=[.D386]*12/125*100" office:value-type="float" office:value="53.327232">
            <text:p>53.33</text:p>
          </table:table-cell>
          <table:table-cell office:value-type="float" office:value="40">
            <text:p>40</text:p>
          </table:table-cell>
          <table:table-cell table:formula="oooc:=[.G385]+([.$C$2]*[.B385]/100-[.F385])/60/12" office:value-type="float" office:value="71.3208785664583">
            <text:p>71.32</text:p>
          </table:table-cell>
          <table:table-cell table:formula="oooc:=[.H385]+([.$C$2]*[.E385]/100-[.F385])/60/12" office:value-type="float" office:value="62.5776097141334">
            <text:p>62.58</text:p>
          </table:table-cell>
          <table:table-cell table:number-columns-repeated="30"/>
        </table:table-row>
        <table:table-row table:style-name="ro1">
          <table:table-cell table:formula="oooc:=[.A386]+0.000694444444444444" office:value-type="time" office:time-value="PT13H31M00S">
            <text:p>01:31 PM</text:p>
          </table:table-cell>
          <table:table-cell office:value-type="float" office:value="70.021">
            <text:p>70.02</text:p>
          </table:table-cell>
          <table:table-cell office:value-type="float" office:value="74.9271">
            <text:p>74.93</text:p>
          </table:table-cell>
          <table:table-cell office:value-type="float" office:value="5.53809">
            <text:p>5.54</text:p>
          </table:table-cell>
          <table:table-cell table:formula="oooc:=[.D387]*12/125*100" office:value-type="float" office:value="53.165664">
            <text:p>53.17</text:p>
          </table:table-cell>
          <table:table-cell office:value-type="float" office:value="40">
            <text:p>40</text:p>
          </table:table-cell>
          <table:table-cell table:formula="oooc:=[.G386]+([.$C$2]*[.B386]/100-[.F386])/60/12" office:value-type="float" office:value="71.3872476636805">
            <text:p>71.39</text:p>
          </table:table-cell>
          <table:table-cell table:formula="oooc:=[.H386]+([.$C$2]*[.E386]/100-[.F386])/60/12" office:value-type="float" office:value="62.6146361585778">
            <text:p>62.61</text:p>
          </table:table-cell>
          <table:table-cell table:number-columns-repeated="30"/>
        </table:table-row>
        <table:table-row table:style-name="ro1">
          <table:table-cell table:formula="oooc:=[.A387]+0.000694444444444444" office:value-type="time" office:time-value="PT13H32M00S">
            <text:p>01:32 PM</text:p>
          </table:table-cell>
          <table:table-cell office:value-type="float" office:value="69.811">
            <text:p>69.81</text:p>
          </table:table-cell>
          <table:table-cell office:value-type="float" office:value="74.8167">
            <text:p>74.82</text:p>
          </table:table-cell>
          <table:table-cell office:value-type="float" office:value="5.52107">
            <text:p>5.52</text:p>
          </table:table-cell>
          <table:table-cell table:formula="oooc:=[.D388]*12/125*100" office:value-type="float" office:value="53.002272">
            <text:p>53</text:p>
          </table:table-cell>
          <table:table-cell office:value-type="float" office:value="40">
            <text:p>40</text:p>
          </table:table-cell>
          <table:table-cell table:formula="oooc:=[.G387]+([.$C$2]*[.B387]/100-[.F387])/60/12" office:value-type="float" office:value="71.4532563442361">
            <text:p>71.45</text:p>
          </table:table-cell>
          <table:table-cell table:formula="oooc:=[.H387]+([.$C$2]*[.E387]/100-[.F387])/60/12" office:value-type="float" office:value="62.6513821030222">
            <text:p>62.65</text:p>
          </table:table-cell>
          <table:table-cell table:number-columns-repeated="30"/>
        </table:table-row>
        <table:table-row table:style-name="ro1">
          <table:table-cell table:formula="oooc:=[.A388]+0.000694444444444444" office:value-type="time" office:time-value="PT13H33M00S">
            <text:p>01:33 PM</text:p>
          </table:table-cell>
          <table:table-cell office:value-type="float" office:value="69.5989">
            <text:p>69.6</text:p>
          </table:table-cell>
          <table:table-cell office:value-type="float" office:value="74.7048">
            <text:p>74.7</text:p>
          </table:table-cell>
          <table:table-cell office:value-type="float" office:value="5.50387">
            <text:p>5.5</text:p>
          </table:table-cell>
          <table:table-cell table:formula="oooc:=[.D389]*12/125*100" office:value-type="float" office:value="52.837152">
            <text:p>52.84</text:p>
          </table:table-cell>
          <table:table-cell office:value-type="float" office:value="40">
            <text:p>40</text:p>
          </table:table-cell>
          <table:table-cell table:formula="oooc:=[.G388]+([.$C$2]*[.B388]/100-[.F388])/60/12" office:value-type="float" office:value="71.5189004414583">
            <text:p>71.52</text:p>
          </table:table-cell>
          <table:table-cell table:formula="oooc:=[.H388]+([.$C$2]*[.E388]/100-[.F388])/60/12" office:value-type="float" office:value="62.6878443808">
            <text:p>62.69</text:p>
          </table:table-cell>
          <table:table-cell table:number-columns-repeated="30"/>
        </table:table-row>
        <table:table-row table:style-name="ro1">
          <table:table-cell table:formula="oooc:=[.A389]+0.000694444444444444" office:value-type="time" office:time-value="PT13H34M00S">
            <text:p>01:34 PM</text:p>
          </table:table-cell>
          <table:table-cell office:value-type="float" office:value="69.3844">
            <text:p>69.38</text:p>
          </table:table-cell>
          <table:table-cell office:value-type="float" office:value="74.5913">
            <text:p>74.59</text:p>
          </table:table-cell>
          <table:table-cell office:value-type="float" office:value="5.48649">
            <text:p>5.49</text:p>
          </table:table-cell>
          <table:table-cell table:formula="oooc:=[.D390]*12/125*100" office:value-type="float" office:value="52.670304">
            <text:p>52.67</text:p>
          </table:table-cell>
          <table:table-cell office:value-type="float" office:value="40">
            <text:p>40</text:p>
          </table:table-cell>
          <table:table-cell table:formula="oooc:=[.G389]+([.$C$2]*[.B389]/100-[.F389])/60/12" office:value-type="float" office:value="71.5841763095139">
            <text:p>71.58</text:p>
          </table:table-cell>
          <table:table-cell table:formula="oooc:=[.H389]+([.$C$2]*[.E389]/100-[.F389])/60/12" office:value-type="float" office:value="62.7240199919111">
            <text:p>62.72</text:p>
          </table:table-cell>
          <table:table-cell table:number-columns-repeated="30"/>
        </table:table-row>
        <table:table-row table:style-name="ro1">
          <table:table-cell table:formula="oooc:=[.A390]+0.000694444444444444" office:value-type="time" office:time-value="PT13H35M00S">
            <text:p>01:35 PM</text:p>
          </table:table-cell>
          <table:table-cell office:value-type="float" office:value="69.1677">
            <text:p>69.17</text:p>
          </table:table-cell>
          <table:table-cell office:value-type="float" office:value="74.4761">
            <text:p>74.48</text:p>
          </table:table-cell>
          <table:table-cell office:value-type="float" office:value="5.46893">
            <text:p>5.47</text:p>
          </table:table-cell>
          <table:table-cell table:formula="oooc:=[.D391]*12/125*100" office:value-type="float" office:value="52.501728">
            <text:p>52.5</text:p>
          </table:table-cell>
          <table:table-cell office:value-type="float" office:value="40">
            <text:p>40</text:p>
          </table:table-cell>
          <table:table-cell table:formula="oooc:=[.G390]+([.$C$2]*[.B390]/100-[.F390])/60/12" office:value-type="float" office:value="71.6490797817361">
            <text:p>71.65</text:p>
          </table:table-cell>
          <table:table-cell table:formula="oooc:=[.H390]+([.$C$2]*[.E390]/100-[.F390])/60/12" office:value-type="float" office:value="62.7599059363556">
            <text:p>62.76</text:p>
          </table:table-cell>
          <table:table-cell table:number-columns-repeated="30"/>
        </table:table-row>
        <table:table-row table:style-name="ro1">
          <table:table-cell table:formula="oooc:=[.A391]+0.000694444444444444" office:value-type="time" office:time-value="PT13H36M00S">
            <text:p>01:36 PM</text:p>
          </table:table-cell>
          <table:table-cell office:value-type="float" office:value="68.9487">
            <text:p>68.95</text:p>
          </table:table-cell>
          <table:table-cell office:value-type="float" office:value="74.3594">
            <text:p>74.36</text:p>
          </table:table-cell>
          <table:table-cell office:value-type="float" office:value="5.45119">
            <text:p>5.45</text:p>
          </table:table-cell>
          <table:table-cell table:formula="oooc:=[.D392]*12/125*100" office:value-type="float" office:value="52.331424">
            <text:p>52.33</text:p>
          </table:table-cell>
          <table:table-cell office:value-type="float" office:value="40">
            <text:p>40</text:p>
          </table:table-cell>
          <table:table-cell table:formula="oooc:=[.G391]+([.$C$2]*[.B391]/100-[.F391])/60/12" office:value-type="float" office:value="71.7136070386805">
            <text:p>71.71</text:p>
          </table:table-cell>
          <table:table-cell table:formula="oooc:=[.H391]+([.$C$2]*[.E391]/100-[.F391])/60/12" office:value-type="float" office:value="62.7954992141334">
            <text:p>62.8</text:p>
          </table:table-cell>
          <table:table-cell table:number-columns-repeated="30"/>
        </table:table-row>
        <table:table-row table:style-name="ro1">
          <table:table-cell table:formula="oooc:=[.A392]+0.000694444444444444" office:value-type="time" office:time-value="PT13H37M00S">
            <text:p>01:37 PM</text:p>
          </table:table-cell>
          <table:table-cell office:value-type="float" office:value="68.7275">
            <text:p>68.73</text:p>
          </table:table-cell>
          <table:table-cell office:value-type="float" office:value="74.241">
            <text:p>74.24</text:p>
          </table:table-cell>
          <table:table-cell office:value-type="float" office:value="5.43327">
            <text:p>5.43</text:p>
          </table:table-cell>
          <table:table-cell table:formula="oooc:=[.D393]*12/125*100" office:value-type="float" office:value="52.159392">
            <text:p>52.16</text:p>
          </table:table-cell>
          <table:table-cell office:value-type="float" office:value="40">
            <text:p>40</text:p>
          </table:table-cell>
          <table:table-cell table:formula="oooc:=[.G392]+([.$C$2]*[.B392]/100-[.F392])/60/12" office:value-type="float" office:value="71.7777540872916">
            <text:p>71.78</text:p>
          </table:table-cell>
          <table:table-cell table:formula="oooc:=[.H392]+([.$C$2]*[.E392]/100-[.F392])/60/12" office:value-type="float" office:value="62.8307968252445">
            <text:p>62.83</text:p>
          </table:table-cell>
          <table:table-cell table:number-columns-repeated="30"/>
        </table:table-row>
        <table:table-row table:style-name="ro1">
          <table:table-cell table:formula="oooc:=[.A393]+0.000694444444444444" office:value-type="time" office:time-value="PT13H38M00S">
            <text:p>01:38 PM</text:p>
          </table:table-cell>
          <table:table-cell office:value-type="float" office:value="68.5041">
            <text:p>68.5</text:p>
          </table:table-cell>
          <table:table-cell office:value-type="float" office:value="74.1209">
            <text:p>74.12</text:p>
          </table:table-cell>
          <table:table-cell office:value-type="float" office:value="5.41516">
            <text:p>5.42</text:p>
          </table:table-cell>
          <table:table-cell table:formula="oooc:=[.D394]*12/125*100" office:value-type="float" office:value="51.985536">
            <text:p>51.99</text:p>
          </table:table-cell>
          <table:table-cell office:value-type="float" office:value="40">
            <text:p>40</text:p>
          </table:table-cell>
          <table:table-cell table:formula="oooc:=[.G393]+([.$C$2]*[.B393]/100-[.F393])/60/12" office:value-type="float" office:value="71.841517108125">
            <text:p>71.84</text:p>
          </table:table-cell>
          <table:table-cell table:formula="oooc:=[.H393]+([.$C$2]*[.E393]/100-[.F393])/60/12" office:value-type="float" office:value="62.8657957696889">
            <text:p>62.87</text:p>
          </table:table-cell>
          <table:table-cell table:number-columns-repeated="30"/>
        </table:table-row>
        <table:table-row table:style-name="ro1">
          <table:table-cell table:formula="oooc:=[.A394]+0.000694444444444444" office:value-type="time" office:time-value="PT13H39M00S">
            <text:p>01:39 PM</text:p>
          </table:table-cell>
          <table:table-cell office:value-type="float" office:value="68.2783">
            <text:p>68.28</text:p>
          </table:table-cell>
          <table:table-cell office:value-type="float" office:value="73.9992">
            <text:p>74</text:p>
          </table:table-cell>
          <table:table-cell office:value-type="float" office:value="5.39688">
            <text:p>5.4</text:p>
          </table:table-cell>
          <table:table-cell table:formula="oooc:=[.D395]*12/125*100" office:value-type="float" office:value="51.810048">
            <text:p>51.81</text:p>
          </table:table-cell>
          <table:table-cell office:value-type="float" office:value="40">
            <text:p>40</text:p>
          </table:table-cell>
          <table:table-cell table:formula="oooc:=[.G394]+([.$C$2]*[.B394]/100-[.F394])/60/12" office:value-type="float" office:value="71.9048922817361">
            <text:p>71.9</text:p>
          </table:table-cell>
          <table:table-cell table:formula="oooc:=[.H394]+([.$C$2]*[.E394]/100-[.F394])/60/12" office:value-type="float" office:value="62.9004928808">
            <text:p>62.9</text:p>
          </table:table-cell>
          <table:table-cell table:number-columns-repeated="30"/>
        </table:table-row>
        <table:table-row table:style-name="ro1">
          <table:table-cell table:formula="oooc:=[.A395]+0.000694444444444444" office:value-type="time" office:time-value="PT13H40M00S">
            <text:p>01:40 PM</text:p>
          </table:table-cell>
          <table:table-cell office:value-type="float" office:value="68.0503">
            <text:p>68.05</text:p>
          </table:table-cell>
          <table:table-cell office:value-type="float" office:value="73.8758">
            <text:p>73.88</text:p>
          </table:table-cell>
          <table:table-cell office:value-type="float" office:value="5.37841">
            <text:p>5.38</text:p>
          </table:table-cell>
          <table:table-cell table:formula="oooc:=[.D396]*12/125*100" office:value-type="float" office:value="51.632736">
            <text:p>51.63</text:p>
          </table:table-cell>
          <table:table-cell office:value-type="float" office:value="40">
            <text:p>40</text:p>
          </table:table-cell>
          <table:table-cell table:formula="oooc:=[.G395]+([.$C$2]*[.B395]/100-[.F395])/60/12" office:value-type="float" office:value="71.9678754414583">
            <text:p>71.97</text:p>
          </table:table-cell>
          <table:table-cell table:formula="oooc:=[.H395]+([.$C$2]*[.E395]/100-[.F395])/60/12" office:value-type="float" office:value="62.9348853252445">
            <text:p>62.93</text:p>
          </table:table-cell>
          <table:table-cell table:number-columns-repeated="30"/>
        </table:table-row>
        <table:table-row table:style-name="ro1">
          <table:table-cell table:formula="oooc:=[.A396]+0.000694444444444444" office:value-type="time" office:time-value="PT13H41M00S">
            <text:p>01:41 PM</text:p>
          </table:table-cell>
          <table:table-cell office:value-type="float" office:value="67.8201">
            <text:p>67.82</text:p>
          </table:table-cell>
          <table:table-cell office:value-type="float" office:value="73.7507">
            <text:p>73.75</text:p>
          </table:table-cell>
          <table:table-cell office:value-type="float" office:value="5.35977">
            <text:p>5.36</text:p>
          </table:table-cell>
          <table:table-cell table:formula="oooc:=[.D397]*12/125*100" office:value-type="float" office:value="51.453792">
            <text:p>51.45</text:p>
          </table:table-cell>
          <table:table-cell office:value-type="float" office:value="40">
            <text:p>40</text:p>
          </table:table-cell>
          <table:table-cell table:formula="oooc:=[.G396]+([.$C$2]*[.B396]/100-[.F396])/60/12" office:value-type="float" office:value="72.0304627678472">
            <text:p>72.03</text:p>
          </table:table-cell>
          <table:table-cell table:formula="oooc:=[.H396]+([.$C$2]*[.E396]/100-[.F396])/60/12" office:value-type="float" office:value="62.9689699363556">
            <text:p>62.97</text:p>
          </table:table-cell>
          <table:table-cell table:number-columns-repeated="30"/>
        </table:table-row>
        <table:table-row table:style-name="ro1">
          <table:table-cell table:formula="oooc:=[.A397]+0.000694444444444444" office:value-type="time" office:time-value="PT13H42M00S">
            <text:p>01:42 PM</text:p>
          </table:table-cell>
          <table:table-cell office:value-type="float" office:value="67.5876">
            <text:p>67.59</text:p>
          </table:table-cell>
          <table:table-cell office:value-type="float" office:value="73.6239">
            <text:p>73.62</text:p>
          </table:table-cell>
          <table:table-cell office:value-type="float" office:value="5.34094">
            <text:p>5.34</text:p>
          </table:table-cell>
          <table:table-cell table:formula="oooc:=[.D398]*12/125*100" office:value-type="float" office:value="51.273024">
            <text:p>51.27</text:p>
          </table:table-cell>
          <table:table-cell office:value-type="float" office:value="40">
            <text:p>40</text:p>
          </table:table-cell>
          <table:table-cell table:formula="oooc:=[.G397]+([.$C$2]*[.B397]/100-[.F397])/60/12" office:value-type="float" office:value="72.0926504414583">
            <text:p>72.09</text:p>
          </table:table-cell>
          <table:table-cell table:formula="oooc:=[.H397]+([.$C$2]*[.E397]/100-[.F397])/60/12" office:value-type="float" office:value="63.0027438808">
            <text:p>63</text:p>
          </table:table-cell>
          <table:table-cell table:number-columns-repeated="30"/>
        </table:table-row>
        <table:table-row table:style-name="ro1">
          <table:table-cell table:formula="oooc:=[.A398]+0.000694444444444444" office:value-type="time" office:time-value="PT13H43M00S">
            <text:p>01:43 PM</text:p>
          </table:table-cell>
          <table:table-cell office:value-type="float" office:value="67.3529">
            <text:p>67.35</text:p>
          </table:table-cell>
          <table:table-cell office:value-type="float" office:value="73.4953">
            <text:p>73.5</text:p>
          </table:table-cell>
          <table:table-cell office:value-type="float" office:value="5.32194">
            <text:p>5.32</text:p>
          </table:table-cell>
          <table:table-cell table:formula="oooc:=[.D399]*12/125*100" office:value-type="float" office:value="51.090624">
            <text:p>51.09</text:p>
          </table:table-cell>
          <table:table-cell office:value-type="float" office:value="40">
            <text:p>40</text:p>
          </table:table-cell>
          <table:table-cell table:formula="oooc:=[.G398]+([.$C$2]*[.B398]/100-[.F398])/60/12" office:value-type="float" office:value="72.1544344692361">
            <text:p>72.15</text:p>
          </table:table-cell>
          <table:table-cell table:formula="oooc:=[.H398]+([.$C$2]*[.E398]/100-[.F398])/60/12" office:value-type="float" office:value="63.0362039919111">
            <text:p>63.04</text:p>
          </table:table-cell>
          <table:table-cell table:number-columns-repeated="30"/>
        </table:table-row>
        <table:table-row table:style-name="ro1">
          <table:table-cell table:formula="oooc:=[.A399]+0.000694444444444444" office:value-type="time" office:time-value="PT13H44M00S">
            <text:p>01:44 PM</text:p>
          </table:table-cell>
          <table:table-cell office:value-type="float" office:value="67.1159">
            <text:p>67.12</text:p>
          </table:table-cell>
          <table:table-cell office:value-type="float" office:value="73.365">
            <text:p>73.37</text:p>
          </table:table-cell>
          <table:table-cell office:value-type="float" office:value="5.30275">
            <text:p>5.3</text:p>
          </table:table-cell>
          <table:table-cell table:formula="oooc:=[.D400]*12/125*100" office:value-type="float" office:value="50.9064">
            <text:p>50.91</text:p>
          </table:table-cell>
          <table:table-cell office:value-type="float" office:value="40">
            <text:p>40</text:p>
          </table:table-cell>
          <table:table-cell table:formula="oooc:=[.G399]+([.$C$2]*[.B399]/100-[.F399])/60/12" office:value-type="float" office:value="72.2158110317361">
            <text:p>72.22</text:p>
          </table:table-cell>
          <table:table-cell table:formula="oooc:=[.H399]+([.$C$2]*[.E399]/100-[.F399])/60/12" office:value-type="float" office:value="63.0693474363556">
            <text:p>63.07</text:p>
          </table:table-cell>
          <table:table-cell table:number-columns-repeated="30"/>
        </table:table-row>
        <table:table-row table:style-name="ro1">
          <table:table-cell table:formula="oooc:=[.A400]+0.000694444444444444" office:value-type="time" office:time-value="PT13H45M00S">
            <text:p>01:45 PM</text:p>
          </table:table-cell>
          <table:table-cell office:value-type="float" office:value="66.8766">
            <text:p>66.88</text:p>
          </table:table-cell>
          <table:table-cell office:value-type="float" office:value="73.2329">
            <text:p>73.23</text:p>
          </table:table-cell>
          <table:table-cell office:value-type="float" office:value="5.28338">
            <text:p>5.28</text:p>
          </table:table-cell>
          <table:table-cell table:formula="oooc:=[.D401]*12/125*100" office:value-type="float" office:value="50.720448">
            <text:p>50.72</text:p>
          </table:table-cell>
          <table:table-cell office:value-type="float" office:value="40">
            <text:p>40</text:p>
          </table:table-cell>
          <table:table-cell table:formula="oooc:=[.G400]+([.$C$2]*[.B400]/100-[.F400])/60/12" office:value-type="float" office:value="72.2767761359028">
            <text:p>72.28</text:p>
          </table:table-cell>
          <table:table-cell table:formula="oooc:=[.H400]+([.$C$2]*[.E400]/100-[.F400])/60/12" office:value-type="float" office:value="63.1021710474667">
            <text:p>63.1</text:p>
          </table:table-cell>
          <table:table-cell table:number-columns-repeated="30"/>
        </table:table-row>
        <table:table-row table:style-name="ro1">
          <table:table-cell table:formula="oooc:=[.A401]+0.000694444444444444" office:value-type="time" office:time-value="PT13H46M00S">
            <text:p>01:46 PM</text:p>
          </table:table-cell>
          <table:table-cell office:value-type="float" office:value="66.6351">
            <text:p>66.64</text:p>
          </table:table-cell>
          <table:table-cell office:value-type="float" office:value="73.0991">
            <text:p>73.1</text:p>
          </table:table-cell>
          <table:table-cell office:value-type="float" office:value="5.26383">
            <text:p>5.26</text:p>
          </table:table-cell>
          <table:table-cell table:formula="oooc:=[.D402]*12/125*100" office:value-type="float" office:value="50.532768">
            <text:p>50.53</text:p>
          </table:table-cell>
          <table:table-cell office:value-type="float" office:value="40">
            <text:p>40</text:p>
          </table:table-cell>
          <table:table-cell table:formula="oooc:=[.G401]+([.$C$2]*[.B401]/100-[.F401])/60/12" office:value-type="float" office:value="72.3373257886805">
            <text:p>72.34</text:p>
          </table:table-cell>
          <table:table-cell table:formula="oooc:=[.H401]+([.$C$2]*[.E401]/100-[.F401])/60/12" office:value-type="float" office:value="63.1346718252445">
            <text:p>63.13</text:p>
          </table:table-cell>
          <table:table-cell table:number-columns-repeated="30"/>
        </table:table-row>
        <table:table-row table:style-name="ro1">
          <table:table-cell table:formula="oooc:=[.A402]+0.000694444444444444" office:value-type="time" office:time-value="PT13H47M00S">
            <text:p>01:47 PM</text:p>
          </table:table-cell>
          <table:table-cell office:value-type="float" office:value="66.3914">
            <text:p>66.39</text:p>
          </table:table-cell>
          <table:table-cell office:value-type="float" office:value="72.9634">
            <text:p>72.96</text:p>
          </table:table-cell>
          <table:table-cell office:value-type="float" office:value="5.2441">
            <text:p>5.24</text:p>
          </table:table-cell>
          <table:table-cell table:formula="oooc:=[.D403]*12/125*100" office:value-type="float" office:value="50.34336">
            <text:p>50.34</text:p>
          </table:table-cell>
          <table:table-cell office:value-type="float" office:value="40">
            <text:p>40</text:p>
          </table:table-cell>
          <table:table-cell table:formula="oooc:=[.G402]+([.$C$2]*[.B402]/100-[.F402])/60/12" office:value-type="float" office:value="72.397456170625">
            <text:p>72.4</text:p>
          </table:table-cell>
          <table:table-cell table:formula="oooc:=[.H402]+([.$C$2]*[.E402]/100-[.F402])/60/12" office:value-type="float" office:value="63.1668467696889">
            <text:p>63.17</text:p>
          </table:table-cell>
          <table:table-cell table:number-columns-repeated="30"/>
        </table:table-row>
        <table:table-row table:style-name="ro1">
          <table:table-cell table:formula="oooc:=[.A403]+0.000694444444444444" office:value-type="time" office:time-value="PT13H48M00S">
            <text:p>01:48 PM</text:p>
          </table:table-cell>
          <table:table-cell office:value-type="float" office:value="66.1454">
            <text:p>66.15</text:p>
          </table:table-cell>
          <table:table-cell office:value-type="float" office:value="72.8259">
            <text:p>72.83</text:p>
          </table:table-cell>
          <table:table-cell office:value-type="float" office:value="5.22419">
            <text:p>5.22</text:p>
          </table:table-cell>
          <table:table-cell table:formula="oooc:=[.D404]*12/125*100" office:value-type="float" office:value="50.152224">
            <text:p>50.15</text:p>
          </table:table-cell>
          <table:table-cell office:value-type="float" office:value="40">
            <text:p>40</text:p>
          </table:table-cell>
          <table:table-cell table:formula="oooc:=[.G403]+([.$C$2]*[.B403]/100-[.F403])/60/12" office:value-type="float" office:value="72.4571634622916">
            <text:p>72.46</text:p>
          </table:table-cell>
          <table:table-cell table:formula="oooc:=[.H403]+([.$C$2]*[.E403]/100-[.F403])/60/12" office:value-type="float" office:value="63.1986928808">
            <text:p>63.2</text:p>
          </table:table-cell>
          <table:table-cell table:number-columns-repeated="30"/>
        </table:table-row>
        <table:table-row table:style-name="ro1">
          <table:table-cell table:formula="oooc:=[.A404]+0.000694444444444444" office:value-type="time" office:time-value="PT13H49M00S">
            <text:p>01:49 PM</text:p>
          </table:table-cell>
          <table:table-cell office:value-type="float" office:value="65.8972">
            <text:p>65.9</text:p>
          </table:table-cell>
          <table:table-cell office:value-type="float" office:value="72.6866">
            <text:p>72.69</text:p>
          </table:table-cell>
          <table:table-cell office:value-type="float" office:value="5.20411">
            <text:p>5.2</text:p>
          </table:table-cell>
          <table:table-cell table:formula="oooc:=[.D405]*12/125*100" office:value-type="float" office:value="49.959456">
            <text:p>49.96</text:p>
          </table:table-cell>
          <table:table-cell office:value-type="float" office:value="40">
            <text:p>40</text:p>
          </table:table-cell>
          <table:table-cell table:formula="oooc:=[.G404]+([.$C$2]*[.B404]/100-[.F404])/60/12" office:value-type="float" office:value="72.516443670625">
            <text:p>72.52</text:p>
          </table:table-cell>
          <table:table-cell table:formula="oooc:=[.H404]+([.$C$2]*[.E404]/100-[.F404])/60/12" office:value-type="float" office:value="63.2302071585778">
            <text:p>63.23</text:p>
          </table:table-cell>
          <table:table-cell table:number-columns-repeated="30"/>
        </table:table-row>
        <table:table-row table:style-name="ro1">
          <table:table-cell table:formula="oooc:=[.A405]+0.000694444444444444" office:value-type="time" office:time-value="PT13H50M00S">
            <text:p>01:50 PM</text:p>
          </table:table-cell>
          <table:table-cell office:value-type="float" office:value="65.6467">
            <text:p>65.65</text:p>
          </table:table-cell>
          <table:table-cell office:value-type="float" office:value="72.5454">
            <text:p>72.55</text:p>
          </table:table-cell>
          <table:table-cell office:value-type="float" office:value="5.18384">
            <text:p>5.18</text:p>
          </table:table-cell>
          <table:table-cell table:formula="oooc:=[.D406]*12/125*100" office:value-type="float" office:value="49.764864">
            <text:p>49.76</text:p>
          </table:table-cell>
          <table:table-cell office:value-type="float" office:value="40">
            <text:p>40</text:p>
          </table:table-cell>
          <table:table-cell table:formula="oooc:=[.G405]+([.$C$2]*[.B405]/100-[.F405])/60/12" office:value-type="float" office:value="72.5752929761805">
            <text:p>72.58</text:p>
          </table:table-cell>
          <table:table-cell table:formula="oooc:=[.H405]+([.$C$2]*[.E405]/100-[.F405])/60/12" office:value-type="float" office:value="63.2613867696889">
            <text:p>63.26</text:p>
          </table:table-cell>
          <table:table-cell table:number-columns-repeated="30"/>
        </table:table-row>
        <table:table-row table:style-name="ro1">
          <table:table-cell table:formula="oooc:=[.A406]+0.000694444444444444" office:value-type="time" office:time-value="PT13H51M00S">
            <text:p>01:51 PM</text:p>
          </table:table-cell>
          <table:table-cell office:value-type="float" office:value="65.3939">
            <text:p>65.39</text:p>
          </table:table-cell>
          <table:table-cell office:value-type="float" office:value="72.4024">
            <text:p>72.4</text:p>
          </table:table-cell>
          <table:table-cell office:value-type="float" office:value="5.16339">
            <text:p>5.16</text:p>
          </table:table-cell>
          <table:table-cell table:formula="oooc:=[.D407]*12/125*100" office:value-type="float" office:value="49.568544">
            <text:p>49.57</text:p>
          </table:table-cell>
          <table:table-cell office:value-type="float" office:value="40">
            <text:p>40</text:p>
          </table:table-cell>
          <table:table-cell table:formula="oooc:=[.G406]+([.$C$2]*[.B406]/100-[.F406])/60/12" office:value-type="float" office:value="72.6337073859028">
            <text:p>72.63</text:p>
          </table:table-cell>
          <table:table-cell table:formula="oooc:=[.H406]+([.$C$2]*[.E406]/100-[.F406])/60/12" office:value-type="float" office:value="63.2922285474667">
            <text:p>63.29</text:p>
          </table:table-cell>
          <table:table-cell table:number-columns-repeated="30"/>
        </table:table-row>
        <table:table-row table:style-name="ro1">
          <table:table-cell table:formula="oooc:=[.A407]+0.000694444444444444" office:value-type="time" office:time-value="PT13H52M00S">
            <text:p>01:52 PM</text:p>
          </table:table-cell>
          <table:table-cell office:value-type="float" office:value="65.139">
            <text:p>65.14</text:p>
          </table:table-cell>
          <table:table-cell office:value-type="float" office:value="72.2574">
            <text:p>72.26</text:p>
          </table:table-cell>
          <table:table-cell office:value-type="float" office:value="5.14276">
            <text:p>5.14</text:p>
          </table:table-cell>
          <table:table-cell table:formula="oooc:=[.D408]*12/125*100" office:value-type="float" office:value="49.370496">
            <text:p>49.37</text:p>
          </table:table-cell>
          <table:table-cell office:value-type="float" office:value="40">
            <text:p>40</text:p>
          </table:table-cell>
          <table:table-cell table:formula="oooc:=[.G407]+([.$C$2]*[.B407]/100-[.F407])/60/12" office:value-type="float" office:value="72.6916829067361">
            <text:p>72.69</text:p>
          </table:table-cell>
          <table:table-cell table:formula="oooc:=[.H407]+([.$C$2]*[.E407]/100-[.F407])/60/12" office:value-type="float" office:value="63.3227294919111">
            <text:p>63.32</text:p>
          </table:table-cell>
          <table:table-cell table:number-columns-repeated="30"/>
        </table:table-row>
        <table:table-row table:style-name="ro1">
          <table:table-cell table:formula="oooc:=[.A408]+0.000694444444444444" office:value-type="time" office:time-value="PT13H53M00S">
            <text:p>01:53 PM</text:p>
          </table:table-cell>
          <table:table-cell office:value-type="float" office:value="64.8817">
            <text:p>64.88</text:p>
          </table:table-cell>
          <table:table-cell office:value-type="float" office:value="72.1106">
            <text:p>72.11</text:p>
          </table:table-cell>
          <table:table-cell office:value-type="float" office:value="5.12195">
            <text:p>5.12</text:p>
          </table:table-cell>
          <table:table-cell table:formula="oooc:=[.D409]*12/125*100" office:value-type="float" office:value="49.17072">
            <text:p>49.17</text:p>
          </table:table-cell>
          <table:table-cell office:value-type="float" office:value="40">
            <text:p>40</text:p>
          </table:table-cell>
          <table:table-cell table:formula="oooc:=[.G408]+([.$C$2]*[.B408]/100-[.F408])/60/12" office:value-type="float" office:value="72.7492158928472">
            <text:p>72.75</text:p>
          </table:table-cell>
          <table:table-cell table:formula="oooc:=[.H408]+([.$C$2]*[.E408]/100-[.F408])/60/12" office:value-type="float" office:value="63.3528866030222">
            <text:p>63.35</text:p>
          </table:table-cell>
          <table:table-cell table:number-columns-repeated="30"/>
        </table:table-row>
        <table:table-row table:style-name="ro1">
          <table:table-cell table:formula="oooc:=[.A409]+0.000694444444444444" office:value-type="time" office:time-value="PT13H54M00S">
            <text:p>01:54 PM</text:p>
          </table:table-cell>
          <table:table-cell office:value-type="float" office:value="64.6223">
            <text:p>64.62</text:p>
          </table:table-cell>
          <table:table-cell office:value-type="float" office:value="71.9618">
            <text:p>71.96</text:p>
          </table:table-cell>
          <table:table-cell office:value-type="float" office:value="5.10096">
            <text:p>5.1</text:p>
          </table:table-cell>
          <table:table-cell table:formula="oooc:=[.D410]*12/125*100" office:value-type="float" office:value="48.969216">
            <text:p>48.97</text:p>
          </table:table-cell>
          <table:table-cell office:value-type="float" office:value="40">
            <text:p>40</text:p>
          </table:table-cell>
          <table:table-cell table:formula="oooc:=[.G409]+([.$C$2]*[.B409]/100-[.F409])/60/12" office:value-type="float" office:value="72.8063021775694">
            <text:p>72.81</text:p>
          </table:table-cell>
          <table:table-cell table:formula="oooc:=[.H409]+([.$C$2]*[.E409]/100-[.F409])/60/12" office:value-type="float" office:value="63.3826968808">
            <text:p>63.38</text:p>
          </table:table-cell>
          <table:table-cell table:number-columns-repeated="30"/>
        </table:table-row>
        <table:table-row table:style-name="ro1">
          <table:table-cell table:formula="oooc:=[.A410]+0.000694444444444444" office:value-type="time" office:time-value="PT13H55M00S">
            <text:p>01:55 PM</text:p>
          </table:table-cell>
          <table:table-cell office:value-type="float" office:value="64.3605">
            <text:p>64.36</text:p>
          </table:table-cell>
          <table:table-cell office:value-type="float" office:value="71.811">
            <text:p>71.81</text:p>
          </table:table-cell>
          <table:table-cell office:value-type="float" office:value="5.07979">
            <text:p>5.08</text:p>
          </table:table-cell>
          <table:table-cell table:formula="oooc:=[.D411]*12/125*100" office:value-type="float" office:value="48.765984">
            <text:p>48.77</text:p>
          </table:table-cell>
          <table:table-cell office:value-type="float" office:value="40">
            <text:p>40</text:p>
          </table:table-cell>
          <table:table-cell table:formula="oooc:=[.G410]+([.$C$2]*[.B410]/100-[.F410])/60/12" office:value-type="float" office:value="72.8629381150694">
            <text:p>72.86</text:p>
          </table:table-cell>
          <table:table-cell table:formula="oooc:=[.H410]+([.$C$2]*[.E410]/100-[.F410])/60/12" office:value-type="float" office:value="63.4121573252445">
            <text:p>63.41</text:p>
          </table:table-cell>
          <table:table-cell table:number-columns-repeated="30"/>
        </table:table-row>
        <table:table-row table:style-name="ro1">
          <table:table-cell table:formula="oooc:=[.A411]+0.000694444444444444" office:value-type="time" office:time-value="PT13H56M00S">
            <text:p>01:56 PM</text:p>
          </table:table-cell>
          <table:table-cell office:value-type="float" office:value="64.0966">
            <text:p>64.1</text:p>
          </table:table-cell>
          <table:table-cell office:value-type="float" office:value="71.6583">
            <text:p>71.66</text:p>
          </table:table-cell>
          <table:table-cell office:value-type="float" office:value="5.05844">
            <text:p>5.06</text:p>
          </table:table-cell>
          <table:table-cell table:formula="oooc:=[.D412]*12/125*100" office:value-type="float" office:value="48.561024">
            <text:p>48.56</text:p>
          </table:table-cell>
          <table:table-cell office:value-type="float" office:value="40">
            <text:p>40</text:p>
          </table:table-cell>
          <table:table-cell table:formula="oooc:=[.G411]+([.$C$2]*[.B411]/100-[.F411])/60/12" office:value-type="float" office:value="72.9191195386805">
            <text:p>72.92</text:p>
          </table:table-cell>
          <table:table-cell table:formula="oooc:=[.H411]+([.$C$2]*[.E411]/100-[.F411])/60/12" office:value-type="float" office:value="63.4412649363556">
            <text:p>63.44</text:p>
          </table:table-cell>
          <table:table-cell table:number-columns-repeated="30"/>
        </table:table-row>
        <table:table-row table:style-name="ro1">
          <table:table-cell table:formula="oooc:=[.A412]+0.000694444444444444" office:value-type="time" office:time-value="PT13H57M00S">
            <text:p>01:57 PM</text:p>
          </table:table-cell>
          <table:table-cell office:value-type="float" office:value="63.8304">
            <text:p>63.83</text:p>
          </table:table-cell>
          <table:table-cell office:value-type="float" office:value="71.5036">
            <text:p>71.5</text:p>
          </table:table-cell>
          <table:table-cell office:value-type="float" office:value="5.03691">
            <text:p>5.04</text:p>
          </table:table-cell>
          <table:table-cell table:formula="oooc:=[.D413]*12/125*100" office:value-type="float" office:value="48.354336">
            <text:p>48.35</text:p>
          </table:table-cell>
          <table:table-cell office:value-type="float" office:value="40">
            <text:p>40</text:p>
          </table:table-cell>
          <table:table-cell table:formula="oooc:=[.G412]+([.$C$2]*[.B412]/100-[.F412])/60/12" office:value-type="float" office:value="72.9748428025694">
            <text:p>72.97</text:p>
          </table:table-cell>
          <table:table-cell table:formula="oooc:=[.H412]+([.$C$2]*[.E412]/100-[.F412])/60/12" office:value-type="float" office:value="63.4700167141334">
            <text:p>63.47</text:p>
          </table:table-cell>
          <table:table-cell table:number-columns-repeated="30"/>
        </table:table-row>
        <table:table-row table:style-name="ro1">
          <table:table-cell table:formula="oooc:=[.A413]+0.000694444444444444" office:value-type="time" office:time-value="PT13H58M00S">
            <text:p>01:58 PM</text:p>
          </table:table-cell>
          <table:table-cell office:value-type="float" office:value="63.5619">
            <text:p>63.56</text:p>
          </table:table-cell>
          <table:table-cell office:value-type="float" office:value="71.3468">
            <text:p>71.35</text:p>
          </table:table-cell>
          <table:table-cell office:value-type="float" office:value="5.0152">
            <text:p>5.02</text:p>
          </table:table-cell>
          <table:table-cell table:formula="oooc:=[.D414]*12/125*100" office:value-type="float" office:value="48.14592">
            <text:p>48.15</text:p>
          </table:table-cell>
          <table:table-cell office:value-type="float" office:value="40">
            <text:p>40</text:p>
          </table:table-cell>
          <table:table-cell table:formula="oooc:=[.G413]+([.$C$2]*[.B413]/100-[.F413])/60/12" office:value-type="float" office:value="73.0301039136805">
            <text:p>73.03</text:p>
          </table:table-cell>
          <table:table-cell table:formula="oooc:=[.H413]+([.$C$2]*[.E413]/100-[.F413])/60/12" office:value-type="float" office:value="63.4984096585778">
            <text:p>63.5</text:p>
          </table:table-cell>
          <table:table-cell table:number-columns-repeated="30"/>
        </table:table-row>
        <table:table-row table:style-name="ro1">
          <table:table-cell table:formula="oooc:=[.A414]+0.000694444444444444" office:value-type="time" office:time-value="PT13H59M00S">
            <text:p>01:59 PM</text:p>
          </table:table-cell>
          <table:table-cell office:value-type="float" office:value="63.2912">
            <text:p>63.29</text:p>
          </table:table-cell>
          <table:table-cell office:value-type="float" office:value="71.188">
            <text:p>71.19</text:p>
          </table:table-cell>
          <table:table-cell office:value-type="float" office:value="4.99331">
            <text:p>4.99</text:p>
          </table:table-cell>
          <table:table-cell table:formula="oooc:=[.D415]*12/125*100" office:value-type="float" office:value="47.935776">
            <text:p>47.94</text:p>
          </table:table-cell>
          <table:table-cell office:value-type="float" office:value="40">
            <text:p>40</text:p>
          </table:table-cell>
          <table:table-cell table:formula="oooc:=[.G414]+([.$C$2]*[.B414]/100-[.F414])/60/12" office:value-type="float" office:value="73.0848988789583">
            <text:p>73.08</text:p>
          </table:table-cell>
          <table:table-cell table:formula="oooc:=[.H414]+([.$C$2]*[.E414]/100-[.F414])/60/12" office:value-type="float" office:value="63.5264407696889">
            <text:p>63.53</text:p>
          </table:table-cell>
          <table:table-cell table:number-columns-repeated="30"/>
        </table:table-row>
        <table:table-row table:style-name="ro1">
          <table:table-cell table:formula="oooc:=[.A415]+0.000694444444444444" office:value-type="time" office:time-value="PT14H00M00S">
            <text:p>02:00 PM</text:p>
          </table:table-cell>
          <table:table-cell office:value-type="float" office:value="63.0183">
            <text:p>63.02</text:p>
          </table:table-cell>
          <table:table-cell office:value-type="float" office:value="71.0272">
            <text:p>71.03</text:p>
          </table:table-cell>
          <table:table-cell office:value-type="float" office:value="4.97124">
            <text:p>4.97</text:p>
          </table:table-cell>
          <table:table-cell table:formula="oooc:=[.D416]*12/125*100" office:value-type="float" office:value="47.723904">
            <text:p>47.72</text:p>
          </table:table-cell>
          <table:table-cell office:value-type="float" office:value="0">
            <text:p>0</text:p>
          </table:table-cell>
          <table:table-cell table:formula="oooc:=[.G415]+([.$C$2]*[.B415]/100-[.F415])/60/12" office:value-type="float" office:value="73.1392238789583">
            <text:p>73.14</text:p>
          </table:table-cell>
          <table:table-cell table:formula="oooc:=[.H415]+([.$C$2]*[.E415]/100-[.F415])/60/12" office:value-type="float" office:value="63.5541070474667">
            <text:p>63.55</text:p>
          </table:table-cell>
          <table:table-cell table:number-columns-repeated="30"/>
        </table:table-row>
        <table:table-row table:style-name="ro1">
          <table:table-cell table:formula="oooc:=[.A416]+0.000694444444444444" office:value-type="time" office:time-value="PT14H01M00S">
            <text:p>02:01 PM</text:p>
          </table:table-cell>
          <table:table-cell office:value-type="float" office:value="62.7431">
            <text:p>62.74</text:p>
          </table:table-cell>
          <table:table-cell office:value-type="float" office:value="70.8642">
            <text:p>70.86</text:p>
          </table:table-cell>
          <table:table-cell office:value-type="float" office:value="4.94899">
            <text:p>4.95</text:p>
          </table:table-cell>
          <table:table-cell table:formula="oooc:=[.D417]*12/125*100" office:value-type="float" office:value="47.510304">
            <text:p>47.51</text:p>
          </table:table-cell>
          <table:table-cell office:value-type="float" office:value="0">
            <text:p>0</text:p>
          </table:table-cell>
          <table:table-cell table:formula="oooc:=[.G416]+([.$C$2]*[.B416]/100-[.F416])/60/12" office:value-type="float" office:value="73.2486306497917">
            <text:p>73.25</text:p>
          </table:table-cell>
          <table:table-cell table:formula="oooc:=[.H416]+([.$C$2]*[.E416]/100-[.F416])/60/12" office:value-type="float" office:value="63.6369610474667">
            <text:p>63.64</text:p>
          </table:table-cell>
          <table:table-cell table:number-columns-repeated="30"/>
        </table:table-row>
        <table:table-row table:style-name="ro1">
          <table:table-cell table:formula="oooc:=[.A417]+0.000694444444444444" office:value-type="time" office:time-value="PT14H02M00S">
            <text:p>02:02 PM</text:p>
          </table:table-cell>
          <table:table-cell office:value-type="float" office:value="62.4657">
            <text:p>62.47</text:p>
          </table:table-cell>
          <table:table-cell office:value-type="float" office:value="70.6992">
            <text:p>70.7</text:p>
          </table:table-cell>
          <table:table-cell office:value-type="float" office:value="4.92656">
            <text:p>4.93</text:p>
          </table:table-cell>
          <table:table-cell table:formula="oooc:=[.D418]*12/125*100" office:value-type="float" office:value="47.294976">
            <text:p>47.29</text:p>
          </table:table-cell>
          <table:table-cell office:value-type="float" office:value="0">
            <text:p>0</text:p>
          </table:table-cell>
          <table:table-cell table:formula="oooc:=[.G417]+([.$C$2]*[.B417]/100-[.F417])/60/12" office:value-type="float" office:value="73.3575596428472">
            <text:p>73.36</text:p>
          </table:table-cell>
          <table:table-cell table:formula="oooc:=[.H417]+([.$C$2]*[.E417]/100-[.F417])/60/12" office:value-type="float" office:value="63.7194442141334">
            <text:p>63.72</text:p>
          </table:table-cell>
          <table:table-cell table:number-columns-repeated="30"/>
        </table:table-row>
        <table:table-row table:style-name="ro1">
          <table:table-cell table:formula="oooc:=[.A418]+0.000694444444444444" office:value-type="time" office:time-value="PT14H03M00S">
            <text:p>02:03 PM</text:p>
          </table:table-cell>
          <table:table-cell office:value-type="float" office:value="62.186">
            <text:p>62.19</text:p>
          </table:table-cell>
          <table:table-cell office:value-type="float" office:value="70.532">
            <text:p>70.53</text:p>
          </table:table-cell>
          <table:table-cell office:value-type="float" office:value="4.90395">
            <text:p>4.9</text:p>
          </table:table-cell>
          <table:table-cell table:formula="oooc:=[.D419]*12/125*100" office:value-type="float" office:value="47.07792">
            <text:p>47.08</text:p>
          </table:table-cell>
          <table:table-cell office:value-type="float" office:value="0">
            <text:p>0</text:p>
          </table:table-cell>
          <table:table-cell table:formula="oooc:=[.G418]+([.$C$2]*[.B418]/100-[.F418])/60/12" office:value-type="float" office:value="73.4660070386805">
            <text:p>73.47</text:p>
          </table:table-cell>
          <table:table-cell table:formula="oooc:=[.H418]+([.$C$2]*[.E418]/100-[.F418])/60/12" office:value-type="float" office:value="63.8015535474667">
            <text:p>63.8</text:p>
          </table:table-cell>
          <table:table-cell table:number-columns-repeated="30"/>
        </table:table-row>
        <table:table-row table:style-name="ro1">
          <table:table-cell table:formula="oooc:=[.A419]+0.000694444444444444" office:value-type="time" office:time-value="PT14H04M00S">
            <text:p>02:04 PM</text:p>
          </table:table-cell>
          <table:table-cell office:value-type="float" office:value="61.9041">
            <text:p>61.9</text:p>
          </table:table-cell>
          <table:table-cell office:value-type="float" office:value="70.3627">
            <text:p>70.36</text:p>
          </table:table-cell>
          <table:table-cell office:value-type="float" office:value="4.88117">
            <text:p>4.88</text:p>
          </table:table-cell>
          <table:table-cell table:formula="oooc:=[.D420]*12/125*100" office:value-type="float" office:value="46.859232">
            <text:p>46.86</text:p>
          </table:table-cell>
          <table:table-cell office:value-type="float" office:value="0">
            <text:p>0</text:p>
          </table:table-cell>
          <table:table-cell table:formula="oooc:=[.G419]+([.$C$2]*[.B419]/100-[.F419])/60/12" office:value-type="float" office:value="73.5739688442361">
            <text:p>73.57</text:p>
          </table:table-cell>
          <table:table-cell table:formula="oooc:=[.H419]+([.$C$2]*[.E419]/100-[.F419])/60/12" office:value-type="float" office:value="63.8832860474667">
            <text:p>63.88</text:p>
          </table:table-cell>
          <table:table-cell table:number-columns-repeated="30"/>
        </table:table-row>
        <table:table-row table:style-name="ro1">
          <table:table-cell table:formula="oooc:=[.A420]+0.000694444444444444" office:value-type="time" office:time-value="PT14H05M00S">
            <text:p>02:05 PM</text:p>
          </table:table-cell>
          <table:table-cell office:value-type="float" office:value="61.62">
            <text:p>61.62</text:p>
          </table:table-cell>
          <table:table-cell office:value-type="float" office:value="70.1912">
            <text:p>70.19</text:p>
          </table:table-cell>
          <table:table-cell office:value-type="float" office:value="4.8582">
            <text:p>4.86</text:p>
          </table:table-cell>
          <table:table-cell table:formula="oooc:=[.D421]*12/125*100" office:value-type="float" office:value="46.63872">
            <text:p>46.64</text:p>
          </table:table-cell>
          <table:table-cell office:value-type="float" office:value="0">
            <text:p>0</text:p>
          </table:table-cell>
          <table:table-cell table:formula="oooc:=[.G420]+([.$C$2]*[.B420]/100-[.F420])/60/12" office:value-type="float" office:value="73.6814412400694">
            <text:p>73.68</text:p>
          </table:table-cell>
          <table:table-cell table:formula="oooc:=[.H420]+([.$C$2]*[.E420]/100-[.F420])/60/12" office:value-type="float" office:value="63.9646388808">
            <text:p>63.96</text:p>
          </table:table-cell>
          <table:table-cell table:number-columns-repeated="30"/>
        </table:table-row>
        <table:table-row table:style-name="ro1">
          <table:table-cell table:formula="oooc:=[.A421]+0.000694444444444444" office:value-type="time" office:time-value="PT14H06M00S">
            <text:p>02:06 PM</text:p>
          </table:table-cell>
          <table:table-cell office:value-type="float" office:value="61.3336">
            <text:p>61.33</text:p>
          </table:table-cell>
          <table:table-cell office:value-type="float" office:value="70.0174">
            <text:p>70.02</text:p>
          </table:table-cell>
          <table:table-cell office:value-type="float" office:value="4.83505">
            <text:p>4.84</text:p>
          </table:table-cell>
          <table:table-cell table:formula="oooc:=[.D422]*12/125*100" office:value-type="float" office:value="46.41648">
            <text:p>46.42</text:p>
          </table:table-cell>
          <table:table-cell office:value-type="float" office:value="0">
            <text:p>0</text:p>
          </table:table-cell>
          <table:table-cell table:formula="oooc:=[.G421]+([.$C$2]*[.B421]/100-[.F421])/60/12" office:value-type="float" office:value="73.7884204067361">
            <text:p>73.79</text:p>
          </table:table-cell>
          <table:table-cell table:formula="oooc:=[.H421]+([.$C$2]*[.E421]/100-[.F421])/60/12" office:value-type="float" office:value="64.0456088808">
            <text:p>64.05</text:p>
          </table:table-cell>
          <table:table-cell table:number-columns-repeated="30"/>
        </table:table-row>
        <table:table-row table:style-name="ro1">
          <table:table-cell table:formula="oooc:=[.A422]+0.000694444444444444" office:value-type="time" office:time-value="PT14H07M00S">
            <text:p>02:07 PM</text:p>
          </table:table-cell>
          <table:table-cell office:value-type="float" office:value="61.045">
            <text:p>61.05</text:p>
          </table:table-cell>
          <table:table-cell office:value-type="float" office:value="69.8415">
            <text:p>69.84</text:p>
          </table:table-cell>
          <table:table-cell office:value-type="float" office:value="4.81173">
            <text:p>4.81</text:p>
          </table:table-cell>
          <table:table-cell table:formula="oooc:=[.D423]*12/125*100" office:value-type="float" office:value="46.192608">
            <text:p>46.19</text:p>
          </table:table-cell>
          <table:table-cell office:value-type="float" office:value="0">
            <text:p>0</text:p>
          </table:table-cell>
          <table:table-cell table:formula="oooc:=[.G422]+([.$C$2]*[.B422]/100-[.F422])/60/12" office:value-type="float" office:value="73.8949023511805">
            <text:p>73.89</text:p>
          </table:table-cell>
          <table:table-cell table:formula="oooc:=[.H422]+([.$C$2]*[.E422]/100-[.F422])/60/12" office:value-type="float" office:value="64.1261930474667">
            <text:p>64.13</text:p>
          </table:table-cell>
          <table:table-cell table:number-columns-repeated="30"/>
        </table:table-row>
        <table:table-row table:style-name="ro1">
          <table:table-cell table:formula="oooc:=[.A423]+0.000694444444444444" office:value-type="time" office:time-value="PT14H08M00S">
            <text:p>02:08 PM</text:p>
          </table:table-cell>
          <table:table-cell office:value-type="float" office:value="60.7542">
            <text:p>60.75</text:p>
          </table:table-cell>
          <table:table-cell office:value-type="float" office:value="69.6633">
            <text:p>69.66</text:p>
          </table:table-cell>
          <table:table-cell office:value-type="float" office:value="4.78822">
            <text:p>4.79</text:p>
          </table:table-cell>
          <table:table-cell table:formula="oooc:=[.D424]*12/125*100" office:value-type="float" office:value="45.966912">
            <text:p>45.97</text:p>
          </table:table-cell>
          <table:table-cell office:value-type="float" office:value="0">
            <text:p>0</text:p>
          </table:table-cell>
          <table:table-cell table:formula="oooc:=[.G423]+([.$C$2]*[.B423]/100-[.F423])/60/12" office:value-type="float" office:value="74.0008832539583">
            <text:p>74</text:p>
          </table:table-cell>
          <table:table-cell table:formula="oooc:=[.H423]+([.$C$2]*[.E423]/100-[.F423])/60/12" office:value-type="float" office:value="64.2063885474667">
            <text:p>64.21</text:p>
          </table:table-cell>
          <table:table-cell table:number-columns-repeated="30"/>
        </table:table-row>
        <table:table-row table:style-name="ro1">
          <table:table-cell table:formula="oooc:=[.A424]+0.000694444444444444" office:value-type="time" office:time-value="PT14H09M00S">
            <text:p>02:09 PM</text:p>
          </table:table-cell>
          <table:table-cell office:value-type="float" office:value="60.4611">
            <text:p>60.46</text:p>
          </table:table-cell>
          <table:table-cell office:value-type="float" office:value="69.4828">
            <text:p>69.48</text:p>
          </table:table-cell>
          <table:table-cell office:value-type="float" office:value="4.76453">
            <text:p>4.76</text:p>
          </table:table-cell>
          <table:table-cell table:formula="oooc:=[.D425]*12/125*100" office:value-type="float" office:value="45.739488">
            <text:p>45.74</text:p>
          </table:table-cell>
          <table:table-cell office:value-type="float" office:value="0">
            <text:p>0</text:p>
          </table:table-cell>
          <table:table-cell table:formula="oooc:=[.G424]+([.$C$2]*[.B424]/100-[.F424])/60/12" office:value-type="float" office:value="74.106359295625">
            <text:p>74.11</text:p>
          </table:table-cell>
          <table:table-cell table:formula="oooc:=[.H424]+([.$C$2]*[.E424]/100-[.F424])/60/12" office:value-type="float" office:value="64.2861922141334">
            <text:p>64.29</text:p>
          </table:table-cell>
          <table:table-cell table:number-columns-repeated="30"/>
        </table:table-row>
        <table:table-row table:style-name="ro1">
          <table:table-cell table:formula="oooc:=[.A425]+0.000694444444444444" office:value-type="time" office:time-value="PT14H10M00S">
            <text:p>02:10 PM</text:p>
          </table:table-cell>
          <table:table-cell office:value-type="float" office:value="60.1657">
            <text:p>60.17</text:p>
          </table:table-cell>
          <table:table-cell office:value-type="float" office:value="69.3">
            <text:p>69.3</text:p>
          </table:table-cell>
          <table:table-cell office:value-type="float" office:value="4.74067">
            <text:p>4.74</text:p>
          </table:table-cell>
          <table:table-cell table:formula="oooc:=[.D426]*12/125*100" office:value-type="float" office:value="45.510432">
            <text:p>45.51</text:p>
          </table:table-cell>
          <table:table-cell office:value-type="float" office:value="0">
            <text:p>0</text:p>
          </table:table-cell>
          <table:table-cell table:formula="oooc:=[.G425]+([.$C$2]*[.B425]/100-[.F425])/60/12" office:value-type="float" office:value="74.211326483125">
            <text:p>74.21</text:p>
          </table:table-cell>
          <table:table-cell table:formula="oooc:=[.H425]+([.$C$2]*[.E425]/100-[.F425])/60/12" office:value-type="float" office:value="64.3656010474667">
            <text:p>64.37</text:p>
          </table:table-cell>
          <table:table-cell table:number-columns-repeated="30"/>
        </table:table-row>
        <table:table-row table:style-name="ro1">
          <table:table-cell table:formula="oooc:=[.A426]+0.000694444444444444" office:value-type="time" office:time-value="PT14H11M00S">
            <text:p>02:11 PM</text:p>
          </table:table-cell>
          <table:table-cell office:value-type="float" office:value="59.8682">
            <text:p>59.87</text:p>
          </table:table-cell>
          <table:table-cell office:value-type="float" office:value="69.1149">
            <text:p>69.11</text:p>
          </table:table-cell>
          <table:table-cell office:value-type="float" office:value="4.71662">
            <text:p>4.72</text:p>
          </table:table-cell>
          <table:table-cell table:formula="oooc:=[.D427]*12/125*100" office:value-type="float" office:value="45.279552">
            <text:p>45.28</text:p>
          </table:table-cell>
          <table:table-cell office:value-type="float" office:value="0">
            <text:p>0</text:p>
          </table:table-cell>
          <table:table-cell table:formula="oooc:=[.G426]+([.$C$2]*[.B426]/100-[.F426])/60/12" office:value-type="float" office:value="74.3157808234027">
            <text:p>74.32</text:p>
          </table:table-cell>
          <table:table-cell table:formula="oooc:=[.H426]+([.$C$2]*[.E426]/100-[.F426])/60/12" office:value-type="float" office:value="64.4446122141333">
            <text:p>64.44</text:p>
          </table:table-cell>
          <table:table-cell table:number-columns-repeated="30"/>
        </table:table-row>
        <table:table-row table:style-name="ro1">
          <table:table-cell table:formula="oooc:=[.A427]+0.000694444444444444" office:value-type="time" office:time-value="PT14H12M00S">
            <text:p>02:12 PM</text:p>
          </table:table-cell>
          <table:table-cell office:value-type="float" office:value="59.5683">
            <text:p>59.57</text:p>
          </table:table-cell>
          <table:table-cell office:value-type="float" office:value="68.9274">
            <text:p>68.93</text:p>
          </table:table-cell>
          <table:table-cell office:value-type="float" office:value="4.6924">
            <text:p>4.69</text:p>
          </table:table-cell>
          <table:table-cell table:formula="oooc:=[.D428]*12/125*100" office:value-type="float" office:value="45.04704">
            <text:p>45.05</text:p>
          </table:table-cell>
          <table:table-cell office:value-type="float" office:value="0">
            <text:p>0</text:p>
          </table:table-cell>
          <table:table-cell table:formula="oooc:=[.G427]+([.$C$2]*[.B427]/100-[.F427])/60/12" office:value-type="float" office:value="74.419718670625">
            <text:p>74.42</text:p>
          </table:table-cell>
          <table:table-cell table:formula="oooc:=[.H427]+([.$C$2]*[.E427]/100-[.F427])/60/12" office:value-type="float" office:value="64.5232225474667">
            <text:p>64.52</text:p>
          </table:table-cell>
          <table:table-cell table:number-columns-repeated="30"/>
        </table:table-row>
        <table:table-row table:style-name="ro1">
          <table:table-cell table:formula="oooc:=[.A428]+0.000694444444444444" office:value-type="time" office:time-value="PT14H13M00S">
            <text:p>02:13 PM</text:p>
          </table:table-cell>
          <table:table-cell office:value-type="float" office:value="59.2663">
            <text:p>59.27</text:p>
          </table:table-cell>
          <table:table-cell office:value-type="float" office:value="68.7375">
            <text:p>68.74</text:p>
          </table:table-cell>
          <table:table-cell office:value-type="float" office:value="4.66799">
            <text:p>4.67</text:p>
          </table:table-cell>
          <table:table-cell table:formula="oooc:=[.D429]*12/125*100" office:value-type="float" office:value="44.812704">
            <text:p>44.81</text:p>
          </table:table-cell>
          <table:table-cell office:value-type="float" office:value="0">
            <text:p>0</text:p>
          </table:table-cell>
          <table:table-cell table:formula="oooc:=[.G428]+([.$C$2]*[.B428]/100-[.F428])/60/12" office:value-type="float" office:value="74.523135858125">
            <text:p>74.52</text:p>
          </table:table-cell>
          <table:table-cell table:formula="oooc:=[.H428]+([.$C$2]*[.E428]/100-[.F428])/60/12" office:value-type="float" office:value="64.6014292141333">
            <text:p>64.6</text:p>
          </table:table-cell>
          <table:table-cell table:number-columns-repeated="30"/>
        </table:table-row>
        <table:table-row table:style-name="ro1">
          <table:table-cell table:formula="oooc:=[.A429]+0.000694444444444444" office:value-type="time" office:time-value="PT14H14M00S">
            <text:p>02:14 PM</text:p>
          </table:table-cell>
          <table:table-cell office:value-type="float" office:value="58.962">
            <text:p>58.96</text:p>
          </table:table-cell>
          <table:table-cell office:value-type="float" office:value="68.5452">
            <text:p>68.55</text:p>
          </table:table-cell>
          <table:table-cell office:value-type="float" office:value="4.64341">
            <text:p>4.64</text:p>
          </table:table-cell>
          <table:table-cell table:formula="oooc:=[.D430]*12/125*100" office:value-type="float" office:value="44.576736">
            <text:p>44.58</text:p>
          </table:table-cell>
          <table:table-cell office:value-type="float" office:value="0">
            <text:p>0</text:p>
          </table:table-cell>
          <table:table-cell table:formula="oooc:=[.G429]+([.$C$2]*[.B429]/100-[.F429])/60/12" office:value-type="float" office:value="74.6260287400694">
            <text:p>74.63</text:p>
          </table:table-cell>
          <table:table-cell table:formula="oooc:=[.H429]+([.$C$2]*[.E429]/100-[.F429])/60/12" office:value-type="float" office:value="64.6792290474667">
            <text:p>64.68</text:p>
          </table:table-cell>
          <table:table-cell table:number-columns-repeated="30"/>
        </table:table-row>
        <table:table-row table:style-name="ro1">
          <table:table-cell table:formula="oooc:=[.A430]+0.000694444444444444" office:value-type="time" office:time-value="PT14H15M00S">
            <text:p>02:15 PM</text:p>
          </table:table-cell>
          <table:table-cell office:value-type="float" office:value="58.6555">
            <text:p>58.66</text:p>
          </table:table-cell>
          <table:table-cell office:value-type="float" office:value="68.3504">
            <text:p>68.35</text:p>
          </table:table-cell>
          <table:table-cell office:value-type="float" office:value="4.61865">
            <text:p>4.62</text:p>
          </table:table-cell>
          <table:table-cell table:formula="oooc:=[.D431]*12/125*100" office:value-type="float" office:value="44.33904">
            <text:p>44.34</text:p>
          </table:table-cell>
          <table:table-cell office:value-type="float" office:value="0">
            <text:p>0</text:p>
          </table:table-cell>
          <table:table-cell table:formula="oooc:=[.G430]+([.$C$2]*[.B430]/100-[.F430])/60/12" office:value-type="float" office:value="74.7283933234028">
            <text:p>74.73</text:p>
          </table:table-cell>
          <table:table-cell table:formula="oooc:=[.H430]+([.$C$2]*[.E430]/100-[.F430])/60/12" office:value-type="float" office:value="64.7566192141333">
            <text:p>64.76</text:p>
          </table:table-cell>
          <table:table-cell table:number-columns-repeated="30"/>
        </table:table-row>
        <table:table-row table:style-name="ro1">
          <table:table-cell table:formula="oooc:=[.A431]+0.000694444444444444" office:value-type="time" office:time-value="PT14H16M00S">
            <text:p>02:16 PM</text:p>
          </table:table-cell>
          <table:table-cell office:value-type="float" office:value="58.3467">
            <text:p>58.35</text:p>
          </table:table-cell>
          <table:table-cell office:value-type="float" office:value="68.1532">
            <text:p>68.15</text:p>
          </table:table-cell>
          <table:table-cell office:value-type="float" office:value="4.59371">
            <text:p>4.59</text:p>
          </table:table-cell>
          <table:table-cell table:formula="oooc:=[.D432]*12/125*100" office:value-type="float" office:value="44.099616">
            <text:p>44.1</text:p>
          </table:table-cell>
          <table:table-cell office:value-type="float" office:value="0">
            <text:p>0</text:p>
          </table:table-cell>
          <table:table-cell table:formula="oooc:=[.G431]+([.$C$2]*[.B431]/100-[.F431])/60/12" office:value-type="float" office:value="74.8302257886805">
            <text:p>74.83</text:p>
          </table:table-cell>
          <table:table-cell table:formula="oooc:=[.H431]+([.$C$2]*[.E431]/100-[.F431])/60/12" office:value-type="float" office:value="64.8335967141333">
            <text:p>64.83</text:p>
          </table:table-cell>
          <table:table-cell table:number-columns-repeated="30"/>
        </table:table-row>
        <table:table-row table:style-name="ro1">
          <table:table-cell table:formula="oooc:=[.A432]+0.000694444444444444" office:value-type="time" office:time-value="PT14H17M00S">
            <text:p>02:17 PM</text:p>
          </table:table-cell>
          <table:table-cell office:value-type="float" office:value="58.0357">
            <text:p>58.04</text:p>
          </table:table-cell>
          <table:table-cell office:value-type="float" office:value="67.9534">
            <text:p>67.95</text:p>
          </table:table-cell>
          <table:table-cell office:value-type="float" office:value="4.56859">
            <text:p>4.57</text:p>
          </table:table-cell>
          <table:table-cell table:formula="oooc:=[.D433]*12/125*100" office:value-type="float" office:value="43.858464">
            <text:p>43.86</text:p>
          </table:table-cell>
          <table:table-cell office:value-type="float" office:value="0">
            <text:p>0</text:p>
          </table:table-cell>
          <table:table-cell table:formula="oooc:=[.G432]+([.$C$2]*[.B432]/100-[.F432])/60/12" office:value-type="float" office:value="74.9315221428472">
            <text:p>74.93</text:p>
          </table:table-cell>
          <table:table-cell table:formula="oooc:=[.H432]+([.$C$2]*[.E432]/100-[.F432])/60/12" office:value-type="float" office:value="64.9101585474667">
            <text:p>64.91</text:p>
          </table:table-cell>
          <table:table-cell table:number-columns-repeated="30"/>
        </table:table-row>
        <table:table-row table:style-name="ro1">
          <table:table-cell table:formula="oooc:=[.A433]+0.000694444444444444" office:value-type="time" office:time-value="PT14H18M00S">
            <text:p>02:18 PM</text:p>
          </table:table-cell>
          <table:table-cell office:value-type="float" office:value="57.7225">
            <text:p>57.72</text:p>
          </table:table-cell>
          <table:table-cell office:value-type="float" office:value="67.7511">
            <text:p>67.75</text:p>
          </table:table-cell>
          <table:table-cell office:value-type="float" office:value="4.54328">
            <text:p>4.54</text:p>
          </table:table-cell>
          <table:table-cell table:formula="oooc:=[.D434]*12/125*100" office:value-type="float" office:value="43.615488">
            <text:p>43.62</text:p>
          </table:table-cell>
          <table:table-cell office:value-type="float" office:value="0">
            <text:p>0</text:p>
          </table:table-cell>
          <table:table-cell table:formula="oooc:=[.G433]+([.$C$2]*[.B433]/100-[.F433])/60/12" office:value-type="float" office:value="75.0322785664583">
            <text:p>75.03</text:p>
          </table:table-cell>
          <table:table-cell table:formula="oooc:=[.H433]+([.$C$2]*[.E433]/100-[.F433])/60/12" office:value-type="float" office:value="64.9863017141333">
            <text:p>64.99</text:p>
          </table:table-cell>
          <table:table-cell table:number-columns-repeated="30"/>
        </table:table-row>
        <table:table-row table:style-name="ro1">
          <table:table-cell table:formula="oooc:=[.A434]+0.000694444444444444" office:value-type="time" office:time-value="PT14H19M00S">
            <text:p>02:19 PM</text:p>
          </table:table-cell>
          <table:table-cell office:value-type="float" office:value="57.407">
            <text:p>57.41</text:p>
          </table:table-cell>
          <table:table-cell office:value-type="float" office:value="67.5463">
            <text:p>67.55</text:p>
          </table:table-cell>
          <table:table-cell office:value-type="float" office:value="4.5178">
            <text:p>4.52</text:p>
          </table:table-cell>
          <table:table-cell table:formula="oooc:=[.D435]*12/125*100" office:value-type="float" office:value="43.37088">
            <text:p>43.37</text:p>
          </table:table-cell>
          <table:table-cell office:value-type="float" office:value="0">
            <text:p>0</text:p>
          </table:table-cell>
          <table:table-cell table:formula="oooc:=[.G434]+([.$C$2]*[.B434]/100-[.F434])/60/12" office:value-type="float" office:value="75.1324912400694">
            <text:p>75.13</text:p>
          </table:table-cell>
          <table:table-cell table:formula="oooc:=[.H434]+([.$C$2]*[.E434]/100-[.F434])/60/12" office:value-type="float" office:value="65.0620230474667">
            <text:p>65.06</text:p>
          </table:table-cell>
          <table:table-cell table:number-columns-repeated="30"/>
        </table:table-row>
        <table:table-row table:style-name="ro1">
          <table:table-cell table:formula="oooc:=[.A435]+0.000694444444444444" office:value-type="time" office:time-value="PT14H20M00S">
            <text:p>02:20 PM</text:p>
          </table:table-cell>
          <table:table-cell office:value-type="float" office:value="57.0893">
            <text:p>57.09</text:p>
          </table:table-cell>
          <table:table-cell office:value-type="float" office:value="67.3388">
            <text:p>67.34</text:p>
          </table:table-cell>
          <table:table-cell office:value-type="float" office:value="4.49214">
            <text:p>4.49</text:p>
          </table:table-cell>
          <table:table-cell table:formula="oooc:=[.D436]*12/125*100" office:value-type="float" office:value="43.124544">
            <text:p>43.12</text:p>
          </table:table-cell>
          <table:table-cell office:value-type="float" office:value="0">
            <text:p>0</text:p>
          </table:table-cell>
          <table:table-cell table:formula="oooc:=[.G435]+([.$C$2]*[.B435]/100-[.F435])/60/12" office:value-type="float" office:value="75.232156170625">
            <text:p>75.23</text:p>
          </table:table-cell>
          <table:table-cell table:formula="oooc:=[.H435]+([.$C$2]*[.E435]/100-[.F435])/60/12" office:value-type="float" office:value="65.1373197141333">
            <text:p>65.14</text:p>
          </table:table-cell>
          <table:table-cell table:number-columns-repeated="30"/>
        </table:table-row>
        <table:table-row table:style-name="ro1">
          <table:table-cell table:formula="oooc:=[.A436]+0.000694444444444444" office:value-type="time" office:time-value="PT14H21M00S">
            <text:p>02:21 PM</text:p>
          </table:table-cell>
          <table:table-cell office:value-type="float" office:value="56.7694">
            <text:p>56.77</text:p>
          </table:table-cell>
          <table:table-cell office:value-type="float" office:value="67.1288">
            <text:p>67.13</text:p>
          </table:table-cell>
          <table:table-cell office:value-type="float" office:value="4.46631">
            <text:p>4.47</text:p>
          </table:table-cell>
          <table:table-cell table:formula="oooc:=[.D437]*12/125*100" office:value-type="float" office:value="42.876576">
            <text:p>42.88</text:p>
          </table:table-cell>
          <table:table-cell office:value-type="float" office:value="0">
            <text:p>0</text:p>
          </table:table-cell>
          <table:table-cell table:formula="oooc:=[.G436]+([.$C$2]*[.B436]/100-[.F436])/60/12" office:value-type="float" office:value="75.3312695386805">
            <text:p>75.33</text:p>
          </table:table-cell>
          <table:table-cell table:formula="oooc:=[.H436]+([.$C$2]*[.E436]/100-[.F436])/60/12" office:value-type="float" office:value="65.2121887141333">
            <text:p>65.21</text:p>
          </table:table-cell>
          <table:table-cell table:number-columns-repeated="30"/>
        </table:table-row>
        <table:table-row table:style-name="ro1">
          <table:table-cell table:formula="oooc:=[.A437]+0.000694444444444444" office:value-type="time" office:time-value="PT14H22M00S">
            <text:p>02:22 PM</text:p>
          </table:table-cell>
          <table:table-cell office:value-type="float" office:value="56.4472">
            <text:p>56.45</text:p>
          </table:table-cell>
          <table:table-cell office:value-type="float" office:value="66.916">
            <text:p>66.92</text:p>
          </table:table-cell>
          <table:table-cell office:value-type="float" office:value="4.44029">
            <text:p>4.44</text:p>
          </table:table-cell>
          <table:table-cell table:formula="oooc:=[.D438]*12/125*100" office:value-type="float" office:value="42.626784">
            <text:p>42.63</text:p>
          </table:table-cell>
          <table:table-cell office:value-type="float" office:value="0">
            <text:p>0</text:p>
          </table:table-cell>
          <table:table-cell table:formula="oooc:=[.G437]+([.$C$2]*[.B437]/100-[.F437])/60/12" office:value-type="float" office:value="75.4298275247917">
            <text:p>75.43</text:p>
          </table:table-cell>
          <table:table-cell table:formula="oooc:=[.H437]+([.$C$2]*[.E437]/100-[.F437])/60/12" office:value-type="float" office:value="65.2866272141333">
            <text:p>65.29</text:p>
          </table:table-cell>
          <table:table-cell table:number-columns-repeated="30"/>
        </table:table-row>
        <table:table-row table:style-name="ro1">
          <table:table-cell table:formula="oooc:=[.A438]+0.000694444444444444" office:value-type="time" office:time-value="PT14H23M00S">
            <text:p>02:23 PM</text:p>
          </table:table-cell>
          <table:table-cell office:value-type="float" office:value="56.1228">
            <text:p>56.12</text:p>
          </table:table-cell>
          <table:table-cell office:value-type="float" office:value="66.7005">
            <text:p>66.7</text:p>
          </table:table-cell>
          <table:table-cell office:value-type="float" office:value="4.41409">
            <text:p>4.41</text:p>
          </table:table-cell>
          <table:table-cell table:formula="oooc:=[.D439]*12/125*100" office:value-type="float" office:value="42.375264">
            <text:p>42.38</text:p>
          </table:table-cell>
          <table:table-cell office:value-type="float" office:value="0">
            <text:p>0</text:p>
          </table:table-cell>
          <table:table-cell table:formula="oooc:=[.G438]+([.$C$2]*[.B438]/100-[.F438])/60/12" office:value-type="float" office:value="75.5278261359028">
            <text:p>75.53</text:p>
          </table:table-cell>
          <table:table-cell table:formula="oooc:=[.H438]+([.$C$2]*[.E438]/100-[.F438])/60/12" office:value-type="float" office:value="65.3606320474667">
            <text:p>65.36</text:p>
          </table:table-cell>
          <table:table-cell table:number-columns-repeated="30"/>
        </table:table-row>
        <table:table-row table:style-name="ro1">
          <table:table-cell table:formula="oooc:=[.A439]+0.000694444444444444" office:value-type="time" office:time-value="PT14H24M00S">
            <text:p>02:24 PM</text:p>
          </table:table-cell>
          <table:table-cell office:value-type="float" office:value="55.7961">
            <text:p>55.8</text:p>
          </table:table-cell>
          <table:table-cell office:value-type="float" office:value="66.4824">
            <text:p>66.48</text:p>
          </table:table-cell>
          <table:table-cell office:value-type="float" office:value="4.38771">
            <text:p>4.39</text:p>
          </table:table-cell>
          <table:table-cell table:formula="oooc:=[.D440]*12/125*100" office:value-type="float" office:value="42.122016">
            <text:p>42.12</text:p>
          </table:table-cell>
          <table:table-cell office:value-type="float" office:value="0">
            <text:p>0</text:p>
          </table:table-cell>
          <table:table-cell table:formula="oooc:=[.G439]+([.$C$2]*[.B439]/100-[.F439])/60/12" office:value-type="float" office:value="75.6252615525694">
            <text:p>75.63</text:p>
          </table:table-cell>
          <table:table-cell table:formula="oooc:=[.H439]+([.$C$2]*[.E439]/100-[.F439])/60/12" office:value-type="float" office:value="65.4342002141333">
            <text:p>65.43</text:p>
          </table:table-cell>
          <table:table-cell table:number-columns-repeated="30"/>
        </table:table-row>
        <table:table-row table:style-name="ro1">
          <table:table-cell table:formula="oooc:=[.A440]+0.000694444444444444" office:value-type="time" office:time-value="PT14H25M00S">
            <text:p>02:25 PM</text:p>
          </table:table-cell>
          <table:table-cell office:value-type="float" office:value="55.4672">
            <text:p>55.47</text:p>
          </table:table-cell>
          <table:table-cell office:value-type="float" office:value="66.2614">
            <text:p>66.26</text:p>
          </table:table-cell>
          <table:table-cell office:value-type="float" office:value="4.36115">
            <text:p>4.36</text:p>
          </table:table-cell>
          <table:table-cell table:formula="oooc:=[.D441]*12/125*100" office:value-type="float" office:value="41.86704">
            <text:p>41.87</text:p>
          </table:table-cell>
          <table:table-cell office:value-type="float" office:value="0">
            <text:p>0</text:p>
          </table:table-cell>
          <table:table-cell table:formula="oooc:=[.G440]+([.$C$2]*[.B440]/100-[.F440])/60/12" office:value-type="float" office:value="75.7221297817361">
            <text:p>75.72</text:p>
          </table:table-cell>
          <table:table-cell table:formula="oooc:=[.H440]+([.$C$2]*[.E440]/100-[.F440])/60/12" office:value-type="float" office:value="65.5073287141333">
            <text:p>65.51</text:p>
          </table:table-cell>
          <table:table-cell table:number-columns-repeated="30"/>
        </table:table-row>
        <table:table-row table:style-name="ro1">
          <table:table-cell table:formula="oooc:=[.A441]+0.000694444444444444" office:value-type="time" office:time-value="PT14H26M00S">
            <text:p>02:26 PM</text:p>
          </table:table-cell>
          <table:table-cell office:value-type="float" office:value="55.1361">
            <text:p>55.14</text:p>
          </table:table-cell>
          <table:table-cell office:value-type="float" office:value="66.0376">
            <text:p>66.04</text:p>
          </table:table-cell>
          <table:table-cell office:value-type="float" office:value="4.33442">
            <text:p>4.33</text:p>
          </table:table-cell>
          <table:table-cell table:formula="oooc:=[.D442]*12/125*100" office:value-type="float" office:value="41.610432">
            <text:p>41.61</text:p>
          </table:table-cell>
          <table:table-cell office:value-type="float" office:value="0">
            <text:p>0</text:p>
          </table:table-cell>
          <table:table-cell table:formula="oooc:=[.G441]+([.$C$2]*[.B441]/100-[.F441])/60/12" office:value-type="float" office:value="75.8184270039583">
            <text:p>75.82</text:p>
          </table:table-cell>
          <table:table-cell table:formula="oooc:=[.H441]+([.$C$2]*[.E441]/100-[.F441])/60/12" office:value-type="float" office:value="65.5800145474667">
            <text:p>65.58</text:p>
          </table:table-cell>
          <table:table-cell table:number-columns-repeated="30"/>
        </table:table-row>
        <table:table-row table:style-name="ro1">
          <table:table-cell table:formula="oooc:=[.A442]+0.000694444444444444" office:value-type="time" office:time-value="PT14H27M00S">
            <text:p>02:27 PM</text:p>
          </table:table-cell>
          <table:table-cell office:value-type="float" office:value="54.8027">
            <text:p>54.8</text:p>
          </table:table-cell>
          <table:table-cell office:value-type="float" office:value="65.811">
            <text:p>65.81</text:p>
          </table:table-cell>
          <table:table-cell office:value-type="float" office:value="4.3075">
            <text:p>4.31</text:p>
          </table:table-cell>
          <table:table-cell table:formula="oooc:=[.D443]*12/125*100" office:value-type="float" office:value="41.352">
            <text:p>41.35</text:p>
          </table:table-cell>
          <table:table-cell office:value-type="float" office:value="0">
            <text:p>0</text:p>
          </table:table-cell>
          <table:table-cell table:formula="oooc:=[.G442]+([.$C$2]*[.B442]/100-[.F442])/60/12" office:value-type="float" office:value="75.9141493997917">
            <text:p>75.91</text:p>
          </table:table-cell>
          <table:table-cell table:formula="oooc:=[.H442]+([.$C$2]*[.E442]/100-[.F442])/60/12" office:value-type="float" office:value="65.6522548808">
            <text:p>65.65</text:p>
          </table:table-cell>
          <table:table-cell table:number-columns-repeated="30"/>
        </table:table-row>
        <table:table-row table:style-name="ro1">
          <table:table-cell table:formula="oooc:=[.A443]+0.000694444444444444" office:value-type="time" office:time-value="PT14H28M00S">
            <text:p>02:28 PM</text:p>
          </table:table-cell>
          <table:table-cell office:value-type="float" office:value="54.4671">
            <text:p>54.47</text:p>
          </table:table-cell>
          <table:table-cell office:value-type="float" office:value="65.5816">
            <text:p>65.58</text:p>
          </table:table-cell>
          <table:table-cell office:value-type="float" office:value="4.28041">
            <text:p>4.28</text:p>
          </table:table-cell>
          <table:table-cell table:formula="oooc:=[.D444]*12/125*100" office:value-type="float" office:value="41.091936">
            <text:p>41.09</text:p>
          </table:table-cell>
          <table:table-cell office:value-type="float" office:value="0">
            <text:p>0</text:p>
          </table:table-cell>
          <table:table-cell table:formula="oooc:=[.G443]+([.$C$2]*[.B443]/100-[.F443])/60/12" office:value-type="float" office:value="76.0092929761805">
            <text:p>76.01</text:p>
          </table:table-cell>
          <table:table-cell table:formula="oooc:=[.H443]+([.$C$2]*[.E443]/100-[.F443])/60/12" office:value-type="float" office:value="65.7240465474667">
            <text:p>65.72</text:p>
          </table:table-cell>
          <table:table-cell table:number-columns-repeated="30"/>
        </table:table-row>
        <table:table-row table:style-name="ro1">
          <table:table-cell table:formula="oooc:=[.A444]+0.000694444444444444" office:value-type="time" office:time-value="PT14H29M00S">
            <text:p>02:29 PM</text:p>
          </table:table-cell>
          <table:table-cell office:value-type="float" office:value="54.1292">
            <text:p>54.13</text:p>
          </table:table-cell>
          <table:table-cell office:value-type="float" office:value="65.3492">
            <text:p>65.35</text:p>
          </table:table-cell>
          <table:table-cell office:value-type="float" office:value="4.25313">
            <text:p>4.25</text:p>
          </table:table-cell>
          <table:table-cell table:formula="oooc:=[.D445]*12/125*100" office:value-type="float" office:value="40.830048">
            <text:p>40.83</text:p>
          </table:table-cell>
          <table:table-cell office:value-type="float" office:value="0">
            <text:p>0</text:p>
          </table:table-cell>
          <table:table-cell table:formula="oooc:=[.G444]+([.$C$2]*[.B444]/100-[.F444])/60/12" office:value-type="float" office:value="76.1038539136806">
            <text:p>76.1</text:p>
          </table:table-cell>
          <table:table-cell table:formula="oooc:=[.H444]+([.$C$2]*[.E444]/100-[.F444])/60/12" office:value-type="float" office:value="65.7953867141334">
            <text:p>65.8</text:p>
          </table:table-cell>
          <table:table-cell table:number-columns-repeated="30"/>
        </table:table-row>
        <table:table-row table:style-name="ro1">
          <table:table-cell table:formula="oooc:=[.A445]+0.000694444444444444" office:value-type="time" office:time-value="PT14H30M00S">
            <text:p>02:30 PM</text:p>
          </table:table-cell>
          <table:table-cell office:value-type="float" office:value="53.7892">
            <text:p>53.79</text:p>
          </table:table-cell>
          <table:table-cell office:value-type="float" office:value="65.1138">
            <text:p>65.11</text:p>
          </table:table-cell>
          <table:table-cell office:value-type="float" office:value="4.22568">
            <text:p>4.23</text:p>
          </table:table-cell>
          <table:table-cell table:formula="oooc:=[.D446]*12/125*100" office:value-type="float" office:value="40.566528">
            <text:p>40.57</text:p>
          </table:table-cell>
          <table:table-cell office:value-type="float" office:value="0">
            <text:p>0</text:p>
          </table:table-cell>
          <table:table-cell table:formula="oooc:=[.G445]+([.$C$2]*[.B445]/100-[.F445])/60/12" office:value-type="float" office:value="76.1978282192361">
            <text:p>76.2</text:p>
          </table:table-cell>
          <table:table-cell table:formula="oooc:=[.H445]+([.$C$2]*[.E445]/100-[.F445])/60/12" office:value-type="float" office:value="65.8662722141334">
            <text:p>65.87</text:p>
          </table:table-cell>
          <table:table-cell table:number-columns-repeated="30"/>
        </table:table-row>
        <table:table-row table:style-name="ro1">
          <table:table-cell table:formula="oooc:=[.A446]+0.000694444444444444" office:value-type="time" office:time-value="PT14H31M00S">
            <text:p>02:31 PM</text:p>
          </table:table-cell>
          <table:table-cell office:value-type="float" office:value="53.4468">
            <text:p>53.45</text:p>
          </table:table-cell>
          <table:table-cell office:value-type="float" office:value="64.8755">
            <text:p>64.88</text:p>
          </table:table-cell>
          <table:table-cell office:value-type="float" office:value="4.19804">
            <text:p>4.2</text:p>
          </table:table-cell>
          <table:table-cell table:formula="oooc:=[.D447]*12/125*100" office:value-type="float" office:value="40.301184">
            <text:p>40.3</text:p>
          </table:table-cell>
          <table:table-cell office:value-type="float" office:value="0">
            <text:p>0</text:p>
          </table:table-cell>
          <table:table-cell table:formula="oooc:=[.G446]+([.$C$2]*[.B446]/100-[.F446])/60/12" office:value-type="float" office:value="76.2912122470139">
            <text:p>76.29</text:p>
          </table:table-cell>
          <table:table-cell table:formula="oooc:=[.H446]+([.$C$2]*[.E446]/100-[.F446])/60/12" office:value-type="float" office:value="65.9367002141334">
            <text:p>65.94</text:p>
          </table:table-cell>
          <table:table-cell table:number-columns-repeated="30"/>
        </table:table-row>
        <table:table-row table:style-name="ro1">
          <table:table-cell table:formula="oooc:=[.A447]+0.000694444444444444" office:value-type="time" office:time-value="PT14H32M00S">
            <text:p>02:32 PM</text:p>
          </table:table-cell>
          <table:table-cell office:value-type="float" office:value="53.1023">
            <text:p>53.1</text:p>
          </table:table-cell>
          <table:table-cell office:value-type="float" office:value="64.6342">
            <text:p>64.63</text:p>
          </table:table-cell>
          <table:table-cell office:value-type="float" office:value="4.17023">
            <text:p>4.17</text:p>
          </table:table-cell>
          <table:table-cell table:formula="oooc:=[.D448]*12/125*100" office:value-type="float" office:value="40.034208">
            <text:p>40.03</text:p>
          </table:table-cell>
          <table:table-cell office:value-type="float" office:value="0">
            <text:p>0</text:p>
          </table:table-cell>
          <table:table-cell table:formula="oooc:=[.G447]+([.$C$2]*[.B447]/100-[.F447])/60/12" office:value-type="float" office:value="76.3840018303472">
            <text:p>76.38</text:p>
          </table:table-cell>
          <table:table-cell table:formula="oooc:=[.H447]+([.$C$2]*[.E447]/100-[.F447])/60/12" office:value-type="float" office:value="66.0066675474667">
            <text:p>66.01</text:p>
          </table:table-cell>
          <table:table-cell table:number-columns-repeated="30"/>
        </table:table-row>
        <table:table-row table:style-name="ro1">
          <table:table-cell table:formula="oooc:=[.A448]+0.000694444444444444" office:value-type="time" office:time-value="PT14H33M00S">
            <text:p>02:33 PM</text:p>
          </table:table-cell>
          <table:table-cell office:value-type="float" office:value="52.7555">
            <text:p>52.76</text:p>
          </table:table-cell>
          <table:table-cell office:value-type="float" office:value="64.3897">
            <text:p>64.39</text:p>
          </table:table-cell>
          <table:table-cell office:value-type="float" office:value="4.14224">
            <text:p>4.14</text:p>
          </table:table-cell>
          <table:table-cell table:formula="oooc:=[.D449]*12/125*100" office:value-type="float" office:value="39.765504">
            <text:p>39.77</text:p>
          </table:table-cell>
          <table:table-cell office:value-type="float" office:value="0">
            <text:p>0</text:p>
          </table:table-cell>
          <table:table-cell table:formula="oooc:=[.G448]+([.$C$2]*[.B448]/100-[.F448])/60/12" office:value-type="float" office:value="76.4761933234028">
            <text:p>76.48</text:p>
          </table:table-cell>
          <table:table-cell table:formula="oooc:=[.H448]+([.$C$2]*[.E448]/100-[.F448])/60/12" office:value-type="float" office:value="66.0761713808">
            <text:p>66.08</text:p>
          </table:table-cell>
          <table:table-cell table:number-columns-repeated="30"/>
        </table:table-row>
        <table:table-row table:style-name="ro1">
          <table:table-cell table:formula="oooc:=[.A449]+0.000694444444444444" office:value-type="time" office:time-value="PT14H34M00S">
            <text:p>02:34 PM</text:p>
          </table:table-cell>
          <table:table-cell office:value-type="float" office:value="52.4064">
            <text:p>52.41</text:p>
          </table:table-cell>
          <table:table-cell office:value-type="float" office:value="64.1422">
            <text:p>64.14</text:p>
          </table:table-cell>
          <table:table-cell office:value-type="float" office:value="4.11407">
            <text:p>4.11</text:p>
          </table:table-cell>
          <table:table-cell table:formula="oooc:=[.D450]*12/125*100" office:value-type="float" office:value="39.495072">
            <text:p>39.5</text:p>
          </table:table-cell>
          <table:table-cell office:value-type="float" office:value="0">
            <text:p>0</text:p>
          </table:table-cell>
          <table:table-cell table:formula="oooc:=[.G449]+([.$C$2]*[.B449]/100-[.F449])/60/12" office:value-type="float" office:value="76.567782733125">
            <text:p>76.57</text:p>
          </table:table-cell>
          <table:table-cell table:formula="oooc:=[.H449]+([.$C$2]*[.E449]/100-[.F449])/60/12" office:value-type="float" office:value="66.1452087141334">
            <text:p>66.15</text:p>
          </table:table-cell>
          <table:table-cell table:number-columns-repeated="30"/>
        </table:table-row>
        <table:table-row table:style-name="ro1">
          <table:table-cell table:formula="oooc:=[.A450]+0.000694444444444444" office:value-type="time" office:time-value="PT14H35M00S">
            <text:p>02:35 PM</text:p>
          </table:table-cell>
          <table:table-cell office:value-type="float" office:value="52.0552">
            <text:p>52.06</text:p>
          </table:table-cell>
          <table:table-cell office:value-type="float" office:value="63.8915">
            <text:p>63.89</text:p>
          </table:table-cell>
          <table:table-cell office:value-type="float" office:value="4.08571">
            <text:p>4.09</text:p>
          </table:table-cell>
          <table:table-cell table:formula="oooc:=[.D451]*12/125*100" office:value-type="float" office:value="39.222816">
            <text:p>39.22</text:p>
          </table:table-cell>
          <table:table-cell office:value-type="float" office:value="0">
            <text:p>0</text:p>
          </table:table-cell>
          <table:table-cell table:formula="oooc:=[.G450]+([.$C$2]*[.B450]/100-[.F450])/60/12" office:value-type="float" office:value="76.6587660664583">
            <text:p>76.66</text:p>
          </table:table-cell>
          <table:table-cell table:formula="oooc:=[.H450]+([.$C$2]*[.E450]/100-[.F450])/60/12" office:value-type="float" office:value="66.2137765474667">
            <text:p>66.21</text:p>
          </table:table-cell>
          <table:table-cell table:number-columns-repeated="30"/>
        </table:table-row>
        <table:table-row table:style-name="ro1">
          <table:table-cell table:formula="oooc:=[.A451]+0.000694444444444444" office:value-type="time" office:time-value="PT14H36M00S">
            <text:p>02:36 PM</text:p>
          </table:table-cell>
          <table:table-cell office:value-type="float" office:value="51.7016">
            <text:p>51.7</text:p>
          </table:table-cell>
          <table:table-cell office:value-type="float" office:value="63.6377">
            <text:p>63.64</text:p>
          </table:table-cell>
          <table:table-cell office:value-type="float" office:value="4.05718">
            <text:p>4.06</text:p>
          </table:table-cell>
          <table:table-cell table:formula="oooc:=[.D452]*12/125*100" office:value-type="float" office:value="38.948928">
            <text:p>38.95</text:p>
          </table:table-cell>
          <table:table-cell office:value-type="float" office:value="0">
            <text:p>0</text:p>
          </table:table-cell>
          <table:table-cell table:formula="oooc:=[.G451]+([.$C$2]*[.B451]/100-[.F451])/60/12" office:value-type="float" office:value="76.7491396775694">
            <text:p>76.75</text:p>
          </table:table-cell>
          <table:table-cell table:formula="oooc:=[.H451]+([.$C$2]*[.E451]/100-[.F451])/60/12" office:value-type="float" office:value="66.2818717141334">
            <text:p>66.28</text:p>
          </table:table-cell>
          <table:table-cell table:number-columns-repeated="30"/>
        </table:table-row>
        <table:table-row table:style-name="ro1">
          <table:table-cell table:formula="oooc:=[.A452]+0.000694444444444444" office:value-type="time" office:time-value="PT14H37M00S">
            <text:p>02:37 PM</text:p>
          </table:table-cell>
          <table:table-cell office:value-type="float" office:value="51.3459">
            <text:p>51.35</text:p>
          </table:table-cell>
          <table:table-cell office:value-type="float" office:value="63.3806">
            <text:p>63.38</text:p>
          </table:table-cell>
          <table:table-cell office:value-type="float" office:value="4.02847">
            <text:p>4.03</text:p>
          </table:table-cell>
          <table:table-cell table:formula="oooc:=[.D453]*12/125*100" office:value-type="float" office:value="38.673312">
            <text:p>38.67</text:p>
          </table:table-cell>
          <table:table-cell office:value-type="float" office:value="0">
            <text:p>0</text:p>
          </table:table-cell>
          <table:table-cell table:formula="oooc:=[.G452]+([.$C$2]*[.B452]/100-[.F452])/60/12" office:value-type="float" office:value="76.8388993997916">
            <text:p>76.84</text:p>
          </table:table-cell>
          <table:table-cell table:formula="oooc:=[.H452]+([.$C$2]*[.E452]/100-[.F452])/60/12" office:value-type="float" office:value="66.3494913808">
            <text:p>66.35</text:p>
          </table:table-cell>
          <table:table-cell table:number-columns-repeated="30"/>
        </table:table-row>
        <table:table-row table:style-name="ro1">
          <table:table-cell table:formula="oooc:=[.A453]+0.000694444444444444" office:value-type="time" office:time-value="PT14H38M00S">
            <text:p>02:38 PM</text:p>
          </table:table-cell>
          <table:table-cell office:value-type="float" office:value="50.9879">
            <text:p>50.99</text:p>
          </table:table-cell>
          <table:table-cell office:value-type="float" office:value="63.1202">
            <text:p>63.12</text:p>
          </table:table-cell>
          <table:table-cell office:value-type="float" office:value="3.99958">
            <text:p>4</text:p>
          </table:table-cell>
          <table:table-cell table:formula="oooc:=[.D454]*12/125*100" office:value-type="float" office:value="38.395968">
            <text:p>38.4</text:p>
          </table:table-cell>
          <table:table-cell office:value-type="float" office:value="0">
            <text:p>0</text:p>
          </table:table-cell>
          <table:table-cell table:formula="oooc:=[.G453]+([.$C$2]*[.B453]/100-[.F453])/60/12" office:value-type="float" office:value="76.9280415872916">
            <text:p>76.93</text:p>
          </table:table-cell>
          <table:table-cell table:formula="oooc:=[.H453]+([.$C$2]*[.E453]/100-[.F453])/60/12" office:value-type="float" office:value="66.4166325474667">
            <text:p>66.42</text:p>
          </table:table-cell>
          <table:table-cell table:number-columns-repeated="30"/>
        </table:table-row>
        <table:table-row table:style-name="ro1">
          <table:table-cell table:formula="oooc:=[.A454]+0.000694444444444444" office:value-type="time" office:time-value="PT14H39M00S">
            <text:p>02:39 PM</text:p>
          </table:table-cell>
          <table:table-cell office:value-type="float" office:value="50.6277">
            <text:p>50.63</text:p>
          </table:table-cell>
          <table:table-cell office:value-type="float" office:value="62.8565">
            <text:p>62.86</text:p>
          </table:table-cell>
          <table:table-cell office:value-type="float" office:value="3.97051">
            <text:p>3.97</text:p>
          </table:table-cell>
          <table:table-cell table:formula="oooc:=[.D455]*12/125*100" office:value-type="float" office:value="38.116896">
            <text:p>38.12</text:p>
          </table:table-cell>
          <table:table-cell office:value-type="float" office:value="0">
            <text:p>0</text:p>
          </table:table-cell>
          <table:table-cell table:formula="oooc:=[.G454]+([.$C$2]*[.B454]/100-[.F454])/60/12" office:value-type="float" office:value="77.0165622470139">
            <text:p>77.02</text:p>
          </table:table-cell>
          <table:table-cell table:formula="oooc:=[.H454]+([.$C$2]*[.E454]/100-[.F454])/60/12" office:value-type="float" office:value="66.4832922141334">
            <text:p>66.48</text:p>
          </table:table-cell>
          <table:table-cell table:number-columns-repeated="30"/>
        </table:table-row>
        <table:table-row table:style-name="ro1">
          <table:table-cell table:formula="oooc:=[.A455]+0.000694444444444444" office:value-type="time" office:time-value="PT14H40M00S">
            <text:p>02:40 PM</text:p>
          </table:table-cell>
          <table:table-cell office:value-type="float" office:value="50.2652">
            <text:p>50.27</text:p>
          </table:table-cell>
          <table:table-cell office:value-type="float" office:value="62.5894">
            <text:p>62.59</text:p>
          </table:table-cell>
          <table:table-cell office:value-type="float" office:value="3.94126">
            <text:p>3.94</text:p>
          </table:table-cell>
          <table:table-cell table:formula="oooc:=[.D456]*12/125*100" office:value-type="float" office:value="37.836096">
            <text:p>37.84</text:p>
          </table:table-cell>
          <table:table-cell office:value-type="float" office:value="0">
            <text:p>0</text:p>
          </table:table-cell>
          <table:table-cell table:formula="oooc:=[.G455]+([.$C$2]*[.B455]/100-[.F455])/60/12" office:value-type="float" office:value="77.1044575595139">
            <text:p>77.1</text:p>
          </table:table-cell>
          <table:table-cell table:formula="oooc:=[.H455]+([.$C$2]*[.E455]/100-[.F455])/60/12" office:value-type="float" office:value="66.5494673808">
            <text:p>66.55</text:p>
          </table:table-cell>
          <table:table-cell table:number-columns-repeated="30"/>
        </table:table-row>
        <table:table-row table:style-name="ro1">
          <table:table-cell table:formula="oooc:=[.A456]+0.000694444444444444" office:value-type="time" office:time-value="PT14H41M00S">
            <text:p>02:41 PM</text:p>
          </table:table-cell>
          <table:table-cell office:value-type="float" office:value="49.9005">
            <text:p>49.9</text:p>
          </table:table-cell>
          <table:table-cell office:value-type="float" office:value="62.3189">
            <text:p>62.32</text:p>
          </table:table-cell>
          <table:table-cell office:value-type="float" office:value="3.91183">
            <text:p>3.91</text:p>
          </table:table-cell>
          <table:table-cell table:formula="oooc:=[.D457]*12/125*100" office:value-type="float" office:value="37.553568">
            <text:p>37.55</text:p>
          </table:table-cell>
          <table:table-cell office:value-type="float" office:value="0">
            <text:p>0</text:p>
          </table:table-cell>
          <table:table-cell table:formula="oooc:=[.G456]+([.$C$2]*[.B456]/100-[.F456])/60/12" office:value-type="float" office:value="77.1917235317361">
            <text:p>77.19</text:p>
          </table:table-cell>
          <table:table-cell table:formula="oooc:=[.H456]+([.$C$2]*[.E456]/100-[.F456])/60/12" office:value-type="float" office:value="66.6151550474667">
            <text:p>66.62</text:p>
          </table:table-cell>
          <table:table-cell table:number-columns-repeated="30"/>
        </table:table-row>
        <table:table-row table:style-name="ro1">
          <table:table-cell table:formula="oooc:=[.A457]+0.000694444444444444" office:value-type="time" office:time-value="PT14H42M00S">
            <text:p>02:42 PM</text:p>
          </table:table-cell>
          <table:table-cell office:value-type="float" office:value="49.5335">
            <text:p>49.53</text:p>
          </table:table-cell>
          <table:table-cell office:value-type="float" office:value="62.045">
            <text:p>62.05</text:p>
          </table:table-cell>
          <table:table-cell office:value-type="float" office:value="3.88222">
            <text:p>3.88</text:p>
          </table:table-cell>
          <table:table-cell table:formula="oooc:=[.D458]*12/125*100" office:value-type="float" office:value="37.269312">
            <text:p>37.27</text:p>
          </table:table-cell>
          <table:table-cell office:value-type="float" office:value="0">
            <text:p>0</text:p>
          </table:table-cell>
          <table:table-cell table:formula="oooc:=[.G457]+([.$C$2]*[.B457]/100-[.F457])/60/12" office:value-type="float" office:value="77.2783563442361">
            <text:p>77.28</text:p>
          </table:table-cell>
          <table:table-cell table:formula="oooc:=[.H457]+([.$C$2]*[.E457]/100-[.F457])/60/12" office:value-type="float" office:value="66.6803522141334">
            <text:p>66.68</text:p>
          </table:table-cell>
          <table:table-cell table:number-columns-repeated="30"/>
        </table:table-row>
        <table:table-row table:style-name="ro1">
          <table:table-cell table:formula="oooc:=[.A458]+0.000694444444444444" office:value-type="time" office:time-value="PT14H43M00S">
            <text:p>02:43 PM</text:p>
          </table:table-cell>
          <table:table-cell office:value-type="float" office:value="49.1644">
            <text:p>49.16</text:p>
          </table:table-cell>
          <table:table-cell office:value-type="float" office:value="61.7676">
            <text:p>61.77</text:p>
          </table:table-cell>
          <table:table-cell office:value-type="float" office:value="3.85244">
            <text:p>3.85</text:p>
          </table:table-cell>
          <table:table-cell table:formula="oooc:=[.D459]*12/125*100" office:value-type="float" office:value="36.983424">
            <text:p>36.98</text:p>
          </table:table-cell>
          <table:table-cell office:value-type="float" office:value="0">
            <text:p>0</text:p>
          </table:table-cell>
          <table:table-cell table:formula="oooc:=[.G458]+([.$C$2]*[.B458]/100-[.F458])/60/12" office:value-type="float" office:value="77.3643520039583">
            <text:p>77.36</text:p>
          </table:table-cell>
          <table:table-cell table:formula="oooc:=[.H458]+([.$C$2]*[.E458]/100-[.F458])/60/12" office:value-type="float" office:value="66.7450558808">
            <text:p>66.75</text:p>
          </table:table-cell>
          <table:table-cell table:number-columns-repeated="30"/>
        </table:table-row>
        <table:table-row table:style-name="ro1">
          <table:table-cell table:formula="oooc:=[.A459]+0.000694444444444444" office:value-type="time" office:time-value="PT14H44M00S">
            <text:p>02:44 PM</text:p>
          </table:table-cell>
          <table:table-cell office:value-type="float" office:value="48.7929">
            <text:p>48.79</text:p>
          </table:table-cell>
          <table:table-cell office:value-type="float" office:value="61.4866">
            <text:p>61.49</text:p>
          </table:table-cell>
          <table:table-cell office:value-type="float" office:value="3.82247">
            <text:p>3.82</text:p>
          </table:table-cell>
          <table:table-cell table:formula="oooc:=[.D460]*12/125*100" office:value-type="float" office:value="36.695712">
            <text:p>36.7</text:p>
          </table:table-cell>
          <table:table-cell office:value-type="float" office:value="0">
            <text:p>0</text:p>
          </table:table-cell>
          <table:table-cell table:formula="oooc:=[.G459]+([.$C$2]*[.B459]/100-[.F459])/60/12" office:value-type="float" office:value="77.4497068650694">
            <text:p>77.45</text:p>
          </table:table-cell>
          <table:table-cell table:formula="oooc:=[.H459]+([.$C$2]*[.E459]/100-[.F459])/60/12" office:value-type="float" office:value="66.8092632141334">
            <text:p>66.81</text:p>
          </table:table-cell>
          <table:table-cell table:number-columns-repeated="30"/>
        </table:table-row>
        <table:table-row table:style-name="ro1">
          <table:table-cell table:formula="oooc:=[.A460]+0.000694444444444444" office:value-type="time" office:time-value="PT14H45M00S">
            <text:p>02:45 PM</text:p>
          </table:table-cell>
          <table:table-cell office:value-type="float" office:value="48.4193">
            <text:p>48.42</text:p>
          </table:table-cell>
          <table:table-cell office:value-type="float" office:value="61.202">
            <text:p>61.2</text:p>
          </table:table-cell>
          <table:table-cell office:value-type="float" office:value="3.79232">
            <text:p>3.79</text:p>
          </table:table-cell>
          <table:table-cell table:formula="oooc:=[.D461]*12/125*100" office:value-type="float" office:value="36.406272">
            <text:p>36.41</text:p>
          </table:table-cell>
          <table:table-cell office:value-type="float" office:value="0">
            <text:p>0</text:p>
          </table:table-cell>
          <table:table-cell table:formula="oooc:=[.G460]+([.$C$2]*[.B460]/100-[.F460])/60/12" office:value-type="float" office:value="77.5344167609027">
            <text:p>77.53</text:p>
          </table:table-cell>
          <table:table-cell table:formula="oooc:=[.H460]+([.$C$2]*[.E460]/100-[.F460])/60/12" office:value-type="float" office:value="66.8729710474667">
            <text:p>66.87</text:p>
          </table:table-cell>
          <table:table-cell table:number-columns-repeated="30"/>
        </table:table-row>
        <table:table-row table:style-name="ro1">
          <table:table-cell table:formula="oooc:=[.A461]+0.000694444444444444" office:value-type="time" office:time-value="PT14H46M00S">
            <text:p>02:46 PM</text:p>
          </table:table-cell>
          <table:table-cell office:value-type="float" office:value="48.0434">
            <text:p>48.04</text:p>
          </table:table-cell>
          <table:table-cell office:value-type="float" office:value="60.9137">
            <text:p>60.91</text:p>
          </table:table-cell>
          <table:table-cell office:value-type="float" office:value="3.76199">
            <text:p>3.76</text:p>
          </table:table-cell>
          <table:table-cell table:formula="oooc:=[.D462]*12/125*100" office:value-type="float" office:value="36.115104">
            <text:p>36.12</text:p>
          </table:table-cell>
          <table:table-cell office:value-type="float" office:value="0">
            <text:p>0</text:p>
          </table:table-cell>
          <table:table-cell table:formula="oooc:=[.G461]+([.$C$2]*[.B461]/100-[.F461])/60/12" office:value-type="float" office:value="77.618478045625">
            <text:p>77.62</text:p>
          </table:table-cell>
          <table:table-cell table:formula="oooc:=[.H461]+([.$C$2]*[.E461]/100-[.F461])/60/12" office:value-type="float" office:value="66.9361763808">
            <text:p>66.94</text:p>
          </table:table-cell>
          <table:table-cell table:number-columns-repeated="30"/>
        </table:table-row>
        <table:table-row table:style-name="ro1">
          <table:table-cell table:formula="oooc:=[.A462]+0.000694444444444444" office:value-type="time" office:time-value="PT14H47M00S">
            <text:p>02:47 PM</text:p>
          </table:table-cell>
          <table:table-cell office:value-type="float" office:value="47.6652">
            <text:p>47.67</text:p>
          </table:table-cell>
          <table:table-cell office:value-type="float" office:value="60.6218">
            <text:p>60.62</text:p>
          </table:table-cell>
          <table:table-cell office:value-type="float" office:value="3.73149">
            <text:p>3.73</text:p>
          </table:table-cell>
          <table:table-cell table:formula="oooc:=[.D463]*12/125*100" office:value-type="float" office:value="35.822304">
            <text:p>35.82</text:p>
          </table:table-cell>
          <table:table-cell office:value-type="float" office:value="0">
            <text:p>0</text:p>
          </table:table-cell>
          <table:table-cell table:formula="oooc:=[.G462]+([.$C$2]*[.B462]/100-[.F462])/60/12" office:value-type="float" office:value="77.7018867261805">
            <text:p>77.7</text:p>
          </table:table-cell>
          <table:table-cell table:formula="oooc:=[.H462]+([.$C$2]*[.E462]/100-[.F462])/60/12" office:value-type="float" office:value="66.9988762141334">
            <text:p>67</text:p>
          </table:table-cell>
          <table:table-cell table:number-columns-repeated="30"/>
        </table:table-row>
        <table:table-row table:style-name="ro1">
          <table:table-cell table:formula="oooc:=[.A463]+0.000694444444444444" office:value-type="time" office:time-value="PT14H48M00S">
            <text:p>02:48 PM</text:p>
          </table:table-cell>
          <table:table-cell office:value-type="float" office:value="47.2848">
            <text:p>47.28</text:p>
          </table:table-cell>
          <table:table-cell office:value-type="float" office:value="60.3261">
            <text:p>60.33</text:p>
          </table:table-cell>
          <table:table-cell office:value-type="float" office:value="3.7008">
            <text:p>3.7</text:p>
          </table:table-cell>
          <table:table-cell table:formula="oooc:=[.D464]*12/125*100" office:value-type="float" office:value="35.52768">
            <text:p>35.53</text:p>
          </table:table-cell>
          <table:table-cell office:value-type="float" office:value="0">
            <text:p>0</text:p>
          </table:table-cell>
          <table:table-cell table:formula="oooc:=[.G463]+([.$C$2]*[.B463]/100-[.F463])/60/12" office:value-type="float" office:value="77.7846388095139">
            <text:p>77.78</text:p>
          </table:table-cell>
          <table:table-cell table:formula="oooc:=[.H463]+([.$C$2]*[.E463]/100-[.F463])/60/12" office:value-type="float" office:value="67.0610677141334">
            <text:p>67.06</text:p>
          </table:table-cell>
          <table:table-cell table:number-columns-repeated="30"/>
        </table:table-row>
        <table:table-row table:style-name="ro1">
          <table:table-cell table:formula="oooc:=[.A464]+0.000694444444444444" office:value-type="time" office:time-value="PT14H49M00S">
            <text:p>02:49 PM</text:p>
          </table:table-cell>
          <table:table-cell office:value-type="float" office:value="46.9022">
            <text:p>46.9</text:p>
          </table:table-cell>
          <table:table-cell office:value-type="float" office:value="60.0266">
            <text:p>60.03</text:p>
          </table:table-cell>
          <table:table-cell office:value-type="float" office:value="3.66994">
            <text:p>3.67</text:p>
          </table:table-cell>
          <table:table-cell table:formula="oooc:=[.D465]*12/125*100" office:value-type="float" office:value="35.231424">
            <text:p>35.23</text:p>
          </table:table-cell>
          <table:table-cell office:value-type="float" office:value="0">
            <text:p>0</text:p>
          </table:table-cell>
          <table:table-cell table:formula="oooc:=[.G464]+([.$C$2]*[.B464]/100-[.F464])/60/12" office:value-type="float" office:value="77.8667304761805">
            <text:p>77.87</text:p>
          </table:table-cell>
          <table:table-cell table:formula="oooc:=[.H464]+([.$C$2]*[.E464]/100-[.F464])/60/12" office:value-type="float" office:value="67.1227477141334">
            <text:p>67.12</text:p>
          </table:table-cell>
          <table:table-cell table:number-columns-repeated="30"/>
        </table:table-row>
        <table:table-row table:style-name="ro1">
          <table:table-cell table:formula="oooc:=[.A465]+0.000694444444444444" office:value-type="time" office:time-value="PT14H50M00S">
            <text:p>02:50 PM</text:p>
          </table:table-cell>
          <table:table-cell office:value-type="float" office:value="46.5174">
            <text:p>46.52</text:p>
          </table:table-cell>
          <table:table-cell office:value-type="float" office:value="59.7232">
            <text:p>59.72</text:p>
          </table:table-cell>
          <table:table-cell office:value-type="float" office:value="3.63889">
            <text:p>3.64</text:p>
          </table:table-cell>
          <table:table-cell table:formula="oooc:=[.D466]*12/125*100" office:value-type="float" office:value="34.933344">
            <text:p>34.93</text:p>
          </table:table-cell>
          <table:table-cell office:value-type="float" office:value="0">
            <text:p>0</text:p>
          </table:table-cell>
          <table:table-cell table:formula="oooc:=[.G465]+([.$C$2]*[.B465]/100-[.F465])/60/12" office:value-type="float" office:value="77.9481579067361">
            <text:p>77.95</text:p>
          </table:table-cell>
          <table:table-cell table:formula="oooc:=[.H465]+([.$C$2]*[.E465]/100-[.F465])/60/12" office:value-type="float" office:value="67.1839133808">
            <text:p>67.18</text:p>
          </table:table-cell>
          <table:table-cell table:number-columns-repeated="30"/>
        </table:table-row>
        <table:table-row table:style-name="ro1">
          <table:table-cell table:formula="oooc:=[.A466]+0.000694444444444444" office:value-type="time" office:time-value="PT14H51M00S">
            <text:p>02:51 PM</text:p>
          </table:table-cell>
          <table:table-cell office:value-type="float" office:value="46.1303">
            <text:p>46.13</text:p>
          </table:table-cell>
          <table:table-cell office:value-type="float" office:value="59.4159">
            <text:p>59.42</text:p>
          </table:table-cell>
          <table:table-cell office:value-type="float" office:value="3.60767">
            <text:p>3.61</text:p>
          </table:table-cell>
          <table:table-cell table:formula="oooc:=[.D467]*12/125*100" office:value-type="float" office:value="34.633632">
            <text:p>34.63</text:p>
          </table:table-cell>
          <table:table-cell office:value-type="float" office:value="0">
            <text:p>0</text:p>
          </table:table-cell>
          <table:table-cell table:formula="oooc:=[.G466]+([.$C$2]*[.B466]/100-[.F466])/60/12" office:value-type="float" office:value="78.0289172817361">
            <text:p>78.03</text:p>
          </table:table-cell>
          <table:table-cell table:formula="oooc:=[.H466]+([.$C$2]*[.E466]/100-[.F466])/60/12" office:value-type="float" office:value="67.2445615474667">
            <text:p>67.24</text:p>
          </table:table-cell>
          <table:table-cell table:number-columns-repeated="30"/>
        </table:table-row>
        <table:table-row table:style-name="ro1">
          <table:table-cell table:formula="oooc:=[.A467]+0.000694444444444444" office:value-type="time" office:time-value="PT14H52M00S">
            <text:p>02:52 PM</text:p>
          </table:table-cell>
          <table:table-cell office:value-type="float" office:value="45.7409">
            <text:p>45.74</text:p>
          </table:table-cell>
          <table:table-cell office:value-type="float" office:value="59.1047">
            <text:p>59.1</text:p>
          </table:table-cell>
          <table:table-cell office:value-type="float" office:value="3.57626">
            <text:p>3.58</text:p>
          </table:table-cell>
          <table:table-cell table:formula="oooc:=[.D468]*12/125*100" office:value-type="float" office:value="34.332096">
            <text:p>34.33</text:p>
          </table:table-cell>
          <table:table-cell office:value-type="float" office:value="0">
            <text:p>0</text:p>
          </table:table-cell>
          <table:table-cell table:formula="oooc:=[.G467]+([.$C$2]*[.B467]/100-[.F467])/60/12" office:value-type="float" office:value="78.109004608125">
            <text:p>78.11</text:p>
          </table:table-cell>
          <table:table-cell table:formula="oooc:=[.H467]+([.$C$2]*[.E467]/100-[.F467])/60/12" office:value-type="float" office:value="67.3046893808">
            <text:p>67.3</text:p>
          </table:table-cell>
          <table:table-cell table:number-columns-repeated="30"/>
        </table:table-row>
        <table:table-row table:style-name="ro1">
          <table:table-cell table:formula="oooc:=[.A468]+0.000694444444444444" office:value-type="time" office:time-value="PT14H53M00S">
            <text:p>02:53 PM</text:p>
          </table:table-cell>
          <table:table-cell office:value-type="float" office:value="45.3494">
            <text:p>45.35</text:p>
          </table:table-cell>
          <table:table-cell office:value-type="float" office:value="58.7894">
            <text:p>58.79</text:p>
          </table:table-cell>
          <table:table-cell office:value-type="float" office:value="3.54468">
            <text:p>3.54</text:p>
          </table:table-cell>
          <table:table-cell table:formula="oooc:=[.D469]*12/125*100" office:value-type="float" office:value="34.028928">
            <text:p>34.03</text:p>
          </table:table-cell>
          <table:table-cell office:value-type="float" office:value="0">
            <text:p>0</text:p>
          </table:table-cell>
          <table:table-cell table:formula="oooc:=[.G468]+([.$C$2]*[.B468]/100-[.F468])/60/12" office:value-type="float" office:value="78.1884158928472">
            <text:p>78.19</text:p>
          </table:table-cell>
          <table:table-cell table:formula="oooc:=[.H468]+([.$C$2]*[.E468]/100-[.F468])/60/12" office:value-type="float" office:value="67.3642937141334">
            <text:p>67.36</text:p>
          </table:table-cell>
          <table:table-cell table:number-columns-repeated="30"/>
        </table:table-row>
        <table:table-row table:style-name="ro1">
          <table:table-cell table:formula="oooc:=[.A469]+0.000694444444444444" office:value-type="time" office:time-value="PT14H54M00S">
            <text:p>02:54 PM</text:p>
          </table:table-cell>
          <table:table-cell office:value-type="float" office:value="44.9556">
            <text:p>44.96</text:p>
          </table:table-cell>
          <table:table-cell office:value-type="float" office:value="58.4701">
            <text:p>58.47</text:p>
          </table:table-cell>
          <table:table-cell office:value-type="float" office:value="3.51292">
            <text:p>3.51</text:p>
          </table:table-cell>
          <table:table-cell table:formula="oooc:=[.D470]*12/125*100" office:value-type="float" office:value="33.724032">
            <text:p>33.72</text:p>
          </table:table-cell>
          <table:table-cell office:value-type="float" office:value="0">
            <text:p>0</text:p>
          </table:table-cell>
          <table:table-cell table:formula="oooc:=[.G469]+([.$C$2]*[.B469]/100-[.F469])/60/12" office:value-type="float" office:value="78.2671474900694">
            <text:p>78.27</text:p>
          </table:table-cell>
          <table:table-cell table:formula="oooc:=[.H469]+([.$C$2]*[.E469]/100-[.F469])/60/12" office:value-type="float" office:value="67.4233717141334">
            <text:p>67.42</text:p>
          </table:table-cell>
          <table:table-cell table:number-columns-repeated="30"/>
        </table:table-row>
        <table:table-row table:style-name="ro1">
          <table:table-cell table:formula="oooc:=[.A470]+0.000694444444444444" office:value-type="time" office:time-value="PT14H55M00S">
            <text:p>02:55 PM</text:p>
          </table:table-cell>
          <table:table-cell office:value-type="float" office:value="44.5595">
            <text:p>44.56</text:p>
          </table:table-cell>
          <table:table-cell office:value-type="float" office:value="58.1466">
            <text:p>58.15</text:p>
          </table:table-cell>
          <table:table-cell office:value-type="float" office:value="3.48098">
            <text:p>3.48</text:p>
          </table:table-cell>
          <table:table-cell table:formula="oooc:=[.D471]*12/125*100" office:value-type="float" office:value="33.417408">
            <text:p>33.42</text:p>
          </table:table-cell>
          <table:table-cell office:value-type="float" office:value="0">
            <text:p>0</text:p>
          </table:table-cell>
          <table:table-cell table:formula="oooc:=[.G470]+([.$C$2]*[.B470]/100-[.F470])/60/12" office:value-type="float" office:value="78.3451954067361">
            <text:p>78.35</text:p>
          </table:table-cell>
          <table:table-cell table:formula="oooc:=[.H470]+([.$C$2]*[.E470]/100-[.F470])/60/12" office:value-type="float" office:value="67.4819203808">
            <text:p>67.48</text:p>
          </table:table-cell>
          <table:table-cell table:number-columns-repeated="30"/>
        </table:table-row>
        <table:table-row table:style-name="ro1">
          <table:table-cell table:formula="oooc:=[.A471]+0.000694444444444444" office:value-type="time" office:time-value="PT14H56M00S">
            <text:p>02:56 PM</text:p>
          </table:table-cell>
          <table:table-cell office:value-type="float" office:value="44.1613">
            <text:p>44.16</text:p>
          </table:table-cell>
          <table:table-cell office:value-type="float" office:value="57.8189">
            <text:p>57.82</text:p>
          </table:table-cell>
          <table:table-cell office:value-type="float" office:value="3.44886">
            <text:p>3.45</text:p>
          </table:table-cell>
          <table:table-cell table:formula="oooc:=[.D472]*12/125*100" office:value-type="float" office:value="33.109056">
            <text:p>33.11</text:p>
          </table:table-cell>
          <table:table-cell office:value-type="float" office:value="0">
            <text:p>0</text:p>
          </table:table-cell>
          <table:table-cell table:formula="oooc:=[.G471]+([.$C$2]*[.B471]/100-[.F471])/60/12" office:value-type="float" office:value="78.4225556497916">
            <text:p>78.42</text:p>
          </table:table-cell>
          <table:table-cell table:formula="oooc:=[.H471]+([.$C$2]*[.E471]/100-[.F471])/60/12" office:value-type="float" office:value="67.5399367141334">
            <text:p>67.54</text:p>
          </table:table-cell>
          <table:table-cell table:number-columns-repeated="30"/>
        </table:table-row>
        <table:table-row table:style-name="ro1">
          <table:table-cell table:formula="oooc:=[.A472]+0.000694444444444444" office:value-type="time" office:time-value="PT14H57M00S">
            <text:p>02:57 PM</text:p>
          </table:table-cell>
          <table:table-cell office:value-type="float" office:value="43.7608">
            <text:p>43.76</text:p>
          </table:table-cell>
          <table:table-cell office:value-type="float" office:value="57.487">
            <text:p>57.49</text:p>
          </table:table-cell>
          <table:table-cell office:value-type="float" office:value="3.41656">
            <text:p>3.42</text:p>
          </table:table-cell>
          <table:table-cell table:formula="oooc:=[.D473]*12/125*100" office:value-type="float" office:value="32.798976">
            <text:p>32.8</text:p>
          </table:table-cell>
          <table:table-cell office:value-type="float" office:value="0">
            <text:p>0</text:p>
          </table:table-cell>
          <table:table-cell table:formula="oooc:=[.G472]+([.$C$2]*[.B472]/100-[.F472])/60/12" office:value-type="float" office:value="78.4992245734027">
            <text:p>78.5</text:p>
          </table:table-cell>
          <table:table-cell table:formula="oooc:=[.H472]+([.$C$2]*[.E472]/100-[.F472])/60/12" office:value-type="float" office:value="67.5974177141334">
            <text:p>67.6</text:p>
          </table:table-cell>
          <table:table-cell table:number-columns-repeated="30"/>
        </table:table-row>
        <table:table-row table:style-name="ro1">
          <table:table-cell table:formula="oooc:=[.A473]+0.000694444444444444" office:value-type="time" office:time-value="PT14H58M00S">
            <text:p>02:58 PM</text:p>
          </table:table-cell>
          <table:table-cell office:value-type="float" office:value="43.358">
            <text:p>43.36</text:p>
          </table:table-cell>
          <table:table-cell office:value-type="float" office:value="57.1508">
            <text:p>57.15</text:p>
          </table:table-cell>
          <table:table-cell office:value-type="float" office:value="3.38408">
            <text:p>3.38</text:p>
          </table:table-cell>
          <table:table-cell table:formula="oooc:=[.D474]*12/125*100" office:value-type="float" office:value="32.487168">
            <text:p>32.49</text:p>
          </table:table-cell>
          <table:table-cell office:value-type="float" office:value="0">
            <text:p>0</text:p>
          </table:table-cell>
          <table:table-cell table:formula="oooc:=[.G473]+([.$C$2]*[.B473]/100-[.F473])/60/12" office:value-type="float" office:value="78.5751981845138">
            <text:p>78.58</text:p>
          </table:table-cell>
          <table:table-cell table:formula="oooc:=[.H473]+([.$C$2]*[.E473]/100-[.F473])/60/12" office:value-type="float" office:value="67.6543603808">
            <text:p>67.65</text:p>
          </table:table-cell>
          <table:table-cell table:number-columns-repeated="30"/>
        </table:table-row>
        <table:table-row table:style-name="ro1">
          <table:table-cell table:formula="oooc:=[.A474]+0.000694444444444444" office:value-type="time" office:time-value="PT14H59M00S">
            <text:p>02:59 PM</text:p>
          </table:table-cell>
          <table:table-cell office:value-type="float" office:value="42.9531">
            <text:p>42.95</text:p>
          </table:table-cell>
          <table:table-cell office:value-type="float" office:value="56.8101">
            <text:p>56.81</text:p>
          </table:table-cell>
          <table:table-cell office:value-type="float" office:value="3.35142">
            <text:p>3.35</text:p>
          </table:table-cell>
          <table:table-cell table:formula="oooc:=[.D475]*12/125*100" office:value-type="float" office:value="32.173632">
            <text:p>32.17</text:p>
          </table:table-cell>
          <table:table-cell office:value-type="float" office:value="0">
            <text:p>0</text:p>
          </table:table-cell>
          <table:table-cell table:formula="oooc:=[.G474]+([.$C$2]*[.B474]/100-[.F474])/60/12" office:value-type="float" office:value="78.6504724900694">
            <text:p>78.65</text:p>
          </table:table-cell>
          <table:table-cell table:formula="oooc:=[.H474]+([.$C$2]*[.E474]/100-[.F474])/60/12" office:value-type="float" office:value="67.7107617141334">
            <text:p>67.71</text:p>
          </table:table-cell>
          <table:table-cell table:number-columns-repeated="30"/>
        </table:table-row>
        <table:table-row table:style-name="ro1">
          <table:table-cell table:formula="oooc:=[.A475]+0.000694444444444444" office:value-type="time" office:time-value="PT15H00M00S">
            <text:p>03:00 PM</text:p>
          </table:table-cell>
          <table:table-cell office:value-type="float" office:value="42.5459">
            <text:p>42.55</text:p>
          </table:table-cell>
          <table:table-cell office:value-type="float" office:value="56.4651">
            <text:p>56.47</text:p>
          </table:table-cell>
          <table:table-cell office:value-type="float" office:value="3.31859">
            <text:p>3.32</text:p>
          </table:table-cell>
          <table:table-cell table:formula="oooc:=[.D476]*12/125*100" office:value-type="float" office:value="31.858464">
            <text:p>31.86</text:p>
          </table:table-cell>
          <table:table-cell office:value-type="float" office:value="40">
            <text:p>40</text:p>
          </table:table-cell>
          <table:table-cell table:formula="oooc:=[.G475]+([.$C$2]*[.B475]/100-[.F475])/60/12" office:value-type="float" office:value="78.7250438442361">
            <text:p>78.73</text:p>
          </table:table-cell>
          <table:table-cell table:formula="oooc:=[.H475]+([.$C$2]*[.E475]/100-[.F475])/60/12" office:value-type="float" office:value="67.7666187141334">
            <text:p>67.77</text:p>
          </table:table-cell>
          <table:table-cell table:number-columns-repeated="30"/>
        </table:table-row>
        <table:table-row table:style-name="ro1">
          <table:table-cell table:formula="oooc:=[.A476]+0.000694444444444444" office:value-type="time" office:time-value="PT15H01M00S">
            <text:p>03:01 PM</text:p>
          </table:table-cell>
          <table:table-cell office:value-type="float" office:value="42.1365">
            <text:p>42.14</text:p>
          </table:table-cell>
          <table:table-cell office:value-type="float" office:value="56.1156">
            <text:p>56.12</text:p>
          </table:table-cell>
          <table:table-cell office:value-type="float" office:value="3.28558">
            <text:p>3.29</text:p>
          </table:table-cell>
          <table:table-cell table:formula="oooc:=[.D477]*12/125*100" office:value-type="float" office:value="31.541568">
            <text:p>31.54</text:p>
          </table:table-cell>
          <table:table-cell office:value-type="float" office:value="40">
            <text:p>40</text:p>
          </table:table-cell>
          <table:table-cell table:formula="oooc:=[.G476]+([.$C$2]*[.B476]/100-[.F476])/60/12" office:value-type="float" office:value="78.7433526984027">
            <text:p>78.74</text:p>
          </table:table-cell>
          <table:table-cell table:formula="oooc:=[.H476]+([.$C$2]*[.E476]/100-[.F476])/60/12" office:value-type="float" office:value="67.7663729919112">
            <text:p>67.77</text:p>
          </table:table-cell>
          <table:table-cell table:number-columns-repeated="30"/>
        </table:table-row>
        <table:table-row table:style-name="ro1">
          <table:table-cell table:formula="oooc:=[.A477]+0.000694444444444444" office:value-type="time" office:time-value="PT15H02M00S">
            <text:p>03:02 PM</text:p>
          </table:table-cell>
          <table:table-cell office:value-type="float" office:value="41.7249">
            <text:p>41.72</text:p>
          </table:table-cell>
          <table:table-cell office:value-type="float" office:value="55.7615">
            <text:p>55.76</text:p>
          </table:table-cell>
          <table:table-cell office:value-type="float" office:value="3.25238">
            <text:p>3.25</text:p>
          </table:table-cell>
          <table:table-cell table:formula="oooc:=[.D478]*12/125*100" office:value-type="float" office:value="31.222848">
            <text:p>31.22</text:p>
          </table:table-cell>
          <table:table-cell office:value-type="float" office:value="40">
            <text:p>40</text:p>
          </table:table-cell>
          <table:table-cell table:formula="oooc:=[.G477]+([.$C$2]*[.B477]/100-[.F477])/60/12" office:value-type="float" office:value="78.7609507886805">
            <text:p>78.76</text:p>
          </table:table-cell>
          <table:table-cell table:formula="oooc:=[.H477]+([.$C$2]*[.E477]/100-[.F477])/60/12" office:value-type="float" office:value="67.7655771030223">
            <text:p>67.77</text:p>
          </table:table-cell>
          <table:table-cell table:number-columns-repeated="30"/>
        </table:table-row>
        <table:table-row table:style-name="ro1">
          <table:table-cell table:formula="oooc:=[.A478]+0.000694444444444444" office:value-type="time" office:time-value="PT15H03M00S">
            <text:p>03:03 PM</text:p>
          </table:table-cell>
          <table:table-cell office:value-type="float" office:value="41.311">
            <text:p>41.31</text:p>
          </table:table-cell>
          <table:table-cell office:value-type="float" office:value="55.4027">
            <text:p>55.4</text:p>
          </table:table-cell>
          <table:table-cell office:value-type="float" office:value="3.21902">
            <text:p>3.22</text:p>
          </table:table-cell>
          <table:table-cell table:formula="oooc:=[.D479]*12/125*100" office:value-type="float" office:value="30.902592">
            <text:p>30.9</text:p>
          </table:table-cell>
          <table:table-cell office:value-type="float" office:value="40">
            <text:p>40</text:p>
          </table:table-cell>
          <table:table-cell table:formula="oooc:=[.G478]+([.$C$2]*[.B478]/100-[.F478])/60/12" office:value-type="float" office:value="78.7778342956249">
            <text:p>78.78</text:p>
          </table:table-cell>
          <table:table-cell table:formula="oooc:=[.H478]+([.$C$2]*[.E478]/100-[.F478])/60/12" office:value-type="float" office:value="67.7642278808">
            <text:p>67.76</text:p>
          </table:table-cell>
          <table:table-cell table:number-columns-repeated="30"/>
        </table:table-row>
        <table:table-row table:style-name="ro1">
          <table:table-cell table:formula="oooc:=[.A479]+0.000694444444444444" office:value-type="time" office:time-value="PT15H04M00S">
            <text:p>03:04 PM</text:p>
          </table:table-cell>
          <table:table-cell office:value-type="float" office:value="40.8949">
            <text:p>40.89</text:p>
          </table:table-cell>
          <table:table-cell office:value-type="float" office:value="55.0393">
            <text:p>55.04</text:p>
          </table:table-cell>
          <table:table-cell office:value-type="float" office:value="3.18547">
            <text:p>3.19</text:p>
          </table:table-cell>
          <table:table-cell table:formula="oooc:=[.D480]*12/125*100" office:value-type="float" office:value="30.580512">
            <text:p>30.58</text:p>
          </table:table-cell>
          <table:table-cell office:value-type="float" office:value="40">
            <text:p>40</text:p>
          </table:table-cell>
          <table:table-cell table:formula="oooc:=[.G479]+([.$C$2]*[.B479]/100-[.F479])/60/12" office:value-type="float" office:value="78.7939992261805">
            <text:p>78.79</text:p>
          </table:table-cell>
          <table:table-cell table:formula="oooc:=[.H479]+([.$C$2]*[.E479]/100-[.F479])/60/12" office:value-type="float" office:value="67.7623226585778">
            <text:p>67.76</text:p>
          </table:table-cell>
          <table:table-cell table:number-columns-repeated="30"/>
        </table:table-row>
        <table:table-row table:style-name="ro1">
          <table:table-cell table:formula="oooc:=[.A480]+0.000694444444444444" office:value-type="time" office:time-value="PT15H05M00S">
            <text:p>03:05 PM</text:p>
          </table:table-cell>
          <table:table-cell office:value-type="float" office:value="40.4766">
            <text:p>40.48</text:p>
          </table:table-cell>
          <table:table-cell office:value-type="float" office:value="54.6711">
            <text:p>54.67</text:p>
          </table:table-cell>
          <table:table-cell office:value-type="float" office:value="3.15175">
            <text:p>3.15</text:p>
          </table:table-cell>
          <table:table-cell table:formula="oooc:=[.D481]*12/125*100" office:value-type="float" office:value="30.2568">
            <text:p>30.26</text:p>
          </table:table-cell>
          <table:table-cell office:value-type="float" office:value="40">
            <text:p>40</text:p>
          </table:table-cell>
          <table:table-cell table:formula="oooc:=[.G480]+([.$C$2]*[.B480]/100-[.F480])/60/12" office:value-type="float" office:value="78.8094417609027">
            <text:p>78.81</text:p>
          </table:table-cell>
          <table:table-cell table:formula="oooc:=[.H480]+([.$C$2]*[.E480]/100-[.F480])/60/12" office:value-type="float" office:value="67.7598582696889">
            <text:p>67.76</text:p>
          </table:table-cell>
          <table:table-cell table:number-columns-repeated="30"/>
        </table:table-row>
        <table:table-row table:style-name="ro1">
          <table:table-cell table:formula="oooc:=[.A481]+0.000694444444444444" office:value-type="time" office:time-value="PT15H06M00S">
            <text:p>03:06 PM</text:p>
          </table:table-cell>
          <table:table-cell office:value-type="float" office:value="40.0562">
            <text:p>40.06</text:p>
          </table:table-cell>
          <table:table-cell office:value-type="float" office:value="54.2981">
            <text:p>54.3</text:p>
          </table:table-cell>
          <table:table-cell office:value-type="float" office:value="3.11784">
            <text:p>3.12</text:p>
          </table:table-cell>
          <table:table-cell table:formula="oooc:=[.D482]*12/125*100" office:value-type="float" office:value="29.931264">
            <text:p>29.93</text:p>
          </table:table-cell>
          <table:table-cell office:value-type="float" office:value="40">
            <text:p>40</text:p>
          </table:table-cell>
          <table:table-cell table:formula="oooc:=[.G481]+([.$C$2]*[.B481]/100-[.F481])/60/12" office:value-type="float" office:value="78.8241580803472">
            <text:p>78.82</text:p>
          </table:table-cell>
          <table:table-cell table:formula="oooc:=[.H481]+([.$C$2]*[.E481]/100-[.F481])/60/12" office:value-type="float" office:value="67.7568318808001">
            <text:p>67.76</text:p>
          </table:table-cell>
          <table:table-cell table:number-columns-repeated="30"/>
        </table:table-row>
        <table:table-row table:style-name="ro1">
          <table:table-cell table:formula="oooc:=[.A482]+0.000694444444444444" office:value-type="time" office:time-value="PT15H07M00S">
            <text:p>03:07 PM</text:p>
          </table:table-cell>
          <table:table-cell office:value-type="float" office:value="39.6334">
            <text:p>39.63</text:p>
          </table:table-cell>
          <table:table-cell office:value-type="float" office:value="53.9202">
            <text:p>53.92</text:p>
          </table:table-cell>
          <table:table-cell office:value-type="float" office:value="3.08377">
            <text:p>3.08</text:p>
          </table:table-cell>
          <table:table-cell table:formula="oooc:=[.D483]*12/125*100" office:value-type="float" office:value="29.604192">
            <text:p>29.6</text:p>
          </table:table-cell>
          <table:table-cell office:value-type="float" office:value="40">
            <text:p>40</text:p>
          </table:table-cell>
          <table:table-cell table:formula="oooc:=[.G482]+([.$C$2]*[.B482]/100-[.F482])/60/12" office:value-type="float" office:value="78.8381445386805">
            <text:p>78.84</text:p>
          </table:table-cell>
          <table:table-cell table:formula="oooc:=[.H482]+([.$C$2]*[.E482]/100-[.F482])/60/12" office:value-type="float" office:value="67.7532403252445">
            <text:p>67.75</text:p>
          </table:table-cell>
          <table:table-cell table:number-columns-repeated="30"/>
        </table:table-row>
        <table:table-row table:style-name="ro1">
          <table:table-cell table:formula="oooc:=[.A483]+0.000694444444444444" office:value-type="time" office:time-value="PT15H08M00S">
            <text:p>03:08 PM</text:p>
          </table:table-cell>
          <table:table-cell office:value-type="float" office:value="39.2085">
            <text:p>39.21</text:p>
          </table:table-cell>
          <table:table-cell office:value-type="float" office:value="53.5374">
            <text:p>53.54</text:p>
          </table:table-cell>
          <table:table-cell office:value-type="float" office:value="3.04951">
            <text:p>3.05</text:p>
          </table:table-cell>
          <table:table-cell table:formula="oooc:=[.D484]*12/125*100" office:value-type="float" office:value="29.275296">
            <text:p>29.28</text:p>
          </table:table-cell>
          <table:table-cell office:value-type="float" office:value="40">
            <text:p>40</text:p>
          </table:table-cell>
          <table:table-cell table:formula="oooc:=[.G483]+([.$C$2]*[.B483]/100-[.F483])/60/12" office:value-type="float" office:value="78.851396969236">
            <text:p>78.85</text:p>
          </table:table-cell>
          <table:table-cell table:formula="oooc:=[.H483]+([.$C$2]*[.E483]/100-[.F483])/60/12" office:value-type="float" office:value="67.7490809363556">
            <text:p>67.75</text:p>
          </table:table-cell>
          <table:table-cell table:number-columns-repeated="30"/>
        </table:table-row>
        <table:table-row table:style-name="ro1">
          <table:table-cell table:formula="oooc:=[.A484]+0.000694444444444444" office:value-type="time" office:time-value="PT15H09M00S">
            <text:p>03:09 PM</text:p>
          </table:table-cell>
          <table:table-cell office:value-type="float" office:value="38.7814">
            <text:p>38.78</text:p>
          </table:table-cell>
          <table:table-cell office:value-type="float" office:value="53.1495">
            <text:p>53.15</text:p>
          </table:table-cell>
          <table:table-cell office:value-type="float" office:value="3.01508">
            <text:p>3.02</text:p>
          </table:table-cell>
          <table:table-cell table:formula="oooc:=[.D485]*12/125*100" office:value-type="float" office:value="28.944768">
            <text:p>28.94</text:p>
          </table:table-cell>
          <table:table-cell office:value-type="float" office:value="40">
            <text:p>40</text:p>
          </table:table-cell>
          <table:table-cell table:formula="oooc:=[.G484]+([.$C$2]*[.B484]/100-[.F484])/60/12" office:value-type="float" office:value="78.8639117261805">
            <text:p>78.86</text:p>
          </table:table-cell>
          <table:table-cell table:formula="oooc:=[.H484]+([.$C$2]*[.E484]/100-[.F484])/60/12" office:value-type="float" office:value="67.7443505474667">
            <text:p>67.74</text:p>
          </table:table-cell>
          <table:table-cell table:number-columns-repeated="30"/>
        </table:table-row>
        <table:table-row table:style-name="ro1">
          <table:table-cell table:formula="oooc:=[.A485]+0.000694444444444444" office:value-type="time" office:time-value="PT15H10M00S">
            <text:p>03:10 PM</text:p>
          </table:table-cell>
          <table:table-cell office:value-type="float" office:value="38.3521">
            <text:p>38.35</text:p>
          </table:table-cell>
          <table:table-cell office:value-type="float" office:value="52.7565">
            <text:p>52.76</text:p>
          </table:table-cell>
          <table:table-cell office:value-type="float" office:value="2.98048">
            <text:p>2.98</text:p>
          </table:table-cell>
          <table:table-cell table:formula="oooc:=[.D486]*12/125*100" office:value-type="float" office:value="28.612608">
            <text:p>28.61</text:p>
          </table:table-cell>
          <table:table-cell office:value-type="float" office:value="40">
            <text:p>40</text:p>
          </table:table-cell>
          <table:table-cell table:formula="oooc:=[.G485]+([.$C$2]*[.B485]/100-[.F485])/60/12" office:value-type="float" office:value="78.8756849900694">
            <text:p>78.88</text:p>
          </table:table-cell>
          <table:table-cell table:formula="oooc:=[.H485]+([.$C$2]*[.E485]/100-[.F485])/60/12" office:value-type="float" office:value="67.7390463252445">
            <text:p>67.74</text:p>
          </table:table-cell>
          <table:table-cell table:number-columns-repeated="30"/>
        </table:table-row>
        <table:table-row table:style-name="ro1">
          <table:table-cell table:formula="oooc:=[.A486]+0.000694444444444444" office:value-type="time" office:time-value="PT15H11M00S">
            <text:p>03:11 PM</text:p>
          </table:table-cell>
          <table:table-cell office:value-type="float" office:value="37.9207">
            <text:p>37.92</text:p>
          </table:table-cell>
          <table:table-cell office:value-type="float" office:value="52.3584">
            <text:p>52.36</text:p>
          </table:table-cell>
          <table:table-cell office:value-type="float" office:value="2.9457">
            <text:p>2.95</text:p>
          </table:table-cell>
          <table:table-cell table:formula="oooc:=[.D487]*12/125*100" office:value-type="float" office:value="28.27872">
            <text:p>28.28</text:p>
          </table:table-cell>
          <table:table-cell office:value-type="float" office:value="40">
            <text:p>40</text:p>
          </table:table-cell>
          <table:table-cell table:formula="oooc:=[.G486]+([.$C$2]*[.B486]/100-[.F486])/60/12" office:value-type="float" office:value="78.8867129414583">
            <text:p>78.89</text:p>
          </table:table-cell>
          <table:table-cell table:formula="oooc:=[.H486]+([.$C$2]*[.E486]/100-[.F486])/60/12" office:value-type="float" office:value="67.7331654363556">
            <text:p>67.73</text:p>
          </table:table-cell>
          <table:table-cell table:number-columns-repeated="30"/>
        </table:table-row>
        <table:table-row table:style-name="ro1">
          <table:table-cell table:formula="oooc:=[.A487]+0.000694444444444444" office:value-type="time" office:time-value="PT15H12M00S">
            <text:p>03:12 PM</text:p>
          </table:table-cell>
          <table:table-cell office:value-type="float" office:value="37.487">
            <text:p>37.49</text:p>
          </table:table-cell>
          <table:table-cell office:value-type="float" office:value="51.955">
            <text:p>51.96</text:p>
          </table:table-cell>
          <table:table-cell office:value-type="float" office:value="2.91074">
            <text:p>2.91</text:p>
          </table:table-cell>
          <table:table-cell table:formula="oooc:=[.D488]*12/125*100" office:value-type="float" office:value="27.943104">
            <text:p>27.94</text:p>
          </table:table-cell>
          <table:table-cell office:value-type="float" office:value="40">
            <text:p>40</text:p>
          </table:table-cell>
          <table:table-cell table:formula="oooc:=[.G487]+([.$C$2]*[.B487]/100-[.F487])/60/12" office:value-type="float" office:value="78.8969919345138">
            <text:p>78.9</text:p>
          </table:table-cell>
          <table:table-cell table:formula="oooc:=[.H487]+([.$C$2]*[.E487]/100-[.F487])/60/12" office:value-type="float" office:value="67.7267048808001">
            <text:p>67.73</text:p>
          </table:table-cell>
          <table:table-cell table:number-columns-repeated="30"/>
        </table:table-row>
        <table:table-row table:style-name="ro1">
          <table:table-cell table:formula="oooc:=[.A488]+0.000694444444444444" office:value-type="time" office:time-value="PT15H13M00S">
            <text:p>03:13 PM</text:p>
          </table:table-cell>
          <table:table-cell office:value-type="float" office:value="37.0512">
            <text:p>37.05</text:p>
          </table:table-cell>
          <table:table-cell office:value-type="float" office:value="51.5463">
            <text:p>51.55</text:p>
          </table:table-cell>
          <table:table-cell office:value-type="float" office:value="2.87562">
            <text:p>2.88</text:p>
          </table:table-cell>
          <table:table-cell table:formula="oooc:=[.D489]*12/125*100" office:value-type="float" office:value="27.605952">
            <text:p>27.61</text:p>
          </table:table-cell>
          <table:table-cell office:value-type="float" office:value="40">
            <text:p>40</text:p>
          </table:table-cell>
          <table:table-cell table:formula="oooc:=[.G488]+([.$C$2]*[.B488]/100-[.F488])/60/12" office:value-type="float" office:value="78.9065179761805">
            <text:p>78.91</text:p>
          </table:table-cell>
          <table:table-cell table:formula="oooc:=[.H488]+([.$C$2]*[.E488]/100-[.F488])/60/12" office:value-type="float" office:value="67.7196616585778">
            <text:p>67.72</text:p>
          </table:table-cell>
          <table:table-cell table:number-columns-repeated="30"/>
        </table:table-row>
        <table:table-row table:style-name="ro1">
          <table:table-cell table:formula="oooc:=[.A489]+0.000694444444444444" office:value-type="time" office:time-value="PT15H14M00S">
            <text:p>03:14 PM</text:p>
          </table:table-cell>
          <table:table-cell office:value-type="float" office:value="36.6131">
            <text:p>36.61</text:p>
          </table:table-cell>
          <table:table-cell office:value-type="float" office:value="51.1322">
            <text:p>51.13</text:p>
          </table:table-cell>
          <table:table-cell office:value-type="float" office:value="2.84031">
            <text:p>2.84</text:p>
          </table:table-cell>
          <table:table-cell table:formula="oooc:=[.D490]*12/125*100" office:value-type="float" office:value="27.266976">
            <text:p>27.27</text:p>
          </table:table-cell>
          <table:table-cell office:value-type="float" office:value="40">
            <text:p>40</text:p>
          </table:table-cell>
          <table:table-cell table:formula="oooc:=[.G489]+([.$C$2]*[.B489]/100-[.F489])/60/12" office:value-type="float" office:value="78.9152874206249">
            <text:p>78.92</text:p>
          </table:table-cell>
          <table:table-cell table:formula="oooc:=[.H489]+([.$C$2]*[.E489]/100-[.F489])/60/12" office:value-type="float" office:value="67.7120331030223">
            <text:p>67.71</text:p>
          </table:table-cell>
          <table:table-cell table:number-columns-repeated="30"/>
        </table:table-row>
        <table:table-row table:style-name="ro1">
          <table:table-cell table:formula="oooc:=[.A490]+0.000694444444444444" office:value-type="time" office:time-value="PT15H15M00S">
            <text:p>03:15 PM</text:p>
          </table:table-cell>
          <table:table-cell office:value-type="float" office:value="36.173">
            <text:p>36.17</text:p>
          </table:table-cell>
          <table:table-cell office:value-type="float" office:value="50.7127">
            <text:p>50.71</text:p>
          </table:table-cell>
          <table:table-cell office:value-type="float" office:value="2.80484">
            <text:p>2.8</text:p>
          </table:table-cell>
          <table:table-cell table:formula="oooc:=[.D491]*12/125*100" office:value-type="float" office:value="26.926464">
            <text:p>26.93</text:p>
          </table:table-cell>
          <table:table-cell office:value-type="float" office:value="40">
            <text:p>40</text:p>
          </table:table-cell>
          <table:table-cell table:formula="oooc:=[.G490]+([.$C$2]*[.B490]/100-[.F490])/60/12" office:value-type="float" office:value="78.9232962747916">
            <text:p>78.92</text:p>
          </table:table-cell>
          <table:table-cell table:formula="oooc:=[.H490]+([.$C$2]*[.E490]/100-[.F490])/60/12" office:value-type="float" office:value="67.7038160474667">
            <text:p>67.7</text:p>
          </table:table-cell>
          <table:table-cell table:number-columns-repeated="30"/>
        </table:table-row>
        <table:table-row table:style-name="ro1">
          <table:table-cell table:formula="oooc:=[.A491]+0.000694444444444444" office:value-type="time" office:time-value="PT15H16M00S">
            <text:p>03:16 PM</text:p>
          </table:table-cell>
          <table:table-cell office:value-type="float" office:value="35.7307">
            <text:p>35.73</text:p>
          </table:table-cell>
          <table:table-cell office:value-type="float" office:value="50.2876">
            <text:p>50.29</text:p>
          </table:table-cell>
          <table:table-cell office:value-type="float" office:value="2.7692">
            <text:p>2.77</text:p>
          </table:table-cell>
          <table:table-cell table:formula="oooc:=[.D492]*12/125*100" office:value-type="float" office:value="26.58432">
            <text:p>26.58</text:p>
          </table:table-cell>
          <table:table-cell office:value-type="float" office:value="40">
            <text:p>40</text:p>
          </table:table-cell>
          <table:table-cell table:formula="oooc:=[.G491]+([.$C$2]*[.B491]/100-[.F491])/60/12" office:value-type="float" office:value="78.9305410664582">
            <text:p>78.93</text:p>
          </table:table-cell>
          <table:table-cell table:formula="oooc:=[.H491]+([.$C$2]*[.E491]/100-[.F491])/60/12" office:value-type="float" office:value="67.6950078252445">
            <text:p>67.7</text:p>
          </table:table-cell>
          <table:table-cell table:number-columns-repeated="30"/>
        </table:table-row>
        <table:table-row table:style-name="ro1">
          <table:table-cell table:formula="oooc:=[.A492]+0.000694444444444444" office:value-type="time" office:time-value="PT15H17M00S">
            <text:p>03:17 PM</text:p>
          </table:table-cell>
          <table:table-cell office:value-type="float" office:value="35.2862">
            <text:p>35.29</text:p>
          </table:table-cell>
          <table:table-cell office:value-type="float" office:value="49.8569">
            <text:p>49.86</text:p>
          </table:table-cell>
          <table:table-cell office:value-type="float" office:value="2.73338">
            <text:p>2.73</text:p>
          </table:table-cell>
          <table:table-cell table:formula="oooc:=[.D493]*12/125*100" office:value-type="float" office:value="26.240448">
            <text:p>26.24</text:p>
          </table:table-cell>
          <table:table-cell office:value-type="float" office:value="40">
            <text:p>40</text:p>
          </table:table-cell>
          <table:table-cell table:formula="oooc:=[.G492]+([.$C$2]*[.B492]/100-[.F492])/60/12" office:value-type="float" office:value="78.9370179761805">
            <text:p>78.94</text:p>
          </table:table-cell>
          <table:table-cell table:formula="oooc:=[.H492]+([.$C$2]*[.E492]/100-[.F492])/60/12" office:value-type="float" office:value="67.6856056030223">
            <text:p>67.69</text:p>
          </table:table-cell>
          <table:table-cell table:number-columns-repeated="30"/>
        </table:table-row>
        <table:table-row table:style-name="ro1">
          <table:table-cell table:formula="oooc:=[.A493]+0.000694444444444444" office:value-type="time" office:time-value="PT15H18M00S">
            <text:p>03:18 PM</text:p>
          </table:table-cell>
          <table:table-cell office:value-type="float" office:value="34.8396">
            <text:p>34.84</text:p>
          </table:table-cell>
          <table:table-cell office:value-type="float" office:value="49.4205">
            <text:p>49.42</text:p>
          </table:table-cell>
          <table:table-cell office:value-type="float" office:value="2.69739">
            <text:p>2.7</text:p>
          </table:table-cell>
          <table:table-cell table:formula="oooc:=[.D494]*12/125*100" office:value-type="float" office:value="25.894944">
            <text:p>25.89</text:p>
          </table:table-cell>
          <table:table-cell office:value-type="float" office:value="40">
            <text:p>40</text:p>
          </table:table-cell>
          <table:table-cell table:formula="oooc:=[.G493]+([.$C$2]*[.B493]/100-[.F493])/60/12" office:value-type="float" office:value="78.9427231845138">
            <text:p>78.94</text:p>
          </table:table-cell>
          <table:table-cell table:formula="oooc:=[.H493]+([.$C$2]*[.E493]/100-[.F493])/60/12" office:value-type="float" office:value="67.6756063808001">
            <text:p>67.68</text:p>
          </table:table-cell>
          <table:table-cell table:number-columns-repeated="30"/>
        </table:table-row>
        <table:table-row table:style-name="ro1">
          <table:table-cell table:formula="oooc:=[.A494]+0.000694444444444444" office:value-type="time" office:time-value="PT15H19M00S">
            <text:p>03:19 PM</text:p>
          </table:table-cell>
          <table:table-cell office:value-type="float" office:value="34.3909">
            <text:p>34.39</text:p>
          </table:table-cell>
          <table:table-cell office:value-type="float" office:value="48.9784">
            <text:p>48.98</text:p>
          </table:table-cell>
          <table:table-cell office:value-type="float" office:value="2.66124">
            <text:p>2.66</text:p>
          </table:table-cell>
          <table:table-cell table:formula="oooc:=[.D495]*12/125*100" office:value-type="float" office:value="25.547904">
            <text:p>25.55</text:p>
          </table:table-cell>
          <table:table-cell office:value-type="float" office:value="40">
            <text:p>40</text:p>
          </table:table-cell>
          <table:table-cell table:formula="oooc:=[.G494]+([.$C$2]*[.B494]/100-[.F494])/60/12" office:value-type="float" office:value="78.9476530456249">
            <text:p>78.95</text:p>
          </table:table-cell>
          <table:table-cell table:formula="oooc:=[.H494]+([.$C$2]*[.E494]/100-[.F494])/60/12" office:value-type="float" office:value="67.6650073252445">
            <text:p>67.67</text:p>
          </table:table-cell>
          <table:table-cell table:number-columns-repeated="30"/>
        </table:table-row>
        <table:table-row table:style-name="ro1">
          <table:table-cell table:formula="oooc:=[.A495]+0.000694444444444444" office:value-type="time" office:time-value="PT15H20M00S">
            <text:p>03:20 PM</text:p>
          </table:table-cell>
          <table:table-cell office:value-type="float" office:value="33.9401">
            <text:p>33.94</text:p>
          </table:table-cell>
          <table:table-cell office:value-type="float" office:value="48.5304">
            <text:p>48.53</text:p>
          </table:table-cell>
          <table:table-cell office:value-type="float" office:value="2.62491">
            <text:p>2.62</text:p>
          </table:table-cell>
          <table:table-cell table:formula="oooc:=[.D496]*12/125*100" office:value-type="float" office:value="25.199136">
            <text:p>25.2</text:p>
          </table:table-cell>
          <table:table-cell office:value-type="float" office:value="40">
            <text:p>40</text:p>
          </table:table-cell>
          <table:table-cell table:formula="oooc:=[.G495]+([.$C$2]*[.B495]/100-[.F495])/60/12" office:value-type="float" office:value="78.9518039136805">
            <text:p>78.95</text:p>
          </table:table-cell>
          <table:table-cell table:formula="oooc:=[.H495]+([.$C$2]*[.E495]/100-[.F495])/60/12" office:value-type="float" office:value="67.6538057696889">
            <text:p>67.65</text:p>
          </table:table-cell>
          <table:table-cell table:number-columns-repeated="30"/>
        </table:table-row>
        <table:table-row table:style-name="ro1">
          <table:table-cell table:formula="oooc:=[.A496]+0.000694444444444444" office:value-type="time" office:time-value="PT15H21M00S">
            <text:p>03:21 PM</text:p>
          </table:table-cell>
          <table:table-cell office:value-type="float" office:value="33.4872">
            <text:p>33.49</text:p>
          </table:table-cell>
          <table:table-cell office:value-type="float" office:value="48.0766">
            <text:p>48.08</text:p>
          </table:table-cell>
          <table:table-cell office:value-type="float" office:value="2.58842">
            <text:p>2.59</text:p>
          </table:table-cell>
          <table:table-cell table:formula="oooc:=[.D497]*12/125*100" office:value-type="float" office:value="24.848832">
            <text:p>24.85</text:p>
          </table:table-cell>
          <table:table-cell office:value-type="float" office:value="40">
            <text:p>40</text:p>
          </table:table-cell>
          <table:table-cell table:formula="oooc:=[.G496]+([.$C$2]*[.B496]/100-[.F496])/60/12" office:value-type="float" office:value="78.9551721428471">
            <text:p>78.96</text:p>
          </table:table-cell>
          <table:table-cell table:formula="oooc:=[.H496]+([.$C$2]*[.E496]/100-[.F496])/60/12" office:value-type="float" office:value="67.6419987141334">
            <text:p>67.64</text:p>
          </table:table-cell>
          <table:table-cell table:number-columns-repeated="30"/>
        </table:table-row>
        <table:table-row table:style-name="ro1">
          <table:table-cell table:formula="oooc:=[.A497]+0.000694444444444444" office:value-type="time" office:time-value="PT15H22M00S">
            <text:p>03:22 PM</text:p>
          </table:table-cell>
          <table:table-cell office:value-type="float" office:value="33.0322">
            <text:p>33.03</text:p>
          </table:table-cell>
          <table:table-cell office:value-type="float" office:value="47.6167">
            <text:p>47.62</text:p>
          </table:table-cell>
          <table:table-cell office:value-type="float" office:value="2.55177">
            <text:p>2.55</text:p>
          </table:table-cell>
          <table:table-cell table:formula="oooc:=[.D498]*12/125*100" office:value-type="float" office:value="24.496992">
            <text:p>24.5</text:p>
          </table:table-cell>
          <table:table-cell office:value-type="float" office:value="40">
            <text:p>40</text:p>
          </table:table-cell>
          <table:table-cell table:formula="oooc:=[.G497]+([.$C$2]*[.B497]/100-[.F497])/60/12" office:value-type="float" office:value="78.9577540872916">
            <text:p>78.96</text:p>
          </table:table-cell>
          <table:table-cell table:formula="oooc:=[.H497]+([.$C$2]*[.E497]/100-[.F497])/60/12" office:value-type="float" office:value="67.6295834919112">
            <text:p>67.63</text:p>
          </table:table-cell>
          <table:table-cell table:number-columns-repeated="30"/>
        </table:table-row>
        <table:table-row table:style-name="ro1">
          <table:table-cell table:formula="oooc:=[.A498]+0.000694444444444444" office:value-type="time" office:time-value="PT15H23M00S">
            <text:p>03:23 PM</text:p>
          </table:table-cell>
          <table:table-cell office:value-type="float" office:value="32.5751">
            <text:p>32.58</text:p>
          </table:table-cell>
          <table:table-cell office:value-type="float" office:value="47.1508">
            <text:p>47.15</text:p>
          </table:table-cell>
          <table:table-cell office:value-type="float" office:value="2.51495">
            <text:p>2.51</text:p>
          </table:table-cell>
          <table:table-cell table:formula="oooc:=[.D499]*12/125*100" office:value-type="float" office:value="24.14352">
            <text:p>24.14</text:p>
          </table:table-cell>
          <table:table-cell office:value-type="float" office:value="40">
            <text:p>40</text:p>
          </table:table-cell>
          <table:table-cell table:formula="oooc:=[.G498]+([.$C$2]*[.B498]/100-[.F498])/60/12" office:value-type="float" office:value="78.9595461011805">
            <text:p>78.96</text:p>
          </table:table-cell>
          <table:table-cell table:formula="oooc:=[.H498]+([.$C$2]*[.E498]/100-[.F498])/60/12" office:value-type="float" office:value="67.6165574363556">
            <text:p>67.62</text:p>
          </table:table-cell>
          <table:table-cell table:number-columns-repeated="30"/>
        </table:table-row>
        <table:table-row table:style-name="ro1">
          <table:table-cell table:formula="oooc:=[.A499]+0.000694444444444444" office:value-type="time" office:time-value="PT15H24M00S">
            <text:p>03:24 PM</text:p>
          </table:table-cell>
          <table:table-cell office:value-type="float" office:value="32.116">
            <text:p>32.12</text:p>
          </table:table-cell>
          <table:table-cell office:value-type="float" office:value="46.6788">
            <text:p>46.68</text:p>
          </table:table-cell>
          <table:table-cell office:value-type="float" office:value="2.47796">
            <text:p>2.48</text:p>
          </table:table-cell>
          <table:table-cell table:formula="oooc:=[.D500]*12/125*100" office:value-type="float" office:value="23.788416">
            <text:p>23.79</text:p>
          </table:table-cell>
          <table:table-cell office:value-type="float" office:value="40">
            <text:p>40</text:p>
          </table:table-cell>
          <table:table-cell table:formula="oooc:=[.G499]+([.$C$2]*[.B499]/100-[.F499])/60/12" office:value-type="float" office:value="78.9605445386805">
            <text:p>78.96</text:p>
          </table:table-cell>
          <table:table-cell table:formula="oooc:=[.H499]+([.$C$2]*[.E499]/100-[.F499])/60/12" office:value-type="float" office:value="67.6029177141334">
            <text:p>67.6</text:p>
          </table:table-cell>
          <table:table-cell table:number-columns-repeated="30"/>
        </table:table-row>
        <table:table-row table:style-name="ro1">
          <table:table-cell table:formula="oooc:=[.A500]+0.000694444444444444" office:value-type="time" office:time-value="PT15H25M00S">
            <text:p>03:25 PM</text:p>
          </table:table-cell>
          <table:table-cell office:value-type="float" office:value="31.6549">
            <text:p>31.65</text:p>
          </table:table-cell>
          <table:table-cell office:value-type="float" office:value="46.2005">
            <text:p>46.2</text:p>
          </table:table-cell>
          <table:table-cell office:value-type="float" office:value="2.44082">
            <text:p>2.44</text:p>
          </table:table-cell>
          <table:table-cell table:formula="oooc:=[.D501]*12/125*100" office:value-type="float" office:value="23.431872">
            <text:p>23.43</text:p>
          </table:table-cell>
          <table:table-cell office:value-type="float" office:value="40">
            <text:p>40</text:p>
          </table:table-cell>
          <table:table-cell table:formula="oooc:=[.G500]+([.$C$2]*[.B500]/100-[.F500])/60/12" office:value-type="float" office:value="78.9607459275693">
            <text:p>78.96</text:p>
          </table:table-cell>
          <table:table-cell table:formula="oooc:=[.H500]+([.$C$2]*[.E500]/100-[.F500])/60/12" office:value-type="float" office:value="67.5886614919112">
            <text:p>67.59</text:p>
          </table:table-cell>
          <table:table-cell table:number-columns-repeated="30"/>
        </table:table-row>
        <table:table-row table:style-name="ro1">
          <table:table-cell table:formula="oooc:=[.A501]+0.000694444444444444" office:value-type="time" office:time-value="PT15H26M00S">
            <text:p>03:26 PM</text:p>
          </table:table-cell>
          <table:table-cell office:value-type="float" office:value="31.1918">
            <text:p>31.19</text:p>
          </table:table-cell>
          <table:table-cell office:value-type="float" office:value="45.716">
            <text:p>45.72</text:p>
          </table:table-cell>
          <table:table-cell office:value-type="float" office:value="2.40352">
            <text:p>2.4</text:p>
          </table:table-cell>
          <table:table-cell table:formula="oooc:=[.D502]*12/125*100" office:value-type="float" office:value="23.073792">
            <text:p>23.07</text:p>
          </table:table-cell>
          <table:table-cell office:value-type="float" office:value="40">
            <text:p>40</text:p>
          </table:table-cell>
          <table:table-cell table:formula="oooc:=[.G501]+([.$C$2]*[.B501]/100-[.F501])/60/12" office:value-type="float" office:value="78.9601467956249">
            <text:p>78.96</text:p>
          </table:table-cell>
          <table:table-cell table:formula="oooc:=[.H501]+([.$C$2]*[.E501]/100-[.F501])/60/12" office:value-type="float" office:value="67.573786269689">
            <text:p>67.57</text:p>
          </table:table-cell>
          <table:table-cell table:number-columns-repeated="30"/>
        </table:table-row>
        <table:table-row table:style-name="ro1">
          <table:table-cell table:formula="oooc:=[.A502]+0.000694444444444444" office:value-type="time" office:time-value="PT15H27M00S">
            <text:p>03:27 PM</text:p>
          </table:table-cell>
          <table:table-cell office:value-type="float" office:value="30.7266">
            <text:p>30.73</text:p>
          </table:table-cell>
          <table:table-cell office:value-type="float" office:value="45.2251">
            <text:p>45.23</text:p>
          </table:table-cell>
          <table:table-cell office:value-type="float" office:value="2.36605">
            <text:p>2.37</text:p>
          </table:table-cell>
          <table:table-cell table:formula="oooc:=[.D503]*12/125*100" office:value-type="float" office:value="22.71408">
            <text:p>22.71</text:p>
          </table:table-cell>
          <table:table-cell office:value-type="float" office:value="40">
            <text:p>40</text:p>
          </table:table-cell>
          <table:table-cell table:formula="oooc:=[.G502]+([.$C$2]*[.B502]/100-[.F502])/60/12" office:value-type="float" office:value="78.9587436706249">
            <text:p>78.96</text:p>
          </table:table-cell>
          <table:table-cell table:formula="oooc:=[.H502]+([.$C$2]*[.E502]/100-[.F502])/60/12" office:value-type="float" office:value="67.5582893808001">
            <text:p>67.56</text:p>
          </table:table-cell>
          <table:table-cell table:number-columns-repeated="30"/>
        </table:table-row>
        <table:table-row table:style-name="ro1">
          <table:table-cell table:formula="oooc:=[.A503]+0.000694444444444444" office:value-type="time" office:time-value="PT15H28M00S">
            <text:p>03:28 PM</text:p>
          </table:table-cell>
          <table:table-cell office:value-type="float" office:value="30.2595">
            <text:p>30.26</text:p>
          </table:table-cell>
          <table:table-cell office:value-type="float" office:value="44.7278">
            <text:p>44.73</text:p>
          </table:table-cell>
          <table:table-cell office:value-type="float" office:value="2.32844">
            <text:p>2.33</text:p>
          </table:table-cell>
          <table:table-cell table:formula="oooc:=[.D504]*12/125*100" office:value-type="float" office:value="22.353024">
            <text:p>22.35</text:p>
          </table:table-cell>
          <table:table-cell office:value-type="float" office:value="40">
            <text:p>40</text:p>
          </table:table-cell>
          <table:table-cell table:formula="oooc:=[.G503]+([.$C$2]*[.B503]/100-[.F503])/60/12" office:value-type="float" office:value="78.956532906736">
            <text:p>78.96</text:p>
          </table:table-cell>
          <table:table-cell table:formula="oooc:=[.H503]+([.$C$2]*[.E503]/100-[.F503])/60/12" office:value-type="float" office:value="67.5421679919112">
            <text:p>67.54</text:p>
          </table:table-cell>
          <table:table-cell table:number-columns-repeated="30"/>
        </table:table-row>
        <table:table-row table:style-name="ro1">
          <table:table-cell table:formula="oooc:=[.A504]+0.000694444444444444" office:value-type="time" office:time-value="PT15H29M00S">
            <text:p>03:29 PM</text:p>
          </table:table-cell>
          <table:table-cell office:value-type="float" office:value="29.7905">
            <text:p>29.79</text:p>
          </table:table-cell>
          <table:table-cell office:value-type="float" office:value="44.2239">
            <text:p>44.22</text:p>
          </table:table-cell>
          <table:table-cell office:value-type="float" office:value="2.29067">
            <text:p>2.29</text:p>
          </table:table-cell>
          <table:table-cell table:formula="oooc:=[.D505]*12/125*100" office:value-type="float" office:value="21.990432">
            <text:p>21.99</text:p>
          </table:table-cell>
          <table:table-cell office:value-type="float" office:value="40">
            <text:p>40</text:p>
          </table:table-cell>
          <table:table-cell table:formula="oooc:=[.G504]+([.$C$2]*[.B504]/100-[.F504])/60/12" office:value-type="float" office:value="78.9535112053471">
            <text:p>78.95</text:p>
          </table:table-cell>
          <table:table-cell table:formula="oooc:=[.H504]+([.$C$2]*[.E504]/100-[.F504])/60/12" office:value-type="float" office:value="67.525419769689">
            <text:p>67.53</text:p>
          </table:table-cell>
          <table:table-cell table:number-columns-repeated="30"/>
        </table:table-row>
        <table:table-row table:style-name="ro1">
          <table:table-cell table:formula="oooc:=[.A505]+0.000694444444444444" office:value-type="time" office:time-value="PT15H30M00S">
            <text:p>03:30 PM</text:p>
          </table:table-cell>
          <table:table-cell office:value-type="float" office:value="29.3195">
            <text:p>29.32</text:p>
          </table:table-cell>
          <table:table-cell office:value-type="float" office:value="43.7135">
            <text:p>43.71</text:p>
          </table:table-cell>
          <table:table-cell office:value-type="float" office:value="2.25274">
            <text:p>2.25</text:p>
          </table:table-cell>
          <table:table-cell table:formula="oooc:=[.D506]*12/125*100" office:value-type="float" office:value="21.626304">
            <text:p>21.63</text:p>
          </table:table-cell>
          <table:table-cell office:value-type="float" office:value="40">
            <text:p>40</text:p>
          </table:table-cell>
          <table:table-cell table:formula="oooc:=[.G505]+([.$C$2]*[.B505]/100-[.F505])/60/12" office:value-type="float" office:value="78.9496752678471">
            <text:p>78.95</text:p>
          </table:table-cell>
          <table:table-cell table:formula="oooc:=[.H505]+([.$C$2]*[.E505]/100-[.F505])/60/12" office:value-type="float" office:value="67.5080420474667">
            <text:p>67.51</text:p>
          </table:table-cell>
          <table:table-cell table:number-columns-repeated="30"/>
        </table:table-row>
        <table:table-row table:style-name="ro1">
          <table:table-cell table:formula="oooc:=[.A506]+0.000694444444444444" office:value-type="time" office:time-value="PT15H31M00S">
            <text:p>03:31 PM</text:p>
          </table:table-cell>
          <table:table-cell office:value-type="float" office:value="28.8467">
            <text:p>28.85</text:p>
          </table:table-cell>
          <table:table-cell office:value-type="float" office:value="43.1965">
            <text:p>43.2</text:p>
          </table:table-cell>
          <table:table-cell office:value-type="float" office:value="2.21467">
            <text:p>2.21</text:p>
          </table:table-cell>
          <table:table-cell table:formula="oooc:=[.D507]*12/125*100" office:value-type="float" office:value="21.260832">
            <text:p>21.26</text:p>
          </table:table-cell>
          <table:table-cell office:value-type="float" office:value="40">
            <text:p>40</text:p>
          </table:table-cell>
          <table:table-cell table:formula="oooc:=[.G506]+([.$C$2]*[.B506]/100-[.F506])/60/12" office:value-type="float" office:value="78.9450216220138">
            <text:p>78.95</text:p>
          </table:table-cell>
          <table:table-cell table:formula="oooc:=[.H506]+([.$C$2]*[.E506]/100-[.F506])/60/12" office:value-type="float" office:value="67.4900321585779">
            <text:p>67.49</text:p>
          </table:table-cell>
          <table:table-cell table:number-columns-repeated="30"/>
        </table:table-row>
        <table:table-row table:style-name="ro1">
          <table:table-cell table:formula="oooc:=[.A507]+0.000694444444444444" office:value-type="time" office:time-value="PT15H32M00S">
            <text:p>03:32 PM</text:p>
          </table:table-cell>
          <table:table-cell office:value-type="float" office:value="28.372">
            <text:p>28.37</text:p>
          </table:table-cell>
          <table:table-cell office:value-type="float" office:value="42.6728">
            <text:p>42.67</text:p>
          </table:table-cell>
          <table:table-cell office:value-type="float" office:value="2.17645">
            <text:p>2.18</text:p>
          </table:table-cell>
          <table:table-cell table:formula="oooc:=[.D508]*12/125*100" office:value-type="float" office:value="20.89392">
            <text:p>20.89</text:p>
          </table:table-cell>
          <table:table-cell office:value-type="float" office:value="40">
            <text:p>40</text:p>
          </table:table-cell>
          <table:table-cell table:formula="oooc:=[.G507]+([.$C$2]*[.B507]/100-[.F507])/60/12" office:value-type="float" office:value="78.9395471428471">
            <text:p>78.94</text:p>
          </table:table-cell>
          <table:table-cell table:formula="oooc:=[.H507]+([.$C$2]*[.E507]/100-[.F507])/60/12" office:value-type="float" office:value="67.471387769689">
            <text:p>67.47</text:p>
          </table:table-cell>
          <table:table-cell table:number-columns-repeated="30"/>
        </table:table-row>
        <table:table-row table:style-name="ro1">
          <table:table-cell table:formula="oooc:=[.A508]+0.000694444444444444" office:value-type="time" office:time-value="PT15H33M00S">
            <text:p>03:33 PM</text:p>
          </table:table-cell>
          <table:table-cell office:value-type="float" office:value="27.8954">
            <text:p>27.9</text:p>
          </table:table-cell>
          <table:table-cell office:value-type="float" office:value="42.1422">
            <text:p>42.14</text:p>
          </table:table-cell>
          <table:table-cell office:value-type="float" office:value="2.13809">
            <text:p>2.14</text:p>
          </table:table-cell>
          <table:table-cell table:formula="oooc:=[.D509]*12/125*100" office:value-type="float" office:value="20.525664">
            <text:p>20.53</text:p>
          </table:table-cell>
          <table:table-cell office:value-type="float" office:value="40">
            <text:p>40</text:p>
          </table:table-cell>
          <table:table-cell table:formula="oooc:=[.G508]+([.$C$2]*[.B508]/100-[.F508])/60/12" office:value-type="float" office:value="78.933248531736">
            <text:p>78.93</text:p>
          </table:table-cell>
          <table:table-cell table:formula="oooc:=[.H508]+([.$C$2]*[.E508]/100-[.F508])/60/12" office:value-type="float" office:value="67.4521063808001">
            <text:p>67.45</text:p>
          </table:table-cell>
          <table:table-cell table:number-columns-repeated="30"/>
        </table:table-row>
        <table:table-row table:style-name="ro1">
          <table:table-cell table:formula="oooc:=[.A509]+0.000694444444444444" office:value-type="time" office:time-value="PT15H34M00S">
            <text:p>03:34 PM</text:p>
          </table:table-cell>
          <table:table-cell office:value-type="float" office:value="27.4171">
            <text:p>27.42</text:p>
          </table:table-cell>
          <table:table-cell office:value-type="float" office:value="41.6049">
            <text:p>41.6</text:p>
          </table:table-cell>
          <table:table-cell office:value-type="float" office:value="2.09959">
            <text:p>2.1</text:p>
          </table:table-cell>
          <table:table-cell table:formula="oooc:=[.D510]*12/125*100" office:value-type="float" office:value="20.156064">
            <text:p>20.16</text:p>
          </table:table-cell>
          <table:table-cell office:value-type="float" office:value="40">
            <text:p>40</text:p>
          </table:table-cell>
          <table:table-cell table:formula="oooc:=[.G509]+([.$C$2]*[.B509]/100-[.F509])/60/12" office:value-type="float" office:value="78.9261224900694">
            <text:p>78.93</text:p>
          </table:table-cell>
          <table:table-cell table:formula="oooc:=[.H509]+([.$C$2]*[.E509]/100-[.F509])/60/12" office:value-type="float" office:value="67.4321856585779">
            <text:p>67.43</text:p>
          </table:table-cell>
          <table:table-cell table:number-columns-repeated="30"/>
        </table:table-row>
        <table:table-row table:style-name="ro1">
          <table:table-cell table:formula="oooc:=[.A510]+0.000694444444444444" office:value-type="time" office:time-value="PT15H35M00S">
            <text:p>03:35 PM</text:p>
          </table:table-cell>
          <table:table-cell office:value-type="float" office:value="26.937">
            <text:p>26.94</text:p>
          </table:table-cell>
          <table:table-cell office:value-type="float" office:value="41.0606">
            <text:p>41.06</text:p>
          </table:table-cell>
          <table:table-cell office:value-type="float" office:value="2.06095">
            <text:p>2.06</text:p>
          </table:table-cell>
          <table:table-cell table:formula="oooc:=[.D511]*12/125*100" office:value-type="float" office:value="19.78512">
            <text:p>19.79</text:p>
          </table:table-cell>
          <table:table-cell office:value-type="float" office:value="40">
            <text:p>40</text:p>
          </table:table-cell>
          <table:table-cell table:formula="oooc:=[.G510]+([.$C$2]*[.B510]/100-[.F510])/60/12" office:value-type="float" office:value="78.9181660664583">
            <text:p>78.92</text:p>
          </table:table-cell>
          <table:table-cell table:formula="oooc:=[.H510]+([.$C$2]*[.E510]/100-[.F510])/60/12" office:value-type="float" office:value="67.411623269689">
            <text:p>67.41</text:p>
          </table:table-cell>
          <table:table-cell table:number-columns-repeated="30"/>
        </table:table-row>
        <table:table-row table:style-name="ro1">
          <table:table-cell table:formula="oooc:=[.A511]+0.000694444444444444" office:value-type="time" office:time-value="PT15H36M00S">
            <text:p>03:36 PM</text:p>
          </table:table-cell>
          <table:table-cell office:value-type="float" office:value="26.4553">
            <text:p>26.46</text:p>
          </table:table-cell>
          <table:table-cell office:value-type="float" office:value="40.5094">
            <text:p>40.51</text:p>
          </table:table-cell>
          <table:table-cell office:value-type="float" office:value="2.02218">
            <text:p>2.02</text:p>
          </table:table-cell>
          <table:table-cell table:formula="oooc:=[.D512]*12/125*100" office:value-type="float" office:value="19.412928">
            <text:p>19.41</text:p>
          </table:table-cell>
          <table:table-cell office:value-type="float" office:value="40">
            <text:p>40</text:p>
          </table:table-cell>
          <table:table-cell table:formula="oooc:=[.G511]+([.$C$2]*[.B511]/100-[.F511])/60/12" office:value-type="float" office:value="78.9093761359027">
            <text:p>78.91</text:p>
          </table:table-cell>
          <table:table-cell table:formula="oooc:=[.H511]+([.$C$2]*[.E511]/100-[.F511])/60/12" office:value-type="float" office:value="67.3904168808001">
            <text:p>67.39</text:p>
          </table:table-cell>
          <table:table-cell table:number-columns-repeated="30"/>
        </table:table-row>
        <table:table-row table:style-name="ro1">
          <table:table-cell table:formula="oooc:=[.A512]+0.000694444444444444" office:value-type="time" office:time-value="PT15H37M00S">
            <text:p>03:37 PM</text:p>
          </table:table-cell>
          <table:table-cell office:value-type="float" office:value="25.9718">
            <text:p>25.97</text:p>
          </table:table-cell>
          <table:table-cell office:value-type="float" office:value="39.9511">
            <text:p>39.95</text:p>
          </table:table-cell>
          <table:table-cell office:value-type="float" office:value="1.98328">
            <text:p>1.98</text:p>
          </table:table-cell>
          <table:table-cell table:formula="oooc:=[.D513]*12/125*100" office:value-type="float" office:value="19.039488">
            <text:p>19.04</text:p>
          </table:table-cell>
          <table:table-cell office:value-type="float" office:value="40">
            <text:p>40</text:p>
          </table:table-cell>
          <table:table-cell table:formula="oooc:=[.G512]+([.$C$2]*[.B512]/100-[.F512])/60/12" office:value-type="float" office:value="78.8997499206249">
            <text:p>78.9</text:p>
          </table:table-cell>
          <table:table-cell table:formula="oooc:=[.H512]+([.$C$2]*[.E512]/100-[.F512])/60/12" office:value-type="float" office:value="67.3685643252445">
            <text:p>67.37</text:p>
          </table:table-cell>
          <table:table-cell table:number-columns-repeated="30"/>
        </table:table-row>
        <table:table-row table:style-name="ro1">
          <table:table-cell table:formula="oooc:=[.A513]+0.000694444444444444" office:value-type="time" office:time-value="PT15H38M00S">
            <text:p>03:38 PM</text:p>
          </table:table-cell>
          <table:table-cell office:value-type="float" office:value="25.4867">
            <text:p>25.49</text:p>
          </table:table-cell>
          <table:table-cell office:value-type="float" office:value="39.3859">
            <text:p>39.39</text:p>
          </table:table-cell>
          <table:table-cell office:value-type="float" office:value="1.94425">
            <text:p>1.94</text:p>
          </table:table-cell>
          <table:table-cell table:formula="oooc:=[.D514]*12/125*100" office:value-type="float" office:value="18.6648">
            <text:p>18.66</text:p>
          </table:table-cell>
          <table:table-cell office:value-type="float" office:value="40">
            <text:p>40</text:p>
          </table:table-cell>
          <table:table-cell table:formula="oooc:=[.G513]+([.$C$2]*[.B513]/100-[.F513])/60/12" office:value-type="float" office:value="78.8892842956249">
            <text:p>78.89</text:p>
          </table:table-cell>
          <table:table-cell table:formula="oooc:=[.H513]+([.$C$2]*[.E513]/100-[.F513])/60/12" office:value-type="float" office:value="67.3460634363556">
            <text:p>67.35</text:p>
          </table:table-cell>
          <table:table-cell table:number-columns-repeated="30"/>
        </table:table-row>
        <table:table-row table:style-name="ro1">
          <table:table-cell table:formula="oooc:=[.A514]+0.000694444444444444" office:value-type="time" office:time-value="PT15H39M00S">
            <text:p>03:39 PM</text:p>
          </table:table-cell>
          <table:table-cell office:value-type="float" office:value="25.0001">
            <text:p>25</text:p>
          </table:table-cell>
          <table:table-cell office:value-type="float" office:value="38.8134">
            <text:p>38.81</text:p>
          </table:table-cell>
          <table:table-cell office:value-type="float" office:value="1.9051">
            <text:p>1.91</text:p>
          </table:table-cell>
          <table:table-cell table:formula="oooc:=[.D515]*12/125*100" office:value-type="float" office:value="18.28896">
            <text:p>18.29</text:p>
          </table:table-cell>
          <table:table-cell office:value-type="float" office:value="40">
            <text:p>40</text:p>
          </table:table-cell>
          <table:table-cell table:formula="oooc:=[.G514]+([.$C$2]*[.B514]/100-[.F514])/60/12" office:value-type="float" office:value="78.877976483125">
            <text:p>78.88</text:p>
          </table:table-cell>
          <table:table-cell table:formula="oooc:=[.H514]+([.$C$2]*[.E514]/100-[.F514])/60/12" office:value-type="float" office:value="67.3229120474668">
            <text:p>67.32</text:p>
          </table:table-cell>
          <table:table-cell table:number-columns-repeated="30"/>
        </table:table-row>
        <table:table-row table:style-name="ro1">
          <table:table-cell table:formula="oooc:=[.A515]+0.000694444444444444" office:value-type="time" office:time-value="PT15H40M00S">
            <text:p>03:40 PM</text:p>
          </table:table-cell>
          <table:table-cell office:value-type="float" office:value="24.512">
            <text:p>24.51</text:p>
          </table:table-cell>
          <table:table-cell office:value-type="float" office:value="38.2339">
            <text:p>38.23</text:p>
          </table:table-cell>
          <table:table-cell office:value-type="float" office:value="1.86584">
            <text:p>1.87</text:p>
          </table:table-cell>
          <table:table-cell table:formula="oooc:=[.D516]*12/125*100" office:value-type="float" office:value="17.912064">
            <text:p>17.91</text:p>
          </table:table-cell>
          <table:table-cell office:value-type="float" office:value="40">
            <text:p>40</text:p>
          </table:table-cell>
          <table:table-cell table:formula="oooc:=[.G515]+([.$C$2]*[.B515]/100-[.F515])/60/12" office:value-type="float" office:value="78.8658238789583">
            <text:p>78.87</text:p>
          </table:table-cell>
          <table:table-cell table:formula="oooc:=[.H515]+([.$C$2]*[.E515]/100-[.F515])/60/12" office:value-type="float" office:value="67.2991081585779">
            <text:p>67.3</text:p>
          </table:table-cell>
          <table:table-cell table:number-columns-repeated="30"/>
        </table:table-row>
        <table:table-row table:style-name="ro1">
          <table:table-cell table:formula="oooc:=[.A516]+0.000694444444444444" office:value-type="time" office:time-value="PT15H41M00S">
            <text:p>03:41 PM</text:p>
          </table:table-cell>
          <table:table-cell office:value-type="float" office:value="24.0224">
            <text:p>24.02</text:p>
          </table:table-cell>
          <table:table-cell office:value-type="float" office:value="37.6471">
            <text:p>37.65</text:p>
          </table:table-cell>
          <table:table-cell office:value-type="float" office:value="1.82646">
            <text:p>1.83</text:p>
          </table:table-cell>
          <table:table-cell table:formula="oooc:=[.D517]*12/125*100" office:value-type="float" office:value="17.534016">
            <text:p>17.53</text:p>
          </table:table-cell>
          <table:table-cell office:value-type="float" office:value="40">
            <text:p>40</text:p>
          </table:table-cell>
          <table:table-cell table:formula="oooc:=[.G516]+([.$C$2]*[.B516]/100-[.F516])/60/12" office:value-type="float" office:value="78.8528238789583">
            <text:p>78.85</text:p>
          </table:table-cell>
          <table:table-cell table:formula="oooc:=[.H516]+([.$C$2]*[.E516]/100-[.F516])/60/12" office:value-type="float" office:value="67.2746499363556">
            <text:p>67.27</text:p>
          </table:table-cell>
          <table:table-cell table:number-columns-repeated="30"/>
        </table:table-row>
        <table:table-row table:style-name="ro1">
          <table:table-cell table:formula="oooc:=[.A517]+0.000694444444444444" office:value-type="time" office:time-value="PT15H42M00S">
            <text:p>03:42 PM</text:p>
          </table:table-cell>
          <table:table-cell office:value-type="float" office:value="23.5314">
            <text:p>23.53</text:p>
          </table:table-cell>
          <table:table-cell office:value-type="float" office:value="37.0532">
            <text:p>37.05</text:p>
          </table:table-cell>
          <table:table-cell office:value-type="float" office:value="1.78698">
            <text:p>1.79</text:p>
          </table:table-cell>
          <table:table-cell table:formula="oooc:=[.D518]*12/125*100" office:value-type="float" office:value="17.155008">
            <text:p>17.16</text:p>
          </table:table-cell>
          <table:table-cell office:value-type="float" office:value="40">
            <text:p>40</text:p>
          </table:table-cell>
          <table:table-cell table:formula="oooc:=[.G517]+([.$C$2]*[.B517]/100-[.F517])/60/12" office:value-type="float" office:value="78.8389738789583">
            <text:p>78.84</text:p>
          </table:table-cell>
          <table:table-cell table:formula="oooc:=[.H517]+([.$C$2]*[.E517]/100-[.F517])/60/12" office:value-type="float" office:value="67.2495353808001">
            <text:p>67.25</text:p>
          </table:table-cell>
          <table:table-cell table:number-columns-repeated="30"/>
        </table:table-row>
        <table:table-row table:style-name="ro1">
          <table:table-cell table:formula="oooc:=[.A518]+0.000694444444444444" office:value-type="time" office:time-value="PT15H43M00S">
            <text:p>03:43 PM</text:p>
          </table:table-cell>
          <table:table-cell office:value-type="float" office:value="23.0391">
            <text:p>23.04</text:p>
          </table:table-cell>
          <table:table-cell office:value-type="float" office:value="36.4519">
            <text:p>36.45</text:p>
          </table:table-cell>
          <table:table-cell office:value-type="float" office:value="1.74739">
            <text:p>1.75</text:p>
          </table:table-cell>
          <table:table-cell table:formula="oooc:=[.D519]*12/125*100" office:value-type="float" office:value="16.774944">
            <text:p>16.77</text:p>
          </table:table-cell>
          <table:table-cell office:value-type="float" office:value="40">
            <text:p>40</text:p>
          </table:table-cell>
          <table:table-cell table:formula="oooc:=[.G518]+([.$C$2]*[.B518]/100-[.F518])/60/12" office:value-type="float" office:value="78.8242714484027">
            <text:p>78.82</text:p>
          </table:table-cell>
          <table:table-cell table:formula="oooc:=[.H518]+([.$C$2]*[.E518]/100-[.F518])/60/12" office:value-type="float" office:value="67.2237628252445">
            <text:p>67.22</text:p>
          </table:table-cell>
          <table:table-cell table:number-columns-repeated="30"/>
        </table:table-row>
        <table:table-row table:style-name="ro1">
          <table:table-cell table:formula="oooc:=[.A519]+0.000694444444444444" office:value-type="time" office:time-value="PT15H44M00S">
            <text:p>03:44 PM</text:p>
          </table:table-cell>
          <table:table-cell office:value-type="float" office:value="22.5455">
            <text:p>22.55</text:p>
          </table:table-cell>
          <table:table-cell office:value-type="float" office:value="35.8434">
            <text:p>35.84</text:p>
          </table:table-cell>
          <table:table-cell office:value-type="float" office:value="1.70772">
            <text:p>1.71</text:p>
          </table:table-cell>
          <table:table-cell table:formula="oooc:=[.D520]*12/125*100" office:value-type="float" office:value="16.394112">
            <text:p>16.39</text:p>
          </table:table-cell>
          <table:table-cell office:value-type="float" office:value="40">
            <text:p>40</text:p>
          </table:table-cell>
          <table:table-cell table:formula="oooc:=[.G519]+([.$C$2]*[.B519]/100-[.F519])/60/12" office:value-type="float" office:value="78.8087143303472">
            <text:p>78.81</text:p>
          </table:table-cell>
          <table:table-cell table:formula="oooc:=[.H519]+([.$C$2]*[.E519]/100-[.F519])/60/12" office:value-type="float" office:value="67.1973304363556">
            <text:p>67.2</text:p>
          </table:table-cell>
          <table:table-cell table:number-columns-repeated="30"/>
        </table:table-row>
        <table:table-row table:style-name="ro1">
          <table:table-cell table:formula="oooc:=[.A520]+0.000694444444444444" office:value-type="time" office:time-value="PT15H45M00S">
            <text:p>03:45 PM</text:p>
          </table:table-cell>
          <table:table-cell office:value-type="float" office:value="22.0508">
            <text:p>22.05</text:p>
          </table:table-cell>
          <table:table-cell office:value-type="float" office:value="35.2277">
            <text:p>35.23</text:p>
          </table:table-cell>
          <table:table-cell office:value-type="float" office:value="1.66795">
            <text:p>1.67</text:p>
          </table:table-cell>
          <table:table-cell table:formula="oooc:=[.D521]*12/125*100" office:value-type="float" office:value="16.01232">
            <text:p>16.01</text:p>
          </table:table-cell>
          <table:table-cell office:value-type="float" office:value="40">
            <text:p>40</text:p>
          </table:table-cell>
          <table:table-cell table:formula="oooc:=[.G520]+([.$C$2]*[.B520]/100-[.F520])/60/12" office:value-type="float" office:value="78.7923002678472">
            <text:p>78.79</text:p>
          </table:table-cell>
          <table:table-cell table:formula="oooc:=[.H520]+([.$C$2]*[.E520]/100-[.F520])/60/12" office:value-type="float" office:value="67.1702368808001">
            <text:p>67.17</text:p>
          </table:table-cell>
          <table:table-cell table:number-columns-repeated="30"/>
        </table:table-row>
        <table:table-row table:style-name="ro1">
          <table:table-cell table:formula="oooc:=[.A521]+0.000694444444444444" office:value-type="time" office:time-value="PT15H46M00S">
            <text:p>03:46 PM</text:p>
          </table:table-cell>
          <table:table-cell office:value-type="float" office:value="21.555">
            <text:p>21.56</text:p>
          </table:table-cell>
          <table:table-cell office:value-type="float" office:value="34.6046">
            <text:p>34.6</text:p>
          </table:table-cell>
          <table:table-cell office:value-type="float" office:value="1.62811">
            <text:p>1.63</text:p>
          </table:table-cell>
          <table:table-cell table:formula="oooc:=[.D522]*12/125*100" office:value-type="float" office:value="15.629856">
            <text:p>15.63</text:p>
          </table:table-cell>
          <table:table-cell office:value-type="float" office:value="40">
            <text:p>40</text:p>
          </table:table-cell>
          <table:table-cell table:formula="oooc:=[.G521]+([.$C$2]*[.B521]/100-[.F521])/60/12" office:value-type="float" office:value="78.7750273511805">
            <text:p>78.78</text:p>
          </table:table-cell>
          <table:table-cell table:formula="oooc:=[.H521]+([.$C$2]*[.E521]/100-[.F521])/60/12" office:value-type="float" office:value="67.1424804919112">
            <text:p>67.14</text:p>
          </table:table-cell>
          <table:table-cell table:number-columns-repeated="30"/>
        </table:table-row>
        <table:table-row table:style-name="ro1">
          <table:table-cell table:formula="oooc:=[.A522]+0.000694444444444444" office:value-type="time" office:time-value="PT15H47M00S">
            <text:p>03:47 PM</text:p>
          </table:table-cell>
          <table:table-cell office:value-type="float" office:value="21.0582">
            <text:p>21.06</text:p>
          </table:table-cell>
          <table:table-cell office:value-type="float" office:value="33.9743">
            <text:p>33.97</text:p>
          </table:table-cell>
          <table:table-cell office:value-type="float" office:value="1.58819">
            <text:p>1.59</text:p>
          </table:table-cell>
          <table:table-cell table:formula="oooc:=[.D523]*12/125*100" office:value-type="float" office:value="15.246624">
            <text:p>15.25</text:p>
          </table:table-cell>
          <table:table-cell office:value-type="float" office:value="40">
            <text:p>40</text:p>
          </table:table-cell>
          <table:table-cell table:formula="oooc:=[.G522]+([.$C$2]*[.B522]/100-[.F522])/60/12" office:value-type="float" office:value="78.7568936706249">
            <text:p>78.76</text:p>
          </table:table-cell>
          <table:table-cell table:formula="oooc:=[.H522]+([.$C$2]*[.E522]/100-[.F522])/60/12" office:value-type="float" office:value="67.1140601030223">
            <text:p>67.11</text:p>
          </table:table-cell>
          <table:table-cell table:number-columns-repeated="30"/>
        </table:table-row>
        <table:table-row table:style-name="ro1">
          <table:table-cell table:formula="oooc:=[.A523]+0.000694444444444444" office:value-type="time" office:time-value="PT15H48M00S">
            <text:p>03:48 PM</text:p>
          </table:table-cell>
          <table:table-cell office:value-type="float" office:value="20.5605">
            <text:p>20.56</text:p>
          </table:table-cell>
          <table:table-cell office:value-type="float" office:value="33.3368">
            <text:p>33.34</text:p>
          </table:table-cell>
          <table:table-cell office:value-type="float" office:value="1.54822">
            <text:p>1.55</text:p>
          </table:table-cell>
          <table:table-cell table:formula="oooc:=[.D524]*12/125*100" office:value-type="float" office:value="14.862912">
            <text:p>14.86</text:p>
          </table:table-cell>
          <table:table-cell office:value-type="float" office:value="40">
            <text:p>40</text:p>
          </table:table-cell>
          <table:table-cell table:formula="oooc:=[.G523]+([.$C$2]*[.B523]/100-[.F523])/60/12" office:value-type="float" office:value="78.7378974900694">
            <text:p>78.74</text:p>
          </table:table-cell>
          <table:table-cell table:formula="oooc:=[.H523]+([.$C$2]*[.E523]/100-[.F523])/60/12" office:value-type="float" office:value="67.0849743808001">
            <text:p>67.08</text:p>
          </table:table-cell>
          <table:table-cell table:number-columns-repeated="30"/>
        </table:table-row>
        <table:table-row table:style-name="ro1">
          <table:table-cell table:formula="oooc:=[.A524]+0.000694444444444444" office:value-type="time" office:time-value="PT15H49M00S">
            <text:p>03:49 PM</text:p>
          </table:table-cell>
          <table:table-cell office:value-type="float" office:value="20.062">
            <text:p>20.06</text:p>
          </table:table-cell>
          <table:table-cell office:value-type="float" office:value="32.692">
            <text:p>32.69</text:p>
          </table:table-cell>
          <table:table-cell office:value-type="float" office:value="1.50818">
            <text:p>1.51</text:p>
          </table:table-cell>
          <table:table-cell table:formula="oooc:=[.D525]*12/125*100" office:value-type="float" office:value="14.478528">
            <text:p>14.48</text:p>
          </table:table-cell>
          <table:table-cell office:value-type="float" office:value="40">
            <text:p>40</text:p>
          </table:table-cell>
          <table:table-cell table:formula="oooc:=[.G524]+([.$C$2]*[.B524]/100-[.F524])/60/12" office:value-type="float" office:value="78.7180372470138">
            <text:p>78.72</text:p>
          </table:table-cell>
          <table:table-cell table:formula="oooc:=[.H524]+([.$C$2]*[.E524]/100-[.F524])/60/12" office:value-type="float" office:value="67.0552224919112">
            <text:p>67.06</text:p>
          </table:table-cell>
          <table:table-cell table:number-columns-repeated="30"/>
        </table:table-row>
        <table:table-row table:style-name="ro1">
          <table:table-cell table:formula="oooc:=[.A525]+0.000694444444444444" office:value-type="time" office:time-value="PT15H50M00S">
            <text:p>03:50 PM</text:p>
          </table:table-cell>
          <table:table-cell office:value-type="float" office:value="19.5628">
            <text:p>19.56</text:p>
          </table:table-cell>
          <table:table-cell office:value-type="float" office:value="32.0401">
            <text:p>32.04</text:p>
          </table:table-cell>
          <table:table-cell office:value-type="float" office:value="1.4681">
            <text:p>1.47</text:p>
          </table:table-cell>
          <table:table-cell table:formula="oooc:=[.D526]*12/125*100" office:value-type="float" office:value="14.09376">
            <text:p>14.09</text:p>
          </table:table-cell>
          <table:table-cell office:value-type="float" office:value="40">
            <text:p>40</text:p>
          </table:table-cell>
          <table:table-cell table:formula="oooc:=[.G525]+([.$C$2]*[.B525]/100-[.F525])/60/12" office:value-type="float" office:value="78.6973115525694">
            <text:p>78.7</text:p>
          </table:table-cell>
          <table:table-cell table:formula="oooc:=[.H525]+([.$C$2]*[.E525]/100-[.F525])/60/12" office:value-type="float" office:value="67.024803269689">
            <text:p>67.02</text:p>
          </table:table-cell>
          <table:table-cell table:number-columns-repeated="30"/>
        </table:table-row>
        <table:table-row table:style-name="ro1">
          <table:table-cell table:formula="oooc:=[.A526]+0.000694444444444444" office:value-type="time" office:time-value="PT15H51M00S">
            <text:p>03:51 PM</text:p>
          </table:table-cell>
          <table:table-cell office:value-type="float" office:value="19.0631">
            <text:p>19.06</text:p>
          </table:table-cell>
          <table:table-cell office:value-type="float" office:value="31.381">
            <text:p>31.38</text:p>
          </table:table-cell>
          <table:table-cell office:value-type="float" office:value="1.42799">
            <text:p>1.43</text:p>
          </table:table-cell>
          <table:table-cell table:formula="oooc:=[.D527]*12/125*100" office:value-type="float" office:value="13.708704">
            <text:p>13.71</text:p>
          </table:table-cell>
          <table:table-cell office:value-type="float" office:value="40">
            <text:p>40</text:p>
          </table:table-cell>
          <table:table-cell table:formula="oooc:=[.G526]+([.$C$2]*[.B526]/100-[.F526])/60/12" office:value-type="float" office:value="78.6757191914582">
            <text:p>78.68</text:p>
          </table:table-cell>
          <table:table-cell table:formula="oooc:=[.H526]+([.$C$2]*[.E526]/100-[.F526])/60/12" office:value-type="float" office:value="66.9937160474667">
            <text:p>66.99</text:p>
          </table:table-cell>
          <table:table-cell table:number-columns-repeated="30"/>
        </table:table-row>
        <table:table-row table:style-name="ro1">
          <table:table-cell table:formula="oooc:=[.A527]+0.000694444444444444" office:value-type="time" office:time-value="PT15H52M00S">
            <text:p>03:52 PM</text:p>
          </table:table-cell>
          <table:table-cell office:value-type="float" office:value="18.5629">
            <text:p>18.56</text:p>
          </table:table-cell>
          <table:table-cell office:value-type="float" office:value="30.7149">
            <text:p>30.71</text:p>
          </table:table-cell>
          <table:table-cell office:value-type="float" office:value="1.38785">
            <text:p>1.39</text:p>
          </table:table-cell>
          <table:table-cell table:formula="oooc:=[.D528]*12/125*100" office:value-type="float" office:value="13.32336">
            <text:p>13.32</text:p>
          </table:table-cell>
          <table:table-cell office:value-type="float" office:value="40">
            <text:p>40</text:p>
          </table:table-cell>
          <table:table-cell table:formula="oooc:=[.G527]+([.$C$2]*[.B527]/100-[.F527])/60/12" office:value-type="float" office:value="78.6532592956249">
            <text:p>78.65</text:p>
          </table:table-cell>
          <table:table-cell table:formula="oooc:=[.H527]+([.$C$2]*[.E527]/100-[.F527])/60/12" office:value-type="float" office:value="66.9619603252445">
            <text:p>66.96</text:p>
          </table:table-cell>
          <table:table-cell table:number-columns-repeated="30"/>
        </table:table-row>
        <table:table-row table:style-name="ro1">
          <table:table-cell table:formula="oooc:=[.A528]+0.000694444444444444" office:value-type="time" office:time-value="PT15H53M00S">
            <text:p>03:53 PM</text:p>
          </table:table-cell>
          <table:table-cell office:value-type="float" office:value="18.0625">
            <text:p>18.06</text:p>
          </table:table-cell>
          <table:table-cell office:value-type="float" office:value="30.0418">
            <text:p>30.04</text:p>
          </table:table-cell>
          <table:table-cell office:value-type="float" office:value="1.3477">
            <text:p>1.35</text:p>
          </table:table-cell>
          <table:table-cell table:formula="oooc:=[.D529]*12/125*100" office:value-type="float" office:value="12.93792">
            <text:p>12.94</text:p>
          </table:table-cell>
          <table:table-cell office:value-type="float" office:value="40">
            <text:p>40</text:p>
          </table:table-cell>
          <table:table-cell table:formula="oooc:=[.G528]+([.$C$2]*[.B528]/100-[.F528])/60/12" office:value-type="float" office:value="78.6299309970138">
            <text:p>78.63</text:p>
          </table:table-cell>
          <table:table-cell table:formula="oooc:=[.H528]+([.$C$2]*[.E528]/100-[.F528])/60/12" office:value-type="float" office:value="66.9295356030223">
            <text:p>66.93</text:p>
          </table:table-cell>
          <table:table-cell table:number-columns-repeated="30"/>
        </table:table-row>
        <table:table-row table:style-name="ro1">
          <table:table-cell table:formula="oooc:=[.A529]+0.000694444444444444" office:value-type="time" office:time-value="PT15H54M00S">
            <text:p>03:54 PM</text:p>
          </table:table-cell>
          <table:table-cell office:value-type="float" office:value="17.5618">
            <text:p>17.56</text:p>
          </table:table-cell>
          <table:table-cell office:value-type="float" office:value="29.3619">
            <text:p>29.36</text:p>
          </table:table-cell>
          <table:table-cell office:value-type="float" office:value="1.30755">
            <text:p>1.31</text:p>
          </table:table-cell>
          <table:table-cell table:formula="oooc:=[.D530]*12/125*100" office:value-type="float" office:value="12.55248">
            <text:p>12.55</text:p>
          </table:table-cell>
          <table:table-cell office:value-type="float" office:value="40">
            <text:p>40</text:p>
          </table:table-cell>
          <table:table-cell table:formula="oooc:=[.G529]+([.$C$2]*[.B529]/100-[.F529])/60/12" office:value-type="float" office:value="78.6057339484027">
            <text:p>78.61</text:p>
          </table:table-cell>
          <table:table-cell table:formula="oooc:=[.H529]+([.$C$2]*[.E529]/100-[.F529])/60/12" office:value-type="float" office:value="66.8964417141334">
            <text:p>66.9</text:p>
          </table:table-cell>
          <table:table-cell table:number-columns-repeated="30"/>
        </table:table-row>
        <table:table-row table:style-name="ro1">
          <table:table-cell table:formula="oooc:=[.A530]+0.000694444444444444" office:value-type="time" office:time-value="PT15H55M00S">
            <text:p>03:55 PM</text:p>
          </table:table-cell>
          <table:table-cell office:value-type="float" office:value="17.0612">
            <text:p>17.06</text:p>
          </table:table-cell>
          <table:table-cell office:value-type="float" office:value="28.6752">
            <text:p>28.68</text:p>
          </table:table-cell>
          <table:table-cell office:value-type="float" office:value="1.26742">
            <text:p>1.27</text:p>
          </table:table-cell>
          <table:table-cell table:formula="oooc:=[.D531]*12/125*100" office:value-type="float" office:value="12.167232">
            <text:p>12.17</text:p>
          </table:table-cell>
          <table:table-cell office:value-type="float" office:value="40">
            <text:p>40</text:p>
          </table:table-cell>
          <table:table-cell table:formula="oooc:=[.G530]+([.$C$2]*[.B530]/100-[.F530])/60/12" office:value-type="float" office:value="78.5806676289582">
            <text:p>78.58</text:p>
          </table:table-cell>
          <table:table-cell table:formula="oooc:=[.H530]+([.$C$2]*[.E530]/100-[.F530])/60/12" office:value-type="float" office:value="66.8626786585778">
            <text:p>66.86</text:p>
          </table:table-cell>
          <table:table-cell table:number-columns-repeated="30"/>
        </table:table-row>
        <table:table-row table:style-name="ro1">
          <table:table-cell table:formula="oooc:=[.A531]+0.000694444444444444" office:value-type="time" office:time-value="PT15H56M00S">
            <text:p>03:56 PM</text:p>
          </table:table-cell>
          <table:table-cell office:value-type="float" office:value="16.5608">
            <text:p>16.56</text:p>
          </table:table-cell>
          <table:table-cell office:value-type="float" office:value="27.9819">
            <text:p>27.98</text:p>
          </table:table-cell>
          <table:table-cell office:value-type="float" office:value="1.22731">
            <text:p>1.23</text:p>
          </table:table-cell>
          <table:table-cell table:formula="oooc:=[.D532]*12/125*100" office:value-type="float" office:value="11.782176">
            <text:p>11.78</text:p>
          </table:table-cell>
          <table:table-cell office:value-type="float" office:value="40">
            <text:p>40</text:p>
          </table:table-cell>
          <table:table-cell table:formula="oooc:=[.G531]+([.$C$2]*[.B531]/100-[.F531])/60/12" office:value-type="float" office:value="78.5547322122916">
            <text:p>78.55</text:p>
          </table:table-cell>
          <table:table-cell table:formula="oooc:=[.H531]+([.$C$2]*[.E531]/100-[.F531])/60/12" office:value-type="float" office:value="66.828246769689">
            <text:p>66.83</text:p>
          </table:table-cell>
          <table:table-cell table:number-columns-repeated="30"/>
        </table:table-row>
        <table:table-row table:style-name="ro1">
          <table:table-cell table:formula="oooc:=[.A532]+0.000694444444444444" office:value-type="time" office:time-value="PT15H57M00S">
            <text:p>03:57 PM</text:p>
          </table:table-cell>
          <table:table-cell office:value-type="float" office:value="16.0607">
            <text:p>16.06</text:p>
          </table:table-cell>
          <table:table-cell office:value-type="float" office:value="27.2822">
            <text:p>27.28</text:p>
          </table:table-cell>
          <table:table-cell office:value-type="float" office:value="1.18724">
            <text:p>1.19</text:p>
          </table:table-cell>
          <table:table-cell table:formula="oooc:=[.D533]*12/125*100" office:value-type="float" office:value="11.397504">
            <text:p>11.4</text:p>
          </table:table-cell>
          <table:table-cell office:value-type="float" office:value="40">
            <text:p>40</text:p>
          </table:table-cell>
          <table:table-cell table:formula="oooc:=[.G532]+([.$C$2]*[.B532]/100-[.F532])/60/12" office:value-type="float" office:value="78.5279280456249">
            <text:p>78.53</text:p>
          </table:table-cell>
          <table:table-cell table:formula="oooc:=[.H532]+([.$C$2]*[.E532]/100-[.F532])/60/12" office:value-type="float" office:value="66.7931463808001">
            <text:p>66.79</text:p>
          </table:table-cell>
          <table:table-cell table:number-columns-repeated="30"/>
        </table:table-row>
        <table:table-row table:style-name="ro1">
          <table:table-cell table:formula="oooc:=[.A533]+0.000694444444444444" office:value-type="time" office:time-value="PT15H58M00S">
            <text:p>03:58 PM</text:p>
          </table:table-cell>
          <table:table-cell office:value-type="float" office:value="15.5611">
            <text:p>15.56</text:p>
          </table:table-cell>
          <table:table-cell office:value-type="float" office:value="26.5763">
            <text:p>26.58</text:p>
          </table:table-cell>
          <table:table-cell office:value-type="float" office:value="1.14724">
            <text:p>1.15</text:p>
          </table:table-cell>
          <table:table-cell table:formula="oooc:=[.D534]*12/125*100" office:value-type="float" office:value="11.013504">
            <text:p>11.01</text:p>
          </table:table-cell>
          <table:table-cell office:value-type="float" office:value="40">
            <text:p>40</text:p>
          </table:table-cell>
          <table:table-cell table:formula="oooc:=[.G533]+([.$C$2]*[.B533]/100-[.F533])/60/12" office:value-type="float" office:value="78.5002556497916">
            <text:p>78.5</text:p>
          </table:table-cell>
          <table:table-cell table:formula="oooc:=[.H533]+([.$C$2]*[.E533]/100-[.F533])/60/12" office:value-type="float" office:value="66.7573781585779">
            <text:p>66.76</text:p>
          </table:table-cell>
          <table:table-cell table:number-columns-repeated="30"/>
        </table:table-row>
        <table:table-row table:style-name="ro1">
          <table:table-cell table:formula="oooc:=[.A534]+0.000694444444444444" office:value-type="time" office:time-value="PT15H59M00S">
            <text:p>03:59 PM</text:p>
          </table:table-cell>
          <table:table-cell office:value-type="float" office:value="15.0623">
            <text:p>15.06</text:p>
          </table:table-cell>
          <table:table-cell office:value-type="float" office:value="25.8644">
            <text:p>25.86</text:p>
          </table:table-cell>
          <table:table-cell office:value-type="float" office:value="1.10732">
            <text:p>1.11</text:p>
          </table:table-cell>
          <table:table-cell table:formula="oooc:=[.D535]*12/125*100" office:value-type="float" office:value="10.630272">
            <text:p>10.63</text:p>
          </table:table-cell>
          <table:table-cell office:value-type="float" office:value="40">
            <text:p>40</text:p>
          </table:table-cell>
          <table:table-cell table:formula="oooc:=[.G534]+([.$C$2]*[.B534]/100-[.F534])/60/12" office:value-type="float" office:value="78.4717158928471">
            <text:p>78.47</text:p>
          </table:table-cell>
          <table:table-cell table:formula="oooc:=[.H534]+([.$C$2]*[.E534]/100-[.F534])/60/12" office:value-type="float" office:value="66.720943269689">
            <text:p>66.72</text:p>
          </table:table-cell>
          <table:table-cell table:number-columns-repeated="30"/>
        </table:table-row>
        <table:table-row table:style-name="ro1">
          <table:table-cell table:formula="oooc:=[.A535]+0.000694444444444444" office:value-type="time" office:time-value="PT16H00M00S">
            <text:p>04:00 PM</text:p>
          </table:table-cell>
          <table:table-cell office:value-type="float" office:value="14.5645">
            <text:p>14.56</text:p>
          </table:table-cell>
          <table:table-cell office:value-type="float" office:value="25.1467">
            <text:p>25.15</text:p>
          </table:table-cell>
          <table:table-cell office:value-type="float" office:value="1.06749">
            <text:p>1.07</text:p>
          </table:table-cell>
          <table:table-cell table:formula="oooc:=[.D536]*12/125*100" office:value-type="float" office:value="10.247904">
            <text:p>10.25</text:p>
          </table:table-cell>
          <table:table-cell office:value-type="float" office:value="40">
            <text:p>40</text:p>
          </table:table-cell>
          <table:table-cell table:formula="oooc:=[.G535]+([.$C$2]*[.B535]/100-[.F535])/60/12" office:value-type="float" office:value="78.4423101636805">
            <text:p>78.44</text:p>
          </table:table-cell>
          <table:table-cell table:formula="oooc:=[.H535]+([.$C$2]*[.E535]/100-[.F535])/60/12" office:value-type="float" office:value="66.6838430474667">
            <text:p>66.68</text:p>
          </table:table-cell>
          <table:table-cell table:number-columns-repeated="30"/>
        </table:table-row>
        <table:table-row table:style-name="ro1">
          <table:table-cell table:formula="oooc:=[.A536]+0.000694444444444444" office:value-type="time" office:time-value="PT16H01M00S">
            <text:p>04:01 PM</text:p>
          </table:table-cell>
          <table:table-cell office:value-type="float" office:value="14.0679">
            <text:p>14.07</text:p>
          </table:table-cell>
          <table:table-cell office:value-type="float" office:value="24.4236">
            <text:p>24.42</text:p>
          </table:table-cell>
          <table:table-cell office:value-type="float" office:value="1.02778">
            <text:p>1.03</text:p>
          </table:table-cell>
          <table:table-cell table:formula="oooc:=[.D537]*12/125*100" office:value-type="float" office:value="9.866688">
            <text:p>9.87</text:p>
          </table:table-cell>
          <table:table-cell office:value-type="float" office:value="40">
            <text:p>40</text:p>
          </table:table-cell>
          <table:table-cell table:formula="oooc:=[.G536]+([.$C$2]*[.B536]/100-[.F536])/60/12" office:value-type="float" office:value="78.4120401984027">
            <text:p>78.41</text:p>
          </table:table-cell>
          <table:table-cell table:formula="oooc:=[.H536]+([.$C$2]*[.E536]/100-[.F536])/60/12" office:value-type="float" office:value="66.6460789919112">
            <text:p>66.65</text:p>
          </table:table-cell>
          <table:table-cell table:number-columns-repeated="30"/>
        </table:table-row>
        <table:table-row table:style-name="ro1">
          <table:table-cell table:formula="oooc:=[.A537]+0.000694444444444444" office:value-type="time" office:time-value="PT16H02M00S">
            <text:p>04:02 PM</text:p>
          </table:table-cell>
          <table:table-cell office:value-type="float" office:value="13.5728">
            <text:p>13.57</text:p>
          </table:table-cell>
          <table:table-cell office:value-type="float" office:value="23.6953">
            <text:p>23.7</text:p>
          </table:table-cell>
          <table:table-cell office:value-type="float" office:value="0.988208">
            <text:p>0.99</text:p>
          </table:table-cell>
          <table:table-cell table:formula="oooc:=[.D538]*12/125*100" office:value-type="float" office:value="9.4867968">
            <text:p>9.49</text:p>
          </table:table-cell>
          <table:table-cell office:value-type="float" office:value="40">
            <text:p>40</text:p>
          </table:table-cell>
          <table:table-cell table:formula="oooc:=[.G537]+([.$C$2]*[.B537]/100-[.F537])/60/12" office:value-type="float" office:value="78.3809080803471">
            <text:p>78.38</text:p>
          </table:table-cell>
          <table:table-cell table:formula="oooc:=[.H537]+([.$C$2]*[.E537]/100-[.F537])/60/12" office:value-type="float" office:value="66.6076531030223">
            <text:p>66.61</text:p>
          </table:table-cell>
          <table:table-cell table:number-columns-repeated="30"/>
        </table:table-row>
        <table:table-row table:style-name="ro1">
          <table:table-cell table:formula="oooc:=[.A538]+0.000694444444444444" office:value-type="time" office:time-value="PT16H03M00S">
            <text:p>04:03 PM</text:p>
          </table:table-cell>
          <table:table-cell office:value-type="float" office:value="13.0794">
            <text:p>13.08</text:p>
          </table:table-cell>
          <table:table-cell office:value-type="float" office:value="22.9622">
            <text:p>22.96</text:p>
          </table:table-cell>
          <table:table-cell office:value-type="float" office:value="0.948798">
            <text:p>0.95</text:p>
          </table:table-cell>
          <table:table-cell table:formula="oooc:=[.D539]*12/125*100" office:value-type="float" office:value="9.1084608">
            <text:p>9.11</text:p>
          </table:table-cell>
          <table:table-cell office:value-type="float" office:value="40">
            <text:p>40</text:p>
          </table:table-cell>
          <table:table-cell table:formula="oooc:=[.G538]+([.$C$2]*[.B538]/100-[.F538])/60/12" office:value-type="float" office:value="78.3489164136805">
            <text:p>78.35</text:p>
          </table:table-cell>
          <table:table-cell table:formula="oooc:=[.H538]+([.$C$2]*[.E538]/100-[.F538])/60/12" office:value-type="float" office:value="66.5685676808001">
            <text:p>66.57</text:p>
          </table:table-cell>
          <table:table-cell table:number-columns-repeated="30"/>
        </table:table-row>
        <table:table-row table:style-name="ro1">
          <table:table-cell table:formula="oooc:=[.A539]+0.000694444444444444" office:value-type="time" office:time-value="PT16H04M00S">
            <text:p>04:04 PM</text:p>
          </table:table-cell>
          <table:table-cell office:value-type="float" office:value="12.588">
            <text:p>12.59</text:p>
          </table:table-cell>
          <table:table-cell office:value-type="float" office:value="22.2247">
            <text:p>22.22</text:p>
          </table:table-cell>
          <table:table-cell office:value-type="float" office:value="0.909574">
            <text:p>0.91</text:p>
          </table:table-cell>
          <table:table-cell table:formula="oooc:=[.D540]*12/125*100" office:value-type="float" office:value="8.7319104">
            <text:p>8.73</text:p>
          </table:table-cell>
          <table:table-cell office:value-type="float" office:value="40">
            <text:p>40</text:p>
          </table:table-cell>
          <table:table-cell table:formula="oooc:=[.G539]+([.$C$2]*[.B539]/100-[.F539])/60/12" office:value-type="float" office:value="78.3160681497916">
            <text:p>78.32</text:p>
          </table:table-cell>
          <table:table-cell table:formula="oooc:=[.H539]+([.$C$2]*[.E539]/100-[.F539])/60/12" office:value-type="float" office:value="66.5288254252445">
            <text:p>66.53</text:p>
          </table:table-cell>
          <table:table-cell table:number-columns-repeated="30"/>
        </table:table-row>
        <table:table-row table:style-name="ro1">
          <table:table-cell table:formula="oooc:=[.A540]+0.000694444444444444" office:value-type="time" office:time-value="PT16H05M00S">
            <text:p>04:05 PM</text:p>
          </table:table-cell>
          <table:table-cell office:value-type="float" office:value="12.0989">
            <text:p>12.1</text:p>
          </table:table-cell>
          <table:table-cell office:value-type="float" office:value="21.4832">
            <text:p>21.48</text:p>
          </table:table-cell>
          <table:table-cell office:value-type="float" office:value="0.870562">
            <text:p>0.87</text:p>
          </table:table-cell>
          <table:table-cell table:formula="oooc:=[.D541]*12/125*100" office:value-type="float" office:value="8.3573952">
            <text:p>8.36</text:p>
          </table:table-cell>
          <table:table-cell office:value-type="float" office:value="40">
            <text:p>40</text:p>
          </table:table-cell>
          <table:table-cell table:formula="oooc:=[.G540]+([.$C$2]*[.B540]/100-[.F540])/60/12" office:value-type="float" office:value="78.2823667609027">
            <text:p>78.28</text:p>
          </table:table-cell>
          <table:table-cell table:formula="oooc:=[.H540]+([.$C$2]*[.E540]/100-[.F540])/60/12" office:value-type="float" office:value="66.4884294363556">
            <text:p>66.49</text:p>
          </table:table-cell>
          <table:table-cell table:number-columns-repeated="30"/>
        </table:table-row>
        <table:table-row table:style-name="ro1">
          <table:table-cell table:formula="oooc:=[.A541]+0.000694444444444444" office:value-type="time" office:time-value="PT16H06M00S">
            <text:p>04:06 PM</text:p>
          </table:table-cell>
          <table:table-cell office:value-type="float" office:value="11.6125">
            <text:p>11.61</text:p>
          </table:table-cell>
          <table:table-cell office:value-type="float" office:value="20.7381">
            <text:p>20.74</text:p>
          </table:table-cell>
          <table:table-cell office:value-type="float" office:value="0.831791">
            <text:p>0.83</text:p>
          </table:table-cell>
          <table:table-cell table:formula="oooc:=[.D542]*12/125*100" office:value-type="float" office:value="7.9851936">
            <text:p>7.99</text:p>
          </table:table-cell>
          <table:table-cell office:value-type="float" office:value="40">
            <text:p>40</text:p>
          </table:table-cell>
          <table:table-cell table:formula="oooc:=[.G541]+([.$C$2]*[.B541]/100-[.F541])/60/12" office:value-type="float" office:value="78.2478162400693">
            <text:p>78.25</text:p>
          </table:table-cell>
          <table:table-cell table:formula="oooc:=[.H541]+([.$C$2]*[.E541]/100-[.F541])/60/12" office:value-type="float" office:value="66.4473832474667">
            <text:p>66.45</text:p>
          </table:table-cell>
          <table:table-cell table:number-columns-repeated="30"/>
        </table:table-row>
        <table:table-row table:style-name="ro1">
          <table:table-cell table:formula="oooc:=[.A542]+0.000694444444444444" office:value-type="time" office:time-value="PT16H07M00S">
            <text:p>04:07 PM</text:p>
          </table:table-cell>
          <table:table-cell office:value-type="float" office:value="11.129">
            <text:p>11.13</text:p>
          </table:table-cell>
          <table:table-cell office:value-type="float" office:value="19.9901">
            <text:p>19.99</text:p>
          </table:table-cell>
          <table:table-cell office:value-type="float" office:value="0.793289">
            <text:p>0.79</text:p>
          </table:table-cell>
          <table:table-cell table:formula="oooc:=[.D543]*12/125*100" office:value-type="float" office:value="7.6155744">
            <text:p>7.62</text:p>
          </table:table-cell>
          <table:table-cell office:value-type="float" office:value="40">
            <text:p>40</text:p>
          </table:table-cell>
          <table:table-cell table:formula="oooc:=[.G542]+([.$C$2]*[.B542]/100-[.F542])/60/12" office:value-type="float" office:value="78.2124212747916">
            <text:p>78.21</text:p>
          </table:table-cell>
          <table:table-cell table:formula="oooc:=[.H542]+([.$C$2]*[.E542]/100-[.F542])/60/12" office:value-type="float" office:value="66.4056908752445">
            <text:p>66.41</text:p>
          </table:table-cell>
          <table:table-cell table:number-columns-repeated="30"/>
        </table:table-row>
        <table:table-row table:style-name="ro1">
          <table:table-cell table:formula="oooc:=[.A543]+0.000694444444444444" office:value-type="time" office:time-value="PT16H08M00S">
            <text:p>04:08 PM</text:p>
          </table:table-cell>
          <table:table-cell office:value-type="float" office:value="10.649">
            <text:p>10.65</text:p>
          </table:table-cell>
          <table:table-cell office:value-type="float" office:value="19.2398">
            <text:p>19.24</text:p>
          </table:table-cell>
          <table:table-cell office:value-type="float" office:value="0.755088">
            <text:p>0.76</text:p>
          </table:table-cell>
          <table:table-cell table:formula="oooc:=[.D544]*12/125*100" office:value-type="float" office:value="7.2488448">
            <text:p>7.25</text:p>
          </table:table-cell>
          <table:table-cell office:value-type="float" office:value="40">
            <text:p>40</text:p>
          </table:table-cell>
          <table:table-cell table:formula="oooc:=[.G543]+([.$C$2]*[.B543]/100-[.F543])/60/12" office:value-type="float" office:value="78.1761868997916">
            <text:p>78.18</text:p>
          </table:table-cell>
          <table:table-cell table:formula="oooc:=[.H543]+([.$C$2]*[.E543]/100-[.F543])/60/12" office:value-type="float" office:value="66.3633568030223">
            <text:p>66.36</text:p>
          </table:table-cell>
          <table:table-cell table:number-columns-repeated="30"/>
        </table:table-row>
        <table:table-row table:style-name="ro1">
          <table:table-cell table:formula="oooc:=[.A544]+0.000694444444444444" office:value-type="time" office:time-value="PT16H09M00S">
            <text:p>04:09 PM</text:p>
          </table:table-cell>
          <table:table-cell office:value-type="float" office:value="10.1726">
            <text:p>10.17</text:p>
          </table:table-cell>
          <table:table-cell office:value-type="float" office:value="18.4876">
            <text:p>18.49</text:p>
          </table:table-cell>
          <table:table-cell office:value-type="float" office:value="0.717221">
            <text:p>0.72</text:p>
          </table:table-cell>
          <table:table-cell table:formula="oooc:=[.D545]*12/125*100" office:value-type="float" office:value="6.8853216">
            <text:p>6.89</text:p>
          </table:table-cell>
          <table:table-cell office:value-type="float" office:value="40">
            <text:p>40</text:p>
          </table:table-cell>
          <table:table-cell table:formula="oooc:=[.G544]+([.$C$2]*[.B544]/100-[.F544])/60/12" office:value-type="float" office:value="78.1391191914582">
            <text:p>78.14</text:p>
          </table:table-cell>
          <table:table-cell table:formula="oooc:=[.H544]+([.$C$2]*[.E544]/100-[.F544])/60/12" office:value-type="float" office:value="66.3203860474667">
            <text:p>66.32</text:p>
          </table:table-cell>
          <table:table-cell table:number-columns-repeated="30"/>
        </table:table-row>
        <table:table-row table:style-name="ro1">
          <table:table-cell table:formula="oooc:=[.A545]+0.000694444444444444" office:value-type="time" office:time-value="PT16H10M00S">
            <text:p>04:10 PM</text:p>
          </table:table-cell>
          <table:table-cell office:value-type="float" office:value="9.70049">
            <text:p>9.7</text:p>
          </table:table-cell>
          <table:table-cell office:value-type="float" office:value="17.7344">
            <text:p>17.73</text:p>
          </table:table-cell>
          <table:table-cell office:value-type="float" office:value="0.679723">
            <text:p>0.68</text:p>
          </table:table-cell>
          <table:table-cell table:formula="oooc:=[.D546]*12/125*100" office:value-type="float" office:value="6.5253408">
            <text:p>6.53</text:p>
          </table:table-cell>
          <table:table-cell office:value-type="float" office:value="40">
            <text:p>40</text:p>
          </table:table-cell>
          <table:table-cell table:formula="oooc:=[.G545]+([.$C$2]*[.B545]/100-[.F545])/60/12" office:value-type="float" office:value="78.1012243997915">
            <text:p>78.1</text:p>
          </table:table-cell>
          <table:table-cell table:formula="oooc:=[.H545]+([.$C$2]*[.E545]/100-[.F545])/60/12" office:value-type="float" office:value="66.2767841752445">
            <text:p>66.28</text:p>
          </table:table-cell>
          <table:table-cell table:number-columns-repeated="30"/>
        </table:table-row>
        <table:table-row table:style-name="ro1">
          <table:table-cell table:formula="oooc:=[.A546]+0.000694444444444444" office:value-type="time" office:time-value="PT16H11M00S">
            <text:p>04:11 PM</text:p>
          </table:table-cell>
          <table:table-cell office:value-type="float" office:value="9.23294">
            <text:p>9.23</text:p>
          </table:table-cell>
          <table:table-cell office:value-type="float" office:value="16.9808">
            <text:p>16.98</text:p>
          </table:table-cell>
          <table:table-cell office:value-type="float" office:value="0.642633">
            <text:p>0.64</text:p>
          </table:table-cell>
          <table:table-cell table:formula="oooc:=[.D547]*12/125*100" office:value-type="float" office:value="6.1692768">
            <text:p>6.17</text:p>
          </table:table-cell>
          <table:table-cell office:value-type="float" office:value="40">
            <text:p>40</text:p>
          </table:table-cell>
          <table:table-cell table:formula="oooc:=[.G546]+([.$C$2]*[.B546]/100-[.F546])/60/12" office:value-type="float" office:value="78.0625099727082">
            <text:p>78.06</text:p>
          </table:table-cell>
          <table:table-cell table:formula="oooc:=[.H546]+([.$C$2]*[.E546]/100-[.F546])/60/12" office:value-type="float" office:value="66.2325573363556">
            <text:p>66.23</text:p>
          </table:table-cell>
          <table:table-cell table:number-columns-repeated="30"/>
        </table:table-row>
        <table:table-row table:style-name="ro1">
          <table:table-cell table:formula="oooc:=[.A547]+0.000694444444444444" office:value-type="time" office:time-value="PT16H12M00S">
            <text:p>04:12 PM</text:p>
          </table:table-cell>
          <table:table-cell office:value-type="float" office:value="8.77046">
            <text:p>8.77</text:p>
          </table:table-cell>
          <table:table-cell office:value-type="float" office:value="16.2278">
            <text:p>16.23</text:p>
          </table:table-cell>
          <table:table-cell office:value-type="float" office:value="0.605988">
            <text:p>0.61</text:p>
          </table:table-cell>
          <table:table-cell table:formula="oooc:=[.D548]*12/125*100" office:value-type="float" office:value="5.8174848">
            <text:p>5.82</text:p>
          </table:table-cell>
          <table:table-cell office:value-type="float" office:value="40">
            <text:p>40</text:p>
          </table:table-cell>
          <table:table-cell table:formula="oooc:=[.G547]+([.$C$2]*[.B547]/100-[.F547])/60/12" office:value-type="float" office:value="78.0229838268749">
            <text:p>78.02</text:p>
          </table:table-cell>
          <table:table-cell table:formula="oooc:=[.H547]+([.$C$2]*[.E547]/100-[.F547])/60/12" office:value-type="float" office:value="66.1877123308001">
            <text:p>66.19</text:p>
          </table:table-cell>
          <table:table-cell table:number-columns-repeated="30"/>
        </table:table-row>
        <table:table-row table:style-name="ro1">
          <table:table-cell table:formula="oooc:=[.A548]+0.000694444444444444" office:value-type="time" office:time-value="PT16H13M00S">
            <text:p>04:13 PM</text:p>
          </table:table-cell>
          <table:table-cell office:value-type="float" office:value="8.31354">
            <text:p>8.31</text:p>
          </table:table-cell>
          <table:table-cell office:value-type="float" office:value="15.4762">
            <text:p>15.48</text:p>
          </table:table-cell>
          <table:table-cell office:value-type="float" office:value="0.56983">
            <text:p>0.57</text:p>
          </table:table-cell>
          <table:table-cell table:formula="oooc:=[.D549]*12/125*100" office:value-type="float" office:value="5.470368">
            <text:p>5.47</text:p>
          </table:table-cell>
          <table:table-cell office:value-type="float" office:value="40">
            <text:p>40</text:p>
          </table:table-cell>
          <table:table-cell table:formula="oooc:=[.G548]+([.$C$2]*[.B548]/100-[.F548])/60/12" office:value-type="float" office:value="77.9826547643749">
            <text:p>77.98</text:p>
          </table:table-cell>
          <table:table-cell table:formula="oooc:=[.H548]+([.$C$2]*[.E548]/100-[.F548])/60/12" office:value-type="float" office:value="66.1422565752445">
            <text:p>66.14</text:p>
          </table:table-cell>
          <table:table-cell table:number-columns-repeated="30"/>
        </table:table-row>
        <table:table-row table:style-name="ro1">
          <table:table-cell table:formula="oooc:=[.A549]+0.000694444444444444" office:value-type="time" office:time-value="PT16H14M00S">
            <text:p>04:14 PM</text:p>
          </table:table-cell>
          <table:table-cell office:value-type="float" office:value="7.8627">
            <text:p>7.86</text:p>
          </table:table-cell>
          <table:table-cell office:value-type="float" office:value="14.7269">
            <text:p>14.73</text:p>
          </table:table-cell>
          <table:table-cell office:value-type="float" office:value="0.534204">
            <text:p>0.53</text:p>
          </table:table-cell>
          <table:table-cell table:formula="oooc:=[.D550]*12/125*100" office:value-type="float" office:value="5.1283584">
            <text:p>5.13</text:p>
          </table:table-cell>
          <table:table-cell office:value-type="float" office:value="40">
            <text:p>40</text:p>
          </table:table-cell>
          <table:table-cell table:formula="oooc:=[.G549]+([.$C$2]*[.B549]/100-[.F549])/60/12" office:value-type="float" office:value="77.941532437986">
            <text:p>77.94</text:p>
          </table:table-cell>
          <table:table-cell table:formula="oooc:=[.H549]+([.$C$2]*[.E549]/100-[.F549])/60/12" office:value-type="float" office:value="66.0961981863556">
            <text:p>66.1</text:p>
          </table:table-cell>
          <table:table-cell table:number-columns-repeated="30"/>
        </table:table-row>
        <table:table-row table:style-name="ro1">
          <table:table-cell table:formula="oooc:=[.A550]+0.000694444444444444" office:value-type="time" office:time-value="PT16H15M00S">
            <text:p>04:15 PM</text:p>
          </table:table-cell>
          <table:table-cell office:value-type="float" office:value="7.41849">
            <text:p>7.42</text:p>
          </table:table-cell>
          <table:table-cell office:value-type="float" office:value="13.9811">
            <text:p>13.98</text:p>
          </table:table-cell>
          <table:table-cell office:value-type="float" office:value="0.499155">
            <text:p>0.5</text:p>
          </table:table-cell>
          <table:table-cell table:formula="oooc:=[.D551]*12/125*100" office:value-type="float" office:value="4.791888">
            <text:p>4.79</text:p>
          </table:table-cell>
          <table:table-cell office:value-type="float" office:value="40">
            <text:p>40</text:p>
          </table:table-cell>
          <table:table-cell table:formula="oooc:=[.G550]+([.$C$2]*[.B550]/100-[.F550])/60/12" office:value-type="float" office:value="77.8996274032638">
            <text:p>77.9</text:p>
          </table:table-cell>
          <table:table-cell table:formula="oooc:=[.H550]+([.$C$2]*[.E550]/100-[.F550])/60/12" office:value-type="float" office:value="66.0495460308001">
            <text:p>66.05</text:p>
          </table:table-cell>
          <table:table-cell table:number-columns-repeated="30"/>
        </table:table-row>
        <table:table-row table:style-name="ro1">
          <table:table-cell table:formula="oooc:=[.A551]+0.000694444444444444" office:value-type="time" office:time-value="PT16H16M00S">
            <text:p>04:16 PM</text:p>
          </table:table-cell>
          <table:table-cell office:value-type="float" office:value="6.98147">
            <text:p>6.98</text:p>
          </table:table-cell>
          <table:table-cell office:value-type="float" office:value="13.2397">
            <text:p>13.24</text:p>
          </table:table-cell>
          <table:table-cell office:value-type="float" office:value="0.464731">
            <text:p>0.46</text:p>
          </table:table-cell>
          <table:table-cell table:formula="oooc:=[.D552]*12/125*100" office:value-type="float" office:value="4.4614176">
            <text:p>4.46</text:p>
          </table:table-cell>
          <table:table-cell office:value-type="float" office:value="40">
            <text:p>40</text:p>
          </table:table-cell>
          <table:table-cell table:formula="oooc:=[.G551]+([.$C$2]*[.B551]/100-[.F551])/60/12" office:value-type="float" office:value="77.8569511706249">
            <text:p>77.86</text:p>
          </table:table-cell>
          <table:table-cell table:formula="oooc:=[.H551]+([.$C$2]*[.E551]/100-[.F551])/60/12" office:value-type="float" office:value="66.0023097252445">
            <text:p>66</text:p>
          </table:table-cell>
          <table:table-cell table:number-columns-repeated="30"/>
        </table:table-row>
        <table:table-row table:style-name="ro1">
          <table:table-cell table:formula="oooc:=[.A552]+0.000694444444444444" office:value-type="time" office:time-value="PT16H17M00S">
            <text:p>04:17 PM</text:p>
          </table:table-cell>
          <table:table-cell office:value-type="float" office:value="6.55224">
            <text:p>6.55</text:p>
          </table:table-cell>
          <table:table-cell office:value-type="float" office:value="12.5041">
            <text:p>12.5</text:p>
          </table:table-cell>
          <table:table-cell office:value-type="float" office:value="0.430983">
            <text:p>0.43</text:p>
          </table:table-cell>
          <table:table-cell table:formula="oooc:=[.D553]*12/125*100" office:value-type="float" office:value="4.1374368">
            <text:p>4.14</text:p>
          </table:table-cell>
          <table:table-cell office:value-type="float" office:value="40">
            <text:p>40</text:p>
          </table:table-cell>
          <table:table-cell table:formula="oooc:=[.G552]+([.$C$2]*[.B552]/100-[.F552])/60/12" office:value-type="float" office:value="77.8135162227082">
            <text:p>77.81</text:p>
          </table:table-cell>
          <table:table-cell table:formula="oooc:=[.H552]+([.$C$2]*[.E552]/100-[.F552])/60/12" office:value-type="float" office:value="65.9544996863556">
            <text:p>65.95</text:p>
          </table:table-cell>
          <table:table-cell table:number-columns-repeated="30"/>
        </table:table-row>
        <table:table-row table:style-name="ro1">
          <table:table-cell table:formula="oooc:=[.A553]+0.000694444444444444" office:value-type="time" office:time-value="PT16H18M00S">
            <text:p>04:18 PM</text:p>
          </table:table-cell>
          <table:table-cell office:value-type="float" office:value="6.13143">
            <text:p>6.13</text:p>
          </table:table-cell>
          <table:table-cell office:value-type="float" office:value="11.7754">
            <text:p>11.78</text:p>
          </table:table-cell>
          <table:table-cell office:value-type="float" office:value="0.397961">
            <text:p>0.4</text:p>
          </table:table-cell>
          <table:table-cell table:formula="oooc:=[.D554]*12/125*100" office:value-type="float" office:value="3.8204256">
            <text:p>3.82</text:p>
          </table:table-cell>
          <table:table-cell office:value-type="float" office:value="40">
            <text:p>40</text:p>
          </table:table-cell>
          <table:table-cell table:formula="oooc:=[.G553]+([.$C$2]*[.B553]/100-[.F553])/60/12" office:value-type="float" office:value="77.7693360838193">
            <text:p>77.77</text:p>
          </table:table-cell>
          <table:table-cell table:formula="oooc:=[.H553]+([.$C$2]*[.E553]/100-[.F553])/60/12" office:value-type="float" office:value="65.9061271808001">
            <text:p>65.91</text:p>
          </table:table-cell>
          <table:table-cell table:number-columns-repeated="30"/>
        </table:table-row>
        <table:table-row table:style-name="ro1">
          <table:table-cell table:formula="oooc:=[.A554]+0.000694444444444444" office:value-type="time" office:time-value="PT16H19M00S">
            <text:p>04:19 PM</text:p>
          </table:table-cell>
          <table:table-cell office:value-type="float" office:value="5.71969">
            <text:p>5.72</text:p>
          </table:table-cell>
          <table:table-cell office:value-type="float" office:value="11.0551">
            <text:p>11.06</text:p>
          </table:table-cell>
          <table:table-cell office:value-type="float" office:value="0.36572">
            <text:p>0.37</text:p>
          </table:table-cell>
          <table:table-cell table:formula="oooc:=[.D555]*12/125*100" office:value-type="float" office:value="3.510912">
            <text:p>3.51</text:p>
          </table:table-cell>
          <table:table-cell office:value-type="float" office:value="40">
            <text:p>40</text:p>
          </table:table-cell>
          <table:table-cell table:formula="oooc:=[.G554]+([.$C$2]*[.B554]/100-[.F554])/60/12" office:value-type="float" office:value="77.7244253720138">
            <text:p>77.72</text:p>
          </table:table-cell>
          <table:table-cell table:formula="oooc:=[.H554]+([.$C$2]*[.E554]/100-[.F554])/60/12" office:value-type="float" office:value="65.8572043085778">
            <text:p>65.86</text:p>
          </table:table-cell>
          <table:table-cell table:number-columns-repeated="30"/>
        </table:table-row>
        <table:table-row table:style-name="ro1">
          <table:table-cell table:formula="oooc:=[.A555]+0.000694444444444444" office:value-type="time" office:time-value="PT16H20M00S">
            <text:p>04:20 PM</text:p>
          </table:table-cell>
          <table:table-cell office:value-type="float" office:value="5.31768">
            <text:p>5.32</text:p>
          </table:table-cell>
          <table:table-cell office:value-type="float" office:value="10.3446">
            <text:p>10.34</text:p>
          </table:table-cell>
          <table:table-cell office:value-type="float" office:value="0.334316">
            <text:p>0.33</text:p>
          </table:table-cell>
          <table:table-cell table:formula="oooc:=[.D556]*12/125*100" office:value-type="float" office:value="3.2094336">
            <text:p>3.21</text:p>
          </table:table-cell>
          <table:table-cell office:value-type="float" office:value="40">
            <text:p>40</text:p>
          </table:table-cell>
          <table:table-cell table:formula="oooc:=[.G555]+([.$C$2]*[.B555]/100-[.F555])/60/12" office:value-type="float" office:value="77.6787998338193">
            <text:p>77.68</text:p>
          </table:table-cell>
          <table:table-cell table:formula="oooc:=[.H555]+([.$C$2]*[.E555]/100-[.F555])/60/12" office:value-type="float" office:value="65.8077440863556">
            <text:p>65.81</text:p>
          </table:table-cell>
          <table:table-cell table:number-columns-repeated="30"/>
        </table:table-row>
        <table:table-row table:style-name="ro1">
          <table:table-cell table:formula="oooc:=[.A556]+0.000694444444444444" office:value-type="time" office:time-value="PT16H21M00S">
            <text:p>04:21 PM</text:p>
          </table:table-cell>
          <table:table-cell office:value-type="float" office:value="4.92611">
            <text:p>4.93</text:p>
          </table:table-cell>
          <table:table-cell office:value-type="float" office:value="9.64537">
            <text:p>9.65</text:p>
          </table:table-cell>
          <table:table-cell office:value-type="float" office:value="0.303805">
            <text:p>0.3</text:p>
          </table:table-cell>
          <table:table-cell table:formula="oooc:=[.D557]*12/125*100" office:value-type="float" office:value="2.916528">
            <text:p>2.92</text:p>
          </table:table-cell>
          <table:table-cell office:value-type="float" office:value="40">
            <text:p>40</text:p>
          </table:table-cell>
          <table:table-cell table:formula="oooc:=[.G556]+([.$C$2]*[.B556]/100-[.F556])/60/12" office:value-type="float" office:value="77.6324763615971">
            <text:p>77.63</text:p>
          </table:table-cell>
          <table:table-cell table:formula="oooc:=[.H556]+([.$C$2]*[.E556]/100-[.F556])/60/12" office:value-type="float" office:value="65.7577604641334">
            <text:p>65.76</text:p>
          </table:table-cell>
          <table:table-cell table:number-columns-repeated="30"/>
        </table:table-row>
        <table:table-row table:style-name="ro1">
          <table:table-cell table:formula="oooc:=[.A557]+0.000694444444444444" office:value-type="time" office:time-value="PT16H22M00S">
            <text:p>04:22 PM</text:p>
          </table:table-cell>
          <table:table-cell office:value-type="float" office:value="4.54567">
            <text:p>4.55</text:p>
          </table:table-cell>
          <table:table-cell office:value-type="float" office:value="8.95903">
            <text:p>8.96</text:p>
          </table:table-cell>
          <table:table-cell office:value-type="float" office:value="0.274245">
            <text:p>0.27</text:p>
          </table:table-cell>
          <table:table-cell table:formula="oooc:=[.D558]*12/125*100" office:value-type="float" office:value="2.632752">
            <text:p>2.63</text:p>
          </table:table-cell>
          <table:table-cell office:value-type="float" office:value="40">
            <text:p>40</text:p>
          </table:table-cell>
          <table:table-cell table:formula="oooc:=[.G557]+([.$C$2]*[.B557]/100-[.F557])/60/12" office:value-type="float" office:value="77.5854730803471">
            <text:p>77.59</text:p>
          </table:table-cell>
          <table:table-cell table:formula="oooc:=[.H557]+([.$C$2]*[.E557]/100-[.F557])/60/12" office:value-type="float" office:value="65.7072683252445">
            <text:p>65.71</text:p>
          </table:table-cell>
          <table:table-cell table:number-columns-repeated="30"/>
        </table:table-row>
        <table:table-row table:style-name="ro1">
          <table:table-cell table:formula="oooc:=[.A558]+0.000694444444444444" office:value-type="time" office:time-value="PT16H23M00S">
            <text:p>04:23 PM</text:p>
          </table:table-cell>
          <table:table-cell office:value-type="float" office:value="4.1771">
            <text:p>4.18</text:p>
          </table:table-cell>
          <table:table-cell office:value-type="float" office:value="8.28725">
            <text:p>8.29</text:p>
          </table:table-cell>
          <table:table-cell office:value-type="float" office:value="0.245695">
            <text:p>0.25</text:p>
          </table:table-cell>
          <table:table-cell table:formula="oooc:=[.D559]*12/125*100" office:value-type="float" office:value="2.358672">
            <text:p>2.36</text:p>
          </table:table-cell>
          <table:table-cell office:value-type="float" office:value="40">
            <text:p>40</text:p>
          </table:table-cell>
          <table:table-cell table:formula="oooc:=[.G558]+([.$C$2]*[.B558]/100-[.F558])/60/12" office:value-type="float" office:value="77.537809312986">
            <text:p>77.54</text:p>
          </table:table-cell>
          <table:table-cell table:formula="oooc:=[.H558]+([.$C$2]*[.E558]/100-[.F558])/60/12" office:value-type="float" office:value="65.6562835196889">
            <text:p>65.66</text:p>
          </table:table-cell>
          <table:table-cell table:number-columns-repeated="30"/>
        </table:table-row>
        <table:table-row table:style-name="ro1">
          <table:table-cell table:formula="oooc:=[.A559]+0.000694444444444444" office:value-type="time" office:time-value="PT16H24M00S">
            <text:p>04:24 PM</text:p>
          </table:table-cell>
          <table:table-cell office:value-type="float" office:value="3.82112">
            <text:p>3.82</text:p>
          </table:table-cell>
          <table:table-cell office:value-type="float" office:value="7.63174">
            <text:p>7.63</text:p>
          </table:table-cell>
          <table:table-cell office:value-type="float" office:value="0.218215">
            <text:p>0.22</text:p>
          </table:table-cell>
          <table:table-cell table:formula="oooc:=[.D560]*12/125*100" office:value-type="float" office:value="2.094864">
            <text:p>2.09</text:p>
          </table:table-cell>
          <table:table-cell office:value-type="float" office:value="40">
            <text:p>40</text:p>
          </table:table-cell>
          <table:table-cell table:formula="oooc:=[.G559]+([.$C$2]*[.B559]/100-[.F559])/60/12" office:value-type="float" office:value="77.4895056671527">
            <text:p>77.49</text:p>
          </table:table-cell>
          <table:table-cell table:formula="oooc:=[.H559]+([.$C$2]*[.E559]/100-[.F559])/60/12" office:value-type="float" office:value="65.6048228808001">
            <text:p>65.6</text:p>
          </table:table-cell>
          <table:table-cell table:number-columns-repeated="30"/>
        </table:table-row>
        <table:table-row table:style-name="ro1">
          <table:table-cell table:formula="oooc:=[.A560]+0.000694444444444444" office:value-type="time" office:time-value="PT16H25M00S">
            <text:p>04:25 PM</text:p>
          </table:table-cell>
          <table:table-cell office:value-type="float" office:value="3.47847">
            <text:p>3.48</text:p>
          </table:table-cell>
          <table:table-cell office:value-type="float" office:value="6.99429">
            <text:p>6.99</text:p>
          </table:table-cell>
          <table:table-cell office:value-type="float" office:value="0.191861">
            <text:p>0.19</text:p>
          </table:table-cell>
          <table:table-cell table:formula="oooc:=[.D561]*12/125*100" office:value-type="float" office:value="1.8418656">
            <text:p>1.84</text:p>
          </table:table-cell>
          <table:table-cell office:value-type="float" office:value="40">
            <text:p>40</text:p>
          </table:table-cell>
          <table:table-cell table:formula="oooc:=[.G560]+([.$C$2]*[.B560]/100-[.F560])/60/12" office:value-type="float" office:value="77.440584000486">
            <text:p>77.44</text:p>
          </table:table-cell>
          <table:table-cell table:formula="oooc:=[.H560]+([.$C$2]*[.E560]/100-[.F560])/60/12" office:value-type="float" office:value="65.5529042419112">
            <text:p>65.55</text:p>
          </table:table-cell>
          <table:table-cell table:number-columns-repeated="30"/>
        </table:table-row>
        <table:table-row table:style-name="ro1">
          <table:table-cell table:formula="oooc:=[.A561]+0.000694444444444444" office:value-type="time" office:time-value="PT16H26M00S">
            <text:p>04:26 PM</text:p>
          </table:table-cell>
          <table:table-cell office:value-type="float" office:value="3.14986">
            <text:p>3.15</text:p>
          </table:table-cell>
          <table:table-cell office:value-type="float" office:value="6.37669">
            <text:p>6.38</text:p>
          </table:table-cell>
          <table:table-cell office:value-type="float" office:value="0.166691">
            <text:p>0.17</text:p>
          </table:table-cell>
          <table:table-cell table:formula="oooc:=[.D562]*12/125*100" office:value-type="float" office:value="1.6002336">
            <text:p>1.6</text:p>
          </table:table-cell>
          <table:table-cell office:value-type="float" office:value="40">
            <text:p>40</text:p>
          </table:table-cell>
          <table:table-cell table:formula="oooc:=[.G561]+([.$C$2]*[.B561]/100-[.F561])/60/12" office:value-type="float" office:value="77.3910674553471">
            <text:p>77.39</text:p>
          </table:table-cell>
          <table:table-cell table:formula="oooc:=[.H561]+([.$C$2]*[.E561]/100-[.F561])/60/12" office:value-type="float" office:value="65.5005463696889">
            <text:p>65.5</text:p>
          </table:table-cell>
          <table:table-cell table:number-columns-repeated="30"/>
        </table:table-row>
        <table:table-row table:style-name="ro1">
          <table:table-cell table:formula="oooc:=[.A562]+0.000694444444444444" office:value-type="time" office:time-value="PT16H27M00S">
            <text:p>04:27 PM</text:p>
          </table:table-cell>
          <table:table-cell office:value-type="float" office:value="2.83603">
            <text:p>2.84</text:p>
          </table:table-cell>
          <table:table-cell office:value-type="float" office:value="5.7808">
            <text:p>5.78</text:p>
          </table:table-cell>
          <table:table-cell office:value-type="float" office:value="0.14276">
            <text:p>0.14</text:p>
          </table:table-cell>
          <table:table-cell table:formula="oooc:=[.D563]*12/125*100" office:value-type="float" office:value="1.370496">
            <text:p>1.37</text:p>
          </table:table-cell>
          <table:table-cell office:value-type="float" office:value="40">
            <text:p>40</text:p>
          </table:table-cell>
          <table:table-cell table:formula="oooc:=[.G562]+([.$C$2]*[.B562]/100-[.F562])/60/12" office:value-type="float" office:value="77.340980406736">
            <text:p>77.34</text:p>
          </table:table-cell>
          <table:table-cell table:formula="oooc:=[.H562]+([.$C$2]*[.E562]/100-[.F562])/60/12" office:value-type="float" office:value="65.4477689974667">
            <text:p>65.45</text:p>
          </table:table-cell>
          <table:table-cell table:number-columns-repeated="30"/>
        </table:table-row>
        <table:table-row table:style-name="ro1">
          <table:table-cell table:formula="oooc:=[.A563]+0.000694444444444444" office:value-type="time" office:time-value="PT16H28M00S">
            <text:p>04:28 PM</text:p>
          </table:table-cell>
          <table:table-cell office:value-type="float" office:value="2.53764">
            <text:p>2.54</text:p>
          </table:table-cell>
          <table:table-cell office:value-type="float" office:value="5.20843">
            <text:p>5.21</text:p>
          </table:table-cell>
          <table:table-cell office:value-type="float" office:value="0.12012">
            <text:p>0.12</text:p>
          </table:table-cell>
          <table:table-cell table:formula="oooc:=[.D564]*12/125*100" office:value-type="float" office:value="1.153152">
            <text:p>1.15</text:p>
          </table:table-cell>
          <table:table-cell office:value-type="float" office:value="40">
            <text:p>40</text:p>
          </table:table-cell>
          <table:table-cell table:formula="oooc:=[.G563]+([.$C$2]*[.B563]/100-[.F563])/60/12" office:value-type="float" office:value="77.2903485143749">
            <text:p>77.29</text:p>
          </table:table-cell>
          <table:table-cell table:formula="oooc:=[.H563]+([.$C$2]*[.E563]/100-[.F563])/60/12" office:value-type="float" office:value="65.3945927752445">
            <text:p>65.39</text:p>
          </table:table-cell>
          <table:table-cell table:number-columns-repeated="30"/>
        </table:table-row>
        <table:table-row table:style-name="ro1">
          <table:table-cell table:formula="oooc:=[.A564]+0.000694444444444444" office:value-type="time" office:time-value="PT16H29M00S">
            <text:p>04:29 PM</text:p>
          </table:table-cell>
          <table:table-cell office:value-type="float" office:value="2.25534">
            <text:p>2.26</text:p>
          </table:table-cell>
          <table:table-cell office:value-type="float" office:value="4.66139">
            <text:p>4.66</text:p>
          </table:table-cell>
          <table:table-cell office:value-type="float" office:value="0.0988179">
            <text:p>0.1</text:p>
          </table:table-cell>
          <table:table-cell table:formula="oooc:=[.D565]*12/125*100" office:value-type="float" office:value="0.94865184">
            <text:p>0.95</text:p>
          </table:table-cell>
          <table:table-cell office:value-type="float" office:value="40">
            <text:p>40</text:p>
          </table:table-cell>
          <table:table-cell table:formula="oooc:=[.G564]+([.$C$2]*[.B564]/100-[.F564])/60/12" office:value-type="float" office:value="77.2391985838193">
            <text:p>77.24</text:p>
          </table:table-cell>
          <table:table-cell table:formula="oooc:=[.H564]+([.$C$2]*[.E564]/100-[.F564])/60/12" office:value-type="float" office:value="65.341039219689">
            <text:p>65.34</text:p>
          </table:table-cell>
          <table:table-cell table:number-columns-repeated="30"/>
        </table:table-row>
        <table:table-row table:style-name="ro1">
          <table:table-cell table:formula="oooc:=[.A565]+0.000694444444444444" office:value-type="time" office:time-value="PT16H30M00S">
            <text:p>04:30 PM</text:p>
          </table:table-cell>
          <table:table-cell office:value-type="float" office:value="1.98973">
            <text:p>1.99</text:p>
          </table:table-cell>
          <table:table-cell office:value-type="float" office:value="4.14144">
            <text:p>4.14</text:p>
          </table:table-cell>
          <table:table-cell office:value-type="float" office:value="0.0788964">
            <text:p>0.08</text:p>
          </table:table-cell>
          <table:table-cell table:formula="oooc:=[.D566]*12/125*100" office:value-type="float" office:value="0.75740544">
            <text:p>0.76</text:p>
          </table:table-cell>
          <table:table-cell office:value-type="float" office:value="40">
            <text:p>40</text:p>
          </table:table-cell>
          <table:table-cell table:formula="oooc:=[.G565]+([.$C$2]*[.B565]/100-[.F565])/60/12" office:value-type="float" office:value="77.1875585490971">
            <text:p>77.19</text:p>
          </table:table-cell>
          <table:table-cell table:formula="oooc:=[.H565]+([.$C$2]*[.E565]/100-[.F565])/60/12" office:value-type="float" office:value="65.2871306291334">
            <text:p>65.29</text:p>
          </table:table-cell>
          <table:table-cell table:number-columns-repeated="30"/>
        </table:table-row>
        <table:table-row table:style-name="ro1">
          <table:table-cell table:formula="oooc:=[.A566]+0.000694444444444444" office:value-type="time" office:time-value="PT16H31M00S">
            <text:p>04:31 PM</text:p>
          </table:table-cell>
          <table:table-cell office:value-type="float" office:value="1.74133">
            <text:p>1.74</text:p>
          </table:table-cell>
          <table:table-cell office:value-type="float" office:value="3.65022">
            <text:p>3.65</text:p>
          </table:table-cell>
          <table:table-cell office:value-type="float" office:value="0.0603905">
            <text:p>0.06</text:p>
          </table:table-cell>
          <table:table-cell table:formula="oooc:=[.D567]*12/125*100" office:value-type="float" office:value="0.5797488">
            <text:p>0.58</text:p>
          </table:table-cell>
          <table:table-cell office:value-type="float" office:value="40">
            <text:p>40</text:p>
          </table:table-cell>
          <table:table-cell table:formula="oooc:=[.G566]+([.$C$2]*[.B566]/100-[.F566])/60/12" office:value-type="float" office:value="77.1354573859027">
            <text:p>77.14</text:p>
          </table:table-cell>
          <table:table-cell table:formula="oooc:=[.H566]+([.$C$2]*[.E566]/100-[.F566])/60/12" office:value-type="float" office:value="65.2328900135778">
            <text:p>65.23</text:p>
          </table:table-cell>
          <table:table-cell table:number-columns-repeated="30"/>
        </table:table-row>
        <table:table-row table:style-name="ro1">
          <table:table-cell table:formula="oooc:=[.A567]+0.000694444444444444" office:value-type="time" office:time-value="PT16H32M00S">
            <text:p>04:32 PM</text:p>
          </table:table-cell>
          <table:table-cell office:value-type="float" office:value="1.51058">
            <text:p>1.51</text:p>
          </table:table-cell>
          <table:table-cell office:value-type="float" office:value="3.18927">
            <text:p>3.19</text:p>
          </table:table-cell>
          <table:table-cell office:value-type="float" office:value="0.0433272">
            <text:p>0.04</text:p>
          </table:table-cell>
          <table:table-cell table:formula="oooc:=[.D568]*12/125*100" office:value-type="float" office:value="0.41594112">
            <text:p>0.42</text:p>
          </table:table-cell>
          <table:table-cell office:value-type="float" office:value="40">
            <text:p>40</text:p>
          </table:table-cell>
          <table:table-cell table:formula="oooc:=[.G567]+([.$C$2]*[.B567]/100-[.F567])/60/12" office:value-type="float" office:value="77.0829249727082">
            <text:p>77.08</text:p>
          </table:table-cell>
          <table:table-cell table:formula="oooc:=[.H567]+([.$C$2]*[.E567]/100-[.F567])/60/12" office:value-type="float" office:value="65.1783409663556">
            <text:p>65.18</text:p>
          </table:table-cell>
          <table:table-cell table:number-columns-repeated="30"/>
        </table:table-row>
        <table:table-row table:style-name="ro1">
          <table:table-cell table:formula="oooc:=[.A568]+0.000694444444444444" office:value-type="time" office:time-value="PT16H33M00S">
            <text:p>04:33 PM</text:p>
          </table:table-cell>
          <table:table-cell office:value-type="float" office:value="1.29782">
            <text:p>1.3</text:p>
          </table:table-cell>
          <table:table-cell office:value-type="float" office:value="2.75993">
            <text:p>2.76</text:p>
          </table:table-cell>
          <table:table-cell office:value-type="float" office:value="0.0277236">
            <text:p>0.03</text:p>
          </table:table-cell>
          <table:table-cell table:formula="oooc:=[.D569]*12/125*100" office:value-type="float" office:value="0.26614656">
            <text:p>0.27</text:p>
          </table:table-cell>
          <table:table-cell office:value-type="float" office:value="40">
            <text:p>40</text:p>
          </table:table-cell>
          <table:table-cell table:formula="oooc:=[.G568]+([.$C$2]*[.B568]/100-[.F568])/60/12" office:value-type="float" office:value="77.0299919518749">
            <text:p>77.03</text:p>
          </table:table-cell>
          <table:table-cell table:formula="oooc:=[.H568]+([.$C$2]*[.E568]/100-[.F568])/60/12" office:value-type="float" office:value="65.1235075308001">
            <text:p>65.12</text:p>
          </table:table-cell>
          <table:table-cell table:number-columns-repeated="30"/>
        </table:table-row>
        <table:table-row table:style-name="ro1">
          <table:table-cell table:formula="oooc:=[.A569]+0.000694444444444444" office:value-type="time" office:time-value="PT16H34M00S">
            <text:p>04:34 PM</text:p>
          </table:table-cell>
          <table:table-cell office:value-type="float" office:value="1.10326">
            <text:p>1.1</text:p>
          </table:table-cell>
          <table:table-cell office:value-type="float" office:value="2.36334">
            <text:p>2.36</text:p>
          </table:table-cell>
          <table:table-cell office:value-type="float" office:value="0.0135852">
            <text:p>0.01</text:p>
          </table:table-cell>
          <table:table-cell table:formula="oooc:=[.D570]*12/125*100" office:value-type="float" office:value="0.13041792">
            <text:p>0.13</text:p>
          </table:table-cell>
          <table:table-cell office:value-type="float" office:value="40">
            <text:p>40</text:p>
          </table:table-cell>
          <table:table-cell table:formula="oooc:=[.G569]+([.$C$2]*[.B569]/100-[.F569])/60/12" office:value-type="float" office:value="76.9766895560415">
            <text:p>76.98</text:p>
          </table:table-cell>
          <table:table-cell table:formula="oooc:=[.H569]+([.$C$2]*[.E569]/100-[.F569])/60/12" office:value-type="float" office:value="65.0684140352445">
            <text:p>65.07</text:p>
          </table:table-cell>
          <table:table-cell table:number-columns-repeated="30"/>
        </table:table-row>
        <table:table-row table:style-name="ro1">
          <table:table-cell table:formula="oooc:=[.A570]+0.000694444444444444" office:value-type="time" office:time-value="PT16H35M00S">
            <text:p>04:35 PM</text:p>
          </table:table-cell>
          <table:table-cell office:value-type="float" office:value="0.926976">
            <text:p>0.93</text:p>
          </table:table-cell>
          <table:table-cell office:value-type="float" office:value="2.00036">
            <text:p>2</text:p>
          </table:table-cell>
          <table:table-cell office:value-type="float" office:value="0.000905048">
            <text:p>0</text:p>
          </table:table-cell>
          <table:table-cell table:formula="oooc:=[.D571]*12/125*100" office:value-type="float" office:value="0.0086884608">
            <text:p>0.01</text:p>
          </table:table-cell>
          <table:table-cell office:value-type="float" office:value="40">
            <text:p>40</text:p>
          </table:table-cell>
          <table:table-cell table:formula="oooc:=[.G570]+([.$C$2]*[.B570]/100-[.F570])/60/12" office:value-type="float" office:value="76.9230493824304">
            <text:p>76.92</text:p>
          </table:table-cell>
          <table:table-cell table:formula="oooc:=[.H570]+([.$C$2]*[.E570]/100-[.F570])/60/12" office:value-type="float" office:value="65.013084899689">
            <text:p>65.01</text:p>
          </table:table-cell>
          <table:table-cell table:number-columns-repeated="30"/>
        </table:table-row>
        <table:table-row table:style-name="ro1">
          <table:table-cell table:formula="oooc:=[.A571]+0.000694444444444444" office:value-type="time" office:time-value="PT16H36M00S">
            <text:p>04:36 PM</text:p>
          </table:table-cell>
          <table:table-cell office:value-type="float" office:value="0.768869">
            <text:p>0.77</text:p>
          </table:table-cell>
          <table:table-cell office:value-type="float" office:value="1.67153">
            <text:p>1.67</text:p>
          </table:table-cell>
          <table:table-cell office:value-type="float" office:value="0">
            <text:p>0</text:p>
          </table:table-cell>
          <table:table-cell table:formula="oooc:=[.D572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71]+([.$C$2]*[.B571]/100-[.F571])/60/12" office:value-type="float" office:value="76.8691031602082">
            <text:p>76.87</text:p>
          </table:table-cell>
          <table:table-cell table:formula="oooc:=[.H571]+([.$C$2]*[.E571]/100-[.F571])/60/12" office:value-type="float" office:value="64.9575444282667">
            <text:p>64.96</text:p>
          </table:table-cell>
          <table:table-cell table:number-columns-repeated="30"/>
        </table:table-row>
        <table:table-row table:style-name="ro1">
          <table:table-cell table:formula="oooc:=[.A572]+0.000694444444444444" office:value-type="time" office:time-value="PT16H37M00S">
            <text:p>04:37 PM</text:p>
          </table:table-cell>
          <table:table-cell office:value-type="float" office:value="0.628678">
            <text:p>0.63</text:p>
          </table:table-cell>
          <table:table-cell office:value-type="float" office:value="1.37703">
            <text:p>1.38</text:p>
          </table:table-cell>
          <table:table-cell office:value-type="float" office:value="0">
            <text:p>0</text:p>
          </table:table-cell>
          <table:table-cell table:formula="oooc:=[.D573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72]+([.$C$2]*[.B572]/100-[.F572])/60/12" office:value-type="float" office:value="76.8148824466665">
            <text:p>76.81</text:p>
          </table:table-cell>
          <table:table-cell table:formula="oooc:=[.H572]+([.$C$2]*[.E572]/100-[.F572])/60/12" office:value-type="float" office:value="64.9019888727112">
            <text:p>64.9</text:p>
          </table:table-cell>
          <table:table-cell table:number-columns-repeated="30"/>
        </table:table-row>
        <table:table-row table:style-name="ro1">
          <table:table-cell table:formula="oooc:=[.A573]+0.000694444444444444" office:value-type="time" office:time-value="PT16H38M00S">
            <text:p>04:38 PM</text:p>
          </table:table-cell>
          <table:table-cell office:value-type="float" office:value="0.505947">
            <text:p>0.51</text:p>
          </table:table-cell>
          <table:table-cell office:value-type="float" office:value="1.11661">
            <text:p>1.12</text:p>
          </table:table-cell>
          <table:table-cell office:value-type="float" office:value="0">
            <text:p>0</text:p>
          </table:table-cell>
          <table:table-cell table:formula="oooc:=[.D574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73]+([.$C$2]*[.B573]/100-[.F573])/60/12" office:value-type="float" office:value="76.7604183459721">
            <text:p>76.76</text:p>
          </table:table-cell>
          <table:table-cell table:formula="oooc:=[.H573]+([.$C$2]*[.E573]/100-[.F573])/60/12" office:value-type="float" office:value="64.8464333171556">
            <text:p>64.85</text:p>
          </table:table-cell>
          <table:table-cell table:number-columns-repeated="30"/>
        </table:table-row>
        <table:table-row table:style-name="ro1">
          <table:table-cell table:formula="oooc:=[.A574]+0.000694444444444444" office:value-type="time" office:time-value="PT16H39M00S">
            <text:p>04:39 PM</text:p>
          </table:table-cell>
          <table:table-cell office:value-type="float" office:value="0.400023">
            <text:p>0.4</text:p>
          </table:table-cell>
          <table:table-cell office:value-type="float" office:value="0.889597">
            <text:p>0.89</text:p>
          </table:table-cell>
          <table:table-cell office:value-type="float" office:value="0">
            <text:p>0</text:p>
          </table:table-cell>
          <table:table-cell table:formula="oooc:=[.D575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74]+([.$C$2]*[.B574]/100-[.F574])/60/12" office:value-type="float" office:value="76.7057411706249">
            <text:p>76.71</text:p>
          </table:table-cell>
          <table:table-cell table:formula="oooc:=[.H574]+([.$C$2]*[.E574]/100-[.F574])/60/12" office:value-type="float" office:value="64.7908777616001">
            <text:p>64.79</text:p>
          </table:table-cell>
          <table:table-cell table:number-columns-repeated="30"/>
        </table:table-row>
        <table:table-row table:style-name="ro1">
          <table:table-cell table:formula="oooc:=[.A575]+0.000694444444444444" office:value-type="time" office:time-value="PT16H40M00S">
            <text:p>04:40 PM</text:p>
          </table:table-cell>
          <table:table-cell office:value-type="float" office:value="0.310055">
            <text:p>0.31</text:p>
          </table:table-cell>
          <table:table-cell office:value-type="float" office:value="0.694847">
            <text:p>0.69</text:p>
          </table:table-cell>
          <table:table-cell office:value-type="float" office:value="0">
            <text:p>0</text:p>
          </table:table-cell>
          <table:table-cell table:formula="oooc:=[.D576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75]+([.$C$2]*[.B575]/100-[.F575])/60/12" office:value-type="float" office:value="76.6508800994443">
            <text:p>76.65</text:p>
          </table:table-cell>
          <table:table-cell table:formula="oooc:=[.H575]+([.$C$2]*[.E575]/100-[.F575])/60/12" office:value-type="float" office:value="64.7353222060445">
            <text:p>64.74</text:p>
          </table:table-cell>
          <table:table-cell table:number-columns-repeated="30"/>
        </table:table-row>
        <table:table-row table:style-name="ro1">
          <table:table-cell table:formula="oooc:=[.A576]+0.000694444444444444" office:value-type="time" office:time-value="PT16H41M00S">
            <text:p>04:41 PM</text:p>
          </table:table-cell>
          <table:table-cell office:value-type="float" office:value="0.234996">
            <text:p>0.23</text:p>
          </table:table-cell>
          <table:table-cell office:value-type="float" office:value="0.530744">
            <text:p>0.53</text:p>
          </table:table-cell>
          <table:table-cell office:value-type="float" office:value="0">
            <text:p>0</text:p>
          </table:table-cell>
          <table:table-cell table:formula="oooc:=[.D577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76]+([.$C$2]*[.B576]/100-[.F576])/60/12" office:value-type="float" office:value="76.5958628338193">
            <text:p>76.6</text:p>
          </table:table-cell>
          <table:table-cell table:formula="oooc:=[.H576]+([.$C$2]*[.E576]/100-[.F576])/60/12" office:value-type="float" office:value="64.679766650489">
            <text:p>64.68</text:p>
          </table:table-cell>
          <table:table-cell table:number-columns-repeated="30"/>
        </table:table-row>
        <table:table-row table:style-name="ro1">
          <table:table-cell table:formula="oooc:=[.A577]+0.000694444444444444" office:value-type="time" office:time-value="PT16H42M00S">
            <text:p>04:42 PM</text:p>
          </table:table-cell>
          <table:table-cell office:value-type="float" office:value="0.173624">
            <text:p>0.17</text:p>
          </table:table-cell>
          <table:table-cell office:value-type="float" office:value="0.395222">
            <text:p>0.4</text:p>
          </table:table-cell>
          <table:table-cell office:value-type="float" office:value="0">
            <text:p>0</text:p>
          </table:table-cell>
          <table:table-cell table:formula="oooc:=[.D578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77]+([.$C$2]*[.B577]/100-[.F577])/60/12" office:value-type="float" office:value="76.5407152574304">
            <text:p>76.54</text:p>
          </table:table-cell>
          <table:table-cell table:formula="oooc:=[.H577]+([.$C$2]*[.E577]/100-[.F577])/60/12" office:value-type="float" office:value="64.6242110949334">
            <text:p>64.62</text:p>
          </table:table-cell>
          <table:table-cell table:number-columns-repeated="30"/>
        </table:table-row>
        <table:table-row table:style-name="ro1">
          <table:table-cell table:formula="oooc:=[.A578]+0.000694444444444444" office:value-type="time" office:time-value="PT16H43M00S">
            <text:p>04:43 PM</text:p>
          </table:table-cell>
          <table:table-cell office:value-type="float" office:value="0.124567">
            <text:p>0.12</text:p>
          </table:table-cell>
          <table:table-cell office:value-type="float" office:value="0.285806">
            <text:p>0.29</text:p>
          </table:table-cell>
          <table:table-cell office:value-type="float" office:value="0">
            <text:p>0</text:p>
          </table:table-cell>
          <table:table-cell table:formula="oooc:=[.D579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78]+([.$C$2]*[.B578]/100-[.F578])/60/12" office:value-type="float" office:value="76.4854611324304">
            <text:p>76.49</text:p>
          </table:table-cell>
          <table:table-cell table:formula="oooc:=[.H578]+([.$C$2]*[.E578]/100-[.F578])/60/12" office:value-type="float" office:value="64.5686555393778">
            <text:p>64.57</text:p>
          </table:table-cell>
          <table:table-cell table:number-columns-repeated="30"/>
        </table:table-row>
        <table:table-row table:style-name="ro1">
          <table:table-cell table:formula="oooc:=[.A579]+0.000694444444444444" office:value-type="time" office:time-value="PT16H44M00S">
            <text:p>04:44 PM</text:p>
          </table:table-cell>
          <table:table-cell office:value-type="float" office:value="0.0863352">
            <text:p>0.09</text:p>
          </table:table-cell>
          <table:table-cell office:value-type="float" office:value="0.199677">
            <text:p>0.2</text:p>
          </table:table-cell>
          <table:table-cell office:value-type="float" office:value="0">
            <text:p>0</text:p>
          </table:table-cell>
          <table:table-cell table:formula="oooc:=[.D580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79]+([.$C$2]*[.B579]/100-[.F579])/60/12" office:value-type="float" office:value="76.4301218390276">
            <text:p>76.43</text:p>
          </table:table-cell>
          <table:table-cell table:formula="oooc:=[.H579]+([.$C$2]*[.E579]/100-[.F579])/60/12" office:value-type="float" office:value="64.5130999838223">
            <text:p>64.51</text:p>
          </table:table-cell>
          <table:table-cell table:number-columns-repeated="30"/>
        </table:table-row>
        <table:table-row table:style-name="ro1">
          <table:table-cell table:formula="oooc:=[.A580]+0.000694444444444444" office:value-type="time" office:time-value="PT16H45M00S">
            <text:p>04:45 PM</text:p>
          </table:table-cell>
          <table:table-cell office:value-type="float" office:value="0.0573698">
            <text:p>0.06</text:p>
          </table:table-cell>
          <table:table-cell office:value-type="float" office:value="0.133761">
            <text:p>0.13</text:p>
          </table:table-cell>
          <table:table-cell office:value-type="float" office:value="0">
            <text:p>0</text:p>
          </table:table-cell>
          <table:table-cell table:formula="oooc:=[.D581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80]+([.$C$2]*[.B580]/100-[.F580])/60/12" office:value-type="float" office:value="76.3747161709721">
            <text:p>76.37</text:p>
          </table:table-cell>
          <table:table-cell table:formula="oooc:=[.H580]+([.$C$2]*[.E580]/100-[.F580])/60/12" office:value-type="float" office:value="64.4575444282667">
            <text:p>64.46</text:p>
          </table:table-cell>
          <table:table-cell table:number-columns-repeated="30"/>
        </table:table-row>
        <table:table-row table:style-name="ro1">
          <table:table-cell table:formula="oooc:=[.A581]+0.000694444444444444" office:value-type="time" office:time-value="PT16H46M00S">
            <text:p>04:46 PM</text:p>
          </table:table-cell>
          <table:table-cell office:value-type="float" office:value="0.0360848">
            <text:p>0.04</text:p>
          </table:table-cell>
          <table:table-cell office:value-type="float" office:value="0.0848218">
            <text:p>0.08</text:p>
          </table:table-cell>
          <table:table-cell office:value-type="float" office:value="0">
            <text:p>0</text:p>
          </table:table-cell>
          <table:table-cell table:formula="oooc:=[.D582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81]+([.$C$2]*[.B581]/100-[.F581])/60/12" office:value-type="float" office:value="76.3192602157638">
            <text:p>76.32</text:p>
          </table:table-cell>
          <table:table-cell table:formula="oooc:=[.H581]+([.$C$2]*[.E581]/100-[.F581])/60/12" office:value-type="float" office:value="64.4019888727112">
            <text:p>64.4</text:p>
          </table:table-cell>
          <table:table-cell table:number-columns-repeated="30"/>
        </table:table-row>
        <table:table-row table:style-name="ro1">
          <table:table-cell table:formula="oooc:=[.A582]+0.000694444444444444" office:value-type="time" office:time-value="PT16H47M00S">
            <text:p>04:47 PM</text:p>
          </table:table-cell>
          <table:table-cell office:value-type="float" office:value="0.0209022">
            <text:p>0.02</text:p>
          </table:table-cell>
          <table:table-cell office:value-type="float" office:value="0.049539">
            <text:p>0.05</text:p>
          </table:table-cell>
          <table:table-cell office:value-type="float" office:value="0">
            <text:p>0</text:p>
          </table:table-cell>
          <table:table-cell table:formula="oooc:=[.D583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82]+([.$C$2]*[.B582]/100-[.F582])/60/12" office:value-type="float" office:value="76.2637673074304">
            <text:p>76.26</text:p>
          </table:table-cell>
          <table:table-cell table:formula="oooc:=[.H582]+([.$C$2]*[.E582]/100-[.F582])/60/12" office:value-type="float" office:value="64.3464333171556">
            <text:p>64.35</text:p>
          </table:table-cell>
          <table:table-cell table:number-columns-repeated="30"/>
        </table:table-row>
        <table:table-row table:style-name="ro1">
          <table:table-cell table:formula="oooc:=[.A583]+0.000694444444444444" office:value-type="time" office:time-value="PT16H48M00S">
            <text:p>04:48 PM</text:p>
          </table:table-cell>
          <table:table-cell office:value-type="float" office:value="0.0102344">
            <text:p>0.01</text:p>
          </table:table-cell>
          <table:table-cell office:value-type="float" office:value="0.0244582">
            <text:p>0.02</text:p>
          </table:table-cell>
          <table:table-cell office:value-type="float" office:value="0">
            <text:p>0</text:p>
          </table:table-cell>
          <table:table-cell table:formula="oooc:=[.D584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83]+([.$C$2]*[.B583]/100-[.F583])/60/12" office:value-type="float" office:value="76.2082480404165">
            <text:p>76.21</text:p>
          </table:table-cell>
          <table:table-cell table:formula="oooc:=[.H583]+([.$C$2]*[.E583]/100-[.F583])/60/12" office:value-type="float" office:value="64.2908777616001">
            <text:p>64.29</text:p>
          </table:table-cell>
          <table:table-cell table:number-columns-repeated="30"/>
        </table:table-row>
        <table:table-row table:style-name="ro1">
          <table:table-cell table:formula="oooc:=[.A584]+0.000694444444444444" office:value-type="time" office:time-value="PT16H49M00S">
            <text:p>04:49 PM</text:p>
          </table:table-cell>
          <table:table-cell office:value-type="float" office:value="0.00250288">
            <text:p>0</text:p>
          </table:table-cell>
          <table:table-cell office:value-type="float" office:value="0.00603179">
            <text:p>0.01</text:p>
          </table:table-cell>
          <table:table-cell office:value-type="float" office:value="0">
            <text:p>0</text:p>
          </table:table-cell>
          <table:table-cell table:formula="oooc:=[.D585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84]+([.$C$2]*[.B584]/100-[.F584])/60/12" office:value-type="float" office:value="76.1527102529165">
            <text:p>76.15</text:p>
          </table:table-cell>
          <table:table-cell table:formula="oooc:=[.H584]+([.$C$2]*[.E584]/100-[.F584])/60/12" office:value-type="float" office:value="64.2353222060445">
            <text:p>64.24</text:p>
          </table:table-cell>
          <table:table-cell table:number-columns-repeated="30"/>
        </table:table-row>
        <table:table-row table:style-name="ro1">
          <table:table-cell table:formula="oooc:=[.A585]+0.000694444444444444" office:value-type="time" office:time-value="PT16H50M00S">
            <text:p>04:50 PM</text:p>
          </table:table-cell>
          <table:table-cell table:number-columns-repeated="3" office:value-type="float" office:value="0">
            <text:p>0</text:p>
          </table:table-cell>
          <table:table-cell table:formula="oooc:=[.D586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85]+([.$C$2]*[.B585]/100-[.F585])/60/12" office:value-type="float" office:value="76.0971590426388">
            <text:p>76.1</text:p>
          </table:table-cell>
          <table:table-cell table:formula="oooc:=[.H585]+([.$C$2]*[.E585]/100-[.F585])/60/12" office:value-type="float" office:value="64.1797666504889">
            <text:p>64.18</text:p>
          </table:table-cell>
          <table:table-cell table:number-columns-repeated="30"/>
        </table:table-row>
        <table:table-row table:style-name="ro1">
          <table:table-cell table:formula="oooc:=[.A586]+0.000694444444444444" office:value-type="time" office:time-value="PT16H51M00S">
            <text:p>04:51 PM</text:p>
          </table:table-cell>
          <table:table-cell table:number-columns-repeated="3" office:value-type="float" office:value="0">
            <text:p>0</text:p>
          </table:table-cell>
          <table:table-cell table:formula="oooc:=[.D587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86]+([.$C$2]*[.B586]/100-[.F586])/60/12" office:value-type="float" office:value="76.0416034870832">
            <text:p>76.04</text:p>
          </table:table-cell>
          <table:table-cell table:formula="oooc:=[.H586]+([.$C$2]*[.E586]/100-[.F586])/60/12" office:value-type="float" office:value="64.1242110949334">
            <text:p>64.12</text:p>
          </table:table-cell>
          <table:table-cell table:number-columns-repeated="30"/>
        </table:table-row>
        <table:table-row table:style-name="ro1">
          <table:table-cell table:formula="oooc:=[.A587]+0.000694444444444444" office:value-type="time" office:time-value="PT16H52M00S">
            <text:p>04:52 PM</text:p>
          </table:table-cell>
          <table:table-cell table:number-columns-repeated="3" office:value-type="float" office:value="0">
            <text:p>0</text:p>
          </table:table-cell>
          <table:table-cell table:formula="oooc:=[.D588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87]+([.$C$2]*[.B587]/100-[.F587])/60/12" office:value-type="float" office:value="75.9860479315276">
            <text:p>75.99</text:p>
          </table:table-cell>
          <table:table-cell table:formula="oooc:=[.H587]+([.$C$2]*[.E587]/100-[.F587])/60/12" office:value-type="float" office:value="64.0686555393778">
            <text:p>64.07</text:p>
          </table:table-cell>
          <table:table-cell table:number-columns-repeated="30"/>
        </table:table-row>
        <table:table-row table:style-name="ro1">
          <table:table-cell table:formula="oooc:=[.A588]+0.000694444444444444" office:value-type="time" office:time-value="PT16H53M00S">
            <text:p>04:53 PM</text:p>
          </table:table-cell>
          <table:table-cell table:number-columns-repeated="3" office:value-type="float" office:value="0">
            <text:p>0</text:p>
          </table:table-cell>
          <table:table-cell table:formula="oooc:=[.D589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88]+([.$C$2]*[.B588]/100-[.F588])/60/12" office:value-type="float" office:value="75.9304923759721">
            <text:p>75.93</text:p>
          </table:table-cell>
          <table:table-cell table:formula="oooc:=[.H588]+([.$C$2]*[.E588]/100-[.F588])/60/12" office:value-type="float" office:value="64.0130999838223">
            <text:p>64.01</text:p>
          </table:table-cell>
          <table:table-cell table:number-columns-repeated="30"/>
        </table:table-row>
        <table:table-row table:style-name="ro1">
          <table:table-cell table:formula="oooc:=[.A589]+0.000694444444444444" office:value-type="time" office:time-value="PT16H54M00S">
            <text:p>04:54 PM</text:p>
          </table:table-cell>
          <table:table-cell table:number-columns-repeated="3" office:value-type="float" office:value="0">
            <text:p>0</text:p>
          </table:table-cell>
          <table:table-cell table:formula="oooc:=[.D590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89]+([.$C$2]*[.B589]/100-[.F589])/60/12" office:value-type="float" office:value="75.8749368204165">
            <text:p>75.87</text:p>
          </table:table-cell>
          <table:table-cell table:formula="oooc:=[.H589]+([.$C$2]*[.E589]/100-[.F589])/60/12" office:value-type="float" office:value="63.9575444282667">
            <text:p>63.96</text:p>
          </table:table-cell>
          <table:table-cell table:number-columns-repeated="30"/>
        </table:table-row>
        <table:table-row table:style-name="ro1">
          <table:table-cell table:formula="oooc:=[.A590]+0.000694444444444444" office:value-type="time" office:time-value="PT16H55M00S">
            <text:p>04:55 PM</text:p>
          </table:table-cell>
          <table:table-cell table:number-columns-repeated="3" office:value-type="float" office:value="0">
            <text:p>0</text:p>
          </table:table-cell>
          <table:table-cell table:formula="oooc:=[.D591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90]+([.$C$2]*[.B590]/100-[.F590])/60/12" office:value-type="float" office:value="75.819381264861">
            <text:p>75.82</text:p>
          </table:table-cell>
          <table:table-cell table:formula="oooc:=[.H590]+([.$C$2]*[.E590]/100-[.F590])/60/12" office:value-type="float" office:value="63.9019888727112">
            <text:p>63.9</text:p>
          </table:table-cell>
          <table:table-cell table:number-columns-repeated="30"/>
        </table:table-row>
        <table:table-row table:style-name="ro1">
          <table:table-cell table:formula="oooc:=[.A591]+0.000694444444444444" office:value-type="time" office:time-value="PT16H56M00S">
            <text:p>04:56 PM</text:p>
          </table:table-cell>
          <table:table-cell table:number-columns-repeated="3" office:value-type="float" office:value="0">
            <text:p>0</text:p>
          </table:table-cell>
          <table:table-cell table:formula="oooc:=[.D592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91]+([.$C$2]*[.B591]/100-[.F591])/60/12" office:value-type="float" office:value="75.7638257093054">
            <text:p>75.76</text:p>
          </table:table-cell>
          <table:table-cell table:formula="oooc:=[.H591]+([.$C$2]*[.E591]/100-[.F591])/60/12" office:value-type="float" office:value="63.8464333171556">
            <text:p>63.85</text:p>
          </table:table-cell>
          <table:table-cell table:number-columns-repeated="30"/>
        </table:table-row>
        <table:table-row table:style-name="ro1">
          <table:table-cell table:formula="oooc:=[.A592]+0.000694444444444444" office:value-type="time" office:time-value="PT16H57M00S">
            <text:p>04:57 PM</text:p>
          </table:table-cell>
          <table:table-cell table:number-columns-repeated="3" office:value-type="float" office:value="0">
            <text:p>0</text:p>
          </table:table-cell>
          <table:table-cell table:formula="oooc:=[.D593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92]+([.$C$2]*[.B592]/100-[.F592])/60/12" office:value-type="float" office:value="75.7082701537499">
            <text:p>75.71</text:p>
          </table:table-cell>
          <table:table-cell table:formula="oooc:=[.H592]+([.$C$2]*[.E592]/100-[.F592])/60/12" office:value-type="float" office:value="63.7908777616">
            <text:p>63.79</text:p>
          </table:table-cell>
          <table:table-cell table:number-columns-repeated="30"/>
        </table:table-row>
        <table:table-row table:style-name="ro1">
          <table:table-cell table:formula="oooc:=[.A593]+0.000694444444444444" office:value-type="time" office:time-value="PT16H58M00S">
            <text:p>04:58 PM</text:p>
          </table:table-cell>
          <table:table-cell table:number-columns-repeated="3" office:value-type="float" office:value="0">
            <text:p>0</text:p>
          </table:table-cell>
          <table:table-cell table:formula="oooc:=[.D594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93]+([.$C$2]*[.B593]/100-[.F593])/60/12" office:value-type="float" office:value="75.6527145981943">
            <text:p>75.65</text:p>
          </table:table-cell>
          <table:table-cell table:formula="oooc:=[.H593]+([.$C$2]*[.E593]/100-[.F593])/60/12" office:value-type="float" office:value="63.7353222060445">
            <text:p>63.74</text:p>
          </table:table-cell>
          <table:table-cell table:number-columns-repeated="30"/>
        </table:table-row>
        <table:table-row table:style-name="ro1">
          <table:table-cell table:formula="oooc:=[.A594]+0.000694444444444444" office:value-type="time" office:time-value="PT16H59M00S">
            <text:p>04:59 PM</text:p>
          </table:table-cell>
          <table:table-cell table:number-columns-repeated="3" office:value-type="float" office:value="0">
            <text:p>0</text:p>
          </table:table-cell>
          <table:table-cell table:formula="oooc:=[.D595]*12/125*100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G594]+([.$C$2]*[.B594]/100-[.F594])/60/12" office:value-type="float" office:value="75.5971590426387">
            <text:p>75.6</text:p>
          </table:table-cell>
          <table:table-cell table:formula="oooc:=[.H594]+([.$C$2]*[.E594]/100-[.F594])/60/12" office:value-type="float" office:value="63.6797666504889">
            <text:p>63.68</text:p>
          </table:table-cell>
          <table:table-cell table:number-columns-repeated="30"/>
        </table:table-row>
        <table:table-row table:style-name="ro1">
          <table:table-cell table:formula="oooc:=[.A595]+0.000694444444444444" office:value-type="time" office:time-value="PT17H00M00S">
            <text:p>05:00 PM</text:p>
          </table:table-cell>
          <table:table-cell table:number-columns-repeated="3" office:value-type="float" office:value="0">
            <text:p>0</text:p>
          </table:table-cell>
          <table:table-cell table:formula="oooc:=[.D59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595]+([.$C$2]*[.B595]/100-[.F595])/60/12" office:value-type="float" office:value="75.5416034870832">
            <text:p>75.54</text:p>
          </table:table-cell>
          <table:table-cell table:formula="oooc:=[.H595]+([.$C$2]*[.E595]/100-[.F595])/60/12" office:value-type="float" office:value="63.6242110949334">
            <text:p>63.62</text:p>
          </table:table-cell>
          <table:table-cell table:number-columns-repeated="30"/>
        </table:table-row>
        <table:table-row table:style-name="ro1">
          <table:table-cell table:formula="oooc:=[.A596]+0.000694444444444444" office:value-type="time" office:time-value="PT17H01M00S">
            <text:p>05:01 PM</text:p>
          </table:table-cell>
          <table:table-cell table:number-columns-repeated="3" office:value-type="float" office:value="0">
            <text:p>0</text:p>
          </table:table-cell>
          <table:table-cell table:formula="oooc:=[.D59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596]+([.$C$2]*[.B596]/100-[.F596])/60/12" office:value-type="float" office:value="75.444381264861">
            <text:p>75.44</text:p>
          </table:table-cell>
          <table:table-cell table:formula="oooc:=[.H596]+([.$C$2]*[.E596]/100-[.F596])/60/12" office:value-type="float" office:value="63.5269888727112">
            <text:p>63.53</text:p>
          </table:table-cell>
          <table:table-cell table:number-columns-repeated="30"/>
        </table:table-row>
        <table:table-row table:style-name="ro1">
          <table:table-cell table:formula="oooc:=[.A597]+0.000694444444444444" office:value-type="time" office:time-value="PT17H02M00S">
            <text:p>05:02 PM</text:p>
          </table:table-cell>
          <table:table-cell table:number-columns-repeated="3" office:value-type="float" office:value="0">
            <text:p>0</text:p>
          </table:table-cell>
          <table:table-cell table:formula="oooc:=[.D59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597]+([.$C$2]*[.B597]/100-[.F597])/60/12" office:value-type="float" office:value="75.3471590426387">
            <text:p>75.35</text:p>
          </table:table-cell>
          <table:table-cell table:formula="oooc:=[.H597]+([.$C$2]*[.E597]/100-[.F597])/60/12" office:value-type="float" office:value="63.4297666504889">
            <text:p>63.43</text:p>
          </table:table-cell>
          <table:table-cell table:number-columns-repeated="30"/>
        </table:table-row>
        <table:table-row table:style-name="ro1">
          <table:table-cell table:formula="oooc:=[.A598]+0.000694444444444444" office:value-type="time" office:time-value="PT17H03M00S">
            <text:p>05:03 PM</text:p>
          </table:table-cell>
          <table:table-cell table:number-columns-repeated="3" office:value-type="float" office:value="0">
            <text:p>0</text:p>
          </table:table-cell>
          <table:table-cell table:formula="oooc:=[.D59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598]+([.$C$2]*[.B598]/100-[.F598])/60/12" office:value-type="float" office:value="75.2499368204165">
            <text:p>75.25</text:p>
          </table:table-cell>
          <table:table-cell table:formula="oooc:=[.H598]+([.$C$2]*[.E598]/100-[.F598])/60/12" office:value-type="float" office:value="63.3325444282667">
            <text:p>63.33</text:p>
          </table:table-cell>
          <table:table-cell table:number-columns-repeated="30"/>
        </table:table-row>
        <table:table-row table:style-name="ro1">
          <table:table-cell table:formula="oooc:=[.A599]+0.000694444444444444" office:value-type="time" office:time-value="PT17H04M00S">
            <text:p>05:04 PM</text:p>
          </table:table-cell>
          <table:table-cell table:number-columns-repeated="3" office:value-type="float" office:value="0">
            <text:p>0</text:p>
          </table:table-cell>
          <table:table-cell table:formula="oooc:=[.D60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599]+([.$C$2]*[.B599]/100-[.F599])/60/12" office:value-type="float" office:value="75.1527145981943">
            <text:p>75.15</text:p>
          </table:table-cell>
          <table:table-cell table:formula="oooc:=[.H599]+([.$C$2]*[.E599]/100-[.F599])/60/12" office:value-type="float" office:value="63.2353222060445">
            <text:p>63.24</text:p>
          </table:table-cell>
          <table:table-cell table:number-columns-repeated="30"/>
        </table:table-row>
        <table:table-row table:style-name="ro1">
          <table:table-cell table:formula="oooc:=[.A600]+0.000694444444444444" office:value-type="time" office:time-value="PT17H05M00S">
            <text:p>05:05 PM</text:p>
          </table:table-cell>
          <table:table-cell table:number-columns-repeated="3" office:value-type="float" office:value="0">
            <text:p>0</text:p>
          </table:table-cell>
          <table:table-cell table:formula="oooc:=[.D60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00]+([.$C$2]*[.B600]/100-[.F600])/60/12" office:value-type="float" office:value="75.055492375972">
            <text:p>75.06</text:p>
          </table:table-cell>
          <table:table-cell table:formula="oooc:=[.H600]+([.$C$2]*[.E600]/100-[.F600])/60/12" office:value-type="float" office:value="63.1380999838223">
            <text:p>63.14</text:p>
          </table:table-cell>
          <table:table-cell table:number-columns-repeated="30"/>
        </table:table-row>
        <table:table-row table:style-name="ro1">
          <table:table-cell table:formula="oooc:=[.A601]+0.000694444444444444" office:value-type="time" office:time-value="PT17H06M00S">
            <text:p>05:06 PM</text:p>
          </table:table-cell>
          <table:table-cell table:number-columns-repeated="3" office:value-type="float" office:value="0">
            <text:p>0</text:p>
          </table:table-cell>
          <table:table-cell table:formula="oooc:=[.D60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01]+([.$C$2]*[.B601]/100-[.F601])/60/12" office:value-type="float" office:value="74.9582701537498">
            <text:p>74.96</text:p>
          </table:table-cell>
          <table:table-cell table:formula="oooc:=[.H601]+([.$C$2]*[.E601]/100-[.F601])/60/12" office:value-type="float" office:value="63.0408777616">
            <text:p>63.04</text:p>
          </table:table-cell>
          <table:table-cell table:number-columns-repeated="30"/>
        </table:table-row>
        <table:table-row table:style-name="ro1">
          <table:table-cell table:formula="oooc:=[.A602]+0.000694444444444444" office:value-type="time" office:time-value="PT17H07M00S">
            <text:p>05:07 PM</text:p>
          </table:table-cell>
          <table:table-cell table:number-columns-repeated="3" office:value-type="float" office:value="0">
            <text:p>0</text:p>
          </table:table-cell>
          <table:table-cell table:formula="oooc:=[.D60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02]+([.$C$2]*[.B602]/100-[.F602])/60/12" office:value-type="float" office:value="74.8610479315276">
            <text:p>74.86</text:p>
          </table:table-cell>
          <table:table-cell table:formula="oooc:=[.H602]+([.$C$2]*[.E602]/100-[.F602])/60/12" office:value-type="float" office:value="62.9436555393778">
            <text:p>62.94</text:p>
          </table:table-cell>
          <table:table-cell table:number-columns-repeated="30"/>
        </table:table-row>
        <table:table-row table:style-name="ro1">
          <table:table-cell table:formula="oooc:=[.A603]+0.000694444444444444" office:value-type="time" office:time-value="PT17H08M00S">
            <text:p>05:08 PM</text:p>
          </table:table-cell>
          <table:table-cell table:number-columns-repeated="3" office:value-type="float" office:value="0">
            <text:p>0</text:p>
          </table:table-cell>
          <table:table-cell table:formula="oooc:=[.D60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03]+([.$C$2]*[.B603]/100-[.F603])/60/12" office:value-type="float" office:value="74.7638257093054">
            <text:p>74.76</text:p>
          </table:table-cell>
          <table:table-cell table:formula="oooc:=[.H603]+([.$C$2]*[.E603]/100-[.F603])/60/12" office:value-type="float" office:value="62.8464333171556">
            <text:p>62.85</text:p>
          </table:table-cell>
          <table:table-cell table:number-columns-repeated="30"/>
        </table:table-row>
        <table:table-row table:style-name="ro1">
          <table:table-cell table:formula="oooc:=[.A604]+0.000694444444444444" office:value-type="time" office:time-value="PT17H09M00S">
            <text:p>05:09 PM</text:p>
          </table:table-cell>
          <table:table-cell table:number-columns-repeated="3" office:value-type="float" office:value="0">
            <text:p>0</text:p>
          </table:table-cell>
          <table:table-cell table:formula="oooc:=[.D60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04]+([.$C$2]*[.B604]/100-[.F604])/60/12" office:value-type="float" office:value="74.6666034870831">
            <text:p>74.67</text:p>
          </table:table-cell>
          <table:table-cell table:formula="oooc:=[.H604]+([.$C$2]*[.E604]/100-[.F604])/60/12" office:value-type="float" office:value="62.7492110949334">
            <text:p>62.75</text:p>
          </table:table-cell>
          <table:table-cell table:number-columns-repeated="30"/>
        </table:table-row>
        <table:table-row table:style-name="ro1">
          <table:table-cell table:formula="oooc:=[.A605]+0.000694444444444444" office:value-type="time" office:time-value="PT17H10M00S">
            <text:p>05:10 PM</text:p>
          </table:table-cell>
          <table:table-cell table:number-columns-repeated="3" office:value-type="float" office:value="0">
            <text:p>0</text:p>
          </table:table-cell>
          <table:table-cell table:formula="oooc:=[.D60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05]+([.$C$2]*[.B605]/100-[.F605])/60/12" office:value-type="float" office:value="74.5693812648609">
            <text:p>74.57</text:p>
          </table:table-cell>
          <table:table-cell table:formula="oooc:=[.H605]+([.$C$2]*[.E605]/100-[.F605])/60/12" office:value-type="float" office:value="62.6519888727112">
            <text:p>62.65</text:p>
          </table:table-cell>
          <table:table-cell table:number-columns-repeated="30"/>
        </table:table-row>
        <table:table-row table:style-name="ro1">
          <table:table-cell table:formula="oooc:=[.A606]+0.000694444444444444" office:value-type="time" office:time-value="PT17H11M00S">
            <text:p>05:11 PM</text:p>
          </table:table-cell>
          <table:table-cell table:number-columns-repeated="3" office:value-type="float" office:value="0">
            <text:p>0</text:p>
          </table:table-cell>
          <table:table-cell table:formula="oooc:=[.D60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06]+([.$C$2]*[.B606]/100-[.F606])/60/12" office:value-type="float" office:value="74.4721590426387">
            <text:p>74.47</text:p>
          </table:table-cell>
          <table:table-cell table:formula="oooc:=[.H606]+([.$C$2]*[.E606]/100-[.F606])/60/12" office:value-type="float" office:value="62.5547666504889">
            <text:p>62.55</text:p>
          </table:table-cell>
          <table:table-cell table:number-columns-repeated="30"/>
        </table:table-row>
        <table:table-row table:style-name="ro1">
          <table:table-cell table:formula="oooc:=[.A607]+0.000694444444444444" office:value-type="time" office:time-value="PT17H12M00S">
            <text:p>05:12 PM</text:p>
          </table:table-cell>
          <table:table-cell table:number-columns-repeated="3" office:value-type="float" office:value="0">
            <text:p>0</text:p>
          </table:table-cell>
          <table:table-cell table:formula="oooc:=[.D60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07]+([.$C$2]*[.B607]/100-[.F607])/60/12" office:value-type="float" office:value="74.3749368204164">
            <text:p>74.37</text:p>
          </table:table-cell>
          <table:table-cell table:formula="oooc:=[.H607]+([.$C$2]*[.E607]/100-[.F607])/60/12" office:value-type="float" office:value="62.4575444282667">
            <text:p>62.46</text:p>
          </table:table-cell>
          <table:table-cell table:number-columns-repeated="30"/>
        </table:table-row>
        <table:table-row table:style-name="ro1">
          <table:table-cell table:formula="oooc:=[.A608]+0.000694444444444444" office:value-type="time" office:time-value="PT17H13M00S">
            <text:p>05:13 PM</text:p>
          </table:table-cell>
          <table:table-cell table:number-columns-repeated="3" office:value-type="float" office:value="0">
            <text:p>0</text:p>
          </table:table-cell>
          <table:table-cell table:formula="oooc:=[.D60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08]+([.$C$2]*[.B608]/100-[.F608])/60/12" office:value-type="float" office:value="74.2777145981942">
            <text:p>74.28</text:p>
          </table:table-cell>
          <table:table-cell table:formula="oooc:=[.H608]+([.$C$2]*[.E608]/100-[.F608])/60/12" office:value-type="float" office:value="62.3603222060445">
            <text:p>62.36</text:p>
          </table:table-cell>
          <table:table-cell table:number-columns-repeated="30"/>
        </table:table-row>
        <table:table-row table:style-name="ro1">
          <table:table-cell table:formula="oooc:=[.A609]+0.000694444444444444" office:value-type="time" office:time-value="PT17H14M00S">
            <text:p>05:14 PM</text:p>
          </table:table-cell>
          <table:table-cell table:number-columns-repeated="3" office:value-type="float" office:value="0">
            <text:p>0</text:p>
          </table:table-cell>
          <table:table-cell table:formula="oooc:=[.D61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09]+([.$C$2]*[.B609]/100-[.F609])/60/12" office:value-type="float" office:value="74.180492375972">
            <text:p>74.18</text:p>
          </table:table-cell>
          <table:table-cell table:formula="oooc:=[.H609]+([.$C$2]*[.E609]/100-[.F609])/60/12" office:value-type="float" office:value="62.2630999838223">
            <text:p>62.26</text:p>
          </table:table-cell>
          <table:table-cell table:number-columns-repeated="30"/>
        </table:table-row>
        <table:table-row table:style-name="ro1">
          <table:table-cell table:formula="oooc:=[.A610]+0.000694444444444444" office:value-type="time" office:time-value="PT17H15M00S">
            <text:p>05:15 PM</text:p>
          </table:table-cell>
          <table:table-cell table:number-columns-repeated="3" office:value-type="float" office:value="0">
            <text:p>0</text:p>
          </table:table-cell>
          <table:table-cell table:formula="oooc:=[.D61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10]+([.$C$2]*[.B610]/100-[.F610])/60/12" office:value-type="float" office:value="74.0832701537498">
            <text:p>74.08</text:p>
          </table:table-cell>
          <table:table-cell table:formula="oooc:=[.H610]+([.$C$2]*[.E610]/100-[.F610])/60/12" office:value-type="float" office:value="62.1658777616001">
            <text:p>62.17</text:p>
          </table:table-cell>
          <table:table-cell table:number-columns-repeated="30"/>
        </table:table-row>
        <table:table-row table:style-name="ro1">
          <table:table-cell table:formula="oooc:=[.A611]+0.000694444444444444" office:value-type="time" office:time-value="PT17H16M00S">
            <text:p>05:16 PM</text:p>
          </table:table-cell>
          <table:table-cell table:number-columns-repeated="3" office:value-type="float" office:value="0">
            <text:p>0</text:p>
          </table:table-cell>
          <table:table-cell table:formula="oooc:=[.D61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11]+([.$C$2]*[.B611]/100-[.F611])/60/12" office:value-type="float" office:value="73.9860479315275">
            <text:p>73.99</text:p>
          </table:table-cell>
          <table:table-cell table:formula="oooc:=[.H611]+([.$C$2]*[.E611]/100-[.F611])/60/12" office:value-type="float" office:value="62.0686555393778">
            <text:p>62.07</text:p>
          </table:table-cell>
          <table:table-cell table:number-columns-repeated="30"/>
        </table:table-row>
        <table:table-row table:style-name="ro1">
          <table:table-cell table:formula="oooc:=[.A612]+0.000694444444444444" office:value-type="time" office:time-value="PT17H17M00S">
            <text:p>05:17 PM</text:p>
          </table:table-cell>
          <table:table-cell table:number-columns-repeated="3" office:value-type="float" office:value="0">
            <text:p>0</text:p>
          </table:table-cell>
          <table:table-cell table:formula="oooc:=[.D61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12]+([.$C$2]*[.B612]/100-[.F612])/60/12" office:value-type="float" office:value="73.8888257093053">
            <text:p>73.89</text:p>
          </table:table-cell>
          <table:table-cell table:formula="oooc:=[.H612]+([.$C$2]*[.E612]/100-[.F612])/60/12" office:value-type="float" office:value="61.9714333171556">
            <text:p>61.97</text:p>
          </table:table-cell>
          <table:table-cell table:number-columns-repeated="30"/>
        </table:table-row>
        <table:table-row table:style-name="ro1">
          <table:table-cell table:formula="oooc:=[.A613]+0.000694444444444444" office:value-type="time" office:time-value="PT17H18M00S">
            <text:p>05:18 PM</text:p>
          </table:table-cell>
          <table:table-cell table:number-columns-repeated="3" office:value-type="float" office:value="0">
            <text:p>0</text:p>
          </table:table-cell>
          <table:table-cell table:formula="oooc:=[.D61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13]+([.$C$2]*[.B613]/100-[.F613])/60/12" office:value-type="float" office:value="73.7916034870831">
            <text:p>73.79</text:p>
          </table:table-cell>
          <table:table-cell table:formula="oooc:=[.H613]+([.$C$2]*[.E613]/100-[.F613])/60/12" office:value-type="float" office:value="61.8742110949334">
            <text:p>61.87</text:p>
          </table:table-cell>
          <table:table-cell table:number-columns-repeated="30"/>
        </table:table-row>
        <table:table-row table:style-name="ro1">
          <table:table-cell table:formula="oooc:=[.A614]+0.000694444444444444" office:value-type="time" office:time-value="PT17H19M00S">
            <text:p>05:19 PM</text:p>
          </table:table-cell>
          <table:table-cell table:number-columns-repeated="3" office:value-type="float" office:value="0">
            <text:p>0</text:p>
          </table:table-cell>
          <table:table-cell table:formula="oooc:=[.D61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14]+([.$C$2]*[.B614]/100-[.F614])/60/12" office:value-type="float" office:value="73.6943812648608">
            <text:p>73.69</text:p>
          </table:table-cell>
          <table:table-cell table:formula="oooc:=[.H614]+([.$C$2]*[.E614]/100-[.F614])/60/12" office:value-type="float" office:value="61.7769888727112">
            <text:p>61.78</text:p>
          </table:table-cell>
          <table:table-cell table:number-columns-repeated="30"/>
        </table:table-row>
        <table:table-row table:style-name="ro1">
          <table:table-cell table:formula="oooc:=[.A615]+0.000694444444444444" office:value-type="time" office:time-value="PT17H20M00S">
            <text:p>05:20 PM</text:p>
          </table:table-cell>
          <table:table-cell table:number-columns-repeated="3" office:value-type="float" office:value="0">
            <text:p>0</text:p>
          </table:table-cell>
          <table:table-cell table:formula="oooc:=[.D61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15]+([.$C$2]*[.B615]/100-[.F615])/60/12" office:value-type="float" office:value="73.5971590426386">
            <text:p>73.6</text:p>
          </table:table-cell>
          <table:table-cell table:formula="oooc:=[.H615]+([.$C$2]*[.E615]/100-[.F615])/60/12" office:value-type="float" office:value="61.6797666504889">
            <text:p>61.68</text:p>
          </table:table-cell>
          <table:table-cell table:number-columns-repeated="30"/>
        </table:table-row>
        <table:table-row table:style-name="ro1">
          <table:table-cell table:formula="oooc:=[.A616]+0.000694444444444444" office:value-type="time" office:time-value="PT17H21M00S">
            <text:p>05:21 PM</text:p>
          </table:table-cell>
          <table:table-cell table:number-columns-repeated="3" office:value-type="float" office:value="0">
            <text:p>0</text:p>
          </table:table-cell>
          <table:table-cell table:formula="oooc:=[.D61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16]+([.$C$2]*[.B616]/100-[.F616])/60/12" office:value-type="float" office:value="73.4999368204164">
            <text:p>73.5</text:p>
          </table:table-cell>
          <table:table-cell table:formula="oooc:=[.H616]+([.$C$2]*[.E616]/100-[.F616])/60/12" office:value-type="float" office:value="61.5825444282667">
            <text:p>61.58</text:p>
          </table:table-cell>
          <table:table-cell table:number-columns-repeated="30"/>
        </table:table-row>
        <table:table-row table:style-name="ro1">
          <table:table-cell table:formula="oooc:=[.A617]+0.000694444444444444" office:value-type="time" office:time-value="PT17H22M00S">
            <text:p>05:22 PM</text:p>
          </table:table-cell>
          <table:table-cell table:number-columns-repeated="3" office:value-type="float" office:value="0">
            <text:p>0</text:p>
          </table:table-cell>
          <table:table-cell table:formula="oooc:=[.D61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17]+([.$C$2]*[.B617]/100-[.F617])/60/12" office:value-type="float" office:value="73.4027145981942">
            <text:p>73.4</text:p>
          </table:table-cell>
          <table:table-cell table:formula="oooc:=[.H617]+([.$C$2]*[.E617]/100-[.F617])/60/12" office:value-type="float" office:value="61.4853222060445">
            <text:p>61.49</text:p>
          </table:table-cell>
          <table:table-cell table:number-columns-repeated="30"/>
        </table:table-row>
        <table:table-row table:style-name="ro1">
          <table:table-cell table:formula="oooc:=[.A618]+0.000694444444444444" office:value-type="time" office:time-value="PT17H23M00S">
            <text:p>05:23 PM</text:p>
          </table:table-cell>
          <table:table-cell table:number-columns-repeated="3" office:value-type="float" office:value="0">
            <text:p>0</text:p>
          </table:table-cell>
          <table:table-cell table:formula="oooc:=[.D61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18]+([.$C$2]*[.B618]/100-[.F618])/60/12" office:value-type="float" office:value="73.3054923759719">
            <text:p>73.31</text:p>
          </table:table-cell>
          <table:table-cell table:formula="oooc:=[.H618]+([.$C$2]*[.E618]/100-[.F618])/60/12" office:value-type="float" office:value="61.3880999838223">
            <text:p>61.39</text:p>
          </table:table-cell>
          <table:table-cell table:number-columns-repeated="30"/>
        </table:table-row>
        <table:table-row table:style-name="ro1">
          <table:table-cell table:formula="oooc:=[.A619]+0.000694444444444444" office:value-type="time" office:time-value="PT17H24M00S">
            <text:p>05:24 PM</text:p>
          </table:table-cell>
          <table:table-cell table:number-columns-repeated="3" office:value-type="float" office:value="0">
            <text:p>0</text:p>
          </table:table-cell>
          <table:table-cell table:formula="oooc:=[.D62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19]+([.$C$2]*[.B619]/100-[.F619])/60/12" office:value-type="float" office:value="73.2082701537497">
            <text:p>73.21</text:p>
          </table:table-cell>
          <table:table-cell table:formula="oooc:=[.H619]+([.$C$2]*[.E619]/100-[.F619])/60/12" office:value-type="float" office:value="61.2908777616001">
            <text:p>61.29</text:p>
          </table:table-cell>
          <table:table-cell table:number-columns-repeated="30"/>
        </table:table-row>
        <table:table-row table:style-name="ro1">
          <table:table-cell table:formula="oooc:=[.A620]+0.000694444444444444" office:value-type="time" office:time-value="PT17H25M00S">
            <text:p>05:25 PM</text:p>
          </table:table-cell>
          <table:table-cell table:number-columns-repeated="3" office:value-type="float" office:value="0">
            <text:p>0</text:p>
          </table:table-cell>
          <table:table-cell table:formula="oooc:=[.D62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20]+([.$C$2]*[.B620]/100-[.F620])/60/12" office:value-type="float" office:value="73.1110479315275">
            <text:p>73.11</text:p>
          </table:table-cell>
          <table:table-cell table:formula="oooc:=[.H620]+([.$C$2]*[.E620]/100-[.F620])/60/12" office:value-type="float" office:value="61.1936555393778">
            <text:p>61.19</text:p>
          </table:table-cell>
          <table:table-cell table:number-columns-repeated="30"/>
        </table:table-row>
        <table:table-row table:style-name="ro1">
          <table:table-cell table:formula="oooc:=[.A621]+0.000694444444444444" office:value-type="time" office:time-value="PT17H26M00S">
            <text:p>05:26 PM</text:p>
          </table:table-cell>
          <table:table-cell table:number-columns-repeated="3" office:value-type="float" office:value="0">
            <text:p>0</text:p>
          </table:table-cell>
          <table:table-cell table:formula="oooc:=[.D62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21]+([.$C$2]*[.B621]/100-[.F621])/60/12" office:value-type="float" office:value="73.0138257093052">
            <text:p>73.01</text:p>
          </table:table-cell>
          <table:table-cell table:formula="oooc:=[.H621]+([.$C$2]*[.E621]/100-[.F621])/60/12" office:value-type="float" office:value="61.0964333171556">
            <text:p>61.1</text:p>
          </table:table-cell>
          <table:table-cell table:number-columns-repeated="30"/>
        </table:table-row>
        <table:table-row table:style-name="ro1">
          <table:table-cell table:formula="oooc:=[.A622]+0.000694444444444444" office:value-type="time" office:time-value="PT17H27M00S">
            <text:p>05:27 PM</text:p>
          </table:table-cell>
          <table:table-cell table:number-columns-repeated="3" office:value-type="float" office:value="0">
            <text:p>0</text:p>
          </table:table-cell>
          <table:table-cell table:formula="oooc:=[.D62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22]+([.$C$2]*[.B622]/100-[.F622])/60/12" office:value-type="float" office:value="72.916603487083">
            <text:p>72.92</text:p>
          </table:table-cell>
          <table:table-cell table:formula="oooc:=[.H622]+([.$C$2]*[.E622]/100-[.F622])/60/12" office:value-type="float" office:value="60.9992110949334">
            <text:p>61</text:p>
          </table:table-cell>
          <table:table-cell table:number-columns-repeated="30"/>
        </table:table-row>
        <table:table-row table:style-name="ro1">
          <table:table-cell table:formula="oooc:=[.A623]+0.000694444444444444" office:value-type="time" office:time-value="PT17H28M00S">
            <text:p>05:28 PM</text:p>
          </table:table-cell>
          <table:table-cell table:number-columns-repeated="3" office:value-type="float" office:value="0">
            <text:p>0</text:p>
          </table:table-cell>
          <table:table-cell table:formula="oooc:=[.D62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23]+([.$C$2]*[.B623]/100-[.F623])/60/12" office:value-type="float" office:value="72.8193812648608">
            <text:p>72.82</text:p>
          </table:table-cell>
          <table:table-cell table:formula="oooc:=[.H623]+([.$C$2]*[.E623]/100-[.F623])/60/12" office:value-type="float" office:value="60.9019888727112">
            <text:p>60.9</text:p>
          </table:table-cell>
          <table:table-cell table:number-columns-repeated="30"/>
        </table:table-row>
        <table:table-row table:style-name="ro1">
          <table:table-cell table:formula="oooc:=[.A624]+0.000694444444444444" office:value-type="time" office:time-value="PT17H29M00S">
            <text:p>05:29 PM</text:p>
          </table:table-cell>
          <table:table-cell table:number-columns-repeated="3" office:value-type="float" office:value="0">
            <text:p>0</text:p>
          </table:table-cell>
          <table:table-cell table:formula="oooc:=[.D62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24]+([.$C$2]*[.B624]/100-[.F624])/60/12" office:value-type="float" office:value="72.7221590426386">
            <text:p>72.72</text:p>
          </table:table-cell>
          <table:table-cell table:formula="oooc:=[.H624]+([.$C$2]*[.E624]/100-[.F624])/60/12" office:value-type="float" office:value="60.804766650489">
            <text:p>60.8</text:p>
          </table:table-cell>
          <table:table-cell table:number-columns-repeated="30"/>
        </table:table-row>
        <table:table-row table:style-name="ro1">
          <table:table-cell table:formula="oooc:=[.A625]+0.000694444444444444" office:value-type="time" office:time-value="PT17H30M00S">
            <text:p>05:30 PM</text:p>
          </table:table-cell>
          <table:table-cell table:number-columns-repeated="3" office:value-type="float" office:value="0">
            <text:p>0</text:p>
          </table:table-cell>
          <table:table-cell table:formula="oooc:=[.D62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25]+([.$C$2]*[.B625]/100-[.F625])/60/12" office:value-type="float" office:value="72.6249368204163">
            <text:p>72.62</text:p>
          </table:table-cell>
          <table:table-cell table:formula="oooc:=[.H625]+([.$C$2]*[.E625]/100-[.F625])/60/12" office:value-type="float" office:value="60.7075444282667">
            <text:p>60.71</text:p>
          </table:table-cell>
          <table:table-cell table:number-columns-repeated="30"/>
        </table:table-row>
        <table:table-row table:style-name="ro1">
          <table:table-cell table:formula="oooc:=[.A626]+0.000694444444444444" office:value-type="time" office:time-value="PT17H31M00S">
            <text:p>05:31 PM</text:p>
          </table:table-cell>
          <table:table-cell table:number-columns-repeated="3" office:value-type="float" office:value="0">
            <text:p>0</text:p>
          </table:table-cell>
          <table:table-cell table:formula="oooc:=[.D62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26]+([.$C$2]*[.B626]/100-[.F626])/60/12" office:value-type="float" office:value="72.5277145981941">
            <text:p>72.53</text:p>
          </table:table-cell>
          <table:table-cell table:formula="oooc:=[.H626]+([.$C$2]*[.E626]/100-[.F626])/60/12" office:value-type="float" office:value="60.6103222060445">
            <text:p>60.61</text:p>
          </table:table-cell>
          <table:table-cell table:number-columns-repeated="30"/>
        </table:table-row>
        <table:table-row table:style-name="ro1">
          <table:table-cell table:formula="oooc:=[.A627]+0.000694444444444444" office:value-type="time" office:time-value="PT17H32M00S">
            <text:p>05:32 PM</text:p>
          </table:table-cell>
          <table:table-cell table:number-columns-repeated="3" office:value-type="float" office:value="0">
            <text:p>0</text:p>
          </table:table-cell>
          <table:table-cell table:formula="oooc:=[.D62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27]+([.$C$2]*[.B627]/100-[.F627])/60/12" office:value-type="float" office:value="72.4304923759719">
            <text:p>72.43</text:p>
          </table:table-cell>
          <table:table-cell table:formula="oooc:=[.H627]+([.$C$2]*[.E627]/100-[.F627])/60/12" office:value-type="float" office:value="60.5130999838223">
            <text:p>60.51</text:p>
          </table:table-cell>
          <table:table-cell table:number-columns-repeated="30"/>
        </table:table-row>
        <table:table-row table:style-name="ro1">
          <table:table-cell table:formula="oooc:=[.A628]+0.000694444444444444" office:value-type="time" office:time-value="PT17H33M00S">
            <text:p>05:33 PM</text:p>
          </table:table-cell>
          <table:table-cell table:number-columns-repeated="3" office:value-type="float" office:value="0">
            <text:p>0</text:p>
          </table:table-cell>
          <table:table-cell table:formula="oooc:=[.D62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28]+([.$C$2]*[.B628]/100-[.F628])/60/12" office:value-type="float" office:value="72.3332701537496">
            <text:p>72.33</text:p>
          </table:table-cell>
          <table:table-cell table:formula="oooc:=[.H628]+([.$C$2]*[.E628]/100-[.F628])/60/12" office:value-type="float" office:value="60.4158777616001">
            <text:p>60.42</text:p>
          </table:table-cell>
          <table:table-cell table:number-columns-repeated="30"/>
        </table:table-row>
        <table:table-row table:style-name="ro1">
          <table:table-cell table:formula="oooc:=[.A629]+0.000694444444444444" office:value-type="time" office:time-value="PT17H34M00S">
            <text:p>05:34 PM</text:p>
          </table:table-cell>
          <table:table-cell table:number-columns-repeated="3" office:value-type="float" office:value="0">
            <text:p>0</text:p>
          </table:table-cell>
          <table:table-cell table:formula="oooc:=[.D63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29]+([.$C$2]*[.B629]/100-[.F629])/60/12" office:value-type="float" office:value="72.2360479315274">
            <text:p>72.24</text:p>
          </table:table-cell>
          <table:table-cell table:formula="oooc:=[.H629]+([.$C$2]*[.E629]/100-[.F629])/60/12" office:value-type="float" office:value="60.3186555393778">
            <text:p>60.32</text:p>
          </table:table-cell>
          <table:table-cell table:number-columns-repeated="30"/>
        </table:table-row>
        <table:table-row table:style-name="ro1">
          <table:table-cell table:formula="oooc:=[.A630]+0.000694444444444444" office:value-type="time" office:time-value="PT17H35M00S">
            <text:p>05:35 PM</text:p>
          </table:table-cell>
          <table:table-cell table:number-columns-repeated="3" office:value-type="float" office:value="0">
            <text:p>0</text:p>
          </table:table-cell>
          <table:table-cell table:formula="oooc:=[.D63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30]+([.$C$2]*[.B630]/100-[.F630])/60/12" office:value-type="float" office:value="72.1388257093052">
            <text:p>72.14</text:p>
          </table:table-cell>
          <table:table-cell table:formula="oooc:=[.H630]+([.$C$2]*[.E630]/100-[.F630])/60/12" office:value-type="float" office:value="60.2214333171556">
            <text:p>60.22</text:p>
          </table:table-cell>
          <table:table-cell table:number-columns-repeated="30"/>
        </table:table-row>
        <table:table-row table:style-name="ro1">
          <table:table-cell table:formula="oooc:=[.A631]+0.000694444444444444" office:value-type="time" office:time-value="PT17H36M00S">
            <text:p>05:36 PM</text:p>
          </table:table-cell>
          <table:table-cell table:number-columns-repeated="3" office:value-type="float" office:value="0">
            <text:p>0</text:p>
          </table:table-cell>
          <table:table-cell table:formula="oooc:=[.D63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31]+([.$C$2]*[.B631]/100-[.F631])/60/12" office:value-type="float" office:value="72.041603487083">
            <text:p>72.04</text:p>
          </table:table-cell>
          <table:table-cell table:formula="oooc:=[.H631]+([.$C$2]*[.E631]/100-[.F631])/60/12" office:value-type="float" office:value="60.1242110949334">
            <text:p>60.12</text:p>
          </table:table-cell>
          <table:table-cell table:number-columns-repeated="30"/>
        </table:table-row>
        <table:table-row table:style-name="ro1">
          <table:table-cell table:formula="oooc:=[.A632]+0.000694444444444444" office:value-type="time" office:time-value="PT17H37M00S">
            <text:p>05:37 PM</text:p>
          </table:table-cell>
          <table:table-cell table:number-columns-repeated="3" office:value-type="float" office:value="0">
            <text:p>0</text:p>
          </table:table-cell>
          <table:table-cell table:formula="oooc:=[.D63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32]+([.$C$2]*[.B632]/100-[.F632])/60/12" office:value-type="float" office:value="71.9443812648607">
            <text:p>71.94</text:p>
          </table:table-cell>
          <table:table-cell table:formula="oooc:=[.H632]+([.$C$2]*[.E632]/100-[.F632])/60/12" office:value-type="float" office:value="60.0269888727112">
            <text:p>60.03</text:p>
          </table:table-cell>
          <table:table-cell table:number-columns-repeated="30"/>
        </table:table-row>
        <table:table-row table:style-name="ro1">
          <table:table-cell table:formula="oooc:=[.A633]+0.000694444444444444" office:value-type="time" office:time-value="PT17H38M00S">
            <text:p>05:38 PM</text:p>
          </table:table-cell>
          <table:table-cell table:number-columns-repeated="3" office:value-type="float" office:value="0">
            <text:p>0</text:p>
          </table:table-cell>
          <table:table-cell table:formula="oooc:=[.D63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33]+([.$C$2]*[.B633]/100-[.F633])/60/12" office:value-type="float" office:value="71.8471590426385">
            <text:p>71.85</text:p>
          </table:table-cell>
          <table:table-cell table:formula="oooc:=[.H633]+([.$C$2]*[.E633]/100-[.F633])/60/12" office:value-type="float" office:value="59.929766650489">
            <text:p>59.93</text:p>
          </table:table-cell>
          <table:table-cell table:number-columns-repeated="30"/>
        </table:table-row>
        <table:table-row table:style-name="ro1">
          <table:table-cell table:formula="oooc:=[.A634]+0.000694444444444444" office:value-type="time" office:time-value="PT17H39M00S">
            <text:p>05:39 PM</text:p>
          </table:table-cell>
          <table:table-cell table:number-columns-repeated="3" office:value-type="float" office:value="0">
            <text:p>0</text:p>
          </table:table-cell>
          <table:table-cell table:formula="oooc:=[.D63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34]+([.$C$2]*[.B634]/100-[.F634])/60/12" office:value-type="float" office:value="71.7499368204163">
            <text:p>71.75</text:p>
          </table:table-cell>
          <table:table-cell table:formula="oooc:=[.H634]+([.$C$2]*[.E634]/100-[.F634])/60/12" office:value-type="float" office:value="59.8325444282667">
            <text:p>59.83</text:p>
          </table:table-cell>
          <table:table-cell table:number-columns-repeated="30"/>
        </table:table-row>
        <table:table-row table:style-name="ro1">
          <table:table-cell table:formula="oooc:=[.A635]+0.000694444444444444" office:value-type="time" office:time-value="PT17H40M00S">
            <text:p>05:40 PM</text:p>
          </table:table-cell>
          <table:table-cell table:number-columns-repeated="3" office:value-type="float" office:value="0">
            <text:p>0</text:p>
          </table:table-cell>
          <table:table-cell table:formula="oooc:=[.D63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35]+([.$C$2]*[.B635]/100-[.F635])/60/12" office:value-type="float" office:value="71.652714598194">
            <text:p>71.65</text:p>
          </table:table-cell>
          <table:table-cell table:formula="oooc:=[.H635]+([.$C$2]*[.E635]/100-[.F635])/60/12" office:value-type="float" office:value="59.7353222060445">
            <text:p>59.74</text:p>
          </table:table-cell>
          <table:table-cell table:number-columns-repeated="30"/>
        </table:table-row>
        <table:table-row table:style-name="ro1">
          <table:table-cell table:formula="oooc:=[.A636]+0.000694444444444444" office:value-type="time" office:time-value="PT17H41M00S">
            <text:p>05:41 PM</text:p>
          </table:table-cell>
          <table:table-cell table:number-columns-repeated="3" office:value-type="float" office:value="0">
            <text:p>0</text:p>
          </table:table-cell>
          <table:table-cell table:formula="oooc:=[.D63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36]+([.$C$2]*[.B636]/100-[.F636])/60/12" office:value-type="float" office:value="71.5554923759718">
            <text:p>71.56</text:p>
          </table:table-cell>
          <table:table-cell table:formula="oooc:=[.H636]+([.$C$2]*[.E636]/100-[.F636])/60/12" office:value-type="float" office:value="59.6380999838223">
            <text:p>59.64</text:p>
          </table:table-cell>
          <table:table-cell table:number-columns-repeated="30"/>
        </table:table-row>
        <table:table-row table:style-name="ro1">
          <table:table-cell table:formula="oooc:=[.A637]+0.000694444444444444" office:value-type="time" office:time-value="PT17H42M00S">
            <text:p>05:42 PM</text:p>
          </table:table-cell>
          <table:table-cell table:number-columns-repeated="3" office:value-type="float" office:value="0">
            <text:p>0</text:p>
          </table:table-cell>
          <table:table-cell table:formula="oooc:=[.D63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37]+([.$C$2]*[.B637]/100-[.F637])/60/12" office:value-type="float" office:value="71.4582701537496">
            <text:p>71.46</text:p>
          </table:table-cell>
          <table:table-cell table:formula="oooc:=[.H637]+([.$C$2]*[.E637]/100-[.F637])/60/12" office:value-type="float" office:value="59.5408777616001">
            <text:p>59.54</text:p>
          </table:table-cell>
          <table:table-cell table:number-columns-repeated="30"/>
        </table:table-row>
        <table:table-row table:style-name="ro1">
          <table:table-cell table:formula="oooc:=[.A638]+0.000694444444444444" office:value-type="time" office:time-value="PT17H43M00S">
            <text:p>05:43 PM</text:p>
          </table:table-cell>
          <table:table-cell table:number-columns-repeated="3" office:value-type="float" office:value="0">
            <text:p>0</text:p>
          </table:table-cell>
          <table:table-cell table:formula="oooc:=[.D63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38]+([.$C$2]*[.B638]/100-[.F638])/60/12" office:value-type="float" office:value="71.3610479315274">
            <text:p>71.36</text:p>
          </table:table-cell>
          <table:table-cell table:formula="oooc:=[.H638]+([.$C$2]*[.E638]/100-[.F638])/60/12" office:value-type="float" office:value="59.4436555393779">
            <text:p>59.44</text:p>
          </table:table-cell>
          <table:table-cell table:number-columns-repeated="30"/>
        </table:table-row>
        <table:table-row table:style-name="ro1">
          <table:table-cell table:formula="oooc:=[.A639]+0.000694444444444444" office:value-type="time" office:time-value="PT17H44M00S">
            <text:p>05:44 PM</text:p>
          </table:table-cell>
          <table:table-cell table:number-columns-repeated="3" office:value-type="float" office:value="0">
            <text:p>0</text:p>
          </table:table-cell>
          <table:table-cell table:formula="oooc:=[.D64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39]+([.$C$2]*[.B639]/100-[.F639])/60/12" office:value-type="float" office:value="71.2638257093051">
            <text:p>71.26</text:p>
          </table:table-cell>
          <table:table-cell table:formula="oooc:=[.H639]+([.$C$2]*[.E639]/100-[.F639])/60/12" office:value-type="float" office:value="59.3464333171556">
            <text:p>59.35</text:p>
          </table:table-cell>
          <table:table-cell table:number-columns-repeated="30"/>
        </table:table-row>
        <table:table-row table:style-name="ro1">
          <table:table-cell table:formula="oooc:=[.A640]+0.000694444444444444" office:value-type="time" office:time-value="PT17H45M00S">
            <text:p>05:45 PM</text:p>
          </table:table-cell>
          <table:table-cell table:number-columns-repeated="3" office:value-type="float" office:value="0">
            <text:p>0</text:p>
          </table:table-cell>
          <table:table-cell table:formula="oooc:=[.D64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40]+([.$C$2]*[.B640]/100-[.F640])/60/12" office:value-type="float" office:value="71.1666034870829">
            <text:p>71.17</text:p>
          </table:table-cell>
          <table:table-cell table:formula="oooc:=[.H640]+([.$C$2]*[.E640]/100-[.F640])/60/12" office:value-type="float" office:value="59.2492110949334">
            <text:p>59.25</text:p>
          </table:table-cell>
          <table:table-cell table:number-columns-repeated="30"/>
        </table:table-row>
        <table:table-row table:style-name="ro1">
          <table:table-cell table:formula="oooc:=[.A641]+0.000694444444444444" office:value-type="time" office:time-value="PT17H46M00S">
            <text:p>05:46 PM</text:p>
          </table:table-cell>
          <table:table-cell table:number-columns-repeated="3" office:value-type="float" office:value="0">
            <text:p>0</text:p>
          </table:table-cell>
          <table:table-cell table:formula="oooc:=[.D64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41]+([.$C$2]*[.B641]/100-[.F641])/60/12" office:value-type="float" office:value="71.0693812648607">
            <text:p>71.07</text:p>
          </table:table-cell>
          <table:table-cell table:formula="oooc:=[.H641]+([.$C$2]*[.E641]/100-[.F641])/60/12" office:value-type="float" office:value="59.1519888727112">
            <text:p>59.15</text:p>
          </table:table-cell>
          <table:table-cell table:number-columns-repeated="30"/>
        </table:table-row>
        <table:table-row table:style-name="ro1">
          <table:table-cell table:formula="oooc:=[.A642]+0.000694444444444444" office:value-type="time" office:time-value="PT17H47M00S">
            <text:p>05:47 PM</text:p>
          </table:table-cell>
          <table:table-cell table:number-columns-repeated="3" office:value-type="float" office:value="0">
            <text:p>0</text:p>
          </table:table-cell>
          <table:table-cell table:formula="oooc:=[.D64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42]+([.$C$2]*[.B642]/100-[.F642])/60/12" office:value-type="float" office:value="70.9721590426384">
            <text:p>70.97</text:p>
          </table:table-cell>
          <table:table-cell table:formula="oooc:=[.H642]+([.$C$2]*[.E642]/100-[.F642])/60/12" office:value-type="float" office:value="59.054766650489">
            <text:p>59.05</text:p>
          </table:table-cell>
          <table:table-cell table:number-columns-repeated="30"/>
        </table:table-row>
        <table:table-row table:style-name="ro1">
          <table:table-cell table:formula="oooc:=[.A643]+0.000694444444444444" office:value-type="time" office:time-value="PT17H48M00S">
            <text:p>05:48 PM</text:p>
          </table:table-cell>
          <table:table-cell table:number-columns-repeated="3" office:value-type="float" office:value="0">
            <text:p>0</text:p>
          </table:table-cell>
          <table:table-cell table:formula="oooc:=[.D64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43]+([.$C$2]*[.B643]/100-[.F643])/60/12" office:value-type="float" office:value="70.8749368204162">
            <text:p>70.87</text:p>
          </table:table-cell>
          <table:table-cell table:formula="oooc:=[.H643]+([.$C$2]*[.E643]/100-[.F643])/60/12" office:value-type="float" office:value="58.9575444282667">
            <text:p>58.96</text:p>
          </table:table-cell>
          <table:table-cell table:number-columns-repeated="30"/>
        </table:table-row>
        <table:table-row table:style-name="ro1">
          <table:table-cell table:formula="oooc:=[.A644]+0.000694444444444444" office:value-type="time" office:time-value="PT17H49M00S">
            <text:p>05:49 PM</text:p>
          </table:table-cell>
          <table:table-cell table:number-columns-repeated="3" office:value-type="float" office:value="0">
            <text:p>0</text:p>
          </table:table-cell>
          <table:table-cell table:formula="oooc:=[.D64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44]+([.$C$2]*[.B644]/100-[.F644])/60/12" office:value-type="float" office:value="70.777714598194">
            <text:p>70.78</text:p>
          </table:table-cell>
          <table:table-cell table:formula="oooc:=[.H644]+([.$C$2]*[.E644]/100-[.F644])/60/12" office:value-type="float" office:value="58.8603222060445">
            <text:p>58.86</text:p>
          </table:table-cell>
          <table:table-cell table:number-columns-repeated="30"/>
        </table:table-row>
        <table:table-row table:style-name="ro1">
          <table:table-cell table:formula="oooc:=[.A645]+0.000694444444444444" office:value-type="time" office:time-value="PT17H50M00S">
            <text:p>05:50 PM</text:p>
          </table:table-cell>
          <table:table-cell table:number-columns-repeated="3" office:value-type="float" office:value="0">
            <text:p>0</text:p>
          </table:table-cell>
          <table:table-cell table:formula="oooc:=[.D64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45]+([.$C$2]*[.B645]/100-[.F645])/60/12" office:value-type="float" office:value="70.6804923759718">
            <text:p>70.68</text:p>
          </table:table-cell>
          <table:table-cell table:formula="oooc:=[.H645]+([.$C$2]*[.E645]/100-[.F645])/60/12" office:value-type="float" office:value="58.7630999838223">
            <text:p>58.76</text:p>
          </table:table-cell>
          <table:table-cell table:number-columns-repeated="30"/>
        </table:table-row>
        <table:table-row table:style-name="ro1">
          <table:table-cell table:formula="oooc:=[.A646]+0.000694444444444444" office:value-type="time" office:time-value="PT17H51M00S">
            <text:p>05:51 PM</text:p>
          </table:table-cell>
          <table:table-cell table:number-columns-repeated="3" office:value-type="float" office:value="0">
            <text:p>0</text:p>
          </table:table-cell>
          <table:table-cell table:formula="oooc:=[.D64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46]+([.$C$2]*[.B646]/100-[.F646])/60/12" office:value-type="float" office:value="70.5832701537495">
            <text:p>70.58</text:p>
          </table:table-cell>
          <table:table-cell table:formula="oooc:=[.H646]+([.$C$2]*[.E646]/100-[.F646])/60/12" office:value-type="float" office:value="58.6658777616001">
            <text:p>58.67</text:p>
          </table:table-cell>
          <table:table-cell table:number-columns-repeated="30"/>
        </table:table-row>
        <table:table-row table:style-name="ro1">
          <table:table-cell table:formula="oooc:=[.A647]+0.000694444444444444" office:value-type="time" office:time-value="PT17H52M00S">
            <text:p>05:52 PM</text:p>
          </table:table-cell>
          <table:table-cell table:number-columns-repeated="3" office:value-type="float" office:value="0">
            <text:p>0</text:p>
          </table:table-cell>
          <table:table-cell table:formula="oooc:=[.D64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47]+([.$C$2]*[.B647]/100-[.F647])/60/12" office:value-type="float" office:value="70.4860479315273">
            <text:p>70.49</text:p>
          </table:table-cell>
          <table:table-cell table:formula="oooc:=[.H647]+([.$C$2]*[.E647]/100-[.F647])/60/12" office:value-type="float" office:value="58.5686555393779">
            <text:p>58.57</text:p>
          </table:table-cell>
          <table:table-cell table:number-columns-repeated="30"/>
        </table:table-row>
        <table:table-row table:style-name="ro1">
          <table:table-cell table:formula="oooc:=[.A648]+0.000694444444444444" office:value-type="time" office:time-value="PT17H53M00S">
            <text:p>05:53 PM</text:p>
          </table:table-cell>
          <table:table-cell table:number-columns-repeated="3" office:value-type="float" office:value="0">
            <text:p>0</text:p>
          </table:table-cell>
          <table:table-cell table:formula="oooc:=[.D64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48]+([.$C$2]*[.B648]/100-[.F648])/60/12" office:value-type="float" office:value="70.3888257093051">
            <text:p>70.39</text:p>
          </table:table-cell>
          <table:table-cell table:formula="oooc:=[.H648]+([.$C$2]*[.E648]/100-[.F648])/60/12" office:value-type="float" office:value="58.4714333171556">
            <text:p>58.47</text:p>
          </table:table-cell>
          <table:table-cell table:number-columns-repeated="30"/>
        </table:table-row>
        <table:table-row table:style-name="ro1">
          <table:table-cell table:formula="oooc:=[.A649]+0.000694444444444444" office:value-type="time" office:time-value="PT17H54M00S">
            <text:p>05:54 PM</text:p>
          </table:table-cell>
          <table:table-cell table:number-columns-repeated="3" office:value-type="float" office:value="0">
            <text:p>0</text:p>
          </table:table-cell>
          <table:table-cell table:formula="oooc:=[.D65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49]+([.$C$2]*[.B649]/100-[.F649])/60/12" office:value-type="float" office:value="70.2916034870828">
            <text:p>70.29</text:p>
          </table:table-cell>
          <table:table-cell table:formula="oooc:=[.H649]+([.$C$2]*[.E649]/100-[.F649])/60/12" office:value-type="float" office:value="58.3742110949334">
            <text:p>58.37</text:p>
          </table:table-cell>
          <table:table-cell table:number-columns-repeated="30"/>
        </table:table-row>
        <table:table-row table:style-name="ro1">
          <table:table-cell table:formula="oooc:=[.A650]+0.000694444444444444" office:value-type="time" office:time-value="PT17H55M00S">
            <text:p>05:55 PM</text:p>
          </table:table-cell>
          <table:table-cell table:number-columns-repeated="3" office:value-type="float" office:value="0">
            <text:p>0</text:p>
          </table:table-cell>
          <table:table-cell table:formula="oooc:=[.D65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50]+([.$C$2]*[.B650]/100-[.F650])/60/12" office:value-type="float" office:value="70.1943812648606">
            <text:p>70.19</text:p>
          </table:table-cell>
          <table:table-cell table:formula="oooc:=[.H650]+([.$C$2]*[.E650]/100-[.F650])/60/12" office:value-type="float" office:value="58.2769888727112">
            <text:p>58.28</text:p>
          </table:table-cell>
          <table:table-cell table:number-columns-repeated="30"/>
        </table:table-row>
        <table:table-row table:style-name="ro1">
          <table:table-cell table:formula="oooc:=[.A651]+0.000694444444444444" office:value-type="time" office:time-value="PT17H56M00S">
            <text:p>05:56 PM</text:p>
          </table:table-cell>
          <table:table-cell table:number-columns-repeated="3" office:value-type="float" office:value="0">
            <text:p>0</text:p>
          </table:table-cell>
          <table:table-cell table:formula="oooc:=[.D65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51]+([.$C$2]*[.B651]/100-[.F651])/60/12" office:value-type="float" office:value="70.0971590426384">
            <text:p>70.1</text:p>
          </table:table-cell>
          <table:table-cell table:formula="oooc:=[.H651]+([.$C$2]*[.E651]/100-[.F651])/60/12" office:value-type="float" office:value="58.179766650489">
            <text:p>58.18</text:p>
          </table:table-cell>
          <table:table-cell table:number-columns-repeated="30"/>
        </table:table-row>
        <table:table-row table:style-name="ro1">
          <table:table-cell table:formula="oooc:=[.A652]+0.000694444444444444" office:value-type="time" office:time-value="PT17H57M00S">
            <text:p>05:57 PM</text:p>
          </table:table-cell>
          <table:table-cell table:number-columns-repeated="3" office:value-type="float" office:value="0">
            <text:p>0</text:p>
          </table:table-cell>
          <table:table-cell table:formula="oooc:=[.D65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52]+([.$C$2]*[.B652]/100-[.F652])/60/12" office:value-type="float" office:value="69.9999368204162">
            <text:p>70</text:p>
          </table:table-cell>
          <table:table-cell table:formula="oooc:=[.H652]+([.$C$2]*[.E652]/100-[.F652])/60/12" office:value-type="float" office:value="58.0825444282668">
            <text:p>58.08</text:p>
          </table:table-cell>
          <table:table-cell table:number-columns-repeated="30"/>
        </table:table-row>
        <table:table-row table:style-name="ro1">
          <table:table-cell table:formula="oooc:=[.A653]+0.000694444444444444" office:value-type="time" office:time-value="PT17H58M00S">
            <text:p>05:58 PM</text:p>
          </table:table-cell>
          <table:table-cell table:number-columns-repeated="3" office:value-type="float" office:value="0">
            <text:p>0</text:p>
          </table:table-cell>
          <table:table-cell table:formula="oooc:=[.D65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53]+([.$C$2]*[.B653]/100-[.F653])/60/12" office:value-type="float" office:value="69.9027145981939">
            <text:p>69.9</text:p>
          </table:table-cell>
          <table:table-cell table:formula="oooc:=[.H653]+([.$C$2]*[.E653]/100-[.F653])/60/12" office:value-type="float" office:value="57.9853222060445">
            <text:p>57.99</text:p>
          </table:table-cell>
          <table:table-cell table:number-columns-repeated="30"/>
        </table:table-row>
        <table:table-row table:style-name="ro1">
          <table:table-cell table:formula="oooc:=[.A654]+0.000694444444444444" office:value-type="time" office:time-value="PT17H59M00S">
            <text:p>05:59 PM</text:p>
          </table:table-cell>
          <table:table-cell table:number-columns-repeated="3" office:value-type="float" office:value="0">
            <text:p>0</text:p>
          </table:table-cell>
          <table:table-cell table:formula="oooc:=[.D65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54]+([.$C$2]*[.B654]/100-[.F654])/60/12" office:value-type="float" office:value="69.8054923759717">
            <text:p>69.81</text:p>
          </table:table-cell>
          <table:table-cell table:formula="oooc:=[.H654]+([.$C$2]*[.E654]/100-[.F654])/60/12" office:value-type="float" office:value="57.8880999838223">
            <text:p>57.89</text:p>
          </table:table-cell>
          <table:table-cell table:number-columns-repeated="30"/>
        </table:table-row>
        <table:table-row table:style-name="ro1">
          <table:table-cell table:formula="oooc:=[.A655]+0.000694444444444444" office:value-type="time" office:time-value="PT18H00M00S">
            <text:p>06:00 PM</text:p>
          </table:table-cell>
          <table:table-cell table:number-columns-repeated="3" office:value-type="float" office:value="0">
            <text:p>0</text:p>
          </table:table-cell>
          <table:table-cell table:formula="oooc:=[.D65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655]+([.$C$2]*[.B655]/100-[.F655])/60/12" office:value-type="float" office:value="69.7082701537495">
            <text:p>69.71</text:p>
          </table:table-cell>
          <table:table-cell table:formula="oooc:=[.H655]+([.$C$2]*[.E655]/100-[.F655])/60/12" office:value-type="float" office:value="57.7908777616001">
            <text:p>57.79</text:p>
          </table:table-cell>
          <table:table-cell table:number-columns-repeated="30"/>
        </table:table-row>
        <table:table-row table:style-name="ro1">
          <table:table-cell table:formula="oooc:=[.A656]+0.000694444444444444" office:value-type="time" office:time-value="PT18H01M00S">
            <text:p>06:01 PM</text:p>
          </table:table-cell>
          <table:table-cell table:number-columns-repeated="3" office:value-type="float" office:value="0">
            <text:p>0</text:p>
          </table:table-cell>
          <table:table-cell table:formula="oooc:=[.D657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56]+([.$C$2]*[.B656]/100-[.F656])/60/12" office:value-type="float" office:value="69.6110479315272">
            <text:p>69.61</text:p>
          </table:table-cell>
          <table:table-cell table:formula="oooc:=[.H656]+([.$C$2]*[.E656]/100-[.F656])/60/12" office:value-type="float" office:value="57.6936555393779">
            <text:p>57.69</text:p>
          </table:table-cell>
          <table:table-cell table:number-columns-repeated="30"/>
        </table:table-row>
        <table:table-row table:style-name="ro1">
          <table:table-cell table:formula="oooc:=[.A657]+0.000694444444444444" office:value-type="time" office:time-value="PT18H02M00S">
            <text:p>06:02 PM</text:p>
          </table:table-cell>
          <table:table-cell table:number-columns-repeated="3" office:value-type="float" office:value="0">
            <text:p>0</text:p>
          </table:table-cell>
          <table:table-cell table:formula="oooc:=[.D658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57]+([.$C$2]*[.B657]/100-[.F657])/60/12" office:value-type="float" office:value="69.5416034870828">
            <text:p>69.54</text:p>
          </table:table-cell>
          <table:table-cell table:formula="oooc:=[.H657]+([.$C$2]*[.E657]/100-[.F657])/60/12" office:value-type="float" office:value="57.6242110949334">
            <text:p>57.62</text:p>
          </table:table-cell>
          <table:table-cell table:number-columns-repeated="30"/>
        </table:table-row>
        <table:table-row table:style-name="ro1">
          <table:table-cell table:formula="oooc:=[.A658]+0.000694444444444444" office:value-type="time" office:time-value="PT18H03M00S">
            <text:p>06:03 PM</text:p>
          </table:table-cell>
          <table:table-cell table:number-columns-repeated="3" office:value-type="float" office:value="0">
            <text:p>0</text:p>
          </table:table-cell>
          <table:table-cell table:formula="oooc:=[.D659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58]+([.$C$2]*[.B658]/100-[.F658])/60/12" office:value-type="float" office:value="69.4721590426384">
            <text:p>69.47</text:p>
          </table:table-cell>
          <table:table-cell table:formula="oooc:=[.H658]+([.$C$2]*[.E658]/100-[.F658])/60/12" office:value-type="float" office:value="57.554766650489">
            <text:p>57.55</text:p>
          </table:table-cell>
          <table:table-cell table:number-columns-repeated="30"/>
        </table:table-row>
        <table:table-row table:style-name="ro1">
          <table:table-cell table:formula="oooc:=[.A659]+0.000694444444444444" office:value-type="time" office:time-value="PT18H04M00S">
            <text:p>06:04 PM</text:p>
          </table:table-cell>
          <table:table-cell table:number-columns-repeated="3" office:value-type="float" office:value="0">
            <text:p>0</text:p>
          </table:table-cell>
          <table:table-cell table:formula="oooc:=[.D660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59]+([.$C$2]*[.B659]/100-[.F659])/60/12" office:value-type="float" office:value="69.4027145981939">
            <text:p>69.4</text:p>
          </table:table-cell>
          <table:table-cell table:formula="oooc:=[.H659]+([.$C$2]*[.E659]/100-[.F659])/60/12" office:value-type="float" office:value="57.4853222060445">
            <text:p>57.49</text:p>
          </table:table-cell>
          <table:table-cell table:number-columns-repeated="30"/>
        </table:table-row>
        <table:table-row table:style-name="ro1">
          <table:table-cell table:formula="oooc:=[.A660]+0.000694444444444444" office:value-type="time" office:time-value="PT18H05M00S">
            <text:p>06:05 PM</text:p>
          </table:table-cell>
          <table:table-cell table:number-columns-repeated="3" office:value-type="float" office:value="0">
            <text:p>0</text:p>
          </table:table-cell>
          <table:table-cell table:formula="oooc:=[.D661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60]+([.$C$2]*[.B660]/100-[.F660])/60/12" office:value-type="float" office:value="69.3332701537495">
            <text:p>69.33</text:p>
          </table:table-cell>
          <table:table-cell table:formula="oooc:=[.H660]+([.$C$2]*[.E660]/100-[.F660])/60/12" office:value-type="float" office:value="57.4158777616001">
            <text:p>57.42</text:p>
          </table:table-cell>
          <table:table-cell table:number-columns-repeated="30"/>
        </table:table-row>
        <table:table-row table:style-name="ro1">
          <table:table-cell table:formula="oooc:=[.A661]+0.000694444444444444" office:value-type="time" office:time-value="PT18H06M00S">
            <text:p>06:06 PM</text:p>
          </table:table-cell>
          <table:table-cell table:number-columns-repeated="3" office:value-type="float" office:value="0">
            <text:p>0</text:p>
          </table:table-cell>
          <table:table-cell table:formula="oooc:=[.D662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61]+([.$C$2]*[.B661]/100-[.F661])/60/12" office:value-type="float" office:value="69.263825709305">
            <text:p>69.26</text:p>
          </table:table-cell>
          <table:table-cell table:formula="oooc:=[.H661]+([.$C$2]*[.E661]/100-[.F661])/60/12" office:value-type="float" office:value="57.3464333171557">
            <text:p>57.35</text:p>
          </table:table-cell>
          <table:table-cell table:number-columns-repeated="30"/>
        </table:table-row>
        <table:table-row table:style-name="ro1">
          <table:table-cell table:formula="oooc:=[.A662]+0.000694444444444444" office:value-type="time" office:time-value="PT18H07M00S">
            <text:p>06:07 PM</text:p>
          </table:table-cell>
          <table:table-cell table:number-columns-repeated="3" office:value-type="float" office:value="0">
            <text:p>0</text:p>
          </table:table-cell>
          <table:table-cell table:formula="oooc:=[.D663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62]+([.$C$2]*[.B662]/100-[.F662])/60/12" office:value-type="float" office:value="69.1943812648606">
            <text:p>69.19</text:p>
          </table:table-cell>
          <table:table-cell table:formula="oooc:=[.H662]+([.$C$2]*[.E662]/100-[.F662])/60/12" office:value-type="float" office:value="57.2769888727112">
            <text:p>57.28</text:p>
          </table:table-cell>
          <table:table-cell table:number-columns-repeated="30"/>
        </table:table-row>
        <table:table-row table:style-name="ro1">
          <table:table-cell table:formula="oooc:=[.A663]+0.000694444444444444" office:value-type="time" office:time-value="PT18H08M00S">
            <text:p>06:08 PM</text:p>
          </table:table-cell>
          <table:table-cell table:number-columns-repeated="3" office:value-type="float" office:value="0">
            <text:p>0</text:p>
          </table:table-cell>
          <table:table-cell table:formula="oooc:=[.D664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63]+([.$C$2]*[.B663]/100-[.F663])/60/12" office:value-type="float" office:value="69.1249368204161">
            <text:p>69.12</text:p>
          </table:table-cell>
          <table:table-cell table:formula="oooc:=[.H663]+([.$C$2]*[.E663]/100-[.F663])/60/12" office:value-type="float" office:value="57.2075444282668">
            <text:p>57.21</text:p>
          </table:table-cell>
          <table:table-cell table:number-columns-repeated="30"/>
        </table:table-row>
        <table:table-row table:style-name="ro1">
          <table:table-cell table:formula="oooc:=[.A664]+0.000694444444444444" office:value-type="time" office:time-value="PT18H09M00S">
            <text:p>06:09 PM</text:p>
          </table:table-cell>
          <table:table-cell table:number-columns-repeated="3" office:value-type="float" office:value="0">
            <text:p>0</text:p>
          </table:table-cell>
          <table:table-cell table:formula="oooc:=[.D665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64]+([.$C$2]*[.B664]/100-[.F664])/60/12" office:value-type="float" office:value="69.0554923759717">
            <text:p>69.06</text:p>
          </table:table-cell>
          <table:table-cell table:formula="oooc:=[.H664]+([.$C$2]*[.E664]/100-[.F664])/60/12" office:value-type="float" office:value="57.1380999838223">
            <text:p>57.14</text:p>
          </table:table-cell>
          <table:table-cell table:number-columns-repeated="30"/>
        </table:table-row>
        <table:table-row table:style-name="ro1">
          <table:table-cell table:formula="oooc:=[.A665]+0.000694444444444444" office:value-type="time" office:time-value="PT18H10M00S">
            <text:p>06:10 PM</text:p>
          </table:table-cell>
          <table:table-cell table:number-columns-repeated="3" office:value-type="float" office:value="0">
            <text:p>0</text:p>
          </table:table-cell>
          <table:table-cell table:formula="oooc:=[.D666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65]+([.$C$2]*[.B665]/100-[.F665])/60/12" office:value-type="float" office:value="68.9860479315273">
            <text:p>68.99</text:p>
          </table:table-cell>
          <table:table-cell table:formula="oooc:=[.H665]+([.$C$2]*[.E665]/100-[.F665])/60/12" office:value-type="float" office:value="57.0686555393779">
            <text:p>57.07</text:p>
          </table:table-cell>
          <table:table-cell table:number-columns-repeated="30"/>
        </table:table-row>
        <table:table-row table:style-name="ro1">
          <table:table-cell table:formula="oooc:=[.A666]+0.000694444444444444" office:value-type="time" office:time-value="PT18H11M00S">
            <text:p>06:11 PM</text:p>
          </table:table-cell>
          <table:table-cell table:number-columns-repeated="3" office:value-type="float" office:value="0">
            <text:p>0</text:p>
          </table:table-cell>
          <table:table-cell table:formula="oooc:=[.D667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66]+([.$C$2]*[.B666]/100-[.F666])/60/12" office:value-type="float" office:value="68.9166034870828">
            <text:p>68.92</text:p>
          </table:table-cell>
          <table:table-cell table:formula="oooc:=[.H666]+([.$C$2]*[.E666]/100-[.F666])/60/12" office:value-type="float" office:value="56.9992110949334">
            <text:p>57</text:p>
          </table:table-cell>
          <table:table-cell table:number-columns-repeated="30"/>
        </table:table-row>
        <table:table-row table:style-name="ro1">
          <table:table-cell table:formula="oooc:=[.A667]+0.000694444444444444" office:value-type="time" office:time-value="PT18H12M00S">
            <text:p>06:12 PM</text:p>
          </table:table-cell>
          <table:table-cell table:number-columns-repeated="3" office:value-type="float" office:value="0">
            <text:p>0</text:p>
          </table:table-cell>
          <table:table-cell table:formula="oooc:=[.D668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67]+([.$C$2]*[.B667]/100-[.F667])/60/12" office:value-type="float" office:value="68.8471590426384">
            <text:p>68.85</text:p>
          </table:table-cell>
          <table:table-cell table:formula="oooc:=[.H667]+([.$C$2]*[.E667]/100-[.F667])/60/12" office:value-type="float" office:value="56.929766650489">
            <text:p>56.93</text:p>
          </table:table-cell>
          <table:table-cell table:number-columns-repeated="30"/>
        </table:table-row>
        <table:table-row table:style-name="ro1">
          <table:table-cell table:formula="oooc:=[.A668]+0.000694444444444444" office:value-type="time" office:time-value="PT18H13M00S">
            <text:p>06:13 PM</text:p>
          </table:table-cell>
          <table:table-cell table:number-columns-repeated="3" office:value-type="float" office:value="0">
            <text:p>0</text:p>
          </table:table-cell>
          <table:table-cell table:formula="oooc:=[.D669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68]+([.$C$2]*[.B668]/100-[.F668])/60/12" office:value-type="float" office:value="68.7777145981939">
            <text:p>68.78</text:p>
          </table:table-cell>
          <table:table-cell table:formula="oooc:=[.H668]+([.$C$2]*[.E668]/100-[.F668])/60/12" office:value-type="float" office:value="56.8603222060446">
            <text:p>56.86</text:p>
          </table:table-cell>
          <table:table-cell table:number-columns-repeated="30"/>
        </table:table-row>
        <table:table-row table:style-name="ro1">
          <table:table-cell table:formula="oooc:=[.A669]+0.000694444444444444" office:value-type="time" office:time-value="PT18H14M00S">
            <text:p>06:14 PM</text:p>
          </table:table-cell>
          <table:table-cell table:number-columns-repeated="3" office:value-type="float" office:value="0">
            <text:p>0</text:p>
          </table:table-cell>
          <table:table-cell table:formula="oooc:=[.D670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69]+([.$C$2]*[.B669]/100-[.F669])/60/12" office:value-type="float" office:value="68.7082701537495">
            <text:p>68.71</text:p>
          </table:table-cell>
          <table:table-cell table:formula="oooc:=[.H669]+([.$C$2]*[.E669]/100-[.F669])/60/12" office:value-type="float" office:value="56.7908777616001">
            <text:p>56.79</text:p>
          </table:table-cell>
          <table:table-cell table:number-columns-repeated="30"/>
        </table:table-row>
        <table:table-row table:style-name="ro1">
          <table:table-cell table:formula="oooc:=[.A670]+0.000694444444444444" office:value-type="time" office:time-value="PT18H15M00S">
            <text:p>06:15 PM</text:p>
          </table:table-cell>
          <table:table-cell table:number-columns-repeated="3" office:value-type="float" office:value="0">
            <text:p>0</text:p>
          </table:table-cell>
          <table:table-cell table:formula="oooc:=[.D671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70]+([.$C$2]*[.B670]/100-[.F670])/60/12" office:value-type="float" office:value="68.638825709305">
            <text:p>68.64</text:p>
          </table:table-cell>
          <table:table-cell table:formula="oooc:=[.H670]+([.$C$2]*[.E670]/100-[.F670])/60/12" office:value-type="float" office:value="56.7214333171557">
            <text:p>56.72</text:p>
          </table:table-cell>
          <table:table-cell table:number-columns-repeated="30"/>
        </table:table-row>
        <table:table-row table:style-name="ro1">
          <table:table-cell table:formula="oooc:=[.A671]+0.000694444444444444" office:value-type="time" office:time-value="PT18H16M00S">
            <text:p>06:16 PM</text:p>
          </table:table-cell>
          <table:table-cell table:number-columns-repeated="3" office:value-type="float" office:value="0">
            <text:p>0</text:p>
          </table:table-cell>
          <table:table-cell table:formula="oooc:=[.D672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71]+([.$C$2]*[.B671]/100-[.F671])/60/12" office:value-type="float" office:value="68.5693812648606">
            <text:p>68.57</text:p>
          </table:table-cell>
          <table:table-cell table:formula="oooc:=[.H671]+([.$C$2]*[.E671]/100-[.F671])/60/12" office:value-type="float" office:value="56.6519888727112">
            <text:p>56.65</text:p>
          </table:table-cell>
          <table:table-cell table:number-columns-repeated="30"/>
        </table:table-row>
        <table:table-row table:style-name="ro1">
          <table:table-cell table:formula="oooc:=[.A672]+0.000694444444444444" office:value-type="time" office:time-value="PT18H17M00S">
            <text:p>06:17 PM</text:p>
          </table:table-cell>
          <table:table-cell table:number-columns-repeated="3" office:value-type="float" office:value="0">
            <text:p>0</text:p>
          </table:table-cell>
          <table:table-cell table:formula="oooc:=[.D673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72]+([.$C$2]*[.B672]/100-[.F672])/60/12" office:value-type="float" office:value="68.4999368204162">
            <text:p>68.5</text:p>
          </table:table-cell>
          <table:table-cell table:formula="oooc:=[.H672]+([.$C$2]*[.E672]/100-[.F672])/60/12" office:value-type="float" office:value="56.5825444282668">
            <text:p>56.58</text:p>
          </table:table-cell>
          <table:table-cell table:number-columns-repeated="30"/>
        </table:table-row>
        <table:table-row table:style-name="ro1">
          <table:table-cell table:formula="oooc:=[.A673]+0.000694444444444444" office:value-type="time" office:time-value="PT18H18M00S">
            <text:p>06:18 PM</text:p>
          </table:table-cell>
          <table:table-cell table:number-columns-repeated="3" office:value-type="float" office:value="0">
            <text:p>0</text:p>
          </table:table-cell>
          <table:table-cell table:formula="oooc:=[.D674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73]+([.$C$2]*[.B673]/100-[.F673])/60/12" office:value-type="float" office:value="68.4304923759717">
            <text:p>68.43</text:p>
          </table:table-cell>
          <table:table-cell table:formula="oooc:=[.H673]+([.$C$2]*[.E673]/100-[.F673])/60/12" office:value-type="float" office:value="56.5130999838223">
            <text:p>56.51</text:p>
          </table:table-cell>
          <table:table-cell table:number-columns-repeated="30"/>
        </table:table-row>
        <table:table-row table:style-name="ro1">
          <table:table-cell table:formula="oooc:=[.A674]+0.000694444444444444" office:value-type="time" office:time-value="PT18H19M00S">
            <text:p>06:19 PM</text:p>
          </table:table-cell>
          <table:table-cell table:number-columns-repeated="3" office:value-type="float" office:value="0">
            <text:p>0</text:p>
          </table:table-cell>
          <table:table-cell table:formula="oooc:=[.D675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74]+([.$C$2]*[.B674]/100-[.F674])/60/12" office:value-type="float" office:value="68.3610479315273">
            <text:p>68.36</text:p>
          </table:table-cell>
          <table:table-cell table:formula="oooc:=[.H674]+([.$C$2]*[.E674]/100-[.F674])/60/12" office:value-type="float" office:value="56.4436555393779">
            <text:p>56.44</text:p>
          </table:table-cell>
          <table:table-cell table:number-columns-repeated="30"/>
        </table:table-row>
        <table:table-row table:style-name="ro1">
          <table:table-cell table:formula="oooc:=[.A675]+0.000694444444444444" office:value-type="time" office:time-value="PT18H20M00S">
            <text:p>06:20 PM</text:p>
          </table:table-cell>
          <table:table-cell table:number-columns-repeated="3" office:value-type="float" office:value="0">
            <text:p>0</text:p>
          </table:table-cell>
          <table:table-cell table:formula="oooc:=[.D676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75]+([.$C$2]*[.B675]/100-[.F675])/60/12" office:value-type="float" office:value="68.2916034870828">
            <text:p>68.29</text:p>
          </table:table-cell>
          <table:table-cell table:formula="oooc:=[.H675]+([.$C$2]*[.E675]/100-[.F675])/60/12" office:value-type="float" office:value="56.3742110949335">
            <text:p>56.37</text:p>
          </table:table-cell>
          <table:table-cell table:number-columns-repeated="30"/>
        </table:table-row>
        <table:table-row table:style-name="ro1">
          <table:table-cell table:formula="oooc:=[.A676]+0.000694444444444444" office:value-type="time" office:time-value="PT18H21M00S">
            <text:p>06:21 PM</text:p>
          </table:table-cell>
          <table:table-cell table:number-columns-repeated="3" office:value-type="float" office:value="0">
            <text:p>0</text:p>
          </table:table-cell>
          <table:table-cell table:formula="oooc:=[.D677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76]+([.$C$2]*[.B676]/100-[.F676])/60/12" office:value-type="float" office:value="68.2221590426384">
            <text:p>68.22</text:p>
          </table:table-cell>
          <table:table-cell table:formula="oooc:=[.H676]+([.$C$2]*[.E676]/100-[.F676])/60/12" office:value-type="float" office:value="56.304766650489">
            <text:p>56.3</text:p>
          </table:table-cell>
          <table:table-cell table:number-columns-repeated="30"/>
        </table:table-row>
        <table:table-row table:style-name="ro1">
          <table:table-cell table:formula="oooc:=[.A677]+0.000694444444444444" office:value-type="time" office:time-value="PT18H22M00S">
            <text:p>06:22 PM</text:p>
          </table:table-cell>
          <table:table-cell table:number-columns-repeated="3" office:value-type="float" office:value="0">
            <text:p>0</text:p>
          </table:table-cell>
          <table:table-cell table:formula="oooc:=[.D678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77]+([.$C$2]*[.B677]/100-[.F677])/60/12" office:value-type="float" office:value="68.1527145981939">
            <text:p>68.15</text:p>
          </table:table-cell>
          <table:table-cell table:formula="oooc:=[.H677]+([.$C$2]*[.E677]/100-[.F677])/60/12" office:value-type="float" office:value="56.2353222060446">
            <text:p>56.24</text:p>
          </table:table-cell>
          <table:table-cell table:number-columns-repeated="30"/>
        </table:table-row>
        <table:table-row table:style-name="ro1">
          <table:table-cell table:formula="oooc:=[.A678]+0.000694444444444444" office:value-type="time" office:time-value="PT18H23M00S">
            <text:p>06:23 PM</text:p>
          </table:table-cell>
          <table:table-cell table:number-columns-repeated="3" office:value-type="float" office:value="0">
            <text:p>0</text:p>
          </table:table-cell>
          <table:table-cell table:formula="oooc:=[.D679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78]+([.$C$2]*[.B678]/100-[.F678])/60/12" office:value-type="float" office:value="68.0832701537495">
            <text:p>68.08</text:p>
          </table:table-cell>
          <table:table-cell table:formula="oooc:=[.H678]+([.$C$2]*[.E678]/100-[.F678])/60/12" office:value-type="float" office:value="56.1658777616001">
            <text:p>56.17</text:p>
          </table:table-cell>
          <table:table-cell table:number-columns-repeated="30"/>
        </table:table-row>
        <table:table-row table:style-name="ro1">
          <table:table-cell table:formula="oooc:=[.A679]+0.000694444444444444" office:value-type="time" office:time-value="PT18H24M00S">
            <text:p>06:24 PM</text:p>
          </table:table-cell>
          <table:table-cell table:number-columns-repeated="3" office:value-type="float" office:value="0">
            <text:p>0</text:p>
          </table:table-cell>
          <table:table-cell table:formula="oooc:=[.D680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79]+([.$C$2]*[.B679]/100-[.F679])/60/12" office:value-type="float" office:value="68.0138257093051">
            <text:p>68.01</text:p>
          </table:table-cell>
          <table:table-cell table:formula="oooc:=[.H679]+([.$C$2]*[.E679]/100-[.F679])/60/12" office:value-type="float" office:value="56.0964333171557">
            <text:p>56.1</text:p>
          </table:table-cell>
          <table:table-cell table:number-columns-repeated="30"/>
        </table:table-row>
        <table:table-row table:style-name="ro1">
          <table:table-cell table:formula="oooc:=[.A680]+0.000694444444444444" office:value-type="time" office:time-value="PT18H25M00S">
            <text:p>06:25 PM</text:p>
          </table:table-cell>
          <table:table-cell table:number-columns-repeated="3" office:value-type="float" office:value="0">
            <text:p>0</text:p>
          </table:table-cell>
          <table:table-cell table:formula="oooc:=[.D681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80]+([.$C$2]*[.B680]/100-[.F680])/60/12" office:value-type="float" office:value="67.9443812648606">
            <text:p>67.94</text:p>
          </table:table-cell>
          <table:table-cell table:formula="oooc:=[.H680]+([.$C$2]*[.E680]/100-[.F680])/60/12" office:value-type="float" office:value="56.0269888727112">
            <text:p>56.03</text:p>
          </table:table-cell>
          <table:table-cell table:number-columns-repeated="30"/>
        </table:table-row>
        <table:table-row table:style-name="ro1">
          <table:table-cell table:formula="oooc:=[.A681]+0.000694444444444444" office:value-type="time" office:time-value="PT18H26M00S">
            <text:p>06:26 PM</text:p>
          </table:table-cell>
          <table:table-cell table:number-columns-repeated="3" office:value-type="float" office:value="0">
            <text:p>0</text:p>
          </table:table-cell>
          <table:table-cell table:formula="oooc:=[.D682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81]+([.$C$2]*[.B681]/100-[.F681])/60/12" office:value-type="float" office:value="67.8749368204162">
            <text:p>67.87</text:p>
          </table:table-cell>
          <table:table-cell table:formula="oooc:=[.H681]+([.$C$2]*[.E681]/100-[.F681])/60/12" office:value-type="float" office:value="55.9575444282668">
            <text:p>55.96</text:p>
          </table:table-cell>
          <table:table-cell table:number-columns-repeated="30"/>
        </table:table-row>
        <table:table-row table:style-name="ro1">
          <table:table-cell table:formula="oooc:=[.A682]+0.000694444444444444" office:value-type="time" office:time-value="PT18H27M00S">
            <text:p>06:27 PM</text:p>
          </table:table-cell>
          <table:table-cell table:number-columns-repeated="3" office:value-type="float" office:value="0">
            <text:p>0</text:p>
          </table:table-cell>
          <table:table-cell table:formula="oooc:=[.D683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82]+([.$C$2]*[.B682]/100-[.F682])/60/12" office:value-type="float" office:value="67.8054923759717">
            <text:p>67.81</text:p>
          </table:table-cell>
          <table:table-cell table:formula="oooc:=[.H682]+([.$C$2]*[.E682]/100-[.F682])/60/12" office:value-type="float" office:value="55.8880999838224">
            <text:p>55.89</text:p>
          </table:table-cell>
          <table:table-cell table:number-columns-repeated="30"/>
        </table:table-row>
        <table:table-row table:style-name="ro1">
          <table:table-cell table:formula="oooc:=[.A683]+0.000694444444444444" office:value-type="time" office:time-value="PT18H28M00S">
            <text:p>06:28 PM</text:p>
          </table:table-cell>
          <table:table-cell table:number-columns-repeated="3" office:value-type="float" office:value="0">
            <text:p>0</text:p>
          </table:table-cell>
          <table:table-cell table:formula="oooc:=[.D684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83]+([.$C$2]*[.B683]/100-[.F683])/60/12" office:value-type="float" office:value="67.7360479315273">
            <text:p>67.74</text:p>
          </table:table-cell>
          <table:table-cell table:formula="oooc:=[.H683]+([.$C$2]*[.E683]/100-[.F683])/60/12" office:value-type="float" office:value="55.8186555393779">
            <text:p>55.82</text:p>
          </table:table-cell>
          <table:table-cell table:number-columns-repeated="30"/>
        </table:table-row>
        <table:table-row table:style-name="ro1">
          <table:table-cell table:formula="oooc:=[.A684]+0.000694444444444444" office:value-type="time" office:time-value="PT18H29M00S">
            <text:p>06:29 PM</text:p>
          </table:table-cell>
          <table:table-cell table:number-columns-repeated="3" office:value-type="float" office:value="0">
            <text:p>0</text:p>
          </table:table-cell>
          <table:table-cell table:formula="oooc:=[.D685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84]+([.$C$2]*[.B684]/100-[.F684])/60/12" office:value-type="float" office:value="67.6666034870828">
            <text:p>67.67</text:p>
          </table:table-cell>
          <table:table-cell table:formula="oooc:=[.H684]+([.$C$2]*[.E684]/100-[.F684])/60/12" office:value-type="float" office:value="55.7492110949335">
            <text:p>55.75</text:p>
          </table:table-cell>
          <table:table-cell table:number-columns-repeated="30"/>
        </table:table-row>
        <table:table-row table:style-name="ro1">
          <table:table-cell table:formula="oooc:=[.A685]+0.000694444444444444" office:value-type="time" office:time-value="PT18H30M00S">
            <text:p>06:30 PM</text:p>
          </table:table-cell>
          <table:table-cell table:number-columns-repeated="3" office:value-type="float" office:value="0">
            <text:p>0</text:p>
          </table:table-cell>
          <table:table-cell table:formula="oooc:=[.D686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85]+([.$C$2]*[.B685]/100-[.F685])/60/12" office:value-type="float" office:value="67.5971590426384">
            <text:p>67.6</text:p>
          </table:table-cell>
          <table:table-cell table:formula="oooc:=[.H685]+([.$C$2]*[.E685]/100-[.F685])/60/12" office:value-type="float" office:value="55.679766650489">
            <text:p>55.68</text:p>
          </table:table-cell>
          <table:table-cell table:number-columns-repeated="30"/>
        </table:table-row>
        <table:table-row table:style-name="ro1">
          <table:table-cell table:formula="oooc:=[.A686]+0.000694444444444444" office:value-type="time" office:time-value="PT18H31M00S">
            <text:p>06:31 PM</text:p>
          </table:table-cell>
          <table:table-cell table:number-columns-repeated="3" office:value-type="float" office:value="0">
            <text:p>0</text:p>
          </table:table-cell>
          <table:table-cell table:formula="oooc:=[.D687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86]+([.$C$2]*[.B686]/100-[.F686])/60/12" office:value-type="float" office:value="67.527714598194">
            <text:p>67.53</text:p>
          </table:table-cell>
          <table:table-cell table:formula="oooc:=[.H686]+([.$C$2]*[.E686]/100-[.F686])/60/12" office:value-type="float" office:value="55.6103222060446">
            <text:p>55.61</text:p>
          </table:table-cell>
          <table:table-cell table:number-columns-repeated="30"/>
        </table:table-row>
        <table:table-row table:style-name="ro1">
          <table:table-cell table:formula="oooc:=[.A687]+0.000694444444444444" office:value-type="time" office:time-value="PT18H32M00S">
            <text:p>06:32 PM</text:p>
          </table:table-cell>
          <table:table-cell table:number-columns-repeated="3" office:value-type="float" office:value="0">
            <text:p>0</text:p>
          </table:table-cell>
          <table:table-cell table:formula="oooc:=[.D688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87]+([.$C$2]*[.B687]/100-[.F687])/60/12" office:value-type="float" office:value="67.4582701537495">
            <text:p>67.46</text:p>
          </table:table-cell>
          <table:table-cell table:formula="oooc:=[.H687]+([.$C$2]*[.E687]/100-[.F687])/60/12" office:value-type="float" office:value="55.5408777616001">
            <text:p>55.54</text:p>
          </table:table-cell>
          <table:table-cell table:number-columns-repeated="30"/>
        </table:table-row>
        <table:table-row table:style-name="ro1">
          <table:table-cell table:formula="oooc:=[.A688]+0.000694444444444444" office:value-type="time" office:time-value="PT18H33M00S">
            <text:p>06:33 PM</text:p>
          </table:table-cell>
          <table:table-cell table:number-columns-repeated="3" office:value-type="float" office:value="0">
            <text:p>0</text:p>
          </table:table-cell>
          <table:table-cell table:formula="oooc:=[.D689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88]+([.$C$2]*[.B688]/100-[.F688])/60/12" office:value-type="float" office:value="67.3888257093051">
            <text:p>67.39</text:p>
          </table:table-cell>
          <table:table-cell table:formula="oooc:=[.H688]+([.$C$2]*[.E688]/100-[.F688])/60/12" office:value-type="float" office:value="55.4714333171557">
            <text:p>55.47</text:p>
          </table:table-cell>
          <table:table-cell table:number-columns-repeated="30"/>
        </table:table-row>
        <table:table-row table:style-name="ro1">
          <table:table-cell table:formula="oooc:=[.A689]+0.000694444444444444" office:value-type="time" office:time-value="PT18H34M00S">
            <text:p>06:34 PM</text:p>
          </table:table-cell>
          <table:table-cell table:number-columns-repeated="3" office:value-type="float" office:value="0">
            <text:p>0</text:p>
          </table:table-cell>
          <table:table-cell table:formula="oooc:=[.D690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89]+([.$C$2]*[.B689]/100-[.F689])/60/12" office:value-type="float" office:value="67.3193812648606">
            <text:p>67.32</text:p>
          </table:table-cell>
          <table:table-cell table:formula="oooc:=[.H689]+([.$C$2]*[.E689]/100-[.F689])/60/12" office:value-type="float" office:value="55.4019888727113">
            <text:p>55.4</text:p>
          </table:table-cell>
          <table:table-cell table:number-columns-repeated="30"/>
        </table:table-row>
        <table:table-row table:style-name="ro1">
          <table:table-cell table:formula="oooc:=[.A690]+0.000694444444444444" office:value-type="time" office:time-value="PT18H35M00S">
            <text:p>06:35 PM</text:p>
          </table:table-cell>
          <table:table-cell table:number-columns-repeated="3" office:value-type="float" office:value="0">
            <text:p>0</text:p>
          </table:table-cell>
          <table:table-cell table:formula="oooc:=[.D691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90]+([.$C$2]*[.B690]/100-[.F690])/60/12" office:value-type="float" office:value="67.2499368204162">
            <text:p>67.25</text:p>
          </table:table-cell>
          <table:table-cell table:formula="oooc:=[.H690]+([.$C$2]*[.E690]/100-[.F690])/60/12" office:value-type="float" office:value="55.3325444282668">
            <text:p>55.33</text:p>
          </table:table-cell>
          <table:table-cell table:number-columns-repeated="30"/>
        </table:table-row>
        <table:table-row table:style-name="ro1">
          <table:table-cell table:formula="oooc:=[.A691]+0.000694444444444444" office:value-type="time" office:time-value="PT18H36M00S">
            <text:p>06:36 PM</text:p>
          </table:table-cell>
          <table:table-cell table:number-columns-repeated="3" office:value-type="float" office:value="0">
            <text:p>0</text:p>
          </table:table-cell>
          <table:table-cell table:formula="oooc:=[.D692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91]+([.$C$2]*[.B691]/100-[.F691])/60/12" office:value-type="float" office:value="67.1804923759717">
            <text:p>67.18</text:p>
          </table:table-cell>
          <table:table-cell table:formula="oooc:=[.H691]+([.$C$2]*[.E691]/100-[.F691])/60/12" office:value-type="float" office:value="55.2630999838224">
            <text:p>55.26</text:p>
          </table:table-cell>
          <table:table-cell table:number-columns-repeated="30"/>
        </table:table-row>
        <table:table-row table:style-name="ro1">
          <table:table-cell table:formula="oooc:=[.A692]+0.000694444444444444" office:value-type="time" office:time-value="PT18H37M00S">
            <text:p>06:37 PM</text:p>
          </table:table-cell>
          <table:table-cell table:number-columns-repeated="3" office:value-type="float" office:value="0">
            <text:p>0</text:p>
          </table:table-cell>
          <table:table-cell table:formula="oooc:=[.D693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92]+([.$C$2]*[.B692]/100-[.F692])/60/12" office:value-type="float" office:value="67.1110479315273">
            <text:p>67.11</text:p>
          </table:table-cell>
          <table:table-cell table:formula="oooc:=[.H692]+([.$C$2]*[.E692]/100-[.F692])/60/12" office:value-type="float" office:value="55.1936555393779">
            <text:p>55.19</text:p>
          </table:table-cell>
          <table:table-cell table:number-columns-repeated="30"/>
        </table:table-row>
        <table:table-row table:style-name="ro1">
          <table:table-cell table:formula="oooc:=[.A693]+0.000694444444444444" office:value-type="time" office:time-value="PT18H38M00S">
            <text:p>06:38 PM</text:p>
          </table:table-cell>
          <table:table-cell table:number-columns-repeated="3" office:value-type="float" office:value="0">
            <text:p>0</text:p>
          </table:table-cell>
          <table:table-cell table:formula="oooc:=[.D694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93]+([.$C$2]*[.B693]/100-[.F693])/60/12" office:value-type="float" office:value="67.0416034870829">
            <text:p>67.04</text:p>
          </table:table-cell>
          <table:table-cell table:formula="oooc:=[.H693]+([.$C$2]*[.E693]/100-[.F693])/60/12" office:value-type="float" office:value="55.1242110949335">
            <text:p>55.12</text:p>
          </table:table-cell>
          <table:table-cell table:number-columns-repeated="30"/>
        </table:table-row>
        <table:table-row table:style-name="ro1">
          <table:table-cell table:formula="oooc:=[.A694]+0.000694444444444444" office:value-type="time" office:time-value="PT18H39M00S">
            <text:p>06:39 PM</text:p>
          </table:table-cell>
          <table:table-cell table:number-columns-repeated="3" office:value-type="float" office:value="0">
            <text:p>0</text:p>
          </table:table-cell>
          <table:table-cell table:formula="oooc:=[.D695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94]+([.$C$2]*[.B694]/100-[.F694])/60/12" office:value-type="float" office:value="66.9721590426384">
            <text:p>66.97</text:p>
          </table:table-cell>
          <table:table-cell table:formula="oooc:=[.H694]+([.$C$2]*[.E694]/100-[.F694])/60/12" office:value-type="float" office:value="55.054766650489">
            <text:p>55.05</text:p>
          </table:table-cell>
          <table:table-cell table:number-columns-repeated="30"/>
        </table:table-row>
        <table:table-row table:style-name="ro1">
          <table:table-cell table:formula="oooc:=[.A695]+0.000694444444444444" office:value-type="time" office:time-value="PT18H40M00S">
            <text:p>06:40 PM</text:p>
          </table:table-cell>
          <table:table-cell table:number-columns-repeated="3" office:value-type="float" office:value="0">
            <text:p>0</text:p>
          </table:table-cell>
          <table:table-cell table:formula="oooc:=[.D696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95]+([.$C$2]*[.B695]/100-[.F695])/60/12" office:value-type="float" office:value="66.902714598194">
            <text:p>66.9</text:p>
          </table:table-cell>
          <table:table-cell table:formula="oooc:=[.H695]+([.$C$2]*[.E695]/100-[.F695])/60/12" office:value-type="float" office:value="54.9853222060446">
            <text:p>54.99</text:p>
          </table:table-cell>
          <table:table-cell table:number-columns-repeated="30"/>
        </table:table-row>
        <table:table-row table:style-name="ro1">
          <table:table-cell table:formula="oooc:=[.A696]+0.000694444444444444" office:value-type="time" office:time-value="PT18H41M00S">
            <text:p>06:41 PM</text:p>
          </table:table-cell>
          <table:table-cell table:number-columns-repeated="3" office:value-type="float" office:value="0">
            <text:p>0</text:p>
          </table:table-cell>
          <table:table-cell table:formula="oooc:=[.D697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96]+([.$C$2]*[.B696]/100-[.F696])/60/12" office:value-type="float" office:value="66.8332701537495">
            <text:p>66.83</text:p>
          </table:table-cell>
          <table:table-cell table:formula="oooc:=[.H696]+([.$C$2]*[.E696]/100-[.F696])/60/12" office:value-type="float" office:value="54.9158777616002">
            <text:p>54.92</text:p>
          </table:table-cell>
          <table:table-cell table:number-columns-repeated="30"/>
        </table:table-row>
        <table:table-row table:style-name="ro1">
          <table:table-cell table:formula="oooc:=[.A697]+0.000694444444444444" office:value-type="time" office:time-value="PT18H42M00S">
            <text:p>06:42 PM</text:p>
          </table:table-cell>
          <table:table-cell table:number-columns-repeated="3" office:value-type="float" office:value="0">
            <text:p>0</text:p>
          </table:table-cell>
          <table:table-cell table:formula="oooc:=[.D698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97]+([.$C$2]*[.B697]/100-[.F697])/60/12" office:value-type="float" office:value="66.7638257093051">
            <text:p>66.76</text:p>
          </table:table-cell>
          <table:table-cell table:formula="oooc:=[.H697]+([.$C$2]*[.E697]/100-[.F697])/60/12" office:value-type="float" office:value="54.8464333171557">
            <text:p>54.85</text:p>
          </table:table-cell>
          <table:table-cell table:number-columns-repeated="30"/>
        </table:table-row>
        <table:table-row table:style-name="ro1">
          <table:table-cell table:formula="oooc:=[.A698]+0.000694444444444444" office:value-type="time" office:time-value="PT18H43M00S">
            <text:p>06:43 PM</text:p>
          </table:table-cell>
          <table:table-cell table:number-columns-repeated="3" office:value-type="float" office:value="0">
            <text:p>0</text:p>
          </table:table-cell>
          <table:table-cell table:formula="oooc:=[.D699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98]+([.$C$2]*[.B698]/100-[.F698])/60/12" office:value-type="float" office:value="66.6943812648606">
            <text:p>66.69</text:p>
          </table:table-cell>
          <table:table-cell table:formula="oooc:=[.H698]+([.$C$2]*[.E698]/100-[.F698])/60/12" office:value-type="float" office:value="54.7769888727113">
            <text:p>54.78</text:p>
          </table:table-cell>
          <table:table-cell table:number-columns-repeated="30"/>
        </table:table-row>
        <table:table-row table:style-name="ro1">
          <table:table-cell table:formula="oooc:=[.A699]+0.000694444444444444" office:value-type="time" office:time-value="PT18H44M00S">
            <text:p>06:44 PM</text:p>
          </table:table-cell>
          <table:table-cell table:number-columns-repeated="3" office:value-type="float" office:value="0">
            <text:p>0</text:p>
          </table:table-cell>
          <table:table-cell table:formula="oooc:=[.D700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699]+([.$C$2]*[.B699]/100-[.F699])/60/12" office:value-type="float" office:value="66.6249368204162">
            <text:p>66.62</text:p>
          </table:table-cell>
          <table:table-cell table:formula="oooc:=[.H699]+([.$C$2]*[.E699]/100-[.F699])/60/12" office:value-type="float" office:value="54.7075444282668">
            <text:p>54.71</text:p>
          </table:table-cell>
          <table:table-cell table:number-columns-repeated="30"/>
        </table:table-row>
        <table:table-row table:style-name="ro1">
          <table:table-cell table:formula="oooc:=[.A700]+0.000694444444444444" office:value-type="time" office:time-value="PT18H45M00S">
            <text:p>06:45 PM</text:p>
          </table:table-cell>
          <table:table-cell table:number-columns-repeated="3" office:value-type="float" office:value="0">
            <text:p>0</text:p>
          </table:table-cell>
          <table:table-cell table:formula="oooc:=[.D701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700]+([.$C$2]*[.B700]/100-[.F700])/60/12" office:value-type="float" office:value="66.5554923759718">
            <text:p>66.56</text:p>
          </table:table-cell>
          <table:table-cell table:formula="oooc:=[.H700]+([.$C$2]*[.E700]/100-[.F700])/60/12" office:value-type="float" office:value="54.6380999838224">
            <text:p>54.64</text:p>
          </table:table-cell>
          <table:table-cell table:number-columns-repeated="30"/>
        </table:table-row>
        <table:table-row table:style-name="ro1">
          <table:table-cell table:formula="oooc:=[.A701]+0.000694444444444444" office:value-type="time" office:time-value="PT18H46M00S">
            <text:p>06:46 PM</text:p>
          </table:table-cell>
          <table:table-cell table:number-columns-repeated="3" office:value-type="float" office:value="0">
            <text:p>0</text:p>
          </table:table-cell>
          <table:table-cell table:formula="oooc:=[.D702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701]+([.$C$2]*[.B701]/100-[.F701])/60/12" office:value-type="float" office:value="66.4860479315273">
            <text:p>66.49</text:p>
          </table:table-cell>
          <table:table-cell table:formula="oooc:=[.H701]+([.$C$2]*[.E701]/100-[.F701])/60/12" office:value-type="float" office:value="54.5686555393779">
            <text:p>54.57</text:p>
          </table:table-cell>
          <table:table-cell table:number-columns-repeated="30"/>
        </table:table-row>
        <table:table-row table:style-name="ro1">
          <table:table-cell table:formula="oooc:=[.A702]+0.000694444444444444" office:value-type="time" office:time-value="PT18H47M00S">
            <text:p>06:47 PM</text:p>
          </table:table-cell>
          <table:table-cell table:number-columns-repeated="3" office:value-type="float" office:value="0">
            <text:p>0</text:p>
          </table:table-cell>
          <table:table-cell table:formula="oooc:=[.D703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702]+([.$C$2]*[.B702]/100-[.F702])/60/12" office:value-type="float" office:value="66.4166034870829">
            <text:p>66.42</text:p>
          </table:table-cell>
          <table:table-cell table:formula="oooc:=[.H702]+([.$C$2]*[.E702]/100-[.F702])/60/12" office:value-type="float" office:value="54.4992110949335">
            <text:p>54.5</text:p>
          </table:table-cell>
          <table:table-cell table:number-columns-repeated="30"/>
        </table:table-row>
        <table:table-row table:style-name="ro1">
          <table:table-cell table:formula="oooc:=[.A703]+0.000694444444444444" office:value-type="time" office:time-value="PT18H48M00S">
            <text:p>06:48 PM</text:p>
          </table:table-cell>
          <table:table-cell table:number-columns-repeated="3" office:value-type="float" office:value="0">
            <text:p>0</text:p>
          </table:table-cell>
          <table:table-cell table:formula="oooc:=[.D704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703]+([.$C$2]*[.B703]/100-[.F703])/60/12" office:value-type="float" office:value="66.3471590426384">
            <text:p>66.35</text:p>
          </table:table-cell>
          <table:table-cell table:formula="oooc:=[.H703]+([.$C$2]*[.E703]/100-[.F703])/60/12" office:value-type="float" office:value="54.4297666504891">
            <text:p>54.43</text:p>
          </table:table-cell>
          <table:table-cell table:number-columns-repeated="30"/>
        </table:table-row>
        <table:table-row table:style-name="ro1">
          <table:table-cell table:formula="oooc:=[.A704]+0.000694444444444444" office:value-type="time" office:time-value="PT18H49M00S">
            <text:p>06:49 PM</text:p>
          </table:table-cell>
          <table:table-cell table:number-columns-repeated="3" office:value-type="float" office:value="0">
            <text:p>0</text:p>
          </table:table-cell>
          <table:table-cell table:formula="oooc:=[.D705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704]+([.$C$2]*[.B704]/100-[.F704])/60/12" office:value-type="float" office:value="66.277714598194">
            <text:p>66.28</text:p>
          </table:table-cell>
          <table:table-cell table:formula="oooc:=[.H704]+([.$C$2]*[.E704]/100-[.F704])/60/12" office:value-type="float" office:value="54.3603222060446">
            <text:p>54.36</text:p>
          </table:table-cell>
          <table:table-cell table:number-columns-repeated="30"/>
        </table:table-row>
        <table:table-row table:style-name="ro1">
          <table:table-cell table:formula="oooc:=[.A705]+0.000694444444444444" office:value-type="time" office:time-value="PT18H50M00S">
            <text:p>06:50 PM</text:p>
          </table:table-cell>
          <table:table-cell table:number-columns-repeated="3" office:value-type="float" office:value="0">
            <text:p>0</text:p>
          </table:table-cell>
          <table:table-cell table:formula="oooc:=[.D706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705]+([.$C$2]*[.B705]/100-[.F705])/60/12" office:value-type="float" office:value="66.2082701537495">
            <text:p>66.21</text:p>
          </table:table-cell>
          <table:table-cell table:formula="oooc:=[.H705]+([.$C$2]*[.E705]/100-[.F705])/60/12" office:value-type="float" office:value="54.2908777616002">
            <text:p>54.29</text:p>
          </table:table-cell>
          <table:table-cell table:number-columns-repeated="30"/>
        </table:table-row>
        <table:table-row table:style-name="ro1">
          <table:table-cell table:formula="oooc:=[.A706]+0.000694444444444444" office:value-type="time" office:time-value="PT18H51M00S">
            <text:p>06:51 PM</text:p>
          </table:table-cell>
          <table:table-cell table:number-columns-repeated="3" office:value-type="float" office:value="0">
            <text:p>0</text:p>
          </table:table-cell>
          <table:table-cell table:formula="oooc:=[.D707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706]+([.$C$2]*[.B706]/100-[.F706])/60/12" office:value-type="float" office:value="66.1388257093051">
            <text:p>66.14</text:p>
          </table:table-cell>
          <table:table-cell table:formula="oooc:=[.H706]+([.$C$2]*[.E706]/100-[.F706])/60/12" office:value-type="float" office:value="54.2214333171557">
            <text:p>54.22</text:p>
          </table:table-cell>
          <table:table-cell table:number-columns-repeated="30"/>
        </table:table-row>
        <table:table-row table:style-name="ro1">
          <table:table-cell table:formula="oooc:=[.A707]+0.000694444444444444" office:value-type="time" office:time-value="PT18H52M00S">
            <text:p>06:52 PM</text:p>
          </table:table-cell>
          <table:table-cell table:number-columns-repeated="3" office:value-type="float" office:value="0">
            <text:p>0</text:p>
          </table:table-cell>
          <table:table-cell table:formula="oooc:=[.D708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707]+([.$C$2]*[.B707]/100-[.F707])/60/12" office:value-type="float" office:value="66.0693812648607">
            <text:p>66.07</text:p>
          </table:table-cell>
          <table:table-cell table:formula="oooc:=[.H707]+([.$C$2]*[.E707]/100-[.F707])/60/12" office:value-type="float" office:value="54.1519888727113">
            <text:p>54.15</text:p>
          </table:table-cell>
          <table:table-cell table:number-columns-repeated="30"/>
        </table:table-row>
        <table:table-row table:style-name="ro1">
          <table:table-cell table:formula="oooc:=[.A708]+0.000694444444444444" office:value-type="time" office:time-value="PT18H53M00S">
            <text:p>06:53 PM</text:p>
          </table:table-cell>
          <table:table-cell table:number-columns-repeated="3" office:value-type="float" office:value="0">
            <text:p>0</text:p>
          </table:table-cell>
          <table:table-cell table:formula="oooc:=[.D709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708]+([.$C$2]*[.B708]/100-[.F708])/60/12" office:value-type="float" office:value="65.9999368204162">
            <text:p>66</text:p>
          </table:table-cell>
          <table:table-cell table:formula="oooc:=[.H708]+([.$C$2]*[.E708]/100-[.F708])/60/12" office:value-type="float" office:value="54.0825444282668">
            <text:p>54.08</text:p>
          </table:table-cell>
          <table:table-cell table:number-columns-repeated="30"/>
        </table:table-row>
        <table:table-row table:style-name="ro1">
          <table:table-cell table:formula="oooc:=[.A709]+0.000694444444444444" office:value-type="time" office:time-value="PT18H54M00S">
            <text:p>06:54 PM</text:p>
          </table:table-cell>
          <table:table-cell table:number-columns-repeated="3" office:value-type="float" office:value="0">
            <text:p>0</text:p>
          </table:table-cell>
          <table:table-cell table:formula="oooc:=[.D710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709]+([.$C$2]*[.B709]/100-[.F709])/60/12" office:value-type="float" office:value="65.9304923759718">
            <text:p>65.93</text:p>
          </table:table-cell>
          <table:table-cell table:formula="oooc:=[.H709]+([.$C$2]*[.E709]/100-[.F709])/60/12" office:value-type="float" office:value="54.0130999838224">
            <text:p>54.01</text:p>
          </table:table-cell>
          <table:table-cell table:number-columns-repeated="30"/>
        </table:table-row>
        <table:table-row table:style-name="ro1">
          <table:table-cell table:formula="oooc:=[.A710]+0.000694444444444444" office:value-type="time" office:time-value="PT18H55M00S">
            <text:p>06:55 PM</text:p>
          </table:table-cell>
          <table:table-cell table:number-columns-repeated="3" office:value-type="float" office:value="0">
            <text:p>0</text:p>
          </table:table-cell>
          <table:table-cell table:formula="oooc:=[.D711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710]+([.$C$2]*[.B710]/100-[.F710])/60/12" office:value-type="float" office:value="65.8610479315273">
            <text:p>65.86</text:p>
          </table:table-cell>
          <table:table-cell table:formula="oooc:=[.H710]+([.$C$2]*[.E710]/100-[.F710])/60/12" office:value-type="float" office:value="53.9436555393779">
            <text:p>53.94</text:p>
          </table:table-cell>
          <table:table-cell table:number-columns-repeated="30"/>
        </table:table-row>
        <table:table-row table:style-name="ro1">
          <table:table-cell table:formula="oooc:=[.A711]+0.000694444444444444" office:value-type="time" office:time-value="PT18H56M00S">
            <text:p>06:56 PM</text:p>
          </table:table-cell>
          <table:table-cell table:number-columns-repeated="3" office:value-type="float" office:value="0">
            <text:p>0</text:p>
          </table:table-cell>
          <table:table-cell table:formula="oooc:=[.D712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711]+([.$C$2]*[.B711]/100-[.F711])/60/12" office:value-type="float" office:value="65.7916034870829">
            <text:p>65.79</text:p>
          </table:table-cell>
          <table:table-cell table:formula="oooc:=[.H711]+([.$C$2]*[.E711]/100-[.F711])/60/12" office:value-type="float" office:value="53.8742110949335">
            <text:p>53.87</text:p>
          </table:table-cell>
          <table:table-cell table:number-columns-repeated="30"/>
        </table:table-row>
        <table:table-row table:style-name="ro1">
          <table:table-cell table:formula="oooc:=[.A712]+0.000694444444444444" office:value-type="time" office:time-value="PT18H57M00S">
            <text:p>06:57 PM</text:p>
          </table:table-cell>
          <table:table-cell table:number-columns-repeated="3" office:value-type="float" office:value="0">
            <text:p>0</text:p>
          </table:table-cell>
          <table:table-cell table:formula="oooc:=[.D713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712]+([.$C$2]*[.B712]/100-[.F712])/60/12" office:value-type="float" office:value="65.7221590426384">
            <text:p>65.72</text:p>
          </table:table-cell>
          <table:table-cell table:formula="oooc:=[.H712]+([.$C$2]*[.E712]/100-[.F712])/60/12" office:value-type="float" office:value="53.8047666504891">
            <text:p>53.8</text:p>
          </table:table-cell>
          <table:table-cell table:number-columns-repeated="30"/>
        </table:table-row>
        <table:table-row table:style-name="ro1">
          <table:table-cell table:formula="oooc:=[.A713]+0.000694444444444444" office:value-type="time" office:time-value="PT18H58M00S">
            <text:p>06:58 PM</text:p>
          </table:table-cell>
          <table:table-cell table:number-columns-repeated="3" office:value-type="float" office:value="0">
            <text:p>0</text:p>
          </table:table-cell>
          <table:table-cell table:formula="oooc:=[.D714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713]+([.$C$2]*[.B713]/100-[.F713])/60/12" office:value-type="float" office:value="65.652714598194">
            <text:p>65.65</text:p>
          </table:table-cell>
          <table:table-cell table:formula="oooc:=[.H713]+([.$C$2]*[.E713]/100-[.F713])/60/12" office:value-type="float" office:value="53.7353222060446">
            <text:p>53.74</text:p>
          </table:table-cell>
          <table:table-cell table:number-columns-repeated="30"/>
        </table:table-row>
        <table:table-row table:style-name="ro1">
          <table:table-cell table:formula="oooc:=[.A714]+0.000694444444444444" office:value-type="time" office:time-value="PT18H59M00S">
            <text:p>06:59 PM</text:p>
          </table:table-cell>
          <table:table-cell table:number-columns-repeated="3" office:value-type="float" office:value="0">
            <text:p>0</text:p>
          </table:table-cell>
          <table:table-cell table:formula="oooc:=[.D715]*12/125*100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ooc:=[.G714]+([.$C$2]*[.B714]/100-[.F714])/60/12" office:value-type="float" office:value="65.5832701537496">
            <text:p>65.58</text:p>
          </table:table-cell>
          <table:table-cell table:formula="oooc:=[.H714]+([.$C$2]*[.E714]/100-[.F714])/60/12" office:value-type="float" office:value="53.6658777616002">
            <text:p>53.67</text:p>
          </table:table-cell>
          <table:table-cell table:number-columns-repeated="30"/>
        </table:table-row>
        <table:table-row table:style-name="ro1">
          <table:table-cell table:formula="oooc:=[.A715]+0.000694444444444444" office:value-type="time" office:time-value="PT19H00M00S">
            <text:p>07:00 PM</text:p>
          </table:table-cell>
          <table:table-cell table:number-columns-repeated="3" office:value-type="float" office:value="0">
            <text:p>0</text:p>
          </table:table-cell>
          <table:table-cell table:formula="oooc:=[.D716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15]+([.$C$2]*[.B715]/100-[.F715])/60/12" office:value-type="float" office:value="65.5138257093051">
            <text:p>65.51</text:p>
          </table:table-cell>
          <table:table-cell table:formula="oooc:=[.H715]+([.$C$2]*[.E715]/100-[.F715])/60/12" office:value-type="float" office:value="53.5964333171557">
            <text:p>53.6</text:p>
          </table:table-cell>
          <table:table-cell table:number-columns-repeated="30"/>
        </table:table-row>
        <table:table-row table:style-name="ro1">
          <table:table-cell table:formula="oooc:=[.A716]+0.000694444444444444" office:value-type="time" office:time-value="PT19H01M00S">
            <text:p>07:01 PM</text:p>
          </table:table-cell>
          <table:table-cell table:number-columns-repeated="3" office:value-type="float" office:value="0">
            <text:p>0</text:p>
          </table:table-cell>
          <table:table-cell table:formula="oooc:=[.D717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16]+([.$C$2]*[.B716]/100-[.F716])/60/12" office:value-type="float" office:value="65.3888257093051">
            <text:p>65.39</text:p>
          </table:table-cell>
          <table:table-cell table:formula="oooc:=[.H716]+([.$C$2]*[.E716]/100-[.F716])/60/12" office:value-type="float" office:value="53.4714333171557">
            <text:p>53.47</text:p>
          </table:table-cell>
          <table:table-cell table:number-columns-repeated="30"/>
        </table:table-row>
        <table:table-row table:style-name="ro1">
          <table:table-cell table:formula="oooc:=[.A717]+0.000694444444444444" office:value-type="time" office:time-value="PT19H02M00S">
            <text:p>07:02 PM</text:p>
          </table:table-cell>
          <table:table-cell table:number-columns-repeated="3" office:value-type="float" office:value="0">
            <text:p>0</text:p>
          </table:table-cell>
          <table:table-cell table:formula="oooc:=[.D718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17]+([.$C$2]*[.B717]/100-[.F717])/60/12" office:value-type="float" office:value="65.2638257093051">
            <text:p>65.26</text:p>
          </table:table-cell>
          <table:table-cell table:formula="oooc:=[.H717]+([.$C$2]*[.E717]/100-[.F717])/60/12" office:value-type="float" office:value="53.3464333171557">
            <text:p>53.35</text:p>
          </table:table-cell>
          <table:table-cell table:number-columns-repeated="30"/>
        </table:table-row>
        <table:table-row table:style-name="ro1">
          <table:table-cell table:formula="oooc:=[.A718]+0.000694444444444444" office:value-type="time" office:time-value="PT19H03M00S">
            <text:p>07:03 PM</text:p>
          </table:table-cell>
          <table:table-cell table:number-columns-repeated="3" office:value-type="float" office:value="0">
            <text:p>0</text:p>
          </table:table-cell>
          <table:table-cell table:formula="oooc:=[.D719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18]+([.$C$2]*[.B718]/100-[.F718])/60/12" office:value-type="float" office:value="65.1388257093051">
            <text:p>65.14</text:p>
          </table:table-cell>
          <table:table-cell table:formula="oooc:=[.H718]+([.$C$2]*[.E718]/100-[.F718])/60/12" office:value-type="float" office:value="53.2214333171557">
            <text:p>53.22</text:p>
          </table:table-cell>
          <table:table-cell table:number-columns-repeated="30"/>
        </table:table-row>
        <table:table-row table:style-name="ro1">
          <table:table-cell table:formula="oooc:=[.A719]+0.000694444444444444" office:value-type="time" office:time-value="PT19H04M00S">
            <text:p>07:04 PM</text:p>
          </table:table-cell>
          <table:table-cell table:number-columns-repeated="3" office:value-type="float" office:value="0">
            <text:p>0</text:p>
          </table:table-cell>
          <table:table-cell table:formula="oooc:=[.D720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19]+([.$C$2]*[.B719]/100-[.F719])/60/12" office:value-type="float" office:value="65.0138257093051">
            <text:p>65.01</text:p>
          </table:table-cell>
          <table:table-cell table:formula="oooc:=[.H719]+([.$C$2]*[.E719]/100-[.F719])/60/12" office:value-type="float" office:value="53.0964333171557">
            <text:p>53.1</text:p>
          </table:table-cell>
          <table:table-cell table:number-columns-repeated="30"/>
        </table:table-row>
        <table:table-row table:style-name="ro1">
          <table:table-cell table:formula="oooc:=[.A720]+0.000694444444444444" office:value-type="time" office:time-value="PT19H05M00S">
            <text:p>07:05 PM</text:p>
          </table:table-cell>
          <table:table-cell table:number-columns-repeated="3" office:value-type="float" office:value="0">
            <text:p>0</text:p>
          </table:table-cell>
          <table:table-cell table:formula="oooc:=[.D721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20]+([.$C$2]*[.B720]/100-[.F720])/60/12" office:value-type="float" office:value="64.8888257093051">
            <text:p>64.89</text:p>
          </table:table-cell>
          <table:table-cell table:formula="oooc:=[.H720]+([.$C$2]*[.E720]/100-[.F720])/60/12" office:value-type="float" office:value="52.9714333171557">
            <text:p>52.97</text:p>
          </table:table-cell>
          <table:table-cell table:number-columns-repeated="30"/>
        </table:table-row>
        <table:table-row table:style-name="ro1">
          <table:table-cell table:formula="oooc:=[.A721]+0.000694444444444444" office:value-type="time" office:time-value="PT19H06M00S">
            <text:p>07:06 PM</text:p>
          </table:table-cell>
          <table:table-cell table:number-columns-repeated="3" office:value-type="float" office:value="0">
            <text:p>0</text:p>
          </table:table-cell>
          <table:table-cell table:formula="oooc:=[.D722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21]+([.$C$2]*[.B721]/100-[.F721])/60/12" office:value-type="float" office:value="64.7638257093051">
            <text:p>64.76</text:p>
          </table:table-cell>
          <table:table-cell table:formula="oooc:=[.H721]+([.$C$2]*[.E721]/100-[.F721])/60/12" office:value-type="float" office:value="52.8464333171557">
            <text:p>52.85</text:p>
          </table:table-cell>
          <table:table-cell table:number-columns-repeated="30"/>
        </table:table-row>
        <table:table-row table:style-name="ro1">
          <table:table-cell table:formula="oooc:=[.A722]+0.000694444444444444" office:value-type="time" office:time-value="PT19H07M00S">
            <text:p>07:07 PM</text:p>
          </table:table-cell>
          <table:table-cell table:number-columns-repeated="3" office:value-type="float" office:value="0">
            <text:p>0</text:p>
          </table:table-cell>
          <table:table-cell table:formula="oooc:=[.D723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22]+([.$C$2]*[.B722]/100-[.F722])/60/12" office:value-type="float" office:value="64.6388257093051">
            <text:p>64.64</text:p>
          </table:table-cell>
          <table:table-cell table:formula="oooc:=[.H722]+([.$C$2]*[.E722]/100-[.F722])/60/12" office:value-type="float" office:value="52.7214333171557">
            <text:p>52.72</text:p>
          </table:table-cell>
          <table:table-cell table:number-columns-repeated="30"/>
        </table:table-row>
        <table:table-row table:style-name="ro1">
          <table:table-cell table:formula="oooc:=[.A723]+0.000694444444444444" office:value-type="time" office:time-value="PT19H08M00S">
            <text:p>07:08 PM</text:p>
          </table:table-cell>
          <table:table-cell table:number-columns-repeated="3" office:value-type="float" office:value="0">
            <text:p>0</text:p>
          </table:table-cell>
          <table:table-cell table:formula="oooc:=[.D724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23]+([.$C$2]*[.B723]/100-[.F723])/60/12" office:value-type="float" office:value="64.5138257093051">
            <text:p>64.51</text:p>
          </table:table-cell>
          <table:table-cell table:formula="oooc:=[.H723]+([.$C$2]*[.E723]/100-[.F723])/60/12" office:value-type="float" office:value="52.5964333171557">
            <text:p>52.6</text:p>
          </table:table-cell>
          <table:table-cell table:number-columns-repeated="30"/>
        </table:table-row>
        <table:table-row table:style-name="ro1">
          <table:table-cell table:formula="oooc:=[.A724]+0.000694444444444444" office:value-type="time" office:time-value="PT19H09M00S">
            <text:p>07:09 PM</text:p>
          </table:table-cell>
          <table:table-cell table:number-columns-repeated="3" office:value-type="float" office:value="0">
            <text:p>0</text:p>
          </table:table-cell>
          <table:table-cell table:formula="oooc:=[.D725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24]+([.$C$2]*[.B724]/100-[.F724])/60/12" office:value-type="float" office:value="64.3888257093051">
            <text:p>64.39</text:p>
          </table:table-cell>
          <table:table-cell table:formula="oooc:=[.H724]+([.$C$2]*[.E724]/100-[.F724])/60/12" office:value-type="float" office:value="52.4714333171557">
            <text:p>52.47</text:p>
          </table:table-cell>
          <table:table-cell table:number-columns-repeated="30"/>
        </table:table-row>
        <table:table-row table:style-name="ro1">
          <table:table-cell table:formula="oooc:=[.A725]+0.000694444444444444" office:value-type="time" office:time-value="PT19H10M00S">
            <text:p>07:10 PM</text:p>
          </table:table-cell>
          <table:table-cell table:number-columns-repeated="3" office:value-type="float" office:value="0">
            <text:p>0</text:p>
          </table:table-cell>
          <table:table-cell table:formula="oooc:=[.D726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25]+([.$C$2]*[.B725]/100-[.F725])/60/12" office:value-type="float" office:value="64.2638257093051">
            <text:p>64.26</text:p>
          </table:table-cell>
          <table:table-cell table:formula="oooc:=[.H725]+([.$C$2]*[.E725]/100-[.F725])/60/12" office:value-type="float" office:value="52.3464333171557">
            <text:p>52.35</text:p>
          </table:table-cell>
          <table:table-cell table:number-columns-repeated="30"/>
        </table:table-row>
        <table:table-row table:style-name="ro1">
          <table:table-cell table:formula="oooc:=[.A726]+0.000694444444444444" office:value-type="time" office:time-value="PT19H11M00S">
            <text:p>07:11 PM</text:p>
          </table:table-cell>
          <table:table-cell table:number-columns-repeated="3" office:value-type="float" office:value="0">
            <text:p>0</text:p>
          </table:table-cell>
          <table:table-cell table:formula="oooc:=[.D727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26]+([.$C$2]*[.B726]/100-[.F726])/60/12" office:value-type="float" office:value="64.1388257093051">
            <text:p>64.14</text:p>
          </table:table-cell>
          <table:table-cell table:formula="oooc:=[.H726]+([.$C$2]*[.E726]/100-[.F726])/60/12" office:value-type="float" office:value="52.2214333171557">
            <text:p>52.22</text:p>
          </table:table-cell>
          <table:table-cell table:number-columns-repeated="30"/>
        </table:table-row>
        <table:table-row table:style-name="ro1">
          <table:table-cell table:formula="oooc:=[.A727]+0.000694444444444444" office:value-type="time" office:time-value="PT19H12M00S">
            <text:p>07:12 PM</text:p>
          </table:table-cell>
          <table:table-cell table:number-columns-repeated="3" office:value-type="float" office:value="0">
            <text:p>0</text:p>
          </table:table-cell>
          <table:table-cell table:formula="oooc:=[.D728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27]+([.$C$2]*[.B727]/100-[.F727])/60/12" office:value-type="float" office:value="64.0138257093051">
            <text:p>64.01</text:p>
          </table:table-cell>
          <table:table-cell table:formula="oooc:=[.H727]+([.$C$2]*[.E727]/100-[.F727])/60/12" office:value-type="float" office:value="52.0964333171557">
            <text:p>52.1</text:p>
          </table:table-cell>
          <table:table-cell table:number-columns-repeated="30"/>
        </table:table-row>
        <table:table-row table:style-name="ro1">
          <table:table-cell table:formula="oooc:=[.A728]+0.000694444444444444" office:value-type="time" office:time-value="PT19H13M00S">
            <text:p>07:13 PM</text:p>
          </table:table-cell>
          <table:table-cell table:number-columns-repeated="3" office:value-type="float" office:value="0">
            <text:p>0</text:p>
          </table:table-cell>
          <table:table-cell table:formula="oooc:=[.D729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28]+([.$C$2]*[.B728]/100-[.F728])/60/12" office:value-type="float" office:value="63.8888257093051">
            <text:p>63.89</text:p>
          </table:table-cell>
          <table:table-cell table:formula="oooc:=[.H728]+([.$C$2]*[.E728]/100-[.F728])/60/12" office:value-type="float" office:value="51.9714333171557">
            <text:p>51.97</text:p>
          </table:table-cell>
          <table:table-cell table:number-columns-repeated="30"/>
        </table:table-row>
        <table:table-row table:style-name="ro1">
          <table:table-cell table:formula="oooc:=[.A729]+0.000694444444444444" office:value-type="time" office:time-value="PT19H14M00S">
            <text:p>07:14 PM</text:p>
          </table:table-cell>
          <table:table-cell table:number-columns-repeated="3" office:value-type="float" office:value="0">
            <text:p>0</text:p>
          </table:table-cell>
          <table:table-cell table:formula="oooc:=[.D730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29]+([.$C$2]*[.B729]/100-[.F729])/60/12" office:value-type="float" office:value="63.7638257093051">
            <text:p>63.76</text:p>
          </table:table-cell>
          <table:table-cell table:formula="oooc:=[.H729]+([.$C$2]*[.E729]/100-[.F729])/60/12" office:value-type="float" office:value="51.8464333171557">
            <text:p>51.85</text:p>
          </table:table-cell>
          <table:table-cell table:number-columns-repeated="30"/>
        </table:table-row>
        <table:table-row table:style-name="ro1">
          <table:table-cell table:formula="oooc:=[.A730]+0.000694444444444444" office:value-type="time" office:time-value="PT19H15M00S">
            <text:p>07:15 PM</text:p>
          </table:table-cell>
          <table:table-cell table:number-columns-repeated="3" office:value-type="float" office:value="0">
            <text:p>0</text:p>
          </table:table-cell>
          <table:table-cell table:formula="oooc:=[.D731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30]+([.$C$2]*[.B730]/100-[.F730])/60/12" office:value-type="float" office:value="63.6388257093051">
            <text:p>63.64</text:p>
          </table:table-cell>
          <table:table-cell table:formula="oooc:=[.H730]+([.$C$2]*[.E730]/100-[.F730])/60/12" office:value-type="float" office:value="51.7214333171557">
            <text:p>51.72</text:p>
          </table:table-cell>
          <table:table-cell table:number-columns-repeated="30"/>
        </table:table-row>
        <table:table-row table:style-name="ro1">
          <table:table-cell table:formula="oooc:=[.A731]+0.000694444444444444" office:value-type="time" office:time-value="PT19H16M00S">
            <text:p>07:16 PM</text:p>
          </table:table-cell>
          <table:table-cell table:number-columns-repeated="3" office:value-type="float" office:value="0">
            <text:p>0</text:p>
          </table:table-cell>
          <table:table-cell table:formula="oooc:=[.D732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31]+([.$C$2]*[.B731]/100-[.F731])/60/12" office:value-type="float" office:value="63.5138257093051">
            <text:p>63.51</text:p>
          </table:table-cell>
          <table:table-cell table:formula="oooc:=[.H731]+([.$C$2]*[.E731]/100-[.F731])/60/12" office:value-type="float" office:value="51.5964333171557">
            <text:p>51.6</text:p>
          </table:table-cell>
          <table:table-cell table:number-columns-repeated="30"/>
        </table:table-row>
        <table:table-row table:style-name="ro1">
          <table:table-cell table:formula="oooc:=[.A732]+0.000694444444444444" office:value-type="time" office:time-value="PT19H17M00S">
            <text:p>07:17 PM</text:p>
          </table:table-cell>
          <table:table-cell table:number-columns-repeated="3" office:value-type="float" office:value="0">
            <text:p>0</text:p>
          </table:table-cell>
          <table:table-cell table:formula="oooc:=[.D733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32]+([.$C$2]*[.B732]/100-[.F732])/60/12" office:value-type="float" office:value="63.3888257093051">
            <text:p>63.39</text:p>
          </table:table-cell>
          <table:table-cell table:formula="oooc:=[.H732]+([.$C$2]*[.E732]/100-[.F732])/60/12" office:value-type="float" office:value="51.4714333171557">
            <text:p>51.47</text:p>
          </table:table-cell>
          <table:table-cell table:number-columns-repeated="30"/>
        </table:table-row>
        <table:table-row table:style-name="ro1">
          <table:table-cell table:formula="oooc:=[.A733]+0.000694444444444444" office:value-type="time" office:time-value="PT19H18M00S">
            <text:p>07:18 PM</text:p>
          </table:table-cell>
          <table:table-cell table:number-columns-repeated="3" office:value-type="float" office:value="0">
            <text:p>0</text:p>
          </table:table-cell>
          <table:table-cell table:formula="oooc:=[.D734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33]+([.$C$2]*[.B733]/100-[.F733])/60/12" office:value-type="float" office:value="63.2638257093051">
            <text:p>63.26</text:p>
          </table:table-cell>
          <table:table-cell table:formula="oooc:=[.H733]+([.$C$2]*[.E733]/100-[.F733])/60/12" office:value-type="float" office:value="51.3464333171557">
            <text:p>51.35</text:p>
          </table:table-cell>
          <table:table-cell table:number-columns-repeated="30"/>
        </table:table-row>
        <table:table-row table:style-name="ro1">
          <table:table-cell table:formula="oooc:=[.A734]+0.000694444444444444" office:value-type="time" office:time-value="PT19H19M00S">
            <text:p>07:19 PM</text:p>
          </table:table-cell>
          <table:table-cell table:number-columns-repeated="3" office:value-type="float" office:value="0">
            <text:p>0</text:p>
          </table:table-cell>
          <table:table-cell table:formula="oooc:=[.D735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34]+([.$C$2]*[.B734]/100-[.F734])/60/12" office:value-type="float" office:value="63.1388257093051">
            <text:p>63.14</text:p>
          </table:table-cell>
          <table:table-cell table:formula="oooc:=[.H734]+([.$C$2]*[.E734]/100-[.F734])/60/12" office:value-type="float" office:value="51.2214333171557">
            <text:p>51.22</text:p>
          </table:table-cell>
          <table:table-cell table:number-columns-repeated="30"/>
        </table:table-row>
        <table:table-row table:style-name="ro1">
          <table:table-cell table:formula="oooc:=[.A735]+0.000694444444444444" office:value-type="time" office:time-value="PT19H20M00S">
            <text:p>07:20 PM</text:p>
          </table:table-cell>
          <table:table-cell table:number-columns-repeated="3" office:value-type="float" office:value="0">
            <text:p>0</text:p>
          </table:table-cell>
          <table:table-cell table:formula="oooc:=[.D736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35]+([.$C$2]*[.B735]/100-[.F735])/60/12" office:value-type="float" office:value="63.0138257093051">
            <text:p>63.01</text:p>
          </table:table-cell>
          <table:table-cell table:formula="oooc:=[.H735]+([.$C$2]*[.E735]/100-[.F735])/60/12" office:value-type="float" office:value="51.0964333171557">
            <text:p>51.1</text:p>
          </table:table-cell>
          <table:table-cell table:number-columns-repeated="30"/>
        </table:table-row>
        <table:table-row table:style-name="ro1">
          <table:table-cell table:formula="oooc:=[.A736]+0.000694444444444444" office:value-type="time" office:time-value="PT19H21M00S">
            <text:p>07:21 PM</text:p>
          </table:table-cell>
          <table:table-cell table:number-columns-repeated="3" office:value-type="float" office:value="0">
            <text:p>0</text:p>
          </table:table-cell>
          <table:table-cell table:formula="oooc:=[.D737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36]+([.$C$2]*[.B736]/100-[.F736])/60/12" office:value-type="float" office:value="62.8888257093051">
            <text:p>62.89</text:p>
          </table:table-cell>
          <table:table-cell table:formula="oooc:=[.H736]+([.$C$2]*[.E736]/100-[.F736])/60/12" office:value-type="float" office:value="50.9714333171557">
            <text:p>50.97</text:p>
          </table:table-cell>
          <table:table-cell table:number-columns-repeated="30"/>
        </table:table-row>
        <table:table-row table:style-name="ro1">
          <table:table-cell table:formula="oooc:=[.A737]+0.000694444444444444" office:value-type="time" office:time-value="PT19H22M00S">
            <text:p>07:22 PM</text:p>
          </table:table-cell>
          <table:table-cell table:number-columns-repeated="3" office:value-type="float" office:value="0">
            <text:p>0</text:p>
          </table:table-cell>
          <table:table-cell table:formula="oooc:=[.D738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37]+([.$C$2]*[.B737]/100-[.F737])/60/12" office:value-type="float" office:value="62.7638257093051">
            <text:p>62.76</text:p>
          </table:table-cell>
          <table:table-cell table:formula="oooc:=[.H737]+([.$C$2]*[.E737]/100-[.F737])/60/12" office:value-type="float" office:value="50.8464333171557">
            <text:p>50.85</text:p>
          </table:table-cell>
          <table:table-cell table:number-columns-repeated="30"/>
        </table:table-row>
        <table:table-row table:style-name="ro1">
          <table:table-cell table:formula="oooc:=[.A738]+0.000694444444444444" office:value-type="time" office:time-value="PT19H23M00S">
            <text:p>07:23 PM</text:p>
          </table:table-cell>
          <table:table-cell table:number-columns-repeated="3" office:value-type="float" office:value="0">
            <text:p>0</text:p>
          </table:table-cell>
          <table:table-cell table:formula="oooc:=[.D739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38]+([.$C$2]*[.B738]/100-[.F738])/60/12" office:value-type="float" office:value="62.6388257093051">
            <text:p>62.64</text:p>
          </table:table-cell>
          <table:table-cell table:formula="oooc:=[.H738]+([.$C$2]*[.E738]/100-[.F738])/60/12" office:value-type="float" office:value="50.7214333171557">
            <text:p>50.72</text:p>
          </table:table-cell>
          <table:table-cell table:number-columns-repeated="30"/>
        </table:table-row>
        <table:table-row table:style-name="ro1">
          <table:table-cell table:formula="oooc:=[.A739]+0.000694444444444444" office:value-type="time" office:time-value="PT19H24M00S">
            <text:p>07:24 PM</text:p>
          </table:table-cell>
          <table:table-cell table:number-columns-repeated="3" office:value-type="float" office:value="0">
            <text:p>0</text:p>
          </table:table-cell>
          <table:table-cell table:formula="oooc:=[.D740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39]+([.$C$2]*[.B739]/100-[.F739])/60/12" office:value-type="float" office:value="62.5138257093051">
            <text:p>62.51</text:p>
          </table:table-cell>
          <table:table-cell table:formula="oooc:=[.H739]+([.$C$2]*[.E739]/100-[.F739])/60/12" office:value-type="float" office:value="50.5964333171557">
            <text:p>50.6</text:p>
          </table:table-cell>
          <table:table-cell table:number-columns-repeated="30"/>
        </table:table-row>
        <table:table-row table:style-name="ro1">
          <table:table-cell table:formula="oooc:=[.A740]+0.000694444444444444" office:value-type="time" office:time-value="PT19H25M00S">
            <text:p>07:25 PM</text:p>
          </table:table-cell>
          <table:table-cell table:number-columns-repeated="3" office:value-type="float" office:value="0">
            <text:p>0</text:p>
          </table:table-cell>
          <table:table-cell table:formula="oooc:=[.D741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40]+([.$C$2]*[.B740]/100-[.F740])/60/12" office:value-type="float" office:value="62.3888257093051">
            <text:p>62.39</text:p>
          </table:table-cell>
          <table:table-cell table:formula="oooc:=[.H740]+([.$C$2]*[.E740]/100-[.F740])/60/12" office:value-type="float" office:value="50.4714333171557">
            <text:p>50.47</text:p>
          </table:table-cell>
          <table:table-cell table:number-columns-repeated="30"/>
        </table:table-row>
        <table:table-row table:style-name="ro1">
          <table:table-cell table:formula="oooc:=[.A741]+0.000694444444444444" office:value-type="time" office:time-value="PT19H26M00S">
            <text:p>07:26 PM</text:p>
          </table:table-cell>
          <table:table-cell table:number-columns-repeated="3" office:value-type="float" office:value="0">
            <text:p>0</text:p>
          </table:table-cell>
          <table:table-cell table:formula="oooc:=[.D742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41]+([.$C$2]*[.B741]/100-[.F741])/60/12" office:value-type="float" office:value="62.2638257093051">
            <text:p>62.26</text:p>
          </table:table-cell>
          <table:table-cell table:formula="oooc:=[.H741]+([.$C$2]*[.E741]/100-[.F741])/60/12" office:value-type="float" office:value="50.3464333171557">
            <text:p>50.35</text:p>
          </table:table-cell>
          <table:table-cell table:number-columns-repeated="30"/>
        </table:table-row>
        <table:table-row table:style-name="ro1">
          <table:table-cell table:formula="oooc:=[.A742]+0.000694444444444444" office:value-type="time" office:time-value="PT19H27M00S">
            <text:p>07:27 PM</text:p>
          </table:table-cell>
          <table:table-cell table:number-columns-repeated="3" office:value-type="float" office:value="0">
            <text:p>0</text:p>
          </table:table-cell>
          <table:table-cell table:formula="oooc:=[.D743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42]+([.$C$2]*[.B742]/100-[.F742])/60/12" office:value-type="float" office:value="62.1388257093051">
            <text:p>62.14</text:p>
          </table:table-cell>
          <table:table-cell table:formula="oooc:=[.H742]+([.$C$2]*[.E742]/100-[.F742])/60/12" office:value-type="float" office:value="50.2214333171557">
            <text:p>50.22</text:p>
          </table:table-cell>
          <table:table-cell table:number-columns-repeated="30"/>
        </table:table-row>
        <table:table-row table:style-name="ro1">
          <table:table-cell table:formula="oooc:=[.A743]+0.000694444444444444" office:value-type="time" office:time-value="PT19H28M00S">
            <text:p>07:28 PM</text:p>
          </table:table-cell>
          <table:table-cell table:number-columns-repeated="3" office:value-type="float" office:value="0">
            <text:p>0</text:p>
          </table:table-cell>
          <table:table-cell table:formula="oooc:=[.D744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43]+([.$C$2]*[.B743]/100-[.F743])/60/12" office:value-type="float" office:value="62.0138257093051">
            <text:p>62.01</text:p>
          </table:table-cell>
          <table:table-cell table:formula="oooc:=[.H743]+([.$C$2]*[.E743]/100-[.F743])/60/12" office:value-type="float" office:value="50.0964333171557">
            <text:p>50.1</text:p>
          </table:table-cell>
          <table:table-cell table:number-columns-repeated="30"/>
        </table:table-row>
        <table:table-row table:style-name="ro1">
          <table:table-cell table:formula="oooc:=[.A744]+0.000694444444444444" office:value-type="time" office:time-value="PT19H29M00S">
            <text:p>07:29 PM</text:p>
          </table:table-cell>
          <table:table-cell table:number-columns-repeated="3" office:value-type="float" office:value="0">
            <text:p>0</text:p>
          </table:table-cell>
          <table:table-cell table:formula="oooc:=[.D745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44]+([.$C$2]*[.B744]/100-[.F744])/60/12" office:value-type="float" office:value="61.8888257093051">
            <text:p>61.89</text:p>
          </table:table-cell>
          <table:table-cell table:formula="oooc:=[.H744]+([.$C$2]*[.E744]/100-[.F744])/60/12" office:value-type="float" office:value="49.9714333171557">
            <text:p>49.97</text:p>
          </table:table-cell>
          <table:table-cell table:number-columns-repeated="30"/>
        </table:table-row>
        <table:table-row table:style-name="ro1">
          <table:table-cell table:formula="oooc:=[.A745]+0.000694444444444444" office:value-type="time" office:time-value="PT19H30M00S">
            <text:p>07:30 PM</text:p>
          </table:table-cell>
          <table:table-cell table:number-columns-repeated="3" office:value-type="float" office:value="0">
            <text:p>0</text:p>
          </table:table-cell>
          <table:table-cell table:formula="oooc:=[.D746]*12/125*100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ooc:=[.G745]+([.$C$2]*[.B745]/100-[.F745])/60/12" office:value-type="float" office:value="61.7638257093051">
            <text:p>61.76</text:p>
          </table:table-cell>
          <table:table-cell table:formula="oooc:=[.H745]+([.$C$2]*[.E745]/100-[.F745])/60/12" office:value-type="float" office:value="49.8464333171557">
            <text:p>49.85</text:p>
          </table:table-cell>
          <table:table-cell table:number-columns-repeated="30"/>
        </table:table-row>
        <table:table-row table:style-name="ro1">
          <table:table-cell table:formula="oooc:=[.A746]+0.000694444444444444" office:value-type="time" office:time-value="PT19H31M00S">
            <text:p>07:31 PM</text:p>
          </table:table-cell>
          <table:table-cell table:number-columns-repeated="3" office:value-type="float" office:value="0">
            <text:p>0</text:p>
          </table:table-cell>
          <table:table-cell table:formula="oooc:=[.D74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46]+([.$C$2]*[.B746]/100-[.F746])/60/12" office:value-type="float" office:value="61.6388257093051">
            <text:p>61.64</text:p>
          </table:table-cell>
          <table:table-cell table:formula="oooc:=[.H746]+([.$C$2]*[.E746]/100-[.F746])/60/12" office:value-type="float" office:value="49.7214333171557">
            <text:p>49.72</text:p>
          </table:table-cell>
          <table:table-cell table:number-columns-repeated="30"/>
        </table:table-row>
        <table:table-row table:style-name="ro1">
          <table:table-cell table:formula="oooc:=[.A747]+0.000694444444444444" office:value-type="time" office:time-value="PT19H32M00S">
            <text:p>07:32 PM</text:p>
          </table:table-cell>
          <table:table-cell table:number-columns-repeated="3" office:value-type="float" office:value="0">
            <text:p>0</text:p>
          </table:table-cell>
          <table:table-cell table:formula="oooc:=[.D74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47]+([.$C$2]*[.B747]/100-[.F747])/60/12" office:value-type="float" office:value="61.5416034870829">
            <text:p>61.54</text:p>
          </table:table-cell>
          <table:table-cell table:formula="oooc:=[.H747]+([.$C$2]*[.E747]/100-[.F747])/60/12" office:value-type="float" office:value="49.6242110949335">
            <text:p>49.62</text:p>
          </table:table-cell>
          <table:table-cell table:number-columns-repeated="30"/>
        </table:table-row>
        <table:table-row table:style-name="ro1">
          <table:table-cell table:formula="oooc:=[.A748]+0.000694444444444444" office:value-type="time" office:time-value="PT19H33M00S">
            <text:p>07:33 PM</text:p>
          </table:table-cell>
          <table:table-cell table:number-columns-repeated="3" office:value-type="float" office:value="0">
            <text:p>0</text:p>
          </table:table-cell>
          <table:table-cell table:formula="oooc:=[.D74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48]+([.$C$2]*[.B748]/100-[.F748])/60/12" office:value-type="float" office:value="61.4443812648607">
            <text:p>61.44</text:p>
          </table:table-cell>
          <table:table-cell table:formula="oooc:=[.H748]+([.$C$2]*[.E748]/100-[.F748])/60/12" office:value-type="float" office:value="49.5269888727113">
            <text:p>49.53</text:p>
          </table:table-cell>
          <table:table-cell table:number-columns-repeated="30"/>
        </table:table-row>
        <table:table-row table:style-name="ro1">
          <table:table-cell table:formula="oooc:=[.A749]+0.000694444444444444" office:value-type="time" office:time-value="PT19H34M00S">
            <text:p>07:34 PM</text:p>
          </table:table-cell>
          <table:table-cell table:number-columns-repeated="3" office:value-type="float" office:value="0">
            <text:p>0</text:p>
          </table:table-cell>
          <table:table-cell table:formula="oooc:=[.D75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49]+([.$C$2]*[.B749]/100-[.F749])/60/12" office:value-type="float" office:value="61.3471590426384">
            <text:p>61.35</text:p>
          </table:table-cell>
          <table:table-cell table:formula="oooc:=[.H749]+([.$C$2]*[.E749]/100-[.F749])/60/12" office:value-type="float" office:value="49.4297666504891">
            <text:p>49.43</text:p>
          </table:table-cell>
          <table:table-cell table:number-columns-repeated="30"/>
        </table:table-row>
        <table:table-row table:style-name="ro1">
          <table:table-cell table:formula="oooc:=[.A750]+0.000694444444444444" office:value-type="time" office:time-value="PT19H35M00S">
            <text:p>07:35 PM</text:p>
          </table:table-cell>
          <table:table-cell table:number-columns-repeated="3" office:value-type="float" office:value="0">
            <text:p>0</text:p>
          </table:table-cell>
          <table:table-cell table:formula="oooc:=[.D75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50]+([.$C$2]*[.B750]/100-[.F750])/60/12" office:value-type="float" office:value="61.2499368204162">
            <text:p>61.25</text:p>
          </table:table-cell>
          <table:table-cell table:formula="oooc:=[.H750]+([.$C$2]*[.E750]/100-[.F750])/60/12" office:value-type="float" office:value="49.3325444282668">
            <text:p>49.33</text:p>
          </table:table-cell>
          <table:table-cell table:number-columns-repeated="30"/>
        </table:table-row>
        <table:table-row table:style-name="ro1">
          <table:table-cell table:formula="oooc:=[.A751]+0.000694444444444444" office:value-type="time" office:time-value="PT19H36M00S">
            <text:p>07:36 PM</text:p>
          </table:table-cell>
          <table:table-cell table:number-columns-repeated="3" office:value-type="float" office:value="0">
            <text:p>0</text:p>
          </table:table-cell>
          <table:table-cell table:formula="oooc:=[.D75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51]+([.$C$2]*[.B751]/100-[.F751])/60/12" office:value-type="float" office:value="61.152714598194">
            <text:p>61.15</text:p>
          </table:table-cell>
          <table:table-cell table:formula="oooc:=[.H751]+([.$C$2]*[.E751]/100-[.F751])/60/12" office:value-type="float" office:value="49.2353222060446">
            <text:p>49.24</text:p>
          </table:table-cell>
          <table:table-cell table:number-columns-repeated="30"/>
        </table:table-row>
        <table:table-row table:style-name="ro1">
          <table:table-cell table:formula="oooc:=[.A752]+0.000694444444444444" office:value-type="time" office:time-value="PT19H37M00S">
            <text:p>07:37 PM</text:p>
          </table:table-cell>
          <table:table-cell table:number-columns-repeated="3" office:value-type="float" office:value="0">
            <text:p>0</text:p>
          </table:table-cell>
          <table:table-cell table:formula="oooc:=[.D75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52]+([.$C$2]*[.B752]/100-[.F752])/60/12" office:value-type="float" office:value="61.0554923759718">
            <text:p>61.06</text:p>
          </table:table-cell>
          <table:table-cell table:formula="oooc:=[.H752]+([.$C$2]*[.E752]/100-[.F752])/60/12" office:value-type="float" office:value="49.1380999838224">
            <text:p>49.14</text:p>
          </table:table-cell>
          <table:table-cell table:number-columns-repeated="30"/>
        </table:table-row>
        <table:table-row table:style-name="ro1">
          <table:table-cell table:formula="oooc:=[.A753]+0.000694444444444444" office:value-type="time" office:time-value="PT19H38M00S">
            <text:p>07:38 PM</text:p>
          </table:table-cell>
          <table:table-cell table:number-columns-repeated="3" office:value-type="float" office:value="0">
            <text:p>0</text:p>
          </table:table-cell>
          <table:table-cell table:formula="oooc:=[.D75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53]+([.$C$2]*[.B753]/100-[.F753])/60/12" office:value-type="float" office:value="60.9582701537496">
            <text:p>60.96</text:p>
          </table:table-cell>
          <table:table-cell table:formula="oooc:=[.H753]+([.$C$2]*[.E753]/100-[.F753])/60/12" office:value-type="float" office:value="49.0408777616002">
            <text:p>49.04</text:p>
          </table:table-cell>
          <table:table-cell table:number-columns-repeated="30"/>
        </table:table-row>
        <table:table-row table:style-name="ro1">
          <table:table-cell table:formula="oooc:=[.A754]+0.000694444444444444" office:value-type="time" office:time-value="PT19H39M00S">
            <text:p>07:39 PM</text:p>
          </table:table-cell>
          <table:table-cell table:number-columns-repeated="3" office:value-type="float" office:value="0">
            <text:p>0</text:p>
          </table:table-cell>
          <table:table-cell table:formula="oooc:=[.D75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54]+([.$C$2]*[.B754]/100-[.F754])/60/12" office:value-type="float" office:value="60.8610479315273">
            <text:p>60.86</text:p>
          </table:table-cell>
          <table:table-cell table:formula="oooc:=[.H754]+([.$C$2]*[.E754]/100-[.F754])/60/12" office:value-type="float" office:value="48.943655539378">
            <text:p>48.94</text:p>
          </table:table-cell>
          <table:table-cell table:number-columns-repeated="30"/>
        </table:table-row>
        <table:table-row table:style-name="ro1">
          <table:table-cell table:formula="oooc:=[.A755]+0.000694444444444444" office:value-type="time" office:time-value="PT19H40M00S">
            <text:p>07:40 PM</text:p>
          </table:table-cell>
          <table:table-cell table:number-columns-repeated="3" office:value-type="float" office:value="0">
            <text:p>0</text:p>
          </table:table-cell>
          <table:table-cell table:formula="oooc:=[.D75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55]+([.$C$2]*[.B755]/100-[.F755])/60/12" office:value-type="float" office:value="60.7638257093051">
            <text:p>60.76</text:p>
          </table:table-cell>
          <table:table-cell table:formula="oooc:=[.H755]+([.$C$2]*[.E755]/100-[.F755])/60/12" office:value-type="float" office:value="48.8464333171557">
            <text:p>48.85</text:p>
          </table:table-cell>
          <table:table-cell table:number-columns-repeated="30"/>
        </table:table-row>
        <table:table-row table:style-name="ro1">
          <table:table-cell table:formula="oooc:=[.A756]+0.000694444444444444" office:value-type="time" office:time-value="PT19H41M00S">
            <text:p>07:41 PM</text:p>
          </table:table-cell>
          <table:table-cell table:number-columns-repeated="3" office:value-type="float" office:value="0">
            <text:p>0</text:p>
          </table:table-cell>
          <table:table-cell table:formula="oooc:=[.D75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56]+([.$C$2]*[.B756]/100-[.F756])/60/12" office:value-type="float" office:value="60.6666034870829">
            <text:p>60.67</text:p>
          </table:table-cell>
          <table:table-cell table:formula="oooc:=[.H756]+([.$C$2]*[.E756]/100-[.F756])/60/12" office:value-type="float" office:value="48.7492110949335">
            <text:p>48.75</text:p>
          </table:table-cell>
          <table:table-cell table:number-columns-repeated="30"/>
        </table:table-row>
        <table:table-row table:style-name="ro1">
          <table:table-cell table:formula="oooc:=[.A757]+0.000694444444444444" office:value-type="time" office:time-value="PT19H42M00S">
            <text:p>07:42 PM</text:p>
          </table:table-cell>
          <table:table-cell table:number-columns-repeated="3" office:value-type="float" office:value="0">
            <text:p>0</text:p>
          </table:table-cell>
          <table:table-cell table:formula="oooc:=[.D75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57]+([.$C$2]*[.B757]/100-[.F757])/60/12" office:value-type="float" office:value="60.5693812648607">
            <text:p>60.57</text:p>
          </table:table-cell>
          <table:table-cell table:formula="oooc:=[.H757]+([.$C$2]*[.E757]/100-[.F757])/60/12" office:value-type="float" office:value="48.6519888727113">
            <text:p>48.65</text:p>
          </table:table-cell>
          <table:table-cell table:number-columns-repeated="30"/>
        </table:table-row>
        <table:table-row table:style-name="ro1">
          <table:table-cell table:formula="oooc:=[.A758]+0.000694444444444444" office:value-type="time" office:time-value="PT19H43M00S">
            <text:p>07:43 PM</text:p>
          </table:table-cell>
          <table:table-cell table:number-columns-repeated="3" office:value-type="float" office:value="0">
            <text:p>0</text:p>
          </table:table-cell>
          <table:table-cell table:formula="oooc:=[.D75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58]+([.$C$2]*[.B758]/100-[.F758])/60/12" office:value-type="float" office:value="60.4721590426385">
            <text:p>60.47</text:p>
          </table:table-cell>
          <table:table-cell table:formula="oooc:=[.H758]+([.$C$2]*[.E758]/100-[.F758])/60/12" office:value-type="float" office:value="48.5547666504891">
            <text:p>48.55</text:p>
          </table:table-cell>
          <table:table-cell table:number-columns-repeated="30"/>
        </table:table-row>
        <table:table-row table:style-name="ro1">
          <table:table-cell table:formula="oooc:=[.A759]+0.000694444444444444" office:value-type="time" office:time-value="PT19H44M00S">
            <text:p>07:44 PM</text:p>
          </table:table-cell>
          <table:table-cell table:number-columns-repeated="3" office:value-type="float" office:value="0">
            <text:p>0</text:p>
          </table:table-cell>
          <table:table-cell table:formula="oooc:=[.D76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59]+([.$C$2]*[.B759]/100-[.F759])/60/12" office:value-type="float" office:value="60.3749368204162">
            <text:p>60.37</text:p>
          </table:table-cell>
          <table:table-cell table:formula="oooc:=[.H759]+([.$C$2]*[.E759]/100-[.F759])/60/12" office:value-type="float" office:value="48.4575444282669">
            <text:p>48.46</text:p>
          </table:table-cell>
          <table:table-cell table:number-columns-repeated="30"/>
        </table:table-row>
        <table:table-row table:style-name="ro1">
          <table:table-cell table:formula="oooc:=[.A760]+0.000694444444444444" office:value-type="time" office:time-value="PT19H45M00S">
            <text:p>07:45 PM</text:p>
          </table:table-cell>
          <table:table-cell table:number-columns-repeated="3" office:value-type="float" office:value="0">
            <text:p>0</text:p>
          </table:table-cell>
          <table:table-cell table:formula="oooc:=[.D76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60]+([.$C$2]*[.B760]/100-[.F760])/60/12" office:value-type="float" office:value="60.277714598194">
            <text:p>60.28</text:p>
          </table:table-cell>
          <table:table-cell table:formula="oooc:=[.H760]+([.$C$2]*[.E760]/100-[.F760])/60/12" office:value-type="float" office:value="48.3603222060446">
            <text:p>48.36</text:p>
          </table:table-cell>
          <table:table-cell table:number-columns-repeated="30"/>
        </table:table-row>
        <table:table-row table:style-name="ro1">
          <table:table-cell table:formula="oooc:=[.A761]+0.000694444444444444" office:value-type="time" office:time-value="PT19H46M00S">
            <text:p>07:46 PM</text:p>
          </table:table-cell>
          <table:table-cell table:number-columns-repeated="3" office:value-type="float" office:value="0">
            <text:p>0</text:p>
          </table:table-cell>
          <table:table-cell table:formula="oooc:=[.D76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61]+([.$C$2]*[.B761]/100-[.F761])/60/12" office:value-type="float" office:value="60.1804923759718">
            <text:p>60.18</text:p>
          </table:table-cell>
          <table:table-cell table:formula="oooc:=[.H761]+([.$C$2]*[.E761]/100-[.F761])/60/12" office:value-type="float" office:value="48.2630999838224">
            <text:p>48.26</text:p>
          </table:table-cell>
          <table:table-cell table:number-columns-repeated="30"/>
        </table:table-row>
        <table:table-row table:style-name="ro1">
          <table:table-cell table:formula="oooc:=[.A762]+0.000694444444444444" office:value-type="time" office:time-value="PT19H47M00S">
            <text:p>07:47 PM</text:p>
          </table:table-cell>
          <table:table-cell table:number-columns-repeated="3" office:value-type="float" office:value="0">
            <text:p>0</text:p>
          </table:table-cell>
          <table:table-cell table:formula="oooc:=[.D76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62]+([.$C$2]*[.B762]/100-[.F762])/60/12" office:value-type="float" office:value="60.0832701537496">
            <text:p>60.08</text:p>
          </table:table-cell>
          <table:table-cell table:formula="oooc:=[.H762]+([.$C$2]*[.E762]/100-[.F762])/60/12" office:value-type="float" office:value="48.1658777616002">
            <text:p>48.17</text:p>
          </table:table-cell>
          <table:table-cell table:number-columns-repeated="30"/>
        </table:table-row>
        <table:table-row table:style-name="ro1">
          <table:table-cell table:formula="oooc:=[.A763]+0.000694444444444444" office:value-type="time" office:time-value="PT19H48M00S">
            <text:p>07:48 PM</text:p>
          </table:table-cell>
          <table:table-cell table:number-columns-repeated="3" office:value-type="float" office:value="0">
            <text:p>0</text:p>
          </table:table-cell>
          <table:table-cell table:formula="oooc:=[.D76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63]+([.$C$2]*[.B763]/100-[.F763])/60/12" office:value-type="float" office:value="59.9860479315273">
            <text:p>59.99</text:p>
          </table:table-cell>
          <table:table-cell table:formula="oooc:=[.H763]+([.$C$2]*[.E763]/100-[.F763])/60/12" office:value-type="float" office:value="48.068655539378">
            <text:p>48.07</text:p>
          </table:table-cell>
          <table:table-cell table:number-columns-repeated="30"/>
        </table:table-row>
        <table:table-row table:style-name="ro1">
          <table:table-cell table:formula="oooc:=[.A764]+0.000694444444444444" office:value-type="time" office:time-value="PT19H49M00S">
            <text:p>07:49 PM</text:p>
          </table:table-cell>
          <table:table-cell table:number-columns-repeated="3" office:value-type="float" office:value="0">
            <text:p>0</text:p>
          </table:table-cell>
          <table:table-cell table:formula="oooc:=[.D76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64]+([.$C$2]*[.B764]/100-[.F764])/60/12" office:value-type="float" office:value="59.8888257093051">
            <text:p>59.89</text:p>
          </table:table-cell>
          <table:table-cell table:formula="oooc:=[.H764]+([.$C$2]*[.E764]/100-[.F764])/60/12" office:value-type="float" office:value="47.9714333171557">
            <text:p>47.97</text:p>
          </table:table-cell>
          <table:table-cell table:number-columns-repeated="30"/>
        </table:table-row>
        <table:table-row table:style-name="ro1">
          <table:table-cell table:formula="oooc:=[.A765]+0.000694444444444444" office:value-type="time" office:time-value="PT19H50M00S">
            <text:p>07:50 PM</text:p>
          </table:table-cell>
          <table:table-cell table:number-columns-repeated="3" office:value-type="float" office:value="0">
            <text:p>0</text:p>
          </table:table-cell>
          <table:table-cell table:formula="oooc:=[.D76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65]+([.$C$2]*[.B765]/100-[.F765])/60/12" office:value-type="float" office:value="59.7916034870829">
            <text:p>59.79</text:p>
          </table:table-cell>
          <table:table-cell table:formula="oooc:=[.H765]+([.$C$2]*[.E765]/100-[.F765])/60/12" office:value-type="float" office:value="47.8742110949335">
            <text:p>47.87</text:p>
          </table:table-cell>
          <table:table-cell table:number-columns-repeated="30"/>
        </table:table-row>
        <table:table-row table:style-name="ro1">
          <table:table-cell table:formula="oooc:=[.A766]+0.000694444444444444" office:value-type="time" office:time-value="PT19H51M00S">
            <text:p>07:51 PM</text:p>
          </table:table-cell>
          <table:table-cell table:number-columns-repeated="3" office:value-type="float" office:value="0">
            <text:p>0</text:p>
          </table:table-cell>
          <table:table-cell table:formula="oooc:=[.D76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66]+([.$C$2]*[.B766]/100-[.F766])/60/12" office:value-type="float" office:value="59.6943812648607">
            <text:p>59.69</text:p>
          </table:table-cell>
          <table:table-cell table:formula="oooc:=[.H766]+([.$C$2]*[.E766]/100-[.F766])/60/12" office:value-type="float" office:value="47.7769888727113">
            <text:p>47.78</text:p>
          </table:table-cell>
          <table:table-cell table:number-columns-repeated="30"/>
        </table:table-row>
        <table:table-row table:style-name="ro1">
          <table:table-cell table:formula="oooc:=[.A767]+0.000694444444444444" office:value-type="time" office:time-value="PT19H52M00S">
            <text:p>07:52 PM</text:p>
          </table:table-cell>
          <table:table-cell table:number-columns-repeated="3" office:value-type="float" office:value="0">
            <text:p>0</text:p>
          </table:table-cell>
          <table:table-cell table:formula="oooc:=[.D76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67]+([.$C$2]*[.B767]/100-[.F767])/60/12" office:value-type="float" office:value="59.5971590426385">
            <text:p>59.6</text:p>
          </table:table-cell>
          <table:table-cell table:formula="oooc:=[.H767]+([.$C$2]*[.E767]/100-[.F767])/60/12" office:value-type="float" office:value="47.6797666504891">
            <text:p>47.68</text:p>
          </table:table-cell>
          <table:table-cell table:number-columns-repeated="30"/>
        </table:table-row>
        <table:table-row table:style-name="ro1">
          <table:table-cell table:formula="oooc:=[.A768]+0.000694444444444444" office:value-type="time" office:time-value="PT19H53M00S">
            <text:p>07:53 PM</text:p>
          </table:table-cell>
          <table:table-cell table:number-columns-repeated="3" office:value-type="float" office:value="0">
            <text:p>0</text:p>
          </table:table-cell>
          <table:table-cell table:formula="oooc:=[.D76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68]+([.$C$2]*[.B768]/100-[.F768])/60/12" office:value-type="float" office:value="59.4999368204162">
            <text:p>59.5</text:p>
          </table:table-cell>
          <table:table-cell table:formula="oooc:=[.H768]+([.$C$2]*[.E768]/100-[.F768])/60/12" office:value-type="float" office:value="47.5825444282669">
            <text:p>47.58</text:p>
          </table:table-cell>
          <table:table-cell table:number-columns-repeated="30"/>
        </table:table-row>
        <table:table-row table:style-name="ro1">
          <table:table-cell table:formula="oooc:=[.A769]+0.000694444444444444" office:value-type="time" office:time-value="PT19H54M00S">
            <text:p>07:54 PM</text:p>
          </table:table-cell>
          <table:table-cell table:number-columns-repeated="3" office:value-type="float" office:value="0">
            <text:p>0</text:p>
          </table:table-cell>
          <table:table-cell table:formula="oooc:=[.D77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69]+([.$C$2]*[.B769]/100-[.F769])/60/12" office:value-type="float" office:value="59.402714598194">
            <text:p>59.4</text:p>
          </table:table-cell>
          <table:table-cell table:formula="oooc:=[.H769]+([.$C$2]*[.E769]/100-[.F769])/60/12" office:value-type="float" office:value="47.4853222060446">
            <text:p>47.49</text:p>
          </table:table-cell>
          <table:table-cell table:number-columns-repeated="30"/>
        </table:table-row>
        <table:table-row table:style-name="ro1">
          <table:table-cell table:formula="oooc:=[.A770]+0.000694444444444444" office:value-type="time" office:time-value="PT19H55M00S">
            <text:p>07:55 PM</text:p>
          </table:table-cell>
          <table:table-cell table:number-columns-repeated="3" office:value-type="float" office:value="0">
            <text:p>0</text:p>
          </table:table-cell>
          <table:table-cell table:formula="oooc:=[.D77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70]+([.$C$2]*[.B770]/100-[.F770])/60/12" office:value-type="float" office:value="59.3054923759718">
            <text:p>59.31</text:p>
          </table:table-cell>
          <table:table-cell table:formula="oooc:=[.H770]+([.$C$2]*[.E770]/100-[.F770])/60/12" office:value-type="float" office:value="47.3880999838224">
            <text:p>47.39</text:p>
          </table:table-cell>
          <table:table-cell table:number-columns-repeated="30"/>
        </table:table-row>
        <table:table-row table:style-name="ro1">
          <table:table-cell table:formula="oooc:=[.A771]+0.000694444444444444" office:value-type="time" office:time-value="PT19H56M00S">
            <text:p>07:56 PM</text:p>
          </table:table-cell>
          <table:table-cell table:number-columns-repeated="3" office:value-type="float" office:value="0">
            <text:p>0</text:p>
          </table:table-cell>
          <table:table-cell table:formula="oooc:=[.D77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71]+([.$C$2]*[.B771]/100-[.F771])/60/12" office:value-type="float" office:value="59.2082701537496">
            <text:p>59.21</text:p>
          </table:table-cell>
          <table:table-cell table:formula="oooc:=[.H771]+([.$C$2]*[.E771]/100-[.F771])/60/12" office:value-type="float" office:value="47.2908777616002">
            <text:p>47.29</text:p>
          </table:table-cell>
          <table:table-cell table:number-columns-repeated="30"/>
        </table:table-row>
        <table:table-row table:style-name="ro1">
          <table:table-cell table:formula="oooc:=[.A772]+0.000694444444444444" office:value-type="time" office:time-value="PT19H57M00S">
            <text:p>07:57 PM</text:p>
          </table:table-cell>
          <table:table-cell table:number-columns-repeated="3" office:value-type="float" office:value="0">
            <text:p>0</text:p>
          </table:table-cell>
          <table:table-cell table:formula="oooc:=[.D77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72]+([.$C$2]*[.B772]/100-[.F772])/60/12" office:value-type="float" office:value="59.1110479315274">
            <text:p>59.11</text:p>
          </table:table-cell>
          <table:table-cell table:formula="oooc:=[.H772]+([.$C$2]*[.E772]/100-[.F772])/60/12" office:value-type="float" office:value="47.193655539378">
            <text:p>47.19</text:p>
          </table:table-cell>
          <table:table-cell table:number-columns-repeated="30"/>
        </table:table-row>
        <table:table-row table:style-name="ro1">
          <table:table-cell table:formula="oooc:=[.A773]+0.000694444444444444" office:value-type="time" office:time-value="PT19H58M00S">
            <text:p>07:58 PM</text:p>
          </table:table-cell>
          <table:table-cell table:number-columns-repeated="3" office:value-type="float" office:value="0">
            <text:p>0</text:p>
          </table:table-cell>
          <table:table-cell table:formula="oooc:=[.D77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73]+([.$C$2]*[.B773]/100-[.F773])/60/12" office:value-type="float" office:value="59.0138257093051">
            <text:p>59.01</text:p>
          </table:table-cell>
          <table:table-cell table:formula="oooc:=[.H773]+([.$C$2]*[.E773]/100-[.F773])/60/12" office:value-type="float" office:value="47.0964333171558">
            <text:p>47.1</text:p>
          </table:table-cell>
          <table:table-cell table:number-columns-repeated="30"/>
        </table:table-row>
        <table:table-row table:style-name="ro1">
          <table:table-cell table:formula="oooc:=[.A774]+0.000694444444444444" office:value-type="time" office:time-value="PT19H59M00S">
            <text:p>07:59 PM</text:p>
          </table:table-cell>
          <table:table-cell table:number-columns-repeated="3" office:value-type="float" office:value="0">
            <text:p>0</text:p>
          </table:table-cell>
          <table:table-cell table:formula="oooc:=[.D77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74]+([.$C$2]*[.B774]/100-[.F774])/60/12" office:value-type="float" office:value="58.9166034870829">
            <text:p>58.92</text:p>
          </table:table-cell>
          <table:table-cell table:formula="oooc:=[.H774]+([.$C$2]*[.E774]/100-[.F774])/60/12" office:value-type="float" office:value="46.9992110949335">
            <text:p>47</text:p>
          </table:table-cell>
          <table:table-cell table:number-columns-repeated="30"/>
        </table:table-row>
        <table:table-row table:style-name="ro1">
          <table:table-cell table:formula="oooc:=[.A775]+0.000694444444444444" office:value-type="time" office:time-value="PT20H00M00S">
            <text:p>08:00 PM</text:p>
          </table:table-cell>
          <table:table-cell table:number-columns-repeated="3" office:value-type="float" office:value="0">
            <text:p>0</text:p>
          </table:table-cell>
          <table:table-cell table:formula="oooc:=[.D77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75]+([.$C$2]*[.B775]/100-[.F775])/60/12" office:value-type="float" office:value="58.8193812648607">
            <text:p>58.82</text:p>
          </table:table-cell>
          <table:table-cell table:formula="oooc:=[.H775]+([.$C$2]*[.E775]/100-[.F775])/60/12" office:value-type="float" office:value="46.9019888727113">
            <text:p>46.9</text:p>
          </table:table-cell>
          <table:table-cell table:number-columns-repeated="30"/>
        </table:table-row>
        <table:table-row table:style-name="ro1">
          <table:table-cell table:formula="oooc:=[.A776]+0.000694444444444444" office:value-type="time" office:time-value="PT20H01M00S">
            <text:p>08:01 PM</text:p>
          </table:table-cell>
          <table:table-cell table:number-columns-repeated="3" office:value-type="float" office:value="0">
            <text:p>0</text:p>
          </table:table-cell>
          <table:table-cell table:formula="oooc:=[.D77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76]+([.$C$2]*[.B776]/100-[.F776])/60/12" office:value-type="float" office:value="58.7221590426385">
            <text:p>58.72</text:p>
          </table:table-cell>
          <table:table-cell table:formula="oooc:=[.H776]+([.$C$2]*[.E776]/100-[.F776])/60/12" office:value-type="float" office:value="46.8047666504891">
            <text:p>46.8</text:p>
          </table:table-cell>
          <table:table-cell table:number-columns-repeated="30"/>
        </table:table-row>
        <table:table-row table:style-name="ro1">
          <table:table-cell table:formula="oooc:=[.A777]+0.000694444444444444" office:value-type="time" office:time-value="PT20H02M00S">
            <text:p>08:02 PM</text:p>
          </table:table-cell>
          <table:table-cell table:number-columns-repeated="3" office:value-type="float" office:value="0">
            <text:p>0</text:p>
          </table:table-cell>
          <table:table-cell table:formula="oooc:=[.D77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77]+([.$C$2]*[.B777]/100-[.F777])/60/12" office:value-type="float" office:value="58.6249368204162">
            <text:p>58.62</text:p>
          </table:table-cell>
          <table:table-cell table:formula="oooc:=[.H777]+([.$C$2]*[.E777]/100-[.F777])/60/12" office:value-type="float" office:value="46.7075444282669">
            <text:p>46.71</text:p>
          </table:table-cell>
          <table:table-cell table:number-columns-repeated="30"/>
        </table:table-row>
        <table:table-row table:style-name="ro1">
          <table:table-cell table:formula="oooc:=[.A778]+0.000694444444444444" office:value-type="time" office:time-value="PT20H03M00S">
            <text:p>08:03 PM</text:p>
          </table:table-cell>
          <table:table-cell table:number-columns-repeated="3" office:value-type="float" office:value="0">
            <text:p>0</text:p>
          </table:table-cell>
          <table:table-cell table:formula="oooc:=[.D77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78]+([.$C$2]*[.B778]/100-[.F778])/60/12" office:value-type="float" office:value="58.527714598194">
            <text:p>58.53</text:p>
          </table:table-cell>
          <table:table-cell table:formula="oooc:=[.H778]+([.$C$2]*[.E778]/100-[.F778])/60/12" office:value-type="float" office:value="46.6103222060446">
            <text:p>46.61</text:p>
          </table:table-cell>
          <table:table-cell table:number-columns-repeated="30"/>
        </table:table-row>
        <table:table-row table:style-name="ro1">
          <table:table-cell table:formula="oooc:=[.A779]+0.000694444444444444" office:value-type="time" office:time-value="PT20H04M00S">
            <text:p>08:04 PM</text:p>
          </table:table-cell>
          <table:table-cell table:number-columns-repeated="3" office:value-type="float" office:value="0">
            <text:p>0</text:p>
          </table:table-cell>
          <table:table-cell table:formula="oooc:=[.D78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79]+([.$C$2]*[.B779]/100-[.F779])/60/12" office:value-type="float" office:value="58.4304923759718">
            <text:p>58.43</text:p>
          </table:table-cell>
          <table:table-cell table:formula="oooc:=[.H779]+([.$C$2]*[.E779]/100-[.F779])/60/12" office:value-type="float" office:value="46.5130999838224">
            <text:p>46.51</text:p>
          </table:table-cell>
          <table:table-cell table:number-columns-repeated="30"/>
        </table:table-row>
        <table:table-row table:style-name="ro1">
          <table:table-cell table:formula="oooc:=[.A780]+0.000694444444444444" office:value-type="time" office:time-value="PT20H05M00S">
            <text:p>08:05 PM</text:p>
          </table:table-cell>
          <table:table-cell table:number-columns-repeated="3" office:value-type="float" office:value="0">
            <text:p>0</text:p>
          </table:table-cell>
          <table:table-cell table:formula="oooc:=[.D78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80]+([.$C$2]*[.B780]/100-[.F780])/60/12" office:value-type="float" office:value="58.3332701537496">
            <text:p>58.33</text:p>
          </table:table-cell>
          <table:table-cell table:formula="oooc:=[.H780]+([.$C$2]*[.E780]/100-[.F780])/60/12" office:value-type="float" office:value="46.4158777616002">
            <text:p>46.42</text:p>
          </table:table-cell>
          <table:table-cell table:number-columns-repeated="30"/>
        </table:table-row>
        <table:table-row table:style-name="ro1">
          <table:table-cell table:formula="oooc:=[.A781]+0.000694444444444444" office:value-type="time" office:time-value="PT20H06M00S">
            <text:p>08:06 PM</text:p>
          </table:table-cell>
          <table:table-cell table:number-columns-repeated="3" office:value-type="float" office:value="0">
            <text:p>0</text:p>
          </table:table-cell>
          <table:table-cell table:formula="oooc:=[.D78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81]+([.$C$2]*[.B781]/100-[.F781])/60/12" office:value-type="float" office:value="58.2360479315274">
            <text:p>58.24</text:p>
          </table:table-cell>
          <table:table-cell table:formula="oooc:=[.H781]+([.$C$2]*[.E781]/100-[.F781])/60/12" office:value-type="float" office:value="46.318655539378">
            <text:p>46.32</text:p>
          </table:table-cell>
          <table:table-cell table:number-columns-repeated="30"/>
        </table:table-row>
        <table:table-row table:style-name="ro1">
          <table:table-cell table:formula="oooc:=[.A782]+0.000694444444444444" office:value-type="time" office:time-value="PT20H07M00S">
            <text:p>08:07 PM</text:p>
          </table:table-cell>
          <table:table-cell table:number-columns-repeated="3" office:value-type="float" office:value="0">
            <text:p>0</text:p>
          </table:table-cell>
          <table:table-cell table:formula="oooc:=[.D78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82]+([.$C$2]*[.B782]/100-[.F782])/60/12" office:value-type="float" office:value="58.1388257093051">
            <text:p>58.14</text:p>
          </table:table-cell>
          <table:table-cell table:formula="oooc:=[.H782]+([.$C$2]*[.E782]/100-[.F782])/60/12" office:value-type="float" office:value="46.2214333171558">
            <text:p>46.22</text:p>
          </table:table-cell>
          <table:table-cell table:number-columns-repeated="30"/>
        </table:table-row>
        <table:table-row table:style-name="ro1">
          <table:table-cell table:formula="oooc:=[.A783]+0.000694444444444444" office:value-type="time" office:time-value="PT20H08M00S">
            <text:p>08:08 PM</text:p>
          </table:table-cell>
          <table:table-cell table:number-columns-repeated="3" office:value-type="float" office:value="0">
            <text:p>0</text:p>
          </table:table-cell>
          <table:table-cell table:formula="oooc:=[.D78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83]+([.$C$2]*[.B783]/100-[.F783])/60/12" office:value-type="float" office:value="58.0416034870829">
            <text:p>58.04</text:p>
          </table:table-cell>
          <table:table-cell table:formula="oooc:=[.H783]+([.$C$2]*[.E783]/100-[.F783])/60/12" office:value-type="float" office:value="46.1242110949335">
            <text:p>46.12</text:p>
          </table:table-cell>
          <table:table-cell table:number-columns-repeated="30"/>
        </table:table-row>
        <table:table-row table:style-name="ro1">
          <table:table-cell table:formula="oooc:=[.A784]+0.000694444444444444" office:value-type="time" office:time-value="PT20H09M00S">
            <text:p>08:09 PM</text:p>
          </table:table-cell>
          <table:table-cell table:number-columns-repeated="3" office:value-type="float" office:value="0">
            <text:p>0</text:p>
          </table:table-cell>
          <table:table-cell table:formula="oooc:=[.D78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84]+([.$C$2]*[.B784]/100-[.F784])/60/12" office:value-type="float" office:value="57.9443812648607">
            <text:p>57.94</text:p>
          </table:table-cell>
          <table:table-cell table:formula="oooc:=[.H784]+([.$C$2]*[.E784]/100-[.F784])/60/12" office:value-type="float" office:value="46.0269888727113">
            <text:p>46.03</text:p>
          </table:table-cell>
          <table:table-cell table:number-columns-repeated="30"/>
        </table:table-row>
        <table:table-row table:style-name="ro1">
          <table:table-cell table:formula="oooc:=[.A785]+0.000694444444444444" office:value-type="time" office:time-value="PT20H10M00S">
            <text:p>08:10 PM</text:p>
          </table:table-cell>
          <table:table-cell table:number-columns-repeated="3" office:value-type="float" office:value="0">
            <text:p>0</text:p>
          </table:table-cell>
          <table:table-cell table:formula="oooc:=[.D78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85]+([.$C$2]*[.B785]/100-[.F785])/60/12" office:value-type="float" office:value="57.8471590426385">
            <text:p>57.85</text:p>
          </table:table-cell>
          <table:table-cell table:formula="oooc:=[.H785]+([.$C$2]*[.E785]/100-[.F785])/60/12" office:value-type="float" office:value="45.9297666504891">
            <text:p>45.93</text:p>
          </table:table-cell>
          <table:table-cell table:number-columns-repeated="30"/>
        </table:table-row>
        <table:table-row table:style-name="ro1">
          <table:table-cell table:formula="oooc:=[.A786]+0.000694444444444444" office:value-type="time" office:time-value="PT20H11M00S">
            <text:p>08:11 PM</text:p>
          </table:table-cell>
          <table:table-cell table:number-columns-repeated="3" office:value-type="float" office:value="0">
            <text:p>0</text:p>
          </table:table-cell>
          <table:table-cell table:formula="oooc:=[.D78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86]+([.$C$2]*[.B786]/100-[.F786])/60/12" office:value-type="float" office:value="57.7499368204163">
            <text:p>57.75</text:p>
          </table:table-cell>
          <table:table-cell table:formula="oooc:=[.H786]+([.$C$2]*[.E786]/100-[.F786])/60/12" office:value-type="float" office:value="45.8325444282669">
            <text:p>45.83</text:p>
          </table:table-cell>
          <table:table-cell table:number-columns-repeated="30"/>
        </table:table-row>
        <table:table-row table:style-name="ro1">
          <table:table-cell table:formula="oooc:=[.A787]+0.000694444444444444" office:value-type="time" office:time-value="PT20H12M00S">
            <text:p>08:12 PM</text:p>
          </table:table-cell>
          <table:table-cell table:number-columns-repeated="3" office:value-type="float" office:value="0">
            <text:p>0</text:p>
          </table:table-cell>
          <table:table-cell table:formula="oooc:=[.D78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87]+([.$C$2]*[.B787]/100-[.F787])/60/12" office:value-type="float" office:value="57.652714598194">
            <text:p>57.65</text:p>
          </table:table-cell>
          <table:table-cell table:formula="oooc:=[.H787]+([.$C$2]*[.E787]/100-[.F787])/60/12" office:value-type="float" office:value="45.7353222060447">
            <text:p>45.74</text:p>
          </table:table-cell>
          <table:table-cell table:number-columns-repeated="30"/>
        </table:table-row>
        <table:table-row table:style-name="ro1">
          <table:table-cell table:formula="oooc:=[.A788]+0.000694444444444444" office:value-type="time" office:time-value="PT20H13M00S">
            <text:p>08:13 PM</text:p>
          </table:table-cell>
          <table:table-cell table:number-columns-repeated="3" office:value-type="float" office:value="0">
            <text:p>0</text:p>
          </table:table-cell>
          <table:table-cell table:formula="oooc:=[.D78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88]+([.$C$2]*[.B788]/100-[.F788])/60/12" office:value-type="float" office:value="57.5554923759718">
            <text:p>57.56</text:p>
          </table:table-cell>
          <table:table-cell table:formula="oooc:=[.H788]+([.$C$2]*[.E788]/100-[.F788])/60/12" office:value-type="float" office:value="45.6380999838224">
            <text:p>45.64</text:p>
          </table:table-cell>
          <table:table-cell table:number-columns-repeated="30"/>
        </table:table-row>
        <table:table-row table:style-name="ro1">
          <table:table-cell table:formula="oooc:=[.A789]+0.000694444444444444" office:value-type="time" office:time-value="PT20H14M00S">
            <text:p>08:14 PM</text:p>
          </table:table-cell>
          <table:table-cell table:number-columns-repeated="3" office:value-type="float" office:value="0">
            <text:p>0</text:p>
          </table:table-cell>
          <table:table-cell table:formula="oooc:=[.D79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89]+([.$C$2]*[.B789]/100-[.F789])/60/12" office:value-type="float" office:value="57.4582701537496">
            <text:p>57.46</text:p>
          </table:table-cell>
          <table:table-cell table:formula="oooc:=[.H789]+([.$C$2]*[.E789]/100-[.F789])/60/12" office:value-type="float" office:value="45.5408777616002">
            <text:p>45.54</text:p>
          </table:table-cell>
          <table:table-cell table:number-columns-repeated="30"/>
        </table:table-row>
        <table:table-row table:style-name="ro1">
          <table:table-cell table:formula="oooc:=[.A790]+0.000694444444444444" office:value-type="time" office:time-value="PT20H15M00S">
            <text:p>08:15 PM</text:p>
          </table:table-cell>
          <table:table-cell table:number-columns-repeated="3" office:value-type="float" office:value="0">
            <text:p>0</text:p>
          </table:table-cell>
          <table:table-cell table:formula="oooc:=[.D79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90]+([.$C$2]*[.B790]/100-[.F790])/60/12" office:value-type="float" office:value="57.3610479315274">
            <text:p>57.36</text:p>
          </table:table-cell>
          <table:table-cell table:formula="oooc:=[.H790]+([.$C$2]*[.E790]/100-[.F790])/60/12" office:value-type="float" office:value="45.443655539378">
            <text:p>45.44</text:p>
          </table:table-cell>
          <table:table-cell table:number-columns-repeated="30"/>
        </table:table-row>
        <table:table-row table:style-name="ro1">
          <table:table-cell table:formula="oooc:=[.A791]+0.000694444444444444" office:value-type="time" office:time-value="PT20H16M00S">
            <text:p>08:16 PM</text:p>
          </table:table-cell>
          <table:table-cell table:number-columns-repeated="3" office:value-type="float" office:value="0">
            <text:p>0</text:p>
          </table:table-cell>
          <table:table-cell table:formula="oooc:=[.D79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91]+([.$C$2]*[.B791]/100-[.F791])/60/12" office:value-type="float" office:value="57.2638257093051">
            <text:p>57.26</text:p>
          </table:table-cell>
          <table:table-cell table:formula="oooc:=[.H791]+([.$C$2]*[.E791]/100-[.F791])/60/12" office:value-type="float" office:value="45.3464333171558">
            <text:p>45.35</text:p>
          </table:table-cell>
          <table:table-cell table:number-columns-repeated="30"/>
        </table:table-row>
        <table:table-row table:style-name="ro1">
          <table:table-cell table:formula="oooc:=[.A792]+0.000694444444444444" office:value-type="time" office:time-value="PT20H17M00S">
            <text:p>08:17 PM</text:p>
          </table:table-cell>
          <table:table-cell table:number-columns-repeated="3" office:value-type="float" office:value="0">
            <text:p>0</text:p>
          </table:table-cell>
          <table:table-cell table:formula="oooc:=[.D79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92]+([.$C$2]*[.B792]/100-[.F792])/60/12" office:value-type="float" office:value="57.1666034870829">
            <text:p>57.17</text:p>
          </table:table-cell>
          <table:table-cell table:formula="oooc:=[.H792]+([.$C$2]*[.E792]/100-[.F792])/60/12" office:value-type="float" office:value="45.2492110949335">
            <text:p>45.25</text:p>
          </table:table-cell>
          <table:table-cell table:number-columns-repeated="30"/>
        </table:table-row>
        <table:table-row table:style-name="ro1">
          <table:table-cell table:formula="oooc:=[.A793]+0.000694444444444444" office:value-type="time" office:time-value="PT20H18M00S">
            <text:p>08:18 PM</text:p>
          </table:table-cell>
          <table:table-cell table:number-columns-repeated="3" office:value-type="float" office:value="0">
            <text:p>0</text:p>
          </table:table-cell>
          <table:table-cell table:formula="oooc:=[.D79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93]+([.$C$2]*[.B793]/100-[.F793])/60/12" office:value-type="float" office:value="57.0693812648607">
            <text:p>57.07</text:p>
          </table:table-cell>
          <table:table-cell table:formula="oooc:=[.H793]+([.$C$2]*[.E793]/100-[.F793])/60/12" office:value-type="float" office:value="45.1519888727113">
            <text:p>45.15</text:p>
          </table:table-cell>
          <table:table-cell table:number-columns-repeated="30"/>
        </table:table-row>
        <table:table-row table:style-name="ro1">
          <table:table-cell table:formula="oooc:=[.A794]+0.000694444444444444" office:value-type="time" office:time-value="PT20H19M00S">
            <text:p>08:19 PM</text:p>
          </table:table-cell>
          <table:table-cell table:number-columns-repeated="3" office:value-type="float" office:value="0">
            <text:p>0</text:p>
          </table:table-cell>
          <table:table-cell table:formula="oooc:=[.D79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94]+([.$C$2]*[.B794]/100-[.F794])/60/12" office:value-type="float" office:value="56.9721590426385">
            <text:p>56.97</text:p>
          </table:table-cell>
          <table:table-cell table:formula="oooc:=[.H794]+([.$C$2]*[.E794]/100-[.F794])/60/12" office:value-type="float" office:value="45.0547666504891">
            <text:p>45.05</text:p>
          </table:table-cell>
          <table:table-cell table:number-columns-repeated="30"/>
        </table:table-row>
        <table:table-row table:style-name="ro1">
          <table:table-cell table:formula="oooc:=[.A795]+0.000694444444444444" office:value-type="time" office:time-value="PT20H20M00S">
            <text:p>08:20 PM</text:p>
          </table:table-cell>
          <table:table-cell table:number-columns-repeated="3" office:value-type="float" office:value="0">
            <text:p>0</text:p>
          </table:table-cell>
          <table:table-cell table:formula="oooc:=[.D79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95]+([.$C$2]*[.B795]/100-[.F795])/60/12" office:value-type="float" office:value="56.8749368204163">
            <text:p>56.87</text:p>
          </table:table-cell>
          <table:table-cell table:formula="oooc:=[.H795]+([.$C$2]*[.E795]/100-[.F795])/60/12" office:value-type="float" office:value="44.9575444282669">
            <text:p>44.96</text:p>
          </table:table-cell>
          <table:table-cell table:number-columns-repeated="30"/>
        </table:table-row>
        <table:table-row table:style-name="ro1">
          <table:table-cell table:formula="oooc:=[.A796]+0.000694444444444444" office:value-type="time" office:time-value="PT20H21M00S">
            <text:p>08:21 PM</text:p>
          </table:table-cell>
          <table:table-cell table:number-columns-repeated="3" office:value-type="float" office:value="0">
            <text:p>0</text:p>
          </table:table-cell>
          <table:table-cell table:formula="oooc:=[.D79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96]+([.$C$2]*[.B796]/100-[.F796])/60/12" office:value-type="float" office:value="56.777714598194">
            <text:p>56.78</text:p>
          </table:table-cell>
          <table:table-cell table:formula="oooc:=[.H796]+([.$C$2]*[.E796]/100-[.F796])/60/12" office:value-type="float" office:value="44.8603222060447">
            <text:p>44.86</text:p>
          </table:table-cell>
          <table:table-cell table:number-columns-repeated="30"/>
        </table:table-row>
        <table:table-row table:style-name="ro1">
          <table:table-cell table:formula="oooc:=[.A797]+0.000694444444444444" office:value-type="time" office:time-value="PT20H22M00S">
            <text:p>08:22 PM</text:p>
          </table:table-cell>
          <table:table-cell table:number-columns-repeated="3" office:value-type="float" office:value="0">
            <text:p>0</text:p>
          </table:table-cell>
          <table:table-cell table:formula="oooc:=[.D79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97]+([.$C$2]*[.B797]/100-[.F797])/60/12" office:value-type="float" office:value="56.6804923759718">
            <text:p>56.68</text:p>
          </table:table-cell>
          <table:table-cell table:formula="oooc:=[.H797]+([.$C$2]*[.E797]/100-[.F797])/60/12" office:value-type="float" office:value="44.7630999838224">
            <text:p>44.76</text:p>
          </table:table-cell>
          <table:table-cell table:number-columns-repeated="30"/>
        </table:table-row>
        <table:table-row table:style-name="ro1">
          <table:table-cell table:formula="oooc:=[.A798]+0.000694444444444444" office:value-type="time" office:time-value="PT20H23M00S">
            <text:p>08:23 PM</text:p>
          </table:table-cell>
          <table:table-cell table:number-columns-repeated="3" office:value-type="float" office:value="0">
            <text:p>0</text:p>
          </table:table-cell>
          <table:table-cell table:formula="oooc:=[.D79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98]+([.$C$2]*[.B798]/100-[.F798])/60/12" office:value-type="float" office:value="56.5832701537496">
            <text:p>56.58</text:p>
          </table:table-cell>
          <table:table-cell table:formula="oooc:=[.H798]+([.$C$2]*[.E798]/100-[.F798])/60/12" office:value-type="float" office:value="44.6658777616002">
            <text:p>44.67</text:p>
          </table:table-cell>
          <table:table-cell table:number-columns-repeated="30"/>
        </table:table-row>
        <table:table-row table:style-name="ro1">
          <table:table-cell table:formula="oooc:=[.A799]+0.000694444444444444" office:value-type="time" office:time-value="PT20H24M00S">
            <text:p>08:24 PM</text:p>
          </table:table-cell>
          <table:table-cell table:number-columns-repeated="3" office:value-type="float" office:value="0">
            <text:p>0</text:p>
          </table:table-cell>
          <table:table-cell table:formula="oooc:=[.D80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799]+([.$C$2]*[.B799]/100-[.F799])/60/12" office:value-type="float" office:value="56.4860479315274">
            <text:p>56.49</text:p>
          </table:table-cell>
          <table:table-cell table:formula="oooc:=[.H799]+([.$C$2]*[.E799]/100-[.F799])/60/12" office:value-type="float" office:value="44.568655539378">
            <text:p>44.57</text:p>
          </table:table-cell>
          <table:table-cell table:number-columns-repeated="30"/>
        </table:table-row>
        <table:table-row table:style-name="ro1">
          <table:table-cell table:formula="oooc:=[.A800]+0.000694444444444444" office:value-type="time" office:time-value="PT20H25M00S">
            <text:p>08:25 PM</text:p>
          </table:table-cell>
          <table:table-cell table:number-columns-repeated="3" office:value-type="float" office:value="0">
            <text:p>0</text:p>
          </table:table-cell>
          <table:table-cell table:formula="oooc:=[.D80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00]+([.$C$2]*[.B800]/100-[.F800])/60/12" office:value-type="float" office:value="56.3888257093052">
            <text:p>56.39</text:p>
          </table:table-cell>
          <table:table-cell table:formula="oooc:=[.H800]+([.$C$2]*[.E800]/100-[.F800])/60/12" office:value-type="float" office:value="44.4714333171558">
            <text:p>44.47</text:p>
          </table:table-cell>
          <table:table-cell table:number-columns-repeated="30"/>
        </table:table-row>
        <table:table-row table:style-name="ro1">
          <table:table-cell table:formula="oooc:=[.A801]+0.000694444444444444" office:value-type="time" office:time-value="PT20H26M00S">
            <text:p>08:26 PM</text:p>
          </table:table-cell>
          <table:table-cell table:number-columns-repeated="3" office:value-type="float" office:value="0">
            <text:p>0</text:p>
          </table:table-cell>
          <table:table-cell table:formula="oooc:=[.D80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01]+([.$C$2]*[.B801]/100-[.F801])/60/12" office:value-type="float" office:value="56.2916034870829">
            <text:p>56.29</text:p>
          </table:table-cell>
          <table:table-cell table:formula="oooc:=[.H801]+([.$C$2]*[.E801]/100-[.F801])/60/12" office:value-type="float" office:value="44.3742110949336">
            <text:p>44.37</text:p>
          </table:table-cell>
          <table:table-cell table:number-columns-repeated="30"/>
        </table:table-row>
        <table:table-row table:style-name="ro1">
          <table:table-cell table:formula="oooc:=[.A802]+0.000694444444444444" office:value-type="time" office:time-value="PT20H27M00S">
            <text:p>08:27 PM</text:p>
          </table:table-cell>
          <table:table-cell table:number-columns-repeated="3" office:value-type="float" office:value="0">
            <text:p>0</text:p>
          </table:table-cell>
          <table:table-cell table:formula="oooc:=[.D80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02]+([.$C$2]*[.B802]/100-[.F802])/60/12" office:value-type="float" office:value="56.1943812648607">
            <text:p>56.19</text:p>
          </table:table-cell>
          <table:table-cell table:formula="oooc:=[.H802]+([.$C$2]*[.E802]/100-[.F802])/60/12" office:value-type="float" office:value="44.2769888727113">
            <text:p>44.28</text:p>
          </table:table-cell>
          <table:table-cell table:number-columns-repeated="30"/>
        </table:table-row>
        <table:table-row table:style-name="ro1">
          <table:table-cell table:formula="oooc:=[.A803]+0.000694444444444444" office:value-type="time" office:time-value="PT20H28M00S">
            <text:p>08:28 PM</text:p>
          </table:table-cell>
          <table:table-cell table:number-columns-repeated="3" office:value-type="float" office:value="0">
            <text:p>0</text:p>
          </table:table-cell>
          <table:table-cell table:formula="oooc:=[.D80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03]+([.$C$2]*[.B803]/100-[.F803])/60/12" office:value-type="float" office:value="56.0971590426385">
            <text:p>56.1</text:p>
          </table:table-cell>
          <table:table-cell table:formula="oooc:=[.H803]+([.$C$2]*[.E803]/100-[.F803])/60/12" office:value-type="float" office:value="44.1797666504891">
            <text:p>44.18</text:p>
          </table:table-cell>
          <table:table-cell table:number-columns-repeated="30"/>
        </table:table-row>
        <table:table-row table:style-name="ro1">
          <table:table-cell table:formula="oooc:=[.A804]+0.000694444444444444" office:value-type="time" office:time-value="PT20H29M00S">
            <text:p>08:29 PM</text:p>
          </table:table-cell>
          <table:table-cell table:number-columns-repeated="3" office:value-type="float" office:value="0">
            <text:p>0</text:p>
          </table:table-cell>
          <table:table-cell table:formula="oooc:=[.D80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04]+([.$C$2]*[.B804]/100-[.F804])/60/12" office:value-type="float" office:value="55.9999368204163">
            <text:p>56</text:p>
          </table:table-cell>
          <table:table-cell table:formula="oooc:=[.H804]+([.$C$2]*[.E804]/100-[.F804])/60/12" office:value-type="float" office:value="44.0825444282669">
            <text:p>44.08</text:p>
          </table:table-cell>
          <table:table-cell table:number-columns-repeated="30"/>
        </table:table-row>
        <table:table-row table:style-name="ro1">
          <table:table-cell table:formula="oooc:=[.A805]+0.000694444444444444" office:value-type="time" office:time-value="PT20H30M00S">
            <text:p>08:30 PM</text:p>
          </table:table-cell>
          <table:table-cell table:number-columns-repeated="3" office:value-type="float" office:value="0">
            <text:p>0</text:p>
          </table:table-cell>
          <table:table-cell table:formula="oooc:=[.D80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05]+([.$C$2]*[.B805]/100-[.F805])/60/12" office:value-type="float" office:value="55.902714598194">
            <text:p>55.9</text:p>
          </table:table-cell>
          <table:table-cell table:formula="oooc:=[.H805]+([.$C$2]*[.E805]/100-[.F805])/60/12" office:value-type="float" office:value="43.9853222060447">
            <text:p>43.99</text:p>
          </table:table-cell>
          <table:table-cell table:number-columns-repeated="30"/>
        </table:table-row>
        <table:table-row table:style-name="ro1">
          <table:table-cell table:formula="oooc:=[.A806]+0.000694444444444444" office:value-type="time" office:time-value="PT20H31M00S">
            <text:p>08:31 PM</text:p>
          </table:table-cell>
          <table:table-cell table:number-columns-repeated="3" office:value-type="float" office:value="0">
            <text:p>0</text:p>
          </table:table-cell>
          <table:table-cell table:formula="oooc:=[.D80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06]+([.$C$2]*[.B806]/100-[.F806])/60/12" office:value-type="float" office:value="55.8054923759718">
            <text:p>55.81</text:p>
          </table:table-cell>
          <table:table-cell table:formula="oooc:=[.H806]+([.$C$2]*[.E806]/100-[.F806])/60/12" office:value-type="float" office:value="43.8880999838224">
            <text:p>43.89</text:p>
          </table:table-cell>
          <table:table-cell table:number-columns-repeated="30"/>
        </table:table-row>
        <table:table-row table:style-name="ro1">
          <table:table-cell table:formula="oooc:=[.A807]+0.000694444444444444" office:value-type="time" office:time-value="PT20H32M00S">
            <text:p>08:32 PM</text:p>
          </table:table-cell>
          <table:table-cell table:number-columns-repeated="3" office:value-type="float" office:value="0">
            <text:p>0</text:p>
          </table:table-cell>
          <table:table-cell table:formula="oooc:=[.D80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07]+([.$C$2]*[.B807]/100-[.F807])/60/12" office:value-type="float" office:value="55.7082701537496">
            <text:p>55.71</text:p>
          </table:table-cell>
          <table:table-cell table:formula="oooc:=[.H807]+([.$C$2]*[.E807]/100-[.F807])/60/12" office:value-type="float" office:value="43.7908777616002">
            <text:p>43.79</text:p>
          </table:table-cell>
          <table:table-cell table:number-columns-repeated="30"/>
        </table:table-row>
        <table:table-row table:style-name="ro1">
          <table:table-cell table:formula="oooc:=[.A808]+0.000694444444444444" office:value-type="time" office:time-value="PT20H33M00S">
            <text:p>08:33 PM</text:p>
          </table:table-cell>
          <table:table-cell table:number-columns-repeated="3" office:value-type="float" office:value="0">
            <text:p>0</text:p>
          </table:table-cell>
          <table:table-cell table:formula="oooc:=[.D80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08]+([.$C$2]*[.B808]/100-[.F808])/60/12" office:value-type="float" office:value="55.6110479315274">
            <text:p>55.61</text:p>
          </table:table-cell>
          <table:table-cell table:formula="oooc:=[.H808]+([.$C$2]*[.E808]/100-[.F808])/60/12" office:value-type="float" office:value="43.693655539378">
            <text:p>43.69</text:p>
          </table:table-cell>
          <table:table-cell table:number-columns-repeated="30"/>
        </table:table-row>
        <table:table-row table:style-name="ro1">
          <table:table-cell table:formula="oooc:=[.A809]+0.000694444444444444" office:value-type="time" office:time-value="PT20H34M00S">
            <text:p>08:34 PM</text:p>
          </table:table-cell>
          <table:table-cell table:number-columns-repeated="3" office:value-type="float" office:value="0">
            <text:p>0</text:p>
          </table:table-cell>
          <table:table-cell table:formula="oooc:=[.D81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09]+([.$C$2]*[.B809]/100-[.F809])/60/12" office:value-type="float" office:value="55.5138257093052">
            <text:p>55.51</text:p>
          </table:table-cell>
          <table:table-cell table:formula="oooc:=[.H809]+([.$C$2]*[.E809]/100-[.F809])/60/12" office:value-type="float" office:value="43.5964333171558">
            <text:p>43.6</text:p>
          </table:table-cell>
          <table:table-cell table:number-columns-repeated="30"/>
        </table:table-row>
        <table:table-row table:style-name="ro1">
          <table:table-cell table:formula="oooc:=[.A810]+0.000694444444444444" office:value-type="time" office:time-value="PT20H35M00S">
            <text:p>08:35 PM</text:p>
          </table:table-cell>
          <table:table-cell table:number-columns-repeated="3" office:value-type="float" office:value="0">
            <text:p>0</text:p>
          </table:table-cell>
          <table:table-cell table:formula="oooc:=[.D81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10]+([.$C$2]*[.B810]/100-[.F810])/60/12" office:value-type="float" office:value="55.4166034870829">
            <text:p>55.42</text:p>
          </table:table-cell>
          <table:table-cell table:formula="oooc:=[.H810]+([.$C$2]*[.E810]/100-[.F810])/60/12" office:value-type="float" office:value="43.4992110949336">
            <text:p>43.5</text:p>
          </table:table-cell>
          <table:table-cell table:number-columns-repeated="30"/>
        </table:table-row>
        <table:table-row table:style-name="ro1">
          <table:table-cell table:formula="oooc:=[.A811]+0.000694444444444444" office:value-type="time" office:time-value="PT20H36M00S">
            <text:p>08:36 PM</text:p>
          </table:table-cell>
          <table:table-cell table:number-columns-repeated="3" office:value-type="float" office:value="0">
            <text:p>0</text:p>
          </table:table-cell>
          <table:table-cell table:formula="oooc:=[.D81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11]+([.$C$2]*[.B811]/100-[.F811])/60/12" office:value-type="float" office:value="55.3193812648607">
            <text:p>55.32</text:p>
          </table:table-cell>
          <table:table-cell table:formula="oooc:=[.H811]+([.$C$2]*[.E811]/100-[.F811])/60/12" office:value-type="float" office:value="43.4019888727113">
            <text:p>43.4</text:p>
          </table:table-cell>
          <table:table-cell table:number-columns-repeated="30"/>
        </table:table-row>
        <table:table-row table:style-name="ro1">
          <table:table-cell table:formula="oooc:=[.A812]+0.000694444444444444" office:value-type="time" office:time-value="PT20H37M00S">
            <text:p>08:37 PM</text:p>
          </table:table-cell>
          <table:table-cell table:number-columns-repeated="3" office:value-type="float" office:value="0">
            <text:p>0</text:p>
          </table:table-cell>
          <table:table-cell table:formula="oooc:=[.D81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12]+([.$C$2]*[.B812]/100-[.F812])/60/12" office:value-type="float" office:value="55.2221590426385">
            <text:p>55.22</text:p>
          </table:table-cell>
          <table:table-cell table:formula="oooc:=[.H812]+([.$C$2]*[.E812]/100-[.F812])/60/12" office:value-type="float" office:value="43.3047666504891">
            <text:p>43.3</text:p>
          </table:table-cell>
          <table:table-cell table:number-columns-repeated="30"/>
        </table:table-row>
        <table:table-row table:style-name="ro1">
          <table:table-cell table:formula="oooc:=[.A813]+0.000694444444444444" office:value-type="time" office:time-value="PT20H38M00S">
            <text:p>08:38 PM</text:p>
          </table:table-cell>
          <table:table-cell table:number-columns-repeated="3" office:value-type="float" office:value="0">
            <text:p>0</text:p>
          </table:table-cell>
          <table:table-cell table:formula="oooc:=[.D81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13]+([.$C$2]*[.B813]/100-[.F813])/60/12" office:value-type="float" office:value="55.1249368204163">
            <text:p>55.12</text:p>
          </table:table-cell>
          <table:table-cell table:formula="oooc:=[.H813]+([.$C$2]*[.E813]/100-[.F813])/60/12" office:value-type="float" office:value="43.2075444282669">
            <text:p>43.21</text:p>
          </table:table-cell>
          <table:table-cell table:number-columns-repeated="30"/>
        </table:table-row>
        <table:table-row table:style-name="ro1">
          <table:table-cell table:formula="oooc:=[.A814]+0.000694444444444444" office:value-type="time" office:time-value="PT20H39M00S">
            <text:p>08:39 PM</text:p>
          </table:table-cell>
          <table:table-cell table:number-columns-repeated="3" office:value-type="float" office:value="0">
            <text:p>0</text:p>
          </table:table-cell>
          <table:table-cell table:formula="oooc:=[.D81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14]+([.$C$2]*[.B814]/100-[.F814])/60/12" office:value-type="float" office:value="55.0277145981941">
            <text:p>55.03</text:p>
          </table:table-cell>
          <table:table-cell table:formula="oooc:=[.H814]+([.$C$2]*[.E814]/100-[.F814])/60/12" office:value-type="float" office:value="43.1103222060447">
            <text:p>43.11</text:p>
          </table:table-cell>
          <table:table-cell table:number-columns-repeated="30"/>
        </table:table-row>
        <table:table-row table:style-name="ro1">
          <table:table-cell table:formula="oooc:=[.A815]+0.000694444444444444" office:value-type="time" office:time-value="PT20H40M00S">
            <text:p>08:40 PM</text:p>
          </table:table-cell>
          <table:table-cell table:number-columns-repeated="3" office:value-type="float" office:value="0">
            <text:p>0</text:p>
          </table:table-cell>
          <table:table-cell table:formula="oooc:=[.D81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15]+([.$C$2]*[.B815]/100-[.F815])/60/12" office:value-type="float" office:value="54.9304923759718">
            <text:p>54.93</text:p>
          </table:table-cell>
          <table:table-cell table:formula="oooc:=[.H815]+([.$C$2]*[.E815]/100-[.F815])/60/12" office:value-type="float" office:value="43.0130999838225">
            <text:p>43.01</text:p>
          </table:table-cell>
          <table:table-cell table:number-columns-repeated="30"/>
        </table:table-row>
        <table:table-row table:style-name="ro1">
          <table:table-cell table:formula="oooc:=[.A816]+0.000694444444444444" office:value-type="time" office:time-value="PT20H41M00S">
            <text:p>08:41 PM</text:p>
          </table:table-cell>
          <table:table-cell table:number-columns-repeated="3" office:value-type="float" office:value="0">
            <text:p>0</text:p>
          </table:table-cell>
          <table:table-cell table:formula="oooc:=[.D81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16]+([.$C$2]*[.B816]/100-[.F816])/60/12" office:value-type="float" office:value="54.8332701537496">
            <text:p>54.83</text:p>
          </table:table-cell>
          <table:table-cell table:formula="oooc:=[.H816]+([.$C$2]*[.E816]/100-[.F816])/60/12" office:value-type="float" office:value="42.9158777616002">
            <text:p>42.92</text:p>
          </table:table-cell>
          <table:table-cell table:number-columns-repeated="30"/>
        </table:table-row>
        <table:table-row table:style-name="ro1">
          <table:table-cell table:formula="oooc:=[.A817]+0.000694444444444444" office:value-type="time" office:time-value="PT20H42M00S">
            <text:p>08:42 PM</text:p>
          </table:table-cell>
          <table:table-cell table:number-columns-repeated="3" office:value-type="float" office:value="0">
            <text:p>0</text:p>
          </table:table-cell>
          <table:table-cell table:formula="oooc:=[.D81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17]+([.$C$2]*[.B817]/100-[.F817])/60/12" office:value-type="float" office:value="54.7360479315274">
            <text:p>54.74</text:p>
          </table:table-cell>
          <table:table-cell table:formula="oooc:=[.H817]+([.$C$2]*[.E817]/100-[.F817])/60/12" office:value-type="float" office:value="42.818655539378">
            <text:p>42.82</text:p>
          </table:table-cell>
          <table:table-cell table:number-columns-repeated="30"/>
        </table:table-row>
        <table:table-row table:style-name="ro1">
          <table:table-cell table:formula="oooc:=[.A818]+0.000694444444444444" office:value-type="time" office:time-value="PT20H43M00S">
            <text:p>08:43 PM</text:p>
          </table:table-cell>
          <table:table-cell table:number-columns-repeated="3" office:value-type="float" office:value="0">
            <text:p>0</text:p>
          </table:table-cell>
          <table:table-cell table:formula="oooc:=[.D81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18]+([.$C$2]*[.B818]/100-[.F818])/60/12" office:value-type="float" office:value="54.6388257093052">
            <text:p>54.64</text:p>
          </table:table-cell>
          <table:table-cell table:formula="oooc:=[.H818]+([.$C$2]*[.E818]/100-[.F818])/60/12" office:value-type="float" office:value="42.7214333171558">
            <text:p>42.72</text:p>
          </table:table-cell>
          <table:table-cell table:number-columns-repeated="30"/>
        </table:table-row>
        <table:table-row table:style-name="ro1">
          <table:table-cell table:formula="oooc:=[.A819]+0.000694444444444444" office:value-type="time" office:time-value="PT20H44M00S">
            <text:p>08:44 PM</text:p>
          </table:table-cell>
          <table:table-cell table:number-columns-repeated="3" office:value-type="float" office:value="0">
            <text:p>0</text:p>
          </table:table-cell>
          <table:table-cell table:formula="oooc:=[.D82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19]+([.$C$2]*[.B819]/100-[.F819])/60/12" office:value-type="float" office:value="54.5416034870829">
            <text:p>54.54</text:p>
          </table:table-cell>
          <table:table-cell table:formula="oooc:=[.H819]+([.$C$2]*[.E819]/100-[.F819])/60/12" office:value-type="float" office:value="42.6242110949336">
            <text:p>42.62</text:p>
          </table:table-cell>
          <table:table-cell table:number-columns-repeated="30"/>
        </table:table-row>
        <table:table-row table:style-name="ro1">
          <table:table-cell table:formula="oooc:=[.A820]+0.000694444444444444" office:value-type="time" office:time-value="PT20H45M00S">
            <text:p>08:45 PM</text:p>
          </table:table-cell>
          <table:table-cell table:number-columns-repeated="3" office:value-type="float" office:value="0">
            <text:p>0</text:p>
          </table:table-cell>
          <table:table-cell table:formula="oooc:=[.D82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20]+([.$C$2]*[.B820]/100-[.F820])/60/12" office:value-type="float" office:value="54.4443812648607">
            <text:p>54.44</text:p>
          </table:table-cell>
          <table:table-cell table:formula="oooc:=[.H820]+([.$C$2]*[.E820]/100-[.F820])/60/12" office:value-type="float" office:value="42.5269888727113">
            <text:p>42.53</text:p>
          </table:table-cell>
          <table:table-cell table:number-columns-repeated="30"/>
        </table:table-row>
        <table:table-row table:style-name="ro1">
          <table:table-cell table:formula="oooc:=[.A821]+0.000694444444444444" office:value-type="time" office:time-value="PT20H46M00S">
            <text:p>08:46 PM</text:p>
          </table:table-cell>
          <table:table-cell table:number-columns-repeated="3" office:value-type="float" office:value="0">
            <text:p>0</text:p>
          </table:table-cell>
          <table:table-cell table:formula="oooc:=[.D82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21]+([.$C$2]*[.B821]/100-[.F821])/60/12" office:value-type="float" office:value="54.3471590426385">
            <text:p>54.35</text:p>
          </table:table-cell>
          <table:table-cell table:formula="oooc:=[.H821]+([.$C$2]*[.E821]/100-[.F821])/60/12" office:value-type="float" office:value="42.4297666504891">
            <text:p>42.43</text:p>
          </table:table-cell>
          <table:table-cell table:number-columns-repeated="30"/>
        </table:table-row>
        <table:table-row table:style-name="ro1">
          <table:table-cell table:formula="oooc:=[.A822]+0.000694444444444444" office:value-type="time" office:time-value="PT20H47M00S">
            <text:p>08:47 PM</text:p>
          </table:table-cell>
          <table:table-cell table:number-columns-repeated="3" office:value-type="float" office:value="0">
            <text:p>0</text:p>
          </table:table-cell>
          <table:table-cell table:formula="oooc:=[.D82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22]+([.$C$2]*[.B822]/100-[.F822])/60/12" office:value-type="float" office:value="54.2499368204163">
            <text:p>54.25</text:p>
          </table:table-cell>
          <table:table-cell table:formula="oooc:=[.H822]+([.$C$2]*[.E822]/100-[.F822])/60/12" office:value-type="float" office:value="42.3325444282669">
            <text:p>42.33</text:p>
          </table:table-cell>
          <table:table-cell table:number-columns-repeated="30"/>
        </table:table-row>
        <table:table-row table:style-name="ro1">
          <table:table-cell table:formula="oooc:=[.A823]+0.000694444444444444" office:value-type="time" office:time-value="PT20H48M00S">
            <text:p>08:48 PM</text:p>
          </table:table-cell>
          <table:table-cell table:number-columns-repeated="3" office:value-type="float" office:value="0">
            <text:p>0</text:p>
          </table:table-cell>
          <table:table-cell table:formula="oooc:=[.D82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23]+([.$C$2]*[.B823]/100-[.F823])/60/12" office:value-type="float" office:value="54.1527145981941">
            <text:p>54.15</text:p>
          </table:table-cell>
          <table:table-cell table:formula="oooc:=[.H823]+([.$C$2]*[.E823]/100-[.F823])/60/12" office:value-type="float" office:value="42.2353222060447">
            <text:p>42.24</text:p>
          </table:table-cell>
          <table:table-cell table:number-columns-repeated="30"/>
        </table:table-row>
        <table:table-row table:style-name="ro1">
          <table:table-cell table:formula="oooc:=[.A824]+0.000694444444444444" office:value-type="time" office:time-value="PT20H49M00S">
            <text:p>08:49 PM</text:p>
          </table:table-cell>
          <table:table-cell table:number-columns-repeated="3" office:value-type="float" office:value="0">
            <text:p>0</text:p>
          </table:table-cell>
          <table:table-cell table:formula="oooc:=[.D82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24]+([.$C$2]*[.B824]/100-[.F824])/60/12" office:value-type="float" office:value="54.0554923759718">
            <text:p>54.06</text:p>
          </table:table-cell>
          <table:table-cell table:formula="oooc:=[.H824]+([.$C$2]*[.E824]/100-[.F824])/60/12" office:value-type="float" office:value="42.1380999838225">
            <text:p>42.14</text:p>
          </table:table-cell>
          <table:table-cell table:number-columns-repeated="30"/>
        </table:table-row>
        <table:table-row table:style-name="ro1">
          <table:table-cell table:formula="oooc:=[.A825]+0.000694444444444444" office:value-type="time" office:time-value="PT20H50M00S">
            <text:p>08:50 PM</text:p>
          </table:table-cell>
          <table:table-cell table:number-columns-repeated="3" office:value-type="float" office:value="0">
            <text:p>0</text:p>
          </table:table-cell>
          <table:table-cell table:formula="oooc:=[.D82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25]+([.$C$2]*[.B825]/100-[.F825])/60/12" office:value-type="float" office:value="53.9582701537496">
            <text:p>53.96</text:p>
          </table:table-cell>
          <table:table-cell table:formula="oooc:=[.H825]+([.$C$2]*[.E825]/100-[.F825])/60/12" office:value-type="float" office:value="42.0408777616002">
            <text:p>42.04</text:p>
          </table:table-cell>
          <table:table-cell table:number-columns-repeated="30"/>
        </table:table-row>
        <table:table-row table:style-name="ro1">
          <table:table-cell table:formula="oooc:=[.A826]+0.000694444444444444" office:value-type="time" office:time-value="PT20H51M00S">
            <text:p>08:51 PM</text:p>
          </table:table-cell>
          <table:table-cell table:number-columns-repeated="3" office:value-type="float" office:value="0">
            <text:p>0</text:p>
          </table:table-cell>
          <table:table-cell table:formula="oooc:=[.D82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26]+([.$C$2]*[.B826]/100-[.F826])/60/12" office:value-type="float" office:value="53.8610479315274">
            <text:p>53.86</text:p>
          </table:table-cell>
          <table:table-cell table:formula="oooc:=[.H826]+([.$C$2]*[.E826]/100-[.F826])/60/12" office:value-type="float" office:value="41.943655539378">
            <text:p>41.94</text:p>
          </table:table-cell>
          <table:table-cell table:number-columns-repeated="30"/>
        </table:table-row>
        <table:table-row table:style-name="ro1">
          <table:table-cell table:formula="oooc:=[.A827]+0.000694444444444444" office:value-type="time" office:time-value="PT20H52M00S">
            <text:p>08:52 PM</text:p>
          </table:table-cell>
          <table:table-cell table:number-columns-repeated="3" office:value-type="float" office:value="0">
            <text:p>0</text:p>
          </table:table-cell>
          <table:table-cell table:formula="oooc:=[.D82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27]+([.$C$2]*[.B827]/100-[.F827])/60/12" office:value-type="float" office:value="53.7638257093052">
            <text:p>53.76</text:p>
          </table:table-cell>
          <table:table-cell table:formula="oooc:=[.H827]+([.$C$2]*[.E827]/100-[.F827])/60/12" office:value-type="float" office:value="41.8464333171558">
            <text:p>41.85</text:p>
          </table:table-cell>
          <table:table-cell table:number-columns-repeated="30"/>
        </table:table-row>
        <table:table-row table:style-name="ro1">
          <table:table-cell table:formula="oooc:=[.A828]+0.000694444444444444" office:value-type="time" office:time-value="PT20H53M00S">
            <text:p>08:53 PM</text:p>
          </table:table-cell>
          <table:table-cell table:number-columns-repeated="3" office:value-type="float" office:value="0">
            <text:p>0</text:p>
          </table:table-cell>
          <table:table-cell table:formula="oooc:=[.D82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28]+([.$C$2]*[.B828]/100-[.F828])/60/12" office:value-type="float" office:value="53.666603487083">
            <text:p>53.67</text:p>
          </table:table-cell>
          <table:table-cell table:formula="oooc:=[.H828]+([.$C$2]*[.E828]/100-[.F828])/60/12" office:value-type="float" office:value="41.7492110949336">
            <text:p>41.75</text:p>
          </table:table-cell>
          <table:table-cell table:number-columns-repeated="30"/>
        </table:table-row>
        <table:table-row table:style-name="ro1">
          <table:table-cell table:formula="oooc:=[.A829]+0.000694444444444444" office:value-type="time" office:time-value="PT20H54M00S">
            <text:p>08:54 PM</text:p>
          </table:table-cell>
          <table:table-cell table:number-columns-repeated="3" office:value-type="float" office:value="0">
            <text:p>0</text:p>
          </table:table-cell>
          <table:table-cell table:formula="oooc:=[.D83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29]+([.$C$2]*[.B829]/100-[.F829])/60/12" office:value-type="float" office:value="53.5693812648607">
            <text:p>53.57</text:p>
          </table:table-cell>
          <table:table-cell table:formula="oooc:=[.H829]+([.$C$2]*[.E829]/100-[.F829])/60/12" office:value-type="float" office:value="41.6519888727114">
            <text:p>41.65</text:p>
          </table:table-cell>
          <table:table-cell table:number-columns-repeated="30"/>
        </table:table-row>
        <table:table-row table:style-name="ro1">
          <table:table-cell table:formula="oooc:=[.A830]+0.000694444444444444" office:value-type="time" office:time-value="PT20H55M00S">
            <text:p>08:55 PM</text:p>
          </table:table-cell>
          <table:table-cell table:number-columns-repeated="3" office:value-type="float" office:value="0">
            <text:p>0</text:p>
          </table:table-cell>
          <table:table-cell table:formula="oooc:=[.D83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30]+([.$C$2]*[.B830]/100-[.F830])/60/12" office:value-type="float" office:value="53.4721590426385">
            <text:p>53.47</text:p>
          </table:table-cell>
          <table:table-cell table:formula="oooc:=[.H830]+([.$C$2]*[.E830]/100-[.F830])/60/12" office:value-type="float" office:value="41.5547666504891">
            <text:p>41.55</text:p>
          </table:table-cell>
          <table:table-cell table:number-columns-repeated="30"/>
        </table:table-row>
        <table:table-row table:style-name="ro1">
          <table:table-cell table:formula="oooc:=[.A831]+0.000694444444444444" office:value-type="time" office:time-value="PT20H56M00S">
            <text:p>08:56 PM</text:p>
          </table:table-cell>
          <table:table-cell table:number-columns-repeated="3" office:value-type="float" office:value="0">
            <text:p>0</text:p>
          </table:table-cell>
          <table:table-cell table:formula="oooc:=[.D83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31]+([.$C$2]*[.B831]/100-[.F831])/60/12" office:value-type="float" office:value="53.3749368204163">
            <text:p>53.37</text:p>
          </table:table-cell>
          <table:table-cell table:formula="oooc:=[.H831]+([.$C$2]*[.E831]/100-[.F831])/60/12" office:value-type="float" office:value="41.4575444282669">
            <text:p>41.46</text:p>
          </table:table-cell>
          <table:table-cell table:number-columns-repeated="30"/>
        </table:table-row>
        <table:table-row table:style-name="ro1">
          <table:table-cell table:formula="oooc:=[.A832]+0.000694444444444444" office:value-type="time" office:time-value="PT20H57M00S">
            <text:p>08:57 PM</text:p>
          </table:table-cell>
          <table:table-cell table:number-columns-repeated="3" office:value-type="float" office:value="0">
            <text:p>0</text:p>
          </table:table-cell>
          <table:table-cell table:formula="oooc:=[.D83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32]+([.$C$2]*[.B832]/100-[.F832])/60/12" office:value-type="float" office:value="53.2777145981941">
            <text:p>53.28</text:p>
          </table:table-cell>
          <table:table-cell table:formula="oooc:=[.H832]+([.$C$2]*[.E832]/100-[.F832])/60/12" office:value-type="float" office:value="41.3603222060447">
            <text:p>41.36</text:p>
          </table:table-cell>
          <table:table-cell table:number-columns-repeated="30"/>
        </table:table-row>
        <table:table-row table:style-name="ro1">
          <table:table-cell table:formula="oooc:=[.A833]+0.000694444444444444" office:value-type="time" office:time-value="PT20H58M00S">
            <text:p>08:58 PM</text:p>
          </table:table-cell>
          <table:table-cell table:number-columns-repeated="3" office:value-type="float" office:value="0">
            <text:p>0</text:p>
          </table:table-cell>
          <table:table-cell table:formula="oooc:=[.D83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33]+([.$C$2]*[.B833]/100-[.F833])/60/12" office:value-type="float" office:value="53.1804923759718">
            <text:p>53.18</text:p>
          </table:table-cell>
          <table:table-cell table:formula="oooc:=[.H833]+([.$C$2]*[.E833]/100-[.F833])/60/12" office:value-type="float" office:value="41.2630999838225">
            <text:p>41.26</text:p>
          </table:table-cell>
          <table:table-cell table:number-columns-repeated="30"/>
        </table:table-row>
        <table:table-row table:style-name="ro1">
          <table:table-cell table:formula="oooc:=[.A834]+0.000694444444444444" office:value-type="time" office:time-value="PT20H59M00S">
            <text:p>08:59 PM</text:p>
          </table:table-cell>
          <table:table-cell table:number-columns-repeated="3" office:value-type="float" office:value="0">
            <text:p>0</text:p>
          </table:table-cell>
          <table:table-cell table:formula="oooc:=[.D83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34]+([.$C$2]*[.B834]/100-[.F834])/60/12" office:value-type="float" office:value="53.0832701537496">
            <text:p>53.08</text:p>
          </table:table-cell>
          <table:table-cell table:formula="oooc:=[.H834]+([.$C$2]*[.E834]/100-[.F834])/60/12" office:value-type="float" office:value="41.1658777616002">
            <text:p>41.17</text:p>
          </table:table-cell>
          <table:table-cell table:number-columns-repeated="30"/>
        </table:table-row>
        <table:table-row table:style-name="ro1">
          <table:table-cell table:formula="oooc:=[.A835]+0.000694444444444444" office:value-type="time" office:time-value="PT21H00M00S">
            <text:p>09:00 PM</text:p>
          </table:table-cell>
          <table:table-cell table:number-columns-repeated="3" office:value-type="float" office:value="0">
            <text:p>0</text:p>
          </table:table-cell>
          <table:table-cell table:formula="oooc:=[.D83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35]+([.$C$2]*[.B835]/100-[.F835])/60/12" office:value-type="float" office:value="52.9860479315274">
            <text:p>52.99</text:p>
          </table:table-cell>
          <table:table-cell table:formula="oooc:=[.H835]+([.$C$2]*[.E835]/100-[.F835])/60/12" office:value-type="float" office:value="41.068655539378">
            <text:p>41.07</text:p>
          </table:table-cell>
          <table:table-cell table:number-columns-repeated="30"/>
        </table:table-row>
        <table:table-row table:style-name="ro1">
          <table:table-cell table:formula="oooc:=[.A836]+0.000694444444444444" office:value-type="time" office:time-value="PT21H01M00S">
            <text:p>09:01 PM</text:p>
          </table:table-cell>
          <table:table-cell table:number-columns-repeated="3" office:value-type="float" office:value="0">
            <text:p>0</text:p>
          </table:table-cell>
          <table:table-cell table:formula="oooc:=[.D83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36]+([.$C$2]*[.B836]/100-[.F836])/60/12" office:value-type="float" office:value="52.8888257093052">
            <text:p>52.89</text:p>
          </table:table-cell>
          <table:table-cell table:formula="oooc:=[.H836]+([.$C$2]*[.E836]/100-[.F836])/60/12" office:value-type="float" office:value="40.9714333171558">
            <text:p>40.97</text:p>
          </table:table-cell>
          <table:table-cell table:number-columns-repeated="30"/>
        </table:table-row>
        <table:table-row table:style-name="ro1">
          <table:table-cell table:formula="oooc:=[.A837]+0.000694444444444444" office:value-type="time" office:time-value="PT21H02M00S">
            <text:p>09:02 PM</text:p>
          </table:table-cell>
          <table:table-cell table:number-columns-repeated="3" office:value-type="float" office:value="0">
            <text:p>0</text:p>
          </table:table-cell>
          <table:table-cell table:formula="oooc:=[.D83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37]+([.$C$2]*[.B837]/100-[.F837])/60/12" office:value-type="float" office:value="52.791603487083">
            <text:p>52.79</text:p>
          </table:table-cell>
          <table:table-cell table:formula="oooc:=[.H837]+([.$C$2]*[.E837]/100-[.F837])/60/12" office:value-type="float" office:value="40.8742110949336">
            <text:p>40.87</text:p>
          </table:table-cell>
          <table:table-cell table:number-columns-repeated="30"/>
        </table:table-row>
        <table:table-row table:style-name="ro1">
          <table:table-cell table:formula="oooc:=[.A838]+0.000694444444444444" office:value-type="time" office:time-value="PT21H03M00S">
            <text:p>09:03 PM</text:p>
          </table:table-cell>
          <table:table-cell table:number-columns-repeated="3" office:value-type="float" office:value="0">
            <text:p>0</text:p>
          </table:table-cell>
          <table:table-cell table:formula="oooc:=[.D83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38]+([.$C$2]*[.B838]/100-[.F838])/60/12" office:value-type="float" office:value="52.6943812648607">
            <text:p>52.69</text:p>
          </table:table-cell>
          <table:table-cell table:formula="oooc:=[.H838]+([.$C$2]*[.E838]/100-[.F838])/60/12" office:value-type="float" office:value="40.7769888727114">
            <text:p>40.78</text:p>
          </table:table-cell>
          <table:table-cell table:number-columns-repeated="30"/>
        </table:table-row>
        <table:table-row table:style-name="ro1">
          <table:table-cell table:formula="oooc:=[.A839]+0.000694444444444444" office:value-type="time" office:time-value="PT21H04M00S">
            <text:p>09:04 PM</text:p>
          </table:table-cell>
          <table:table-cell table:number-columns-repeated="3" office:value-type="float" office:value="0">
            <text:p>0</text:p>
          </table:table-cell>
          <table:table-cell table:formula="oooc:=[.D84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39]+([.$C$2]*[.B839]/100-[.F839])/60/12" office:value-type="float" office:value="52.5971590426385">
            <text:p>52.6</text:p>
          </table:table-cell>
          <table:table-cell table:formula="oooc:=[.H839]+([.$C$2]*[.E839]/100-[.F839])/60/12" office:value-type="float" office:value="40.6797666504891">
            <text:p>40.68</text:p>
          </table:table-cell>
          <table:table-cell table:number-columns-repeated="30"/>
        </table:table-row>
        <table:table-row table:style-name="ro1">
          <table:table-cell table:formula="oooc:=[.A840]+0.000694444444444444" office:value-type="time" office:time-value="PT21H05M00S">
            <text:p>09:05 PM</text:p>
          </table:table-cell>
          <table:table-cell table:number-columns-repeated="3" office:value-type="float" office:value="0">
            <text:p>0</text:p>
          </table:table-cell>
          <table:table-cell table:formula="oooc:=[.D84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40]+([.$C$2]*[.B840]/100-[.F840])/60/12" office:value-type="float" office:value="52.4999368204163">
            <text:p>52.5</text:p>
          </table:table-cell>
          <table:table-cell table:formula="oooc:=[.H840]+([.$C$2]*[.E840]/100-[.F840])/60/12" office:value-type="float" office:value="40.5825444282669">
            <text:p>40.58</text:p>
          </table:table-cell>
          <table:table-cell table:number-columns-repeated="30"/>
        </table:table-row>
        <table:table-row table:style-name="ro1">
          <table:table-cell table:formula="oooc:=[.A841]+0.000694444444444444" office:value-type="time" office:time-value="PT21H06M00S">
            <text:p>09:06 PM</text:p>
          </table:table-cell>
          <table:table-cell table:number-columns-repeated="3" office:value-type="float" office:value="0">
            <text:p>0</text:p>
          </table:table-cell>
          <table:table-cell table:formula="oooc:=[.D84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41]+([.$C$2]*[.B841]/100-[.F841])/60/12" office:value-type="float" office:value="52.4027145981941">
            <text:p>52.4</text:p>
          </table:table-cell>
          <table:table-cell table:formula="oooc:=[.H841]+([.$C$2]*[.E841]/100-[.F841])/60/12" office:value-type="float" office:value="40.4853222060447">
            <text:p>40.49</text:p>
          </table:table-cell>
          <table:table-cell table:number-columns-repeated="30"/>
        </table:table-row>
        <table:table-row table:style-name="ro1">
          <table:table-cell table:formula="oooc:=[.A842]+0.000694444444444444" office:value-type="time" office:time-value="PT21H07M00S">
            <text:p>09:07 PM</text:p>
          </table:table-cell>
          <table:table-cell table:number-columns-repeated="3" office:value-type="float" office:value="0">
            <text:p>0</text:p>
          </table:table-cell>
          <table:table-cell table:formula="oooc:=[.D84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42]+([.$C$2]*[.B842]/100-[.F842])/60/12" office:value-type="float" office:value="52.3054923759719">
            <text:p>52.31</text:p>
          </table:table-cell>
          <table:table-cell table:formula="oooc:=[.H842]+([.$C$2]*[.E842]/100-[.F842])/60/12" office:value-type="float" office:value="40.3880999838225">
            <text:p>40.39</text:p>
          </table:table-cell>
          <table:table-cell table:number-columns-repeated="30"/>
        </table:table-row>
        <table:table-row table:style-name="ro1">
          <table:table-cell table:formula="oooc:=[.A843]+0.000694444444444444" office:value-type="time" office:time-value="PT21H08M00S">
            <text:p>09:08 PM</text:p>
          </table:table-cell>
          <table:table-cell table:number-columns-repeated="3" office:value-type="float" office:value="0">
            <text:p>0</text:p>
          </table:table-cell>
          <table:table-cell table:formula="oooc:=[.D84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43]+([.$C$2]*[.B843]/100-[.F843])/60/12" office:value-type="float" office:value="52.2082701537496">
            <text:p>52.21</text:p>
          </table:table-cell>
          <table:table-cell table:formula="oooc:=[.H843]+([.$C$2]*[.E843]/100-[.F843])/60/12" office:value-type="float" office:value="40.2908777616003">
            <text:p>40.29</text:p>
          </table:table-cell>
          <table:table-cell table:number-columns-repeated="30"/>
        </table:table-row>
        <table:table-row table:style-name="ro1">
          <table:table-cell table:formula="oooc:=[.A844]+0.000694444444444444" office:value-type="time" office:time-value="PT21H09M00S">
            <text:p>09:09 PM</text:p>
          </table:table-cell>
          <table:table-cell table:number-columns-repeated="3" office:value-type="float" office:value="0">
            <text:p>0</text:p>
          </table:table-cell>
          <table:table-cell table:formula="oooc:=[.D84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44]+([.$C$2]*[.B844]/100-[.F844])/60/12" office:value-type="float" office:value="52.1110479315274">
            <text:p>52.11</text:p>
          </table:table-cell>
          <table:table-cell table:formula="oooc:=[.H844]+([.$C$2]*[.E844]/100-[.F844])/60/12" office:value-type="float" office:value="40.193655539378">
            <text:p>40.19</text:p>
          </table:table-cell>
          <table:table-cell table:number-columns-repeated="30"/>
        </table:table-row>
        <table:table-row table:style-name="ro1">
          <table:table-cell table:formula="oooc:=[.A845]+0.000694444444444444" office:value-type="time" office:time-value="PT21H10M00S">
            <text:p>09:10 PM</text:p>
          </table:table-cell>
          <table:table-cell table:number-columns-repeated="3" office:value-type="float" office:value="0">
            <text:p>0</text:p>
          </table:table-cell>
          <table:table-cell table:formula="oooc:=[.D84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45]+([.$C$2]*[.B845]/100-[.F845])/60/12" office:value-type="float" office:value="52.0138257093052">
            <text:p>52.01</text:p>
          </table:table-cell>
          <table:table-cell table:formula="oooc:=[.H845]+([.$C$2]*[.E845]/100-[.F845])/60/12" office:value-type="float" office:value="40.0964333171558">
            <text:p>40.1</text:p>
          </table:table-cell>
          <table:table-cell table:number-columns-repeated="30"/>
        </table:table-row>
        <table:table-row table:style-name="ro1">
          <table:table-cell table:formula="oooc:=[.A846]+0.000694444444444444" office:value-type="time" office:time-value="PT21H11M00S">
            <text:p>09:11 PM</text:p>
          </table:table-cell>
          <table:table-cell table:number-columns-repeated="3" office:value-type="float" office:value="0">
            <text:p>0</text:p>
          </table:table-cell>
          <table:table-cell table:formula="oooc:=[.D84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46]+([.$C$2]*[.B846]/100-[.F846])/60/12" office:value-type="float" office:value="51.916603487083">
            <text:p>51.92</text:p>
          </table:table-cell>
          <table:table-cell table:formula="oooc:=[.H846]+([.$C$2]*[.E846]/100-[.F846])/60/12" office:value-type="float" office:value="39.9992110949336">
            <text:p>40</text:p>
          </table:table-cell>
          <table:table-cell table:number-columns-repeated="30"/>
        </table:table-row>
        <table:table-row table:style-name="ro1">
          <table:table-cell table:formula="oooc:=[.A847]+0.000694444444444444" office:value-type="time" office:time-value="PT21H12M00S">
            <text:p>09:12 PM</text:p>
          </table:table-cell>
          <table:table-cell table:number-columns-repeated="3" office:value-type="float" office:value="0">
            <text:p>0</text:p>
          </table:table-cell>
          <table:table-cell table:formula="oooc:=[.D84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47]+([.$C$2]*[.B847]/100-[.F847])/60/12" office:value-type="float" office:value="51.8193812648607">
            <text:p>51.82</text:p>
          </table:table-cell>
          <table:table-cell table:formula="oooc:=[.H847]+([.$C$2]*[.E847]/100-[.F847])/60/12" office:value-type="float" office:value="39.9019888727114">
            <text:p>39.9</text:p>
          </table:table-cell>
          <table:table-cell table:number-columns-repeated="30"/>
        </table:table-row>
        <table:table-row table:style-name="ro1">
          <table:table-cell table:formula="oooc:=[.A848]+0.000694444444444444" office:value-type="time" office:time-value="PT21H13M00S">
            <text:p>09:13 PM</text:p>
          </table:table-cell>
          <table:table-cell table:number-columns-repeated="3" office:value-type="float" office:value="0">
            <text:p>0</text:p>
          </table:table-cell>
          <table:table-cell table:formula="oooc:=[.D84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48]+([.$C$2]*[.B848]/100-[.F848])/60/12" office:value-type="float" office:value="51.7221590426385">
            <text:p>51.72</text:p>
          </table:table-cell>
          <table:table-cell table:formula="oooc:=[.H848]+([.$C$2]*[.E848]/100-[.F848])/60/12" office:value-type="float" office:value="39.8047666504891">
            <text:p>39.8</text:p>
          </table:table-cell>
          <table:table-cell table:number-columns-repeated="30"/>
        </table:table-row>
        <table:table-row table:style-name="ro1">
          <table:table-cell table:formula="oooc:=[.A849]+0.000694444444444444" office:value-type="time" office:time-value="PT21H14M00S">
            <text:p>09:14 PM</text:p>
          </table:table-cell>
          <table:table-cell table:number-columns-repeated="3" office:value-type="float" office:value="0">
            <text:p>0</text:p>
          </table:table-cell>
          <table:table-cell table:formula="oooc:=[.D85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49]+([.$C$2]*[.B849]/100-[.F849])/60/12" office:value-type="float" office:value="51.6249368204163">
            <text:p>51.62</text:p>
          </table:table-cell>
          <table:table-cell table:formula="oooc:=[.H849]+([.$C$2]*[.E849]/100-[.F849])/60/12" office:value-type="float" office:value="39.7075444282669">
            <text:p>39.71</text:p>
          </table:table-cell>
          <table:table-cell table:number-columns-repeated="30"/>
        </table:table-row>
        <table:table-row table:style-name="ro1">
          <table:table-cell table:formula="oooc:=[.A850]+0.000694444444444444" office:value-type="time" office:time-value="PT21H15M00S">
            <text:p>09:15 PM</text:p>
          </table:table-cell>
          <table:table-cell table:number-columns-repeated="3" office:value-type="float" office:value="0">
            <text:p>0</text:p>
          </table:table-cell>
          <table:table-cell table:formula="oooc:=[.D85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50]+([.$C$2]*[.B850]/100-[.F850])/60/12" office:value-type="float" office:value="51.5277145981941">
            <text:p>51.53</text:p>
          </table:table-cell>
          <table:table-cell table:formula="oooc:=[.H850]+([.$C$2]*[.E850]/100-[.F850])/60/12" office:value-type="float" office:value="39.6103222060447">
            <text:p>39.61</text:p>
          </table:table-cell>
          <table:table-cell table:number-columns-repeated="30"/>
        </table:table-row>
        <table:table-row table:style-name="ro1">
          <table:table-cell table:formula="oooc:=[.A851]+0.000694444444444444" office:value-type="time" office:time-value="PT21H16M00S">
            <text:p>09:16 PM</text:p>
          </table:table-cell>
          <table:table-cell table:number-columns-repeated="3" office:value-type="float" office:value="0">
            <text:p>0</text:p>
          </table:table-cell>
          <table:table-cell table:formula="oooc:=[.D85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51]+([.$C$2]*[.B851]/100-[.F851])/60/12" office:value-type="float" office:value="51.4304923759719">
            <text:p>51.43</text:p>
          </table:table-cell>
          <table:table-cell table:formula="oooc:=[.H851]+([.$C$2]*[.E851]/100-[.F851])/60/12" office:value-type="float" office:value="39.5130999838225">
            <text:p>39.51</text:p>
          </table:table-cell>
          <table:table-cell table:number-columns-repeated="30"/>
        </table:table-row>
        <table:table-row table:style-name="ro1">
          <table:table-cell table:formula="oooc:=[.A852]+0.000694444444444444" office:value-type="time" office:time-value="PT21H17M00S">
            <text:p>09:17 PM</text:p>
          </table:table-cell>
          <table:table-cell table:number-columns-repeated="3" office:value-type="float" office:value="0">
            <text:p>0</text:p>
          </table:table-cell>
          <table:table-cell table:formula="oooc:=[.D85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52]+([.$C$2]*[.B852]/100-[.F852])/60/12" office:value-type="float" office:value="51.3332701537496">
            <text:p>51.33</text:p>
          </table:table-cell>
          <table:table-cell table:formula="oooc:=[.H852]+([.$C$2]*[.E852]/100-[.F852])/60/12" office:value-type="float" office:value="39.4158777616003">
            <text:p>39.42</text:p>
          </table:table-cell>
          <table:table-cell table:number-columns-repeated="30"/>
        </table:table-row>
        <table:table-row table:style-name="ro1">
          <table:table-cell table:formula="oooc:=[.A853]+0.000694444444444444" office:value-type="time" office:time-value="PT21H18M00S">
            <text:p>09:18 PM</text:p>
          </table:table-cell>
          <table:table-cell table:number-columns-repeated="3" office:value-type="float" office:value="0">
            <text:p>0</text:p>
          </table:table-cell>
          <table:table-cell table:formula="oooc:=[.D85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53]+([.$C$2]*[.B853]/100-[.F853])/60/12" office:value-type="float" office:value="51.2360479315274">
            <text:p>51.24</text:p>
          </table:table-cell>
          <table:table-cell table:formula="oooc:=[.H853]+([.$C$2]*[.E853]/100-[.F853])/60/12" office:value-type="float" office:value="39.318655539378">
            <text:p>39.32</text:p>
          </table:table-cell>
          <table:table-cell table:number-columns-repeated="30"/>
        </table:table-row>
        <table:table-row table:style-name="ro1">
          <table:table-cell table:formula="oooc:=[.A854]+0.000694444444444444" office:value-type="time" office:time-value="PT21H19M00S">
            <text:p>09:19 PM</text:p>
          </table:table-cell>
          <table:table-cell table:number-columns-repeated="3" office:value-type="float" office:value="0">
            <text:p>0</text:p>
          </table:table-cell>
          <table:table-cell table:formula="oooc:=[.D85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54]+([.$C$2]*[.B854]/100-[.F854])/60/12" office:value-type="float" office:value="51.1388257093052">
            <text:p>51.14</text:p>
          </table:table-cell>
          <table:table-cell table:formula="oooc:=[.H854]+([.$C$2]*[.E854]/100-[.F854])/60/12" office:value-type="float" office:value="39.2214333171558">
            <text:p>39.22</text:p>
          </table:table-cell>
          <table:table-cell table:number-columns-repeated="30"/>
        </table:table-row>
        <table:table-row table:style-name="ro1">
          <table:table-cell table:formula="oooc:=[.A855]+0.000694444444444444" office:value-type="time" office:time-value="PT21H20M00S">
            <text:p>09:20 PM</text:p>
          </table:table-cell>
          <table:table-cell table:number-columns-repeated="3" office:value-type="float" office:value="0">
            <text:p>0</text:p>
          </table:table-cell>
          <table:table-cell table:formula="oooc:=[.D85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55]+([.$C$2]*[.B855]/100-[.F855])/60/12" office:value-type="float" office:value="51.041603487083">
            <text:p>51.04</text:p>
          </table:table-cell>
          <table:table-cell table:formula="oooc:=[.H855]+([.$C$2]*[.E855]/100-[.F855])/60/12" office:value-type="float" office:value="39.1242110949336">
            <text:p>39.12</text:p>
          </table:table-cell>
          <table:table-cell table:number-columns-repeated="30"/>
        </table:table-row>
        <table:table-row table:style-name="ro1">
          <table:table-cell table:formula="oooc:=[.A856]+0.000694444444444444" office:value-type="time" office:time-value="PT21H21M00S">
            <text:p>09:21 PM</text:p>
          </table:table-cell>
          <table:table-cell table:number-columns-repeated="3" office:value-type="float" office:value="0">
            <text:p>0</text:p>
          </table:table-cell>
          <table:table-cell table:formula="oooc:=[.D85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56]+([.$C$2]*[.B856]/100-[.F856])/60/12" office:value-type="float" office:value="50.9443812648608">
            <text:p>50.94</text:p>
          </table:table-cell>
          <table:table-cell table:formula="oooc:=[.H856]+([.$C$2]*[.E856]/100-[.F856])/60/12" office:value-type="float" office:value="39.0269888727114">
            <text:p>39.03</text:p>
          </table:table-cell>
          <table:table-cell table:number-columns-repeated="30"/>
        </table:table-row>
        <table:table-row table:style-name="ro1">
          <table:table-cell table:formula="oooc:=[.A857]+0.000694444444444444" office:value-type="time" office:time-value="PT21H22M00S">
            <text:p>09:22 PM</text:p>
          </table:table-cell>
          <table:table-cell table:number-columns-repeated="3" office:value-type="float" office:value="0">
            <text:p>0</text:p>
          </table:table-cell>
          <table:table-cell table:formula="oooc:=[.D85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57]+([.$C$2]*[.B857]/100-[.F857])/60/12" office:value-type="float" office:value="50.8471590426385">
            <text:p>50.85</text:p>
          </table:table-cell>
          <table:table-cell table:formula="oooc:=[.H857]+([.$C$2]*[.E857]/100-[.F857])/60/12" office:value-type="float" office:value="38.9297666504892">
            <text:p>38.93</text:p>
          </table:table-cell>
          <table:table-cell table:number-columns-repeated="30"/>
        </table:table-row>
        <table:table-row table:style-name="ro1">
          <table:table-cell table:formula="oooc:=[.A858]+0.000694444444444444" office:value-type="time" office:time-value="PT21H23M00S">
            <text:p>09:23 PM</text:p>
          </table:table-cell>
          <table:table-cell table:number-columns-repeated="3" office:value-type="float" office:value="0">
            <text:p>0</text:p>
          </table:table-cell>
          <table:table-cell table:formula="oooc:=[.D85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58]+([.$C$2]*[.B858]/100-[.F858])/60/12" office:value-type="float" office:value="50.7499368204163">
            <text:p>50.75</text:p>
          </table:table-cell>
          <table:table-cell table:formula="oooc:=[.H858]+([.$C$2]*[.E858]/100-[.F858])/60/12" office:value-type="float" office:value="38.8325444282669">
            <text:p>38.83</text:p>
          </table:table-cell>
          <table:table-cell table:number-columns-repeated="30"/>
        </table:table-row>
        <table:table-row table:style-name="ro1">
          <table:table-cell table:formula="oooc:=[.A859]+0.000694444444444444" office:value-type="time" office:time-value="PT21H24M00S">
            <text:p>09:24 PM</text:p>
          </table:table-cell>
          <table:table-cell table:number-columns-repeated="3" office:value-type="float" office:value="0">
            <text:p>0</text:p>
          </table:table-cell>
          <table:table-cell table:formula="oooc:=[.D86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59]+([.$C$2]*[.B859]/100-[.F859])/60/12" office:value-type="float" office:value="50.6527145981941">
            <text:p>50.65</text:p>
          </table:table-cell>
          <table:table-cell table:formula="oooc:=[.H859]+([.$C$2]*[.E859]/100-[.F859])/60/12" office:value-type="float" office:value="38.7353222060447">
            <text:p>38.74</text:p>
          </table:table-cell>
          <table:table-cell table:number-columns-repeated="30"/>
        </table:table-row>
        <table:table-row table:style-name="ro1">
          <table:table-cell table:formula="oooc:=[.A860]+0.000694444444444444" office:value-type="time" office:time-value="PT21H25M00S">
            <text:p>09:25 PM</text:p>
          </table:table-cell>
          <table:table-cell table:number-columns-repeated="3" office:value-type="float" office:value="0">
            <text:p>0</text:p>
          </table:table-cell>
          <table:table-cell table:formula="oooc:=[.D86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60]+([.$C$2]*[.B860]/100-[.F860])/60/12" office:value-type="float" office:value="50.5554923759719">
            <text:p>50.56</text:p>
          </table:table-cell>
          <table:table-cell table:formula="oooc:=[.H860]+([.$C$2]*[.E860]/100-[.F860])/60/12" office:value-type="float" office:value="38.6380999838225">
            <text:p>38.64</text:p>
          </table:table-cell>
          <table:table-cell table:number-columns-repeated="30"/>
        </table:table-row>
        <table:table-row table:style-name="ro1">
          <table:table-cell table:formula="oooc:=[.A861]+0.000694444444444444" office:value-type="time" office:time-value="PT21H26M00S">
            <text:p>09:26 PM</text:p>
          </table:table-cell>
          <table:table-cell table:number-columns-repeated="3" office:value-type="float" office:value="0">
            <text:p>0</text:p>
          </table:table-cell>
          <table:table-cell table:formula="oooc:=[.D86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61]+([.$C$2]*[.B861]/100-[.F861])/60/12" office:value-type="float" office:value="50.4582701537496">
            <text:p>50.46</text:p>
          </table:table-cell>
          <table:table-cell table:formula="oooc:=[.H861]+([.$C$2]*[.E861]/100-[.F861])/60/12" office:value-type="float" office:value="38.5408777616003">
            <text:p>38.54</text:p>
          </table:table-cell>
          <table:table-cell table:number-columns-repeated="30"/>
        </table:table-row>
        <table:table-row table:style-name="ro1">
          <table:table-cell table:formula="oooc:=[.A862]+0.000694444444444444" office:value-type="time" office:time-value="PT21H27M00S">
            <text:p>09:27 PM</text:p>
          </table:table-cell>
          <table:table-cell table:number-columns-repeated="3" office:value-type="float" office:value="0">
            <text:p>0</text:p>
          </table:table-cell>
          <table:table-cell table:formula="oooc:=[.D86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62]+([.$C$2]*[.B862]/100-[.F862])/60/12" office:value-type="float" office:value="50.3610479315274">
            <text:p>50.36</text:p>
          </table:table-cell>
          <table:table-cell table:formula="oooc:=[.H862]+([.$C$2]*[.E862]/100-[.F862])/60/12" office:value-type="float" office:value="38.443655539378">
            <text:p>38.44</text:p>
          </table:table-cell>
          <table:table-cell table:number-columns-repeated="30"/>
        </table:table-row>
        <table:table-row table:style-name="ro1">
          <table:table-cell table:formula="oooc:=[.A863]+0.000694444444444444" office:value-type="time" office:time-value="PT21H28M00S">
            <text:p>09:28 PM</text:p>
          </table:table-cell>
          <table:table-cell table:number-columns-repeated="3" office:value-type="float" office:value="0">
            <text:p>0</text:p>
          </table:table-cell>
          <table:table-cell table:formula="oooc:=[.D86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63]+([.$C$2]*[.B863]/100-[.F863])/60/12" office:value-type="float" office:value="50.2638257093052">
            <text:p>50.26</text:p>
          </table:table-cell>
          <table:table-cell table:formula="oooc:=[.H863]+([.$C$2]*[.E863]/100-[.F863])/60/12" office:value-type="float" office:value="38.3464333171558">
            <text:p>38.35</text:p>
          </table:table-cell>
          <table:table-cell table:number-columns-repeated="30"/>
        </table:table-row>
        <table:table-row table:style-name="ro1">
          <table:table-cell table:formula="oooc:=[.A864]+0.000694444444444444" office:value-type="time" office:time-value="PT21H29M00S">
            <text:p>09:29 PM</text:p>
          </table:table-cell>
          <table:table-cell table:number-columns-repeated="3" office:value-type="float" office:value="0">
            <text:p>0</text:p>
          </table:table-cell>
          <table:table-cell table:formula="oooc:=[.D86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64]+([.$C$2]*[.B864]/100-[.F864])/60/12" office:value-type="float" office:value="50.166603487083">
            <text:p>50.17</text:p>
          </table:table-cell>
          <table:table-cell table:formula="oooc:=[.H864]+([.$C$2]*[.E864]/100-[.F864])/60/12" office:value-type="float" office:value="38.2492110949336">
            <text:p>38.25</text:p>
          </table:table-cell>
          <table:table-cell table:number-columns-repeated="30"/>
        </table:table-row>
        <table:table-row table:style-name="ro1">
          <table:table-cell table:formula="oooc:=[.A865]+0.000694444444444444" office:value-type="time" office:time-value="PT21H30M00S">
            <text:p>09:30 PM</text:p>
          </table:table-cell>
          <table:table-cell table:number-columns-repeated="3" office:value-type="float" office:value="0">
            <text:p>0</text:p>
          </table:table-cell>
          <table:table-cell table:formula="oooc:=[.D86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65]+([.$C$2]*[.B865]/100-[.F865])/60/12" office:value-type="float" office:value="50.0693812648608">
            <text:p>50.07</text:p>
          </table:table-cell>
          <table:table-cell table:formula="oooc:=[.H865]+([.$C$2]*[.E865]/100-[.F865])/60/12" office:value-type="float" office:value="38.1519888727114">
            <text:p>38.15</text:p>
          </table:table-cell>
          <table:table-cell table:number-columns-repeated="30"/>
        </table:table-row>
        <table:table-row table:style-name="ro1">
          <table:table-cell table:formula="oooc:=[.A866]+0.000694444444444444" office:value-type="time" office:time-value="PT21H31M00S">
            <text:p>09:31 PM</text:p>
          </table:table-cell>
          <table:table-cell table:number-columns-repeated="3" office:value-type="float" office:value="0">
            <text:p>0</text:p>
          </table:table-cell>
          <table:table-cell table:formula="oooc:=[.D86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66]+([.$C$2]*[.B866]/100-[.F866])/60/12" office:value-type="float" office:value="49.9721590426385">
            <text:p>49.97</text:p>
          </table:table-cell>
          <table:table-cell table:formula="oooc:=[.H866]+([.$C$2]*[.E866]/100-[.F866])/60/12" office:value-type="float" office:value="38.0547666504892">
            <text:p>38.05</text:p>
          </table:table-cell>
          <table:table-cell table:number-columns-repeated="30"/>
        </table:table-row>
        <table:table-row table:style-name="ro1">
          <table:table-cell table:formula="oooc:=[.A867]+0.000694444444444444" office:value-type="time" office:time-value="PT21H32M00S">
            <text:p>09:32 PM</text:p>
          </table:table-cell>
          <table:table-cell table:number-columns-repeated="3" office:value-type="float" office:value="0">
            <text:p>0</text:p>
          </table:table-cell>
          <table:table-cell table:formula="oooc:=[.D86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67]+([.$C$2]*[.B867]/100-[.F867])/60/12" office:value-type="float" office:value="49.8749368204163">
            <text:p>49.87</text:p>
          </table:table-cell>
          <table:table-cell table:formula="oooc:=[.H867]+([.$C$2]*[.E867]/100-[.F867])/60/12" office:value-type="float" office:value="37.9575444282669">
            <text:p>37.96</text:p>
          </table:table-cell>
          <table:table-cell table:number-columns-repeated="30"/>
        </table:table-row>
        <table:table-row table:style-name="ro1">
          <table:table-cell table:formula="oooc:=[.A868]+0.000694444444444444" office:value-type="time" office:time-value="PT21H33M00S">
            <text:p>09:33 PM</text:p>
          </table:table-cell>
          <table:table-cell table:number-columns-repeated="3" office:value-type="float" office:value="0">
            <text:p>0</text:p>
          </table:table-cell>
          <table:table-cell table:formula="oooc:=[.D86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68]+([.$C$2]*[.B868]/100-[.F868])/60/12" office:value-type="float" office:value="49.7777145981941">
            <text:p>49.78</text:p>
          </table:table-cell>
          <table:table-cell table:formula="oooc:=[.H868]+([.$C$2]*[.E868]/100-[.F868])/60/12" office:value-type="float" office:value="37.8603222060447">
            <text:p>37.86</text:p>
          </table:table-cell>
          <table:table-cell table:number-columns-repeated="30"/>
        </table:table-row>
        <table:table-row table:style-name="ro1">
          <table:table-cell table:formula="oooc:=[.A869]+0.000694444444444444" office:value-type="time" office:time-value="PT21H34M00S">
            <text:p>09:34 PM</text:p>
          </table:table-cell>
          <table:table-cell table:number-columns-repeated="3" office:value-type="float" office:value="0">
            <text:p>0</text:p>
          </table:table-cell>
          <table:table-cell table:formula="oooc:=[.D87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69]+([.$C$2]*[.B869]/100-[.F869])/60/12" office:value-type="float" office:value="49.6804923759719">
            <text:p>49.68</text:p>
          </table:table-cell>
          <table:table-cell table:formula="oooc:=[.H869]+([.$C$2]*[.E869]/100-[.F869])/60/12" office:value-type="float" office:value="37.7630999838225">
            <text:p>37.76</text:p>
          </table:table-cell>
          <table:table-cell table:number-columns-repeated="30"/>
        </table:table-row>
        <table:table-row table:style-name="ro1">
          <table:table-cell table:formula="oooc:=[.A870]+0.000694444444444444" office:value-type="time" office:time-value="PT21H35M00S">
            <text:p>09:35 PM</text:p>
          </table:table-cell>
          <table:table-cell table:number-columns-repeated="3" office:value-type="float" office:value="0">
            <text:p>0</text:p>
          </table:table-cell>
          <table:table-cell table:formula="oooc:=[.D87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70]+([.$C$2]*[.B870]/100-[.F870])/60/12" office:value-type="float" office:value="49.5832701537497">
            <text:p>49.58</text:p>
          </table:table-cell>
          <table:table-cell table:formula="oooc:=[.H870]+([.$C$2]*[.E870]/100-[.F870])/60/12" office:value-type="float" office:value="37.6658777616003">
            <text:p>37.67</text:p>
          </table:table-cell>
          <table:table-cell table:number-columns-repeated="30"/>
        </table:table-row>
        <table:table-row table:style-name="ro1">
          <table:table-cell table:formula="oooc:=[.A871]+0.000694444444444444" office:value-type="time" office:time-value="PT21H36M00S">
            <text:p>09:36 PM</text:p>
          </table:table-cell>
          <table:table-cell table:number-columns-repeated="3" office:value-type="float" office:value="0">
            <text:p>0</text:p>
          </table:table-cell>
          <table:table-cell table:formula="oooc:=[.D87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71]+([.$C$2]*[.B871]/100-[.F871])/60/12" office:value-type="float" office:value="49.4860479315274">
            <text:p>49.49</text:p>
          </table:table-cell>
          <table:table-cell table:formula="oooc:=[.H871]+([.$C$2]*[.E871]/100-[.F871])/60/12" office:value-type="float" office:value="37.5686555393781">
            <text:p>37.57</text:p>
          </table:table-cell>
          <table:table-cell table:number-columns-repeated="30"/>
        </table:table-row>
        <table:table-row table:style-name="ro1">
          <table:table-cell table:formula="oooc:=[.A872]+0.000694444444444444" office:value-type="time" office:time-value="PT21H37M00S">
            <text:p>09:37 PM</text:p>
          </table:table-cell>
          <table:table-cell table:number-columns-repeated="3" office:value-type="float" office:value="0">
            <text:p>0</text:p>
          </table:table-cell>
          <table:table-cell table:formula="oooc:=[.D87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72]+([.$C$2]*[.B872]/100-[.F872])/60/12" office:value-type="float" office:value="49.3888257093052">
            <text:p>49.39</text:p>
          </table:table-cell>
          <table:table-cell table:formula="oooc:=[.H872]+([.$C$2]*[.E872]/100-[.F872])/60/12" office:value-type="float" office:value="37.4714333171558">
            <text:p>37.47</text:p>
          </table:table-cell>
          <table:table-cell table:number-columns-repeated="30"/>
        </table:table-row>
        <table:table-row table:style-name="ro1">
          <table:table-cell table:formula="oooc:=[.A873]+0.000694444444444444" office:value-type="time" office:time-value="PT21H38M00S">
            <text:p>09:38 PM</text:p>
          </table:table-cell>
          <table:table-cell table:number-columns-repeated="3" office:value-type="float" office:value="0">
            <text:p>0</text:p>
          </table:table-cell>
          <table:table-cell table:formula="oooc:=[.D87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73]+([.$C$2]*[.B873]/100-[.F873])/60/12" office:value-type="float" office:value="49.291603487083">
            <text:p>49.29</text:p>
          </table:table-cell>
          <table:table-cell table:formula="oooc:=[.H873]+([.$C$2]*[.E873]/100-[.F873])/60/12" office:value-type="float" office:value="37.3742110949336">
            <text:p>37.37</text:p>
          </table:table-cell>
          <table:table-cell table:number-columns-repeated="30"/>
        </table:table-row>
        <table:table-row table:style-name="ro1">
          <table:table-cell table:formula="oooc:=[.A874]+0.000694444444444444" office:value-type="time" office:time-value="PT21H39M00S">
            <text:p>09:39 PM</text:p>
          </table:table-cell>
          <table:table-cell table:number-columns-repeated="3" office:value-type="float" office:value="0">
            <text:p>0</text:p>
          </table:table-cell>
          <table:table-cell table:formula="oooc:=[.D87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74]+([.$C$2]*[.B874]/100-[.F874])/60/12" office:value-type="float" office:value="49.1943812648608">
            <text:p>49.19</text:p>
          </table:table-cell>
          <table:table-cell table:formula="oooc:=[.H874]+([.$C$2]*[.E874]/100-[.F874])/60/12" office:value-type="float" office:value="37.2769888727114">
            <text:p>37.28</text:p>
          </table:table-cell>
          <table:table-cell table:number-columns-repeated="30"/>
        </table:table-row>
        <table:table-row table:style-name="ro1">
          <table:table-cell table:formula="oooc:=[.A875]+0.000694444444444444" office:value-type="time" office:time-value="PT21H40M00S">
            <text:p>09:40 PM</text:p>
          </table:table-cell>
          <table:table-cell table:number-columns-repeated="3" office:value-type="float" office:value="0">
            <text:p>0</text:p>
          </table:table-cell>
          <table:table-cell table:formula="oooc:=[.D87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75]+([.$C$2]*[.B875]/100-[.F875])/60/12" office:value-type="float" office:value="49.0971590426385">
            <text:p>49.1</text:p>
          </table:table-cell>
          <table:table-cell table:formula="oooc:=[.H875]+([.$C$2]*[.E875]/100-[.F875])/60/12" office:value-type="float" office:value="37.1797666504892">
            <text:p>37.18</text:p>
          </table:table-cell>
          <table:table-cell table:number-columns-repeated="30"/>
        </table:table-row>
        <table:table-row table:style-name="ro1">
          <table:table-cell table:formula="oooc:=[.A876]+0.000694444444444444" office:value-type="time" office:time-value="PT21H41M00S">
            <text:p>09:41 PM</text:p>
          </table:table-cell>
          <table:table-cell table:number-columns-repeated="3" office:value-type="float" office:value="0">
            <text:p>0</text:p>
          </table:table-cell>
          <table:table-cell table:formula="oooc:=[.D87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76]+([.$C$2]*[.B876]/100-[.F876])/60/12" office:value-type="float" office:value="48.9999368204163">
            <text:p>49</text:p>
          </table:table-cell>
          <table:table-cell table:formula="oooc:=[.H876]+([.$C$2]*[.E876]/100-[.F876])/60/12" office:value-type="float" office:value="37.0825444282669">
            <text:p>37.08</text:p>
          </table:table-cell>
          <table:table-cell table:number-columns-repeated="30"/>
        </table:table-row>
        <table:table-row table:style-name="ro1">
          <table:table-cell table:formula="oooc:=[.A877]+0.000694444444444444" office:value-type="time" office:time-value="PT21H42M00S">
            <text:p>09:42 PM</text:p>
          </table:table-cell>
          <table:table-cell table:number-columns-repeated="3" office:value-type="float" office:value="0">
            <text:p>0</text:p>
          </table:table-cell>
          <table:table-cell table:formula="oooc:=[.D87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77]+([.$C$2]*[.B877]/100-[.F877])/60/12" office:value-type="float" office:value="48.9027145981941">
            <text:p>48.9</text:p>
          </table:table-cell>
          <table:table-cell table:formula="oooc:=[.H877]+([.$C$2]*[.E877]/100-[.F877])/60/12" office:value-type="float" office:value="36.9853222060447">
            <text:p>36.99</text:p>
          </table:table-cell>
          <table:table-cell table:number-columns-repeated="30"/>
        </table:table-row>
        <table:table-row table:style-name="ro1">
          <table:table-cell table:formula="oooc:=[.A878]+0.000694444444444444" office:value-type="time" office:time-value="PT21H43M00S">
            <text:p>09:43 PM</text:p>
          </table:table-cell>
          <table:table-cell table:number-columns-repeated="3" office:value-type="float" office:value="0">
            <text:p>0</text:p>
          </table:table-cell>
          <table:table-cell table:formula="oooc:=[.D87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78]+([.$C$2]*[.B878]/100-[.F878])/60/12" office:value-type="float" office:value="48.8054923759719">
            <text:p>48.81</text:p>
          </table:table-cell>
          <table:table-cell table:formula="oooc:=[.H878]+([.$C$2]*[.E878]/100-[.F878])/60/12" office:value-type="float" office:value="36.8880999838225">
            <text:p>36.89</text:p>
          </table:table-cell>
          <table:table-cell table:number-columns-repeated="30"/>
        </table:table-row>
        <table:table-row table:style-name="ro1">
          <table:table-cell table:formula="oooc:=[.A879]+0.000694444444444444" office:value-type="time" office:time-value="PT21H44M00S">
            <text:p>09:44 PM</text:p>
          </table:table-cell>
          <table:table-cell table:number-columns-repeated="3" office:value-type="float" office:value="0">
            <text:p>0</text:p>
          </table:table-cell>
          <table:table-cell table:formula="oooc:=[.D88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79]+([.$C$2]*[.B879]/100-[.F879])/60/12" office:value-type="float" office:value="48.7082701537497">
            <text:p>48.71</text:p>
          </table:table-cell>
          <table:table-cell table:formula="oooc:=[.H879]+([.$C$2]*[.E879]/100-[.F879])/60/12" office:value-type="float" office:value="36.7908777616003">
            <text:p>36.79</text:p>
          </table:table-cell>
          <table:table-cell table:number-columns-repeated="30"/>
        </table:table-row>
        <table:table-row table:style-name="ro1">
          <table:table-cell table:formula="oooc:=[.A880]+0.000694444444444444" office:value-type="time" office:time-value="PT21H45M00S">
            <text:p>09:45 PM</text:p>
          </table:table-cell>
          <table:table-cell table:number-columns-repeated="3" office:value-type="float" office:value="0">
            <text:p>0</text:p>
          </table:table-cell>
          <table:table-cell table:formula="oooc:=[.D88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80]+([.$C$2]*[.B880]/100-[.F880])/60/12" office:value-type="float" office:value="48.6110479315274">
            <text:p>48.61</text:p>
          </table:table-cell>
          <table:table-cell table:formula="oooc:=[.H880]+([.$C$2]*[.E880]/100-[.F880])/60/12" office:value-type="float" office:value="36.6936555393781">
            <text:p>36.69</text:p>
          </table:table-cell>
          <table:table-cell table:number-columns-repeated="30"/>
        </table:table-row>
        <table:table-row table:style-name="ro1">
          <table:table-cell table:formula="oooc:=[.A881]+0.000694444444444444" office:value-type="time" office:time-value="PT21H46M00S">
            <text:p>09:46 PM</text:p>
          </table:table-cell>
          <table:table-cell table:number-columns-repeated="3" office:value-type="float" office:value="0">
            <text:p>0</text:p>
          </table:table-cell>
          <table:table-cell table:formula="oooc:=[.D88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81]+([.$C$2]*[.B881]/100-[.F881])/60/12" office:value-type="float" office:value="48.5138257093052">
            <text:p>48.51</text:p>
          </table:table-cell>
          <table:table-cell table:formula="oooc:=[.H881]+([.$C$2]*[.E881]/100-[.F881])/60/12" office:value-type="float" office:value="36.5964333171558">
            <text:p>36.6</text:p>
          </table:table-cell>
          <table:table-cell table:number-columns-repeated="30"/>
        </table:table-row>
        <table:table-row table:style-name="ro1">
          <table:table-cell table:formula="oooc:=[.A882]+0.000694444444444444" office:value-type="time" office:time-value="PT21H47M00S">
            <text:p>09:47 PM</text:p>
          </table:table-cell>
          <table:table-cell table:number-columns-repeated="3" office:value-type="float" office:value="0">
            <text:p>0</text:p>
          </table:table-cell>
          <table:table-cell table:formula="oooc:=[.D88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82]+([.$C$2]*[.B882]/100-[.F882])/60/12" office:value-type="float" office:value="48.416603487083">
            <text:p>48.42</text:p>
          </table:table-cell>
          <table:table-cell table:formula="oooc:=[.H882]+([.$C$2]*[.E882]/100-[.F882])/60/12" office:value-type="float" office:value="36.4992110949336">
            <text:p>36.5</text:p>
          </table:table-cell>
          <table:table-cell table:number-columns-repeated="30"/>
        </table:table-row>
        <table:table-row table:style-name="ro1">
          <table:table-cell table:formula="oooc:=[.A883]+0.000694444444444444" office:value-type="time" office:time-value="PT21H48M00S">
            <text:p>09:48 PM</text:p>
          </table:table-cell>
          <table:table-cell table:number-columns-repeated="3" office:value-type="float" office:value="0">
            <text:p>0</text:p>
          </table:table-cell>
          <table:table-cell table:formula="oooc:=[.D88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83]+([.$C$2]*[.B883]/100-[.F883])/60/12" office:value-type="float" office:value="48.3193812648608">
            <text:p>48.32</text:p>
          </table:table-cell>
          <table:table-cell table:formula="oooc:=[.H883]+([.$C$2]*[.E883]/100-[.F883])/60/12" office:value-type="float" office:value="36.4019888727114">
            <text:p>36.4</text:p>
          </table:table-cell>
          <table:table-cell table:number-columns-repeated="30"/>
        </table:table-row>
        <table:table-row table:style-name="ro1">
          <table:table-cell table:formula="oooc:=[.A884]+0.000694444444444444" office:value-type="time" office:time-value="PT21H49M00S">
            <text:p>09:49 PM</text:p>
          </table:table-cell>
          <table:table-cell table:number-columns-repeated="3" office:value-type="float" office:value="0">
            <text:p>0</text:p>
          </table:table-cell>
          <table:table-cell table:formula="oooc:=[.D88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84]+([.$C$2]*[.B884]/100-[.F884])/60/12" office:value-type="float" office:value="48.2221590426386">
            <text:p>48.22</text:p>
          </table:table-cell>
          <table:table-cell table:formula="oooc:=[.H884]+([.$C$2]*[.E884]/100-[.F884])/60/12" office:value-type="float" office:value="36.3047666504892">
            <text:p>36.3</text:p>
          </table:table-cell>
          <table:table-cell table:number-columns-repeated="30"/>
        </table:table-row>
        <table:table-row table:style-name="ro1">
          <table:table-cell table:formula="oooc:=[.A885]+0.000694444444444444" office:value-type="time" office:time-value="PT21H50M00S">
            <text:p>09:50 PM</text:p>
          </table:table-cell>
          <table:table-cell table:number-columns-repeated="3" office:value-type="float" office:value="0">
            <text:p>0</text:p>
          </table:table-cell>
          <table:table-cell table:formula="oooc:=[.D88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85]+([.$C$2]*[.B885]/100-[.F885])/60/12" office:value-type="float" office:value="48.1249368204163">
            <text:p>48.12</text:p>
          </table:table-cell>
          <table:table-cell table:formula="oooc:=[.H885]+([.$C$2]*[.E885]/100-[.F885])/60/12" office:value-type="float" office:value="36.207544428267">
            <text:p>36.21</text:p>
          </table:table-cell>
          <table:table-cell table:number-columns-repeated="30"/>
        </table:table-row>
        <table:table-row table:style-name="ro1">
          <table:table-cell table:formula="oooc:=[.A886]+0.000694444444444444" office:value-type="time" office:time-value="PT21H51M00S">
            <text:p>09:51 PM</text:p>
          </table:table-cell>
          <table:table-cell table:number-columns-repeated="3" office:value-type="float" office:value="0">
            <text:p>0</text:p>
          </table:table-cell>
          <table:table-cell table:formula="oooc:=[.D88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86]+([.$C$2]*[.B886]/100-[.F886])/60/12" office:value-type="float" office:value="48.0277145981941">
            <text:p>48.03</text:p>
          </table:table-cell>
          <table:table-cell table:formula="oooc:=[.H886]+([.$C$2]*[.E886]/100-[.F886])/60/12" office:value-type="float" office:value="36.1103222060447">
            <text:p>36.11</text:p>
          </table:table-cell>
          <table:table-cell table:number-columns-repeated="30"/>
        </table:table-row>
        <table:table-row table:style-name="ro1">
          <table:table-cell table:formula="oooc:=[.A887]+0.000694444444444444" office:value-type="time" office:time-value="PT21H52M00S">
            <text:p>09:52 PM</text:p>
          </table:table-cell>
          <table:table-cell table:number-columns-repeated="3" office:value-type="float" office:value="0">
            <text:p>0</text:p>
          </table:table-cell>
          <table:table-cell table:formula="oooc:=[.D888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87]+([.$C$2]*[.B887]/100-[.F887])/60/12" office:value-type="float" office:value="47.9304923759719">
            <text:p>47.93</text:p>
          </table:table-cell>
          <table:table-cell table:formula="oooc:=[.H887]+([.$C$2]*[.E887]/100-[.F887])/60/12" office:value-type="float" office:value="36.0130999838225">
            <text:p>36.01</text:p>
          </table:table-cell>
          <table:table-cell table:number-columns-repeated="30"/>
        </table:table-row>
        <table:table-row table:style-name="ro1">
          <table:table-cell table:formula="oooc:=[.A888]+0.000694444444444444" office:value-type="time" office:time-value="PT21H53M00S">
            <text:p>09:53 PM</text:p>
          </table:table-cell>
          <table:table-cell table:number-columns-repeated="3" office:value-type="float" office:value="0">
            <text:p>0</text:p>
          </table:table-cell>
          <table:table-cell table:formula="oooc:=[.D889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88]+([.$C$2]*[.B888]/100-[.F888])/60/12" office:value-type="float" office:value="47.8332701537497">
            <text:p>47.83</text:p>
          </table:table-cell>
          <table:table-cell table:formula="oooc:=[.H888]+([.$C$2]*[.E888]/100-[.F888])/60/12" office:value-type="float" office:value="35.9158777616003">
            <text:p>35.92</text:p>
          </table:table-cell>
          <table:table-cell table:number-columns-repeated="30"/>
        </table:table-row>
        <table:table-row table:style-name="ro1">
          <table:table-cell table:formula="oooc:=[.A889]+0.000694444444444444" office:value-type="time" office:time-value="PT21H54M00S">
            <text:p>09:54 PM</text:p>
          </table:table-cell>
          <table:table-cell table:number-columns-repeated="3" office:value-type="float" office:value="0">
            <text:p>0</text:p>
          </table:table-cell>
          <table:table-cell table:formula="oooc:=[.D890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89]+([.$C$2]*[.B889]/100-[.F889])/60/12" office:value-type="float" office:value="47.7360479315274">
            <text:p>47.74</text:p>
          </table:table-cell>
          <table:table-cell table:formula="oooc:=[.H889]+([.$C$2]*[.E889]/100-[.F889])/60/12" office:value-type="float" office:value="35.8186555393781">
            <text:p>35.82</text:p>
          </table:table-cell>
          <table:table-cell table:number-columns-repeated="30"/>
        </table:table-row>
        <table:table-row table:style-name="ro1">
          <table:table-cell table:formula="oooc:=[.A890]+0.000694444444444444" office:value-type="time" office:time-value="PT21H55M00S">
            <text:p>09:55 PM</text:p>
          </table:table-cell>
          <table:table-cell table:number-columns-repeated="3" office:value-type="float" office:value="0">
            <text:p>0</text:p>
          </table:table-cell>
          <table:table-cell table:formula="oooc:=[.D891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90]+([.$C$2]*[.B890]/100-[.F890])/60/12" office:value-type="float" office:value="47.6388257093052">
            <text:p>47.64</text:p>
          </table:table-cell>
          <table:table-cell table:formula="oooc:=[.H890]+([.$C$2]*[.E890]/100-[.F890])/60/12" office:value-type="float" office:value="35.7214333171558">
            <text:p>35.72</text:p>
          </table:table-cell>
          <table:table-cell table:number-columns-repeated="30"/>
        </table:table-row>
        <table:table-row table:style-name="ro1">
          <table:table-cell table:formula="oooc:=[.A891]+0.000694444444444444" office:value-type="time" office:time-value="PT21H56M00S">
            <text:p>09:56 PM</text:p>
          </table:table-cell>
          <table:table-cell table:number-columns-repeated="3" office:value-type="float" office:value="0">
            <text:p>0</text:p>
          </table:table-cell>
          <table:table-cell table:formula="oooc:=[.D892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91]+([.$C$2]*[.B891]/100-[.F891])/60/12" office:value-type="float" office:value="47.541603487083">
            <text:p>47.54</text:p>
          </table:table-cell>
          <table:table-cell table:formula="oooc:=[.H891]+([.$C$2]*[.E891]/100-[.F891])/60/12" office:value-type="float" office:value="35.6242110949336">
            <text:p>35.62</text:p>
          </table:table-cell>
          <table:table-cell table:number-columns-repeated="30"/>
        </table:table-row>
        <table:table-row table:style-name="ro1">
          <table:table-cell table:formula="oooc:=[.A892]+0.000694444444444444" office:value-type="time" office:time-value="PT21H57M00S">
            <text:p>09:57 PM</text:p>
          </table:table-cell>
          <table:table-cell table:number-columns-repeated="3" office:value-type="float" office:value="0">
            <text:p>0</text:p>
          </table:table-cell>
          <table:table-cell table:formula="oooc:=[.D893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92]+([.$C$2]*[.B892]/100-[.F892])/60/12" office:value-type="float" office:value="47.4443812648608">
            <text:p>47.44</text:p>
          </table:table-cell>
          <table:table-cell table:formula="oooc:=[.H892]+([.$C$2]*[.E892]/100-[.F892])/60/12" office:value-type="float" office:value="35.5269888727114">
            <text:p>35.53</text:p>
          </table:table-cell>
          <table:table-cell table:number-columns-repeated="30"/>
        </table:table-row>
        <table:table-row table:style-name="ro1">
          <table:table-cell table:formula="oooc:=[.A893]+0.000694444444444444" office:value-type="time" office:time-value="PT21H58M00S">
            <text:p>09:58 PM</text:p>
          </table:table-cell>
          <table:table-cell table:number-columns-repeated="3" office:value-type="float" office:value="0">
            <text:p>0</text:p>
          </table:table-cell>
          <table:table-cell table:formula="oooc:=[.D894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93]+([.$C$2]*[.B893]/100-[.F893])/60/12" office:value-type="float" office:value="47.3471590426386">
            <text:p>47.35</text:p>
          </table:table-cell>
          <table:table-cell table:formula="oooc:=[.H893]+([.$C$2]*[.E893]/100-[.F893])/60/12" office:value-type="float" office:value="35.4297666504892">
            <text:p>35.43</text:p>
          </table:table-cell>
          <table:table-cell table:number-columns-repeated="30"/>
        </table:table-row>
        <table:table-row table:style-name="ro1">
          <table:table-cell table:formula="oooc:=[.A894]+0.000694444444444444" office:value-type="time" office:time-value="PT21H59M00S">
            <text:p>09:59 PM</text:p>
          </table:table-cell>
          <table:table-cell table:number-columns-repeated="3" office:value-type="float" office:value="0">
            <text:p>0</text:p>
          </table:table-cell>
          <table:table-cell table:formula="oooc:=[.D895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94]+([.$C$2]*[.B894]/100-[.F894])/60/12" office:value-type="float" office:value="47.2499368204163">
            <text:p>47.25</text:p>
          </table:table-cell>
          <table:table-cell table:formula="oooc:=[.H894]+([.$C$2]*[.E894]/100-[.F894])/60/12" office:value-type="float" office:value="35.332544428267">
            <text:p>35.33</text:p>
          </table:table-cell>
          <table:table-cell table:number-columns-repeated="30"/>
        </table:table-row>
        <table:table-row table:style-name="ro1">
          <table:table-cell table:formula="oooc:=[.A895]+0.000694444444444444" office:value-type="time" office:time-value="PT22H00M00S">
            <text:p>10:00 PM</text:p>
          </table:table-cell>
          <table:table-cell table:number-columns-repeated="3" office:value-type="float" office:value="0">
            <text:p>0</text:p>
          </table:table-cell>
          <table:table-cell table:formula="oooc:=[.D896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95]+([.$C$2]*[.B895]/100-[.F895])/60/12" office:value-type="float" office:value="47.1527145981941">
            <text:p>47.15</text:p>
          </table:table-cell>
          <table:table-cell table:formula="oooc:=[.H895]+([.$C$2]*[.E895]/100-[.F895])/60/12" office:value-type="float" office:value="35.2353222060447">
            <text:p>35.24</text:p>
          </table:table-cell>
          <table:table-cell table:number-columns-repeated="30"/>
        </table:table-row>
        <table:table-row table:style-name="ro1">
          <table:table-cell table:formula="oooc:=[.A896]+0.000694444444444444" office:value-type="time" office:time-value="PT22H01M00S">
            <text:p>10:01 PM</text:p>
          </table:table-cell>
          <table:table-cell table:number-columns-repeated="3" office:value-type="float" office:value="0">
            <text:p>0</text:p>
          </table:table-cell>
          <table:table-cell table:formula="oooc:=[.D897]*12/125*100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ooc:=[.G896]+([.$C$2]*[.B896]/100-[.F896])/60/12" office:value-type="float" office:value="47.0554923759719">
            <text:p>47.06</text:p>
          </table:table-cell>
          <table:table-cell table:formula="oooc:=[.H896]+([.$C$2]*[.E896]/100-[.F896])/60/12" office:value-type="float" office:value="35.1380999838225">
            <text:p>35.14</text:p>
          </table:table-cell>
          <table:table-cell table:number-columns-repeated="30"/>
        </table:table-row>
      </table:table>
      <table:table table:name="VI" table:style-name="ta1" table:print="false">
        <table:table-column table:style-name="co8" table:number-columns-repeated="8" table:default-cell-style-name="Default"/>
        <table:table-row table:style-name="ro1">
          <table:table-cell office:value-type="string">
            <text:p>Solar Module fitted model.</text:p>
          </table:table-cell>
          <table:table-cell/>
          <table:table-cell office:value-type="string">
            <text:p>Resistance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table:number-columns-repeated="2"/>
          <table:table-cell>
            <draw:frame table:end-cell-address="VI.T40" table:end-x="0.603cm" table:end-y="0.327cm" draw:z-index="0" draw:style-name="gr1" svg:width="27.388cm" svg:height="17.858cm" svg:x="0.313cm" svg:y="0cm">
              <draw:object draw:notify-on-update-of-ranges="VI.A3:VI.A232 VI.B3:VI.B23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Voltage</text:p>
          </table:table-cell>
          <table:table-cell office:value-type="string">
            <text:p>Current</text:p>
          </table:table-cell>
          <table:table-cell office:value-type="string">
            <text:p>Voltage (Res)</text:p>
          </table:table-cell>
          <table:table-cell/>
          <table:table-cell office:value-type="string">
            <text:p>Voltage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.01981">
            <text:p>8.02</text:p>
          </table:table-cell>
          <table:table-cell table:formula="oooc:=MAX([.A3]-[.$D$1]*[.B3];0)" office:value-type="float" office:value="0">
            <text:p>0</text:p>
          </table:table-cell>
          <table:table-cell office:value-type="float" office:value="8.01981">
            <text:p>8.02</text:p>
          </table:table-cell>
          <table:table-cell office:value-type="float" office:value="0">
            <text:p>0</text:p>
          </table:table-cell>
          <table:table-cell table:formula="oooc:=MAX([.D3]-[.E3]/[.$E$1];0)" office:value-type="float" office:value="8.01981">
            <text:p>8.02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8.01981">
            <text:p>8.02</text:p>
          </table:table-cell>
          <table:table-cell table:formula="oooc:=MAX([.A4]-[.$D$1]*[.B4];0)" office:value-type="float" office:value="0">
            <text:p>0</text:p>
          </table:table-cell>
          <table:table-cell office:value-type="float" office:value="8.01981">
            <text:p>8.02</text:p>
          </table:table-cell>
          <table:table-cell office:value-type="float" office:value="0.1">
            <text:p>0.1</text:p>
          </table:table-cell>
          <table:table-cell table:formula="oooc:=MAX([.D4]-[.E4]/[.$E$1];0)" office:value-type="float" office:value="8.01881">
            <text:p>8.02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8.0198">
            <text:p>8.02</text:p>
          </table:table-cell>
          <table:table-cell table:formula="oooc:=MAX([.A5]-[.$D$1]*[.B5];0)" office:value-type="float" office:value="0">
            <text:p>0</text:p>
          </table:table-cell>
          <table:table-cell office:value-type="float" office:value="8.0198">
            <text:p>8.02</text:p>
          </table:table-cell>
          <table:table-cell office:value-type="float" office:value="0.2">
            <text:p>0.2</text:p>
          </table:table-cell>
          <table:table-cell table:formula="oooc:=MAX([.D5]-[.E5]/[.$E$1];0)" office:value-type="float" office:value="8.0178">
            <text:p>8.02</text:p>
          </table:table-cell>
          <table:table-cell table:number-columns-repeated="2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8.01979">
            <text:p>8.02</text:p>
          </table:table-cell>
          <table:table-cell table:formula="oooc:=MAX([.A6]-[.$D$1]*[.B6];0)" office:value-type="float" office:value="0">
            <text:p>0</text:p>
          </table:table-cell>
          <table:table-cell office:value-type="float" office:value="8.01979">
            <text:p>8.02</text:p>
          </table:table-cell>
          <table:table-cell office:value-type="float" office:value="0.3">
            <text:p>0.3</text:p>
          </table:table-cell>
          <table:table-cell table:formula="oooc:=MAX([.D6]-[.E6]/[.$E$1];0)" office:value-type="float" office:value="8.01679">
            <text:p>8.02</text:p>
          </table:table-cell>
          <table:table-cell table:number-columns-repeated="2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8.01978">
            <text:p>8.02</text:p>
          </table:table-cell>
          <table:table-cell table:formula="oooc:=MAX([.A7]-[.$D$1]*[.B7];0)" office:value-type="float" office:value="0">
            <text:p>0</text:p>
          </table:table-cell>
          <table:table-cell office:value-type="float" office:value="8.01978">
            <text:p>8.02</text:p>
          </table:table-cell>
          <table:table-cell office:value-type="float" office:value="0.4">
            <text:p>0.4</text:p>
          </table:table-cell>
          <table:table-cell table:formula="oooc:=MAX([.D7]-[.E7]/[.$E$1];0)" office:value-type="float" office:value="8.01578">
            <text:p>8.02</text:p>
          </table:table-cell>
          <table:table-cell table:number-columns-repeated="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8.01976">
            <text:p>8.02</text:p>
          </table:table-cell>
          <table:table-cell table:formula="oooc:=MAX([.A8]-[.$D$1]*[.B8];0)" office:value-type="float" office:value="0">
            <text:p>0</text:p>
          </table:table-cell>
          <table:table-cell office:value-type="float" office:value="8.01976">
            <text:p>8.02</text:p>
          </table:table-cell>
          <table:table-cell office:value-type="float" office:value="0.5">
            <text:p>0.5</text:p>
          </table:table-cell>
          <table:table-cell table:formula="oooc:=MAX([.D8]-[.E8]/[.$E$1];0)" office:value-type="float" office:value="8.01476">
            <text:p>8.01</text:p>
          </table:table-cell>
          <table:table-cell table:number-columns-repeated="2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8.01975">
            <text:p>8.02</text:p>
          </table:table-cell>
          <table:table-cell table:formula="oooc:=MAX([.A9]-[.$D$1]*[.B9];0)" office:value-type="float" office:value="0">
            <text:p>0</text:p>
          </table:table-cell>
          <table:table-cell office:value-type="float" office:value="8.01975">
            <text:p>8.02</text:p>
          </table:table-cell>
          <table:table-cell office:value-type="float" office:value="0.6">
            <text:p>0.6</text:p>
          </table:table-cell>
          <table:table-cell table:formula="oooc:=MAX([.D9]-[.E9]/[.$E$1];0)" office:value-type="float" office:value="8.01375">
            <text:p>8.01</text:p>
          </table:table-cell>
          <table:table-cell table:number-columns-repeated="2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8.01974">
            <text:p>8.02</text:p>
          </table:table-cell>
          <table:table-cell table:formula="oooc:=MAX([.A10]-[.$D$1]*[.B10];0)" office:value-type="float" office:value="0">
            <text:p>0</text:p>
          </table:table-cell>
          <table:table-cell office:value-type="float" office:value="8.01974">
            <text:p>8.02</text:p>
          </table:table-cell>
          <table:table-cell office:value-type="float" office:value="0.7">
            <text:p>0.7</text:p>
          </table:table-cell>
          <table:table-cell table:formula="oooc:=MAX([.D10]-[.E10]/[.$E$1];0)" office:value-type="float" office:value="8.01274">
            <text:p>8.01</text:p>
          </table:table-cell>
          <table:table-cell table:number-columns-repeated="2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8.01973">
            <text:p>8.02</text:p>
          </table:table-cell>
          <table:table-cell table:formula="oooc:=MAX([.A11]-[.$D$1]*[.B11];0)" office:value-type="float" office:value="0">
            <text:p>0</text:p>
          </table:table-cell>
          <table:table-cell office:value-type="float" office:value="8.01973">
            <text:p>8.02</text:p>
          </table:table-cell>
          <table:table-cell office:value-type="float" office:value="0.8">
            <text:p>0.8</text:p>
          </table:table-cell>
          <table:table-cell table:formula="oooc:=MAX([.D11]-[.E11]/[.$E$1];0)" office:value-type="float" office:value="8.01173">
            <text:p>8.01</text:p>
          </table:table-cell>
          <table:table-cell table:number-columns-repeated="2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8.01971">
            <text:p>8.02</text:p>
          </table:table-cell>
          <table:table-cell table:formula="oooc:=MAX([.A12]-[.$D$1]*[.B12];0)" office:value-type="float" office:value="0">
            <text:p>0</text:p>
          </table:table-cell>
          <table:table-cell office:value-type="float" office:value="8.01971">
            <text:p>8.02</text:p>
          </table:table-cell>
          <table:table-cell office:value-type="float" office:value="0.9">
            <text:p>0.9</text:p>
          </table:table-cell>
          <table:table-cell table:formula="oooc:=MAX([.D12]-[.E12]/[.$E$1];0)" office:value-type="float" office:value="8.01071">
            <text:p>8.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0197">
            <text:p>8.02</text:p>
          </table:table-cell>
          <table:table-cell table:formula="oooc:=MAX([.A13]-[.$D$1]*[.B13];0)" office:value-type="float" office:value="0">
            <text:p>0</text:p>
          </table:table-cell>
          <table:table-cell office:value-type="float" office:value="8.0197">
            <text:p>8.02</text:p>
          </table:table-cell>
          <table:table-cell office:value-type="float" office:value="1">
            <text:p>1</text:p>
          </table:table-cell>
          <table:table-cell table:formula="oooc:=MAX([.D13]-[.E13]/[.$E$1];0)" office:value-type="float" office:value="8.0097">
            <text:p>8.01</text:p>
          </table:table-cell>
          <table:table-cell table:number-columns-repeated="2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8.01969">
            <text:p>8.02</text:p>
          </table:table-cell>
          <table:table-cell table:formula="oooc:=MAX([.A14]-[.$D$1]*[.B14];0)" office:value-type="float" office:value="0">
            <text:p>0</text:p>
          </table:table-cell>
          <table:table-cell office:value-type="float" office:value="8.01969">
            <text:p>8.02</text:p>
          </table:table-cell>
          <table:table-cell office:value-type="float" office:value="1.1">
            <text:p>1.1</text:p>
          </table:table-cell>
          <table:table-cell table:formula="oooc:=MAX([.D14]-[.E14]/[.$E$1];0)" office:value-type="float" office:value="8.00869">
            <text:p>8.01</text:p>
          </table:table-cell>
          <table:table-cell table:number-columns-repeated="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8.01967">
            <text:p>8.02</text:p>
          </table:table-cell>
          <table:table-cell table:formula="oooc:=MAX([.A15]-[.$D$1]*[.B15];0)" office:value-type="float" office:value="0">
            <text:p>0</text:p>
          </table:table-cell>
          <table:table-cell office:value-type="float" office:value="8.01967">
            <text:p>8.02</text:p>
          </table:table-cell>
          <table:table-cell office:value-type="float" office:value="1.2">
            <text:p>1.2</text:p>
          </table:table-cell>
          <table:table-cell table:formula="oooc:=MAX([.D15]-[.E15]/[.$E$1];0)" office:value-type="float" office:value="8.00767">
            <text:p>8.01</text:p>
          </table:table-cell>
          <table:table-cell table:number-columns-repeated="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8.01965">
            <text:p>8.02</text:p>
          </table:table-cell>
          <table:table-cell table:formula="oooc:=MAX([.A16]-[.$D$1]*[.B16];0)" office:value-type="float" office:value="0">
            <text:p>0</text:p>
          </table:table-cell>
          <table:table-cell office:value-type="float" office:value="8.01965">
            <text:p>8.02</text:p>
          </table:table-cell>
          <table:table-cell office:value-type="float" office:value="1.3">
            <text:p>1.3</text:p>
          </table:table-cell>
          <table:table-cell table:formula="oooc:=MAX([.D16]-[.E16]/[.$E$1];0)" office:value-type="float" office:value="8.00665">
            <text:p>8.01</text:p>
          </table:table-cell>
          <table:table-cell table:number-columns-repeated="2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8.01964">
            <text:p>8.02</text:p>
          </table:table-cell>
          <table:table-cell table:formula="oooc:=MAX([.A17]-[.$D$1]*[.B17];0)" office:value-type="float" office:value="0">
            <text:p>0</text:p>
          </table:table-cell>
          <table:table-cell office:value-type="float" office:value="8.01964">
            <text:p>8.02</text:p>
          </table:table-cell>
          <table:table-cell office:value-type="float" office:value="1.4">
            <text:p>1.4</text:p>
          </table:table-cell>
          <table:table-cell table:formula="oooc:=MAX([.D17]-[.E17]/[.$E$1];0)" office:value-type="float" office:value="8.00564">
            <text:p>8.01</text:p>
          </table:table-cell>
          <table:table-cell table:number-columns-repeated="2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8.01962">
            <text:p>8.02</text:p>
          </table:table-cell>
          <table:table-cell table:formula="oooc:=MAX([.A18]-[.$D$1]*[.B18];0)" office:value-type="float" office:value="0">
            <text:p>0</text:p>
          </table:table-cell>
          <table:table-cell office:value-type="float" office:value="8.01962">
            <text:p>8.02</text:p>
          </table:table-cell>
          <table:table-cell office:value-type="float" office:value="1.5">
            <text:p>1.5</text:p>
          </table:table-cell>
          <table:table-cell table:formula="oooc:=MAX([.D18]-[.E18]/[.$E$1];0)" office:value-type="float" office:value="8.00462">
            <text:p>8</text:p>
          </table:table-cell>
          <table:table-cell table:number-columns-repeated="2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8.0196">
            <text:p>8.02</text:p>
          </table:table-cell>
          <table:table-cell table:formula="oooc:=MAX([.A19]-[.$D$1]*[.B19];0)" office:value-type="float" office:value="0">
            <text:p>0</text:p>
          </table:table-cell>
          <table:table-cell office:value-type="float" office:value="8.0196">
            <text:p>8.02</text:p>
          </table:table-cell>
          <table:table-cell office:value-type="float" office:value="1.6">
            <text:p>1.6</text:p>
          </table:table-cell>
          <table:table-cell table:formula="oooc:=MAX([.D19]-[.E19]/[.$E$1];0)" office:value-type="float" office:value="8.0036">
            <text:p>8</text:p>
          </table:table-cell>
          <table:table-cell table:number-columns-repeated="2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8.01958">
            <text:p>8.02</text:p>
          </table:table-cell>
          <table:table-cell table:formula="oooc:=MAX([.A20]-[.$D$1]*[.B20];0)" office:value-type="float" office:value="0">
            <text:p>0</text:p>
          </table:table-cell>
          <table:table-cell office:value-type="float" office:value="8.01958">
            <text:p>8.02</text:p>
          </table:table-cell>
          <table:table-cell office:value-type="float" office:value="1.7">
            <text:p>1.7</text:p>
          </table:table-cell>
          <table:table-cell table:formula="oooc:=MAX([.D20]-[.E20]/[.$E$1];0)" office:value-type="float" office:value="8.00258">
            <text:p>8</text:p>
          </table:table-cell>
          <table:table-cell table:number-columns-repeated="2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8.01956">
            <text:p>8.02</text:p>
          </table:table-cell>
          <table:table-cell table:formula="oooc:=MAX([.A21]-[.$D$1]*[.B21];0)" office:value-type="float" office:value="0">
            <text:p>0</text:p>
          </table:table-cell>
          <table:table-cell office:value-type="float" office:value="8.01956">
            <text:p>8.02</text:p>
          </table:table-cell>
          <table:table-cell office:value-type="float" office:value="1.8">
            <text:p>1.8</text:p>
          </table:table-cell>
          <table:table-cell table:formula="oooc:=MAX([.D21]-[.E21]/[.$E$1];0)" office:value-type="float" office:value="8.00156">
            <text:p>8</text:p>
          </table:table-cell>
          <table:table-cell table:number-columns-repeated="2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8.01954">
            <text:p>8.02</text:p>
          </table:table-cell>
          <table:table-cell table:formula="oooc:=MAX([.A22]-[.$D$1]*[.B22];0)" office:value-type="float" office:value="0">
            <text:p>0</text:p>
          </table:table-cell>
          <table:table-cell office:value-type="float" office:value="8.01954">
            <text:p>8.02</text:p>
          </table:table-cell>
          <table:table-cell office:value-type="float" office:value="1.9">
            <text:p>1.9</text:p>
          </table:table-cell>
          <table:table-cell table:formula="oooc:=MAX([.D22]-[.E22]/[.$E$1];0)" office:value-type="float" office:value="8.00054">
            <text:p>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01951">
            <text:p>8.02</text:p>
          </table:table-cell>
          <table:table-cell table:formula="oooc:=MAX([.A23]-[.$D$1]*[.B23];0)" office:value-type="float" office:value="0">
            <text:p>0</text:p>
          </table:table-cell>
          <table:table-cell office:value-type="float" office:value="8.01951">
            <text:p>8.02</text:p>
          </table:table-cell>
          <table:table-cell office:value-type="float" office:value="2">
            <text:p>2</text:p>
          </table:table-cell>
          <table:table-cell table:formula="oooc:=MAX([.D23]-[.E23]/[.$E$1];0)" office:value-type="float" office:value="7.99951">
            <text:p>8</text:p>
          </table:table-cell>
          <table:table-cell table:number-columns-repeated="2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8.01949">
            <text:p>8.02</text:p>
          </table:table-cell>
          <table:table-cell table:formula="oooc:=MAX([.A24]-[.$D$1]*[.B24];0)" office:value-type="float" office:value="0">
            <text:p>0</text:p>
          </table:table-cell>
          <table:table-cell office:value-type="float" office:value="8.01949">
            <text:p>8.02</text:p>
          </table:table-cell>
          <table:table-cell office:value-type="float" office:value="2.1">
            <text:p>2.1</text:p>
          </table:table-cell>
          <table:table-cell table:formula="oooc:=MAX([.D24]-[.E24]/[.$E$1];0)" office:value-type="float" office:value="7.99849">
            <text:p>8</text:p>
          </table:table-cell>
          <table:table-cell table:number-columns-repeated="2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8.01946">
            <text:p>8.02</text:p>
          </table:table-cell>
          <table:table-cell table:formula="oooc:=MAX([.A25]-[.$D$1]*[.B25];0)" office:value-type="float" office:value="0">
            <text:p>0</text:p>
          </table:table-cell>
          <table:table-cell office:value-type="float" office:value="8.01946">
            <text:p>8.02</text:p>
          </table:table-cell>
          <table:table-cell office:value-type="float" office:value="2.2">
            <text:p>2.2</text:p>
          </table:table-cell>
          <table:table-cell table:formula="oooc:=MAX([.D25]-[.E25]/[.$E$1];0)" office:value-type="float" office:value="7.99746">
            <text:p>8</text:p>
          </table:table-cell>
          <table:table-cell table:number-columns-repeated="2"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8.01944">
            <text:p>8.02</text:p>
          </table:table-cell>
          <table:table-cell table:formula="oooc:=MAX([.A26]-[.$D$1]*[.B26];0)" office:value-type="float" office:value="0">
            <text:p>0</text:p>
          </table:table-cell>
          <table:table-cell office:value-type="float" office:value="8.01944">
            <text:p>8.02</text:p>
          </table:table-cell>
          <table:table-cell office:value-type="float" office:value="2.3">
            <text:p>2.3</text:p>
          </table:table-cell>
          <table:table-cell table:formula="oooc:=MAX([.D26]-[.E26]/[.$E$1];0)" office:value-type="float" office:value="7.99644">
            <text:p>8</text:p>
          </table:table-cell>
          <table:table-cell table:number-columns-repeated="2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8.01941">
            <text:p>8.02</text:p>
          </table:table-cell>
          <table:table-cell table:formula="oooc:=MAX([.A27]-[.$D$1]*[.B27];0)" office:value-type="float" office:value="0">
            <text:p>0</text:p>
          </table:table-cell>
          <table:table-cell office:value-type="float" office:value="8.01941">
            <text:p>8.02</text:p>
          </table:table-cell>
          <table:table-cell office:value-type="float" office:value="2.4">
            <text:p>2.4</text:p>
          </table:table-cell>
          <table:table-cell table:formula="oooc:=MAX([.D27]-[.E27]/[.$E$1];0)" office:value-type="float" office:value="7.99541">
            <text:p>8</text:p>
          </table:table-cell>
          <table:table-cell table:number-columns-repeated="2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8.01938">
            <text:p>8.02</text:p>
          </table:table-cell>
          <table:table-cell table:formula="oooc:=MAX([.A28]-[.$D$1]*[.B28];0)" office:value-type="float" office:value="0">
            <text:p>0</text:p>
          </table:table-cell>
          <table:table-cell office:value-type="float" office:value="8.01938">
            <text:p>8.02</text:p>
          </table:table-cell>
          <table:table-cell office:value-type="float" office:value="2.5">
            <text:p>2.5</text:p>
          </table:table-cell>
          <table:table-cell table:formula="oooc:=MAX([.D28]-[.E28]/[.$E$1];0)" office:value-type="float" office:value="7.99438">
            <text:p>7.99</text:p>
          </table:table-cell>
          <table:table-cell table:number-columns-repeated="2"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8.01935">
            <text:p>8.02</text:p>
          </table:table-cell>
          <table:table-cell table:formula="oooc:=MAX([.A29]-[.$D$1]*[.B29];0)" office:value-type="float" office:value="0">
            <text:p>0</text:p>
          </table:table-cell>
          <table:table-cell office:value-type="float" office:value="8.01935">
            <text:p>8.02</text:p>
          </table:table-cell>
          <table:table-cell office:value-type="float" office:value="2.6">
            <text:p>2.6</text:p>
          </table:table-cell>
          <table:table-cell table:formula="oooc:=MAX([.D29]-[.E29]/[.$E$1];0)" office:value-type="float" office:value="7.99335">
            <text:p>7.99</text:p>
          </table:table-cell>
          <table:table-cell table:number-columns-repeated="2"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8.01932">
            <text:p>8.02</text:p>
          </table:table-cell>
          <table:table-cell table:formula="oooc:=MAX([.A30]-[.$D$1]*[.B30];0)" office:value-type="float" office:value="0">
            <text:p>0</text:p>
          </table:table-cell>
          <table:table-cell office:value-type="float" office:value="8.01932">
            <text:p>8.02</text:p>
          </table:table-cell>
          <table:table-cell office:value-type="float" office:value="2.7">
            <text:p>2.7</text:p>
          </table:table-cell>
          <table:table-cell table:formula="oooc:=MAX([.D30]-[.E30]/[.$E$1];0)" office:value-type="float" office:value="7.99232">
            <text:p>7.99</text:p>
          </table:table-cell>
          <table:table-cell table:number-columns-repeated="2"/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8.01928">
            <text:p>8.02</text:p>
          </table:table-cell>
          <table:table-cell table:formula="oooc:=MAX([.A31]-[.$D$1]*[.B31];0)" office:value-type="float" office:value="0">
            <text:p>0</text:p>
          </table:table-cell>
          <table:table-cell office:value-type="float" office:value="8.01928">
            <text:p>8.02</text:p>
          </table:table-cell>
          <table:table-cell office:value-type="float" office:value="2.8">
            <text:p>2.8</text:p>
          </table:table-cell>
          <table:table-cell table:formula="oooc:=MAX([.D31]-[.E31]/[.$E$1];0)" office:value-type="float" office:value="7.99128">
            <text:p>7.99</text:p>
          </table:table-cell>
          <table:table-cell table:number-columns-repeated="2"/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8.01925">
            <text:p>8.02</text:p>
          </table:table-cell>
          <table:table-cell table:formula="oooc:=MAX([.A32]-[.$D$1]*[.B32];0)" office:value-type="float" office:value="0">
            <text:p>0</text:p>
          </table:table-cell>
          <table:table-cell office:value-type="float" office:value="8.01925">
            <text:p>8.02</text:p>
          </table:table-cell>
          <table:table-cell office:value-type="float" office:value="2.9">
            <text:p>2.9</text:p>
          </table:table-cell>
          <table:table-cell table:formula="oooc:=MAX([.D32]-[.E32]/[.$E$1];0)" office:value-type="float" office:value="7.99025">
            <text:p>7.9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01921">
            <text:p>8.02</text:p>
          </table:table-cell>
          <table:table-cell table:formula="oooc:=MAX([.A33]-[.$D$1]*[.B33];0)" office:value-type="float" office:value="0">
            <text:p>0</text:p>
          </table:table-cell>
          <table:table-cell office:value-type="float" office:value="8.01921">
            <text:p>8.02</text:p>
          </table:table-cell>
          <table:table-cell office:value-type="float" office:value="3">
            <text:p>3</text:p>
          </table:table-cell>
          <table:table-cell table:formula="oooc:=MAX([.D33]-[.E33]/[.$E$1];0)" office:value-type="float" office:value="7.98921">
            <text:p>7.99</text:p>
          </table:table-cell>
          <table:table-cell table:number-columns-repeated="2"/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8.01917">
            <text:p>8.02</text:p>
          </table:table-cell>
          <table:table-cell table:formula="oooc:=MAX([.A34]-[.$D$1]*[.B34];0)" office:value-type="float" office:value="0">
            <text:p>0</text:p>
          </table:table-cell>
          <table:table-cell office:value-type="float" office:value="8.01917">
            <text:p>8.02</text:p>
          </table:table-cell>
          <table:table-cell office:value-type="float" office:value="3.1">
            <text:p>3.1</text:p>
          </table:table-cell>
          <table:table-cell table:formula="oooc:=MAX([.D34]-[.E34]/[.$E$1];0)" office:value-type="float" office:value="7.98817">
            <text:p>7.99</text:p>
          </table:table-cell>
          <table:table-cell table:number-columns-repeated="2"/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8.01913">
            <text:p>8.02</text:p>
          </table:table-cell>
          <table:table-cell table:formula="oooc:=MAX([.A35]-[.$D$1]*[.B35];0)" office:value-type="float" office:value="0">
            <text:p>0</text:p>
          </table:table-cell>
          <table:table-cell office:value-type="float" office:value="8.01913">
            <text:p>8.02</text:p>
          </table:table-cell>
          <table:table-cell office:value-type="float" office:value="3.2">
            <text:p>3.2</text:p>
          </table:table-cell>
          <table:table-cell table:formula="oooc:=MAX([.D35]-[.E35]/[.$E$1];0)" office:value-type="float" office:value="7.98713">
            <text:p>7.99</text:p>
          </table:table-cell>
          <table:table-cell table:number-columns-repeated="2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8.01909">
            <text:p>8.02</text:p>
          </table:table-cell>
          <table:table-cell table:formula="oooc:=MAX([.A36]-[.$D$1]*[.B36];0)" office:value-type="float" office:value="0">
            <text:p>0</text:p>
          </table:table-cell>
          <table:table-cell office:value-type="float" office:value="8.01909">
            <text:p>8.02</text:p>
          </table:table-cell>
          <table:table-cell office:value-type="float" office:value="3.3">
            <text:p>3.3</text:p>
          </table:table-cell>
          <table:table-cell table:formula="oooc:=MAX([.D36]-[.E36]/[.$E$1];0)" office:value-type="float" office:value="7.98609">
            <text:p>7.99</text:p>
          </table:table-cell>
          <table:table-cell table:number-columns-repeated="2"/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8.01904">
            <text:p>8.02</text:p>
          </table:table-cell>
          <table:table-cell table:formula="oooc:=MAX([.A37]-[.$D$1]*[.B37];0)" office:value-type="float" office:value="0">
            <text:p>0</text:p>
          </table:table-cell>
          <table:table-cell office:value-type="float" office:value="8.01904">
            <text:p>8.02</text:p>
          </table:table-cell>
          <table:table-cell office:value-type="float" office:value="3.4">
            <text:p>3.4</text:p>
          </table:table-cell>
          <table:table-cell table:formula="oooc:=MAX([.D37]-[.E37]/[.$E$1];0)" office:value-type="float" office:value="7.98504">
            <text:p>7.99</text:p>
          </table:table-cell>
          <table:table-cell table:number-columns-repeated="2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8.019">
            <text:p>8.02</text:p>
          </table:table-cell>
          <table:table-cell table:formula="oooc:=MAX([.A38]-[.$D$1]*[.B38];0)" office:value-type="float" office:value="0">
            <text:p>0</text:p>
          </table:table-cell>
          <table:table-cell office:value-type="float" office:value="8.019">
            <text:p>8.02</text:p>
          </table:table-cell>
          <table:table-cell office:value-type="float" office:value="3.5">
            <text:p>3.5</text:p>
          </table:table-cell>
          <table:table-cell table:formula="oooc:=MAX([.D38]-[.E38]/[.$E$1];0)" office:value-type="float" office:value="7.984">
            <text:p>7.98</text:p>
          </table:table-cell>
          <table:table-cell table:number-columns-repeated="2"/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8.01895">
            <text:p>8.02</text:p>
          </table:table-cell>
          <table:table-cell table:formula="oooc:=MAX([.A39]-[.$D$1]*[.B39];0)" office:value-type="float" office:value="0">
            <text:p>0</text:p>
          </table:table-cell>
          <table:table-cell office:value-type="float" office:value="8.01895">
            <text:p>8.02</text:p>
          </table:table-cell>
          <table:table-cell office:value-type="float" office:value="3.6">
            <text:p>3.6</text:p>
          </table:table-cell>
          <table:table-cell table:formula="oooc:=MAX([.D39]-[.E39]/[.$E$1];0)" office:value-type="float" office:value="7.98295">
            <text:p>7.98</text:p>
          </table:table-cell>
          <table:table-cell table:number-columns-repeated="2"/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8.0189">
            <text:p>8.02</text:p>
          </table:table-cell>
          <table:table-cell table:formula="oooc:=MAX([.A40]-[.$D$1]*[.B40];0)" office:value-type="float" office:value="0">
            <text:p>0</text:p>
          </table:table-cell>
          <table:table-cell office:value-type="float" office:value="8.0189">
            <text:p>8.02</text:p>
          </table:table-cell>
          <table:table-cell office:value-type="float" office:value="3.7">
            <text:p>3.7</text:p>
          </table:table-cell>
          <table:table-cell table:formula="oooc:=MAX([.D40]-[.E40]/[.$E$1];0)" office:value-type="float" office:value="7.9819">
            <text:p>7.98</text:p>
          </table:table-cell>
          <table:table-cell table:number-columns-repeated="2"/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8.01884">
            <text:p>8.02</text:p>
          </table:table-cell>
          <table:table-cell table:formula="oooc:=MAX([.A41]-[.$D$1]*[.B41];0)" office:value-type="float" office:value="0">
            <text:p>0</text:p>
          </table:table-cell>
          <table:table-cell office:value-type="float" office:value="8.01884">
            <text:p>8.02</text:p>
          </table:table-cell>
          <table:table-cell office:value-type="float" office:value="3.8">
            <text:p>3.8</text:p>
          </table:table-cell>
          <table:table-cell table:formula="oooc:=MAX([.D41]-[.E41]/[.$E$1];0)" office:value-type="float" office:value="7.98084">
            <text:p>7.98</text:p>
          </table:table-cell>
          <table:table-cell/>
          <table:table-cell>
            <draw:frame table:end-cell-address="VI.S80" table:end-x="0.286cm" table:end-y="0.32cm" draw:z-index="1" draw:style-name="gr1" svg:width="25.112cm" svg:height="17.599cm" svg:x="0.014cm" svg:y="0.255cm">
              <draw:object draw:notify-on-update-of-ranges="VI.C3:VI.C232 VI.D3:VI.D2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8.01878">
            <text:p>8.02</text:p>
          </table:table-cell>
          <table:table-cell table:formula="oooc:=MAX([.A42]-[.$D$1]*[.B42];0)" office:value-type="float" office:value="0">
            <text:p>0</text:p>
          </table:table-cell>
          <table:table-cell office:value-type="float" office:value="8.01878">
            <text:p>8.02</text:p>
          </table:table-cell>
          <table:table-cell office:value-type="float" office:value="3.9">
            <text:p>3.9</text:p>
          </table:table-cell>
          <table:table-cell table:formula="oooc:=MAX([.D42]-[.E42]/[.$E$1];0)" office:value-type="float" office:value="7.97978">
            <text:p>7.9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01872">
            <text:p>8.02</text:p>
          </table:table-cell>
          <table:table-cell table:formula="oooc:=MAX([.A43]-[.$D$1]*[.B43];0)" office:value-type="float" office:value="0">
            <text:p>0</text:p>
          </table:table-cell>
          <table:table-cell office:value-type="float" office:value="8.01872">
            <text:p>8.02</text:p>
          </table:table-cell>
          <table:table-cell office:value-type="float" office:value="4">
            <text:p>4</text:p>
          </table:table-cell>
          <table:table-cell table:formula="oooc:=MAX([.D43]-[.E43]/[.$E$1];0)" office:value-type="float" office:value="7.97872">
            <text:p>7.98</text:p>
          </table:table-cell>
          <table:table-cell table:number-columns-repeated="2"/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8.01866">
            <text:p>8.02</text:p>
          </table:table-cell>
          <table:table-cell table:formula="oooc:=MAX([.A44]-[.$D$1]*[.B44];0)" office:value-type="float" office:value="0.0906699999999994">
            <text:p>0.09</text:p>
          </table:table-cell>
          <table:table-cell office:value-type="float" office:value="8.01866">
            <text:p>8.02</text:p>
          </table:table-cell>
          <table:table-cell office:value-type="float" office:value="4.1">
            <text:p>4.1</text:p>
          </table:table-cell>
          <table:table-cell table:formula="oooc:=MAX([.D44]-[.E44]/[.$E$1];0)" office:value-type="float" office:value="7.97766">
            <text:p>7.98</text:p>
          </table:table-cell>
          <table:table-cell table:number-columns-repeated="2"/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8.01859">
            <text:p>8.02</text:p>
          </table:table-cell>
          <table:table-cell table:formula="oooc:=MAX([.A45]-[.$D$1]*[.B45];0)" office:value-type="float" office:value="0.190705">
            <text:p>0.19</text:p>
          </table:table-cell>
          <table:table-cell office:value-type="float" office:value="8.01859">
            <text:p>8.02</text:p>
          </table:table-cell>
          <table:table-cell office:value-type="float" office:value="4.2">
            <text:p>4.2</text:p>
          </table:table-cell>
          <table:table-cell table:formula="oooc:=MAX([.D45]-[.E45]/[.$E$1];0)" office:value-type="float" office:value="7.97659">
            <text:p>7.98</text:p>
          </table:table-cell>
          <table:table-cell table:number-columns-repeated="2"/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8.01852">
            <text:p>8.02</text:p>
          </table:table-cell>
          <table:table-cell table:formula="oooc:=MAX([.A46]-[.$D$1]*[.B46];0)" office:value-type="float" office:value="0.29074">
            <text:p>0.29</text:p>
          </table:table-cell>
          <table:table-cell office:value-type="float" office:value="8.01852">
            <text:p>8.02</text:p>
          </table:table-cell>
          <table:table-cell office:value-type="float" office:value="4.3">
            <text:p>4.3</text:p>
          </table:table-cell>
          <table:table-cell table:formula="oooc:=MAX([.D46]-[.E46]/[.$E$1];0)" office:value-type="float" office:value="7.97552">
            <text:p>7.98</text:p>
          </table:table-cell>
          <table:table-cell table:number-columns-repeated="2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8.01845">
            <text:p>8.02</text:p>
          </table:table-cell>
          <table:table-cell table:formula="oooc:=MAX([.A47]-[.$D$1]*[.B47];0)" office:value-type="float" office:value="0.390775000000001">
            <text:p>0.39</text:p>
          </table:table-cell>
          <table:table-cell office:value-type="float" office:value="8.01845">
            <text:p>8.02</text:p>
          </table:table-cell>
          <table:table-cell office:value-type="float" office:value="4.4">
            <text:p>4.4</text:p>
          </table:table-cell>
          <table:table-cell table:formula="oooc:=MAX([.D47]-[.E47]/[.$E$1];0)" office:value-type="float" office:value="7.97445">
            <text:p>7.97</text:p>
          </table:table-cell>
          <table:table-cell table:number-columns-repeated="2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8.01838">
            <text:p>8.02</text:p>
          </table:table-cell>
          <table:table-cell table:formula="oooc:=MAX([.A48]-[.$D$1]*[.B48];0)" office:value-type="float" office:value="0.49081">
            <text:p>0.49</text:p>
          </table:table-cell>
          <table:table-cell office:value-type="float" office:value="8.01838">
            <text:p>8.02</text:p>
          </table:table-cell>
          <table:table-cell office:value-type="float" office:value="4.5">
            <text:p>4.5</text:p>
          </table:table-cell>
          <table:table-cell table:formula="oooc:=MAX([.D48]-[.E48]/[.$E$1];0)" office:value-type="float" office:value="7.97338">
            <text:p>7.97</text:p>
          </table:table-cell>
          <table:table-cell table:number-columns-repeated="2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8.01829">
            <text:p>8.02</text:p>
          </table:table-cell>
          <table:table-cell table:formula="oooc:=MAX([.A49]-[.$D$1]*[.B49];0)" office:value-type="float" office:value="0.590854999999999">
            <text:p>0.59</text:p>
          </table:table-cell>
          <table:table-cell office:value-type="float" office:value="8.01829">
            <text:p>8.02</text:p>
          </table:table-cell>
          <table:table-cell office:value-type="float" office:value="4.6">
            <text:p>4.6</text:p>
          </table:table-cell>
          <table:table-cell table:formula="oooc:=MAX([.D49]-[.E49]/[.$E$1];0)" office:value-type="float" office:value="7.97229">
            <text:p>7.97</text:p>
          </table:table-cell>
          <table:table-cell table:number-columns-repeated="2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8.01821">
            <text:p>8.02</text:p>
          </table:table-cell>
          <table:table-cell table:formula="oooc:=MAX([.A50]-[.$D$1]*[.B50];0)" office:value-type="float" office:value="0.690895">
            <text:p>0.69</text:p>
          </table:table-cell>
          <table:table-cell office:value-type="float" office:value="8.01821">
            <text:p>8.02</text:p>
          </table:table-cell>
          <table:table-cell office:value-type="float" office:value="4.7">
            <text:p>4.7</text:p>
          </table:table-cell>
          <table:table-cell table:formula="oooc:=MAX([.D50]-[.E50]/[.$E$1];0)" office:value-type="float" office:value="7.97121">
            <text:p>7.97</text:p>
          </table:table-cell>
          <table:table-cell table:number-columns-repeated="2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8.01812">
            <text:p>8.02</text:p>
          </table:table-cell>
          <table:table-cell table:formula="oooc:=MAX([.A51]-[.$D$1]*[.B51];0)" office:value-type="float" office:value="0.79094">
            <text:p>0.79</text:p>
          </table:table-cell>
          <table:table-cell office:value-type="float" office:value="8.01812">
            <text:p>8.02</text:p>
          </table:table-cell>
          <table:table-cell office:value-type="float" office:value="4.8">
            <text:p>4.8</text:p>
          </table:table-cell>
          <table:table-cell table:formula="oooc:=MAX([.D51]-[.E51]/[.$E$1];0)" office:value-type="float" office:value="7.97012">
            <text:p>7.97</text:p>
          </table:table-cell>
          <table:table-cell table:number-columns-repeated="2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8.01803">
            <text:p>8.02</text:p>
          </table:table-cell>
          <table:table-cell table:formula="oooc:=MAX([.A52]-[.$D$1]*[.B52];0)" office:value-type="float" office:value="0.890985000000001">
            <text:p>0.89</text:p>
          </table:table-cell>
          <table:table-cell office:value-type="float" office:value="8.01803">
            <text:p>8.02</text:p>
          </table:table-cell>
          <table:table-cell office:value-type="float" office:value="4.9">
            <text:p>4.9</text:p>
          </table:table-cell>
          <table:table-cell table:formula="oooc:=MAX([.D52]-[.E52]/[.$E$1];0)" office:value-type="float" office:value="7.96903">
            <text:p>7.9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01793">
            <text:p>8.02</text:p>
          </table:table-cell>
          <table:table-cell table:formula="oooc:=MAX([.A53]-[.$D$1]*[.B53];0)" office:value-type="float" office:value="0.991035">
            <text:p>0.99</text:p>
          </table:table-cell>
          <table:table-cell office:value-type="float" office:value="8.01793">
            <text:p>8.02</text:p>
          </table:table-cell>
          <table:table-cell office:value-type="float" office:value="5">
            <text:p>5</text:p>
          </table:table-cell>
          <table:table-cell table:formula="oooc:=MAX([.D53]-[.E53]/[.$E$1];0)" office:value-type="float" office:value="7.96793">
            <text:p>7.97</text:p>
          </table:table-cell>
          <table:table-cell table:number-columns-repeated="2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8.01783">
            <text:p>8.02</text:p>
          </table:table-cell>
          <table:table-cell table:formula="oooc:=MAX([.A54]-[.$D$1]*[.B54];0)" office:value-type="float" office:value="1.091085">
            <text:p>1.09</text:p>
          </table:table-cell>
          <table:table-cell office:value-type="float" office:value="8.01783">
            <text:p>8.02</text:p>
          </table:table-cell>
          <table:table-cell office:value-type="float" office:value="5.1">
            <text:p>5.1</text:p>
          </table:table-cell>
          <table:table-cell table:formula="oooc:=MAX([.D54]-[.E54]/[.$E$1];0)" office:value-type="float" office:value="7.96683">
            <text:p>7.97</text:p>
          </table:table-cell>
          <table:table-cell table:number-columns-repeated="2"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8.01772">
            <text:p>8.02</text:p>
          </table:table-cell>
          <table:table-cell table:formula="oooc:=MAX([.A55]-[.$D$1]*[.B55];0)" office:value-type="float" office:value="1.19114">
            <text:p>1.19</text:p>
          </table:table-cell>
          <table:table-cell office:value-type="float" office:value="8.01772">
            <text:p>8.02</text:p>
          </table:table-cell>
          <table:table-cell office:value-type="float" office:value="5.2">
            <text:p>5.2</text:p>
          </table:table-cell>
          <table:table-cell table:formula="oooc:=MAX([.D55]-[.E55]/[.$E$1];0)" office:value-type="float" office:value="7.96572">
            <text:p>7.97</text:p>
          </table:table-cell>
          <table:table-cell table:number-columns-repeated="2"/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8.01761">
            <text:p>8.02</text:p>
          </table:table-cell>
          <table:table-cell table:formula="oooc:=MAX([.A56]-[.$D$1]*[.B56];0)" office:value-type="float" office:value="1.291195">
            <text:p>1.29</text:p>
          </table:table-cell>
          <table:table-cell office:value-type="float" office:value="8.01761">
            <text:p>8.02</text:p>
          </table:table-cell>
          <table:table-cell office:value-type="float" office:value="5.3">
            <text:p>5.3</text:p>
          </table:table-cell>
          <table:table-cell table:formula="oooc:=MAX([.D56]-[.E56]/[.$E$1];0)" office:value-type="float" office:value="7.96461">
            <text:p>7.96</text:p>
          </table:table-cell>
          <table:table-cell table:number-columns-repeated="2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8.01749">
            <text:p>8.02</text:p>
          </table:table-cell>
          <table:table-cell table:formula="oooc:=MAX([.A57]-[.$D$1]*[.B57];0)" office:value-type="float" office:value="1.391255">
            <text:p>1.39</text:p>
          </table:table-cell>
          <table:table-cell office:value-type="float" office:value="8.01749">
            <text:p>8.02</text:p>
          </table:table-cell>
          <table:table-cell office:value-type="float" office:value="5.4">
            <text:p>5.4</text:p>
          </table:table-cell>
          <table:table-cell table:formula="oooc:=MAX([.D57]-[.E57]/[.$E$1];0)" office:value-type="float" office:value="7.96349">
            <text:p>7.96</text:p>
          </table:table-cell>
          <table:table-cell table:number-columns-repeated="2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8.01737">
            <text:p>8.02</text:p>
          </table:table-cell>
          <table:table-cell table:formula="oooc:=MAX([.A58]-[.$D$1]*[.B58];0)" office:value-type="float" office:value="1.491315">
            <text:p>1.49</text:p>
          </table:table-cell>
          <table:table-cell office:value-type="float" office:value="8.01737">
            <text:p>8.02</text:p>
          </table:table-cell>
          <table:table-cell office:value-type="float" office:value="5.5">
            <text:p>5.5</text:p>
          </table:table-cell>
          <table:table-cell table:formula="oooc:=MAX([.D58]-[.E58]/[.$E$1];0)" office:value-type="float" office:value="7.96237">
            <text:p>7.96</text:p>
          </table:table-cell>
          <table:table-cell table:number-columns-repeated="2"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8.01724">
            <text:p>8.02</text:p>
          </table:table-cell>
          <table:table-cell table:formula="oooc:=MAX([.A59]-[.$D$1]*[.B59];0)" office:value-type="float" office:value="1.59138">
            <text:p>1.59</text:p>
          </table:table-cell>
          <table:table-cell office:value-type="float" office:value="8.01724">
            <text:p>8.02</text:p>
          </table:table-cell>
          <table:table-cell office:value-type="float" office:value="5.6">
            <text:p>5.6</text:p>
          </table:table-cell>
          <table:table-cell table:formula="oooc:=MAX([.D59]-[.E59]/[.$E$1];0)" office:value-type="float" office:value="7.96124">
            <text:p>7.96</text:p>
          </table:table-cell>
          <table:table-cell table:number-columns-repeated="2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8.0171">
            <text:p>8.02</text:p>
          </table:table-cell>
          <table:table-cell table:formula="oooc:=MAX([.A60]-[.$D$1]*[.B60];0)" office:value-type="float" office:value="1.69145">
            <text:p>1.69</text:p>
          </table:table-cell>
          <table:table-cell office:value-type="float" office:value="8.0171">
            <text:p>8.02</text:p>
          </table:table-cell>
          <table:table-cell office:value-type="float" office:value="5.7">
            <text:p>5.7</text:p>
          </table:table-cell>
          <table:table-cell table:formula="oooc:=MAX([.D60]-[.E60]/[.$E$1];0)" office:value-type="float" office:value="7.9601">
            <text:p>7.96</text:p>
          </table:table-cell>
          <table:table-cell table:number-columns-repeated="2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8.01696">
            <text:p>8.02</text:p>
          </table:table-cell>
          <table:table-cell table:formula="oooc:=MAX([.A61]-[.$D$1]*[.B61];0)" office:value-type="float" office:value="1.79152">
            <text:p>1.79</text:p>
          </table:table-cell>
          <table:table-cell office:value-type="float" office:value="8.01696">
            <text:p>8.02</text:p>
          </table:table-cell>
          <table:table-cell office:value-type="float" office:value="5.8">
            <text:p>5.8</text:p>
          </table:table-cell>
          <table:table-cell table:formula="oooc:=MAX([.D61]-[.E61]/[.$E$1];0)" office:value-type="float" office:value="7.95896">
            <text:p>7.96</text:p>
          </table:table-cell>
          <table:table-cell table:number-columns-repeated="2"/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8.01681">
            <text:p>8.02</text:p>
          </table:table-cell>
          <table:table-cell table:formula="oooc:=MAX([.A62]-[.$D$1]*[.B62];0)" office:value-type="float" office:value="1.891595">
            <text:p>1.89</text:p>
          </table:table-cell>
          <table:table-cell office:value-type="float" office:value="8.01681">
            <text:p>8.02</text:p>
          </table:table-cell>
          <table:table-cell office:value-type="float" office:value="5.9">
            <text:p>5.9</text:p>
          </table:table-cell>
          <table:table-cell table:formula="oooc:=MAX([.D62]-[.E62]/[.$E$1];0)" office:value-type="float" office:value="7.95781">
            <text:p>7.9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01665">
            <text:p>8.02</text:p>
          </table:table-cell>
          <table:table-cell table:formula="oooc:=MAX([.A63]-[.$D$1]*[.B63];0)" office:value-type="float" office:value="1.991675">
            <text:p>1.99</text:p>
          </table:table-cell>
          <table:table-cell office:value-type="float" office:value="8.01665">
            <text:p>8.02</text:p>
          </table:table-cell>
          <table:table-cell office:value-type="float" office:value="6">
            <text:p>6</text:p>
          </table:table-cell>
          <table:table-cell table:formula="oooc:=MAX([.D63]-[.E63]/[.$E$1];0)" office:value-type="float" office:value="7.95665">
            <text:p>7.96</text:p>
          </table:table-cell>
          <table:table-cell table:number-columns-repeated="2"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8.01648">
            <text:p>8.02</text:p>
          </table:table-cell>
          <table:table-cell table:formula="oooc:=MAX([.A64]-[.$D$1]*[.B64];0)" office:value-type="float" office:value="2.09176">
            <text:p>2.09</text:p>
          </table:table-cell>
          <table:table-cell office:value-type="float" office:value="8.01648">
            <text:p>8.02</text:p>
          </table:table-cell>
          <table:table-cell office:value-type="float" office:value="6.1">
            <text:p>6.1</text:p>
          </table:table-cell>
          <table:table-cell table:formula="oooc:=MAX([.D64]-[.E64]/[.$E$1];0)" office:value-type="float" office:value="7.95548">
            <text:p>7.96</text:p>
          </table:table-cell>
          <table:table-cell table:number-columns-repeated="2"/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8.01631">
            <text:p>8.02</text:p>
          </table:table-cell>
          <table:table-cell table:formula="oooc:=MAX([.A65]-[.$D$1]*[.B65];0)" office:value-type="float" office:value="2.191845">
            <text:p>2.19</text:p>
          </table:table-cell>
          <table:table-cell office:value-type="float" office:value="8.01631">
            <text:p>8.02</text:p>
          </table:table-cell>
          <table:table-cell office:value-type="float" office:value="6.2">
            <text:p>6.2</text:p>
          </table:table-cell>
          <table:table-cell table:formula="oooc:=MAX([.D65]-[.E65]/[.$E$1];0)" office:value-type="float" office:value="7.95431">
            <text:p>7.95</text:p>
          </table:table-cell>
          <table:table-cell table:number-columns-repeated="2"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8.01612">
            <text:p>8.02</text:p>
          </table:table-cell>
          <table:table-cell table:formula="oooc:=MAX([.A66]-[.$D$1]*[.B66];0)" office:value-type="float" office:value="2.29194">
            <text:p>2.29</text:p>
          </table:table-cell>
          <table:table-cell office:value-type="float" office:value="8.01612">
            <text:p>8.02</text:p>
          </table:table-cell>
          <table:table-cell office:value-type="float" office:value="6.3">
            <text:p>6.3</text:p>
          </table:table-cell>
          <table:table-cell table:formula="oooc:=MAX([.D66]-[.E66]/[.$E$1];0)" office:value-type="float" office:value="7.95312">
            <text:p>7.95</text:p>
          </table:table-cell>
          <table:table-cell table:number-columns-repeated="2"/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8.01593">
            <text:p>8.02</text:p>
          </table:table-cell>
          <table:table-cell table:formula="oooc:=MAX([.A67]-[.$D$1]*[.B67];0)" office:value-type="float" office:value="2.392035">
            <text:p>2.39</text:p>
          </table:table-cell>
          <table:table-cell office:value-type="float" office:value="8.01593">
            <text:p>8.02</text:p>
          </table:table-cell>
          <table:table-cell office:value-type="float" office:value="6.4">
            <text:p>6.4</text:p>
          </table:table-cell>
          <table:table-cell table:formula="oooc:=MAX([.D67]-[.E67]/[.$E$1];0)" office:value-type="float" office:value="7.95193">
            <text:p>7.95</text:p>
          </table:table-cell>
          <table:table-cell table:number-columns-repeated="2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8.01573">
            <text:p>8.02</text:p>
          </table:table-cell>
          <table:table-cell table:formula="oooc:=MAX([.A68]-[.$D$1]*[.B68];0)" office:value-type="float" office:value="2.492135">
            <text:p>2.49</text:p>
          </table:table-cell>
          <table:table-cell office:value-type="float" office:value="8.01573">
            <text:p>8.02</text:p>
          </table:table-cell>
          <table:table-cell office:value-type="float" office:value="6.5">
            <text:p>6.5</text:p>
          </table:table-cell>
          <table:table-cell table:formula="oooc:=MAX([.D68]-[.E68]/[.$E$1];0)" office:value-type="float" office:value="7.95073">
            <text:p>7.95</text:p>
          </table:table-cell>
          <table:table-cell table:number-columns-repeated="2"/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8.01552">
            <text:p>8.02</text:p>
          </table:table-cell>
          <table:table-cell table:formula="oooc:=MAX([.A69]-[.$D$1]*[.B69];0)" office:value-type="float" office:value="2.59224">
            <text:p>2.59</text:p>
          </table:table-cell>
          <table:table-cell office:value-type="float" office:value="8.01552">
            <text:p>8.02</text:p>
          </table:table-cell>
          <table:table-cell office:value-type="float" office:value="6.6">
            <text:p>6.6</text:p>
          </table:table-cell>
          <table:table-cell table:formula="oooc:=MAX([.D69]-[.E69]/[.$E$1];0)" office:value-type="float" office:value="7.94952">
            <text:p>7.95</text:p>
          </table:table-cell>
          <table:table-cell table:number-columns-repeated="2"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8.0153">
            <text:p>8.02</text:p>
          </table:table-cell>
          <table:table-cell table:formula="oooc:=MAX([.A70]-[.$D$1]*[.B70];0)" office:value-type="float" office:value="2.69235">
            <text:p>2.69</text:p>
          </table:table-cell>
          <table:table-cell office:value-type="float" office:value="8.0153">
            <text:p>8.02</text:p>
          </table:table-cell>
          <table:table-cell office:value-type="float" office:value="6.7">
            <text:p>6.7</text:p>
          </table:table-cell>
          <table:table-cell table:formula="oooc:=MAX([.D70]-[.E70]/[.$E$1];0)" office:value-type="float" office:value="7.9483">
            <text:p>7.95</text:p>
          </table:table-cell>
          <table:table-cell table:number-columns-repeated="2"/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8.01507">
            <text:p>8.02</text:p>
          </table:table-cell>
          <table:table-cell table:formula="oooc:=MAX([.A71]-[.$D$1]*[.B71];0)" office:value-type="float" office:value="2.792465">
            <text:p>2.79</text:p>
          </table:table-cell>
          <table:table-cell office:value-type="float" office:value="8.01507">
            <text:p>8.02</text:p>
          </table:table-cell>
          <table:table-cell office:value-type="float" office:value="6.8">
            <text:p>6.8</text:p>
          </table:table-cell>
          <table:table-cell table:formula="oooc:=MAX([.D71]-[.E71]/[.$E$1];0)" office:value-type="float" office:value="7.94707">
            <text:p>7.95</text:p>
          </table:table-cell>
          <table:table-cell table:number-columns-repeated="2"/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8.01482">
            <text:p>8.01</text:p>
          </table:table-cell>
          <table:table-cell table:formula="oooc:=MAX([.A72]-[.$D$1]*[.B72];0)" office:value-type="float" office:value="2.89259">
            <text:p>2.89</text:p>
          </table:table-cell>
          <table:table-cell office:value-type="float" office:value="8.01482">
            <text:p>8.01</text:p>
          </table:table-cell>
          <table:table-cell office:value-type="float" office:value="6.9">
            <text:p>6.9</text:p>
          </table:table-cell>
          <table:table-cell table:formula="oooc:=MAX([.D72]-[.E72]/[.$E$1];0)" office:value-type="float" office:value="7.94582">
            <text:p>7.9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01457">
            <text:p>8.01</text:p>
          </table:table-cell>
          <table:table-cell table:formula="oooc:=MAX([.A73]-[.$D$1]*[.B73];0)" office:value-type="float" office:value="2.992715">
            <text:p>2.99</text:p>
          </table:table-cell>
          <table:table-cell office:value-type="float" office:value="8.01457">
            <text:p>8.01</text:p>
          </table:table-cell>
          <table:table-cell office:value-type="float" office:value="7">
            <text:p>7</text:p>
          </table:table-cell>
          <table:table-cell table:formula="oooc:=MAX([.D73]-[.E73]/[.$E$1];0)" office:value-type="float" office:value="7.94457">
            <text:p>7.94</text:p>
          </table:table-cell>
          <table:table-cell table:number-columns-repeated="2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8.0143">
            <text:p>8.01</text:p>
          </table:table-cell>
          <table:table-cell table:formula="oooc:=MAX([.A74]-[.$D$1]*[.B74];0)" office:value-type="float" office:value="3.09285">
            <text:p>3.09</text:p>
          </table:table-cell>
          <table:table-cell office:value-type="float" office:value="8.0143">
            <text:p>8.01</text:p>
          </table:table-cell>
          <table:table-cell office:value-type="float" office:value="7.1">
            <text:p>7.1</text:p>
          </table:table-cell>
          <table:table-cell table:formula="oooc:=MAX([.D74]-[.E74]/[.$E$1];0)" office:value-type="float" office:value="7.9433">
            <text:p>7.94</text:p>
          </table:table-cell>
          <table:table-cell table:number-columns-repeated="2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8.01402">
            <text:p>8.01</text:p>
          </table:table-cell>
          <table:table-cell table:formula="oooc:=MAX([.A75]-[.$D$1]*[.B75];0)" office:value-type="float" office:value="3.19299">
            <text:p>3.19</text:p>
          </table:table-cell>
          <table:table-cell office:value-type="float" office:value="8.01402">
            <text:p>8.01</text:p>
          </table:table-cell>
          <table:table-cell office:value-type="float" office:value="7.2">
            <text:p>7.2</text:p>
          </table:table-cell>
          <table:table-cell table:formula="oooc:=MAX([.D75]-[.E75]/[.$E$1];0)" office:value-type="float" office:value="7.94202">
            <text:p>7.94</text:p>
          </table:table-cell>
          <table:table-cell table:number-columns-repeated="2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8.01372">
            <text:p>8.01</text:p>
          </table:table-cell>
          <table:table-cell table:formula="oooc:=MAX([.A76]-[.$D$1]*[.B76];0)" office:value-type="float" office:value="3.29314">
            <text:p>3.29</text:p>
          </table:table-cell>
          <table:table-cell office:value-type="float" office:value="8.01372">
            <text:p>8.01</text:p>
          </table:table-cell>
          <table:table-cell office:value-type="float" office:value="7.3">
            <text:p>7.3</text:p>
          </table:table-cell>
          <table:table-cell table:formula="oooc:=MAX([.D76]-[.E76]/[.$E$1];0)" office:value-type="float" office:value="7.94072">
            <text:p>7.94</text:p>
          </table:table-cell>
          <table:table-cell table:number-columns-repeated="2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8.01341">
            <text:p>8.01</text:p>
          </table:table-cell>
          <table:table-cell table:formula="oooc:=MAX([.A77]-[.$D$1]*[.B77];0)" office:value-type="float" office:value="3.393295">
            <text:p>3.39</text:p>
          </table:table-cell>
          <table:table-cell office:value-type="float" office:value="8.01341">
            <text:p>8.01</text:p>
          </table:table-cell>
          <table:table-cell office:value-type="float" office:value="7.4">
            <text:p>7.4</text:p>
          </table:table-cell>
          <table:table-cell table:formula="oooc:=MAX([.D77]-[.E77]/[.$E$1];0)" office:value-type="float" office:value="7.93941">
            <text:p>7.94</text:p>
          </table:table-cell>
          <table:table-cell table:number-columns-repeated="2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8.01308">
            <text:p>8.01</text:p>
          </table:table-cell>
          <table:table-cell table:formula="oooc:=MAX([.A78]-[.$D$1]*[.B78];0)" office:value-type="float" office:value="3.49346">
            <text:p>3.49</text:p>
          </table:table-cell>
          <table:table-cell office:value-type="float" office:value="8.01308">
            <text:p>8.01</text:p>
          </table:table-cell>
          <table:table-cell office:value-type="float" office:value="7.5">
            <text:p>7.5</text:p>
          </table:table-cell>
          <table:table-cell table:formula="oooc:=MAX([.D78]-[.E78]/[.$E$1];0)" office:value-type="float" office:value="7.93808">
            <text:p>7.94</text:p>
          </table:table-cell>
          <table:table-cell table:number-columns-repeated="2"/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8.01274">
            <text:p>8.01</text:p>
          </table:table-cell>
          <table:table-cell table:formula="oooc:=MAX([.A79]-[.$D$1]*[.B79];0)" office:value-type="float" office:value="3.59363">
            <text:p>3.59</text:p>
          </table:table-cell>
          <table:table-cell office:value-type="float" office:value="8.01274">
            <text:p>8.01</text:p>
          </table:table-cell>
          <table:table-cell office:value-type="float" office:value="7.6">
            <text:p>7.6</text:p>
          </table:table-cell>
          <table:table-cell table:formula="oooc:=MAX([.D79]-[.E79]/[.$E$1];0)" office:value-type="float" office:value="7.93674">
            <text:p>7.94</text:p>
          </table:table-cell>
          <table:table-cell table:number-columns-repeated="2"/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8.01238">
            <text:p>8.01</text:p>
          </table:table-cell>
          <table:table-cell table:formula="oooc:=MAX([.A80]-[.$D$1]*[.B80];0)" office:value-type="float" office:value="3.69381">
            <text:p>3.69</text:p>
          </table:table-cell>
          <table:table-cell office:value-type="float" office:value="8.01238">
            <text:p>8.01</text:p>
          </table:table-cell>
          <table:table-cell office:value-type="float" office:value="7.7">
            <text:p>7.7</text:p>
          </table:table-cell>
          <table:table-cell table:formula="oooc:=MAX([.D80]-[.E80]/[.$E$1];0)" office:value-type="float" office:value="7.93538">
            <text:p>7.94</text:p>
          </table:table-cell>
          <table:table-cell>
            <draw:frame table:end-cell-address="VI.S120" table:end-x="0.623cm" table:end-y="0.09cm" draw:z-index="2" draw:style-name="gr1" svg:width="27.351cm" svg:height="17.728cm" svg:x="0.37cm" svg:y="0.357cm">
              <draw:object draw:notify-on-update-of-ranges="VI.E3:VI.E232 VI.F3:VI.F23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8.012">
            <text:p>8.01</text:p>
          </table:table-cell>
          <table:table-cell table:formula="oooc:=MAX([.A81]-[.$D$1]*[.B81];0)" office:value-type="float" office:value="3.794">
            <text:p>3.79</text:p>
          </table:table-cell>
          <table:table-cell office:value-type="float" office:value="8.012">
            <text:p>8.01</text:p>
          </table:table-cell>
          <table:table-cell office:value-type="float" office:value="7.8">
            <text:p>7.8</text:p>
          </table:table-cell>
          <table:table-cell table:formula="oooc:=MAX([.D81]-[.E81]/[.$E$1];0)" office:value-type="float" office:value="7.934">
            <text:p>7.93</text:p>
          </table:table-cell>
          <table:table-cell table:number-columns-repeated="2"/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8.01161">
            <text:p>8.01</text:p>
          </table:table-cell>
          <table:table-cell table:formula="oooc:=MAX([.A82]-[.$D$1]*[.B82];0)" office:value-type="float" office:value="3.894195">
            <text:p>3.89</text:p>
          </table:table-cell>
          <table:table-cell office:value-type="float" office:value="8.01161">
            <text:p>8.01</text:p>
          </table:table-cell>
          <table:table-cell office:value-type="float" office:value="7.9">
            <text:p>7.9</text:p>
          </table:table-cell>
          <table:table-cell table:formula="oooc:=MAX([.D82]-[.E82]/[.$E$1];0)" office:value-type="float" office:value="7.93261">
            <text:p>7.9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01119">
            <text:p>8.01</text:p>
          </table:table-cell>
          <table:table-cell table:formula="oooc:=MAX([.A83]-[.$D$1]*[.B83];0)" office:value-type="float" office:value="3.994405">
            <text:p>3.99</text:p>
          </table:table-cell>
          <table:table-cell office:value-type="float" office:value="8.01119">
            <text:p>8.01</text:p>
          </table:table-cell>
          <table:table-cell office:value-type="float" office:value="8">
            <text:p>8</text:p>
          </table:table-cell>
          <table:table-cell table:formula="oooc:=MAX([.D83]-[.E83]/[.$E$1];0)" office:value-type="float" office:value="7.93119">
            <text:p>7.93</text:p>
          </table:table-cell>
          <table:table-cell table:number-columns-repeated="2"/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8.01076">
            <text:p>8.01</text:p>
          </table:table-cell>
          <table:table-cell table:formula="oooc:=MAX([.A84]-[.$D$1]*[.B84];0)" office:value-type="float" office:value="4.09462">
            <text:p>4.09</text:p>
          </table:table-cell>
          <table:table-cell office:value-type="float" office:value="8.01076">
            <text:p>8.01</text:p>
          </table:table-cell>
          <table:table-cell office:value-type="float" office:value="8.1">
            <text:p>8.1</text:p>
          </table:table-cell>
          <table:table-cell table:formula="oooc:=MAX([.D84]-[.E84]/[.$E$1];0)" office:value-type="float" office:value="7.92976">
            <text:p>7.93</text:p>
          </table:table-cell>
          <table:table-cell table:number-columns-repeated="2"/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8.0103">
            <text:p>8.01</text:p>
          </table:table-cell>
          <table:table-cell table:formula="oooc:=MAX([.A85]-[.$D$1]*[.B85];0)" office:value-type="float" office:value="4.19485">
            <text:p>4.19</text:p>
          </table:table-cell>
          <table:table-cell office:value-type="float" office:value="8.0103">
            <text:p>8.01</text:p>
          </table:table-cell>
          <table:table-cell office:value-type="float" office:value="8.2">
            <text:p>8.2</text:p>
          </table:table-cell>
          <table:table-cell table:formula="oooc:=MAX([.D85]-[.E85]/[.$E$1];0)" office:value-type="float" office:value="7.9283">
            <text:p>7.93</text:p>
          </table:table-cell>
          <table:table-cell table:number-columns-repeated="2"/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8.00982">
            <text:p>8.01</text:p>
          </table:table-cell>
          <table:table-cell table:formula="oooc:=MAX([.A86]-[.$D$1]*[.B86];0)" office:value-type="float" office:value="4.29509">
            <text:p>4.3</text:p>
          </table:table-cell>
          <table:table-cell office:value-type="float" office:value="8.00982">
            <text:p>8.01</text:p>
          </table:table-cell>
          <table:table-cell office:value-type="float" office:value="8.3">
            <text:p>8.3</text:p>
          </table:table-cell>
          <table:table-cell table:formula="oooc:=MAX([.D86]-[.E86]/[.$E$1];0)" office:value-type="float" office:value="7.92682">
            <text:p>7.93</text:p>
          </table:table-cell>
          <table:table-cell table:number-columns-repeated="2"/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8.00932">
            <text:p>8.01</text:p>
          </table:table-cell>
          <table:table-cell table:formula="oooc:=MAX([.A87]-[.$D$1]*[.B87];0)" office:value-type="float" office:value="4.39534">
            <text:p>4.4</text:p>
          </table:table-cell>
          <table:table-cell office:value-type="float" office:value="8.00932">
            <text:p>8.01</text:p>
          </table:table-cell>
          <table:table-cell office:value-type="float" office:value="8.4">
            <text:p>8.4</text:p>
          </table:table-cell>
          <table:table-cell table:formula="oooc:=MAX([.D87]-[.E87]/[.$E$1];0)" office:value-type="float" office:value="7.92532">
            <text:p>7.93</text:p>
          </table:table-cell>
          <table:table-cell table:number-columns-repeated="2"/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8.00879">
            <text:p>8.01</text:p>
          </table:table-cell>
          <table:table-cell table:formula="oooc:=MAX([.A88]-[.$D$1]*[.B88];0)" office:value-type="float" office:value="4.495605">
            <text:p>4.5</text:p>
          </table:table-cell>
          <table:table-cell office:value-type="float" office:value="8.00879">
            <text:p>8.01</text:p>
          </table:table-cell>
          <table:table-cell office:value-type="float" office:value="8.5">
            <text:p>8.5</text:p>
          </table:table-cell>
          <table:table-cell table:formula="oooc:=MAX([.D88]-[.E88]/[.$E$1];0)" office:value-type="float" office:value="7.92379">
            <text:p>7.92</text:p>
          </table:table-cell>
          <table:table-cell table:number-columns-repeated="2"/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8.00823">
            <text:p>8.01</text:p>
          </table:table-cell>
          <table:table-cell table:formula="oooc:=MAX([.A89]-[.$D$1]*[.B89];0)" office:value-type="float" office:value="4.595885">
            <text:p>4.6</text:p>
          </table:table-cell>
          <table:table-cell office:value-type="float" office:value="8.00823">
            <text:p>8.01</text:p>
          </table:table-cell>
          <table:table-cell office:value-type="float" office:value="8.6">
            <text:p>8.6</text:p>
          </table:table-cell>
          <table:table-cell table:formula="oooc:=MAX([.D89]-[.E89]/[.$E$1];0)" office:value-type="float" office:value="7.92223">
            <text:p>7.92</text:p>
          </table:table-cell>
          <table:table-cell table:number-columns-repeated="2"/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8.00765">
            <text:p>8.01</text:p>
          </table:table-cell>
          <table:table-cell table:formula="oooc:=MAX([.A90]-[.$D$1]*[.B90];0)" office:value-type="float" office:value="4.696175">
            <text:p>4.7</text:p>
          </table:table-cell>
          <table:table-cell office:value-type="float" office:value="8.00765">
            <text:p>8.01</text:p>
          </table:table-cell>
          <table:table-cell office:value-type="float" office:value="8.7">
            <text:p>8.7</text:p>
          </table:table-cell>
          <table:table-cell table:formula="oooc:=MAX([.D90]-[.E90]/[.$E$1];0)" office:value-type="float" office:value="7.92065">
            <text:p>7.92</text:p>
          </table:table-cell>
          <table:table-cell table:number-columns-repeated="2"/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8.00704">
            <text:p>8.01</text:p>
          </table:table-cell>
          <table:table-cell table:formula="oooc:=MAX([.A91]-[.$D$1]*[.B91];0)" office:value-type="float" office:value="4.79648">
            <text:p>4.8</text:p>
          </table:table-cell>
          <table:table-cell office:value-type="float" office:value="8.00704">
            <text:p>8.01</text:p>
          </table:table-cell>
          <table:table-cell office:value-type="float" office:value="8.8">
            <text:p>8.8</text:p>
          </table:table-cell>
          <table:table-cell table:formula="oooc:=MAX([.D91]-[.E91]/[.$E$1];0)" office:value-type="float" office:value="7.91904">
            <text:p>7.92</text:p>
          </table:table-cell>
          <table:table-cell table:number-columns-repeated="2"/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8.0064">
            <text:p>8.01</text:p>
          </table:table-cell>
          <table:table-cell table:formula="oooc:=MAX([.A92]-[.$D$1]*[.B92];0)" office:value-type="float" office:value="4.8968">
            <text:p>4.9</text:p>
          </table:table-cell>
          <table:table-cell office:value-type="float" office:value="8.0064">
            <text:p>8.01</text:p>
          </table:table-cell>
          <table:table-cell office:value-type="float" office:value="8.9">
            <text:p>8.9</text:p>
          </table:table-cell>
          <table:table-cell table:formula="oooc:=MAX([.D92]-[.E92]/[.$E$1];0)" office:value-type="float" office:value="7.9174">
            <text:p>7.9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00573">
            <text:p>8.01</text:p>
          </table:table-cell>
          <table:table-cell table:formula="oooc:=MAX([.A93]-[.$D$1]*[.B93];0)" office:value-type="float" office:value="4.997135">
            <text:p>5</text:p>
          </table:table-cell>
          <table:table-cell office:value-type="float" office:value="8.00573">
            <text:p>8.01</text:p>
          </table:table-cell>
          <table:table-cell office:value-type="float" office:value="9">
            <text:p>9</text:p>
          </table:table-cell>
          <table:table-cell table:formula="oooc:=MAX([.D93]-[.E93]/[.$E$1];0)" office:value-type="float" office:value="7.91573">
            <text:p>7.92</text:p>
          </table:table-cell>
          <table:table-cell table:number-columns-repeated="2"/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8.00502">
            <text:p>8.01</text:p>
          </table:table-cell>
          <table:table-cell table:formula="oooc:=MAX([.A94]-[.$D$1]*[.B94];0)" office:value-type="float" office:value="5.09749">
            <text:p>5.1</text:p>
          </table:table-cell>
          <table:table-cell office:value-type="float" office:value="8.00502">
            <text:p>8.01</text:p>
          </table:table-cell>
          <table:table-cell office:value-type="float" office:value="9.1">
            <text:p>9.1</text:p>
          </table:table-cell>
          <table:table-cell table:formula="oooc:=MAX([.D94]-[.E94]/[.$E$1];0)" office:value-type="float" office:value="7.91402">
            <text:p>7.91</text:p>
          </table:table-cell>
          <table:table-cell table:number-columns-repeated="2"/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8.00428">
            <text:p>8</text:p>
          </table:table-cell>
          <table:table-cell table:formula="oooc:=MAX([.A95]-[.$D$1]*[.B95];0)" office:value-type="float" office:value="5.19786">
            <text:p>5.2</text:p>
          </table:table-cell>
          <table:table-cell office:value-type="float" office:value="8.00428">
            <text:p>8</text:p>
          </table:table-cell>
          <table:table-cell office:value-type="float" office:value="9.2">
            <text:p>9.2</text:p>
          </table:table-cell>
          <table:table-cell table:formula="oooc:=MAX([.D95]-[.E95]/[.$E$1];0)" office:value-type="float" office:value="7.91228">
            <text:p>7.91</text:p>
          </table:table-cell>
          <table:table-cell table:number-columns-repeated="2"/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8.0035">
            <text:p>8</text:p>
          </table:table-cell>
          <table:table-cell table:formula="oooc:=MAX([.A96]-[.$D$1]*[.B96];0)" office:value-type="float" office:value="5.29825">
            <text:p>5.3</text:p>
          </table:table-cell>
          <table:table-cell office:value-type="float" office:value="8.0035">
            <text:p>8</text:p>
          </table:table-cell>
          <table:table-cell office:value-type="float" office:value="9.3">
            <text:p>9.3</text:p>
          </table:table-cell>
          <table:table-cell table:formula="oooc:=MAX([.D96]-[.E96]/[.$E$1];0)" office:value-type="float" office:value="7.9105">
            <text:p>7.91</text:p>
          </table:table-cell>
          <table:table-cell table:number-columns-repeated="2"/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8.00269">
            <text:p>8</text:p>
          </table:table-cell>
          <table:table-cell table:formula="oooc:=MAX([.A97]-[.$D$1]*[.B97];0)" office:value-type="float" office:value="5.398655">
            <text:p>5.4</text:p>
          </table:table-cell>
          <table:table-cell office:value-type="float" office:value="8.00269">
            <text:p>8</text:p>
          </table:table-cell>
          <table:table-cell office:value-type="float" office:value="9.4">
            <text:p>9.4</text:p>
          </table:table-cell>
          <table:table-cell table:formula="oooc:=MAX([.D97]-[.E97]/[.$E$1];0)" office:value-type="float" office:value="7.90869">
            <text:p>7.91</text:p>
          </table:table-cell>
          <table:table-cell table:number-columns-repeated="2"/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8.00183">
            <text:p>8</text:p>
          </table:table-cell>
          <table:table-cell table:formula="oooc:=MAX([.A98]-[.$D$1]*[.B98];0)" office:value-type="float" office:value="5.499085">
            <text:p>5.5</text:p>
          </table:table-cell>
          <table:table-cell office:value-type="float" office:value="8.00183">
            <text:p>8</text:p>
          </table:table-cell>
          <table:table-cell office:value-type="float" office:value="9.5">
            <text:p>9.5</text:p>
          </table:table-cell>
          <table:table-cell table:formula="oooc:=MAX([.D98]-[.E98]/[.$E$1];0)" office:value-type="float" office:value="7.90683">
            <text:p>7.91</text:p>
          </table:table-cell>
          <table:table-cell table:number-columns-repeated="2"/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8.00093">
            <text:p>8</text:p>
          </table:table-cell>
          <table:table-cell table:formula="oooc:=MAX([.A99]-[.$D$1]*[.B99];0)" office:value-type="float" office:value="5.599535">
            <text:p>5.6</text:p>
          </table:table-cell>
          <table:table-cell office:value-type="float" office:value="8.00093">
            <text:p>8</text:p>
          </table:table-cell>
          <table:table-cell office:value-type="float" office:value="9.6">
            <text:p>9.6</text:p>
          </table:table-cell>
          <table:table-cell table:formula="oooc:=MAX([.D99]-[.E99]/[.$E$1];0)" office:value-type="float" office:value="7.90493">
            <text:p>7.9</text:p>
          </table:table-cell>
          <table:table-cell table:number-columns-repeated="2"/>
        </table:table-row>
        <table:table-row table:style-name="ro1">
          <table:table-cell office:value-type="float" office:value="9.7">
            <text:p>9.7</text:p>
          </table:table-cell>
          <table:table-cell office:value-type="float" office:value="7.99999">
            <text:p>8</text:p>
          </table:table-cell>
          <table:table-cell table:formula="oooc:=MAX([.A100]-[.$D$1]*[.B100];0)" office:value-type="float" office:value="5.700005">
            <text:p>5.7</text:p>
          </table:table-cell>
          <table:table-cell office:value-type="float" office:value="7.99999">
            <text:p>8</text:p>
          </table:table-cell>
          <table:table-cell office:value-type="float" office:value="9.7">
            <text:p>9.7</text:p>
          </table:table-cell>
          <table:table-cell table:formula="oooc:=MAX([.D100]-[.E100]/[.$E$1];0)" office:value-type="float" office:value="7.90299">
            <text:p>7.9</text:p>
          </table:table-cell>
          <table:table-cell table:number-columns-repeated="2"/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7.999">
            <text:p>8</text:p>
          </table:table-cell>
          <table:table-cell table:formula="oooc:=MAX([.A101]-[.$D$1]*[.B101];0)" office:value-type="float" office:value="5.8005">
            <text:p>5.8</text:p>
          </table:table-cell>
          <table:table-cell office:value-type="float" office:value="7.999">
            <text:p>8</text:p>
          </table:table-cell>
          <table:table-cell office:value-type="float" office:value="9.8">
            <text:p>9.8</text:p>
          </table:table-cell>
          <table:table-cell table:formula="oooc:=MAX([.D101]-[.E101]/[.$E$1];0)" office:value-type="float" office:value="7.901">
            <text:p>7.9</text:p>
          </table:table-cell>
          <table:table-cell table:number-columns-repeated="2"/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7.99796">
            <text:p>8</text:p>
          </table:table-cell>
          <table:table-cell table:formula="oooc:=MAX([.A102]-[.$D$1]*[.B102];0)" office:value-type="float" office:value="5.90102">
            <text:p>5.9</text:p>
          </table:table-cell>
          <table:table-cell office:value-type="float" office:value="7.99796">
            <text:p>8</text:p>
          </table:table-cell>
          <table:table-cell office:value-type="float" office:value="9.9">
            <text:p>9.9</text:p>
          </table:table-cell>
          <table:table-cell table:formula="oooc:=MAX([.D102]-[.E102]/[.$E$1];0)" office:value-type="float" office:value="7.89896">
            <text:p>7.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99687">
            <text:p>8</text:p>
          </table:table-cell>
          <table:table-cell table:formula="oooc:=MAX([.A103]-[.$D$1]*[.B103];0)" office:value-type="float" office:value="6.001565">
            <text:p>6</text:p>
          </table:table-cell>
          <table:table-cell office:value-type="float" office:value="7.99687">
            <text:p>8</text:p>
          </table:table-cell>
          <table:table-cell office:value-type="float" office:value="10">
            <text:p>10</text:p>
          </table:table-cell>
          <table:table-cell table:formula="oooc:=MAX([.D103]-[.E103]/[.$E$1];0)" office:value-type="float" office:value="7.89687">
            <text:p>7.9</text:p>
          </table:table-cell>
          <table:table-cell table:number-columns-repeated="2"/>
        </table:table-row>
        <table:table-row table:style-name="ro1">
          <table:table-cell office:value-type="float" office:value="10.1">
            <text:p>10.1</text:p>
          </table:table-cell>
          <table:table-cell office:value-type="float" office:value="7.99572">
            <text:p>8</text:p>
          </table:table-cell>
          <table:table-cell table:formula="oooc:=MAX([.A104]-[.$D$1]*[.B104];0)" office:value-type="float" office:value="6.10214">
            <text:p>6.1</text:p>
          </table:table-cell>
          <table:table-cell office:value-type="float" office:value="7.99572">
            <text:p>8</text:p>
          </table:table-cell>
          <table:table-cell office:value-type="float" office:value="10.1">
            <text:p>10.1</text:p>
          </table:table-cell>
          <table:table-cell table:formula="oooc:=MAX([.D104]-[.E104]/[.$E$1];0)" office:value-type="float" office:value="7.89472">
            <text:p>7.89</text:p>
          </table:table-cell>
          <table:table-cell table:number-columns-repeated="2"/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7.99452">
            <text:p>7.99</text:p>
          </table:table-cell>
          <table:table-cell table:formula="oooc:=MAX([.A105]-[.$D$1]*[.B105];0)" office:value-type="float" office:value="6.20274">
            <text:p>6.2</text:p>
          </table:table-cell>
          <table:table-cell office:value-type="float" office:value="7.99452">
            <text:p>7.99</text:p>
          </table:table-cell>
          <table:table-cell office:value-type="float" office:value="10.2">
            <text:p>10.2</text:p>
          </table:table-cell>
          <table:table-cell table:formula="oooc:=MAX([.D105]-[.E105]/[.$E$1];0)" office:value-type="float" office:value="7.89252">
            <text:p>7.89</text:p>
          </table:table-cell>
          <table:table-cell table:number-columns-repeated="2"/>
        </table:table-row>
        <table:table-row table:style-name="ro1">
          <table:table-cell office:value-type="float" office:value="10.3">
            <text:p>10.3</text:p>
          </table:table-cell>
          <table:table-cell office:value-type="float" office:value="7.99326">
            <text:p>7.99</text:p>
          </table:table-cell>
          <table:table-cell table:formula="oooc:=MAX([.A106]-[.$D$1]*[.B106];0)" office:value-type="float" office:value="6.30337">
            <text:p>6.3</text:p>
          </table:table-cell>
          <table:table-cell office:value-type="float" office:value="7.99326">
            <text:p>7.99</text:p>
          </table:table-cell>
          <table:table-cell office:value-type="float" office:value="10.3">
            <text:p>10.3</text:p>
          </table:table-cell>
          <table:table-cell table:formula="oooc:=MAX([.D106]-[.E106]/[.$E$1];0)" office:value-type="float" office:value="7.89026">
            <text:p>7.89</text:p>
          </table:table-cell>
          <table:table-cell table:number-columns-repeated="2"/>
        </table:table-row>
        <table:table-row table:style-name="ro1">
          <table:table-cell office:value-type="float" office:value="10.4">
            <text:p>10.4</text:p>
          </table:table-cell>
          <table:table-cell office:value-type="float" office:value="7.99194">
            <text:p>7.99</text:p>
          </table:table-cell>
          <table:table-cell table:formula="oooc:=MAX([.A107]-[.$D$1]*[.B107];0)" office:value-type="float" office:value="6.40403">
            <text:p>6.4</text:p>
          </table:table-cell>
          <table:table-cell office:value-type="float" office:value="7.99194">
            <text:p>7.99</text:p>
          </table:table-cell>
          <table:table-cell office:value-type="float" office:value="10.4">
            <text:p>10.4</text:p>
          </table:table-cell>
          <table:table-cell table:formula="oooc:=MAX([.D107]-[.E107]/[.$E$1];0)" office:value-type="float" office:value="7.88794">
            <text:p>7.89</text:p>
          </table:table-cell>
          <table:table-cell table:number-columns-repeated="2"/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7.99055">
            <text:p>7.99</text:p>
          </table:table-cell>
          <table:table-cell table:formula="oooc:=MAX([.A108]-[.$D$1]*[.B108];0)" office:value-type="float" office:value="6.504725">
            <text:p>6.5</text:p>
          </table:table-cell>
          <table:table-cell office:value-type="float" office:value="7.99055">
            <text:p>7.99</text:p>
          </table:table-cell>
          <table:table-cell office:value-type="float" office:value="10.5">
            <text:p>10.5</text:p>
          </table:table-cell>
          <table:table-cell table:formula="oooc:=MAX([.D108]-[.E108]/[.$E$1];0)" office:value-type="float" office:value="7.88555">
            <text:p>7.89</text:p>
          </table:table-cell>
          <table:table-cell table:number-columns-repeated="2"/>
        </table:table-row>
        <table:table-row table:style-name="ro1">
          <table:table-cell office:value-type="float" office:value="10.6">
            <text:p>10.6</text:p>
          </table:table-cell>
          <table:table-cell office:value-type="float" office:value="7.9891">
            <text:p>7.99</text:p>
          </table:table-cell>
          <table:table-cell table:formula="oooc:=MAX([.A109]-[.$D$1]*[.B109];0)" office:value-type="float" office:value="6.60545">
            <text:p>6.61</text:p>
          </table:table-cell>
          <table:table-cell office:value-type="float" office:value="7.9891">
            <text:p>7.99</text:p>
          </table:table-cell>
          <table:table-cell office:value-type="float" office:value="10.6">
            <text:p>10.6</text:p>
          </table:table-cell>
          <table:table-cell table:formula="oooc:=MAX([.D109]-[.E109]/[.$E$1];0)" office:value-type="float" office:value="7.8831">
            <text:p>7.88</text:p>
          </table:table-cell>
          <table:table-cell table:number-columns-repeated="2"/>
        </table:table-row>
        <table:table-row table:style-name="ro1">
          <table:table-cell office:value-type="float" office:value="10.7">
            <text:p>10.7</text:p>
          </table:table-cell>
          <table:table-cell office:value-type="float" office:value="7.98757">
            <text:p>7.99</text:p>
          </table:table-cell>
          <table:table-cell table:formula="oooc:=MAX([.A110]-[.$D$1]*[.B110];0)" office:value-type="float" office:value="6.706215">
            <text:p>6.71</text:p>
          </table:table-cell>
          <table:table-cell office:value-type="float" office:value="7.98757">
            <text:p>7.99</text:p>
          </table:table-cell>
          <table:table-cell office:value-type="float" office:value="10.7">
            <text:p>10.7</text:p>
          </table:table-cell>
          <table:table-cell table:formula="oooc:=MAX([.D110]-[.E110]/[.$E$1];0)" office:value-type="float" office:value="7.88057">
            <text:p>7.88</text:p>
          </table:table-cell>
          <table:table-cell table:number-columns-repeated="2"/>
        </table:table-row>
        <table:table-row table:style-name="ro1">
          <table:table-cell office:value-type="float" office:value="10.8">
            <text:p>10.8</text:p>
          </table:table-cell>
          <table:table-cell office:value-type="float" office:value="7.98596">
            <text:p>7.99</text:p>
          </table:table-cell>
          <table:table-cell table:formula="oooc:=MAX([.A111]-[.$D$1]*[.B111];0)" office:value-type="float" office:value="6.80702">
            <text:p>6.81</text:p>
          </table:table-cell>
          <table:table-cell office:value-type="float" office:value="7.98596">
            <text:p>7.99</text:p>
          </table:table-cell>
          <table:table-cell office:value-type="float" office:value="10.8">
            <text:p>10.8</text:p>
          </table:table-cell>
          <table:table-cell table:formula="oooc:=MAX([.D111]-[.E111]/[.$E$1];0)" office:value-type="float" office:value="7.87796">
            <text:p>7.88</text:p>
          </table:table-cell>
          <table:table-cell table:number-columns-repeated="2"/>
        </table:table-row>
        <table:table-row table:style-name="ro1">
          <table:table-cell office:value-type="float" office:value="10.9">
            <text:p>10.9</text:p>
          </table:table-cell>
          <table:table-cell office:value-type="float" office:value="7.98428">
            <text:p>7.98</text:p>
          </table:table-cell>
          <table:table-cell table:formula="oooc:=MAX([.A112]-[.$D$1]*[.B112];0)" office:value-type="float" office:value="6.90786">
            <text:p>6.91</text:p>
          </table:table-cell>
          <table:table-cell office:value-type="float" office:value="7.98428">
            <text:p>7.98</text:p>
          </table:table-cell>
          <table:table-cell office:value-type="float" office:value="10.9">
            <text:p>10.9</text:p>
          </table:table-cell>
          <table:table-cell table:formula="oooc:=MAX([.D112]-[.E112]/[.$E$1];0)" office:value-type="float" office:value="7.87528">
            <text:p>7.8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98251">
            <text:p>7.98</text:p>
          </table:table-cell>
          <table:table-cell table:formula="oooc:=MAX([.A113]-[.$D$1]*[.B113];0)" office:value-type="float" office:value="7.008745">
            <text:p>7.01</text:p>
          </table:table-cell>
          <table:table-cell office:value-type="float" office:value="7.98251">
            <text:p>7.98</text:p>
          </table:table-cell>
          <table:table-cell office:value-type="float" office:value="11">
            <text:p>11</text:p>
          </table:table-cell>
          <table:table-cell table:formula="oooc:=MAX([.D113]-[.E113]/[.$E$1];0)" office:value-type="float" office:value="7.87251">
            <text:p>7.87</text:p>
          </table:table-cell>
          <table:table-cell table:number-columns-repeated="2"/>
        </table:table-row>
        <table:table-row table:style-name="ro1">
          <table:table-cell office:value-type="float" office:value="11.1">
            <text:p>11.1</text:p>
          </table:table-cell>
          <table:table-cell office:value-type="float" office:value="7.98066">
            <text:p>7.98</text:p>
          </table:table-cell>
          <table:table-cell table:formula="oooc:=MAX([.A114]-[.$D$1]*[.B114];0)" office:value-type="float" office:value="7.10967">
            <text:p>7.11</text:p>
          </table:table-cell>
          <table:table-cell office:value-type="float" office:value="7.98066">
            <text:p>7.98</text:p>
          </table:table-cell>
          <table:table-cell office:value-type="float" office:value="11.1">
            <text:p>11.1</text:p>
          </table:table-cell>
          <table:table-cell table:formula="oooc:=MAX([.D114]-[.E114]/[.$E$1];0)" office:value-type="float" office:value="7.86966">
            <text:p>7.87</text:p>
          </table:table-cell>
          <table:table-cell table:number-columns-repeated="2"/>
        </table:table-row>
        <table:table-row table:style-name="ro1">
          <table:table-cell office:value-type="float" office:value="11.2">
            <text:p>11.2</text:p>
          </table:table-cell>
          <table:table-cell office:value-type="float" office:value="7.97871">
            <text:p>7.98</text:p>
          </table:table-cell>
          <table:table-cell table:formula="oooc:=MAX([.A115]-[.$D$1]*[.B115];0)" office:value-type="float" office:value="7.210645">
            <text:p>7.21</text:p>
          </table:table-cell>
          <table:table-cell office:value-type="float" office:value="7.97871">
            <text:p>7.98</text:p>
          </table:table-cell>
          <table:table-cell office:value-type="float" office:value="11.2">
            <text:p>11.2</text:p>
          </table:table-cell>
          <table:table-cell table:formula="oooc:=MAX([.D115]-[.E115]/[.$E$1];0)" office:value-type="float" office:value="7.86671">
            <text:p>7.87</text:p>
          </table:table-cell>
          <table:table-cell table:number-columns-repeated="2"/>
        </table:table-row>
        <table:table-row table:style-name="ro1">
          <table:table-cell office:value-type="float" office:value="11.3">
            <text:p>11.3</text:p>
          </table:table-cell>
          <table:table-cell office:value-type="float" office:value="7.97667">
            <text:p>7.98</text:p>
          </table:table-cell>
          <table:table-cell table:formula="oooc:=MAX([.A116]-[.$D$1]*[.B116];0)" office:value-type="float" office:value="7.311665">
            <text:p>7.31</text:p>
          </table:table-cell>
          <table:table-cell office:value-type="float" office:value="7.97667">
            <text:p>7.98</text:p>
          </table:table-cell>
          <table:table-cell office:value-type="float" office:value="11.3">
            <text:p>11.3</text:p>
          </table:table-cell>
          <table:table-cell table:formula="oooc:=MAX([.D116]-[.E116]/[.$E$1];0)" office:value-type="float" office:value="7.86367">
            <text:p>7.86</text:p>
          </table:table-cell>
          <table:table-cell table:number-columns-repeated="2"/>
        </table:table-row>
        <table:table-row table:style-name="ro1">
          <table:table-cell office:value-type="float" office:value="11.4">
            <text:p>11.4</text:p>
          </table:table-cell>
          <table:table-cell office:value-type="float" office:value="7.97452">
            <text:p>7.97</text:p>
          </table:table-cell>
          <table:table-cell table:formula="oooc:=MAX([.A117]-[.$D$1]*[.B117];0)" office:value-type="float" office:value="7.41274">
            <text:p>7.41</text:p>
          </table:table-cell>
          <table:table-cell office:value-type="float" office:value="7.97452">
            <text:p>7.97</text:p>
          </table:table-cell>
          <table:table-cell office:value-type="float" office:value="11.4">
            <text:p>11.4</text:p>
          </table:table-cell>
          <table:table-cell table:formula="oooc:=MAX([.D117]-[.E117]/[.$E$1];0)" office:value-type="float" office:value="7.86052">
            <text:p>7.86</text:p>
          </table:table-cell>
          <table:table-cell table:number-columns-repeated="2"/>
        </table:table-row>
        <table:table-row table:style-name="ro1">
          <table:table-cell office:value-type="float" office:value="11.5">
            <text:p>11.5</text:p>
          </table:table-cell>
          <table:table-cell office:value-type="float" office:value="7.97227">
            <text:p>7.97</text:p>
          </table:table-cell>
          <table:table-cell table:formula="oooc:=MAX([.A118]-[.$D$1]*[.B118];0)" office:value-type="float" office:value="7.513865">
            <text:p>7.51</text:p>
          </table:table-cell>
          <table:table-cell office:value-type="float" office:value="7.97227">
            <text:p>7.97</text:p>
          </table:table-cell>
          <table:table-cell office:value-type="float" office:value="11.5">
            <text:p>11.5</text:p>
          </table:table-cell>
          <table:table-cell table:formula="oooc:=MAX([.D118]-[.E118]/[.$E$1];0)" office:value-type="float" office:value="7.85727">
            <text:p>7.86</text:p>
          </table:table-cell>
          <table:table-cell table:number-columns-repeated="2"/>
        </table:table-row>
        <table:table-row table:style-name="ro1">
          <table:table-cell office:value-type="float" office:value="11.6">
            <text:p>11.6</text:p>
          </table:table-cell>
          <table:table-cell office:value-type="float" office:value="7.96991">
            <text:p>7.97</text:p>
          </table:table-cell>
          <table:table-cell table:formula="oooc:=MAX([.A119]-[.$D$1]*[.B119];0)" office:value-type="float" office:value="7.615045">
            <text:p>7.62</text:p>
          </table:table-cell>
          <table:table-cell office:value-type="float" office:value="7.96991">
            <text:p>7.97</text:p>
          </table:table-cell>
          <table:table-cell office:value-type="float" office:value="11.6">
            <text:p>11.6</text:p>
          </table:table-cell>
          <table:table-cell table:formula="oooc:=MAX([.D119]-[.E119]/[.$E$1];0)" office:value-type="float" office:value="7.85391">
            <text:p>7.85</text:p>
          </table:table-cell>
          <table:table-cell table:number-columns-repeated="2"/>
        </table:table-row>
        <table:table-row table:style-name="ro1">
          <table:table-cell office:value-type="float" office:value="11.7">
            <text:p>11.7</text:p>
          </table:table-cell>
          <table:table-cell office:value-type="float" office:value="7.96744">
            <text:p>7.97</text:p>
          </table:table-cell>
          <table:table-cell table:formula="oooc:=MAX([.A120]-[.$D$1]*[.B120];0)" office:value-type="float" office:value="7.71628">
            <text:p>7.72</text:p>
          </table:table-cell>
          <table:table-cell office:value-type="float" office:value="7.96744">
            <text:p>7.97</text:p>
          </table:table-cell>
          <table:table-cell office:value-type="float" office:value="11.7">
            <text:p>11.7</text:p>
          </table:table-cell>
          <table:table-cell table:formula="oooc:=MAX([.D120]-[.E120]/[.$E$1];0)" office:value-type="float" office:value="7.85044">
            <text:p>7.85</text:p>
          </table:table-cell>
          <table:table-cell table:number-columns-repeated="2"/>
        </table:table-row>
        <table:table-row table:style-name="ro1">
          <table:table-cell office:value-type="float" office:value="11.8">
            <text:p>11.8</text:p>
          </table:table-cell>
          <table:table-cell office:value-type="float" office:value="7.96483">
            <text:p>7.96</text:p>
          </table:table-cell>
          <table:table-cell table:formula="oooc:=MAX([.A121]-[.$D$1]*[.B121];0)" office:value-type="float" office:value="7.817585">
            <text:p>7.82</text:p>
          </table:table-cell>
          <table:table-cell office:value-type="float" office:value="7.96483">
            <text:p>7.96</text:p>
          </table:table-cell>
          <table:table-cell office:value-type="float" office:value="11.8">
            <text:p>11.8</text:p>
          </table:table-cell>
          <table:table-cell table:formula="oooc:=MAX([.D121]-[.E121]/[.$E$1];0)" office:value-type="float" office:value="7.84683">
            <text:p>7.85</text:p>
          </table:table-cell>
          <table:table-cell table:number-columns-repeated="2"/>
        </table:table-row>
        <table:table-row table:style-name="ro1">
          <table:table-cell office:value-type="float" office:value="11.9">
            <text:p>11.9</text:p>
          </table:table-cell>
          <table:table-cell office:value-type="float" office:value="7.96211">
            <text:p>7.96</text:p>
          </table:table-cell>
          <table:table-cell table:formula="oooc:=MAX([.A122]-[.$D$1]*[.B122];0)" office:value-type="float" office:value="7.918945">
            <text:p>7.92</text:p>
          </table:table-cell>
          <table:table-cell office:value-type="float" office:value="7.96211">
            <text:p>7.96</text:p>
          </table:table-cell>
          <table:table-cell office:value-type="float" office:value="11.9">
            <text:p>11.9</text:p>
          </table:table-cell>
          <table:table-cell table:formula="oooc:=MAX([.D122]-[.E122]/[.$E$1];0)" office:value-type="float" office:value="7.84311">
            <text:p>7.8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95924">
            <text:p>7.96</text:p>
          </table:table-cell>
          <table:table-cell table:formula="oooc:=MAX([.A123]-[.$D$1]*[.B123];0)" office:value-type="float" office:value="8.02038">
            <text:p>8.02</text:p>
          </table:table-cell>
          <table:table-cell office:value-type="float" office:value="7.95924">
            <text:p>7.96</text:p>
          </table:table-cell>
          <table:table-cell office:value-type="float" office:value="12">
            <text:p>12</text:p>
          </table:table-cell>
          <table:table-cell table:formula="oooc:=MAX([.D123]-[.E123]/[.$E$1];0)" office:value-type="float" office:value="7.83924">
            <text:p>7.84</text:p>
          </table:table-cell>
          <table:table-cell table:number-columns-repeated="2"/>
        </table:table-row>
        <table:table-row table:style-name="ro1">
          <table:table-cell office:value-type="float" office:value="12.1">
            <text:p>12.1</text:p>
          </table:table-cell>
          <table:table-cell office:value-type="float" office:value="7.95624">
            <text:p>7.96</text:p>
          </table:table-cell>
          <table:table-cell table:formula="oooc:=MAX([.A124]-[.$D$1]*[.B124];0)" office:value-type="float" office:value="8.12188">
            <text:p>8.12</text:p>
          </table:table-cell>
          <table:table-cell office:value-type="float" office:value="7.95624">
            <text:p>7.96</text:p>
          </table:table-cell>
          <table:table-cell office:value-type="float" office:value="12.1">
            <text:p>12.1</text:p>
          </table:table-cell>
          <table:table-cell table:formula="oooc:=MAX([.D124]-[.E124]/[.$E$1];0)" office:value-type="float" office:value="7.83524">
            <text:p>7.84</text:p>
          </table:table-cell>
          <table:table-cell table:number-columns-repeated="2"/>
        </table:table-row>
        <table:table-row table:style-name="ro1">
          <table:table-cell office:value-type="float" office:value="12.2">
            <text:p>12.2</text:p>
          </table:table-cell>
          <table:table-cell office:value-type="float" office:value="7.95308">
            <text:p>7.95</text:p>
          </table:table-cell>
          <table:table-cell table:formula="oooc:=MAX([.A125]-[.$D$1]*[.B125];0)" office:value-type="float" office:value="8.22346">
            <text:p>8.22</text:p>
          </table:table-cell>
          <table:table-cell office:value-type="float" office:value="7.95308">
            <text:p>7.95</text:p>
          </table:table-cell>
          <table:table-cell office:value-type="float" office:value="12.2">
            <text:p>12.2</text:p>
          </table:table-cell>
          <table:table-cell table:formula="oooc:=MAX([.D125]-[.E125]/[.$E$1];0)" office:value-type="float" office:value="7.83108">
            <text:p>7.83</text:p>
          </table:table-cell>
          <table:table-cell table:number-columns-repeated="2"/>
        </table:table-row>
        <table:table-row table:style-name="ro1">
          <table:table-cell office:value-type="float" office:value="12.3">
            <text:p>12.3</text:p>
          </table:table-cell>
          <table:table-cell office:value-type="float" office:value="7.94977">
            <text:p>7.95</text:p>
          </table:table-cell>
          <table:table-cell table:formula="oooc:=MAX([.A126]-[.$D$1]*[.B126];0)" office:value-type="float" office:value="8.325115">
            <text:p>8.33</text:p>
          </table:table-cell>
          <table:table-cell office:value-type="float" office:value="7.94977">
            <text:p>7.95</text:p>
          </table:table-cell>
          <table:table-cell office:value-type="float" office:value="12.3">
            <text:p>12.3</text:p>
          </table:table-cell>
          <table:table-cell table:formula="oooc:=MAX([.D126]-[.E126]/[.$E$1];0)" office:value-type="float" office:value="7.82677">
            <text:p>7.83</text:p>
          </table:table-cell>
          <table:table-cell table:number-columns-repeated="2"/>
        </table:table-row>
        <table:table-row table:style-name="ro1">
          <table:table-cell office:value-type="float" office:value="12.4">
            <text:p>12.4</text:p>
          </table:table-cell>
          <table:table-cell office:value-type="float" office:value="7.9463">
            <text:p>7.95</text:p>
          </table:table-cell>
          <table:table-cell table:formula="oooc:=MAX([.A127]-[.$D$1]*[.B127];0)" office:value-type="float" office:value="8.42685">
            <text:p>8.43</text:p>
          </table:table-cell>
          <table:table-cell office:value-type="float" office:value="7.9463">
            <text:p>7.95</text:p>
          </table:table-cell>
          <table:table-cell office:value-type="float" office:value="12.4">
            <text:p>12.4</text:p>
          </table:table-cell>
          <table:table-cell table:formula="oooc:=MAX([.D127]-[.E127]/[.$E$1];0)" office:value-type="float" office:value="7.8223">
            <text:p>7.82</text:p>
          </table:table-cell>
          <table:table-cell table:number-columns-repeated="2"/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7.94265">
            <text:p>7.94</text:p>
          </table:table-cell>
          <table:table-cell table:formula="oooc:=MAX([.A128]-[.$D$1]*[.B128];0)" office:value-type="float" office:value="8.528675">
            <text:p>8.53</text:p>
          </table:table-cell>
          <table:table-cell office:value-type="float" office:value="7.94265">
            <text:p>7.94</text:p>
          </table:table-cell>
          <table:table-cell office:value-type="float" office:value="12.5">
            <text:p>12.5</text:p>
          </table:table-cell>
          <table:table-cell table:formula="oooc:=MAX([.D128]-[.E128]/[.$E$1];0)" office:value-type="float" office:value="7.81765">
            <text:p>7.82</text:p>
          </table:table-cell>
          <table:table-cell table:number-columns-repeated="2"/>
        </table:table-row>
        <table:table-row table:style-name="ro1">
          <table:table-cell office:value-type="float" office:value="12.6">
            <text:p>12.6</text:p>
          </table:table-cell>
          <table:table-cell office:value-type="float" office:value="7.93882">
            <text:p>7.94</text:p>
          </table:table-cell>
          <table:table-cell table:formula="oooc:=MAX([.A129]-[.$D$1]*[.B129];0)" office:value-type="float" office:value="8.63059">
            <text:p>8.63</text:p>
          </table:table-cell>
          <table:table-cell office:value-type="float" office:value="7.93882">
            <text:p>7.94</text:p>
          </table:table-cell>
          <table:table-cell office:value-type="float" office:value="12.6">
            <text:p>12.6</text:p>
          </table:table-cell>
          <table:table-cell table:formula="oooc:=MAX([.D129]-[.E129]/[.$E$1];0)" office:value-type="float" office:value="7.81282">
            <text:p>7.81</text:p>
          </table:table-cell>
          <table:table-cell table:number-columns-repeated="2"/>
        </table:table-row>
        <table:table-row table:style-name="ro1">
          <table:table-cell office:value-type="float" office:value="12.7">
            <text:p>12.7</text:p>
          </table:table-cell>
          <table:table-cell office:value-type="float" office:value="7.93481">
            <text:p>7.93</text:p>
          </table:table-cell>
          <table:table-cell table:formula="oooc:=MAX([.A130]-[.$D$1]*[.B130];0)" office:value-type="float" office:value="8.732595">
            <text:p>8.73</text:p>
          </table:table-cell>
          <table:table-cell office:value-type="float" office:value="7.93481">
            <text:p>7.93</text:p>
          </table:table-cell>
          <table:table-cell office:value-type="float" office:value="12.7">
            <text:p>12.7</text:p>
          </table:table-cell>
          <table:table-cell table:formula="oooc:=MAX([.D130]-[.E130]/[.$E$1];0)" office:value-type="float" office:value="7.80781">
            <text:p>7.81</text:p>
          </table:table-cell>
          <table:table-cell table:number-columns-repeated="2"/>
        </table:table-row>
        <table:table-row table:style-name="ro1">
          <table:table-cell office:value-type="float" office:value="12.8">
            <text:p>12.8</text:p>
          </table:table-cell>
          <table:table-cell office:value-type="float" office:value="7.93059">
            <text:p>7.93</text:p>
          </table:table-cell>
          <table:table-cell table:formula="oooc:=MAX([.A131]-[.$D$1]*[.B131];0)" office:value-type="float" office:value="8.834705">
            <text:p>8.83</text:p>
          </table:table-cell>
          <table:table-cell office:value-type="float" office:value="7.93059">
            <text:p>7.93</text:p>
          </table:table-cell>
          <table:table-cell office:value-type="float" office:value="12.8">
            <text:p>12.8</text:p>
          </table:table-cell>
          <table:table-cell table:formula="oooc:=MAX([.D131]-[.E131]/[.$E$1];0)" office:value-type="float" office:value="7.80259">
            <text:p>7.8</text:p>
          </table:table-cell>
          <table:table-cell table:number-columns-repeated="2"/>
        </table:table-row>
        <table:table-row table:style-name="ro1">
          <table:table-cell office:value-type="float" office:value="12.9">
            <text:p>12.9</text:p>
          </table:table-cell>
          <table:table-cell office:value-type="float" office:value="7.92617">
            <text:p>7.93</text:p>
          </table:table-cell>
          <table:table-cell table:formula="oooc:=MAX([.A132]-[.$D$1]*[.B132];0)" office:value-type="float" office:value="8.936915">
            <text:p>8.94</text:p>
          </table:table-cell>
          <table:table-cell office:value-type="float" office:value="7.92617">
            <text:p>7.93</text:p>
          </table:table-cell>
          <table:table-cell office:value-type="float" office:value="12.9">
            <text:p>12.9</text:p>
          </table:table-cell>
          <table:table-cell table:formula="oooc:=MAX([.D132]-[.E132]/[.$E$1];0)" office:value-type="float" office:value="7.79717">
            <text:p>7.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92153">
            <text:p>7.92</text:p>
          </table:table-cell>
          <table:table-cell table:formula="oooc:=MAX([.A133]-[.$D$1]*[.B133];0)" office:value-type="float" office:value="9.039235">
            <text:p>9.04</text:p>
          </table:table-cell>
          <table:table-cell office:value-type="float" office:value="7.92153">
            <text:p>7.92</text:p>
          </table:table-cell>
          <table:table-cell office:value-type="float" office:value="13">
            <text:p>13</text:p>
          </table:table-cell>
          <table:table-cell table:formula="oooc:=MAX([.D133]-[.E133]/[.$E$1];0)" office:value-type="float" office:value="7.79153">
            <text:p>7.79</text:p>
          </table:table-cell>
          <table:table-cell table:number-columns-repeated="2"/>
        </table:table-row>
        <table:table-row table:style-name="ro1">
          <table:table-cell office:value-type="float" office:value="13.1">
            <text:p>13.1</text:p>
          </table:table-cell>
          <table:table-cell office:value-type="float" office:value="7.91666">
            <text:p>7.92</text:p>
          </table:table-cell>
          <table:table-cell table:formula="oooc:=MAX([.A134]-[.$D$1]*[.B134];0)" office:value-type="float" office:value="9.14167">
            <text:p>9.14</text:p>
          </table:table-cell>
          <table:table-cell office:value-type="float" office:value="7.91666">
            <text:p>7.92</text:p>
          </table:table-cell>
          <table:table-cell office:value-type="float" office:value="13.1">
            <text:p>13.1</text:p>
          </table:table-cell>
          <table:table-cell table:formula="oooc:=MAX([.D134]-[.E134]/[.$E$1];0)" office:value-type="float" office:value="7.78566">
            <text:p>7.79</text:p>
          </table:table-cell>
          <table:table-cell table:number-columns-repeated="2"/>
        </table:table-row>
        <table:table-row table:style-name="ro1">
          <table:table-cell office:value-type="float" office:value="13.2">
            <text:p>13.2</text:p>
          </table:table-cell>
          <table:table-cell office:value-type="float" office:value="7.91155">
            <text:p>7.91</text:p>
          </table:table-cell>
          <table:table-cell table:formula="oooc:=MAX([.A135]-[.$D$1]*[.B135];0)" office:value-type="float" office:value="9.244225">
            <text:p>9.24</text:p>
          </table:table-cell>
          <table:table-cell office:value-type="float" office:value="7.91155">
            <text:p>7.91</text:p>
          </table:table-cell>
          <table:table-cell office:value-type="float" office:value="13.2">
            <text:p>13.2</text:p>
          </table:table-cell>
          <table:table-cell table:formula="oooc:=MAX([.D135]-[.E135]/[.$E$1];0)" office:value-type="float" office:value="7.77955">
            <text:p>7.78</text:p>
          </table:table-cell>
          <table:table-cell table:number-columns-repeated="2"/>
        </table:table-row>
        <table:table-row table:style-name="ro1">
          <table:table-cell office:value-type="float" office:value="13.3">
            <text:p>13.3</text:p>
          </table:table-cell>
          <table:table-cell office:value-type="float" office:value="7.90618">
            <text:p>7.91</text:p>
          </table:table-cell>
          <table:table-cell table:formula="oooc:=MAX([.A136]-[.$D$1]*[.B136];0)" office:value-type="float" office:value="9.34691">
            <text:p>9.35</text:p>
          </table:table-cell>
          <table:table-cell office:value-type="float" office:value="7.90618">
            <text:p>7.91</text:p>
          </table:table-cell>
          <table:table-cell office:value-type="float" office:value="13.3">
            <text:p>13.3</text:p>
          </table:table-cell>
          <table:table-cell table:formula="oooc:=MAX([.D136]-[.E136]/[.$E$1];0)" office:value-type="float" office:value="7.77318">
            <text:p>7.77</text:p>
          </table:table-cell>
          <table:table-cell table:number-columns-repeated="2"/>
        </table:table-row>
        <table:table-row table:style-name="ro1">
          <table:table-cell office:value-type="float" office:value="13.4">
            <text:p>13.4</text:p>
          </table:table-cell>
          <table:table-cell office:value-type="float" office:value="7.90055">
            <text:p>7.9</text:p>
          </table:table-cell>
          <table:table-cell table:formula="oooc:=MAX([.A137]-[.$D$1]*[.B137];0)" office:value-type="float" office:value="9.449725">
            <text:p>9.45</text:p>
          </table:table-cell>
          <table:table-cell office:value-type="float" office:value="7.90055">
            <text:p>7.9</text:p>
          </table:table-cell>
          <table:table-cell office:value-type="float" office:value="13.4">
            <text:p>13.4</text:p>
          </table:table-cell>
          <table:table-cell table:formula="oooc:=MAX([.D137]-[.E137]/[.$E$1];0)" office:value-type="float" office:value="7.76655">
            <text:p>7.77</text:p>
          </table:table-cell>
          <table:table-cell table:number-columns-repeated="2"/>
        </table:table-row>
        <table:table-row table:style-name="ro1">
          <table:table-cell office:value-type="float" office:value="13.5">
            <text:p>13.5</text:p>
          </table:table-cell>
          <table:table-cell office:value-type="float" office:value="7.89464">
            <text:p>7.89</text:p>
          </table:table-cell>
          <table:table-cell table:formula="oooc:=MAX([.A138]-[.$D$1]*[.B138];0)" office:value-type="float" office:value="9.55268">
            <text:p>9.55</text:p>
          </table:table-cell>
          <table:table-cell office:value-type="float" office:value="7.89464">
            <text:p>7.89</text:p>
          </table:table-cell>
          <table:table-cell office:value-type="float" office:value="13.5">
            <text:p>13.5</text:p>
          </table:table-cell>
          <table:table-cell table:formula="oooc:=MAX([.D138]-[.E138]/[.$E$1];0)" office:value-type="float" office:value="7.75964">
            <text:p>7.76</text:p>
          </table:table-cell>
          <table:table-cell table:number-columns-repeated="2"/>
        </table:table-row>
        <table:table-row table:style-name="ro1">
          <table:table-cell office:value-type="float" office:value="13.6">
            <text:p>13.6</text:p>
          </table:table-cell>
          <table:table-cell office:value-type="float" office:value="7.88844">
            <text:p>7.89</text:p>
          </table:table-cell>
          <table:table-cell table:formula="oooc:=MAX([.A139]-[.$D$1]*[.B139];0)" office:value-type="float" office:value="9.65578">
            <text:p>9.66</text:p>
          </table:table-cell>
          <table:table-cell office:value-type="float" office:value="7.88844">
            <text:p>7.89</text:p>
          </table:table-cell>
          <table:table-cell office:value-type="float" office:value="13.6">
            <text:p>13.6</text:p>
          </table:table-cell>
          <table:table-cell table:formula="oooc:=MAX([.D139]-[.E139]/[.$E$1];0)" office:value-type="float" office:value="7.75244">
            <text:p>7.75</text:p>
          </table:table-cell>
          <table:table-cell table:number-columns-repeated="2"/>
        </table:table-row>
        <table:table-row table:style-name="ro1">
          <table:table-cell office:value-type="float" office:value="13.7">
            <text:p>13.7</text:p>
          </table:table-cell>
          <table:table-cell office:value-type="float" office:value="7.88193">
            <text:p>7.88</text:p>
          </table:table-cell>
          <table:table-cell table:formula="oooc:=MAX([.A140]-[.$D$1]*[.B140];0)" office:value-type="float" office:value="9.759035">
            <text:p>9.76</text:p>
          </table:table-cell>
          <table:table-cell office:value-type="float" office:value="7.88193">
            <text:p>7.88</text:p>
          </table:table-cell>
          <table:table-cell office:value-type="float" office:value="13.7">
            <text:p>13.7</text:p>
          </table:table-cell>
          <table:table-cell table:formula="oooc:=MAX([.D140]-[.E140]/[.$E$1];0)" office:value-type="float" office:value="7.74493">
            <text:p>7.74</text:p>
          </table:table-cell>
          <table:table-cell table:number-columns-repeated="2"/>
        </table:table-row>
        <table:table-row table:style-name="ro1">
          <table:table-cell office:value-type="float" office:value="13.8">
            <text:p>13.8</text:p>
          </table:table-cell>
          <table:table-cell office:value-type="float" office:value="7.8751">
            <text:p>7.88</text:p>
          </table:table-cell>
          <table:table-cell table:formula="oooc:=MAX([.A141]-[.$D$1]*[.B141];0)" office:value-type="float" office:value="9.86245">
            <text:p>9.86</text:p>
          </table:table-cell>
          <table:table-cell office:value-type="float" office:value="7.8751">
            <text:p>7.88</text:p>
          </table:table-cell>
          <table:table-cell office:value-type="float" office:value="13.8">
            <text:p>13.8</text:p>
          </table:table-cell>
          <table:table-cell table:formula="oooc:=MAX([.D141]-[.E141]/[.$E$1];0)" office:value-type="float" office:value="7.7371">
            <text:p>7.74</text:p>
          </table:table-cell>
          <table:table-cell table:number-columns-repeated="2"/>
        </table:table-row>
        <table:table-row table:style-name="ro1">
          <table:table-cell office:value-type="float" office:value="13.9">
            <text:p>13.9</text:p>
          </table:table-cell>
          <table:table-cell office:value-type="float" office:value="7.86793">
            <text:p>7.87</text:p>
          </table:table-cell>
          <table:table-cell table:formula="oooc:=MAX([.A142]-[.$D$1]*[.B142];0)" office:value-type="float" office:value="9.966035">
            <text:p>9.97</text:p>
          </table:table-cell>
          <table:table-cell office:value-type="float" office:value="7.86793">
            <text:p>7.87</text:p>
          </table:table-cell>
          <table:table-cell office:value-type="float" office:value="13.9">
            <text:p>13.9</text:p>
          </table:table-cell>
          <table:table-cell table:formula="oooc:=MAX([.D142]-[.E142]/[.$E$1];0)" office:value-type="float" office:value="7.72893">
            <text:p>7.7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.86041">
            <text:p>7.86</text:p>
          </table:table-cell>
          <table:table-cell table:formula="oooc:=MAX([.A143]-[.$D$1]*[.B143];0)" office:value-type="float" office:value="10.069795">
            <text:p>10.07</text:p>
          </table:table-cell>
          <table:table-cell office:value-type="float" office:value="7.86041">
            <text:p>7.86</text:p>
          </table:table-cell>
          <table:table-cell office:value-type="float" office:value="14">
            <text:p>14</text:p>
          </table:table-cell>
          <table:table-cell table:formula="oooc:=MAX([.D143]-[.E143]/[.$E$1];0)" office:value-type="float" office:value="7.72041">
            <text:p>7.72</text:p>
          </table:table-cell>
          <table:table-cell table:number-columns-repeated="2"/>
        </table:table-row>
        <table:table-row table:style-name="ro1">
          <table:table-cell office:value-type="float" office:value="14.1">
            <text:p>14.1</text:p>
          </table:table-cell>
          <table:table-cell office:value-type="float" office:value="7.85251">
            <text:p>7.85</text:p>
          </table:table-cell>
          <table:table-cell table:formula="oooc:=MAX([.A144]-[.$D$1]*[.B144];0)" office:value-type="float" office:value="10.173745">
            <text:p>10.17</text:p>
          </table:table-cell>
          <table:table-cell office:value-type="float" office:value="7.85251">
            <text:p>7.85</text:p>
          </table:table-cell>
          <table:table-cell office:value-type="float" office:value="14.1">
            <text:p>14.1</text:p>
          </table:table-cell>
          <table:table-cell table:formula="oooc:=MAX([.D144]-[.E144]/[.$E$1];0)" office:value-type="float" office:value="7.71151">
            <text:p>7.71</text:p>
          </table:table-cell>
          <table:table-cell table:number-columns-repeated="2"/>
        </table:table-row>
        <table:table-row table:style-name="ro1">
          <table:table-cell office:value-type="float" office:value="14.2">
            <text:p>14.2</text:p>
          </table:table-cell>
          <table:table-cell office:value-type="float" office:value="7.84423">
            <text:p>7.84</text:p>
          </table:table-cell>
          <table:table-cell table:formula="oooc:=MAX([.A145]-[.$D$1]*[.B145];0)" office:value-type="float" office:value="10.277885">
            <text:p>10.28</text:p>
          </table:table-cell>
          <table:table-cell office:value-type="float" office:value="7.84423">
            <text:p>7.84</text:p>
          </table:table-cell>
          <table:table-cell office:value-type="float" office:value="14.2">
            <text:p>14.2</text:p>
          </table:table-cell>
          <table:table-cell table:formula="oooc:=MAX([.D145]-[.E145]/[.$E$1];0)" office:value-type="float" office:value="7.70223">
            <text:p>7.7</text:p>
          </table:table-cell>
          <table:table-cell table:number-columns-repeated="2"/>
        </table:table-row>
        <table:table-row table:style-name="ro1">
          <table:table-cell office:value-type="float" office:value="14.3">
            <text:p>14.3</text:p>
          </table:table-cell>
          <table:table-cell office:value-type="float" office:value="7.83553">
            <text:p>7.84</text:p>
          </table:table-cell>
          <table:table-cell table:formula="oooc:=MAX([.A146]-[.$D$1]*[.B146];0)" office:value-type="float" office:value="10.382235">
            <text:p>10.38</text:p>
          </table:table-cell>
          <table:table-cell office:value-type="float" office:value="7.83553">
            <text:p>7.84</text:p>
          </table:table-cell>
          <table:table-cell office:value-type="float" office:value="14.3">
            <text:p>14.3</text:p>
          </table:table-cell>
          <table:table-cell table:formula="oooc:=MAX([.D146]-[.E146]/[.$E$1];0)" office:value-type="float" office:value="7.69253">
            <text:p>7.69</text:p>
          </table:table-cell>
          <table:table-cell table:number-columns-repeated="2"/>
        </table:table-row>
        <table:table-row table:style-name="ro1">
          <table:table-cell office:value-type="float" office:value="14.4">
            <text:p>14.4</text:p>
          </table:table-cell>
          <table:table-cell office:value-type="float" office:value="7.82641">
            <text:p>7.83</text:p>
          </table:table-cell>
          <table:table-cell table:formula="oooc:=MAX([.A147]-[.$D$1]*[.B147];0)" office:value-type="float" office:value="10.486795">
            <text:p>10.49</text:p>
          </table:table-cell>
          <table:table-cell office:value-type="float" office:value="7.82641">
            <text:p>7.83</text:p>
          </table:table-cell>
          <table:table-cell office:value-type="float" office:value="14.4">
            <text:p>14.4</text:p>
          </table:table-cell>
          <table:table-cell table:formula="oooc:=MAX([.D147]-[.E147]/[.$E$1];0)" office:value-type="float" office:value="7.68241">
            <text:p>7.68</text:p>
          </table:table-cell>
          <table:table-cell table:number-columns-repeated="2"/>
        </table:table-row>
        <table:table-row table:style-name="ro1">
          <table:table-cell office:value-type="float" office:value="14.5">
            <text:p>14.5</text:p>
          </table:table-cell>
          <table:table-cell office:value-type="float" office:value="7.81683">
            <text:p>7.82</text:p>
          </table:table-cell>
          <table:table-cell table:formula="oooc:=MAX([.A148]-[.$D$1]*[.B148];0)" office:value-type="float" office:value="10.591585">
            <text:p>10.59</text:p>
          </table:table-cell>
          <table:table-cell office:value-type="float" office:value="7.81683">
            <text:p>7.82</text:p>
          </table:table-cell>
          <table:table-cell office:value-type="float" office:value="14.5">
            <text:p>14.5</text:p>
          </table:table-cell>
          <table:table-cell table:formula="oooc:=MAX([.D148]-[.E148]/[.$E$1];0)" office:value-type="float" office:value="7.67183">
            <text:p>7.67</text:p>
          </table:table-cell>
          <table:table-cell table:number-columns-repeated="2"/>
        </table:table-row>
        <table:table-row table:style-name="ro1">
          <table:table-cell office:value-type="float" office:value="14.6">
            <text:p>14.6</text:p>
          </table:table-cell>
          <table:table-cell office:value-type="float" office:value="7.80678">
            <text:p>7.81</text:p>
          </table:table-cell>
          <table:table-cell table:formula="oooc:=MAX([.A149]-[.$D$1]*[.B149];0)" office:value-type="float" office:value="10.69661">
            <text:p>10.7</text:p>
          </table:table-cell>
          <table:table-cell office:value-type="float" office:value="7.80678">
            <text:p>7.81</text:p>
          </table:table-cell>
          <table:table-cell office:value-type="float" office:value="14.6">
            <text:p>14.6</text:p>
          </table:table-cell>
          <table:table-cell table:formula="oooc:=MAX([.D149]-[.E149]/[.$E$1];0)" office:value-type="float" office:value="7.66078">
            <text:p>7.66</text:p>
          </table:table-cell>
          <table:table-cell table:number-columns-repeated="2"/>
        </table:table-row>
        <table:table-row table:style-name="ro1">
          <table:table-cell office:value-type="float" office:value="14.7">
            <text:p>14.7</text:p>
          </table:table-cell>
          <table:table-cell office:value-type="float" office:value="7.79623">
            <text:p>7.8</text:p>
          </table:table-cell>
          <table:table-cell table:formula="oooc:=MAX([.A150]-[.$D$1]*[.B150];0)" office:value-type="float" office:value="10.801885">
            <text:p>10.8</text:p>
          </table:table-cell>
          <table:table-cell office:value-type="float" office:value="7.79623">
            <text:p>7.8</text:p>
          </table:table-cell>
          <table:table-cell office:value-type="float" office:value="14.7">
            <text:p>14.7</text:p>
          </table:table-cell>
          <table:table-cell table:formula="oooc:=MAX([.D150]-[.E150]/[.$E$1];0)" office:value-type="float" office:value="7.64923">
            <text:p>7.65</text:p>
          </table:table-cell>
          <table:table-cell table:number-columns-repeated="2"/>
        </table:table-row>
        <table:table-row table:style-name="ro1">
          <table:table-cell office:value-type="float" office:value="14.8">
            <text:p>14.8</text:p>
          </table:table-cell>
          <table:table-cell office:value-type="float" office:value="7.78516">
            <text:p>7.79</text:p>
          </table:table-cell>
          <table:table-cell table:formula="oooc:=MAX([.A151]-[.$D$1]*[.B151];0)" office:value-type="float" office:value="10.90742">
            <text:p>10.91</text:p>
          </table:table-cell>
          <table:table-cell office:value-type="float" office:value="7.78516">
            <text:p>7.79</text:p>
          </table:table-cell>
          <table:table-cell office:value-type="float" office:value="14.8">
            <text:p>14.8</text:p>
          </table:table-cell>
          <table:table-cell table:formula="oooc:=MAX([.D151]-[.E151]/[.$E$1];0)" office:value-type="float" office:value="7.63716">
            <text:p>7.64</text:p>
          </table:table-cell>
          <table:table-cell table:number-columns-repeated="2"/>
        </table:table-row>
        <table:table-row table:style-name="ro1">
          <table:table-cell office:value-type="float" office:value="14.9">
            <text:p>14.9</text:p>
          </table:table-cell>
          <table:table-cell office:value-type="float" office:value="7.77354">
            <text:p>7.77</text:p>
          </table:table-cell>
          <table:table-cell table:formula="oooc:=MAX([.A152]-[.$D$1]*[.B152];0)" office:value-type="float" office:value="11.01323">
            <text:p>11.01</text:p>
          </table:table-cell>
          <table:table-cell office:value-type="float" office:value="7.77354">
            <text:p>7.77</text:p>
          </table:table-cell>
          <table:table-cell office:value-type="float" office:value="14.9">
            <text:p>14.9</text:p>
          </table:table-cell>
          <table:table-cell table:formula="oooc:=MAX([.D152]-[.E152]/[.$E$1];0)" office:value-type="float" office:value="7.62454">
            <text:p>7.6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.76135">
            <text:p>7.76</text:p>
          </table:table-cell>
          <table:table-cell table:formula="oooc:=MAX([.A153]-[.$D$1]*[.B153];0)" office:value-type="float" office:value="11.119325">
            <text:p>11.12</text:p>
          </table:table-cell>
          <table:table-cell office:value-type="float" office:value="7.76135">
            <text:p>7.76</text:p>
          </table:table-cell>
          <table:table-cell office:value-type="float" office:value="15">
            <text:p>15</text:p>
          </table:table-cell>
          <table:table-cell table:formula="oooc:=MAX([.D153]-[.E153]/[.$E$1];0)" office:value-type="float" office:value="7.61135">
            <text:p>7.61</text:p>
          </table:table-cell>
          <table:table-cell table:number-columns-repeated="2"/>
        </table:table-row>
        <table:table-row table:style-name="ro1">
          <table:table-cell office:value-type="float" office:value="15.1">
            <text:p>15.1</text:p>
          </table:table-cell>
          <table:table-cell office:value-type="float" office:value="7.74855">
            <text:p>7.75</text:p>
          </table:table-cell>
          <table:table-cell table:formula="oooc:=MAX([.A154]-[.$D$1]*[.B154];0)" office:value-type="float" office:value="11.225725">
            <text:p>11.23</text:p>
          </table:table-cell>
          <table:table-cell office:value-type="float" office:value="7.74855">
            <text:p>7.75</text:p>
          </table:table-cell>
          <table:table-cell office:value-type="float" office:value="15.1">
            <text:p>15.1</text:p>
          </table:table-cell>
          <table:table-cell table:formula="oooc:=MAX([.D154]-[.E154]/[.$E$1];0)" office:value-type="float" office:value="7.59755">
            <text:p>7.6</text:p>
          </table:table-cell>
          <table:table-cell table:number-columns-repeated="2"/>
        </table:table-row>
        <table:table-row table:style-name="ro1">
          <table:table-cell office:value-type="float" office:value="15.2">
            <text:p>15.2</text:p>
          </table:table-cell>
          <table:table-cell office:value-type="float" office:value="7.73513">
            <text:p>7.74</text:p>
          </table:table-cell>
          <table:table-cell table:formula="oooc:=MAX([.A155]-[.$D$1]*[.B155];0)" office:value-type="float" office:value="11.332435">
            <text:p>11.33</text:p>
          </table:table-cell>
          <table:table-cell office:value-type="float" office:value="7.73513">
            <text:p>7.74</text:p>
          </table:table-cell>
          <table:table-cell office:value-type="float" office:value="15.2">
            <text:p>15.2</text:p>
          </table:table-cell>
          <table:table-cell table:formula="oooc:=MAX([.D155]-[.E155]/[.$E$1];0)" office:value-type="float" office:value="7.58313">
            <text:p>7.58</text:p>
          </table:table-cell>
          <table:table-cell table:number-columns-repeated="2"/>
        </table:table-row>
        <table:table-row table:style-name="ro1">
          <table:table-cell office:value-type="float" office:value="15.3">
            <text:p>15.3</text:p>
          </table:table-cell>
          <table:table-cell office:value-type="float" office:value="7.72103">
            <text:p>7.72</text:p>
          </table:table-cell>
          <table:table-cell table:formula="oooc:=MAX([.A156]-[.$D$1]*[.B156];0)" office:value-type="float" office:value="11.439485">
            <text:p>11.44</text:p>
          </table:table-cell>
          <table:table-cell office:value-type="float" office:value="7.72103">
            <text:p>7.72</text:p>
          </table:table-cell>
          <table:table-cell office:value-type="float" office:value="15.3">
            <text:p>15.3</text:p>
          </table:table-cell>
          <table:table-cell table:formula="oooc:=MAX([.D156]-[.E156]/[.$E$1];0)" office:value-type="float" office:value="7.56803">
            <text:p>7.57</text:p>
          </table:table-cell>
          <table:table-cell table:number-columns-repeated="2"/>
        </table:table-row>
        <table:table-row table:style-name="ro1">
          <table:table-cell office:value-type="float" office:value="15.4">
            <text:p>15.4</text:p>
          </table:table-cell>
          <table:table-cell office:value-type="float" office:value="7.70624">
            <text:p>7.71</text:p>
          </table:table-cell>
          <table:table-cell table:formula="oooc:=MAX([.A157]-[.$D$1]*[.B157];0)" office:value-type="float" office:value="11.54688">
            <text:p>11.55</text:p>
          </table:table-cell>
          <table:table-cell office:value-type="float" office:value="7.70624">
            <text:p>7.71</text:p>
          </table:table-cell>
          <table:table-cell office:value-type="float" office:value="15.4">
            <text:p>15.4</text:p>
          </table:table-cell>
          <table:table-cell table:formula="oooc:=MAX([.D157]-[.E157]/[.$E$1];0)" office:value-type="float" office:value="7.55224">
            <text:p>7.55</text:p>
          </table:table-cell>
          <table:table-cell table:number-columns-repeated="2"/>
        </table:table-row>
        <table:table-row table:style-name="ro1">
          <table:table-cell office:value-type="float" office:value="15.5">
            <text:p>15.5</text:p>
          </table:table-cell>
          <table:table-cell office:value-type="float" office:value="7.69072">
            <text:p>7.69</text:p>
          </table:table-cell>
          <table:table-cell table:formula="oooc:=MAX([.A158]-[.$D$1]*[.B158];0)" office:value-type="float" office:value="11.65464">
            <text:p>11.65</text:p>
          </table:table-cell>
          <table:table-cell office:value-type="float" office:value="7.69072">
            <text:p>7.69</text:p>
          </table:table-cell>
          <table:table-cell office:value-type="float" office:value="15.5">
            <text:p>15.5</text:p>
          </table:table-cell>
          <table:table-cell table:formula="oooc:=MAX([.D158]-[.E158]/[.$E$1];0)" office:value-type="float" office:value="7.53572">
            <text:p>7.54</text:p>
          </table:table-cell>
          <table:table-cell table:number-columns-repeated="2"/>
        </table:table-row>
        <table:table-row table:style-name="ro1">
          <table:table-cell office:value-type="float" office:value="15.6">
            <text:p>15.6</text:p>
          </table:table-cell>
          <table:table-cell office:value-type="float" office:value="7.67443">
            <text:p>7.67</text:p>
          </table:table-cell>
          <table:table-cell table:formula="oooc:=MAX([.A159]-[.$D$1]*[.B159];0)" office:value-type="float" office:value="11.762785">
            <text:p>11.76</text:p>
          </table:table-cell>
          <table:table-cell office:value-type="float" office:value="7.67443">
            <text:p>7.67</text:p>
          </table:table-cell>
          <table:table-cell office:value-type="float" office:value="15.6">
            <text:p>15.6</text:p>
          </table:table-cell>
          <table:table-cell table:formula="oooc:=MAX([.D159]-[.E159]/[.$E$1];0)" office:value-type="float" office:value="7.51843">
            <text:p>7.52</text:p>
          </table:table-cell>
          <table:table-cell table:number-columns-repeated="2"/>
        </table:table-row>
        <table:table-row table:style-name="ro1">
          <table:table-cell office:value-type="float" office:value="15.7">
            <text:p>15.7</text:p>
          </table:table-cell>
          <table:table-cell office:value-type="float" office:value="7.65734">
            <text:p>7.66</text:p>
          </table:table-cell>
          <table:table-cell table:formula="oooc:=MAX([.A160]-[.$D$1]*[.B160];0)" office:value-type="float" office:value="11.87133">
            <text:p>11.87</text:p>
          </table:table-cell>
          <table:table-cell office:value-type="float" office:value="7.65734">
            <text:p>7.66</text:p>
          </table:table-cell>
          <table:table-cell office:value-type="float" office:value="15.7">
            <text:p>15.7</text:p>
          </table:table-cell>
          <table:table-cell table:formula="oooc:=MAX([.D160]-[.E160]/[.$E$1];0)" office:value-type="float" office:value="7.50034">
            <text:p>7.5</text:p>
          </table:table-cell>
          <table:table-cell table:number-columns-repeated="2"/>
        </table:table-row>
        <table:table-row table:style-name="ro1">
          <table:table-cell office:value-type="float" office:value="15.8">
            <text:p>15.8</text:p>
          </table:table-cell>
          <table:table-cell office:value-type="float" office:value="7.63939">
            <text:p>7.64</text:p>
          </table:table-cell>
          <table:table-cell table:formula="oooc:=MAX([.A161]-[.$D$1]*[.B161];0)" office:value-type="float" office:value="11.980305">
            <text:p>11.98</text:p>
          </table:table-cell>
          <table:table-cell office:value-type="float" office:value="7.63939">
            <text:p>7.64</text:p>
          </table:table-cell>
          <table:table-cell office:value-type="float" office:value="15.8">
            <text:p>15.8</text:p>
          </table:table-cell>
          <table:table-cell table:formula="oooc:=MAX([.D161]-[.E161]/[.$E$1];0)" office:value-type="float" office:value="7.48139">
            <text:p>7.48</text:p>
          </table:table-cell>
          <table:table-cell table:number-columns-repeated="2"/>
        </table:table-row>
        <table:table-row table:style-name="ro1">
          <table:table-cell office:value-type="float" office:value="15.9">
            <text:p>15.9</text:p>
          </table:table-cell>
          <table:table-cell office:value-type="float" office:value="7.62056">
            <text:p>7.62</text:p>
          </table:table-cell>
          <table:table-cell table:formula="oooc:=MAX([.A162]-[.$D$1]*[.B162];0)" office:value-type="float" office:value="12.08972">
            <text:p>12.09</text:p>
          </table:table-cell>
          <table:table-cell office:value-type="float" office:value="7.62056">
            <text:p>7.62</text:p>
          </table:table-cell>
          <table:table-cell office:value-type="float" office:value="15.9">
            <text:p>15.9</text:p>
          </table:table-cell>
          <table:table-cell table:formula="oooc:=MAX([.D162]-[.E162]/[.$E$1];0)" office:value-type="float" office:value="7.46156">
            <text:p>7.4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6008">
            <text:p>7.6</text:p>
          </table:table-cell>
          <table:table-cell table:formula="oooc:=MAX([.A163]-[.$D$1]*[.B163];0)" office:value-type="float" office:value="12.1996">
            <text:p>12.2</text:p>
          </table:table-cell>
          <table:table-cell office:value-type="float" office:value="7.6008">
            <text:p>7.6</text:p>
          </table:table-cell>
          <table:table-cell office:value-type="float" office:value="16">
            <text:p>16</text:p>
          </table:table-cell>
          <table:table-cell table:formula="oooc:=MAX([.D163]-[.E163]/[.$E$1];0)" office:value-type="float" office:value="7.4408">
            <text:p>7.44</text:p>
          </table:table-cell>
          <table:table-cell table:number-columns-repeated="2"/>
        </table:table-row>
        <table:table-row table:style-name="ro1">
          <table:table-cell office:value-type="float" office:value="16.1">
            <text:p>16.1</text:p>
          </table:table-cell>
          <table:table-cell office:value-type="float" office:value="7.58007">
            <text:p>7.58</text:p>
          </table:table-cell>
          <table:table-cell table:formula="oooc:=MAX([.A164]-[.$D$1]*[.B164];0)" office:value-type="float" office:value="12.309965">
            <text:p>12.31</text:p>
          </table:table-cell>
          <table:table-cell office:value-type="float" office:value="7.58007">
            <text:p>7.58</text:p>
          </table:table-cell>
          <table:table-cell office:value-type="float" office:value="16.1">
            <text:p>16.1</text:p>
          </table:table-cell>
          <table:table-cell table:formula="oooc:=MAX([.D164]-[.E164]/[.$E$1];0)" office:value-type="float" office:value="7.41907">
            <text:p>7.42</text:p>
          </table:table-cell>
          <table:table-cell table:number-columns-repeated="2"/>
        </table:table-row>
        <table:table-row table:style-name="ro1">
          <table:table-cell office:value-type="float" office:value="16.2">
            <text:p>16.2</text:p>
          </table:table-cell>
          <table:table-cell office:value-type="float" office:value="7.5583">
            <text:p>7.56</text:p>
          </table:table-cell>
          <table:table-cell table:formula="oooc:=MAX([.A165]-[.$D$1]*[.B165];0)" office:value-type="float" office:value="12.42085">
            <text:p>12.42</text:p>
          </table:table-cell>
          <table:table-cell office:value-type="float" office:value="7.5583">
            <text:p>7.56</text:p>
          </table:table-cell>
          <table:table-cell office:value-type="float" office:value="16.2">
            <text:p>16.2</text:p>
          </table:table-cell>
          <table:table-cell table:formula="oooc:=MAX([.D165]-[.E165]/[.$E$1];0)" office:value-type="float" office:value="7.3963">
            <text:p>7.4</text:p>
          </table:table-cell>
          <table:table-cell table:number-columns-repeated="2"/>
        </table:table-row>
        <table:table-row table:style-name="ro1">
          <table:table-cell office:value-type="float" office:value="16.3">
            <text:p>16.3</text:p>
          </table:table-cell>
          <table:table-cell office:value-type="float" office:value="7.53546">
            <text:p>7.54</text:p>
          </table:table-cell>
          <table:table-cell table:formula="oooc:=MAX([.A166]-[.$D$1]*[.B166];0)" office:value-type="float" office:value="12.53227">
            <text:p>12.53</text:p>
          </table:table-cell>
          <table:table-cell office:value-type="float" office:value="7.53546">
            <text:p>7.54</text:p>
          </table:table-cell>
          <table:table-cell office:value-type="float" office:value="16.3">
            <text:p>16.3</text:p>
          </table:table-cell>
          <table:table-cell table:formula="oooc:=MAX([.D166]-[.E166]/[.$E$1];0)" office:value-type="float" office:value="7.37246">
            <text:p>7.37</text:p>
          </table:table-cell>
          <table:table-cell table:number-columns-repeated="2"/>
        </table:table-row>
        <table:table-row table:style-name="ro1">
          <table:table-cell office:value-type="float" office:value="16.4">
            <text:p>16.4</text:p>
          </table:table-cell>
          <table:table-cell office:value-type="float" office:value="7.51149">
            <text:p>7.51</text:p>
          </table:table-cell>
          <table:table-cell table:formula="oooc:=MAX([.A167]-[.$D$1]*[.B167];0)" office:value-type="float" office:value="12.644255">
            <text:p>12.64</text:p>
          </table:table-cell>
          <table:table-cell office:value-type="float" office:value="7.51149">
            <text:p>7.51</text:p>
          </table:table-cell>
          <table:table-cell office:value-type="float" office:value="16.4">
            <text:p>16.4</text:p>
          </table:table-cell>
          <table:table-cell table:formula="oooc:=MAX([.D167]-[.E167]/[.$E$1];0)" office:value-type="float" office:value="7.34749">
            <text:p>7.35</text:p>
          </table:table-cell>
          <table:table-cell table:number-columns-repeated="2"/>
        </table:table-row>
        <table:table-row table:style-name="ro1">
          <table:table-cell office:value-type="float" office:value="16.5">
            <text:p>16.5</text:p>
          </table:table-cell>
          <table:table-cell office:value-type="float" office:value="7.48634">
            <text:p>7.49</text:p>
          </table:table-cell>
          <table:table-cell table:formula="oooc:=MAX([.A168]-[.$D$1]*[.B168];0)" office:value-type="float" office:value="12.75683">
            <text:p>12.76</text:p>
          </table:table-cell>
          <table:table-cell office:value-type="float" office:value="7.48634">
            <text:p>7.49</text:p>
          </table:table-cell>
          <table:table-cell office:value-type="float" office:value="16.5">
            <text:p>16.5</text:p>
          </table:table-cell>
          <table:table-cell table:formula="oooc:=MAX([.D168]-[.E168]/[.$E$1];0)" office:value-type="float" office:value="7.32134">
            <text:p>7.32</text:p>
          </table:table-cell>
          <table:table-cell table:number-columns-repeated="2"/>
        </table:table-row>
        <table:table-row table:style-name="ro1">
          <table:table-cell office:value-type="float" office:value="16.6">
            <text:p>16.6</text:p>
          </table:table-cell>
          <table:table-cell office:value-type="float" office:value="7.45994">
            <text:p>7.46</text:p>
          </table:table-cell>
          <table:table-cell table:formula="oooc:=MAX([.A169]-[.$D$1]*[.B169];0)" office:value-type="float" office:value="12.87003">
            <text:p>12.87</text:p>
          </table:table-cell>
          <table:table-cell office:value-type="float" office:value="7.45994">
            <text:p>7.46</text:p>
          </table:table-cell>
          <table:table-cell office:value-type="float" office:value="16.6">
            <text:p>16.6</text:p>
          </table:table-cell>
          <table:table-cell table:formula="oooc:=MAX([.D169]-[.E169]/[.$E$1];0)" office:value-type="float" office:value="7.29394">
            <text:p>7.29</text:p>
          </table:table-cell>
          <table:table-cell table:number-columns-repeated="2"/>
        </table:table-row>
        <table:table-row table:style-name="ro1">
          <table:table-cell office:value-type="float" office:value="16.7">
            <text:p>16.7</text:p>
          </table:table-cell>
          <table:table-cell office:value-type="float" office:value="7.43223">
            <text:p>7.43</text:p>
          </table:table-cell>
          <table:table-cell table:formula="oooc:=MAX([.A170]-[.$D$1]*[.B170];0)" office:value-type="float" office:value="12.983885">
            <text:p>12.98</text:p>
          </table:table-cell>
          <table:table-cell office:value-type="float" office:value="7.43223">
            <text:p>7.43</text:p>
          </table:table-cell>
          <table:table-cell office:value-type="float" office:value="16.7">
            <text:p>16.7</text:p>
          </table:table-cell>
          <table:table-cell table:formula="oooc:=MAX([.D170]-[.E170]/[.$E$1];0)" office:value-type="float" office:value="7.26523">
            <text:p>7.27</text:p>
          </table:table-cell>
          <table:table-cell table:number-columns-repeated="2"/>
        </table:table-row>
        <table:table-row table:style-name="ro1">
          <table:table-cell office:value-type="float" office:value="16.8">
            <text:p>16.8</text:p>
          </table:table-cell>
          <table:table-cell office:value-type="float" office:value="7.40315">
            <text:p>7.4</text:p>
          </table:table-cell>
          <table:table-cell table:formula="oooc:=MAX([.A171]-[.$D$1]*[.B171];0)" office:value-type="float" office:value="13.098425">
            <text:p>13.1</text:p>
          </table:table-cell>
          <table:table-cell office:value-type="float" office:value="7.40315">
            <text:p>7.4</text:p>
          </table:table-cell>
          <table:table-cell office:value-type="float" office:value="16.8">
            <text:p>16.8</text:p>
          </table:table-cell>
          <table:table-cell table:formula="oooc:=MAX([.D171]-[.E171]/[.$E$1];0)" office:value-type="float" office:value="7.23515">
            <text:p>7.24</text:p>
          </table:table-cell>
          <table:table-cell table:number-columns-repeated="2"/>
        </table:table-row>
        <table:table-row table:style-name="ro1">
          <table:table-cell office:value-type="float" office:value="16.9">
            <text:p>16.9</text:p>
          </table:table-cell>
          <table:table-cell office:value-type="float" office:value="7.37264">
            <text:p>7.37</text:p>
          </table:table-cell>
          <table:table-cell table:formula="oooc:=MAX([.A172]-[.$D$1]*[.B172];0)" office:value-type="float" office:value="13.21368">
            <text:p>13.21</text:p>
          </table:table-cell>
          <table:table-cell office:value-type="float" office:value="7.37264">
            <text:p>7.37</text:p>
          </table:table-cell>
          <table:table-cell office:value-type="float" office:value="16.9">
            <text:p>16.9</text:p>
          </table:table-cell>
          <table:table-cell table:formula="oooc:=MAX([.D172]-[.E172]/[.$E$1];0)" office:value-type="float" office:value="7.20364">
            <text:p>7.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.34061">
            <text:p>7.34</text:p>
          </table:table-cell>
          <table:table-cell table:formula="oooc:=MAX([.A173]-[.$D$1]*[.B173];0)" office:value-type="float" office:value="13.329695">
            <text:p>13.33</text:p>
          </table:table-cell>
          <table:table-cell office:value-type="float" office:value="7.34061">
            <text:p>7.34</text:p>
          </table:table-cell>
          <table:table-cell office:value-type="float" office:value="17">
            <text:p>17</text:p>
          </table:table-cell>
          <table:table-cell table:formula="oooc:=MAX([.D173]-[.E173]/[.$E$1];0)" office:value-type="float" office:value="7.17061">
            <text:p>7.17</text:p>
          </table:table-cell>
          <table:table-cell table:number-columns-repeated="2"/>
        </table:table-row>
        <table:table-row table:style-name="ro1">
          <table:table-cell office:value-type="float" office:value="17.1">
            <text:p>17.1</text:p>
          </table:table-cell>
          <table:table-cell office:value-type="float" office:value="7.307">
            <text:p>7.31</text:p>
          </table:table-cell>
          <table:table-cell table:formula="oooc:=MAX([.A174]-[.$D$1]*[.B174];0)" office:value-type="float" office:value="13.4465">
            <text:p>13.45</text:p>
          </table:table-cell>
          <table:table-cell office:value-type="float" office:value="7.307">
            <text:p>7.31</text:p>
          </table:table-cell>
          <table:table-cell office:value-type="float" office:value="17.1">
            <text:p>17.1</text:p>
          </table:table-cell>
          <table:table-cell table:formula="oooc:=MAX([.D174]-[.E174]/[.$E$1];0)" office:value-type="float" office:value="7.136">
            <text:p>7.14</text:p>
          </table:table-cell>
          <table:table-cell table:number-columns-repeated="2"/>
        </table:table-row>
        <table:table-row table:style-name="ro1">
          <table:table-cell office:value-type="float" office:value="17.2">
            <text:p>17.2</text:p>
          </table:table-cell>
          <table:table-cell office:value-type="float" office:value="7.27173">
            <text:p>7.27</text:p>
          </table:table-cell>
          <table:table-cell table:formula="oooc:=MAX([.A175]-[.$D$1]*[.B175];0)" office:value-type="float" office:value="13.564135">
            <text:p>13.56</text:p>
          </table:table-cell>
          <table:table-cell office:value-type="float" office:value="7.27173">
            <text:p>7.27</text:p>
          </table:table-cell>
          <table:table-cell office:value-type="float" office:value="17.2">
            <text:p>17.2</text:p>
          </table:table-cell>
          <table:table-cell table:formula="oooc:=MAX([.D175]-[.E175]/[.$E$1];0)" office:value-type="float" office:value="7.09973">
            <text:p>7.1</text:p>
          </table:table-cell>
          <table:table-cell table:number-columns-repeated="2"/>
        </table:table-row>
        <table:table-row table:style-name="ro1">
          <table:table-cell office:value-type="float" office:value="17.3">
            <text:p>17.3</text:p>
          </table:table-cell>
          <table:table-cell office:value-type="float" office:value="7.23471">
            <text:p>7.23</text:p>
          </table:table-cell>
          <table:table-cell table:formula="oooc:=MAX([.A176]-[.$D$1]*[.B176];0)" office:value-type="float" office:value="13.682645">
            <text:p>13.68</text:p>
          </table:table-cell>
          <table:table-cell office:value-type="float" office:value="7.23471">
            <text:p>7.23</text:p>
          </table:table-cell>
          <table:table-cell office:value-type="float" office:value="17.3">
            <text:p>17.3</text:p>
          </table:table-cell>
          <table:table-cell table:formula="oooc:=MAX([.D176]-[.E176]/[.$E$1];0)" office:value-type="float" office:value="7.06171">
            <text:p>7.06</text:p>
          </table:table-cell>
          <table:table-cell table:number-columns-repeated="2"/>
        </table:table-row>
        <table:table-row table:style-name="ro1">
          <table:table-cell office:value-type="float" office:value="17.4">
            <text:p>17.4</text:p>
          </table:table-cell>
          <table:table-cell office:value-type="float" office:value="7.19586">
            <text:p>7.2</text:p>
          </table:table-cell>
          <table:table-cell table:formula="oooc:=MAX([.A177]-[.$D$1]*[.B177];0)" office:value-type="float" office:value="13.80207">
            <text:p>13.8</text:p>
          </table:table-cell>
          <table:table-cell office:value-type="float" office:value="7.19586">
            <text:p>7.2</text:p>
          </table:table-cell>
          <table:table-cell office:value-type="float" office:value="17.4">
            <text:p>17.4</text:p>
          </table:table-cell>
          <table:table-cell table:formula="oooc:=MAX([.D177]-[.E177]/[.$E$1];0)" office:value-type="float" office:value="7.02186">
            <text:p>7.02</text:p>
          </table:table-cell>
          <table:table-cell table:number-columns-repeated="2"/>
        </table:table-row>
        <table:table-row table:style-name="ro1">
          <table:table-cell office:value-type="float" office:value="17.5">
            <text:p>17.5</text:p>
          </table:table-cell>
          <table:table-cell office:value-type="float" office:value="7.15509">
            <text:p>7.16</text:p>
          </table:table-cell>
          <table:table-cell table:formula="oooc:=MAX([.A178]-[.$D$1]*[.B178];0)" office:value-type="float" office:value="13.922455">
            <text:p>13.92</text:p>
          </table:table-cell>
          <table:table-cell office:value-type="float" office:value="7.15509">
            <text:p>7.16</text:p>
          </table:table-cell>
          <table:table-cell office:value-type="float" office:value="17.5">
            <text:p>17.5</text:p>
          </table:table-cell>
          <table:table-cell table:formula="oooc:=MAX([.D178]-[.E178]/[.$E$1];0)" office:value-type="float" office:value="6.98009">
            <text:p>6.98</text:p>
          </table:table-cell>
          <table:table-cell table:number-columns-repeated="2"/>
        </table:table-row>
        <table:table-row table:style-name="ro1">
          <table:table-cell office:value-type="float" office:value="17.6">
            <text:p>17.6</text:p>
          </table:table-cell>
          <table:table-cell office:value-type="float" office:value="7.1123">
            <text:p>7.11</text:p>
          </table:table-cell>
          <table:table-cell table:formula="oooc:=MAX([.A179]-[.$D$1]*[.B179];0)" office:value-type="float" office:value="14.04385">
            <text:p>14.04</text:p>
          </table:table-cell>
          <table:table-cell office:value-type="float" office:value="7.1123">
            <text:p>7.11</text:p>
          </table:table-cell>
          <table:table-cell office:value-type="float" office:value="17.6">
            <text:p>17.6</text:p>
          </table:table-cell>
          <table:table-cell table:formula="oooc:=MAX([.D179]-[.E179]/[.$E$1];0)" office:value-type="float" office:value="6.9363">
            <text:p>6.94</text:p>
          </table:table-cell>
          <table:table-cell table:number-columns-repeated="2"/>
        </table:table-row>
        <table:table-row table:style-name="ro1">
          <table:table-cell office:value-type="float" office:value="17.7">
            <text:p>17.7</text:p>
          </table:table-cell>
          <table:table-cell office:value-type="float" office:value="7.0674">
            <text:p>7.07</text:p>
          </table:table-cell>
          <table:table-cell table:formula="oooc:=MAX([.A180]-[.$D$1]*[.B180];0)" office:value-type="float" office:value="14.1663">
            <text:p>14.17</text:p>
          </table:table-cell>
          <table:table-cell office:value-type="float" office:value="7.0674">
            <text:p>7.07</text:p>
          </table:table-cell>
          <table:table-cell office:value-type="float" office:value="17.7">
            <text:p>17.7</text:p>
          </table:table-cell>
          <table:table-cell table:formula="oooc:=MAX([.D180]-[.E180]/[.$E$1];0)" office:value-type="float" office:value="6.8904">
            <text:p>6.89</text:p>
          </table:table-cell>
          <table:table-cell table:number-columns-repeated="2"/>
        </table:table-row>
        <table:table-row table:style-name="ro1">
          <table:table-cell office:value-type="float" office:value="17.8">
            <text:p>17.8</text:p>
          </table:table-cell>
          <table:table-cell office:value-type="float" office:value="7.02027">
            <text:p>7.02</text:p>
          </table:table-cell>
          <table:table-cell table:formula="oooc:=MAX([.A181]-[.$D$1]*[.B181];0)" office:value-type="float" office:value="14.289865">
            <text:p>14.29</text:p>
          </table:table-cell>
          <table:table-cell office:value-type="float" office:value="7.02027">
            <text:p>7.02</text:p>
          </table:table-cell>
          <table:table-cell office:value-type="float" office:value="17.8">
            <text:p>17.8</text:p>
          </table:table-cell>
          <table:table-cell table:formula="oooc:=MAX([.D181]-[.E181]/[.$E$1];0)" office:value-type="float" office:value="6.84227">
            <text:p>6.84</text:p>
          </table:table-cell>
          <table:table-cell table:number-columns-repeated="2"/>
        </table:table-row>
        <table:table-row table:style-name="ro1">
          <table:table-cell office:value-type="float" office:value="17.9">
            <text:p>17.9</text:p>
          </table:table-cell>
          <table:table-cell office:value-type="float" office:value="6.97082">
            <text:p>6.97</text:p>
          </table:table-cell>
          <table:table-cell table:formula="oooc:=MAX([.A182]-[.$D$1]*[.B182];0)" office:value-type="float" office:value="14.41459">
            <text:p>14.41</text:p>
          </table:table-cell>
          <table:table-cell office:value-type="float" office:value="6.97082">
            <text:p>6.97</text:p>
          </table:table-cell>
          <table:table-cell office:value-type="float" office:value="17.9">
            <text:p>17.9</text:p>
          </table:table-cell>
          <table:table-cell table:formula="oooc:=MAX([.D182]-[.E182]/[.$E$1];0)" office:value-type="float" office:value="6.79182">
            <text:p>6.7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91891">
            <text:p>6.92</text:p>
          </table:table-cell>
          <table:table-cell table:formula="oooc:=MAX([.A183]-[.$D$1]*[.B183];0)" office:value-type="float" office:value="14.540545">
            <text:p>14.54</text:p>
          </table:table-cell>
          <table:table-cell office:value-type="float" office:value="6.91891">
            <text:p>6.92</text:p>
          </table:table-cell>
          <table:table-cell office:value-type="float" office:value="18">
            <text:p>18</text:p>
          </table:table-cell>
          <table:table-cell table:formula="oooc:=MAX([.D183]-[.E183]/[.$E$1];0)" office:value-type="float" office:value="6.73891">
            <text:p>6.74</text:p>
          </table:table-cell>
          <table:table-cell table:number-columns-repeated="2"/>
        </table:table-row>
        <table:table-row table:style-name="ro1">
          <table:table-cell office:value-type="float" office:value="18.1">
            <text:p>18.1</text:p>
          </table:table-cell>
          <table:table-cell office:value-type="float" office:value="6.86444">
            <text:p>6.86</text:p>
          </table:table-cell>
          <table:table-cell table:formula="oooc:=MAX([.A184]-[.$D$1]*[.B184];0)" office:value-type="float" office:value="14.66778">
            <text:p>14.67</text:p>
          </table:table-cell>
          <table:table-cell office:value-type="float" office:value="6.86444">
            <text:p>6.86</text:p>
          </table:table-cell>
          <table:table-cell office:value-type="float" office:value="18.1">
            <text:p>18.1</text:p>
          </table:table-cell>
          <table:table-cell table:formula="oooc:=MAX([.D184]-[.E184]/[.$E$1];0)" office:value-type="float" office:value="6.68344">
            <text:p>6.68</text:p>
          </table:table-cell>
          <table:table-cell table:number-columns-repeated="2"/>
        </table:table-row>
        <table:table-row table:style-name="ro1">
          <table:table-cell office:value-type="float" office:value="18.2">
            <text:p>18.2</text:p>
          </table:table-cell>
          <table:table-cell office:value-type="float" office:value="6.80727">
            <text:p>6.81</text:p>
          </table:table-cell>
          <table:table-cell table:formula="oooc:=MAX([.A185]-[.$D$1]*[.B185];0)" office:value-type="float" office:value="14.796365">
            <text:p>14.8</text:p>
          </table:table-cell>
          <table:table-cell office:value-type="float" office:value="6.80727">
            <text:p>6.81</text:p>
          </table:table-cell>
          <table:table-cell office:value-type="float" office:value="18.2">
            <text:p>18.2</text:p>
          </table:table-cell>
          <table:table-cell table:formula="oooc:=MAX([.D185]-[.E185]/[.$E$1];0)" office:value-type="float" office:value="6.62527">
            <text:p>6.63</text:p>
          </table:table-cell>
          <table:table-cell table:number-columns-repeated="2"/>
        </table:table-row>
        <table:table-row table:style-name="ro1">
          <table:table-cell office:value-type="float" office:value="18.3">
            <text:p>18.3</text:p>
          </table:table-cell>
          <table:table-cell office:value-type="float" office:value="6.74728">
            <text:p>6.75</text:p>
          </table:table-cell>
          <table:table-cell table:formula="oooc:=MAX([.A186]-[.$D$1]*[.B186];0)" office:value-type="float" office:value="14.92636">
            <text:p>14.93</text:p>
          </table:table-cell>
          <table:table-cell office:value-type="float" office:value="6.74728">
            <text:p>6.75</text:p>
          </table:table-cell>
          <table:table-cell office:value-type="float" office:value="18.3">
            <text:p>18.3</text:p>
          </table:table-cell>
          <table:table-cell table:formula="oooc:=MAX([.D186]-[.E186]/[.$E$1];0)" office:value-type="float" office:value="6.56428">
            <text:p>6.56</text:p>
          </table:table-cell>
          <table:table-cell table:number-columns-repeated="2"/>
        </table:table-row>
        <table:table-row table:style-name="ro1">
          <table:table-cell office:value-type="float" office:value="18.4">
            <text:p>18.4</text:p>
          </table:table-cell>
          <table:table-cell office:value-type="float" office:value="6.68432">
            <text:p>6.68</text:p>
          </table:table-cell>
          <table:table-cell table:formula="oooc:=MAX([.A187]-[.$D$1]*[.B187];0)" office:value-type="float" office:value="15.05784">
            <text:p>15.06</text:p>
          </table:table-cell>
          <table:table-cell office:value-type="float" office:value="6.68432">
            <text:p>6.68</text:p>
          </table:table-cell>
          <table:table-cell office:value-type="float" office:value="18.4">
            <text:p>18.4</text:p>
          </table:table-cell>
          <table:table-cell table:formula="oooc:=MAX([.D187]-[.E187]/[.$E$1];0)" office:value-type="float" office:value="6.50032">
            <text:p>6.5</text:p>
          </table:table-cell>
          <table:table-cell table:number-columns-repeated="2"/>
        </table:table-row>
        <table:table-row table:style-name="ro1">
          <table:table-cell office:value-type="float" office:value="18.5">
            <text:p>18.5</text:p>
          </table:table-cell>
          <table:table-cell office:value-type="float" office:value="6.61824">
            <text:p>6.62</text:p>
          </table:table-cell>
          <table:table-cell table:formula="oooc:=MAX([.A188]-[.$D$1]*[.B188];0)" office:value-type="float" office:value="15.19088">
            <text:p>15.19</text:p>
          </table:table-cell>
          <table:table-cell office:value-type="float" office:value="6.61824">
            <text:p>6.62</text:p>
          </table:table-cell>
          <table:table-cell office:value-type="float" office:value="18.5">
            <text:p>18.5</text:p>
          </table:table-cell>
          <table:table-cell table:formula="oooc:=MAX([.D188]-[.E188]/[.$E$1];0)" office:value-type="float" office:value="6.43324">
            <text:p>6.43</text:p>
          </table:table-cell>
          <table:table-cell table:number-columns-repeated="2"/>
        </table:table-row>
        <table:table-row table:style-name="ro1">
          <table:table-cell office:value-type="float" office:value="18.6">
            <text:p>18.6</text:p>
          </table:table-cell>
          <table:table-cell office:value-type="float" office:value="6.5489">
            <text:p>6.55</text:p>
          </table:table-cell>
          <table:table-cell table:formula="oooc:=MAX([.A189]-[.$D$1]*[.B189];0)" office:value-type="float" office:value="15.32555">
            <text:p>15.33</text:p>
          </table:table-cell>
          <table:table-cell office:value-type="float" office:value="6.5489">
            <text:p>6.55</text:p>
          </table:table-cell>
          <table:table-cell office:value-type="float" office:value="18.6">
            <text:p>18.6</text:p>
          </table:table-cell>
          <table:table-cell table:formula="oooc:=MAX([.D189]-[.E189]/[.$E$1];0)" office:value-type="float" office:value="6.3629">
            <text:p>6.36</text:p>
          </table:table-cell>
          <table:table-cell table:number-columns-repeated="2"/>
        </table:table-row>
        <table:table-row table:style-name="ro1">
          <table:table-cell office:value-type="float" office:value="18.7">
            <text:p>18.7</text:p>
          </table:table-cell>
          <table:table-cell office:value-type="float" office:value="6.47612">
            <text:p>6.48</text:p>
          </table:table-cell>
          <table:table-cell table:formula="oooc:=MAX([.A190]-[.$D$1]*[.B190];0)" office:value-type="float" office:value="15.46194">
            <text:p>15.46</text:p>
          </table:table-cell>
          <table:table-cell office:value-type="float" office:value="6.47612">
            <text:p>6.48</text:p>
          </table:table-cell>
          <table:table-cell office:value-type="float" office:value="18.7">
            <text:p>18.7</text:p>
          </table:table-cell>
          <table:table-cell table:formula="oooc:=MAX([.D190]-[.E190]/[.$E$1];0)" office:value-type="float" office:value="6.28912">
            <text:p>6.29</text:p>
          </table:table-cell>
          <table:table-cell table:number-columns-repeated="2"/>
        </table:table-row>
        <table:table-row table:style-name="ro1">
          <table:table-cell office:value-type="float" office:value="18.8">
            <text:p>18.8</text:p>
          </table:table-cell>
          <table:table-cell office:value-type="float" office:value="6.39974">
            <text:p>6.4</text:p>
          </table:table-cell>
          <table:table-cell table:formula="oooc:=MAX([.A191]-[.$D$1]*[.B191];0)" office:value-type="float" office:value="15.60013">
            <text:p>15.6</text:p>
          </table:table-cell>
          <table:table-cell office:value-type="float" office:value="6.39974">
            <text:p>6.4</text:p>
          </table:table-cell>
          <table:table-cell office:value-type="float" office:value="18.8">
            <text:p>18.8</text:p>
          </table:table-cell>
          <table:table-cell table:formula="oooc:=MAX([.D191]-[.E191]/[.$E$1];0)" office:value-type="float" office:value="6.21174">
            <text:p>6.21</text:p>
          </table:table-cell>
          <table:table-cell table:number-columns-repeated="2"/>
        </table:table-row>
        <table:table-row table:style-name="ro1">
          <table:table-cell office:value-type="float" office:value="18.9">
            <text:p>18.9</text:p>
          </table:table-cell>
          <table:table-cell office:value-type="float" office:value="6.31959">
            <text:p>6.32</text:p>
          </table:table-cell>
          <table:table-cell table:formula="oooc:=MAX([.A192]-[.$D$1]*[.B192];0)" office:value-type="float" office:value="15.740205">
            <text:p>15.74</text:p>
          </table:table-cell>
          <table:table-cell office:value-type="float" office:value="6.31959">
            <text:p>6.32</text:p>
          </table:table-cell>
          <table:table-cell office:value-type="float" office:value="18.9">
            <text:p>18.9</text:p>
          </table:table-cell>
          <table:table-cell table:formula="oooc:=MAX([.D192]-[.E192]/[.$E$1];0)" office:value-type="float" office:value="6.13059">
            <text:p>6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.23547">
            <text:p>6.24</text:p>
          </table:table-cell>
          <table:table-cell table:formula="oooc:=MAX([.A193]-[.$D$1]*[.B193];0)" office:value-type="float" office:value="15.882265">
            <text:p>15.88</text:p>
          </table:table-cell>
          <table:table-cell office:value-type="float" office:value="6.23547">
            <text:p>6.24</text:p>
          </table:table-cell>
          <table:table-cell office:value-type="float" office:value="19">
            <text:p>19</text:p>
          </table:table-cell>
          <table:table-cell table:formula="oooc:=MAX([.D193]-[.E193]/[.$E$1];0)" office:value-type="float" office:value="6.04547">
            <text:p>6.05</text:p>
          </table:table-cell>
          <table:table-cell table:number-columns-repeated="2"/>
        </table:table-row>
        <table:table-row table:style-name="ro1">
          <table:table-cell office:value-type="float" office:value="19.1">
            <text:p>19.1</text:p>
          </table:table-cell>
          <table:table-cell office:value-type="float" office:value="6.14718">
            <text:p>6.15</text:p>
          </table:table-cell>
          <table:table-cell table:formula="oooc:=MAX([.A194]-[.$D$1]*[.B194];0)" office:value-type="float" office:value="16.02641">
            <text:p>16.03</text:p>
          </table:table-cell>
          <table:table-cell office:value-type="float" office:value="6.14718">
            <text:p>6.15</text:p>
          </table:table-cell>
          <table:table-cell office:value-type="float" office:value="19.1">
            <text:p>19.1</text:p>
          </table:table-cell>
          <table:table-cell table:formula="oooc:=MAX([.D194]-[.E194]/[.$E$1];0)" office:value-type="float" office:value="5.95618">
            <text:p>5.96</text:p>
          </table:table-cell>
          <table:table-cell table:number-columns-repeated="2"/>
        </table:table-row>
        <table:table-row table:style-name="ro1">
          <table:table-cell office:value-type="float" office:value="19.2">
            <text:p>19.2</text:p>
          </table:table-cell>
          <table:table-cell office:value-type="float" office:value="6.05453">
            <text:p>6.05</text:p>
          </table:table-cell>
          <table:table-cell table:formula="oooc:=MAX([.A195]-[.$D$1]*[.B195];0)" office:value-type="float" office:value="16.172735">
            <text:p>16.17</text:p>
          </table:table-cell>
          <table:table-cell office:value-type="float" office:value="6.05453">
            <text:p>6.05</text:p>
          </table:table-cell>
          <table:table-cell office:value-type="float" office:value="19.2">
            <text:p>19.2</text:p>
          </table:table-cell>
          <table:table-cell table:formula="oooc:=MAX([.D195]-[.E195]/[.$E$1];0)" office:value-type="float" office:value="5.86253">
            <text:p>5.86</text:p>
          </table:table-cell>
          <table:table-cell table:number-columns-repeated="2"/>
        </table:table-row>
        <table:table-row table:style-name="ro1">
          <table:table-cell office:value-type="float" office:value="19.3">
            <text:p>19.3</text:p>
          </table:table-cell>
          <table:table-cell office:value-type="float" office:value="5.9573">
            <text:p>5.96</text:p>
          </table:table-cell>
          <table:table-cell table:formula="oooc:=MAX([.A196]-[.$D$1]*[.B196];0)" office:value-type="float" office:value="16.32135">
            <text:p>16.32</text:p>
          </table:table-cell>
          <table:table-cell office:value-type="float" office:value="5.9573">
            <text:p>5.96</text:p>
          </table:table-cell>
          <table:table-cell office:value-type="float" office:value="19.3">
            <text:p>19.3</text:p>
          </table:table-cell>
          <table:table-cell table:formula="oooc:=MAX([.D196]-[.E196]/[.$E$1];0)" office:value-type="float" office:value="5.7643">
            <text:p>5.76</text:p>
          </table:table-cell>
          <table:table-cell table:number-columns-repeated="2"/>
        </table:table-row>
        <table:table-row table:style-name="ro1">
          <table:table-cell office:value-type="float" office:value="19.4">
            <text:p>19.4</text:p>
          </table:table-cell>
          <table:table-cell office:value-type="float" office:value="5.85526">
            <text:p>5.86</text:p>
          </table:table-cell>
          <table:table-cell table:formula="oooc:=MAX([.A197]-[.$D$1]*[.B197];0)" office:value-type="float" office:value="16.47237">
            <text:p>16.47</text:p>
          </table:table-cell>
          <table:table-cell office:value-type="float" office:value="5.85526">
            <text:p>5.86</text:p>
          </table:table-cell>
          <table:table-cell office:value-type="float" office:value="19.4">
            <text:p>19.4</text:p>
          </table:table-cell>
          <table:table-cell table:formula="oooc:=MAX([.D197]-[.E197]/[.$E$1];0)" office:value-type="float" office:value="5.66126">
            <text:p>5.66</text:p>
          </table:table-cell>
          <table:table-cell table:number-columns-repeated="2"/>
        </table:table-row>
        <table:table-row table:style-name="ro1">
          <table:table-cell office:value-type="float" office:value="19.5">
            <text:p>19.5</text:p>
          </table:table-cell>
          <table:table-cell office:value-type="float" office:value="5.74817">
            <text:p>5.75</text:p>
          </table:table-cell>
          <table:table-cell table:formula="oooc:=MAX([.A198]-[.$D$1]*[.B198];0)" office:value-type="float" office:value="16.625915">
            <text:p>16.63</text:p>
          </table:table-cell>
          <table:table-cell office:value-type="float" office:value="5.74817">
            <text:p>5.75</text:p>
          </table:table-cell>
          <table:table-cell office:value-type="float" office:value="19.5">
            <text:p>19.5</text:p>
          </table:table-cell>
          <table:table-cell table:formula="oooc:=MAX([.D198]-[.E198]/[.$E$1];0)" office:value-type="float" office:value="5.55317">
            <text:p>5.55</text:p>
          </table:table-cell>
          <table:table-cell table:number-columns-repeated="2"/>
        </table:table-row>
        <table:table-row table:style-name="ro1">
          <table:table-cell office:value-type="float" office:value="19.6">
            <text:p>19.6</text:p>
          </table:table-cell>
          <table:table-cell office:value-type="float" office:value="5.63578">
            <text:p>5.64</text:p>
          </table:table-cell>
          <table:table-cell table:formula="oooc:=MAX([.A199]-[.$D$1]*[.B199];0)" office:value-type="float" office:value="16.78211">
            <text:p>16.78</text:p>
          </table:table-cell>
          <table:table-cell office:value-type="float" office:value="5.63578">
            <text:p>5.64</text:p>
          </table:table-cell>
          <table:table-cell office:value-type="float" office:value="19.6">
            <text:p>19.6</text:p>
          </table:table-cell>
          <table:table-cell table:formula="oooc:=MAX([.D199]-[.E199]/[.$E$1];0)" office:value-type="float" office:value="5.43978">
            <text:p>5.44</text:p>
          </table:table-cell>
          <table:table-cell table:number-columns-repeated="2"/>
        </table:table-row>
        <table:table-row table:style-name="ro1">
          <table:table-cell office:value-type="float" office:value="19.7">
            <text:p>19.7</text:p>
          </table:table-cell>
          <table:table-cell office:value-type="float" office:value="5.51783">
            <text:p>5.52</text:p>
          </table:table-cell>
          <table:table-cell table:formula="oooc:=MAX([.A200]-[.$D$1]*[.B200];0)" office:value-type="float" office:value="16.941085">
            <text:p>16.94</text:p>
          </table:table-cell>
          <table:table-cell office:value-type="float" office:value="5.51783">
            <text:p>5.52</text:p>
          </table:table-cell>
          <table:table-cell office:value-type="float" office:value="19.7">
            <text:p>19.7</text:p>
          </table:table-cell>
          <table:table-cell table:formula="oooc:=MAX([.D200]-[.E200]/[.$E$1];0)" office:value-type="float" office:value="5.32083">
            <text:p>5.32</text:p>
          </table:table-cell>
          <table:table-cell table:number-columns-repeated="2"/>
        </table:table-row>
        <table:table-row table:style-name="ro1">
          <table:table-cell office:value-type="float" office:value="19.8">
            <text:p>19.8</text:p>
          </table:table-cell>
          <table:table-cell office:value-type="float" office:value="5.39405">
            <text:p>5.39</text:p>
          </table:table-cell>
          <table:table-cell table:formula="oooc:=MAX([.A201]-[.$D$1]*[.B201];0)" office:value-type="float" office:value="17.102975">
            <text:p>17.1</text:p>
          </table:table-cell>
          <table:table-cell office:value-type="float" office:value="5.39405">
            <text:p>5.39</text:p>
          </table:table-cell>
          <table:table-cell office:value-type="float" office:value="19.8">
            <text:p>19.8</text:p>
          </table:table-cell>
          <table:table-cell table:formula="oooc:=MAX([.D201]-[.E201]/[.$E$1];0)" office:value-type="float" office:value="5.19605">
            <text:p>5.2</text:p>
          </table:table-cell>
          <table:table-cell table:number-columns-repeated="2"/>
        </table:table-row>
        <table:table-row table:style-name="ro1">
          <table:table-cell office:value-type="float" office:value="19.9">
            <text:p>19.9</text:p>
          </table:table-cell>
          <table:table-cell office:value-type="float" office:value="5.26414">
            <text:p>5.26</text:p>
          </table:table-cell>
          <table:table-cell table:formula="oooc:=MAX([.A202]-[.$D$1]*[.B202];0)" office:value-type="float" office:value="17.26793">
            <text:p>17.27</text:p>
          </table:table-cell>
          <table:table-cell office:value-type="float" office:value="5.26414">
            <text:p>5.26</text:p>
          </table:table-cell>
          <table:table-cell office:value-type="float" office:value="19.9">
            <text:p>19.9</text:p>
          </table:table-cell>
          <table:table-cell table:formula="oooc:=MAX([.D202]-[.E202]/[.$E$1];0)" office:value-type="float" office:value="5.06514">
            <text:p>5.0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12781">
            <text:p>5.13</text:p>
          </table:table-cell>
          <table:table-cell table:formula="oooc:=MAX([.A203]-[.$D$1]*[.B203];0)" office:value-type="float" office:value="17.436095">
            <text:p>17.44</text:p>
          </table:table-cell>
          <table:table-cell office:value-type="float" office:value="5.12781">
            <text:p>5.13</text:p>
          </table:table-cell>
          <table:table-cell office:value-type="float" office:value="20">
            <text:p>20</text:p>
          </table:table-cell>
          <table:table-cell table:formula="oooc:=MAX([.D203]-[.E203]/[.$E$1];0)" office:value-type="float" office:value="4.92781">
            <text:p>4.93</text:p>
          </table:table-cell>
          <table:table-cell table:number-columns-repeated="2"/>
        </table:table-row>
        <table:table-row table:style-name="ro1">
          <table:table-cell office:value-type="float" office:value="20.1">
            <text:p>20.1</text:p>
          </table:table-cell>
          <table:table-cell office:value-type="float" office:value="4.98473">
            <text:p>4.98</text:p>
          </table:table-cell>
          <table:table-cell table:formula="oooc:=MAX([.A204]-[.$D$1]*[.B204];0)" office:value-type="float" office:value="17.607635">
            <text:p>17.61</text:p>
          </table:table-cell>
          <table:table-cell office:value-type="float" office:value="4.98473">
            <text:p>4.98</text:p>
          </table:table-cell>
          <table:table-cell office:value-type="float" office:value="20.1">
            <text:p>20.1</text:p>
          </table:table-cell>
          <table:table-cell table:formula="oooc:=MAX([.D204]-[.E204]/[.$E$1];0)" office:value-type="float" office:value="4.78373">
            <text:p>4.78</text:p>
          </table:table-cell>
          <table:table-cell table:number-columns-repeated="2"/>
        </table:table-row>
        <table:table-row table:style-name="ro1">
          <table:table-cell office:value-type="float" office:value="20.2">
            <text:p>20.2</text:p>
          </table:table-cell>
          <table:table-cell office:value-type="float" office:value="4.83457">
            <text:p>4.83</text:p>
          </table:table-cell>
          <table:table-cell table:formula="oooc:=MAX([.A205]-[.$D$1]*[.B205];0)" office:value-type="float" office:value="17.782715">
            <text:p>17.78</text:p>
          </table:table-cell>
          <table:table-cell office:value-type="float" office:value="4.83457">
            <text:p>4.83</text:p>
          </table:table-cell>
          <table:table-cell office:value-type="float" office:value="20.2">
            <text:p>20.2</text:p>
          </table:table-cell>
          <table:table-cell table:formula="oooc:=MAX([.D205]-[.E205]/[.$E$1];0)" office:value-type="float" office:value="4.63257">
            <text:p>4.63</text:p>
          </table:table-cell>
          <table:table-cell table:number-columns-repeated="2"/>
        </table:table-row>
        <table:table-row table:style-name="ro1">
          <table:table-cell office:value-type="float" office:value="20.3">
            <text:p>20.3</text:p>
          </table:table-cell>
          <table:table-cell office:value-type="float" office:value="4.67698">
            <text:p>4.68</text:p>
          </table:table-cell>
          <table:table-cell table:formula="oooc:=MAX([.A206]-[.$D$1]*[.B206];0)" office:value-type="float" office:value="17.96151">
            <text:p>17.96</text:p>
          </table:table-cell>
          <table:table-cell office:value-type="float" office:value="4.67698">
            <text:p>4.68</text:p>
          </table:table-cell>
          <table:table-cell office:value-type="float" office:value="20.3">
            <text:p>20.3</text:p>
          </table:table-cell>
          <table:table-cell table:formula="oooc:=MAX([.D206]-[.E206]/[.$E$1];0)" office:value-type="float" office:value="4.47398">
            <text:p>4.47</text:p>
          </table:table-cell>
          <table:table-cell table:number-columns-repeated="2"/>
        </table:table-row>
        <table:table-row table:style-name="ro1">
          <table:table-cell office:value-type="float" office:value="20.4">
            <text:p>20.4</text:p>
          </table:table-cell>
          <table:table-cell office:value-type="float" office:value="4.5116">
            <text:p>4.51</text:p>
          </table:table-cell>
          <table:table-cell table:formula="oooc:=MAX([.A207]-[.$D$1]*[.B207];0)" office:value-type="float" office:value="18.1442">
            <text:p>18.14</text:p>
          </table:table-cell>
          <table:table-cell office:value-type="float" office:value="4.5116">
            <text:p>4.51</text:p>
          </table:table-cell>
          <table:table-cell office:value-type="float" office:value="20.4">
            <text:p>20.4</text:p>
          </table:table-cell>
          <table:table-cell table:formula="oooc:=MAX([.D207]-[.E207]/[.$E$1];0)" office:value-type="float" office:value="4.3076">
            <text:p>4.31</text:p>
          </table:table-cell>
          <table:table-cell table:number-columns-repeated="2"/>
        </table:table-row>
        <table:table-row table:style-name="ro1">
          <table:table-cell office:value-type="float" office:value="20.5">
            <text:p>20.5</text:p>
          </table:table-cell>
          <table:table-cell office:value-type="float" office:value="4.33804">
            <text:p>4.34</text:p>
          </table:table-cell>
          <table:table-cell table:formula="oooc:=MAX([.A208]-[.$D$1]*[.B208];0)" office:value-type="float" office:value="18.33098">
            <text:p>18.33</text:p>
          </table:table-cell>
          <table:table-cell office:value-type="float" office:value="4.33804">
            <text:p>4.34</text:p>
          </table:table-cell>
          <table:table-cell office:value-type="float" office:value="20.5">
            <text:p>20.5</text:p>
          </table:table-cell>
          <table:table-cell table:formula="oooc:=MAX([.D208]-[.E208]/[.$E$1];0)" office:value-type="float" office:value="4.13304">
            <text:p>4.13</text:p>
          </table:table-cell>
          <table:table-cell table:number-columns-repeated="2"/>
        </table:table-row>
        <table:table-row table:style-name="ro1">
          <table:table-cell office:value-type="float" office:value="20.6">
            <text:p>20.6</text:p>
          </table:table-cell>
          <table:table-cell office:value-type="float" office:value="4.15589">
            <text:p>4.16</text:p>
          </table:table-cell>
          <table:table-cell table:formula="oooc:=MAX([.A209]-[.$D$1]*[.B209];0)" office:value-type="float" office:value="18.522055">
            <text:p>18.52</text:p>
          </table:table-cell>
          <table:table-cell office:value-type="float" office:value="4.15589">
            <text:p>4.16</text:p>
          </table:table-cell>
          <table:table-cell office:value-type="float" office:value="20.6">
            <text:p>20.6</text:p>
          </table:table-cell>
          <table:table-cell table:formula="oooc:=MAX([.D209]-[.E209]/[.$E$1];0)" office:value-type="float" office:value="3.94989">
            <text:p>3.95</text:p>
          </table:table-cell>
          <table:table-cell table:number-columns-repeated="2"/>
        </table:table-row>
        <table:table-row table:style-name="ro1">
          <table:table-cell office:value-type="float" office:value="20.7">
            <text:p>20.7</text:p>
          </table:table-cell>
          <table:table-cell office:value-type="float" office:value="3.96473">
            <text:p>3.96</text:p>
          </table:table-cell>
          <table:table-cell table:formula="oooc:=MAX([.A210]-[.$D$1]*[.B210];0)" office:value-type="float" office:value="18.717635">
            <text:p>18.72</text:p>
          </table:table-cell>
          <table:table-cell office:value-type="float" office:value="3.96473">
            <text:p>3.96</text:p>
          </table:table-cell>
          <table:table-cell office:value-type="float" office:value="20.7">
            <text:p>20.7</text:p>
          </table:table-cell>
          <table:table-cell table:formula="oooc:=MAX([.D210]-[.E210]/[.$E$1];0)" office:value-type="float" office:value="3.75773">
            <text:p>3.76</text:p>
          </table:table-cell>
          <table:table-cell table:number-columns-repeated="2"/>
        </table:table-row>
        <table:table-row table:style-name="ro1">
          <table:table-cell office:value-type="float" office:value="20.8">
            <text:p>20.8</text:p>
          </table:table-cell>
          <table:table-cell office:value-type="float" office:value="3.76412">
            <text:p>3.76</text:p>
          </table:table-cell>
          <table:table-cell table:formula="oooc:=MAX([.A211]-[.$D$1]*[.B211];0)" office:value-type="float" office:value="18.91794">
            <text:p>18.92</text:p>
          </table:table-cell>
          <table:table-cell office:value-type="float" office:value="3.76412">
            <text:p>3.76</text:p>
          </table:table-cell>
          <table:table-cell office:value-type="float" office:value="20.8">
            <text:p>20.8</text:p>
          </table:table-cell>
          <table:table-cell table:formula="oooc:=MAX([.D211]-[.E211]/[.$E$1];0)" office:value-type="float" office:value="3.55612">
            <text:p>3.56</text:p>
          </table:table-cell>
          <table:table-cell table:number-columns-repeated="2"/>
        </table:table-row>
        <table:table-row table:style-name="ro1">
          <table:table-cell office:value-type="float" office:value="20.9">
            <text:p>20.9</text:p>
          </table:table-cell>
          <table:table-cell office:value-type="float" office:value="3.55357">
            <text:p>3.55</text:p>
          </table:table-cell>
          <table:table-cell table:formula="oooc:=MAX([.A212]-[.$D$1]*[.B212];0)" office:value-type="float" office:value="19.123215">
            <text:p>19.12</text:p>
          </table:table-cell>
          <table:table-cell office:value-type="float" office:value="3.55357">
            <text:p>3.55</text:p>
          </table:table-cell>
          <table:table-cell office:value-type="float" office:value="20.9">
            <text:p>20.9</text:p>
          </table:table-cell>
          <table:table-cell table:formula="oooc:=MAX([.D212]-[.E212]/[.$E$1];0)" office:value-type="float" office:value="3.34457">
            <text:p>3.34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.33262">
            <text:p>3.33</text:p>
          </table:table-cell>
          <table:table-cell table:formula="oooc:=MAX([.A213]-[.$D$1]*[.B213];0)" office:value-type="float" office:value="19.33369">
            <text:p>19.33</text:p>
          </table:table-cell>
          <table:table-cell office:value-type="float" office:value="3.33262">
            <text:p>3.33</text:p>
          </table:table-cell>
          <table:table-cell office:value-type="float" office:value="21">
            <text:p>21</text:p>
          </table:table-cell>
          <table:table-cell table:formula="oooc:=MAX([.D213]-[.E213]/[.$E$1];0)" office:value-type="float" office:value="3.12262">
            <text:p>3.12</text:p>
          </table:table-cell>
          <table:table-cell table:number-columns-repeated="2"/>
        </table:table-row>
        <table:table-row table:style-name="ro1">
          <table:table-cell office:value-type="float" office:value="21.1">
            <text:p>21.1</text:p>
          </table:table-cell>
          <table:table-cell office:value-type="float" office:value="3.10073">
            <text:p>3.1</text:p>
          </table:table-cell>
          <table:table-cell table:formula="oooc:=MAX([.A214]-[.$D$1]*[.B214];0)" office:value-type="float" office:value="19.549635">
            <text:p>19.55</text:p>
          </table:table-cell>
          <table:table-cell office:value-type="float" office:value="3.10073">
            <text:p>3.1</text:p>
          </table:table-cell>
          <table:table-cell office:value-type="float" office:value="21.1">
            <text:p>21.1</text:p>
          </table:table-cell>
          <table:table-cell table:formula="oooc:=MAX([.D214]-[.E214]/[.$E$1];0)" office:value-type="float" office:value="2.88973">
            <text:p>2.89</text:p>
          </table:table-cell>
          <table:table-cell table:number-columns-repeated="2"/>
        </table:table-row>
        <table:table-row table:style-name="ro1">
          <table:table-cell office:value-type="float" office:value="21.2">
            <text:p>21.2</text:p>
          </table:table-cell>
          <table:table-cell office:value-type="float" office:value="2.85737">
            <text:p>2.86</text:p>
          </table:table-cell>
          <table:table-cell table:formula="oooc:=MAX([.A215]-[.$D$1]*[.B215];0)" office:value-type="float" office:value="19.771315">
            <text:p>19.77</text:p>
          </table:table-cell>
          <table:table-cell office:value-type="float" office:value="2.85737">
            <text:p>2.86</text:p>
          </table:table-cell>
          <table:table-cell office:value-type="float" office:value="21.2">
            <text:p>21.2</text:p>
          </table:table-cell>
          <table:table-cell table:formula="oooc:=MAX([.D215]-[.E215]/[.$E$1];0)" office:value-type="float" office:value="2.64537">
            <text:p>2.65</text:p>
          </table:table-cell>
          <table:table-cell table:number-columns-repeated="2"/>
        </table:table-row>
        <table:table-row table:style-name="ro1">
          <table:table-cell office:value-type="float" office:value="21.3">
            <text:p>21.3</text:p>
          </table:table-cell>
          <table:table-cell office:value-type="float" office:value="2.60197">
            <text:p>2.6</text:p>
          </table:table-cell>
          <table:table-cell table:formula="oooc:=MAX([.A216]-[.$D$1]*[.B216];0)" office:value-type="float" office:value="19.999015">
            <text:p>20</text:p>
          </table:table-cell>
          <table:table-cell office:value-type="float" office:value="2.60197">
            <text:p>2.6</text:p>
          </table:table-cell>
          <table:table-cell office:value-type="float" office:value="21.3">
            <text:p>21.3</text:p>
          </table:table-cell>
          <table:table-cell table:formula="oooc:=MAX([.D216]-[.E216]/[.$E$1];0)" office:value-type="float" office:value="2.38897">
            <text:p>2.39</text:p>
          </table:table-cell>
          <table:table-cell table:number-columns-repeated="2"/>
        </table:table-row>
        <table:table-row table:style-name="ro1">
          <table:table-cell office:value-type="float" office:value="21.4">
            <text:p>21.4</text:p>
          </table:table-cell>
          <table:table-cell office:value-type="float" office:value="2.33394">
            <text:p>2.33</text:p>
          </table:table-cell>
          <table:table-cell table:formula="oooc:=MAX([.A217]-[.$D$1]*[.B217];0)" office:value-type="float" office:value="20.23303">
            <text:p>20.23</text:p>
          </table:table-cell>
          <table:table-cell office:value-type="float" office:value="2.33394">
            <text:p>2.33</text:p>
          </table:table-cell>
          <table:table-cell office:value-type="float" office:value="21.4">
            <text:p>21.4</text:p>
          </table:table-cell>
          <table:table-cell table:formula="oooc:=MAX([.D217]-[.E217]/[.$E$1];0)" office:value-type="float" office:value="2.11994">
            <text:p>2.12</text:p>
          </table:table-cell>
          <table:table-cell table:number-columns-repeated="2"/>
        </table:table-row>
        <table:table-row table:style-name="ro1">
          <table:table-cell office:value-type="float" office:value="21.5">
            <text:p>21.5</text:p>
          </table:table-cell>
          <table:table-cell office:value-type="float" office:value="2.05265">
            <text:p>2.05</text:p>
          </table:table-cell>
          <table:table-cell table:formula="oooc:=MAX([.A218]-[.$D$1]*[.B218];0)" office:value-type="float" office:value="20.473675">
            <text:p>20.47</text:p>
          </table:table-cell>
          <table:table-cell office:value-type="float" office:value="2.05265">
            <text:p>2.05</text:p>
          </table:table-cell>
          <table:table-cell office:value-type="float" office:value="21.5">
            <text:p>21.5</text:p>
          </table:table-cell>
          <table:table-cell table:formula="oooc:=MAX([.D218]-[.E218]/[.$E$1];0)" office:value-type="float" office:value="1.83765">
            <text:p>1.84</text:p>
          </table:table-cell>
          <table:table-cell table:number-columns-repeated="2"/>
        </table:table-row>
        <table:table-row table:style-name="ro1">
          <table:table-cell office:value-type="float" office:value="21.6">
            <text:p>21.6</text:p>
          </table:table-cell>
          <table:table-cell office:value-type="float" office:value="1.75744">
            <text:p>1.76</text:p>
          </table:table-cell>
          <table:table-cell table:formula="oooc:=MAX([.A219]-[.$D$1]*[.B219];0)" office:value-type="float" office:value="20.72128">
            <text:p>20.72</text:p>
          </table:table-cell>
          <table:table-cell office:value-type="float" office:value="1.75744">
            <text:p>1.76</text:p>
          </table:table-cell>
          <table:table-cell office:value-type="float" office:value="21.6">
            <text:p>21.6</text:p>
          </table:table-cell>
          <table:table-cell table:formula="oooc:=MAX([.D219]-[.E219]/[.$E$1];0)" office:value-type="float" office:value="1.54144">
            <text:p>1.54</text:p>
          </table:table-cell>
          <table:table-cell table:number-columns-repeated="2"/>
        </table:table-row>
        <table:table-row table:style-name="ro1">
          <table:table-cell office:value-type="float" office:value="21.7">
            <text:p>21.7</text:p>
          </table:table-cell>
          <table:table-cell office:value-type="float" office:value="1.44763">
            <text:p>1.45</text:p>
          </table:table-cell>
          <table:table-cell table:formula="oooc:=MAX([.A220]-[.$D$1]*[.B220];0)" office:value-type="float" office:value="20.976185">
            <text:p>20.98</text:p>
          </table:table-cell>
          <table:table-cell office:value-type="float" office:value="1.44763">
            <text:p>1.45</text:p>
          </table:table-cell>
          <table:table-cell office:value-type="float" office:value="21.7">
            <text:p>21.7</text:p>
          </table:table-cell>
          <table:table-cell table:formula="oooc:=MAX([.D220]-[.E220]/[.$E$1];0)" office:value-type="float" office:value="1.23063">
            <text:p>1.23</text:p>
          </table:table-cell>
          <table:table-cell table:number-columns-repeated="2"/>
        </table:table-row>
        <table:table-row table:style-name="ro1">
          <table:table-cell office:value-type="float" office:value="21.8">
            <text:p>21.8</text:p>
          </table:table-cell>
          <table:table-cell office:value-type="float" office:value="1.12249">
            <text:p>1.12</text:p>
          </table:table-cell>
          <table:table-cell table:formula="oooc:=MAX([.A221]-[.$D$1]*[.B221];0)" office:value-type="float" office:value="21.238755">
            <text:p>21.24</text:p>
          </table:table-cell>
          <table:table-cell office:value-type="float" office:value="1.12249">
            <text:p>1.12</text:p>
          </table:table-cell>
          <table:table-cell office:value-type="float" office:value="21.8">
            <text:p>21.8</text:p>
          </table:table-cell>
          <table:table-cell table:formula="oooc:=MAX([.D221]-[.E221]/[.$E$1];0)" office:value-type="float" office:value="0.90449">
            <text:p>0.9</text:p>
          </table:table-cell>
          <table:table-cell table:number-columns-repeated="2"/>
        </table:table-row>
        <table:table-row table:style-name="ro1">
          <table:table-cell office:value-type="float" office:value="21.9">
            <text:p>21.9</text:p>
          </table:table-cell>
          <table:table-cell office:value-type="float" office:value="0.781262">
            <text:p>0.78</text:p>
          </table:table-cell>
          <table:table-cell table:formula="oooc:=MAX([.A222]-[.$D$1]*[.B222];0)" office:value-type="float" office:value="21.509369">
            <text:p>21.51</text:p>
          </table:table-cell>
          <table:table-cell office:value-type="float" office:value="0.781262">
            <text:p>0.78</text:p>
          </table:table-cell>
          <table:table-cell office:value-type="float" office:value="21.9">
            <text:p>21.9</text:p>
          </table:table-cell>
          <table:table-cell table:formula="oooc:=MAX([.D222]-[.E222]/[.$E$1];0)" office:value-type="float" office:value="0.562262">
            <text:p>0.5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423157">
            <text:p>0.42</text:p>
          </table:table-cell>
          <table:table-cell table:formula="oooc:=MAX([.A223]-[.$D$1]*[.B223];0)" office:value-type="float" office:value="21.7884215">
            <text:p>21.79</text:p>
          </table:table-cell>
          <table:table-cell office:value-type="float" office:value="0.423157">
            <text:p>0.42</text:p>
          </table:table-cell>
          <table:table-cell office:value-type="float" office:value="22">
            <text:p>22</text:p>
          </table:table-cell>
          <table:table-cell table:formula="oooc:=MAX([.D223]-[.E223]/[.$E$1];0)" office:value-type="float" office:value="0.203157">
            <text:p>0.2</text:p>
          </table:table-cell>
          <table:table-cell table:number-columns-repeated="2"/>
        </table:table-row>
        <table:table-row table:style-name="ro1">
          <table:table-cell office:value-type="float" office:value="22.1">
            <text:p>22.1</text:p>
          </table:table-cell>
          <table:table-cell office:value-type="float" office:value="0.0473366">
            <text:p>0.05</text:p>
          </table:table-cell>
          <table:table-cell table:formula="oooc:=MAX([.A224]-[.$D$1]*[.B224];0)" office:value-type="float" office:value="22.0763317">
            <text:p>22.08</text:p>
          </table:table-cell>
          <table:table-cell office:value-type="float" office:value="0.0473366">
            <text:p>0.05</text:p>
          </table:table-cell>
          <table:table-cell office:value-type="float" office:value="22.1">
            <text:p>22.1</text:p>
          </table:table-cell>
          <table:table-cell table:formula="oooc:=MAX([.D224]-[.E224]/[.$E$1]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  <table:table-cell table:formula="oooc:=MAX([.A225]-[.$D$1]*[.B225];0)" office:value-type="float" office:value="22.2">
            <text:p>22.2</text:p>
          </table:table-cell>
          <table:table-cell office:value-type="float" office:value="0">
            <text:p>0</text:p>
          </table:table-cell>
          <table:table-cell office:value-type="float" office:value="22.2">
            <text:p>22.2</text:p>
          </table:table-cell>
          <table:table-cell table:formula="oooc:=MAX([.D225]-[.E225]/[.$E$1]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  <table:table-cell table:formula="oooc:=MAX([.A226]-[.$D$1]*[.B226];0)" office:value-type="float" office:value="22.3">
            <text:p>22.3</text:p>
          </table:table-cell>
          <table:table-cell office:value-type="float" office:value="0">
            <text:p>0</text:p>
          </table:table-cell>
          <table:table-cell office:value-type="float" office:value="22.3">
            <text:p>22.3</text:p>
          </table:table-cell>
          <table:table-cell table:formula="oooc:=MAX([.D226]-[.E226]/[.$E$1]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.4">
            <text:p>22.4</text:p>
          </table:table-cell>
          <table:table-cell office:value-type="float" office:value="0">
            <text:p>0</text:p>
          </table:table-cell>
          <table:table-cell table:formula="oooc:=MAX([.A227]-[.$D$1]*[.B227];0)" office:value-type="float" office:value="22.4">
            <text:p>22.4</text:p>
          </table:table-cell>
          <table:table-cell office:value-type="float" office:value="0">
            <text:p>0</text:p>
          </table:table-cell>
          <table:table-cell office:value-type="float" office:value="22.4">
            <text:p>22.4</text:p>
          </table:table-cell>
          <table:table-cell table:formula="oooc:=MAX([.D227]-[.E227]/[.$E$1]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.5">
            <text:p>22.5</text:p>
          </table:table-cell>
          <table:table-cell office:value-type="float" office:value="0">
            <text:p>0</text:p>
          </table:table-cell>
          <table:table-cell table:formula="oooc:=MAX([.A228]-[.$D$1]*[.B228];0)" office:value-type="float" office:value="22.5">
            <text:p>22.5</text:p>
          </table:table-cell>
          <table:table-cell office:value-type="float" office:value="0">
            <text:p>0</text:p>
          </table:table-cell>
          <table:table-cell office:value-type="float" office:value="22.5">
            <text:p>22.5</text:p>
          </table:table-cell>
          <table:table-cell table:formula="oooc:=MAX([.D228]-[.E228]/[.$E$1]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.6">
            <text:p>22.6</text:p>
          </table:table-cell>
          <table:table-cell office:value-type="float" office:value="0">
            <text:p>0</text:p>
          </table:table-cell>
          <table:table-cell table:formula="oooc:=MAX([.A229]-[.$D$1]*[.B229];0)" office:value-type="float" office:value="22.6">
            <text:p>22.6</text:p>
          </table:table-cell>
          <table:table-cell office:value-type="float" office:value="0">
            <text:p>0</text:p>
          </table:table-cell>
          <table:table-cell office:value-type="float" office:value="22.6">
            <text:p>22.6</text:p>
          </table:table-cell>
          <table:table-cell table:formula="oooc:=MAX([.D229]-[.E229]/[.$E$1]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.7">
            <text:p>22.7</text:p>
          </table:table-cell>
          <table:table-cell office:value-type="float" office:value="0">
            <text:p>0</text:p>
          </table:table-cell>
          <table:table-cell table:formula="oooc:=MAX([.A230]-[.$D$1]*[.B230];0)" office:value-type="float" office:value="22.7">
            <text:p>22.7</text:p>
          </table:table-cell>
          <table:table-cell office:value-type="float" office:value="0">
            <text:p>0</text:p>
          </table:table-cell>
          <table:table-cell office:value-type="float" office:value="22.7">
            <text:p>22.7</text:p>
          </table:table-cell>
          <table:table-cell table:formula="oooc:=MAX([.D230]-[.E230]/[.$E$1]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.8">
            <text:p>22.8</text:p>
          </table:table-cell>
          <table:table-cell office:value-type="float" office:value="0">
            <text:p>0</text:p>
          </table:table-cell>
          <table:table-cell table:formula="oooc:=MAX([.A231]-[.$D$1]*[.B231];0)" office:value-type="float" office:value="22.8">
            <text:p>22.8</text:p>
          </table:table-cell>
          <table:table-cell office:value-type="float" office:value="0">
            <text:p>0</text:p>
          </table:table-cell>
          <table:table-cell office:value-type="float" office:value="22.8">
            <text:p>22.8</text:p>
          </table:table-cell>
          <table:table-cell table:formula="oooc:=MAX([.D231]-[.E231]/[.$E$1]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.9">
            <text:p>22.9</text:p>
          </table:table-cell>
          <table:table-cell office:value-type="float" office:value="0">
            <text:p>0</text:p>
          </table:table-cell>
          <table:table-cell table:formula="oooc:=MAX([.A232]-[.$D$1]*[.B232];0)" office:value-type="float" office:value="22.9">
            <text:p>22.9</text:p>
          </table:table-cell>
          <table:table-cell office:value-type="float" office:value="0">
            <text:p>0</text:p>
          </table:table-cell>
          <table:table-cell office:value-type="float" office:value="22.9">
            <text:p>22.9</text:p>
          </table:table-cell>
          <table:table-cell table:formula="oooc:=MAX([.D232]-[.E232]/[.$E$1];0)" office:value-type="float" office:value="0">
            <text:p>0</text:p>
          </table:table-cell>
          <table:table-cell table:number-columns-repeated="2"/>
        </table:table-row>
      </table:table>
      <table:table table:name="Hourly" table:style-name="ta1" table:print="false">
        <office:forms form:automatic-focus="false" form:apply-design-mode="false"/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7">27/07/2008</text:date>, <text:time>20:5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2-19T10:31:11</meta:creation-date>
    <dc:creator>Ken Sarkies</dc:creator>
    <dc:date>2008-07-27T20:57:13</dc:date>
    <dc:language>en-US</dc:language>
    <meta:editing-cycles>31</meta:editing-cycles>
    <meta:editing-duration>PT1M57S</meta:editing-duration>
    <meta:user-defined meta:name="Info 1"/>
    <meta:user-defined meta:name="Info 2"/>
    <meta:user-defined meta:name="Info 3"/>
    <meta:user-defined meta:name="Info 4"/>
    <meta:document-statistic meta:table-count="3" meta:cell-count="85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8.7000007629395pt" style:font-family-asian="'DejaVu LGC Sans'" style:font-family-generic-asian="system" style:font-pitch-asian="variable" style:font-size-asian="28.7000007629395pt" style:font-family-complex="'DejaVu LGC Sans'" style:font-family-generic-complex="system" style:font-pitch-complex="variable" style:font-size-complex="28.7000007629395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42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5.3000001907349pt" style:font-family-asian="'DejaVu LGC Sans'" style:font-family-generic-asian="system" style:font-pitch-asian="variable" style:font-size-asian="15.3000001907349pt" style:font-family-complex="'DejaVu LGC Sans'" style:font-family-generic-complex="system" style:font-pitch-complex="variable" style:font-size-complex="15.3000001907349pt"/>
    </style:style>
    <style:style style:name="ch5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9.8999996185303pt" style:font-family-asian="'DejaVu LGC Sans'" style:font-family-generic-asian="system" style:font-pitch-asian="variable" style:font-size-asian="19.8999996185303pt" style:font-family-complex="'DejaVu LGC Sans'" style:font-family-generic-complex="system" style:font-pitch-complex="variable" style:font-size-complex="19.8999996185303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aximum="10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5.3000001907349pt" style:font-family-asian="'DejaVu LGC Sans'" style:font-family-generic-asian="system" style:font-pitch-asian="variable" style:font-size-asian="15.3000001907349pt" style:font-family-complex="'DejaVu LGC Sans'" style:font-family-generic-complex="system" style:font-pitch-complex="variable" style:font-size-complex="15.3000001907349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_32__20_Dots_20_1_20_Dash" svg:stroke-color="#000000" draw:fill-color="#993366"/>
      <style:text-properties fo:font-family="'Nimbus Sans L'" style:font-family-generic="swiss" style:font-pitch="variable" fo:font-size="13.1000003814697pt" style:font-family-asian="'DejaVu LGC Sans'" style:font-family-generic-asian="system" style:font-pitch-asian="variable" style:font-size-asian="13.1000003814697pt" style:font-family-complex="'DejaVu LGC Sans'" style:font-family-generic-complex="system" style:font-pitch-complex="variable" style:font-size-complex="13.100000381469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ffffcc"/>
      <style:text-properties fo:font-family="'Nimbus Sans L'" style:font-family-generic="swiss" style:font-pitch="variable" fo:font-size="13.1000003814697pt" style:font-family-asian="'DejaVu LGC Sans'" style:font-family-generic-asian="system" style:font-pitch-asian="variable" style:font-size-asian="13.1000003814697pt" style:font-family-complex="'DejaVu LGC Sans'" style:font-family-generic-complex="system" style:font-pitch-complex="variable" style:font-size-complex="13.1000003814697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0.112cm" svg:height="15.479cm" chart:class="chart:scatter" chart:style-name="ch1">
        <chart:title svg:x="3.334cm" svg:y="0.308cm" chart:style-name="ch2">
          <text:p>Panel Output on Shortest Day</text:p>
        </chart:title>
        <chart:plot-area chart:style-name="ch3" table:cell-range-address="Sheet1.$A$296:.$C$586" chart:table-number-list="0" svg:x="0.402cm" svg:y="2.423cm" svg:width="19.308cm" svg:height="12.748cm">
          <chart:axis chart:dimension="x" chart:name="primary-x" chart:style-name="ch4">
            <chart:title svg:x="8.044cm" svg:y="14.072cm" chart:style-name="ch5">
              <text:p>Minutes from Noon</text:p>
            </chart:title>
            <chart:categories table:cell-range-address="local-table.A2:.A292"/>
          </chart:axis>
          <chart:axis chart:dimension="y" chart:name="primary-y" chart:style-name="ch6">
            <chart:title svg:x="0.402cm" svg:y="10.544cm" chart:style-name="ch5">
              <text:p>Percentage Power</text:p>
            </chart:title>
            <chart:grid chart:class="major"/>
          </chart:axis>
          <chart:series chart:style-name="ch7">
            <chart:domain/>
            <chart:data-point chart:repeated="291"/>
          </chart:series>
          <chart:series chart:style-name="ch8">
            <chart:data-point chart:repeated="29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ow 296</text:p>
              </table:table-cell>
              <table:table-cell office:value-type="float" office:value="0.5">
                <text:p>0.5</text:p>
              </table:table-cell>
              <table:table-cell office:value-type="float" office:value="79.5599">
                <text:p>79.5599</text:p>
              </table:table-cell>
              <table:table-cell office:value-type="float" office:value="79.5599">
                <text:p>79.5599</text:p>
              </table:table-cell>
            </table:table-row>
            <table:table-row>
              <table:table-cell office:value-type="string">
                <text:p>Row 297</text:p>
              </table:table-cell>
              <table:table-cell office:value-type="float" office:value="0.500694444444444">
                <text:p>0.500694444444444</text:p>
              </table:table-cell>
              <table:table-cell office:value-type="float" office:value="79.5587">
                <text:p>79.5587</text:p>
              </table:table-cell>
              <table:table-cell office:value-type="float" office:value="79.5594">
                <text:p>79.5594</text:p>
              </table:table-cell>
            </table:table-row>
            <table:table-row>
              <table:table-cell office:value-type="string">
                <text:p>Row 298</text:p>
              </table:table-cell>
              <table:table-cell office:value-type="float" office:value="0.501388888888889">
                <text:p>0.501388888888889</text:p>
              </table:table-cell>
              <table:table-cell office:value-type="float" office:value="79.5552">
                <text:p>79.5552</text:p>
              </table:table-cell>
              <table:table-cell office:value-type="float" office:value="79.5578">
                <text:p>79.5578</text:p>
              </table:table-cell>
            </table:table-row>
            <table:table-row>
              <table:table-cell office:value-type="string">
                <text:p>Row 299</text:p>
              </table:table-cell>
              <table:table-cell office:value-type="float" office:value="0.502083333333333">
                <text:p>0.502083333333333</text:p>
              </table:table-cell>
              <table:table-cell office:value-type="float" office:value="79.5495">
                <text:p>79.5495</text:p>
              </table:table-cell>
              <table:table-cell office:value-type="float" office:value="79.5552">
                <text:p>79.5552</text:p>
              </table:table-cell>
            </table:table-row>
            <table:table-row>
              <table:table-cell office:value-type="string">
                <text:p>Row 300</text:p>
              </table:table-cell>
              <table:table-cell office:value-type="float" office:value="0.502777777777778">
                <text:p>0.502777777777778</text:p>
              </table:table-cell>
              <table:table-cell office:value-type="float" office:value="79.5414">
                <text:p>79.5414</text:p>
              </table:table-cell>
              <table:table-cell office:value-type="float" office:value="79.5516">
                <text:p>79.5516</text:p>
              </table:table-cell>
            </table:table-row>
            <table:table-row>
              <table:table-cell office:value-type="string">
                <text:p>Row 301</text:p>
              </table:table-cell>
              <table:table-cell office:value-type="float" office:value="0.503472222222222">
                <text:p>0.503472222222222</text:p>
              </table:table-cell>
              <table:table-cell office:value-type="float" office:value="79.5309">
                <text:p>79.5309</text:p>
              </table:table-cell>
              <table:table-cell office:value-type="float" office:value="79.5469">
                <text:p>79.5469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0.504166666666667">
                <text:p>0.504166666666667</text:p>
              </table:table-cell>
              <table:table-cell office:value-type="float" office:value="79.5182">
                <text:p>79.5182</text:p>
              </table:table-cell>
              <table:table-cell office:value-type="float" office:value="79.5412">
                <text:p>79.5412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0.504861111111111">
                <text:p>0.504861111111111</text:p>
              </table:table-cell>
              <table:table-cell office:value-type="float" office:value="79.5032">
                <text:p>79.5032</text:p>
              </table:table-cell>
              <table:table-cell office:value-type="float" office:value="79.5344">
                <text:p>79.5344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0.505555555555556">
                <text:p>0.505555555555556</text:p>
              </table:table-cell>
              <table:table-cell office:value-type="float" office:value="79.4858">
                <text:p>79.4858</text:p>
              </table:table-cell>
              <table:table-cell office:value-type="float" office:value="79.5266">
                <text:p>79.5266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0.50625">
                <text:p>0.50625</text:p>
              </table:table-cell>
              <table:table-cell office:value-type="float" office:value="79.4662">
                <text:p>79.4662</text:p>
              </table:table-cell>
              <table:table-cell office:value-type="float" office:value="79.5177">
                <text:p>79.5177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0.506944444444444">
                <text:p>0.506944444444444</text:p>
              </table:table-cell>
              <table:table-cell office:value-type="float" office:value="79.4442">
                <text:p>79.4442</text:p>
              </table:table-cell>
              <table:table-cell office:value-type="float" office:value="79.5079">
                <text:p>79.5079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0.507638888888889">
                <text:p>0.507638888888889</text:p>
              </table:table-cell>
              <table:table-cell office:value-type="float" office:value="79.4199">
                <text:p>79.4199</text:p>
              </table:table-cell>
              <table:table-cell office:value-type="float" office:value="79.4969">
                <text:p>79.4969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79.3933">
                <text:p>79.3933</text:p>
              </table:table-cell>
              <table:table-cell office:value-type="float" office:value="79.4849">
                <text:p>79.4849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0.509027777777778">
                <text:p>0.509027777777778</text:p>
              </table:table-cell>
              <table:table-cell office:value-type="float" office:value="79.3643">
                <text:p>79.3643</text:p>
              </table:table-cell>
              <table:table-cell office:value-type="float" office:value="79.4719">
                <text:p>79.4719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0.509722222222222">
                <text:p>0.509722222222222</text:p>
              </table:table-cell>
              <table:table-cell office:value-type="float" office:value="79.3331">
                <text:p>79.3331</text:p>
              </table:table-cell>
              <table:table-cell office:value-type="float" office:value="79.4578">
                <text:p>79.4578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79.2996">
                <text:p>79.2996</text:p>
              </table:table-cell>
              <table:table-cell office:value-type="float" office:value="79.4427">
                <text:p>79.4427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0.511111111111111">
                <text:p>0.511111111111111</text:p>
              </table:table-cell>
              <table:table-cell office:value-type="float" office:value="79.2637">
                <text:p>79.2637</text:p>
              </table:table-cell>
              <table:table-cell office:value-type="float" office:value="79.4265">
                <text:p>79.4265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0.511805555555555">
                <text:p>0.511805555555555</text:p>
              </table:table-cell>
              <table:table-cell office:value-type="float" office:value="79.2255">
                <text:p>79.2255</text:p>
              </table:table-cell>
              <table:table-cell office:value-type="float" office:value="79.4093">
                <text:p>79.4093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0.5125">
                <text:p>0.5125</text:p>
              </table:table-cell>
              <table:table-cell office:value-type="float" office:value="79.185">
                <text:p>79.185</text:p>
              </table:table-cell>
              <table:table-cell office:value-type="float" office:value="79.391">
                <text:p>79.391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0.513194444444444">
                <text:p>0.513194444444444</text:p>
              </table:table-cell>
              <table:table-cell office:value-type="float" office:value="79.1422">
                <text:p>79.1422</text:p>
              </table:table-cell>
              <table:table-cell office:value-type="float" office:value="79.3717">
                <text:p>79.3717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0.513888888888889">
                <text:p>0.513888888888889</text:p>
              </table:table-cell>
              <table:table-cell office:value-type="float" office:value="79.0971">
                <text:p>79.0971</text:p>
              </table:table-cell>
              <table:table-cell office:value-type="float" office:value="79.3513">
                <text:p>79.3513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0.514583333333333">
                <text:p>0.514583333333333</text:p>
              </table:table-cell>
              <table:table-cell office:value-type="float" office:value="79.0497">
                <text:p>79.0497</text:p>
              </table:table-cell>
              <table:table-cell office:value-type="float" office:value="79.3298">
                <text:p>79.3298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0.515277777777778">
                <text:p>0.515277777777778</text:p>
              </table:table-cell>
              <table:table-cell office:value-type="float" office:value="79">
                <text:p>79</text:p>
              </table:table-cell>
              <table:table-cell office:value-type="float" office:value="79.3073">
                <text:p>79.3073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0.515972222222222">
                <text:p>0.515972222222222</text:p>
              </table:table-cell>
              <table:table-cell office:value-type="float" office:value="78.948">
                <text:p>78.948</text:p>
              </table:table-cell>
              <table:table-cell office:value-type="float" office:value="79.2837">
                <text:p>79.2837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78.8936">
                <text:p>78.8936</text:p>
              </table:table-cell>
              <table:table-cell office:value-type="float" office:value="79.259">
                <text:p>79.259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0.517361111111111">
                <text:p>0.517361111111111</text:p>
              </table:table-cell>
              <table:table-cell office:value-type="float" office:value="78.837">
                <text:p>78.837</text:p>
              </table:table-cell>
              <table:table-cell office:value-type="float" office:value="79.2333">
                <text:p>79.2333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0.518055555555555">
                <text:p>0.518055555555555</text:p>
              </table:table-cell>
              <table:table-cell office:value-type="float" office:value="78.778">
                <text:p>78.778</text:p>
              </table:table-cell>
              <table:table-cell office:value-type="float" office:value="79.2065">
                <text:p>79.2065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0.51875">
                <text:p>0.51875</text:p>
              </table:table-cell>
              <table:table-cell office:value-type="float" office:value="78.7167">
                <text:p>78.7167</text:p>
              </table:table-cell>
              <table:table-cell office:value-type="float" office:value="79.1786">
                <text:p>79.1786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0.519444444444444">
                <text:p>0.519444444444444</text:p>
              </table:table-cell>
              <table:table-cell office:value-type="float" office:value="78.6531">
                <text:p>78.6531</text:p>
              </table:table-cell>
              <table:table-cell office:value-type="float" office:value="79.1497">
                <text:p>79.1497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0.520138888888889">
                <text:p>0.520138888888889</text:p>
              </table:table-cell>
              <table:table-cell office:value-type="float" office:value="78.5872">
                <text:p>78.5872</text:p>
              </table:table-cell>
              <table:table-cell office:value-type="float" office:value="79.1196">
                <text:p>79.1196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78.519">
                <text:p>78.519</text:p>
              </table:table-cell>
              <table:table-cell office:value-type="float" office:value="79.0885">
                <text:p>79.0885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0.521527777777778">
                <text:p>0.521527777777778</text:p>
              </table:table-cell>
              <table:table-cell office:value-type="float" office:value="78.4485">
                <text:p>78.4485</text:p>
              </table:table-cell>
              <table:table-cell office:value-type="float" office:value="79.0563">
                <text:p>79.0563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0.522222222222222">
                <text:p>0.522222222222222</text:p>
              </table:table-cell>
              <table:table-cell office:value-type="float" office:value="78.3757">
                <text:p>78.3757</text:p>
              </table:table-cell>
              <table:table-cell office:value-type="float" office:value="79.023">
                <text:p>79.023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0.522916666666667">
                <text:p>0.522916666666667</text:p>
              </table:table-cell>
              <table:table-cell office:value-type="float" office:value="78.3006">
                <text:p>78.3006</text:p>
              </table:table-cell>
              <table:table-cell office:value-type="float" office:value="78.9886">
                <text:p>78.9886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0.523611111111111">
                <text:p>0.523611111111111</text:p>
              </table:table-cell>
              <table:table-cell office:value-type="float" office:value="78.2232">
                <text:p>78.2232</text:p>
              </table:table-cell>
              <table:table-cell office:value-type="float" office:value="78.9531">
                <text:p>78.9531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0.524305555555555">
                <text:p>0.524305555555555</text:p>
              </table:table-cell>
              <table:table-cell office:value-type="float" office:value="78.1434">
                <text:p>78.1434</text:p>
              </table:table-cell>
              <table:table-cell office:value-type="float" office:value="78.9165">
                <text:p>78.9165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0.525">
                <text:p>0.525</text:p>
              </table:table-cell>
              <table:table-cell office:value-type="float" office:value="78.0614">
                <text:p>78.0614</text:p>
              </table:table-cell>
              <table:table-cell office:value-type="float" office:value="78.8788">
                <text:p>78.8788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0.525694444444444">
                <text:p>0.525694444444444</text:p>
              </table:table-cell>
              <table:table-cell office:value-type="float" office:value="77.9771">
                <text:p>77.9771</text:p>
              </table:table-cell>
              <table:table-cell office:value-type="float" office:value="78.8399">
                <text:p>78.8399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0.526388888888889">
                <text:p>0.526388888888889</text:p>
              </table:table-cell>
              <table:table-cell office:value-type="float" office:value="77.8904">
                <text:p>77.8904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0.527083333333333">
                <text:p>0.527083333333333</text:p>
              </table:table-cell>
              <table:table-cell office:value-type="float" office:value="77.8015">
                <text:p>77.8015</text:p>
              </table:table-cell>
              <table:table-cell office:value-type="float" office:value="78.7589">
                <text:p>78.7589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77.7102">
                <text:p>77.7102</text:p>
              </table:table-cell>
              <table:table-cell office:value-type="float" office:value="78.7167">
                <text:p>78.7167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0.528472222222222">
                <text:p>0.528472222222222</text:p>
              </table:table-cell>
              <table:table-cell office:value-type="float" office:value="77.6167">
                <text:p>77.6167</text:p>
              </table:table-cell>
              <table:table-cell office:value-type="float" office:value="78.6734">
                <text:p>78.6734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0.529166666666667">
                <text:p>0.529166666666667</text:p>
              </table:table-cell>
              <table:table-cell office:value-type="float" office:value="77.5209">
                <text:p>77.5209</text:p>
              </table:table-cell>
              <table:table-cell office:value-type="float" office:value="78.629">
                <text:p>78.629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0.529861111111111">
                <text:p>0.529861111111111</text:p>
              </table:table-cell>
              <table:table-cell office:value-type="float" office:value="77.4227">
                <text:p>77.4227</text:p>
              </table:table-cell>
              <table:table-cell office:value-type="float" office:value="78.5834">
                <text:p>78.5834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0.530555555555555">
                <text:p>0.530555555555555</text:p>
              </table:table-cell>
              <table:table-cell office:value-type="float" office:value="77.3223">
                <text:p>77.3223</text:p>
              </table:table-cell>
              <table:table-cell office:value-type="float" office:value="78.5367">
                <text:p>78.5367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0.53125">
                <text:p>0.53125</text:p>
              </table:table-cell>
              <table:table-cell office:value-type="float" office:value="77.2195">
                <text:p>77.2195</text:p>
              </table:table-cell>
              <table:table-cell office:value-type="float" office:value="78.4888">
                <text:p>78.4888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0.531944444444444">
                <text:p>0.531944444444444</text:p>
              </table:table-cell>
              <table:table-cell office:value-type="float" office:value="77.1145">
                <text:p>77.1145</text:p>
              </table:table-cell>
              <table:table-cell office:value-type="float" office:value="78.4398">
                <text:p>78.4398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0.532638888888889">
                <text:p>0.532638888888889</text:p>
              </table:table-cell>
              <table:table-cell office:value-type="float" office:value="77.0071">
                <text:p>77.0071</text:p>
              </table:table-cell>
              <table:table-cell office:value-type="float" office:value="78.3896">
                <text:p>78.3896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76.8975">
                <text:p>76.8975</text:p>
              </table:table-cell>
              <table:table-cell office:value-type="float" office:value="78.3383">
                <text:p>78.3383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0.534027777777778">
                <text:p>0.534027777777778</text:p>
              </table:table-cell>
              <table:table-cell office:value-type="float" office:value="76.7855">
                <text:p>76.7855</text:p>
              </table:table-cell>
              <table:table-cell office:value-type="float" office:value="78.2857">
                <text:p>78.2857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0.534722222222222">
                <text:p>0.534722222222222</text:p>
              </table:table-cell>
              <table:table-cell office:value-type="float" office:value="76.6713">
                <text:p>76.6713</text:p>
              </table:table-cell>
              <table:table-cell office:value-type="float" office:value="78.2321">
                <text:p>78.2321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0.535416666666667">
                <text:p>0.535416666666667</text:p>
              </table:table-cell>
              <table:table-cell office:value-type="float" office:value="76.5548">
                <text:p>76.5548</text:p>
              </table:table-cell>
              <table:table-cell office:value-type="float" office:value="78.1772">
                <text:p>78.1772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0.536111111111111">
                <text:p>0.536111111111111</text:p>
              </table:table-cell>
              <table:table-cell office:value-type="float" office:value="76.436">
                <text:p>76.436</text:p>
              </table:table-cell>
              <table:table-cell office:value-type="float" office:value="78.1211">
                <text:p>78.1211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0.536805555555555">
                <text:p>0.536805555555555</text:p>
              </table:table-cell>
              <table:table-cell office:value-type="float" office:value="76.3149">
                <text:p>76.3149</text:p>
              </table:table-cell>
              <table:table-cell office:value-type="float" office:value="78.0639">
                <text:p>78.0639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0.5375">
                <text:p>0.5375</text:p>
              </table:table-cell>
              <table:table-cell office:value-type="float" office:value="76.1914">
                <text:p>76.1914</text:p>
              </table:table-cell>
              <table:table-cell office:value-type="float" office:value="78.0054">
                <text:p>78.0054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0.538194444444444">
                <text:p>0.538194444444444</text:p>
              </table:table-cell>
              <table:table-cell office:value-type="float" office:value="76.0657">
                <text:p>76.0657</text:p>
              </table:table-cell>
              <table:table-cell office:value-type="float" office:value="77.9458">
                <text:p>77.9458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0.538888888888889">
                <text:p>0.538888888888889</text:p>
              </table:table-cell>
              <table:table-cell office:value-type="float" office:value="75.9378">
                <text:p>75.9378</text:p>
              </table:table-cell>
              <table:table-cell office:value-type="float" office:value="77.8849">
                <text:p>77.8849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0.539583333333333">
                <text:p>0.539583333333333</text:p>
              </table:table-cell>
              <table:table-cell office:value-type="float" office:value="75.8075">
                <text:p>75.8075</text:p>
              </table:table-cell>
              <table:table-cell office:value-type="float" office:value="77.8228">
                <text:p>77.8228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0.540277777777778">
                <text:p>0.540277777777778</text:p>
              </table:table-cell>
              <table:table-cell office:value-type="float" office:value="75.6749">
                <text:p>75.6749</text:p>
              </table:table-cell>
              <table:table-cell office:value-type="float" office:value="77.7595">
                <text:p>77.7595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0.540972222222222">
                <text:p>0.540972222222222</text:p>
              </table:table-cell>
              <table:table-cell office:value-type="float" office:value="75.54">
                <text:p>75.54</text:p>
              </table:table-cell>
              <table:table-cell office:value-type="float" office:value="77.6949">
                <text:p>77.6949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75.4029">
                <text:p>75.4029</text:p>
              </table:table-cell>
              <table:table-cell office:value-type="float" office:value="77.6291">
                <text:p>77.6291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0.542361111111111">
                <text:p>0.542361111111111</text:p>
              </table:table-cell>
              <table:table-cell office:value-type="float" office:value="75.2635">
                <text:p>75.2635</text:p>
              </table:table-cell>
              <table:table-cell office:value-type="float" office:value="77.5621">
                <text:p>77.5621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0.543055555555555">
                <text:p>0.543055555555555</text:p>
              </table:table-cell>
              <table:table-cell office:value-type="float" office:value="75.1217">
                <text:p>75.1217</text:p>
              </table:table-cell>
              <table:table-cell office:value-type="float" office:value="77.4938">
                <text:p>77.4938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0.54375">
                <text:p>0.54375</text:p>
              </table:table-cell>
              <table:table-cell office:value-type="float" office:value="74.9777">
                <text:p>74.9777</text:p>
              </table:table-cell>
              <table:table-cell office:value-type="float" office:value="77.4243">
                <text:p>77.4243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0.544444444444444">
                <text:p>0.544444444444444</text:p>
              </table:table-cell>
              <table:table-cell office:value-type="float" office:value="74.8314">
                <text:p>74.8314</text:p>
              </table:table-cell>
              <table:table-cell office:value-type="float" office:value="77.3534">
                <text:p>77.3534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0.545138888888889">
                <text:p>0.545138888888889</text:p>
              </table:table-cell>
              <table:table-cell office:value-type="float" office:value="74.6829">
                <text:p>74.6829</text:p>
              </table:table-cell>
              <table:table-cell office:value-type="float" office:value="77.2813">
                <text:p>77.2813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74.532">
                <text:p>74.532</text:p>
              </table:table-cell>
              <table:table-cell office:value-type="float" office:value="77.2079">
                <text:p>77.2079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0.546527777777778">
                <text:p>0.546527777777778</text:p>
              </table:table-cell>
              <table:table-cell office:value-type="float" office:value="74.3789">
                <text:p>74.3789</text:p>
              </table:table-cell>
              <table:table-cell office:value-type="float" office:value="77.1333">
                <text:p>77.1333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0.547222222222222">
                <text:p>0.547222222222222</text:p>
              </table:table-cell>
              <table:table-cell office:value-type="float" office:value="74.2234">
                <text:p>74.2234</text:p>
              </table:table-cell>
              <table:table-cell office:value-type="float" office:value="77.0573">
                <text:p>77.0573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0.547916666666666">
                <text:p>0.547916666666666</text:p>
              </table:table-cell>
              <table:table-cell office:value-type="float" office:value="74.0657">
                <text:p>74.0657</text:p>
              </table:table-cell>
              <table:table-cell office:value-type="float" office:value="76.98">
                <text:p>76.98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0.548611111111111">
                <text:p>0.548611111111111</text:p>
              </table:table-cell>
              <table:table-cell office:value-type="float" office:value="73.9057">
                <text:p>73.9057</text:p>
              </table:table-cell>
              <table:table-cell office:value-type="float" office:value="76.9013">
                <text:p>76.9013</text:p>
              </table:table-cell>
            </table:table-row>
            <table:table-row>
              <table:table-cell office:value-type="string">
                <text:p>Row 367</text:p>
              </table:table-cell>
              <table:table-cell office:value-type="float" office:value="0.549305555555555">
                <text:p>0.549305555555555</text:p>
              </table:table-cell>
              <table:table-cell office:value-type="float" office:value="73.7435">
                <text:p>73.7435</text:p>
              </table:table-cell>
              <table:table-cell office:value-type="float" office:value="76.8214">
                <text:p>76.8214</text:p>
              </table:table-cell>
            </table:table-row>
            <table:table-row>
              <table:table-cell office:value-type="string">
                <text:p>Row 368</text:p>
              </table:table-cell>
              <table:table-cell office:value-type="float" office:value="0.55">
                <text:p>0.55</text:p>
              </table:table-cell>
              <table:table-cell office:value-type="float" office:value="73.5789">
                <text:p>73.5789</text:p>
              </table:table-cell>
              <table:table-cell office:value-type="float" office:value="76.7401">
                <text:p>76.7401</text:p>
              </table:table-cell>
            </table:table-row>
            <table:table-row>
              <table:table-cell office:value-type="string">
                <text:p>Row 369</text:p>
              </table:table-cell>
              <table:table-cell office:value-type="float" office:value="0.550694444444444">
                <text:p>0.550694444444444</text:p>
              </table:table-cell>
              <table:table-cell office:value-type="float" office:value="73.4121">
                <text:p>73.4121</text:p>
              </table:table-cell>
              <table:table-cell office:value-type="float" office:value="76.6574">
                <text:p>76.6574</text:p>
              </table:table-cell>
            </table:table-row>
            <table:table-row>
              <table:table-cell office:value-type="string">
                <text:p>Row 370</text:p>
              </table:table-cell>
              <table:table-cell office:value-type="float" office:value="0.551388888888889">
                <text:p>0.551388888888889</text:p>
              </table:table-cell>
              <table:table-cell office:value-type="float" office:value="73.243">
                <text:p>73.243</text:p>
              </table:table-cell>
              <table:table-cell office:value-type="float" office:value="76.5734">
                <text:p>76.5734</text:p>
              </table:table-cell>
            </table:table-row>
            <table:table-row>
              <table:table-cell office:value-type="string">
                <text:p>Row 371</text:p>
              </table:table-cell>
              <table:table-cell office:value-type="float" office:value="0.552083333333333">
                <text:p>0.552083333333333</text:p>
              </table:table-cell>
              <table:table-cell office:value-type="float" office:value="73.0717">
                <text:p>73.0717</text:p>
              </table:table-cell>
              <table:table-cell office:value-type="float" office:value="76.488">
                <text:p>76.488</text:p>
              </table:table-cell>
            </table:table-row>
            <table:table-row>
              <table:table-cell office:value-type="string">
                <text:p>Row 372</text:p>
              </table:table-cell>
              <table:table-cell office:value-type="float" office:value="0.552777777777778">
                <text:p>0.552777777777778</text:p>
              </table:table-cell>
              <table:table-cell office:value-type="float" office:value="72.898">
                <text:p>72.898</text:p>
              </table:table-cell>
              <table:table-cell office:value-type="float" office:value="76.4013">
                <text:p>76.4013</text:p>
              </table:table-cell>
            </table:table-row>
            <table:table-row>
              <table:table-cell office:value-type="string">
                <text:p>Row 373</text:p>
              </table:table-cell>
              <table:table-cell office:value-type="float" office:value="0.553472222222222">
                <text:p>0.553472222222222</text:p>
              </table:table-cell>
              <table:table-cell office:value-type="float" office:value="72.7221">
                <text:p>72.7221</text:p>
              </table:table-cell>
              <table:table-cell office:value-type="float" office:value="76.3131">
                <text:p>76.3131</text:p>
              </table:table-cell>
            </table:table-row>
            <table:table-row>
              <table:table-cell office:value-type="string">
                <text:p>Row 374</text:p>
              </table:table-cell>
              <table:table-cell office:value-type="float" office:value="0.554166666666666">
                <text:p>0.554166666666666</text:p>
              </table:table-cell>
              <table:table-cell office:value-type="float" office:value="72.5439">
                <text:p>72.5439</text:p>
              </table:table-cell>
              <table:table-cell office:value-type="float" office:value="76.2236">
                <text:p>76.2236</text:p>
              </table:table-cell>
            </table:table-row>
            <table:table-row>
              <table:table-cell office:value-type="string">
                <text:p>Row 375</text:p>
              </table:table-cell>
              <table:table-cell office:value-type="float" office:value="0.554861111111111">
                <text:p>0.554861111111111</text:p>
              </table:table-cell>
              <table:table-cell office:value-type="float" office:value="72.3634">
                <text:p>72.3634</text:p>
              </table:table-cell>
              <table:table-cell office:value-type="float" office:value="76.1327">
                <text:p>76.1327</text:p>
              </table:table-cell>
            </table:table-row>
            <table:table-row>
              <table:table-cell office:value-type="string">
                <text:p>Row 376</text:p>
              </table:table-cell>
              <table:table-cell office:value-type="float" office:value="0.555555555555555">
                <text:p>0.555555555555555</text:p>
              </table:table-cell>
              <table:table-cell office:value-type="float" office:value="72.1807">
                <text:p>72.1807</text:p>
              </table:table-cell>
              <table:table-cell office:value-type="float" office:value="76.0403">
                <text:p>76.0403</text:p>
              </table:table-cell>
            </table:table-row>
            <table:table-row>
              <table:table-cell office:value-type="string">
                <text:p>Row 377</text:p>
              </table:table-cell>
              <table:table-cell office:value-type="float" office:value="0.55625">
                <text:p>0.55625</text:p>
              </table:table-cell>
              <table:table-cell office:value-type="float" office:value="71.9957">
                <text:p>71.9957</text:p>
              </table:table-cell>
              <table:table-cell office:value-type="float" office:value="75.9465">
                <text:p>75.9465</text:p>
              </table:table-cell>
            </table:table-row>
            <table:table-row>
              <table:table-cell office:value-type="string">
                <text:p>Row 378</text:p>
              </table:table-cell>
              <table:table-cell office:value-type="float" office:value="0.556944444444444">
                <text:p>0.556944444444444</text:p>
              </table:table-cell>
              <table:table-cell office:value-type="float" office:value="71.8084">
                <text:p>71.8084</text:p>
              </table:table-cell>
              <table:table-cell office:value-type="float" office:value="75.8512">
                <text:p>75.8512</text:p>
              </table:table-cell>
            </table:table-row>
            <table:table-row>
              <table:table-cell office:value-type="string">
                <text:p>Row 379</text:p>
              </table:table-cell>
              <table:table-cell office:value-type="float" office:value="0.557638888888889">
                <text:p>0.557638888888889</text:p>
              </table:table-cell>
              <table:table-cell office:value-type="float" office:value="71.6189">
                <text:p>71.6189</text:p>
              </table:table-cell>
              <table:table-cell office:value-type="float" office:value="75.7545">
                <text:p>75.7545</text:p>
              </table:table-cell>
            </table:table-row>
            <table:table-row>
              <table:table-cell office:value-type="string">
                <text:p>Row 380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71.4271">
                <text:p>71.4271</text:p>
              </table:table-cell>
              <table:table-cell office:value-type="float" office:value="75.6563">
                <text:p>75.6563</text:p>
              </table:table-cell>
            </table:table-row>
            <table:table-row>
              <table:table-cell office:value-type="string">
                <text:p>Row 381</text:p>
              </table:table-cell>
              <table:table-cell office:value-type="float" office:value="0.559027777777778">
                <text:p>0.559027777777778</text:p>
              </table:table-cell>
              <table:table-cell office:value-type="float" office:value="71.233">
                <text:p>71.233</text:p>
              </table:table-cell>
              <table:table-cell office:value-type="float" office:value="75.5567">
                <text:p>75.5567</text:p>
              </table:table-cell>
            </table:table-row>
            <table:table-row>
              <table:table-cell office:value-type="string">
                <text:p>Row 382</text:p>
              </table:table-cell>
              <table:table-cell office:value-type="float" office:value="0.559722222222222">
                <text:p>0.559722222222222</text:p>
              </table:table-cell>
              <table:table-cell office:value-type="float" office:value="71.0366">
                <text:p>71.0366</text:p>
              </table:table-cell>
              <table:table-cell office:value-type="float" office:value="75.4556">
                <text:p>75.4556</text:p>
              </table:table-cell>
            </table:table-row>
            <table:table-row>
              <table:table-cell office:value-type="string">
                <text:p>Row 383</text:p>
              </table:table-cell>
              <table:table-cell office:value-type="float" office:value="0.560416666666666">
                <text:p>0.560416666666666</text:p>
              </table:table-cell>
              <table:table-cell office:value-type="float" office:value="70.838">
                <text:p>70.838</text:p>
              </table:table-cell>
              <table:table-cell office:value-type="float" office:value="75.3529">
                <text:p>75.3529</text:p>
              </table:table-cell>
            </table:table-row>
            <table:table-row>
              <table:table-cell office:value-type="string">
                <text:p>Row 384</text:p>
              </table:table-cell>
              <table:table-cell office:value-type="float" office:value="0.561111111111111">
                <text:p>0.561111111111111</text:p>
              </table:table-cell>
              <table:table-cell office:value-type="float" office:value="70.6372">
                <text:p>70.6372</text:p>
              </table:table-cell>
              <table:table-cell office:value-type="float" office:value="75.2488">
                <text:p>75.2488</text:p>
              </table:table-cell>
            </table:table-row>
            <table:table-row>
              <table:table-cell office:value-type="string">
                <text:p>Row 385</text:p>
              </table:table-cell>
              <table:table-cell office:value-type="float" office:value="0.561805555555555">
                <text:p>0.561805555555555</text:p>
              </table:table-cell>
              <table:table-cell office:value-type="float" office:value="70.434">
                <text:p>70.434</text:p>
              </table:table-cell>
              <table:table-cell office:value-type="float" office:value="75.1431">
                <text:p>75.1431</text:p>
              </table:table-cell>
            </table:table-row>
            <table:table-row>
              <table:table-cell office:value-type="string">
                <text:p>Row 386</text:p>
              </table:table-cell>
              <table:table-cell office:value-type="float" office:value="0.5625">
                <text:p>0.5625</text:p>
              </table:table-cell>
              <table:table-cell office:value-type="float" office:value="70.2286">
                <text:p>70.2286</text:p>
              </table:table-cell>
              <table:table-cell office:value-type="float" office:value="75.0359">
                <text:p>75.0359</text:p>
              </table:table-cell>
            </table:table-row>
            <table:table-row>
              <table:table-cell office:value-type="string">
                <text:p>Row 387</text:p>
              </table:table-cell>
              <table:table-cell office:value-type="float" office:value="0.563194444444444">
                <text:p>0.563194444444444</text:p>
              </table:table-cell>
              <table:table-cell office:value-type="float" office:value="70.021">
                <text:p>70.021</text:p>
              </table:table-cell>
              <table:table-cell office:value-type="float" office:value="74.9271">
                <text:p>74.9271</text:p>
              </table:table-cell>
            </table:table-row>
            <table:table-row>
              <table:table-cell office:value-type="string">
                <text:p>Row 388</text:p>
              </table:table-cell>
              <table:table-cell office:value-type="float" office:value="0.563888888888889">
                <text:p>0.563888888888889</text:p>
              </table:table-cell>
              <table:table-cell office:value-type="float" office:value="69.811">
                <text:p>69.811</text:p>
              </table:table-cell>
              <table:table-cell office:value-type="float" office:value="74.8167">
                <text:p>74.8167</text:p>
              </table:table-cell>
            </table:table-row>
            <table:table-row>
              <table:table-cell office:value-type="string">
                <text:p>Row 389</text:p>
              </table:table-cell>
              <table:table-cell office:value-type="float" office:value="0.564583333333333">
                <text:p>0.564583333333333</text:p>
              </table:table-cell>
              <table:table-cell office:value-type="float" office:value="69.5989">
                <text:p>69.5989</text:p>
              </table:table-cell>
              <table:table-cell office:value-type="float" office:value="74.7048">
                <text:p>74.7048</text:p>
              </table:table-cell>
            </table:table-row>
            <table:table-row>
              <table:table-cell office:value-type="string">
                <text:p>Row 390</text:p>
              </table:table-cell>
              <table:table-cell office:value-type="float" office:value="0.565277777777778">
                <text:p>0.565277777777778</text:p>
              </table:table-cell>
              <table:table-cell office:value-type="float" office:value="69.3844">
                <text:p>69.3844</text:p>
              </table:table-cell>
              <table:table-cell office:value-type="float" office:value="74.5913">
                <text:p>74.5913</text:p>
              </table:table-cell>
            </table:table-row>
            <table:table-row>
              <table:table-cell office:value-type="string">
                <text:p>Row 391</text:p>
              </table:table-cell>
              <table:table-cell office:value-type="float" office:value="0.565972222222222">
                <text:p>0.565972222222222</text:p>
              </table:table-cell>
              <table:table-cell office:value-type="float" office:value="69.1677">
                <text:p>69.1677</text:p>
              </table:table-cell>
              <table:table-cell office:value-type="float" office:value="74.4761">
                <text:p>74.4761</text:p>
              </table:table-cell>
            </table:table-row>
            <table:table-row>
              <table:table-cell office:value-type="string">
                <text:p>Row 392</text:p>
              </table:table-cell>
              <table:table-cell office:value-type="float" office:value="0.566666666666666">
                <text:p>0.566666666666666</text:p>
              </table:table-cell>
              <table:table-cell office:value-type="float" office:value="68.9487">
                <text:p>68.9487</text:p>
              </table:table-cell>
              <table:table-cell office:value-type="float" office:value="74.3594">
                <text:p>74.3594</text:p>
              </table:table-cell>
            </table:table-row>
            <table:table-row>
              <table:table-cell office:value-type="string">
                <text:p>Row 393</text:p>
              </table:table-cell>
              <table:table-cell office:value-type="float" office:value="0.567361111111111">
                <text:p>0.567361111111111</text:p>
              </table:table-cell>
              <table:table-cell office:value-type="float" office:value="68.7275">
                <text:p>68.7275</text:p>
              </table:table-cell>
              <table:table-cell office:value-type="float" office:value="74.241">
                <text:p>74.241</text:p>
              </table:table-cell>
            </table:table-row>
            <table:table-row>
              <table:table-cell office:value-type="string">
                <text:p>Row 394</text:p>
              </table:table-cell>
              <table:table-cell office:value-type="float" office:value="0.568055555555555">
                <text:p>0.568055555555555</text:p>
              </table:table-cell>
              <table:table-cell office:value-type="float" office:value="68.5041">
                <text:p>68.5041</text:p>
              </table:table-cell>
              <table:table-cell office:value-type="float" office:value="74.1209">
                <text:p>74.1209</text:p>
              </table:table-cell>
            </table:table-row>
            <table:table-row>
              <table:table-cell office:value-type="string">
                <text:p>Row 395</text:p>
              </table:table-cell>
              <table:table-cell office:value-type="float" office:value="0.56875">
                <text:p>0.56875</text:p>
              </table:table-cell>
              <table:table-cell office:value-type="float" office:value="68.2783">
                <text:p>68.2783</text:p>
              </table:table-cell>
              <table:table-cell office:value-type="float" office:value="73.9992">
                <text:p>73.9992</text:p>
              </table:table-cell>
            </table:table-row>
            <table:table-row>
              <table:table-cell office:value-type="string">
                <text:p>Row 396</text:p>
              </table:table-cell>
              <table:table-cell office:value-type="float" office:value="0.569444444444444">
                <text:p>0.569444444444444</text:p>
              </table:table-cell>
              <table:table-cell office:value-type="float" office:value="68.0503">
                <text:p>68.0503</text:p>
              </table:table-cell>
              <table:table-cell office:value-type="float" office:value="73.8758">
                <text:p>73.8758</text:p>
              </table:table-cell>
            </table:table-row>
            <table:table-row>
              <table:table-cell office:value-type="string">
                <text:p>Row 397</text:p>
              </table:table-cell>
              <table:table-cell office:value-type="float" office:value="0.570138888888889">
                <text:p>0.570138888888889</text:p>
              </table:table-cell>
              <table:table-cell office:value-type="float" office:value="67.8201">
                <text:p>67.8201</text:p>
              </table:table-cell>
              <table:table-cell office:value-type="float" office:value="73.7507">
                <text:p>73.7507</text:p>
              </table:table-cell>
            </table:table-row>
            <table:table-row>
              <table:table-cell office:value-type="string">
                <text:p>Row 398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67.5876">
                <text:p>67.5876</text:p>
              </table:table-cell>
              <table:table-cell office:value-type="float" office:value="73.6239">
                <text:p>73.6239</text:p>
              </table:table-cell>
            </table:table-row>
            <table:table-row>
              <table:table-cell office:value-type="string">
                <text:p>Row 399</text:p>
              </table:table-cell>
              <table:table-cell office:value-type="float" office:value="0.571527777777778">
                <text:p>0.571527777777778</text:p>
              </table:table-cell>
              <table:table-cell office:value-type="float" office:value="67.3529">
                <text:p>67.3529</text:p>
              </table:table-cell>
              <table:table-cell office:value-type="float" office:value="73.4953">
                <text:p>73.4953</text:p>
              </table:table-cell>
            </table:table-row>
            <table:table-row>
              <table:table-cell office:value-type="string">
                <text:p>Row 400</text:p>
              </table:table-cell>
              <table:table-cell office:value-type="float" office:value="0.572222222222222">
                <text:p>0.572222222222222</text:p>
              </table:table-cell>
              <table:table-cell office:value-type="float" office:value="67.1159">
                <text:p>67.1159</text:p>
              </table:table-cell>
              <table:table-cell office:value-type="float" office:value="73.365">
                <text:p>73.365</text:p>
              </table:table-cell>
            </table:table-row>
            <table:table-row>
              <table:table-cell office:value-type="string">
                <text:p>Row 401</text:p>
              </table:table-cell>
              <table:table-cell office:value-type="float" office:value="0.572916666666666">
                <text:p>0.572916666666666</text:p>
              </table:table-cell>
              <table:table-cell office:value-type="float" office:value="66.8766">
                <text:p>66.8766</text:p>
              </table:table-cell>
              <table:table-cell office:value-type="float" office:value="73.2329">
                <text:p>73.2329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0.573611111111111">
                <text:p>0.573611111111111</text:p>
              </table:table-cell>
              <table:table-cell office:value-type="float" office:value="66.6351">
                <text:p>66.6351</text:p>
              </table:table-cell>
              <table:table-cell office:value-type="float" office:value="73.0991">
                <text:p>73.0991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0.574305555555555">
                <text:p>0.574305555555555</text:p>
              </table:table-cell>
              <table:table-cell office:value-type="float" office:value="66.3914">
                <text:p>66.3914</text:p>
              </table:table-cell>
              <table:table-cell office:value-type="float" office:value="72.9634">
                <text:p>72.9634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0.575">
                <text:p>0.575</text:p>
              </table:table-cell>
              <table:table-cell office:value-type="float" office:value="66.1454">
                <text:p>66.1454</text:p>
              </table:table-cell>
              <table:table-cell office:value-type="float" office:value="72.8259">
                <text:p>72.8259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0.575694444444444">
                <text:p>0.575694444444444</text:p>
              </table:table-cell>
              <table:table-cell office:value-type="float" office:value="65.8972">
                <text:p>65.8972</text:p>
              </table:table-cell>
              <table:table-cell office:value-type="float" office:value="72.6866">
                <text:p>72.6866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0.576388888888889">
                <text:p>0.576388888888889</text:p>
              </table:table-cell>
              <table:table-cell office:value-type="float" office:value="65.6467">
                <text:p>65.6467</text:p>
              </table:table-cell>
              <table:table-cell office:value-type="float" office:value="72.5454">
                <text:p>72.5454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0.577083333333333">
                <text:p>0.577083333333333</text:p>
              </table:table-cell>
              <table:table-cell office:value-type="float" office:value="65.3939">
                <text:p>65.3939</text:p>
              </table:table-cell>
              <table:table-cell office:value-type="float" office:value="72.4024">
                <text:p>72.4024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0.577777777777778">
                <text:p>0.577777777777778</text:p>
              </table:table-cell>
              <table:table-cell office:value-type="float" office:value="65.139">
                <text:p>65.139</text:p>
              </table:table-cell>
              <table:table-cell office:value-type="float" office:value="72.2574">
                <text:p>72.2574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0.578472222222222">
                <text:p>0.578472222222222</text:p>
              </table:table-cell>
              <table:table-cell office:value-type="float" office:value="64.8817">
                <text:p>64.8817</text:p>
              </table:table-cell>
              <table:table-cell office:value-type="float" office:value="72.1106">
                <text:p>72.1106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0.579166666666666">
                <text:p>0.579166666666666</text:p>
              </table:table-cell>
              <table:table-cell office:value-type="float" office:value="64.6223">
                <text:p>64.6223</text:p>
              </table:table-cell>
              <table:table-cell office:value-type="float" office:value="71.9618">
                <text:p>71.9618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0.579861111111111">
                <text:p>0.579861111111111</text:p>
              </table:table-cell>
              <table:table-cell office:value-type="float" office:value="64.3605">
                <text:p>64.3605</text:p>
              </table:table-cell>
              <table:table-cell office:value-type="float" office:value="71.811">
                <text:p>71.811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0.580555555555555">
                <text:p>0.580555555555555</text:p>
              </table:table-cell>
              <table:table-cell office:value-type="float" office:value="64.0966">
                <text:p>64.0966</text:p>
              </table:table-cell>
              <table:table-cell office:value-type="float" office:value="71.6583">
                <text:p>71.6583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0.58125">
                <text:p>0.58125</text:p>
              </table:table-cell>
              <table:table-cell office:value-type="float" office:value="63.8304">
                <text:p>63.8304</text:p>
              </table:table-cell>
              <table:table-cell office:value-type="float" office:value="71.5036">
                <text:p>71.5036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0.581944444444444">
                <text:p>0.581944444444444</text:p>
              </table:table-cell>
              <table:table-cell office:value-type="float" office:value="63.5619">
                <text:p>63.5619</text:p>
              </table:table-cell>
              <table:table-cell office:value-type="float" office:value="71.3468">
                <text:p>71.3468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0.582638888888889">
                <text:p>0.582638888888889</text:p>
              </table:table-cell>
              <table:table-cell office:value-type="float" office:value="63.2912">
                <text:p>63.2912</text:p>
              </table:table-cell>
              <table:table-cell office:value-type="float" office:value="71.188">
                <text:p>71.188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63.0183">
                <text:p>63.0183</text:p>
              </table:table-cell>
              <table:table-cell office:value-type="float" office:value="71.0272">
                <text:p>71.0272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0.584027777777777">
                <text:p>0.584027777777777</text:p>
              </table:table-cell>
              <table:table-cell office:value-type="float" office:value="62.7431">
                <text:p>62.7431</text:p>
              </table:table-cell>
              <table:table-cell office:value-type="float" office:value="70.8642">
                <text:p>70.8642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0.584722222222222">
                <text:p>0.584722222222222</text:p>
              </table:table-cell>
              <table:table-cell office:value-type="float" office:value="62.4657">
                <text:p>62.4657</text:p>
              </table:table-cell>
              <table:table-cell office:value-type="float" office:value="70.6992">
                <text:p>70.6992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0.585416666666666">
                <text:p>0.585416666666666</text:p>
              </table:table-cell>
              <table:table-cell office:value-type="float" office:value="62.186">
                <text:p>62.186</text:p>
              </table:table-cell>
              <table:table-cell office:value-type="float" office:value="70.532">
                <text:p>70.532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0.586111111111111">
                <text:p>0.586111111111111</text:p>
              </table:table-cell>
              <table:table-cell office:value-type="float" office:value="61.9041">
                <text:p>61.9041</text:p>
              </table:table-cell>
              <table:table-cell office:value-type="float" office:value="70.3627">
                <text:p>70.3627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0.586805555555555">
                <text:p>0.586805555555555</text:p>
              </table:table-cell>
              <table:table-cell office:value-type="float" office:value="61.62">
                <text:p>61.62</text:p>
              </table:table-cell>
              <table:table-cell office:value-type="float" office:value="70.1912">
                <text:p>70.1912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0.5875">
                <text:p>0.5875</text:p>
              </table:table-cell>
              <table:table-cell office:value-type="float" office:value="61.3336">
                <text:p>61.3336</text:p>
              </table:table-cell>
              <table:table-cell office:value-type="float" office:value="70.0174">
                <text:p>70.0174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0.588194444444444">
                <text:p>0.588194444444444</text:p>
              </table:table-cell>
              <table:table-cell office:value-type="float" office:value="61.045">
                <text:p>61.045</text:p>
              </table:table-cell>
              <table:table-cell office:value-type="float" office:value="69.8415">
                <text:p>69.8415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0.588888888888889">
                <text:p>0.588888888888889</text:p>
              </table:table-cell>
              <table:table-cell office:value-type="float" office:value="60.7542">
                <text:p>60.7542</text:p>
              </table:table-cell>
              <table:table-cell office:value-type="float" office:value="69.6633">
                <text:p>69.6633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0.589583333333333">
                <text:p>0.589583333333333</text:p>
              </table:table-cell>
              <table:table-cell office:value-type="float" office:value="60.4611">
                <text:p>60.4611</text:p>
              </table:table-cell>
              <table:table-cell office:value-type="float" office:value="69.4828">
                <text:p>69.4828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0.590277777777777">
                <text:p>0.590277777777777</text:p>
              </table:table-cell>
              <table:table-cell office:value-type="float" office:value="60.1657">
                <text:p>60.1657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0.590972222222222">
                <text:p>0.590972222222222</text:p>
              </table:table-cell>
              <table:table-cell office:value-type="float" office:value="59.8682">
                <text:p>59.8682</text:p>
              </table:table-cell>
              <table:table-cell office:value-type="float" office:value="69.1149">
                <text:p>69.1149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0.591666666666666">
                <text:p>0.591666666666666</text:p>
              </table:table-cell>
              <table:table-cell office:value-type="float" office:value="59.5683">
                <text:p>59.5683</text:p>
              </table:table-cell>
              <table:table-cell office:value-type="float" office:value="68.9274">
                <text:p>68.9274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0.592361111111111">
                <text:p>0.592361111111111</text:p>
              </table:table-cell>
              <table:table-cell office:value-type="float" office:value="59.2663">
                <text:p>59.2663</text:p>
              </table:table-cell>
              <table:table-cell office:value-type="float" office:value="68.7375">
                <text:p>68.7375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0.593055555555555">
                <text:p>0.593055555555555</text:p>
              </table:table-cell>
              <table:table-cell office:value-type="float" office:value="58.962">
                <text:p>58.962</text:p>
              </table:table-cell>
              <table:table-cell office:value-type="float" office:value="68.5452">
                <text:p>68.5452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0.59375">
                <text:p>0.59375</text:p>
              </table:table-cell>
              <table:table-cell office:value-type="float" office:value="58.6555">
                <text:p>58.6555</text:p>
              </table:table-cell>
              <table:table-cell office:value-type="float" office:value="68.3504">
                <text:p>68.3504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0.594444444444444">
                <text:p>0.594444444444444</text:p>
              </table:table-cell>
              <table:table-cell office:value-type="float" office:value="58.3467">
                <text:p>58.3467</text:p>
              </table:table-cell>
              <table:table-cell office:value-type="float" office:value="68.1532">
                <text:p>68.1532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0.595138888888889">
                <text:p>0.595138888888889</text:p>
              </table:table-cell>
              <table:table-cell office:value-type="float" office:value="58.0357">
                <text:p>58.0357</text:p>
              </table:table-cell>
              <table:table-cell office:value-type="float" office:value="67.9534">
                <text:p>67.9534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0.595833333333333">
                <text:p>0.595833333333333</text:p>
              </table:table-cell>
              <table:table-cell office:value-type="float" office:value="57.7225">
                <text:p>57.7225</text:p>
              </table:table-cell>
              <table:table-cell office:value-type="float" office:value="67.7511">
                <text:p>67.7511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0.596527777777777">
                <text:p>0.596527777777777</text:p>
              </table:table-cell>
              <table:table-cell office:value-type="float" office:value="57.407">
                <text:p>57.407</text:p>
              </table:table-cell>
              <table:table-cell office:value-type="float" office:value="67.5463">
                <text:p>67.5463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0.597222222222222">
                <text:p>0.597222222222222</text:p>
              </table:table-cell>
              <table:table-cell office:value-type="float" office:value="57.0893">
                <text:p>57.0893</text:p>
              </table:table-cell>
              <table:table-cell office:value-type="float" office:value="67.3388">
                <text:p>67.3388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0.597916666666666">
                <text:p>0.597916666666666</text:p>
              </table:table-cell>
              <table:table-cell office:value-type="float" office:value="56.7694">
                <text:p>56.7694</text:p>
              </table:table-cell>
              <table:table-cell office:value-type="float" office:value="67.1288">
                <text:p>67.1288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0.598611111111111">
                <text:p>0.598611111111111</text:p>
              </table:table-cell>
              <table:table-cell office:value-type="float" office:value="56.4472">
                <text:p>56.4472</text:p>
              </table:table-cell>
              <table:table-cell office:value-type="float" office:value="66.916">
                <text:p>66.916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0.599305555555555">
                <text:p>0.599305555555555</text:p>
              </table:table-cell>
              <table:table-cell office:value-type="float" office:value="56.1228">
                <text:p>56.1228</text:p>
              </table:table-cell>
              <table:table-cell office:value-type="float" office:value="66.7005">
                <text:p>66.7005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0.6">
                <text:p>0.6</text:p>
              </table:table-cell>
              <table:table-cell office:value-type="float" office:value="55.7961">
                <text:p>55.7961</text:p>
              </table:table-cell>
              <table:table-cell office:value-type="float" office:value="66.4824">
                <text:p>66.4824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0.600694444444444">
                <text:p>0.600694444444444</text:p>
              </table:table-cell>
              <table:table-cell office:value-type="float" office:value="55.4672">
                <text:p>55.4672</text:p>
              </table:table-cell>
              <table:table-cell office:value-type="float" office:value="66.2614">
                <text:p>66.2614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0.601388888888889">
                <text:p>0.601388888888889</text:p>
              </table:table-cell>
              <table:table-cell office:value-type="float" office:value="55.1361">
                <text:p>55.1361</text:p>
              </table:table-cell>
              <table:table-cell office:value-type="float" office:value="66.0376">
                <text:p>66.0376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0.602083333333333">
                <text:p>0.602083333333333</text:p>
              </table:table-cell>
              <table:table-cell office:value-type="float" office:value="54.8027">
                <text:p>54.8027</text:p>
              </table:table-cell>
              <table:table-cell office:value-type="float" office:value="65.811">
                <text:p>65.811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0.602777777777777">
                <text:p>0.602777777777777</text:p>
              </table:table-cell>
              <table:table-cell office:value-type="float" office:value="54.4671">
                <text:p>54.4671</text:p>
              </table:table-cell>
              <table:table-cell office:value-type="float" office:value="65.5816">
                <text:p>65.5816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0.603472222222222">
                <text:p>0.603472222222222</text:p>
              </table:table-cell>
              <table:table-cell office:value-type="float" office:value="54.1292">
                <text:p>54.1292</text:p>
              </table:table-cell>
              <table:table-cell office:value-type="float" office:value="65.3492">
                <text:p>65.3492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0.604166666666666">
                <text:p>0.604166666666666</text:p>
              </table:table-cell>
              <table:table-cell office:value-type="float" office:value="53.7892">
                <text:p>53.7892</text:p>
              </table:table-cell>
              <table:table-cell office:value-type="float" office:value="65.1138">
                <text:p>65.1138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0.604861111111111">
                <text:p>0.604861111111111</text:p>
              </table:table-cell>
              <table:table-cell office:value-type="float" office:value="53.4468">
                <text:p>53.4468</text:p>
              </table:table-cell>
              <table:table-cell office:value-type="float" office:value="64.8755">
                <text:p>64.8755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0.605555555555555">
                <text:p>0.605555555555555</text:p>
              </table:table-cell>
              <table:table-cell office:value-type="float" office:value="53.1023">
                <text:p>53.1023</text:p>
              </table:table-cell>
              <table:table-cell office:value-type="float" office:value="64.6342">
                <text:p>64.6342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0.60625">
                <text:p>0.60625</text:p>
              </table:table-cell>
              <table:table-cell office:value-type="float" office:value="52.7555">
                <text:p>52.7555</text:p>
              </table:table-cell>
              <table:table-cell office:value-type="float" office:value="64.3897">
                <text:p>64.3897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0.606944444444444">
                <text:p>0.606944444444444</text:p>
              </table:table-cell>
              <table:table-cell office:value-type="float" office:value="52.4064">
                <text:p>52.4064</text:p>
              </table:table-cell>
              <table:table-cell office:value-type="float" office:value="64.1422">
                <text:p>64.1422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0.607638888888889">
                <text:p>0.607638888888889</text:p>
              </table:table-cell>
              <table:table-cell office:value-type="float" office:value="52.0552">
                <text:p>52.0552</text:p>
              </table:table-cell>
              <table:table-cell office:value-type="float" office:value="63.8915">
                <text:p>63.8915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0.608333333333333">
                <text:p>0.608333333333333</text:p>
              </table:table-cell>
              <table:table-cell office:value-type="float" office:value="51.7016">
                <text:p>51.7016</text:p>
              </table:table-cell>
              <table:table-cell office:value-type="float" office:value="63.6377">
                <text:p>63.6377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0.609027777777777">
                <text:p>0.609027777777777</text:p>
              </table:table-cell>
              <table:table-cell office:value-type="float" office:value="51.3459">
                <text:p>51.3459</text:p>
              </table:table-cell>
              <table:table-cell office:value-type="float" office:value="63.3806">
                <text:p>63.3806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0.609722222222222">
                <text:p>0.609722222222222</text:p>
              </table:table-cell>
              <table:table-cell office:value-type="float" office:value="50.9879">
                <text:p>50.9879</text:p>
              </table:table-cell>
              <table:table-cell office:value-type="float" office:value="63.1202">
                <text:p>63.1202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0.610416666666666">
                <text:p>0.610416666666666</text:p>
              </table:table-cell>
              <table:table-cell office:value-type="float" office:value="50.6277">
                <text:p>50.6277</text:p>
              </table:table-cell>
              <table:table-cell office:value-type="float" office:value="62.8565">
                <text:p>62.8565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50.2652">
                <text:p>50.2652</text:p>
              </table:table-cell>
              <table:table-cell office:value-type="float" office:value="62.5894">
                <text:p>62.5894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0.611805555555555">
                <text:p>0.611805555555555</text:p>
              </table:table-cell>
              <table:table-cell office:value-type="float" office:value="49.9005">
                <text:p>49.9005</text:p>
              </table:table-cell>
              <table:table-cell office:value-type="float" office:value="62.3189">
                <text:p>62.3189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0.6125">
                <text:p>0.6125</text:p>
              </table:table-cell>
              <table:table-cell office:value-type="float" office:value="49.5335">
                <text:p>49.5335</text:p>
              </table:table-cell>
              <table:table-cell office:value-type="float" office:value="62.045">
                <text:p>62.045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0.613194444444444">
                <text:p>0.613194444444444</text:p>
              </table:table-cell>
              <table:table-cell office:value-type="float" office:value="49.1644">
                <text:p>49.1644</text:p>
              </table:table-cell>
              <table:table-cell office:value-type="float" office:value="61.7676">
                <text:p>61.7676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0.613888888888889">
                <text:p>0.613888888888889</text:p>
              </table:table-cell>
              <table:table-cell office:value-type="float" office:value="48.7929">
                <text:p>48.7929</text:p>
              </table:table-cell>
              <table:table-cell office:value-type="float" office:value="61.4866">
                <text:p>61.4866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0.614583333333333">
                <text:p>0.614583333333333</text:p>
              </table:table-cell>
              <table:table-cell office:value-type="float" office:value="48.4193">
                <text:p>48.4193</text:p>
              </table:table-cell>
              <table:table-cell office:value-type="float" office:value="61.202">
                <text:p>61.202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0.615277777777777">
                <text:p>0.615277777777777</text:p>
              </table:table-cell>
              <table:table-cell office:value-type="float" office:value="48.0434">
                <text:p>48.0434</text:p>
              </table:table-cell>
              <table:table-cell office:value-type="float" office:value="60.9137">
                <text:p>60.9137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0.615972222222222">
                <text:p>0.615972222222222</text:p>
              </table:table-cell>
              <table:table-cell office:value-type="float" office:value="47.6652">
                <text:p>47.6652</text:p>
              </table:table-cell>
              <table:table-cell office:value-type="float" office:value="60.6218">
                <text:p>60.6218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0.616666666666666">
                <text:p>0.616666666666666</text:p>
              </table:table-cell>
              <table:table-cell office:value-type="float" office:value="47.2848">
                <text:p>47.2848</text:p>
              </table:table-cell>
              <table:table-cell office:value-type="float" office:value="60.3261">
                <text:p>60.3261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0.617361111111111">
                <text:p>0.617361111111111</text:p>
              </table:table-cell>
              <table:table-cell office:value-type="float" office:value="46.9022">
                <text:p>46.9022</text:p>
              </table:table-cell>
              <table:table-cell office:value-type="float" office:value="60.0266">
                <text:p>60.0266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0.618055555555555">
                <text:p>0.618055555555555</text:p>
              </table:table-cell>
              <table:table-cell office:value-type="float" office:value="46.5174">
                <text:p>46.5174</text:p>
              </table:table-cell>
              <table:table-cell office:value-type="float" office:value="59.7232">
                <text:p>59.7232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0.61875">
                <text:p>0.61875</text:p>
              </table:table-cell>
              <table:table-cell office:value-type="float" office:value="46.1303">
                <text:p>46.1303</text:p>
              </table:table-cell>
              <table:table-cell office:value-type="float" office:value="59.4159">
                <text:p>59.4159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0.619444444444444">
                <text:p>0.619444444444444</text:p>
              </table:table-cell>
              <table:table-cell office:value-type="float" office:value="45.7409">
                <text:p>45.7409</text:p>
              </table:table-cell>
              <table:table-cell office:value-type="float" office:value="59.1047">
                <text:p>59.1047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0.620138888888888">
                <text:p>0.620138888888888</text:p>
              </table:table-cell>
              <table:table-cell office:value-type="float" office:value="45.3494">
                <text:p>45.3494</text:p>
              </table:table-cell>
              <table:table-cell office:value-type="float" office:value="58.7894">
                <text:p>58.7894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0.620833333333333">
                <text:p>0.620833333333333</text:p>
              </table:table-cell>
              <table:table-cell office:value-type="float" office:value="44.9556">
                <text:p>44.9556</text:p>
              </table:table-cell>
              <table:table-cell office:value-type="float" office:value="58.4701">
                <text:p>58.4701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0.621527777777777">
                <text:p>0.621527777777777</text:p>
              </table:table-cell>
              <table:table-cell office:value-type="float" office:value="44.5595">
                <text:p>44.5595</text:p>
              </table:table-cell>
              <table:table-cell office:value-type="float" office:value="58.1466">
                <text:p>58.1466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0.622222222222222">
                <text:p>0.622222222222222</text:p>
              </table:table-cell>
              <table:table-cell office:value-type="float" office:value="44.1613">
                <text:p>44.1613</text:p>
              </table:table-cell>
              <table:table-cell office:value-type="float" office:value="57.8189">
                <text:p>57.8189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0.622916666666666">
                <text:p>0.622916666666666</text:p>
              </table:table-cell>
              <table:table-cell office:value-type="float" office:value="43.7608">
                <text:p>43.7608</text:p>
              </table:table-cell>
              <table:table-cell office:value-type="float" office:value="57.487">
                <text:p>57.487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0.623611111111111">
                <text:p>0.623611111111111</text:p>
              </table:table-cell>
              <table:table-cell office:value-type="float" office:value="43.358">
                <text:p>43.358</text:p>
              </table:table-cell>
              <table:table-cell office:value-type="float" office:value="57.1508">
                <text:p>57.1508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0.624305555555555">
                <text:p>0.624305555555555</text:p>
              </table:table-cell>
              <table:table-cell office:value-type="float" office:value="42.9531">
                <text:p>42.9531</text:p>
              </table:table-cell>
              <table:table-cell office:value-type="float" office:value="56.8101">
                <text:p>56.8101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0.625">
                <text:p>0.625</text:p>
              </table:table-cell>
              <table:table-cell office:value-type="float" office:value="42.5459">
                <text:p>42.5459</text:p>
              </table:table-cell>
              <table:table-cell office:value-type="float" office:value="56.4651">
                <text:p>56.4651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0.625694444444444">
                <text:p>0.625694444444444</text:p>
              </table:table-cell>
              <table:table-cell office:value-type="float" office:value="42.1365">
                <text:p>42.1365</text:p>
              </table:table-cell>
              <table:table-cell office:value-type="float" office:value="56.1156">
                <text:p>56.1156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0.626388888888888">
                <text:p>0.626388888888888</text:p>
              </table:table-cell>
              <table:table-cell office:value-type="float" office:value="41.7249">
                <text:p>41.7249</text:p>
              </table:table-cell>
              <table:table-cell office:value-type="float" office:value="55.7615">
                <text:p>55.7615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0.627083333333333">
                <text:p>0.627083333333333</text:p>
              </table:table-cell>
              <table:table-cell office:value-type="float" office:value="41.311">
                <text:p>41.311</text:p>
              </table:table-cell>
              <table:table-cell office:value-type="float" office:value="55.4027">
                <text:p>55.4027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0.627777777777777">
                <text:p>0.627777777777777</text:p>
              </table:table-cell>
              <table:table-cell office:value-type="float" office:value="40.8949">
                <text:p>40.8949</text:p>
              </table:table-cell>
              <table:table-cell office:value-type="float" office:value="55.0393">
                <text:p>55.0393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0.628472222222222">
                <text:p>0.628472222222222</text:p>
              </table:table-cell>
              <table:table-cell office:value-type="float" office:value="40.4766">
                <text:p>40.4766</text:p>
              </table:table-cell>
              <table:table-cell office:value-type="float" office:value="54.6711">
                <text:p>54.6711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0.629166666666666">
                <text:p>0.629166666666666</text:p>
              </table:table-cell>
              <table:table-cell office:value-type="float" office:value="40.0562">
                <text:p>40.0562</text:p>
              </table:table-cell>
              <table:table-cell office:value-type="float" office:value="54.2981">
                <text:p>54.2981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0.629861111111111">
                <text:p>0.629861111111111</text:p>
              </table:table-cell>
              <table:table-cell office:value-type="float" office:value="39.6334">
                <text:p>39.6334</text:p>
              </table:table-cell>
              <table:table-cell office:value-type="float" office:value="53.9202">
                <text:p>53.9202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0.630555555555555">
                <text:p>0.630555555555555</text:p>
              </table:table-cell>
              <table:table-cell office:value-type="float" office:value="39.2085">
                <text:p>39.2085</text:p>
              </table:table-cell>
              <table:table-cell office:value-type="float" office:value="53.5374">
                <text:p>53.5374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0.63125">
                <text:p>0.63125</text:p>
              </table:table-cell>
              <table:table-cell office:value-type="float" office:value="38.7814">
                <text:p>38.7814</text:p>
              </table:table-cell>
              <table:table-cell office:value-type="float" office:value="53.1495">
                <text:p>53.1495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0.631944444444444">
                <text:p>0.631944444444444</text:p>
              </table:table-cell>
              <table:table-cell office:value-type="float" office:value="38.3521">
                <text:p>38.3521</text:p>
              </table:table-cell>
              <table:table-cell office:value-type="float" office:value="52.7565">
                <text:p>52.7565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0.632638888888888">
                <text:p>0.632638888888888</text:p>
              </table:table-cell>
              <table:table-cell office:value-type="float" office:value="37.9207">
                <text:p>37.9207</text:p>
              </table:table-cell>
              <table:table-cell office:value-type="float" office:value="52.3584">
                <text:p>52.3584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7.487">
                <text:p>37.487</text:p>
              </table:table-cell>
              <table:table-cell office:value-type="float" office:value="51.955">
                <text:p>51.955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0.634027777777777">
                <text:p>0.634027777777777</text:p>
              </table:table-cell>
              <table:table-cell office:value-type="float" office:value="37.0512">
                <text:p>37.0512</text:p>
              </table:table-cell>
              <table:table-cell office:value-type="float" office:value="51.5463">
                <text:p>51.5463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0.634722222222222">
                <text:p>0.634722222222222</text:p>
              </table:table-cell>
              <table:table-cell office:value-type="float" office:value="36.6131">
                <text:p>36.6131</text:p>
              </table:table-cell>
              <table:table-cell office:value-type="float" office:value="51.1322">
                <text:p>51.1322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0.635416666666666">
                <text:p>0.635416666666666</text:p>
              </table:table-cell>
              <table:table-cell office:value-type="float" office:value="36.173">
                <text:p>36.173</text:p>
              </table:table-cell>
              <table:table-cell office:value-type="float" office:value="50.7127">
                <text:p>50.7127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0.636111111111111">
                <text:p>0.636111111111111</text:p>
              </table:table-cell>
              <table:table-cell office:value-type="float" office:value="35.7307">
                <text:p>35.7307</text:p>
              </table:table-cell>
              <table:table-cell office:value-type="float" office:value="50.2876">
                <text:p>50.2876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0.636805555555555">
                <text:p>0.636805555555555</text:p>
              </table:table-cell>
              <table:table-cell office:value-type="float" office:value="35.2862">
                <text:p>35.2862</text:p>
              </table:table-cell>
              <table:table-cell office:value-type="float" office:value="49.8569">
                <text:p>49.8569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0.6375">
                <text:p>0.6375</text:p>
              </table:table-cell>
              <table:table-cell office:value-type="float" office:value="34.8396">
                <text:p>34.8396</text:p>
              </table:table-cell>
              <table:table-cell office:value-type="float" office:value="49.4205">
                <text:p>49.4205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0.638194444444444">
                <text:p>0.638194444444444</text:p>
              </table:table-cell>
              <table:table-cell office:value-type="float" office:value="34.3909">
                <text:p>34.3909</text:p>
              </table:table-cell>
              <table:table-cell office:value-type="float" office:value="48.9784">
                <text:p>48.9784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0.638888888888888">
                <text:p>0.638888888888888</text:p>
              </table:table-cell>
              <table:table-cell office:value-type="float" office:value="33.9401">
                <text:p>33.9401</text:p>
              </table:table-cell>
              <table:table-cell office:value-type="float" office:value="48.5304">
                <text:p>48.5304</text:p>
              </table:table-cell>
            </table:table-row>
            <table:table-row>
              <table:table-cell office:value-type="string">
                <text:p>Row 497</text:p>
              </table:table-cell>
              <table:table-cell office:value-type="float" office:value="0.639583333333333">
                <text:p>0.639583333333333</text:p>
              </table:table-cell>
              <table:table-cell office:value-type="float" office:value="33.4872">
                <text:p>33.4872</text:p>
              </table:table-cell>
              <table:table-cell office:value-type="float" office:value="48.0766">
                <text:p>48.0766</text:p>
              </table:table-cell>
            </table:table-row>
            <table:table-row>
              <table:table-cell office:value-type="string">
                <text:p>Row 498</text:p>
              </table:table-cell>
              <table:table-cell office:value-type="float" office:value="0.640277777777777">
                <text:p>0.640277777777777</text:p>
              </table:table-cell>
              <table:table-cell office:value-type="float" office:value="33.0322">
                <text:p>33.0322</text:p>
              </table:table-cell>
              <table:table-cell office:value-type="float" office:value="47.6167">
                <text:p>47.6167</text:p>
              </table:table-cell>
            </table:table-row>
            <table:table-row>
              <table:table-cell office:value-type="string">
                <text:p>Row 499</text:p>
              </table:table-cell>
              <table:table-cell office:value-type="float" office:value="0.640972222222222">
                <text:p>0.640972222222222</text:p>
              </table:table-cell>
              <table:table-cell office:value-type="float" office:value="32.5751">
                <text:p>32.5751</text:p>
              </table:table-cell>
              <table:table-cell office:value-type="float" office:value="47.1508">
                <text:p>47.1508</text:p>
              </table:table-cell>
            </table:table-row>
            <table:table-row>
              <table:table-cell office:value-type="string">
                <text:p>Row 500</text:p>
              </table:table-cell>
              <table:table-cell office:value-type="float" office:value="0.641666666666666">
                <text:p>0.641666666666666</text:p>
              </table:table-cell>
              <table:table-cell office:value-type="float" office:value="32.116">
                <text:p>32.116</text:p>
              </table:table-cell>
              <table:table-cell office:value-type="float" office:value="46.6788">
                <text:p>46.6788</text:p>
              </table:table-cell>
            </table:table-row>
            <table:table-row>
              <table:table-cell office:value-type="string">
                <text:p>Row 501</text:p>
              </table:table-cell>
              <table:table-cell office:value-type="float" office:value="0.642361111111111">
                <text:p>0.642361111111111</text:p>
              </table:table-cell>
              <table:table-cell office:value-type="float" office:value="31.6549">
                <text:p>31.6549</text:p>
              </table:table-cell>
              <table:table-cell office:value-type="float" office:value="46.2005">
                <text:p>46.2005</text:p>
              </table:table-cell>
            </table:table-row>
            <table:table-row>
              <table:table-cell office:value-type="string">
                <text:p>Row 502</text:p>
              </table:table-cell>
              <table:table-cell office:value-type="float" office:value="0.643055555555555">
                <text:p>0.643055555555555</text:p>
              </table:table-cell>
              <table:table-cell office:value-type="float" office:value="31.1918">
                <text:p>31.1918</text:p>
              </table:table-cell>
              <table:table-cell office:value-type="float" office:value="45.716">
                <text:p>45.716</text:p>
              </table:table-cell>
            </table:table-row>
            <table:table-row>
              <table:table-cell office:value-type="string">
                <text:p>Row 503</text:p>
              </table:table-cell>
              <table:table-cell office:value-type="float" office:value="0.64375">
                <text:p>0.64375</text:p>
              </table:table-cell>
              <table:table-cell office:value-type="float" office:value="30.7266">
                <text:p>30.7266</text:p>
              </table:table-cell>
              <table:table-cell office:value-type="float" office:value="45.2251">
                <text:p>45.2251</text:p>
              </table:table-cell>
            </table:table-row>
            <table:table-row>
              <table:table-cell office:value-type="string">
                <text:p>Row 504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30.2595">
                <text:p>30.2595</text:p>
              </table:table-cell>
              <table:table-cell office:value-type="float" office:value="44.7278">
                <text:p>44.7278</text:p>
              </table:table-cell>
            </table:table-row>
            <table:table-row>
              <table:table-cell office:value-type="string">
                <text:p>Row 505</text:p>
              </table:table-cell>
              <table:table-cell office:value-type="float" office:value="0.645138888888888">
                <text:p>0.645138888888888</text:p>
              </table:table-cell>
              <table:table-cell office:value-type="float" office:value="29.7905">
                <text:p>29.7905</text:p>
              </table:table-cell>
              <table:table-cell office:value-type="float" office:value="44.2239">
                <text:p>44.2239</text:p>
              </table:table-cell>
            </table:table-row>
            <table:table-row>
              <table:table-cell office:value-type="string">
                <text:p>Row 506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29.3195">
                <text:p>29.3195</text:p>
              </table:table-cell>
              <table:table-cell office:value-type="float" office:value="43.7135">
                <text:p>43.7135</text:p>
              </table:table-cell>
            </table:table-row>
            <table:table-row>
              <table:table-cell office:value-type="string">
                <text:p>Row 507</text:p>
              </table:table-cell>
              <table:table-cell office:value-type="float" office:value="0.646527777777777">
                <text:p>0.646527777777777</text:p>
              </table:table-cell>
              <table:table-cell office:value-type="float" office:value="28.8467">
                <text:p>28.8467</text:p>
              </table:table-cell>
              <table:table-cell office:value-type="float" office:value="43.1965">
                <text:p>43.1965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0.647222222222222">
                <text:p>0.647222222222222</text:p>
              </table:table-cell>
              <table:table-cell office:value-type="float" office:value="28.372">
                <text:p>28.372</text:p>
              </table:table-cell>
              <table:table-cell office:value-type="float" office:value="42.6728">
                <text:p>42.6728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0.647916666666666">
                <text:p>0.647916666666666</text:p>
              </table:table-cell>
              <table:table-cell office:value-type="float" office:value="27.8954">
                <text:p>27.8954</text:p>
              </table:table-cell>
              <table:table-cell office:value-type="float" office:value="42.1422">
                <text:p>42.1422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0.648611111111111">
                <text:p>0.648611111111111</text:p>
              </table:table-cell>
              <table:table-cell office:value-type="float" office:value="27.4171">
                <text:p>27.4171</text:p>
              </table:table-cell>
              <table:table-cell office:value-type="float" office:value="41.6049">
                <text:p>41.6049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0.649305555555555">
                <text:p>0.649305555555555</text:p>
              </table:table-cell>
              <table:table-cell office:value-type="float" office:value="26.937">
                <text:p>26.937</text:p>
              </table:table-cell>
              <table:table-cell office:value-type="float" office:value="41.0606">
                <text:p>41.0606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.65">
                <text:p>0.65</text:p>
              </table:table-cell>
              <table:table-cell office:value-type="float" office:value="26.4553">
                <text:p>26.4553</text:p>
              </table:table-cell>
              <table:table-cell office:value-type="float" office:value="40.5094">
                <text:p>40.5094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0.650694444444444">
                <text:p>0.650694444444444</text:p>
              </table:table-cell>
              <table:table-cell office:value-type="float" office:value="25.9718">
                <text:p>25.9718</text:p>
              </table:table-cell>
              <table:table-cell office:value-type="float" office:value="39.9511">
                <text:p>39.9511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0.651388888888888">
                <text:p>0.651388888888888</text:p>
              </table:table-cell>
              <table:table-cell office:value-type="float" office:value="25.4867">
                <text:p>25.4867</text:p>
              </table:table-cell>
              <table:table-cell office:value-type="float" office:value="39.3859">
                <text:p>39.3859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0.652083333333333">
                <text:p>0.652083333333333</text:p>
              </table:table-cell>
              <table:table-cell office:value-type="float" office:value="25.0001">
                <text:p>25.0001</text:p>
              </table:table-cell>
              <table:table-cell office:value-type="float" office:value="38.8134">
                <text:p>38.8134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0.652777777777777">
                <text:p>0.652777777777777</text:p>
              </table:table-cell>
              <table:table-cell office:value-type="float" office:value="24.512">
                <text:p>24.512</text:p>
              </table:table-cell>
              <table:table-cell office:value-type="float" office:value="38.2339">
                <text:p>38.2339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0.653472222222222">
                <text:p>0.653472222222222</text:p>
              </table:table-cell>
              <table:table-cell office:value-type="float" office:value="24.0224">
                <text:p>24.0224</text:p>
              </table:table-cell>
              <table:table-cell office:value-type="float" office:value="37.6471">
                <text:p>37.6471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0.654166666666666">
                <text:p>0.654166666666666</text:p>
              </table:table-cell>
              <table:table-cell office:value-type="float" office:value="23.5314">
                <text:p>23.5314</text:p>
              </table:table-cell>
              <table:table-cell office:value-type="float" office:value="37.0532">
                <text:p>37.0532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0.654861111111111">
                <text:p>0.654861111111111</text:p>
              </table:table-cell>
              <table:table-cell office:value-type="float" office:value="23.0391">
                <text:p>23.0391</text:p>
              </table:table-cell>
              <table:table-cell office:value-type="float" office:value="36.4519">
                <text:p>36.4519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0.655555555555555">
                <text:p>0.655555555555555</text:p>
              </table:table-cell>
              <table:table-cell office:value-type="float" office:value="22.5455">
                <text:p>22.5455</text:p>
              </table:table-cell>
              <table:table-cell office:value-type="float" office:value="35.8434">
                <text:p>35.8434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0.656249999999999">
                <text:p>0.656249999999999</text:p>
              </table:table-cell>
              <table:table-cell office:value-type="float" office:value="22.0508">
                <text:p>22.0508</text:p>
              </table:table-cell>
              <table:table-cell office:value-type="float" office:value="35.2277">
                <text:p>35.2277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0.656944444444444">
                <text:p>0.656944444444444</text:p>
              </table:table-cell>
              <table:table-cell office:value-type="float" office:value="21.555">
                <text:p>21.555</text:p>
              </table:table-cell>
              <table:table-cell office:value-type="float" office:value="34.6046">
                <text:p>34.6046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0.657638888888888">
                <text:p>0.657638888888888</text:p>
              </table:table-cell>
              <table:table-cell office:value-type="float" office:value="21.0582">
                <text:p>21.0582</text:p>
              </table:table-cell>
              <table:table-cell office:value-type="float" office:value="33.9743">
                <text:p>33.9743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0.658333333333333">
                <text:p>0.658333333333333</text:p>
              </table:table-cell>
              <table:table-cell office:value-type="float" office:value="20.5605">
                <text:p>20.5605</text:p>
              </table:table-cell>
              <table:table-cell office:value-type="float" office:value="33.3368">
                <text:p>33.3368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0.659027777777777">
                <text:p>0.659027777777777</text:p>
              </table:table-cell>
              <table:table-cell office:value-type="float" office:value="20.062">
                <text:p>20.062</text:p>
              </table:table-cell>
              <table:table-cell office:value-type="float" office:value="32.692">
                <text:p>32.692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0.659722222222222">
                <text:p>0.659722222222222</text:p>
              </table:table-cell>
              <table:table-cell office:value-type="float" office:value="19.5628">
                <text:p>19.5628</text:p>
              </table:table-cell>
              <table:table-cell office:value-type="float" office:value="32.0401">
                <text:p>32.0401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0.660416666666666">
                <text:p>0.660416666666666</text:p>
              </table:table-cell>
              <table:table-cell office:value-type="float" office:value="19.0631">
                <text:p>19.0631</text:p>
              </table:table-cell>
              <table:table-cell office:value-type="float" office:value="31.381">
                <text:p>31.381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0.661111111111111">
                <text:p>0.661111111111111</text:p>
              </table:table-cell>
              <table:table-cell office:value-type="float" office:value="18.5629">
                <text:p>18.5629</text:p>
              </table:table-cell>
              <table:table-cell office:value-type="float" office:value="30.7149">
                <text:p>30.7149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0.661805555555555">
                <text:p>0.661805555555555</text:p>
              </table:table-cell>
              <table:table-cell office:value-type="float" office:value="18.0625">
                <text:p>18.0625</text:p>
              </table:table-cell>
              <table:table-cell office:value-type="float" office:value="30.0418">
                <text:p>30.0418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0.662499999999999">
                <text:p>0.662499999999999</text:p>
              </table:table-cell>
              <table:table-cell office:value-type="float" office:value="17.5618">
                <text:p>17.5618</text:p>
              </table:table-cell>
              <table:table-cell office:value-type="float" office:value="29.3619">
                <text:p>29.3619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0.663194444444444">
                <text:p>0.663194444444444</text:p>
              </table:table-cell>
              <table:table-cell office:value-type="float" office:value="17.0612">
                <text:p>17.0612</text:p>
              </table:table-cell>
              <table:table-cell office:value-type="float" office:value="28.6752">
                <text:p>28.6752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0.663888888888888">
                <text:p>0.663888888888888</text:p>
              </table:table-cell>
              <table:table-cell office:value-type="float" office:value="16.5608">
                <text:p>16.5608</text:p>
              </table:table-cell>
              <table:table-cell office:value-type="float" office:value="27.9819">
                <text:p>27.9819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0.664583333333333">
                <text:p>0.664583333333333</text:p>
              </table:table-cell>
              <table:table-cell office:value-type="float" office:value="16.0607">
                <text:p>16.0607</text:p>
              </table:table-cell>
              <table:table-cell office:value-type="float" office:value="27.2822">
                <text:p>27.2822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0.665277777777777">
                <text:p>0.665277777777777</text:p>
              </table:table-cell>
              <table:table-cell office:value-type="float" office:value="15.5611">
                <text:p>15.5611</text:p>
              </table:table-cell>
              <table:table-cell office:value-type="float" office:value="26.5763">
                <text:p>26.5763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0.665972222222222">
                <text:p>0.665972222222222</text:p>
              </table:table-cell>
              <table:table-cell office:value-type="float" office:value="15.0623">
                <text:p>15.0623</text:p>
              </table:table-cell>
              <table:table-cell office:value-type="float" office:value="25.8644">
                <text:p>25.8644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0.666666666666666">
                <text:p>0.666666666666666</text:p>
              </table:table-cell>
              <table:table-cell office:value-type="float" office:value="14.5645">
                <text:p>14.5645</text:p>
              </table:table-cell>
              <table:table-cell office:value-type="float" office:value="25.1467">
                <text:p>25.1467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0.66736111111111">
                <text:p>0.66736111111111</text:p>
              </table:table-cell>
              <table:table-cell office:value-type="float" office:value="14.0679">
                <text:p>14.0679</text:p>
              </table:table-cell>
              <table:table-cell office:value-type="float" office:value="24.4236">
                <text:p>24.4236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0.668055555555555">
                <text:p>0.668055555555555</text:p>
              </table:table-cell>
              <table:table-cell office:value-type="float" office:value="13.5728">
                <text:p>13.5728</text:p>
              </table:table-cell>
              <table:table-cell office:value-type="float" office:value="23.6953">
                <text:p>23.6953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0.668749999999999">
                <text:p>0.668749999999999</text:p>
              </table:table-cell>
              <table:table-cell office:value-type="float" office:value="13.0794">
                <text:p>13.0794</text:p>
              </table:table-cell>
              <table:table-cell office:value-type="float" office:value="22.9622">
                <text:p>22.9622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0.669444444444444">
                <text:p>0.669444444444444</text:p>
              </table:table-cell>
              <table:table-cell office:value-type="float" office:value="12.588">
                <text:p>12.588</text:p>
              </table:table-cell>
              <table:table-cell office:value-type="float" office:value="22.2247">
                <text:p>22.2247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0.670138888888888">
                <text:p>0.670138888888888</text:p>
              </table:table-cell>
              <table:table-cell office:value-type="float" office:value="12.0989">
                <text:p>12.0989</text:p>
              </table:table-cell>
              <table:table-cell office:value-type="float" office:value="21.4832">
                <text:p>21.4832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0.670833333333333">
                <text:p>0.670833333333333</text:p>
              </table:table-cell>
              <table:table-cell office:value-type="float" office:value="11.6125">
                <text:p>11.6125</text:p>
              </table:table-cell>
              <table:table-cell office:value-type="float" office:value="20.7381">
                <text:p>20.7381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0.671527777777777">
                <text:p>0.671527777777777</text:p>
              </table:table-cell>
              <table:table-cell office:value-type="float" office:value="11.129">
                <text:p>11.129</text:p>
              </table:table-cell>
              <table:table-cell office:value-type="float" office:value="19.9901">
                <text:p>19.9901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0.672222222222222">
                <text:p>0.672222222222222</text:p>
              </table:table-cell>
              <table:table-cell office:value-type="float" office:value="10.649">
                <text:p>10.649</text:p>
              </table:table-cell>
              <table:table-cell office:value-type="float" office:value="19.2398">
                <text:p>19.2398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0.672916666666666">
                <text:p>0.672916666666666</text:p>
              </table:table-cell>
              <table:table-cell office:value-type="float" office:value="10.1726">
                <text:p>10.1726</text:p>
              </table:table-cell>
              <table:table-cell office:value-type="float" office:value="18.4876">
                <text:p>18.4876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0.67361111111111">
                <text:p>0.67361111111111</text:p>
              </table:table-cell>
              <table:table-cell office:value-type="float" office:value="9.70049">
                <text:p>9.70049</text:p>
              </table:table-cell>
              <table:table-cell office:value-type="float" office:value="17.7344">
                <text:p>17.7344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0.674305555555555">
                <text:p>0.674305555555555</text:p>
              </table:table-cell>
              <table:table-cell office:value-type="float" office:value="9.23294">
                <text:p>9.23294</text:p>
              </table:table-cell>
              <table:table-cell office:value-type="float" office:value="16.9808">
                <text:p>16.9808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0.674999999999999">
                <text:p>0.674999999999999</text:p>
              </table:table-cell>
              <table:table-cell office:value-type="float" office:value="8.77046">
                <text:p>8.77046</text:p>
              </table:table-cell>
              <table:table-cell office:value-type="float" office:value="16.2278">
                <text:p>16.2278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0.675694444444444">
                <text:p>0.675694444444444</text:p>
              </table:table-cell>
              <table:table-cell office:value-type="float" office:value="8.31354">
                <text:p>8.31354</text:p>
              </table:table-cell>
              <table:table-cell office:value-type="float" office:value="15.4762">
                <text:p>15.4762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0.676388888888888">
                <text:p>0.676388888888888</text:p>
              </table:table-cell>
              <table:table-cell office:value-type="float" office:value="7.8627">
                <text:p>7.8627</text:p>
              </table:table-cell>
              <table:table-cell office:value-type="float" office:value="14.7269">
                <text:p>14.7269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0.677083333333333">
                <text:p>0.677083333333333</text:p>
              </table:table-cell>
              <table:table-cell office:value-type="float" office:value="7.41849">
                <text:p>7.41849</text:p>
              </table:table-cell>
              <table:table-cell office:value-type="float" office:value="13.9811">
                <text:p>13.9811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0.677777777777777">
                <text:p>0.677777777777777</text:p>
              </table:table-cell>
              <table:table-cell office:value-type="float" office:value="6.98147">
                <text:p>6.98147</text:p>
              </table:table-cell>
              <table:table-cell office:value-type="float" office:value="13.2397">
                <text:p>13.2397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0.678472222222222">
                <text:p>0.678472222222222</text:p>
              </table:table-cell>
              <table:table-cell office:value-type="float" office:value="6.55224">
                <text:p>6.55224</text:p>
              </table:table-cell>
              <table:table-cell office:value-type="float" office:value="12.5041">
                <text:p>12.5041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0.679166666666666">
                <text:p>0.679166666666666</text:p>
              </table:table-cell>
              <table:table-cell office:value-type="float" office:value="6.13143">
                <text:p>6.13143</text:p>
              </table:table-cell>
              <table:table-cell office:value-type="float" office:value="11.7754">
                <text:p>11.7754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0.67986111111111">
                <text:p>0.67986111111111</text:p>
              </table:table-cell>
              <table:table-cell office:value-type="float" office:value="5.71969">
                <text:p>5.71969</text:p>
              </table:table-cell>
              <table:table-cell office:value-type="float" office:value="11.0551">
                <text:p>11.0551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0.680555555555555">
                <text:p>0.680555555555555</text:p>
              </table:table-cell>
              <table:table-cell office:value-type="float" office:value="5.31768">
                <text:p>5.31768</text:p>
              </table:table-cell>
              <table:table-cell office:value-type="float" office:value="10.3446">
                <text:p>10.3446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0.681249999999999">
                <text:p>0.681249999999999</text:p>
              </table:table-cell>
              <table:table-cell office:value-type="float" office:value="4.92611">
                <text:p>4.92611</text:p>
              </table:table-cell>
              <table:table-cell office:value-type="float" office:value="9.64537">
                <text:p>9.64537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0.681944444444444">
                <text:p>0.681944444444444</text:p>
              </table:table-cell>
              <table:table-cell office:value-type="float" office:value="4.54567">
                <text:p>4.54567</text:p>
              </table:table-cell>
              <table:table-cell office:value-type="float" office:value="8.95903">
                <text:p>8.95903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0.682638888888888">
                <text:p>0.682638888888888</text:p>
              </table:table-cell>
              <table:table-cell office:value-type="float" office:value="4.1771">
                <text:p>4.1771</text:p>
              </table:table-cell>
              <table:table-cell office:value-type="float" office:value="8.28725">
                <text:p>8.28725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3.82112">
                <text:p>3.82112</text:p>
              </table:table-cell>
              <table:table-cell office:value-type="float" office:value="7.63174">
                <text:p>7.63174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0.684027777777777">
                <text:p>0.684027777777777</text:p>
              </table:table-cell>
              <table:table-cell office:value-type="float" office:value="3.47847">
                <text:p>3.47847</text:p>
              </table:table-cell>
              <table:table-cell office:value-type="float" office:value="6.99429">
                <text:p>6.99429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0.684722222222222">
                <text:p>0.684722222222222</text:p>
              </table:table-cell>
              <table:table-cell office:value-type="float" office:value="3.14986">
                <text:p>3.14986</text:p>
              </table:table-cell>
              <table:table-cell office:value-type="float" office:value="6.37669">
                <text:p>6.37669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0.685416666666666">
                <text:p>0.685416666666666</text:p>
              </table:table-cell>
              <table:table-cell office:value-type="float" office:value="2.83603">
                <text:p>2.83603</text:p>
              </table:table-cell>
              <table:table-cell office:value-type="float" office:value="5.7808">
                <text:p>5.7808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0.68611111111111">
                <text:p>0.68611111111111</text:p>
              </table:table-cell>
              <table:table-cell office:value-type="float" office:value="2.53764">
                <text:p>2.53764</text:p>
              </table:table-cell>
              <table:table-cell office:value-type="float" office:value="5.20843">
                <text:p>5.20843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0.686805555555555">
                <text:p>0.686805555555555</text:p>
              </table:table-cell>
              <table:table-cell office:value-type="float" office:value="2.25534">
                <text:p>2.25534</text:p>
              </table:table-cell>
              <table:table-cell office:value-type="float" office:value="4.66139">
                <text:p>4.66139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0.687499999999999">
                <text:p>0.687499999999999</text:p>
              </table:table-cell>
              <table:table-cell office:value-type="float" office:value="1.98973">
                <text:p>1.98973</text:p>
              </table:table-cell>
              <table:table-cell office:value-type="float" office:value="4.14144">
                <text:p>4.14144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0.688194444444444">
                <text:p>0.688194444444444</text:p>
              </table:table-cell>
              <table:table-cell office:value-type="float" office:value="1.74133">
                <text:p>1.74133</text:p>
              </table:table-cell>
              <table:table-cell office:value-type="float" office:value="3.65022">
                <text:p>3.65022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0.688888888888888">
                <text:p>0.688888888888888</text:p>
              </table:table-cell>
              <table:table-cell office:value-type="float" office:value="1.51058">
                <text:p>1.51058</text:p>
              </table:table-cell>
              <table:table-cell office:value-type="float" office:value="3.18927">
                <text:p>3.18927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0.689583333333333">
                <text:p>0.689583333333333</text:p>
              </table:table-cell>
              <table:table-cell office:value-type="float" office:value="1.29782">
                <text:p>1.29782</text:p>
              </table:table-cell>
              <table:table-cell office:value-type="float" office:value="2.75993">
                <text:p>2.75993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0.690277777777777">
                <text:p>0.690277777777777</text:p>
              </table:table-cell>
              <table:table-cell office:value-type="float" office:value="1.10326">
                <text:p>1.10326</text:p>
              </table:table-cell>
              <table:table-cell office:value-type="float" office:value="2.36334">
                <text:p>2.36334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0.690972222222222">
                <text:p>0.690972222222222</text:p>
              </table:table-cell>
              <table:table-cell office:value-type="float" office:value="0.926976">
                <text:p>0.926976</text:p>
              </table:table-cell>
              <table:table-cell office:value-type="float" office:value="2.00036">
                <text:p>2.00036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0.691666666666666">
                <text:p>0.691666666666666</text:p>
              </table:table-cell>
              <table:table-cell office:value-type="float" office:value="0.768869">
                <text:p>0.768869</text:p>
              </table:table-cell>
              <table:table-cell office:value-type="float" office:value="1.67153">
                <text:p>1.67153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0.69236111111111">
                <text:p>0.69236111111111</text:p>
              </table:table-cell>
              <table:table-cell office:value-type="float" office:value="0.628678">
                <text:p>0.628678</text:p>
              </table:table-cell>
              <table:table-cell office:value-type="float" office:value="1.37703">
                <text:p>1.37703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0.693055555555555">
                <text:p>0.693055555555555</text:p>
              </table:table-cell>
              <table:table-cell office:value-type="float" office:value="0.505947">
                <text:p>0.505947</text:p>
              </table:table-cell>
              <table:table-cell office:value-type="float" office:value="1.11661">
                <text:p>1.11661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0.693749999999999">
                <text:p>0.693749999999999</text:p>
              </table:table-cell>
              <table:table-cell office:value-type="float" office:value="0.400023">
                <text:p>0.400023</text:p>
              </table:table-cell>
              <table:table-cell office:value-type="float" office:value="0.889597">
                <text:p>0.889597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0.310055">
                <text:p>0.310055</text:p>
              </table:table-cell>
              <table:table-cell office:value-type="float" office:value="0.694847">
                <text:p>0.694847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0.695138888888888">
                <text:p>0.695138888888888</text:p>
              </table:table-cell>
              <table:table-cell office:value-type="float" office:value="0.234996">
                <text:p>0.234996</text:p>
              </table:table-cell>
              <table:table-cell office:value-type="float" office:value="0.530744">
                <text:p>0.530744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0.695833333333333">
                <text:p>0.695833333333333</text:p>
              </table:table-cell>
              <table:table-cell office:value-type="float" office:value="0.173624">
                <text:p>0.173624</text:p>
              </table:table-cell>
              <table:table-cell office:value-type="float" office:value="0.395222">
                <text:p>0.395222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0.696527777777777">
                <text:p>0.696527777777777</text:p>
              </table:table-cell>
              <table:table-cell office:value-type="float" office:value="0.124567">
                <text:p>0.124567</text:p>
              </table:table-cell>
              <table:table-cell office:value-type="float" office:value="0.285806">
                <text:p>0.285806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0.697222222222222">
                <text:p>0.697222222222222</text:p>
              </table:table-cell>
              <table:table-cell office:value-type="float" office:value="0.0863352">
                <text:p>0.0863352</text:p>
              </table:table-cell>
              <table:table-cell office:value-type="float" office:value="0.199677">
                <text:p>0.199677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0.697916666666666">
                <text:p>0.697916666666666</text:p>
              </table:table-cell>
              <table:table-cell office:value-type="float" office:value="0.0573698">
                <text:p>0.0573698</text:p>
              </table:table-cell>
              <table:table-cell office:value-type="float" office:value="0.133761">
                <text:p>0.133761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0.69861111111111">
                <text:p>0.69861111111111</text:p>
              </table:table-cell>
              <table:table-cell office:value-type="float" office:value="0.0360848">
                <text:p>0.0360848</text:p>
              </table:table-cell>
              <table:table-cell office:value-type="float" office:value="0.0848218">
                <text:p>0.0848218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0.699305555555555">
                <text:p>0.699305555555555</text:p>
              </table:table-cell>
              <table:table-cell office:value-type="float" office:value="0.0209022">
                <text:p>0.0209022</text:p>
              </table:table-cell>
              <table:table-cell office:value-type="float" office:value="0.049539">
                <text:p>0.049539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0.0102344">
                <text:p>0.0102344</text:p>
              </table:table-cell>
              <table:table-cell office:value-type="float" office:value="0.0244582">
                <text:p>0.0244582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0.700694444444444">
                <text:p>0.700694444444444</text:p>
              </table:table-cell>
              <table:table-cell office:value-type="float" office:value="0.00250288">
                <text:p>0.00250288</text:p>
              </table:table-cell>
              <table:table-cell office:value-type="float" office:value="0.00603179">
                <text:p>0.00603179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0.701388888888888">
                <text:p>0.701388888888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40.7000007629395pt" style:font-family-asian="'DejaVu LGC Sans'" style:font-family-generic-asian="system" style:font-pitch-asian="variable" style:font-size-asian="40.7000007629395pt" style:font-family-complex="'DejaVu LGC Sans'" style:font-family-generic-complex="system" style:font-pitch-complex="variable" style:font-size-complex="40.7000007629395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8.7000007629395pt" style:font-family-asian="'DejaVu LGC Sans'" style:font-family-generic-asian="system" style:font-pitch-asian="variable" style:font-size-asian="18.7000007629395pt" style:font-family-complex="'DejaVu LGC Sans'" style:font-family-generic-complex="system" style:font-pitch-complex="variable" style:font-size-complex="18.7000007629395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none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21.8999996185303pt" style:font-family-asian="'DejaVu LGC Sans'" style:font-family-generic-asian="system" style:font-pitch-asian="variable" style:font-size-asian="21.8999996185303pt" style:font-family-complex="'DejaVu LGC Sans'" style:font-family-generic-complex="system" style:font-pitch-complex="variable" style:font-size-complex="21.8999996185303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8.2000007629395pt" style:font-family-asian="'DejaVu LGC Sans'" style:font-family-generic-asian="system" style:font-pitch-asian="variable" style:font-size-asian="28.2000007629395pt" style:font-family-complex="'DejaVu LGC Sans'" style:font-family-generic-complex="system" style:font-pitch-complex="variable" style:font-size-complex="28.2000007629395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21.8999996185303pt" style:font-family-asian="'DejaVu LGC Sans'" style:font-family-generic-asian="system" style:font-pitch-asian="variable" style:font-size-asian="21.8999996185303pt" style:font-family-complex="'DejaVu LGC Sans'" style:font-family-generic-complex="system" style:font-pitch-complex="variable" style:font-size-complex="21.8999996185303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'Nimbus Sans L'" style:font-family-generic="swiss" style:font-pitch="variable" fo:font-size="18.7000007629395pt" style:font-family-asian="'DejaVu LGC Sans'" style:font-family-generic-asian="system" style:font-pitch-asian="variable" style:font-size-asian="18.7000007629395pt" style:font-family-complex="'DejaVu LGC Sans'" style:font-family-generic-complex="system" style:font-pitch-complex="variable" style:font-size-complex="18.7000007629395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7.389cm" svg:height="22.053cm" chart:class="chart:scatter" chart:style-name="ch1">
        <chart:title svg:x="10.822cm" svg:y="0.44cm" chart:style-name="ch2">
          <text:p>Main title</text:p>
        </chart:title>
        <chart:legend chart:legend-position="end" svg:x="22.626cm" svg:y="10.318cm" chart:style-name="ch3"/>
        <chart:plot-area chart:style-name="ch4" table:cell-range-address="VI.$A$3:.$B$232" chart:table-number-list="1" svg:x="0.546cm" svg:y="3.446cm" svg:width="20.989cm" svg:height="18.167cm">
          <chart:axis chart:dimension="x" chart:name="primary-x" chart:style-name="ch5">
            <chart:title svg:x="9.72cm" svg:y="20.13cm" chart:style-name="ch6">
              <text:p>Voltage (V)</text:p>
            </chart:title>
            <chart:categories table:cell-range-address="local-table.A2:.A231"/>
            <chart:grid chart:class="major"/>
          </chart:axis>
          <chart:axis chart:dimension="y" chart:name="primary-y" chart:style-name="ch7">
            <chart:title svg:x="0.546cm" svg:y="13.453cm" chart:style-name="ch6">
              <text:p>Current (A)</text:p>
            </chart:title>
            <chart:grid chart:class="major"/>
          </chart:axis>
          <chart:series chart:style-name="ch8">
            <chart:domain/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8.01981">
                <text:p>8.01981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1">
                <text:p>0.1</text:p>
              </table:table-cell>
              <table:table-cell office:value-type="float" office:value="8.01981">
                <text:p>8.01981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2">
                <text:p>0.2</text:p>
              </table:table-cell>
              <table:table-cell office:value-type="float" office:value="8.0198">
                <text:p>8.0198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3">
                <text:p>0.3</text:p>
              </table:table-cell>
              <table:table-cell office:value-type="float" office:value="8.01979">
                <text:p>8.0197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4">
                <text:p>0.4</text:p>
              </table:table-cell>
              <table:table-cell office:value-type="float" office:value="8.01978">
                <text:p>8.01978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5">
                <text:p>0.5</text:p>
              </table:table-cell>
              <table:table-cell office:value-type="float" office:value="8.01976">
                <text:p>8.01976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6">
                <text:p>0.6</text:p>
              </table:table-cell>
              <table:table-cell office:value-type="float" office:value="8.01975">
                <text:p>8.01975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7">
                <text:p>0.7</text:p>
              </table:table-cell>
              <table:table-cell office:value-type="float" office:value="8.01974">
                <text:p>8.01974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8">
                <text:p>0.8</text:p>
              </table:table-cell>
              <table:table-cell office:value-type="float" office:value="8.01973">
                <text:p>8.01973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9">
                <text:p>0.9</text:p>
              </table:table-cell>
              <table:table-cell office:value-type="float" office:value="8.01971">
                <text:p>8.01971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">
                <text:p>1</text:p>
              </table:table-cell>
              <table:table-cell office:value-type="float" office:value="8.0197">
                <text:p>8.0197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.1">
                <text:p>1.1</text:p>
              </table:table-cell>
              <table:table-cell office:value-type="float" office:value="8.01969">
                <text:p>8.01969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.2">
                <text:p>1.2</text:p>
              </table:table-cell>
              <table:table-cell office:value-type="float" office:value="8.01967">
                <text:p>8.01967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.3">
                <text:p>1.3</text:p>
              </table:table-cell>
              <table:table-cell office:value-type="float" office:value="8.01965">
                <text:p>8.01965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.4">
                <text:p>1.4</text:p>
              </table:table-cell>
              <table:table-cell office:value-type="float" office:value="8.01964">
                <text:p>8.01964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.5">
                <text:p>1.5</text:p>
              </table:table-cell>
              <table:table-cell office:value-type="float" office:value="8.01962">
                <text:p>8.0196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.6">
                <text:p>1.6</text:p>
              </table:table-cell>
              <table:table-cell office:value-type="float" office:value="8.0196">
                <text:p>8.0196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.7">
                <text:p>1.7</text:p>
              </table:table-cell>
              <table:table-cell office:value-type="float" office:value="8.01958">
                <text:p>8.01958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.8">
                <text:p>1.8</text:p>
              </table:table-cell>
              <table:table-cell office:value-type="float" office:value="8.01956">
                <text:p>8.01956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.9">
                <text:p>1.9</text:p>
              </table:table-cell>
              <table:table-cell office:value-type="float" office:value="8.01954">
                <text:p>8.01954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">
                <text:p>2</text:p>
              </table:table-cell>
              <table:table-cell office:value-type="float" office:value="8.01951">
                <text:p>8.01951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2.1">
                <text:p>2.1</text:p>
              </table:table-cell>
              <table:table-cell office:value-type="float" office:value="8.01949">
                <text:p>8.01949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2.2">
                <text:p>2.2</text:p>
              </table:table-cell>
              <table:table-cell office:value-type="float" office:value="8.01946">
                <text:p>8.01946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.3">
                <text:p>2.3</text:p>
              </table:table-cell>
              <table:table-cell office:value-type="float" office:value="8.01944">
                <text:p>8.01944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.4">
                <text:p>2.4</text:p>
              </table:table-cell>
              <table:table-cell office:value-type="float" office:value="8.01941">
                <text:p>8.01941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.5">
                <text:p>2.5</text:p>
              </table:table-cell>
              <table:table-cell office:value-type="float" office:value="8.01938">
                <text:p>8.01938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.6">
                <text:p>2.6</text:p>
              </table:table-cell>
              <table:table-cell office:value-type="float" office:value="8.01935">
                <text:p>8.01935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.7">
                <text:p>2.7</text:p>
              </table:table-cell>
              <table:table-cell office:value-type="float" office:value="8.01932">
                <text:p>8.01932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2.8">
                <text:p>2.8</text:p>
              </table:table-cell>
              <table:table-cell office:value-type="float" office:value="8.01928">
                <text:p>8.01928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2.9">
                <text:p>2.9</text:p>
              </table:table-cell>
              <table:table-cell office:value-type="float" office:value="8.01925">
                <text:p>8.01925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3">
                <text:p>3</text:p>
              </table:table-cell>
              <table:table-cell office:value-type="float" office:value="8.01921">
                <text:p>8.01921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3.1">
                <text:p>3.1</text:p>
              </table:table-cell>
              <table:table-cell office:value-type="float" office:value="8.01917">
                <text:p>8.01917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3.2">
                <text:p>3.2</text:p>
              </table:table-cell>
              <table:table-cell office:value-type="float" office:value="8.01913">
                <text:p>8.01913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.3">
                <text:p>3.3</text:p>
              </table:table-cell>
              <table:table-cell office:value-type="float" office:value="8.01909">
                <text:p>8.01909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3.4">
                <text:p>3.4</text:p>
              </table:table-cell>
              <table:table-cell office:value-type="float" office:value="8.01904">
                <text:p>8.01904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.5">
                <text:p>3.5</text:p>
              </table:table-cell>
              <table:table-cell office:value-type="float" office:value="8.019">
                <text:p>8.019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.6">
                <text:p>3.6</text:p>
              </table:table-cell>
              <table:table-cell office:value-type="float" office:value="8.01895">
                <text:p>8.01895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3.7">
                <text:p>3.7</text:p>
              </table:table-cell>
              <table:table-cell office:value-type="float" office:value="8.0189">
                <text:p>8.0189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3.8">
                <text:p>3.8</text:p>
              </table:table-cell>
              <table:table-cell office:value-type="float" office:value="8.01884">
                <text:p>8.01884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3.9">
                <text:p>3.9</text:p>
              </table:table-cell>
              <table:table-cell office:value-type="float" office:value="8.01878">
                <text:p>8.01878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4">
                <text:p>4</text:p>
              </table:table-cell>
              <table:table-cell office:value-type="float" office:value="8.01872">
                <text:p>8.01872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4.1">
                <text:p>4.1</text:p>
              </table:table-cell>
              <table:table-cell office:value-type="float" office:value="8.01866">
                <text:p>8.01866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4.2">
                <text:p>4.2</text:p>
              </table:table-cell>
              <table:table-cell office:value-type="float" office:value="8.01859">
                <text:p>8.01859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.3">
                <text:p>4.3</text:p>
              </table:table-cell>
              <table:table-cell office:value-type="float" office:value="8.01852">
                <text:p>8.01852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4.4">
                <text:p>4.4</text:p>
              </table:table-cell>
              <table:table-cell office:value-type="float" office:value="8.01845">
                <text:p>8.01845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4.5">
                <text:p>4.5</text:p>
              </table:table-cell>
              <table:table-cell office:value-type="float" office:value="8.01838">
                <text:p>8.01838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4.6">
                <text:p>4.6</text:p>
              </table:table-cell>
              <table:table-cell office:value-type="float" office:value="8.01829">
                <text:p>8.01829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4.7">
                <text:p>4.7</text:p>
              </table:table-cell>
              <table:table-cell office:value-type="float" office:value="8.01821">
                <text:p>8.01821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4.8">
                <text:p>4.8</text:p>
              </table:table-cell>
              <table:table-cell office:value-type="float" office:value="8.01812">
                <text:p>8.01812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4.9">
                <text:p>4.9</text:p>
              </table:table-cell>
              <table:table-cell office:value-type="float" office:value="8.01803">
                <text:p>8.01803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5">
                <text:p>5</text:p>
              </table:table-cell>
              <table:table-cell office:value-type="float" office:value="8.01793">
                <text:p>8.01793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5.1">
                <text:p>5.1</text:p>
              </table:table-cell>
              <table:table-cell office:value-type="float" office:value="8.01783">
                <text:p>8.01783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5.2">
                <text:p>5.2</text:p>
              </table:table-cell>
              <table:table-cell office:value-type="float" office:value="8.01772">
                <text:p>8.01772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5.3">
                <text:p>5.3</text:p>
              </table:table-cell>
              <table:table-cell office:value-type="float" office:value="8.01761">
                <text:p>8.01761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5.4">
                <text:p>5.4</text:p>
              </table:table-cell>
              <table:table-cell office:value-type="float" office:value="8.01749">
                <text:p>8.01749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5.5">
                <text:p>5.5</text:p>
              </table:table-cell>
              <table:table-cell office:value-type="float" office:value="8.01737">
                <text:p>8.01737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5.6">
                <text:p>5.6</text:p>
              </table:table-cell>
              <table:table-cell office:value-type="float" office:value="8.01724">
                <text:p>8.01724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5.7">
                <text:p>5.7</text:p>
              </table:table-cell>
              <table:table-cell office:value-type="float" office:value="8.0171">
                <text:p>8.0171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5.8">
                <text:p>5.8</text:p>
              </table:table-cell>
              <table:table-cell office:value-type="float" office:value="8.01696">
                <text:p>8.01696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5.9">
                <text:p>5.9</text:p>
              </table:table-cell>
              <table:table-cell office:value-type="float" office:value="8.01681">
                <text:p>8.01681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6">
                <text:p>6</text:p>
              </table:table-cell>
              <table:table-cell office:value-type="float" office:value="8.01665">
                <text:p>8.01665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6.1">
                <text:p>6.1</text:p>
              </table:table-cell>
              <table:table-cell office:value-type="float" office:value="8.01648">
                <text:p>8.01648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6.2">
                <text:p>6.2</text:p>
              </table:table-cell>
              <table:table-cell office:value-type="float" office:value="8.01631">
                <text:p>8.01631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.3">
                <text:p>6.3</text:p>
              </table:table-cell>
              <table:table-cell office:value-type="float" office:value="8.01612">
                <text:p>8.01612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.4">
                <text:p>6.4</text:p>
              </table:table-cell>
              <table:table-cell office:value-type="float" office:value="8.01593">
                <text:p>8.01593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.5">
                <text:p>6.5</text:p>
              </table:table-cell>
              <table:table-cell office:value-type="float" office:value="8.01573">
                <text:p>8.01573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.6">
                <text:p>6.6</text:p>
              </table:table-cell>
              <table:table-cell office:value-type="float" office:value="8.01552">
                <text:p>8.01552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.7">
                <text:p>6.7</text:p>
              </table:table-cell>
              <table:table-cell office:value-type="float" office:value="8.0153">
                <text:p>8.0153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.8">
                <text:p>6.8</text:p>
              </table:table-cell>
              <table:table-cell office:value-type="float" office:value="8.01507">
                <text:p>8.01507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.9">
                <text:p>6.9</text:p>
              </table:table-cell>
              <table:table-cell office:value-type="float" office:value="8.01482">
                <text:p>8.01482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7">
                <text:p>7</text:p>
              </table:table-cell>
              <table:table-cell office:value-type="float" office:value="8.01457">
                <text:p>8.01457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7.1">
                <text:p>7.1</text:p>
              </table:table-cell>
              <table:table-cell office:value-type="float" office:value="8.0143">
                <text:p>8.0143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7.2">
                <text:p>7.2</text:p>
              </table:table-cell>
              <table:table-cell office:value-type="float" office:value="8.01402">
                <text:p>8.01402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7.3">
                <text:p>7.3</text:p>
              </table:table-cell>
              <table:table-cell office:value-type="float" office:value="8.01372">
                <text:p>8.01372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7.4">
                <text:p>7.4</text:p>
              </table:table-cell>
              <table:table-cell office:value-type="float" office:value="8.01341">
                <text:p>8.01341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7.5">
                <text:p>7.5</text:p>
              </table:table-cell>
              <table:table-cell office:value-type="float" office:value="8.01308">
                <text:p>8.01308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7.6">
                <text:p>7.6</text:p>
              </table:table-cell>
              <table:table-cell office:value-type="float" office:value="8.01274">
                <text:p>8.01274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7.7">
                <text:p>7.7</text:p>
              </table:table-cell>
              <table:table-cell office:value-type="float" office:value="8.01238">
                <text:p>8.01238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7.8">
                <text:p>7.8</text:p>
              </table:table-cell>
              <table:table-cell office:value-type="float" office:value="8.012">
                <text:p>8.012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7.9">
                <text:p>7.9</text:p>
              </table:table-cell>
              <table:table-cell office:value-type="float" office:value="8.01161">
                <text:p>8.01161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8">
                <text:p>8</text:p>
              </table:table-cell>
              <table:table-cell office:value-type="float" office:value="8.01119">
                <text:p>8.01119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8.1">
                <text:p>8.1</text:p>
              </table:table-cell>
              <table:table-cell office:value-type="float" office:value="8.01076">
                <text:p>8.01076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8.2">
                <text:p>8.2</text:p>
              </table:table-cell>
              <table:table-cell office:value-type="float" office:value="8.0103">
                <text:p>8.0103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8.3">
                <text:p>8.3</text:p>
              </table:table-cell>
              <table:table-cell office:value-type="float" office:value="8.00982">
                <text:p>8.00982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8.4">
                <text:p>8.4</text:p>
              </table:table-cell>
              <table:table-cell office:value-type="float" office:value="8.00932">
                <text:p>8.00932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8.5">
                <text:p>8.5</text:p>
              </table:table-cell>
              <table:table-cell office:value-type="float" office:value="8.00879">
                <text:p>8.00879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8.6">
                <text:p>8.6</text:p>
              </table:table-cell>
              <table:table-cell office:value-type="float" office:value="8.00823">
                <text:p>8.00823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8.7">
                <text:p>8.7</text:p>
              </table:table-cell>
              <table:table-cell office:value-type="float" office:value="8.00765">
                <text:p>8.00765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8.8">
                <text:p>8.8</text:p>
              </table:table-cell>
              <table:table-cell office:value-type="float" office:value="8.00704">
                <text:p>8.00704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8.9">
                <text:p>8.9</text:p>
              </table:table-cell>
              <table:table-cell office:value-type="float" office:value="8.0064">
                <text:p>8.0064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9">
                <text:p>9</text:p>
              </table:table-cell>
              <table:table-cell office:value-type="float" office:value="8.00573">
                <text:p>8.00573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9.1">
                <text:p>9.1</text:p>
              </table:table-cell>
              <table:table-cell office:value-type="float" office:value="8.00502">
                <text:p>8.00502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9.2">
                <text:p>9.2</text:p>
              </table:table-cell>
              <table:table-cell office:value-type="float" office:value="8.00428">
                <text:p>8.00428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9.3">
                <text:p>9.3</text:p>
              </table:table-cell>
              <table:table-cell office:value-type="float" office:value="8.0035">
                <text:p>8.0035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9.4">
                <text:p>9.4</text:p>
              </table:table-cell>
              <table:table-cell office:value-type="float" office:value="8.00269">
                <text:p>8.00269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9.5">
                <text:p>9.5</text:p>
              </table:table-cell>
              <table:table-cell office:value-type="float" office:value="8.00183">
                <text:p>8.00183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9.6">
                <text:p>9.6</text:p>
              </table:table-cell>
              <table:table-cell office:value-type="float" office:value="8.00093">
                <text:p>8.00093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9.7">
                <text:p>9.7</text:p>
              </table:table-cell>
              <table:table-cell office:value-type="float" office:value="7.99999">
                <text:p>7.99999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9.8">
                <text:p>9.8</text:p>
              </table:table-cell>
              <table:table-cell office:value-type="float" office:value="7.999">
                <text:p>7.999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9.9">
                <text:p>9.9</text:p>
              </table:table-cell>
              <table:table-cell office:value-type="float" office:value="7.99796">
                <text:p>7.99796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10">
                <text:p>10</text:p>
              </table:table-cell>
              <table:table-cell office:value-type="float" office:value="7.99687">
                <text:p>7.99687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10.1">
                <text:p>10.1</text:p>
              </table:table-cell>
              <table:table-cell office:value-type="float" office:value="7.99572">
                <text:p>7.99572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10.2">
                <text:p>10.2</text:p>
              </table:table-cell>
              <table:table-cell office:value-type="float" office:value="7.99452">
                <text:p>7.99452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10.3">
                <text:p>10.3</text:p>
              </table:table-cell>
              <table:table-cell office:value-type="float" office:value="7.99326">
                <text:p>7.99326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10.4">
                <text:p>10.4</text:p>
              </table:table-cell>
              <table:table-cell office:value-type="float" office:value="7.99194">
                <text:p>7.99194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10.5">
                <text:p>10.5</text:p>
              </table:table-cell>
              <table:table-cell office:value-type="float" office:value="7.99055">
                <text:p>7.99055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10.6">
                <text:p>10.6</text:p>
              </table:table-cell>
              <table:table-cell office:value-type="float" office:value="7.9891">
                <text:p>7.9891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10.7">
                <text:p>10.7</text:p>
              </table:table-cell>
              <table:table-cell office:value-type="float" office:value="7.98757">
                <text:p>7.98757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10.8">
                <text:p>10.8</text:p>
              </table:table-cell>
              <table:table-cell office:value-type="float" office:value="7.98596">
                <text:p>7.98596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10.9">
                <text:p>10.9</text:p>
              </table:table-cell>
              <table:table-cell office:value-type="float" office:value="7.98428">
                <text:p>7.98428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11">
                <text:p>11</text:p>
              </table:table-cell>
              <table:table-cell office:value-type="float" office:value="7.98251">
                <text:p>7.98251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11.1">
                <text:p>11.1</text:p>
              </table:table-cell>
              <table:table-cell office:value-type="float" office:value="7.98066">
                <text:p>7.98066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11.2">
                <text:p>11.2</text:p>
              </table:table-cell>
              <table:table-cell office:value-type="float" office:value="7.97871">
                <text:p>7.97871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1.3">
                <text:p>11.3</text:p>
              </table:table-cell>
              <table:table-cell office:value-type="float" office:value="7.97667">
                <text:p>7.97667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1.4">
                <text:p>11.4</text:p>
              </table:table-cell>
              <table:table-cell office:value-type="float" office:value="7.97452">
                <text:p>7.97452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1.5">
                <text:p>11.5</text:p>
              </table:table-cell>
              <table:table-cell office:value-type="float" office:value="7.97227">
                <text:p>7.97227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1.6">
                <text:p>11.6</text:p>
              </table:table-cell>
              <table:table-cell office:value-type="float" office:value="7.96991">
                <text:p>7.96991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1.7">
                <text:p>11.7</text:p>
              </table:table-cell>
              <table:table-cell office:value-type="float" office:value="7.96744">
                <text:p>7.96744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11.8">
                <text:p>11.8</text:p>
              </table:table-cell>
              <table:table-cell office:value-type="float" office:value="7.96483">
                <text:p>7.96483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1.9">
                <text:p>11.9</text:p>
              </table:table-cell>
              <table:table-cell office:value-type="float" office:value="7.96211">
                <text:p>7.96211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12">
                <text:p>12</text:p>
              </table:table-cell>
              <table:table-cell office:value-type="float" office:value="7.95924">
                <text:p>7.95924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2.1">
                <text:p>12.1</text:p>
              </table:table-cell>
              <table:table-cell office:value-type="float" office:value="7.95624">
                <text:p>7.95624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2.2">
                <text:p>12.2</text:p>
              </table:table-cell>
              <table:table-cell office:value-type="float" office:value="7.95308">
                <text:p>7.95308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12.3">
                <text:p>12.3</text:p>
              </table:table-cell>
              <table:table-cell office:value-type="float" office:value="7.94977">
                <text:p>7.94977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12.4">
                <text:p>12.4</text:p>
              </table:table-cell>
              <table:table-cell office:value-type="float" office:value="7.9463">
                <text:p>7.9463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12.5">
                <text:p>12.5</text:p>
              </table:table-cell>
              <table:table-cell office:value-type="float" office:value="7.94265">
                <text:p>7.94265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12.6">
                <text:p>12.6</text:p>
              </table:table-cell>
              <table:table-cell office:value-type="float" office:value="7.93882">
                <text:p>7.93882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12.7">
                <text:p>12.7</text:p>
              </table:table-cell>
              <table:table-cell office:value-type="float" office:value="7.93481">
                <text:p>7.93481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12.8">
                <text:p>12.8</text:p>
              </table:table-cell>
              <table:table-cell office:value-type="float" office:value="7.93059">
                <text:p>7.93059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12.9">
                <text:p>12.9</text:p>
              </table:table-cell>
              <table:table-cell office:value-type="float" office:value="7.92617">
                <text:p>7.92617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13">
                <text:p>13</text:p>
              </table:table-cell>
              <table:table-cell office:value-type="float" office:value="7.92153">
                <text:p>7.92153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13.1">
                <text:p>13.1</text:p>
              </table:table-cell>
              <table:table-cell office:value-type="float" office:value="7.91666">
                <text:p>7.91666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13.2">
                <text:p>13.2</text:p>
              </table:table-cell>
              <table:table-cell office:value-type="float" office:value="7.91155">
                <text:p>7.91155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13.3">
                <text:p>13.3</text:p>
              </table:table-cell>
              <table:table-cell office:value-type="float" office:value="7.90618">
                <text:p>7.90618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13.4">
                <text:p>13.4</text:p>
              </table:table-cell>
              <table:table-cell office:value-type="float" office:value="7.90055">
                <text:p>7.90055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13.5">
                <text:p>13.5</text:p>
              </table:table-cell>
              <table:table-cell office:value-type="float" office:value="7.89464">
                <text:p>7.89464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13.6">
                <text:p>13.6</text:p>
              </table:table-cell>
              <table:table-cell office:value-type="float" office:value="7.88844">
                <text:p>7.88844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13.7">
                <text:p>13.7</text:p>
              </table:table-cell>
              <table:table-cell office:value-type="float" office:value="7.88193">
                <text:p>7.88193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13.8">
                <text:p>13.8</text:p>
              </table:table-cell>
              <table:table-cell office:value-type="float" office:value="7.8751">
                <text:p>7.8751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13.9">
                <text:p>13.9</text:p>
              </table:table-cell>
              <table:table-cell office:value-type="float" office:value="7.86793">
                <text:p>7.86793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14">
                <text:p>14</text:p>
              </table:table-cell>
              <table:table-cell office:value-type="float" office:value="7.86041">
                <text:p>7.86041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14.1">
                <text:p>14.1</text:p>
              </table:table-cell>
              <table:table-cell office:value-type="float" office:value="7.85251">
                <text:p>7.85251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14.2">
                <text:p>14.2</text:p>
              </table:table-cell>
              <table:table-cell office:value-type="float" office:value="7.84423">
                <text:p>7.84423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14.3">
                <text:p>14.3</text:p>
              </table:table-cell>
              <table:table-cell office:value-type="float" office:value="7.83553">
                <text:p>7.83553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14.4">
                <text:p>14.4</text:p>
              </table:table-cell>
              <table:table-cell office:value-type="float" office:value="7.82641">
                <text:p>7.82641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14.5">
                <text:p>14.5</text:p>
              </table:table-cell>
              <table:table-cell office:value-type="float" office:value="7.81683">
                <text:p>7.81683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14.6">
                <text:p>14.6</text:p>
              </table:table-cell>
              <table:table-cell office:value-type="float" office:value="7.80678">
                <text:p>7.80678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14.7">
                <text:p>14.7</text:p>
              </table:table-cell>
              <table:table-cell office:value-type="float" office:value="7.79623">
                <text:p>7.79623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14.8">
                <text:p>14.8</text:p>
              </table:table-cell>
              <table:table-cell office:value-type="float" office:value="7.78516">
                <text:p>7.78516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14.9">
                <text:p>14.9</text:p>
              </table:table-cell>
              <table:table-cell office:value-type="float" office:value="7.77354">
                <text:p>7.77354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15">
                <text:p>15</text:p>
              </table:table-cell>
              <table:table-cell office:value-type="float" office:value="7.76135">
                <text:p>7.76135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15.1">
                <text:p>15.1</text:p>
              </table:table-cell>
              <table:table-cell office:value-type="float" office:value="7.74855">
                <text:p>7.74855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15.2">
                <text:p>15.2</text:p>
              </table:table-cell>
              <table:table-cell office:value-type="float" office:value="7.73513">
                <text:p>7.73513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15.3">
                <text:p>15.3</text:p>
              </table:table-cell>
              <table:table-cell office:value-type="float" office:value="7.72103">
                <text:p>7.72103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15.4">
                <text:p>15.4</text:p>
              </table:table-cell>
              <table:table-cell office:value-type="float" office:value="7.70624">
                <text:p>7.70624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15.5">
                <text:p>15.5</text:p>
              </table:table-cell>
              <table:table-cell office:value-type="float" office:value="7.69072">
                <text:p>7.69072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15.6">
                <text:p>15.6</text:p>
              </table:table-cell>
              <table:table-cell office:value-type="float" office:value="7.67443">
                <text:p>7.67443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15.7">
                <text:p>15.7</text:p>
              </table:table-cell>
              <table:table-cell office:value-type="float" office:value="7.65734">
                <text:p>7.65734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15.8">
                <text:p>15.8</text:p>
              </table:table-cell>
              <table:table-cell office:value-type="float" office:value="7.63939">
                <text:p>7.63939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15.9">
                <text:p>15.9</text:p>
              </table:table-cell>
              <table:table-cell office:value-type="float" office:value="7.62056">
                <text:p>7.62056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16">
                <text:p>16</text:p>
              </table:table-cell>
              <table:table-cell office:value-type="float" office:value="7.6008">
                <text:p>7.6008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16.1">
                <text:p>16.1</text:p>
              </table:table-cell>
              <table:table-cell office:value-type="float" office:value="7.58007">
                <text:p>7.58007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16.2">
                <text:p>16.2</text:p>
              </table:table-cell>
              <table:table-cell office:value-type="float" office:value="7.5583">
                <text:p>7.5583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16.3">
                <text:p>16.3</text:p>
              </table:table-cell>
              <table:table-cell office:value-type="float" office:value="7.53546">
                <text:p>7.53546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16.4">
                <text:p>16.4</text:p>
              </table:table-cell>
              <table:table-cell office:value-type="float" office:value="7.51149">
                <text:p>7.51149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16.5">
                <text:p>16.5</text:p>
              </table:table-cell>
              <table:table-cell office:value-type="float" office:value="7.48634">
                <text:p>7.48634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16.6">
                <text:p>16.6</text:p>
              </table:table-cell>
              <table:table-cell office:value-type="float" office:value="7.45994">
                <text:p>7.45994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16.7">
                <text:p>16.7</text:p>
              </table:table-cell>
              <table:table-cell office:value-type="float" office:value="7.43223">
                <text:p>7.43223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16.8">
                <text:p>16.8</text:p>
              </table:table-cell>
              <table:table-cell office:value-type="float" office:value="7.40315">
                <text:p>7.40315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16.9">
                <text:p>16.9</text:p>
              </table:table-cell>
              <table:table-cell office:value-type="float" office:value="7.37264">
                <text:p>7.37264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17">
                <text:p>17</text:p>
              </table:table-cell>
              <table:table-cell office:value-type="float" office:value="7.34061">
                <text:p>7.34061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17.1">
                <text:p>17.1</text:p>
              </table:table-cell>
              <table:table-cell office:value-type="float" office:value="7.307">
                <text:p>7.307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17.2">
                <text:p>17.2</text:p>
              </table:table-cell>
              <table:table-cell office:value-type="float" office:value="7.27173">
                <text:p>7.27173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17.3">
                <text:p>17.3</text:p>
              </table:table-cell>
              <table:table-cell office:value-type="float" office:value="7.23471">
                <text:p>7.23471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17.4">
                <text:p>17.4</text:p>
              </table:table-cell>
              <table:table-cell office:value-type="float" office:value="7.19586">
                <text:p>7.19586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17.5">
                <text:p>17.5</text:p>
              </table:table-cell>
              <table:table-cell office:value-type="float" office:value="7.15509">
                <text:p>7.15509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17.6">
                <text:p>17.6</text:p>
              </table:table-cell>
              <table:table-cell office:value-type="float" office:value="7.1123">
                <text:p>7.1123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17.7">
                <text:p>17.7</text:p>
              </table:table-cell>
              <table:table-cell office:value-type="float" office:value="7.0674">
                <text:p>7.0674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17.8">
                <text:p>17.8</text:p>
              </table:table-cell>
              <table:table-cell office:value-type="float" office:value="7.02027">
                <text:p>7.02027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17.9">
                <text:p>17.9</text:p>
              </table:table-cell>
              <table:table-cell office:value-type="float" office:value="6.97082">
                <text:p>6.97082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18">
                <text:p>18</text:p>
              </table:table-cell>
              <table:table-cell office:value-type="float" office:value="6.91891">
                <text:p>6.91891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18.1">
                <text:p>18.1</text:p>
              </table:table-cell>
              <table:table-cell office:value-type="float" office:value="6.86444">
                <text:p>6.86444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18.2">
                <text:p>18.2</text:p>
              </table:table-cell>
              <table:table-cell office:value-type="float" office:value="6.80727">
                <text:p>6.80727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18.3">
                <text:p>18.3</text:p>
              </table:table-cell>
              <table:table-cell office:value-type="float" office:value="6.74728">
                <text:p>6.74728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18.4">
                <text:p>18.4</text:p>
              </table:table-cell>
              <table:table-cell office:value-type="float" office:value="6.68432">
                <text:p>6.68432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18.5">
                <text:p>18.5</text:p>
              </table:table-cell>
              <table:table-cell office:value-type="float" office:value="6.61824">
                <text:p>6.61824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18.6">
                <text:p>18.6</text:p>
              </table:table-cell>
              <table:table-cell office:value-type="float" office:value="6.5489">
                <text:p>6.5489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18.7">
                <text:p>18.7</text:p>
              </table:table-cell>
              <table:table-cell office:value-type="float" office:value="6.47612">
                <text:p>6.47612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18.8">
                <text:p>18.8</text:p>
              </table:table-cell>
              <table:table-cell office:value-type="float" office:value="6.39974">
                <text:p>6.39974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18.9">
                <text:p>18.9</text:p>
              </table:table-cell>
              <table:table-cell office:value-type="float" office:value="6.31959">
                <text:p>6.31959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19">
                <text:p>19</text:p>
              </table:table-cell>
              <table:table-cell office:value-type="float" office:value="6.23547">
                <text:p>6.23547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19.1">
                <text:p>19.1</text:p>
              </table:table-cell>
              <table:table-cell office:value-type="float" office:value="6.14718">
                <text:p>6.14718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19.2">
                <text:p>19.2</text:p>
              </table:table-cell>
              <table:table-cell office:value-type="float" office:value="6.05453">
                <text:p>6.05453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19.3">
                <text:p>19.3</text:p>
              </table:table-cell>
              <table:table-cell office:value-type="float" office:value="5.9573">
                <text:p>5.9573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19.4">
                <text:p>19.4</text:p>
              </table:table-cell>
              <table:table-cell office:value-type="float" office:value="5.85526">
                <text:p>5.85526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19.5">
                <text:p>19.5</text:p>
              </table:table-cell>
              <table:table-cell office:value-type="float" office:value="5.74817">
                <text:p>5.74817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19.6">
                <text:p>19.6</text:p>
              </table:table-cell>
              <table:table-cell office:value-type="float" office:value="5.63578">
                <text:p>5.63578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19.7">
                <text:p>19.7</text:p>
              </table:table-cell>
              <table:table-cell office:value-type="float" office:value="5.51783">
                <text:p>5.51783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19.8">
                <text:p>19.8</text:p>
              </table:table-cell>
              <table:table-cell office:value-type="float" office:value="5.39405">
                <text:p>5.39405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19.9">
                <text:p>19.9</text:p>
              </table:table-cell>
              <table:table-cell office:value-type="float" office:value="5.26414">
                <text:p>5.26414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20">
                <text:p>20</text:p>
              </table:table-cell>
              <table:table-cell office:value-type="float" office:value="5.12781">
                <text:p>5.12781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20.1">
                <text:p>20.1</text:p>
              </table:table-cell>
              <table:table-cell office:value-type="float" office:value="4.98473">
                <text:p>4.98473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20.2">
                <text:p>20.2</text:p>
              </table:table-cell>
              <table:table-cell office:value-type="float" office:value="4.83457">
                <text:p>4.83457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20.3">
                <text:p>20.3</text:p>
              </table:table-cell>
              <table:table-cell office:value-type="float" office:value="4.67698">
                <text:p>4.67698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20.4">
                <text:p>20.4</text:p>
              </table:table-cell>
              <table:table-cell office:value-type="float" office:value="4.5116">
                <text:p>4.5116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20.5">
                <text:p>20.5</text:p>
              </table:table-cell>
              <table:table-cell office:value-type="float" office:value="4.33804">
                <text:p>4.33804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20.6">
                <text:p>20.6</text:p>
              </table:table-cell>
              <table:table-cell office:value-type="float" office:value="4.15589">
                <text:p>4.15589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20.7">
                <text:p>20.7</text:p>
              </table:table-cell>
              <table:table-cell office:value-type="float" office:value="3.96473">
                <text:p>3.96473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20.8">
                <text:p>20.8</text:p>
              </table:table-cell>
              <table:table-cell office:value-type="float" office:value="3.76412">
                <text:p>3.76412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20.9">
                <text:p>20.9</text:p>
              </table:table-cell>
              <table:table-cell office:value-type="float" office:value="3.55357">
                <text:p>3.55357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21">
                <text:p>21</text:p>
              </table:table-cell>
              <table:table-cell office:value-type="float" office:value="3.33262">
                <text:p>3.33262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21.1">
                <text:p>21.1</text:p>
              </table:table-cell>
              <table:table-cell office:value-type="float" office:value="3.10073">
                <text:p>3.10073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21.2">
                <text:p>21.2</text:p>
              </table:table-cell>
              <table:table-cell office:value-type="float" office:value="2.85737">
                <text:p>2.85737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21.3">
                <text:p>21.3</text:p>
              </table:table-cell>
              <table:table-cell office:value-type="float" office:value="2.60197">
                <text:p>2.60197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21.4">
                <text:p>21.4</text:p>
              </table:table-cell>
              <table:table-cell office:value-type="float" office:value="2.33394">
                <text:p>2.33394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21.5">
                <text:p>21.5</text:p>
              </table:table-cell>
              <table:table-cell office:value-type="float" office:value="2.05265">
                <text:p>2.05265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21.6">
                <text:p>21.6</text:p>
              </table:table-cell>
              <table:table-cell office:value-type="float" office:value="1.75744">
                <text:p>1.75744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21.7">
                <text:p>21.7</text:p>
              </table:table-cell>
              <table:table-cell office:value-type="float" office:value="1.44763">
                <text:p>1.44763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21.8">
                <text:p>21.8</text:p>
              </table:table-cell>
              <table:table-cell office:value-type="float" office:value="1.12249">
                <text:p>1.12249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21.9">
                <text:p>21.9</text:p>
              </table:table-cell>
              <table:table-cell office:value-type="float" office:value="0.781262">
                <text:p>0.781262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22">
                <text:p>22</text:p>
              </table:table-cell>
              <table:table-cell office:value-type="float" office:value="0.423157">
                <text:p>0.423157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22.1">
                <text:p>22.1</text:p>
              </table:table-cell>
              <table:table-cell office:value-type="float" office:value="0.0473366">
                <text:p>0.0473366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22.2">
                <text:p>2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22.3">
                <text:p>2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22.4">
                <text:p>2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22.6">
                <text:p>2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22.7">
                <text:p>2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22.8">
                <text:p>2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22.9">
                <text:p>22.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40.2999992370606pt" style:font-family-asian="'DejaVu LGC Sans'" style:font-family-generic-asian="system" style:font-pitch-asian="variable" style:font-size-asian="40.2999992370606pt" style:font-family-complex="'DejaVu LGC Sans'" style:font-family-generic-complex="system" style:font-pitch-complex="variable" style:font-size-complex="40.2999992370606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8.5pt" style:font-family-asian="'DejaVu LGC Sans'" style:font-family-generic-asian="system" style:font-pitch-asian="variable" style:font-size-asian="18.5pt" style:font-family-complex="'DejaVu LGC Sans'" style:font-family-generic-complex="system" style:font-pitch-complex="variable" style:font-size-complex="18.5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none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21.6000003814697pt" style:font-family-asian="'DejaVu LGC Sans'" style:font-family-generic-asian="system" style:font-pitch-asian="variable" style:font-size-asian="21.6000003814697pt" style:font-family-complex="'DejaVu LGC Sans'" style:font-family-generic-complex="system" style:font-pitch-complex="variable" style:font-size-complex="21.6000003814697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7.8999996185303pt" style:font-family-asian="'DejaVu LGC Sans'" style:font-family-generic-asian="system" style:font-pitch-asian="variable" style:font-size-asian="27.8999996185303pt" style:font-family-complex="'DejaVu LGC Sans'" style:font-family-generic-complex="system" style:font-pitch-complex="variable" style:font-size-complex="27.8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21.6000003814697pt" style:font-family-asian="'DejaVu LGC Sans'" style:font-family-generic-asian="system" style:font-pitch-asian="variable" style:font-size-asian="21.6000003814697pt" style:font-family-complex="'DejaVu LGC Sans'" style:font-family-generic-complex="system" style:font-pitch-complex="variable" style:font-size-complex="21.600000381469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'Nimbus Sans L'" style:font-family-generic="swiss" style:font-pitch="variable" fo:font-size="18.5pt" style:font-family-asian="'DejaVu LGC Sans'" style:font-family-generic-asian="system" style:font-pitch-asian="variable" style:font-size-asian="18.5pt" style:font-family-complex="'DejaVu LGC Sans'" style:font-family-generic-complex="system" style:font-pitch-complex="variable" style:font-size-complex="18.5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5.113cm" svg:height="21.792cm" chart:class="chart:scatter" chart:style-name="ch1">
        <chart:title svg:x="9.709cm" svg:y="0.434cm" chart:style-name="ch2">
          <text:p>Main title</text:p>
        </chart:title>
        <chart:legend chart:legend-position="end" svg:x="20.409cm" svg:y="10.197cm" chart:style-name="ch3"/>
        <chart:plot-area chart:style-name="ch4" table:cell-range-address="VI.$C$3:.$D$232" chart:table-number-list="1" svg:x="0.502cm" svg:y="3.41cm" svg:width="18.904cm" svg:height="17.948cm">
          <chart:axis chart:dimension="x" chart:name="primary-x" chart:style-name="ch5">
            <chart:title svg:x="8.65cm" svg:y="19.897cm" chart:style-name="ch6">
              <text:p>Voltage (V)</text:p>
            </chart:title>
            <chart:categories table:cell-range-address="local-table.A2:.A231"/>
            <chart:grid chart:class="major"/>
          </chart:axis>
          <chart:axis chart:dimension="y" chart:name="primary-y" chart:style-name="ch7">
            <chart:title svg:x="0.502cm" svg:y="13.298cm" chart:style-name="ch6">
              <text:p>Current (A)</text:p>
            </chart:title>
            <chart:grid chart:class="major"/>
          </chart:axis>
          <chart:series chart:style-name="ch8">
            <chart:domain/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8.01981">
                <text:p>8.01981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8.01981">
                <text:p>8.01981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8.0198">
                <text:p>8.0198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8.01979">
                <text:p>8.0197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8.01978">
                <text:p>8.01978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8.01976">
                <text:p>8.01976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  <table:table-cell office:value-type="float" office:value="8.01975">
                <text:p>8.01975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8.01974">
                <text:p>8.01974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">
                <text:p>0</text:p>
              </table:table-cell>
              <table:table-cell office:value-type="float" office:value="8.01973">
                <text:p>8.01973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8.01971">
                <text:p>8.01971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8.0197">
                <text:p>8.0197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">
                <text:p>0</text:p>
              </table:table-cell>
              <table:table-cell office:value-type="float" office:value="8.01969">
                <text:p>8.01969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8.01967">
                <text:p>8.01967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">
                <text:p>0</text:p>
              </table:table-cell>
              <table:table-cell office:value-type="float" office:value="8.01965">
                <text:p>8.01965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">
                <text:p>0</text:p>
              </table:table-cell>
              <table:table-cell office:value-type="float" office:value="8.01964">
                <text:p>8.01964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">
                <text:p>0</text:p>
              </table:table-cell>
              <table:table-cell office:value-type="float" office:value="8.01962">
                <text:p>8.0196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">
                <text:p>0</text:p>
              </table:table-cell>
              <table:table-cell office:value-type="float" office:value="8.0196">
                <text:p>8.0196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">
                <text:p>0</text:p>
              </table:table-cell>
              <table:table-cell office:value-type="float" office:value="8.01958">
                <text:p>8.01958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0">
                <text:p>0</text:p>
              </table:table-cell>
              <table:table-cell office:value-type="float" office:value="8.01956">
                <text:p>8.01956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0">
                <text:p>0</text:p>
              </table:table-cell>
              <table:table-cell office:value-type="float" office:value="8.01954">
                <text:p>8.01954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0">
                <text:p>0</text:p>
              </table:table-cell>
              <table:table-cell office:value-type="float" office:value="8.01951">
                <text:p>8.01951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">
                <text:p>0</text:p>
              </table:table-cell>
              <table:table-cell office:value-type="float" office:value="8.01949">
                <text:p>8.01949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0">
                <text:p>0</text:p>
              </table:table-cell>
              <table:table-cell office:value-type="float" office:value="8.01946">
                <text:p>8.01946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8.01944">
                <text:p>8.01944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">
                <text:p>0</text:p>
              </table:table-cell>
              <table:table-cell office:value-type="float" office:value="8.01941">
                <text:p>8.01941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0">
                <text:p>0</text:p>
              </table:table-cell>
              <table:table-cell office:value-type="float" office:value="8.01938">
                <text:p>8.01938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0">
                <text:p>0</text:p>
              </table:table-cell>
              <table:table-cell office:value-type="float" office:value="8.01935">
                <text:p>8.01935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0">
                <text:p>0</text:p>
              </table:table-cell>
              <table:table-cell office:value-type="float" office:value="8.01932">
                <text:p>8.01932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0">
                <text:p>0</text:p>
              </table:table-cell>
              <table:table-cell office:value-type="float" office:value="8.01928">
                <text:p>8.01928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0">
                <text:p>0</text:p>
              </table:table-cell>
              <table:table-cell office:value-type="float" office:value="8.01925">
                <text:p>8.01925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0">
                <text:p>0</text:p>
              </table:table-cell>
              <table:table-cell office:value-type="float" office:value="8.01921">
                <text:p>8.01921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0">
                <text:p>0</text:p>
              </table:table-cell>
              <table:table-cell office:value-type="float" office:value="8.01917">
                <text:p>8.01917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0">
                <text:p>0</text:p>
              </table:table-cell>
              <table:table-cell office:value-type="float" office:value="8.01913">
                <text:p>8.01913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0">
                <text:p>0</text:p>
              </table:table-cell>
              <table:table-cell office:value-type="float" office:value="8.01909">
                <text:p>8.01909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0">
                <text:p>0</text:p>
              </table:table-cell>
              <table:table-cell office:value-type="float" office:value="8.01904">
                <text:p>8.01904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0">
                <text:p>0</text:p>
              </table:table-cell>
              <table:table-cell office:value-type="float" office:value="8.019">
                <text:p>8.019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0">
                <text:p>0</text:p>
              </table:table-cell>
              <table:table-cell office:value-type="float" office:value="8.01895">
                <text:p>8.01895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0">
                <text:p>0</text:p>
              </table:table-cell>
              <table:table-cell office:value-type="float" office:value="8.0189">
                <text:p>8.0189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0">
                <text:p>0</text:p>
              </table:table-cell>
              <table:table-cell office:value-type="float" office:value="8.01884">
                <text:p>8.01884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0">
                <text:p>0</text:p>
              </table:table-cell>
              <table:table-cell office:value-type="float" office:value="8.01878">
                <text:p>8.01878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0">
                <text:p>0</text:p>
              </table:table-cell>
              <table:table-cell office:value-type="float" office:value="8.01872">
                <text:p>8.01872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0.0906699999999994">
                <text:p>0.0906699999999994</text:p>
              </table:table-cell>
              <table:table-cell office:value-type="float" office:value="8.01866">
                <text:p>8.01866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0.190705">
                <text:p>0.190705</text:p>
              </table:table-cell>
              <table:table-cell office:value-type="float" office:value="8.01859">
                <text:p>8.01859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0.29074">
                <text:p>0.29074</text:p>
              </table:table-cell>
              <table:table-cell office:value-type="float" office:value="8.01852">
                <text:p>8.01852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0.390775000000001">
                <text:p>0.390775000000001</text:p>
              </table:table-cell>
              <table:table-cell office:value-type="float" office:value="8.01845">
                <text:p>8.01845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0.49081">
                <text:p>0.49081</text:p>
              </table:table-cell>
              <table:table-cell office:value-type="float" office:value="8.01838">
                <text:p>8.01838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0.590854999999999">
                <text:p>0.590854999999999</text:p>
              </table:table-cell>
              <table:table-cell office:value-type="float" office:value="8.01829">
                <text:p>8.01829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0.690895">
                <text:p>0.690895</text:p>
              </table:table-cell>
              <table:table-cell office:value-type="float" office:value="8.01821">
                <text:p>8.01821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0.79094">
                <text:p>0.79094</text:p>
              </table:table-cell>
              <table:table-cell office:value-type="float" office:value="8.01812">
                <text:p>8.01812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0.890985000000001">
                <text:p>0.890985000000001</text:p>
              </table:table-cell>
              <table:table-cell office:value-type="float" office:value="8.01803">
                <text:p>8.01803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0.991035">
                <text:p>0.991035</text:p>
              </table:table-cell>
              <table:table-cell office:value-type="float" office:value="8.01793">
                <text:p>8.01793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1.091085">
                <text:p>1.091085</text:p>
              </table:table-cell>
              <table:table-cell office:value-type="float" office:value="8.01783">
                <text:p>8.01783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1.19114">
                <text:p>1.19114</text:p>
              </table:table-cell>
              <table:table-cell office:value-type="float" office:value="8.01772">
                <text:p>8.01772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1.291195">
                <text:p>1.291195</text:p>
              </table:table-cell>
              <table:table-cell office:value-type="float" office:value="8.01761">
                <text:p>8.01761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1.391255">
                <text:p>1.391255</text:p>
              </table:table-cell>
              <table:table-cell office:value-type="float" office:value="8.01749">
                <text:p>8.01749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1.491315">
                <text:p>1.491315</text:p>
              </table:table-cell>
              <table:table-cell office:value-type="float" office:value="8.01737">
                <text:p>8.01737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1.59138">
                <text:p>1.59138</text:p>
              </table:table-cell>
              <table:table-cell office:value-type="float" office:value="8.01724">
                <text:p>8.01724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1.69145">
                <text:p>1.69145</text:p>
              </table:table-cell>
              <table:table-cell office:value-type="float" office:value="8.0171">
                <text:p>8.0171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1.79152">
                <text:p>1.79152</text:p>
              </table:table-cell>
              <table:table-cell office:value-type="float" office:value="8.01696">
                <text:p>8.01696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1.891595">
                <text:p>1.891595</text:p>
              </table:table-cell>
              <table:table-cell office:value-type="float" office:value="8.01681">
                <text:p>8.01681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1.991675">
                <text:p>1.991675</text:p>
              </table:table-cell>
              <table:table-cell office:value-type="float" office:value="8.01665">
                <text:p>8.01665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2.09176">
                <text:p>2.09176</text:p>
              </table:table-cell>
              <table:table-cell office:value-type="float" office:value="8.01648">
                <text:p>8.01648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2.191845">
                <text:p>2.191845</text:p>
              </table:table-cell>
              <table:table-cell office:value-type="float" office:value="8.01631">
                <text:p>8.01631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2.29194">
                <text:p>2.29194</text:p>
              </table:table-cell>
              <table:table-cell office:value-type="float" office:value="8.01612">
                <text:p>8.01612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2.392035">
                <text:p>2.392035</text:p>
              </table:table-cell>
              <table:table-cell office:value-type="float" office:value="8.01593">
                <text:p>8.01593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2.492135">
                <text:p>2.492135</text:p>
              </table:table-cell>
              <table:table-cell office:value-type="float" office:value="8.01573">
                <text:p>8.01573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2.59224">
                <text:p>2.59224</text:p>
              </table:table-cell>
              <table:table-cell office:value-type="float" office:value="8.01552">
                <text:p>8.01552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2.69235">
                <text:p>2.69235</text:p>
              </table:table-cell>
              <table:table-cell office:value-type="float" office:value="8.0153">
                <text:p>8.0153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2.792465">
                <text:p>2.792465</text:p>
              </table:table-cell>
              <table:table-cell office:value-type="float" office:value="8.01507">
                <text:p>8.01507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2.89259">
                <text:p>2.89259</text:p>
              </table:table-cell>
              <table:table-cell office:value-type="float" office:value="8.01482">
                <text:p>8.01482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2.992715">
                <text:p>2.992715</text:p>
              </table:table-cell>
              <table:table-cell office:value-type="float" office:value="8.01457">
                <text:p>8.01457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3.09285">
                <text:p>3.09285</text:p>
              </table:table-cell>
              <table:table-cell office:value-type="float" office:value="8.0143">
                <text:p>8.0143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3.19299">
                <text:p>3.19299</text:p>
              </table:table-cell>
              <table:table-cell office:value-type="float" office:value="8.01402">
                <text:p>8.01402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3.29314">
                <text:p>3.29314</text:p>
              </table:table-cell>
              <table:table-cell office:value-type="float" office:value="8.01372">
                <text:p>8.01372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3.393295">
                <text:p>3.393295</text:p>
              </table:table-cell>
              <table:table-cell office:value-type="float" office:value="8.01341">
                <text:p>8.01341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3.49346">
                <text:p>3.49346</text:p>
              </table:table-cell>
              <table:table-cell office:value-type="float" office:value="8.01308">
                <text:p>8.01308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3.59363">
                <text:p>3.59363</text:p>
              </table:table-cell>
              <table:table-cell office:value-type="float" office:value="8.01274">
                <text:p>8.01274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3.69381">
                <text:p>3.69381</text:p>
              </table:table-cell>
              <table:table-cell office:value-type="float" office:value="8.01238">
                <text:p>8.01238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3.794">
                <text:p>3.794</text:p>
              </table:table-cell>
              <table:table-cell office:value-type="float" office:value="8.012">
                <text:p>8.012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3.894195">
                <text:p>3.894195</text:p>
              </table:table-cell>
              <table:table-cell office:value-type="float" office:value="8.01161">
                <text:p>8.01161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3.994405">
                <text:p>3.994405</text:p>
              </table:table-cell>
              <table:table-cell office:value-type="float" office:value="8.01119">
                <text:p>8.01119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4.09462">
                <text:p>4.09462</text:p>
              </table:table-cell>
              <table:table-cell office:value-type="float" office:value="8.01076">
                <text:p>8.01076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4.19485">
                <text:p>4.19485</text:p>
              </table:table-cell>
              <table:table-cell office:value-type="float" office:value="8.0103">
                <text:p>8.0103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4.29509">
                <text:p>4.29509</text:p>
              </table:table-cell>
              <table:table-cell office:value-type="float" office:value="8.00982">
                <text:p>8.00982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4.39534">
                <text:p>4.39534</text:p>
              </table:table-cell>
              <table:table-cell office:value-type="float" office:value="8.00932">
                <text:p>8.00932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4.495605">
                <text:p>4.495605</text:p>
              </table:table-cell>
              <table:table-cell office:value-type="float" office:value="8.00879">
                <text:p>8.00879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4.595885">
                <text:p>4.595885</text:p>
              </table:table-cell>
              <table:table-cell office:value-type="float" office:value="8.00823">
                <text:p>8.00823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4.696175">
                <text:p>4.696175</text:p>
              </table:table-cell>
              <table:table-cell office:value-type="float" office:value="8.00765">
                <text:p>8.00765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4.79648">
                <text:p>4.79648</text:p>
              </table:table-cell>
              <table:table-cell office:value-type="float" office:value="8.00704">
                <text:p>8.00704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4.8968">
                <text:p>4.8968</text:p>
              </table:table-cell>
              <table:table-cell office:value-type="float" office:value="8.0064">
                <text:p>8.0064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4.997135">
                <text:p>4.997135</text:p>
              </table:table-cell>
              <table:table-cell office:value-type="float" office:value="8.00573">
                <text:p>8.00573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5.09749">
                <text:p>5.09749</text:p>
              </table:table-cell>
              <table:table-cell office:value-type="float" office:value="8.00502">
                <text:p>8.00502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5.19786">
                <text:p>5.19786</text:p>
              </table:table-cell>
              <table:table-cell office:value-type="float" office:value="8.00428">
                <text:p>8.00428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5.29825">
                <text:p>5.29825</text:p>
              </table:table-cell>
              <table:table-cell office:value-type="float" office:value="8.0035">
                <text:p>8.0035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5.398655">
                <text:p>5.398655</text:p>
              </table:table-cell>
              <table:table-cell office:value-type="float" office:value="8.00269">
                <text:p>8.00269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5.499085">
                <text:p>5.499085</text:p>
              </table:table-cell>
              <table:table-cell office:value-type="float" office:value="8.00183">
                <text:p>8.00183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5.599535">
                <text:p>5.599535</text:p>
              </table:table-cell>
              <table:table-cell office:value-type="float" office:value="8.00093">
                <text:p>8.00093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5.700005">
                <text:p>5.700005</text:p>
              </table:table-cell>
              <table:table-cell office:value-type="float" office:value="7.99999">
                <text:p>7.99999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5.8005">
                <text:p>5.8005</text:p>
              </table:table-cell>
              <table:table-cell office:value-type="float" office:value="7.999">
                <text:p>7.999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5.90102">
                <text:p>5.90102</text:p>
              </table:table-cell>
              <table:table-cell office:value-type="float" office:value="7.99796">
                <text:p>7.99796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6.001565">
                <text:p>6.001565</text:p>
              </table:table-cell>
              <table:table-cell office:value-type="float" office:value="7.99687">
                <text:p>7.99687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6.10214">
                <text:p>6.10214</text:p>
              </table:table-cell>
              <table:table-cell office:value-type="float" office:value="7.99572">
                <text:p>7.99572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6.20274">
                <text:p>6.20274</text:p>
              </table:table-cell>
              <table:table-cell office:value-type="float" office:value="7.99452">
                <text:p>7.99452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6.30337">
                <text:p>6.30337</text:p>
              </table:table-cell>
              <table:table-cell office:value-type="float" office:value="7.99326">
                <text:p>7.99326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6.40403">
                <text:p>6.40403</text:p>
              </table:table-cell>
              <table:table-cell office:value-type="float" office:value="7.99194">
                <text:p>7.99194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6.504725">
                <text:p>6.504725</text:p>
              </table:table-cell>
              <table:table-cell office:value-type="float" office:value="7.99055">
                <text:p>7.99055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6.60545">
                <text:p>6.60545</text:p>
              </table:table-cell>
              <table:table-cell office:value-type="float" office:value="7.9891">
                <text:p>7.9891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6.706215">
                <text:p>6.706215</text:p>
              </table:table-cell>
              <table:table-cell office:value-type="float" office:value="7.98757">
                <text:p>7.98757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6.80702">
                <text:p>6.80702</text:p>
              </table:table-cell>
              <table:table-cell office:value-type="float" office:value="7.98596">
                <text:p>7.98596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6.90786">
                <text:p>6.90786</text:p>
              </table:table-cell>
              <table:table-cell office:value-type="float" office:value="7.98428">
                <text:p>7.98428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7.008745">
                <text:p>7.008745</text:p>
              </table:table-cell>
              <table:table-cell office:value-type="float" office:value="7.98251">
                <text:p>7.98251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7.10967">
                <text:p>7.10967</text:p>
              </table:table-cell>
              <table:table-cell office:value-type="float" office:value="7.98066">
                <text:p>7.98066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7.210645">
                <text:p>7.210645</text:p>
              </table:table-cell>
              <table:table-cell office:value-type="float" office:value="7.97871">
                <text:p>7.97871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7.311665">
                <text:p>7.311665</text:p>
              </table:table-cell>
              <table:table-cell office:value-type="float" office:value="7.97667">
                <text:p>7.97667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7.41274">
                <text:p>7.41274</text:p>
              </table:table-cell>
              <table:table-cell office:value-type="float" office:value="7.97452">
                <text:p>7.97452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7.513865">
                <text:p>7.513865</text:p>
              </table:table-cell>
              <table:table-cell office:value-type="float" office:value="7.97227">
                <text:p>7.97227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7.615045">
                <text:p>7.615045</text:p>
              </table:table-cell>
              <table:table-cell office:value-type="float" office:value="7.96991">
                <text:p>7.96991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7.71628">
                <text:p>7.71628</text:p>
              </table:table-cell>
              <table:table-cell office:value-type="float" office:value="7.96744">
                <text:p>7.96744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7.817585">
                <text:p>7.817585</text:p>
              </table:table-cell>
              <table:table-cell office:value-type="float" office:value="7.96483">
                <text:p>7.96483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7.918945">
                <text:p>7.918945</text:p>
              </table:table-cell>
              <table:table-cell office:value-type="float" office:value="7.96211">
                <text:p>7.96211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8.02038">
                <text:p>8.02038</text:p>
              </table:table-cell>
              <table:table-cell office:value-type="float" office:value="7.95924">
                <text:p>7.95924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8.12188">
                <text:p>8.12188</text:p>
              </table:table-cell>
              <table:table-cell office:value-type="float" office:value="7.95624">
                <text:p>7.95624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8.22346">
                <text:p>8.22346</text:p>
              </table:table-cell>
              <table:table-cell office:value-type="float" office:value="7.95308">
                <text:p>7.95308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8.325115">
                <text:p>8.325115</text:p>
              </table:table-cell>
              <table:table-cell office:value-type="float" office:value="7.94977">
                <text:p>7.94977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8.42685">
                <text:p>8.42685</text:p>
              </table:table-cell>
              <table:table-cell office:value-type="float" office:value="7.9463">
                <text:p>7.9463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8.528675">
                <text:p>8.528675</text:p>
              </table:table-cell>
              <table:table-cell office:value-type="float" office:value="7.94265">
                <text:p>7.94265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8.63059">
                <text:p>8.63059</text:p>
              </table:table-cell>
              <table:table-cell office:value-type="float" office:value="7.93882">
                <text:p>7.93882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8.732595">
                <text:p>8.732595</text:p>
              </table:table-cell>
              <table:table-cell office:value-type="float" office:value="7.93481">
                <text:p>7.93481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8.834705">
                <text:p>8.834705</text:p>
              </table:table-cell>
              <table:table-cell office:value-type="float" office:value="7.93059">
                <text:p>7.93059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8.936915">
                <text:p>8.936915</text:p>
              </table:table-cell>
              <table:table-cell office:value-type="float" office:value="7.92617">
                <text:p>7.92617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9.039235">
                <text:p>9.039235</text:p>
              </table:table-cell>
              <table:table-cell office:value-type="float" office:value="7.92153">
                <text:p>7.92153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9.14167">
                <text:p>9.14167</text:p>
              </table:table-cell>
              <table:table-cell office:value-type="float" office:value="7.91666">
                <text:p>7.91666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9.244225">
                <text:p>9.244225</text:p>
              </table:table-cell>
              <table:table-cell office:value-type="float" office:value="7.91155">
                <text:p>7.91155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9.34691">
                <text:p>9.34691</text:p>
              </table:table-cell>
              <table:table-cell office:value-type="float" office:value="7.90618">
                <text:p>7.90618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9.449725">
                <text:p>9.449725</text:p>
              </table:table-cell>
              <table:table-cell office:value-type="float" office:value="7.90055">
                <text:p>7.90055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9.55268">
                <text:p>9.55268</text:p>
              </table:table-cell>
              <table:table-cell office:value-type="float" office:value="7.89464">
                <text:p>7.89464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9.65578">
                <text:p>9.65578</text:p>
              </table:table-cell>
              <table:table-cell office:value-type="float" office:value="7.88844">
                <text:p>7.88844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9.759035">
                <text:p>9.759035</text:p>
              </table:table-cell>
              <table:table-cell office:value-type="float" office:value="7.88193">
                <text:p>7.88193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9.86245">
                <text:p>9.86245</text:p>
              </table:table-cell>
              <table:table-cell office:value-type="float" office:value="7.8751">
                <text:p>7.8751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9.966035">
                <text:p>9.966035</text:p>
              </table:table-cell>
              <table:table-cell office:value-type="float" office:value="7.86793">
                <text:p>7.86793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10.069795">
                <text:p>10.069795</text:p>
              </table:table-cell>
              <table:table-cell office:value-type="float" office:value="7.86041">
                <text:p>7.86041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10.173745">
                <text:p>10.173745</text:p>
              </table:table-cell>
              <table:table-cell office:value-type="float" office:value="7.85251">
                <text:p>7.85251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10.277885">
                <text:p>10.277885</text:p>
              </table:table-cell>
              <table:table-cell office:value-type="float" office:value="7.84423">
                <text:p>7.84423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10.382235">
                <text:p>10.382235</text:p>
              </table:table-cell>
              <table:table-cell office:value-type="float" office:value="7.83553">
                <text:p>7.83553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10.486795">
                <text:p>10.486795</text:p>
              </table:table-cell>
              <table:table-cell office:value-type="float" office:value="7.82641">
                <text:p>7.82641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10.591585">
                <text:p>10.591585</text:p>
              </table:table-cell>
              <table:table-cell office:value-type="float" office:value="7.81683">
                <text:p>7.81683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10.69661">
                <text:p>10.69661</text:p>
              </table:table-cell>
              <table:table-cell office:value-type="float" office:value="7.80678">
                <text:p>7.80678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10.801885">
                <text:p>10.801885</text:p>
              </table:table-cell>
              <table:table-cell office:value-type="float" office:value="7.79623">
                <text:p>7.79623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10.90742">
                <text:p>10.90742</text:p>
              </table:table-cell>
              <table:table-cell office:value-type="float" office:value="7.78516">
                <text:p>7.78516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11.01323">
                <text:p>11.01323</text:p>
              </table:table-cell>
              <table:table-cell office:value-type="float" office:value="7.77354">
                <text:p>7.77354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11.119325">
                <text:p>11.119325</text:p>
              </table:table-cell>
              <table:table-cell office:value-type="float" office:value="7.76135">
                <text:p>7.76135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11.225725">
                <text:p>11.225725</text:p>
              </table:table-cell>
              <table:table-cell office:value-type="float" office:value="7.74855">
                <text:p>7.74855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11.332435">
                <text:p>11.332435</text:p>
              </table:table-cell>
              <table:table-cell office:value-type="float" office:value="7.73513">
                <text:p>7.73513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11.439485">
                <text:p>11.439485</text:p>
              </table:table-cell>
              <table:table-cell office:value-type="float" office:value="7.72103">
                <text:p>7.72103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11.54688">
                <text:p>11.54688</text:p>
              </table:table-cell>
              <table:table-cell office:value-type="float" office:value="7.70624">
                <text:p>7.70624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11.65464">
                <text:p>11.65464</text:p>
              </table:table-cell>
              <table:table-cell office:value-type="float" office:value="7.69072">
                <text:p>7.69072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11.762785">
                <text:p>11.762785</text:p>
              </table:table-cell>
              <table:table-cell office:value-type="float" office:value="7.67443">
                <text:p>7.67443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11.87133">
                <text:p>11.87133</text:p>
              </table:table-cell>
              <table:table-cell office:value-type="float" office:value="7.65734">
                <text:p>7.65734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11.980305">
                <text:p>11.980305</text:p>
              </table:table-cell>
              <table:table-cell office:value-type="float" office:value="7.63939">
                <text:p>7.63939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12.08972">
                <text:p>12.08972</text:p>
              </table:table-cell>
              <table:table-cell office:value-type="float" office:value="7.62056">
                <text:p>7.62056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12.1996">
                <text:p>12.1996</text:p>
              </table:table-cell>
              <table:table-cell office:value-type="float" office:value="7.6008">
                <text:p>7.6008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12.309965">
                <text:p>12.309965</text:p>
              </table:table-cell>
              <table:table-cell office:value-type="float" office:value="7.58007">
                <text:p>7.58007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12.42085">
                <text:p>12.42085</text:p>
              </table:table-cell>
              <table:table-cell office:value-type="float" office:value="7.5583">
                <text:p>7.5583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12.53227">
                <text:p>12.53227</text:p>
              </table:table-cell>
              <table:table-cell office:value-type="float" office:value="7.53546">
                <text:p>7.53546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12.644255">
                <text:p>12.644255</text:p>
              </table:table-cell>
              <table:table-cell office:value-type="float" office:value="7.51149">
                <text:p>7.51149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12.75683">
                <text:p>12.75683</text:p>
              </table:table-cell>
              <table:table-cell office:value-type="float" office:value="7.48634">
                <text:p>7.48634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12.87003">
                <text:p>12.87003</text:p>
              </table:table-cell>
              <table:table-cell office:value-type="float" office:value="7.45994">
                <text:p>7.45994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12.983885">
                <text:p>12.983885</text:p>
              </table:table-cell>
              <table:table-cell office:value-type="float" office:value="7.43223">
                <text:p>7.43223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13.098425">
                <text:p>13.098425</text:p>
              </table:table-cell>
              <table:table-cell office:value-type="float" office:value="7.40315">
                <text:p>7.40315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13.21368">
                <text:p>13.21368</text:p>
              </table:table-cell>
              <table:table-cell office:value-type="float" office:value="7.37264">
                <text:p>7.37264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13.329695">
                <text:p>13.329695</text:p>
              </table:table-cell>
              <table:table-cell office:value-type="float" office:value="7.34061">
                <text:p>7.34061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13.4465">
                <text:p>13.4465</text:p>
              </table:table-cell>
              <table:table-cell office:value-type="float" office:value="7.307">
                <text:p>7.307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13.564135">
                <text:p>13.564135</text:p>
              </table:table-cell>
              <table:table-cell office:value-type="float" office:value="7.27173">
                <text:p>7.27173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13.682645">
                <text:p>13.682645</text:p>
              </table:table-cell>
              <table:table-cell office:value-type="float" office:value="7.23471">
                <text:p>7.23471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13.80207">
                <text:p>13.80207</text:p>
              </table:table-cell>
              <table:table-cell office:value-type="float" office:value="7.19586">
                <text:p>7.19586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13.922455">
                <text:p>13.922455</text:p>
              </table:table-cell>
              <table:table-cell office:value-type="float" office:value="7.15509">
                <text:p>7.15509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14.04385">
                <text:p>14.04385</text:p>
              </table:table-cell>
              <table:table-cell office:value-type="float" office:value="7.1123">
                <text:p>7.1123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14.1663">
                <text:p>14.1663</text:p>
              </table:table-cell>
              <table:table-cell office:value-type="float" office:value="7.0674">
                <text:p>7.0674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14.289865">
                <text:p>14.289865</text:p>
              </table:table-cell>
              <table:table-cell office:value-type="float" office:value="7.02027">
                <text:p>7.02027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14.41459">
                <text:p>14.41459</text:p>
              </table:table-cell>
              <table:table-cell office:value-type="float" office:value="6.97082">
                <text:p>6.97082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14.540545">
                <text:p>14.540545</text:p>
              </table:table-cell>
              <table:table-cell office:value-type="float" office:value="6.91891">
                <text:p>6.91891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14.66778">
                <text:p>14.66778</text:p>
              </table:table-cell>
              <table:table-cell office:value-type="float" office:value="6.86444">
                <text:p>6.86444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14.796365">
                <text:p>14.796365</text:p>
              </table:table-cell>
              <table:table-cell office:value-type="float" office:value="6.80727">
                <text:p>6.80727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14.92636">
                <text:p>14.92636</text:p>
              </table:table-cell>
              <table:table-cell office:value-type="float" office:value="6.74728">
                <text:p>6.74728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15.05784">
                <text:p>15.05784</text:p>
              </table:table-cell>
              <table:table-cell office:value-type="float" office:value="6.68432">
                <text:p>6.68432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15.19088">
                <text:p>15.19088</text:p>
              </table:table-cell>
              <table:table-cell office:value-type="float" office:value="6.61824">
                <text:p>6.61824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15.32555">
                <text:p>15.32555</text:p>
              </table:table-cell>
              <table:table-cell office:value-type="float" office:value="6.5489">
                <text:p>6.5489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15.46194">
                <text:p>15.46194</text:p>
              </table:table-cell>
              <table:table-cell office:value-type="float" office:value="6.47612">
                <text:p>6.47612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15.60013">
                <text:p>15.60013</text:p>
              </table:table-cell>
              <table:table-cell office:value-type="float" office:value="6.39974">
                <text:p>6.39974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15.740205">
                <text:p>15.740205</text:p>
              </table:table-cell>
              <table:table-cell office:value-type="float" office:value="6.31959">
                <text:p>6.31959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15.882265">
                <text:p>15.882265</text:p>
              </table:table-cell>
              <table:table-cell office:value-type="float" office:value="6.23547">
                <text:p>6.23547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16.02641">
                <text:p>16.02641</text:p>
              </table:table-cell>
              <table:table-cell office:value-type="float" office:value="6.14718">
                <text:p>6.14718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16.172735">
                <text:p>16.172735</text:p>
              </table:table-cell>
              <table:table-cell office:value-type="float" office:value="6.05453">
                <text:p>6.05453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16.32135">
                <text:p>16.32135</text:p>
              </table:table-cell>
              <table:table-cell office:value-type="float" office:value="5.9573">
                <text:p>5.9573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16.47237">
                <text:p>16.47237</text:p>
              </table:table-cell>
              <table:table-cell office:value-type="float" office:value="5.85526">
                <text:p>5.85526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16.625915">
                <text:p>16.625915</text:p>
              </table:table-cell>
              <table:table-cell office:value-type="float" office:value="5.74817">
                <text:p>5.74817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16.78211">
                <text:p>16.78211</text:p>
              </table:table-cell>
              <table:table-cell office:value-type="float" office:value="5.63578">
                <text:p>5.63578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16.941085">
                <text:p>16.941085</text:p>
              </table:table-cell>
              <table:table-cell office:value-type="float" office:value="5.51783">
                <text:p>5.51783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17.102975">
                <text:p>17.102975</text:p>
              </table:table-cell>
              <table:table-cell office:value-type="float" office:value="5.39405">
                <text:p>5.39405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17.26793">
                <text:p>17.26793</text:p>
              </table:table-cell>
              <table:table-cell office:value-type="float" office:value="5.26414">
                <text:p>5.26414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17.436095">
                <text:p>17.436095</text:p>
              </table:table-cell>
              <table:table-cell office:value-type="float" office:value="5.12781">
                <text:p>5.12781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17.607635">
                <text:p>17.607635</text:p>
              </table:table-cell>
              <table:table-cell office:value-type="float" office:value="4.98473">
                <text:p>4.98473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17.782715">
                <text:p>17.782715</text:p>
              </table:table-cell>
              <table:table-cell office:value-type="float" office:value="4.83457">
                <text:p>4.83457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17.96151">
                <text:p>17.96151</text:p>
              </table:table-cell>
              <table:table-cell office:value-type="float" office:value="4.67698">
                <text:p>4.67698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18.1442">
                <text:p>18.1442</text:p>
              </table:table-cell>
              <table:table-cell office:value-type="float" office:value="4.5116">
                <text:p>4.5116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18.33098">
                <text:p>18.33098</text:p>
              </table:table-cell>
              <table:table-cell office:value-type="float" office:value="4.33804">
                <text:p>4.33804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18.522055">
                <text:p>18.522055</text:p>
              </table:table-cell>
              <table:table-cell office:value-type="float" office:value="4.15589">
                <text:p>4.15589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18.717635">
                <text:p>18.717635</text:p>
              </table:table-cell>
              <table:table-cell office:value-type="float" office:value="3.96473">
                <text:p>3.96473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18.91794">
                <text:p>18.91794</text:p>
              </table:table-cell>
              <table:table-cell office:value-type="float" office:value="3.76412">
                <text:p>3.76412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19.123215">
                <text:p>19.123215</text:p>
              </table:table-cell>
              <table:table-cell office:value-type="float" office:value="3.55357">
                <text:p>3.55357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19.33369">
                <text:p>19.33369</text:p>
              </table:table-cell>
              <table:table-cell office:value-type="float" office:value="3.33262">
                <text:p>3.33262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19.549635">
                <text:p>19.549635</text:p>
              </table:table-cell>
              <table:table-cell office:value-type="float" office:value="3.10073">
                <text:p>3.10073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19.771315">
                <text:p>19.771315</text:p>
              </table:table-cell>
              <table:table-cell office:value-type="float" office:value="2.85737">
                <text:p>2.85737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19.999015">
                <text:p>19.999015</text:p>
              </table:table-cell>
              <table:table-cell office:value-type="float" office:value="2.60197">
                <text:p>2.60197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20.23303">
                <text:p>20.23303</text:p>
              </table:table-cell>
              <table:table-cell office:value-type="float" office:value="2.33394">
                <text:p>2.33394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20.473675">
                <text:p>20.473675</text:p>
              </table:table-cell>
              <table:table-cell office:value-type="float" office:value="2.05265">
                <text:p>2.05265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20.72128">
                <text:p>20.72128</text:p>
              </table:table-cell>
              <table:table-cell office:value-type="float" office:value="1.75744">
                <text:p>1.75744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20.976185">
                <text:p>20.976185</text:p>
              </table:table-cell>
              <table:table-cell office:value-type="float" office:value="1.44763">
                <text:p>1.44763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21.238755">
                <text:p>21.238755</text:p>
              </table:table-cell>
              <table:table-cell office:value-type="float" office:value="1.12249">
                <text:p>1.12249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21.509369">
                <text:p>21.509369</text:p>
              </table:table-cell>
              <table:table-cell office:value-type="float" office:value="0.781262">
                <text:p>0.781262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21.7884215">
                <text:p>21.7884215</text:p>
              </table:table-cell>
              <table:table-cell office:value-type="float" office:value="0.423157">
                <text:p>0.423157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22.0763317">
                <text:p>22.0763317</text:p>
              </table:table-cell>
              <table:table-cell office:value-type="float" office:value="0.0473366">
                <text:p>0.0473366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22.2">
                <text:p>2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22.3">
                <text:p>2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22.4">
                <text:p>2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22.6">
                <text:p>2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22.7">
                <text:p>2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22.8">
                <text:p>2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22.9">
                <text:p>22.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40.7000007629395pt" style:font-family-asian="'DejaVu LGC Sans'" style:font-family-generic-asian="system" style:font-pitch-asian="variable" style:font-size-asian="40.7000007629395pt" style:font-family-complex="'DejaVu LGC Sans'" style:font-family-generic-complex="system" style:font-pitch-complex="variable" style:font-size-complex="40.7000007629395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8.7000007629395pt" style:font-family-asian="'DejaVu LGC Sans'" style:font-family-generic-asian="system" style:font-pitch-asian="variable" style:font-size-asian="18.7000007629395pt" style:font-family-complex="'DejaVu LGC Sans'" style:font-family-generic-complex="system" style:font-pitch-complex="variable" style:font-size-complex="18.7000007629395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none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21.8999996185303pt" style:font-family-asian="'DejaVu LGC Sans'" style:font-family-generic-asian="system" style:font-pitch-asian="variable" style:font-size-asian="21.8999996185303pt" style:font-family-complex="'DejaVu LGC Sans'" style:font-family-generic-complex="system" style:font-pitch-complex="variable" style:font-size-complex="21.8999996185303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8.2000007629395pt" style:font-family-asian="'DejaVu LGC Sans'" style:font-family-generic-asian="system" style:font-pitch-asian="variable" style:font-size-asian="28.2000007629395pt" style:font-family-complex="'DejaVu LGC Sans'" style:font-family-generic-complex="system" style:font-pitch-complex="variable" style:font-size-complex="28.2000007629395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21.8999996185303pt" style:font-family-asian="'DejaVu LGC Sans'" style:font-family-generic-asian="system" style:font-pitch-asian="variable" style:font-size-asian="21.8999996185303pt" style:font-family-complex="'DejaVu LGC Sans'" style:font-family-generic-complex="system" style:font-pitch-complex="variable" style:font-size-complex="21.8999996185303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'Nimbus Sans L'" style:font-family-generic="swiss" style:font-pitch="variable" fo:font-size="18.7000007629395pt" style:font-family-asian="'DejaVu LGC Sans'" style:font-family-generic-asian="system" style:font-pitch-asian="variable" style:font-size-asian="18.7000007629395pt" style:font-family-complex="'DejaVu LGC Sans'" style:font-family-generic-complex="system" style:font-pitch-complex="variable" style:font-size-complex="18.7000007629395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7.352cm" svg:height="22.016cm" chart:class="chart:scatter" chart:style-name="ch1">
        <chart:title svg:x="10.804cm" svg:y="0.44cm" chart:style-name="ch2">
          <text:p>Main title</text:p>
        </chart:title>
        <chart:legend chart:legend-position="end" svg:x="22.626cm" svg:y="10.3cm" chart:style-name="ch3"/>
        <chart:plot-area chart:style-name="ch4" table:cell-range-address="VI.$E$3:.$F$232" chart:table-number-list="1" svg:x="0.546cm" svg:y="3.446cm" svg:width="20.989cm" svg:height="18.13cm">
          <chart:axis chart:dimension="x" chart:name="primary-x" chart:style-name="ch5">
            <chart:title svg:x="9.72cm" svg:y="20.093cm" chart:style-name="ch6">
              <text:p>Voltage (V)</text:p>
            </chart:title>
            <chart:categories table:cell-range-address="local-table.A2:.A231"/>
            <chart:grid chart:class="major"/>
          </chart:axis>
          <chart:axis chart:dimension="y" chart:name="primary-y" chart:style-name="ch7">
            <chart:title svg:x="0.546cm" svg:y="13.434cm" chart:style-name="ch6">
              <text:p>Current (A)</text:p>
            </chart:title>
            <chart:grid chart:class="major"/>
          </chart:axis>
          <chart:series chart:style-name="ch8">
            <chart:domain/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8.01981">
                <text:p>8.01981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1">
                <text:p>0.1</text:p>
              </table:table-cell>
              <table:table-cell office:value-type="float" office:value="8.01881">
                <text:p>8.01881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2">
                <text:p>0.2</text:p>
              </table:table-cell>
              <table:table-cell office:value-type="float" office:value="8.0178">
                <text:p>8.0178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3">
                <text:p>0.3</text:p>
              </table:table-cell>
              <table:table-cell office:value-type="float" office:value="8.01679">
                <text:p>8.0167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4">
                <text:p>0.4</text:p>
              </table:table-cell>
              <table:table-cell office:value-type="float" office:value="8.01578">
                <text:p>8.01578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5">
                <text:p>0.5</text:p>
              </table:table-cell>
              <table:table-cell office:value-type="float" office:value="8.01476">
                <text:p>8.01476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6">
                <text:p>0.6</text:p>
              </table:table-cell>
              <table:table-cell office:value-type="float" office:value="8.01375">
                <text:p>8.01375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7">
                <text:p>0.7</text:p>
              </table:table-cell>
              <table:table-cell office:value-type="float" office:value="8.01274">
                <text:p>8.01274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8">
                <text:p>0.8</text:p>
              </table:table-cell>
              <table:table-cell office:value-type="float" office:value="8.01173">
                <text:p>8.01173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9">
                <text:p>0.9</text:p>
              </table:table-cell>
              <table:table-cell office:value-type="float" office:value="8.01071">
                <text:p>8.01071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">
                <text:p>1</text:p>
              </table:table-cell>
              <table:table-cell office:value-type="float" office:value="8.0097">
                <text:p>8.0097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.1">
                <text:p>1.1</text:p>
              </table:table-cell>
              <table:table-cell office:value-type="float" office:value="8.00869">
                <text:p>8.00869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.2">
                <text:p>1.2</text:p>
              </table:table-cell>
              <table:table-cell office:value-type="float" office:value="8.00767">
                <text:p>8.00767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.3">
                <text:p>1.3</text:p>
              </table:table-cell>
              <table:table-cell office:value-type="float" office:value="8.00665">
                <text:p>8.00665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.4">
                <text:p>1.4</text:p>
              </table:table-cell>
              <table:table-cell office:value-type="float" office:value="8.00564">
                <text:p>8.00564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.5">
                <text:p>1.5</text:p>
              </table:table-cell>
              <table:table-cell office:value-type="float" office:value="8.00462">
                <text:p>8.0046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.6">
                <text:p>1.6</text:p>
              </table:table-cell>
              <table:table-cell office:value-type="float" office:value="8.0036">
                <text:p>8.0036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.7">
                <text:p>1.7</text:p>
              </table:table-cell>
              <table:table-cell office:value-type="float" office:value="8.00258">
                <text:p>8.00258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.8">
                <text:p>1.8</text:p>
              </table:table-cell>
              <table:table-cell office:value-type="float" office:value="8.00156">
                <text:p>8.00156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.9">
                <text:p>1.9</text:p>
              </table:table-cell>
              <table:table-cell office:value-type="float" office:value="8.00054">
                <text:p>8.00054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">
                <text:p>2</text:p>
              </table:table-cell>
              <table:table-cell office:value-type="float" office:value="7.99951">
                <text:p>7.99951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2.1">
                <text:p>2.1</text:p>
              </table:table-cell>
              <table:table-cell office:value-type="float" office:value="7.99849">
                <text:p>7.99849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2.2">
                <text:p>2.2</text:p>
              </table:table-cell>
              <table:table-cell office:value-type="float" office:value="7.99746">
                <text:p>7.99746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.3">
                <text:p>2.3</text:p>
              </table:table-cell>
              <table:table-cell office:value-type="float" office:value="7.99644">
                <text:p>7.99644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.4">
                <text:p>2.4</text:p>
              </table:table-cell>
              <table:table-cell office:value-type="float" office:value="7.99541">
                <text:p>7.99541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.5">
                <text:p>2.5</text:p>
              </table:table-cell>
              <table:table-cell office:value-type="float" office:value="7.99438">
                <text:p>7.99438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.6">
                <text:p>2.6</text:p>
              </table:table-cell>
              <table:table-cell office:value-type="float" office:value="7.99335">
                <text:p>7.99335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.7">
                <text:p>2.7</text:p>
              </table:table-cell>
              <table:table-cell office:value-type="float" office:value="7.99232">
                <text:p>7.99232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2.8">
                <text:p>2.8</text:p>
              </table:table-cell>
              <table:table-cell office:value-type="float" office:value="7.99128">
                <text:p>7.99128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2.9">
                <text:p>2.9</text:p>
              </table:table-cell>
              <table:table-cell office:value-type="float" office:value="7.99025">
                <text:p>7.99025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3">
                <text:p>3</text:p>
              </table:table-cell>
              <table:table-cell office:value-type="float" office:value="7.98921">
                <text:p>7.98921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3.1">
                <text:p>3.1</text:p>
              </table:table-cell>
              <table:table-cell office:value-type="float" office:value="7.98817">
                <text:p>7.98817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3.2">
                <text:p>3.2</text:p>
              </table:table-cell>
              <table:table-cell office:value-type="float" office:value="7.98713">
                <text:p>7.98713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.3">
                <text:p>3.3</text:p>
              </table:table-cell>
              <table:table-cell office:value-type="float" office:value="7.98609">
                <text:p>7.98609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3.4">
                <text:p>3.4</text:p>
              </table:table-cell>
              <table:table-cell office:value-type="float" office:value="7.98504">
                <text:p>7.98504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.5">
                <text:p>3.5</text:p>
              </table:table-cell>
              <table:table-cell office:value-type="float" office:value="7.984">
                <text:p>7.984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.6">
                <text:p>3.6</text:p>
              </table:table-cell>
              <table:table-cell office:value-type="float" office:value="7.98295">
                <text:p>7.98295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3.7">
                <text:p>3.7</text:p>
              </table:table-cell>
              <table:table-cell office:value-type="float" office:value="7.9819">
                <text:p>7.9819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3.8">
                <text:p>3.8</text:p>
              </table:table-cell>
              <table:table-cell office:value-type="float" office:value="7.98084">
                <text:p>7.98084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3.9">
                <text:p>3.9</text:p>
              </table:table-cell>
              <table:table-cell office:value-type="float" office:value="7.97978">
                <text:p>7.97978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4">
                <text:p>4</text:p>
              </table:table-cell>
              <table:table-cell office:value-type="float" office:value="7.97872">
                <text:p>7.97872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4.1">
                <text:p>4.1</text:p>
              </table:table-cell>
              <table:table-cell office:value-type="float" office:value="7.97766">
                <text:p>7.97766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4.2">
                <text:p>4.2</text:p>
              </table:table-cell>
              <table:table-cell office:value-type="float" office:value="7.97659">
                <text:p>7.97659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.3">
                <text:p>4.3</text:p>
              </table:table-cell>
              <table:table-cell office:value-type="float" office:value="7.97552">
                <text:p>7.97552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4.4">
                <text:p>4.4</text:p>
              </table:table-cell>
              <table:table-cell office:value-type="float" office:value="7.97445">
                <text:p>7.97445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4.5">
                <text:p>4.5</text:p>
              </table:table-cell>
              <table:table-cell office:value-type="float" office:value="7.97338">
                <text:p>7.97338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4.6">
                <text:p>4.6</text:p>
              </table:table-cell>
              <table:table-cell office:value-type="float" office:value="7.97229">
                <text:p>7.97229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4.7">
                <text:p>4.7</text:p>
              </table:table-cell>
              <table:table-cell office:value-type="float" office:value="7.97121">
                <text:p>7.97121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4.8">
                <text:p>4.8</text:p>
              </table:table-cell>
              <table:table-cell office:value-type="float" office:value="7.97012">
                <text:p>7.97012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4.9">
                <text:p>4.9</text:p>
              </table:table-cell>
              <table:table-cell office:value-type="float" office:value="7.96903">
                <text:p>7.96903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5">
                <text:p>5</text:p>
              </table:table-cell>
              <table:table-cell office:value-type="float" office:value="7.96793">
                <text:p>7.96793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5.1">
                <text:p>5.1</text:p>
              </table:table-cell>
              <table:table-cell office:value-type="float" office:value="7.96683">
                <text:p>7.96683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5.2">
                <text:p>5.2</text:p>
              </table:table-cell>
              <table:table-cell office:value-type="float" office:value="7.96572">
                <text:p>7.96572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5.3">
                <text:p>5.3</text:p>
              </table:table-cell>
              <table:table-cell office:value-type="float" office:value="7.96461">
                <text:p>7.96461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5.4">
                <text:p>5.4</text:p>
              </table:table-cell>
              <table:table-cell office:value-type="float" office:value="7.96349">
                <text:p>7.96349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5.5">
                <text:p>5.5</text:p>
              </table:table-cell>
              <table:table-cell office:value-type="float" office:value="7.96237">
                <text:p>7.96237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5.6">
                <text:p>5.6</text:p>
              </table:table-cell>
              <table:table-cell office:value-type="float" office:value="7.96124">
                <text:p>7.96124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5.7">
                <text:p>5.7</text:p>
              </table:table-cell>
              <table:table-cell office:value-type="float" office:value="7.9601">
                <text:p>7.9601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5.8">
                <text:p>5.8</text:p>
              </table:table-cell>
              <table:table-cell office:value-type="float" office:value="7.95896">
                <text:p>7.95896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5.9">
                <text:p>5.9</text:p>
              </table:table-cell>
              <table:table-cell office:value-type="float" office:value="7.95781">
                <text:p>7.95781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6">
                <text:p>6</text:p>
              </table:table-cell>
              <table:table-cell office:value-type="float" office:value="7.95665">
                <text:p>7.95665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6.1">
                <text:p>6.1</text:p>
              </table:table-cell>
              <table:table-cell office:value-type="float" office:value="7.95548">
                <text:p>7.95548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6.2">
                <text:p>6.2</text:p>
              </table:table-cell>
              <table:table-cell office:value-type="float" office:value="7.95431">
                <text:p>7.95431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.3">
                <text:p>6.3</text:p>
              </table:table-cell>
              <table:table-cell office:value-type="float" office:value="7.95312">
                <text:p>7.95312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.4">
                <text:p>6.4</text:p>
              </table:table-cell>
              <table:table-cell office:value-type="float" office:value="7.95193">
                <text:p>7.95193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.5">
                <text:p>6.5</text:p>
              </table:table-cell>
              <table:table-cell office:value-type="float" office:value="7.95073">
                <text:p>7.95073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.6">
                <text:p>6.6</text:p>
              </table:table-cell>
              <table:table-cell office:value-type="float" office:value="7.94952">
                <text:p>7.94952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.7">
                <text:p>6.7</text:p>
              </table:table-cell>
              <table:table-cell office:value-type="float" office:value="7.9483">
                <text:p>7.9483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.8">
                <text:p>6.8</text:p>
              </table:table-cell>
              <table:table-cell office:value-type="float" office:value="7.94707">
                <text:p>7.94707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.9">
                <text:p>6.9</text:p>
              </table:table-cell>
              <table:table-cell office:value-type="float" office:value="7.94582">
                <text:p>7.94582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7">
                <text:p>7</text:p>
              </table:table-cell>
              <table:table-cell office:value-type="float" office:value="7.94457">
                <text:p>7.94457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7.1">
                <text:p>7.1</text:p>
              </table:table-cell>
              <table:table-cell office:value-type="float" office:value="7.9433">
                <text:p>7.9433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7.2">
                <text:p>7.2</text:p>
              </table:table-cell>
              <table:table-cell office:value-type="float" office:value="7.94202">
                <text:p>7.94202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7.3">
                <text:p>7.3</text:p>
              </table:table-cell>
              <table:table-cell office:value-type="float" office:value="7.94072">
                <text:p>7.94072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7.4">
                <text:p>7.4</text:p>
              </table:table-cell>
              <table:table-cell office:value-type="float" office:value="7.93941">
                <text:p>7.93941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7.5">
                <text:p>7.5</text:p>
              </table:table-cell>
              <table:table-cell office:value-type="float" office:value="7.93808">
                <text:p>7.93808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7.6">
                <text:p>7.6</text:p>
              </table:table-cell>
              <table:table-cell office:value-type="float" office:value="7.93674">
                <text:p>7.93674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7.7">
                <text:p>7.7</text:p>
              </table:table-cell>
              <table:table-cell office:value-type="float" office:value="7.93538">
                <text:p>7.93538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7.8">
                <text:p>7.8</text:p>
              </table:table-cell>
              <table:table-cell office:value-type="float" office:value="7.934">
                <text:p>7.934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7.9">
                <text:p>7.9</text:p>
              </table:table-cell>
              <table:table-cell office:value-type="float" office:value="7.93261">
                <text:p>7.93261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8">
                <text:p>8</text:p>
              </table:table-cell>
              <table:table-cell office:value-type="float" office:value="7.93119">
                <text:p>7.93119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8.1">
                <text:p>8.1</text:p>
              </table:table-cell>
              <table:table-cell office:value-type="float" office:value="7.92976">
                <text:p>7.92976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8.2">
                <text:p>8.2</text:p>
              </table:table-cell>
              <table:table-cell office:value-type="float" office:value="7.9283">
                <text:p>7.9283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8.3">
                <text:p>8.3</text:p>
              </table:table-cell>
              <table:table-cell office:value-type="float" office:value="7.92682">
                <text:p>7.92682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8.4">
                <text:p>8.4</text:p>
              </table:table-cell>
              <table:table-cell office:value-type="float" office:value="7.92532">
                <text:p>7.92532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8.5">
                <text:p>8.5</text:p>
              </table:table-cell>
              <table:table-cell office:value-type="float" office:value="7.92379">
                <text:p>7.92379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8.6">
                <text:p>8.6</text:p>
              </table:table-cell>
              <table:table-cell office:value-type="float" office:value="7.92223">
                <text:p>7.92223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8.7">
                <text:p>8.7</text:p>
              </table:table-cell>
              <table:table-cell office:value-type="float" office:value="7.92065">
                <text:p>7.92065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8.8">
                <text:p>8.8</text:p>
              </table:table-cell>
              <table:table-cell office:value-type="float" office:value="7.91904">
                <text:p>7.91904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8.9">
                <text:p>8.9</text:p>
              </table:table-cell>
              <table:table-cell office:value-type="float" office:value="7.9174">
                <text:p>7.9174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9">
                <text:p>9</text:p>
              </table:table-cell>
              <table:table-cell office:value-type="float" office:value="7.91573">
                <text:p>7.91573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9.1">
                <text:p>9.1</text:p>
              </table:table-cell>
              <table:table-cell office:value-type="float" office:value="7.91402">
                <text:p>7.91402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9.2">
                <text:p>9.2</text:p>
              </table:table-cell>
              <table:table-cell office:value-type="float" office:value="7.91228">
                <text:p>7.91228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9.3">
                <text:p>9.3</text:p>
              </table:table-cell>
              <table:table-cell office:value-type="float" office:value="7.9105">
                <text:p>7.9105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9.4">
                <text:p>9.4</text:p>
              </table:table-cell>
              <table:table-cell office:value-type="float" office:value="7.90869">
                <text:p>7.90869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9.5">
                <text:p>9.5</text:p>
              </table:table-cell>
              <table:table-cell office:value-type="float" office:value="7.90683">
                <text:p>7.90683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9.6">
                <text:p>9.6</text:p>
              </table:table-cell>
              <table:table-cell office:value-type="float" office:value="7.90493">
                <text:p>7.90493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9.7">
                <text:p>9.7</text:p>
              </table:table-cell>
              <table:table-cell office:value-type="float" office:value="7.90299">
                <text:p>7.90299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9.8">
                <text:p>9.8</text:p>
              </table:table-cell>
              <table:table-cell office:value-type="float" office:value="7.901">
                <text:p>7.901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9.9">
                <text:p>9.9</text:p>
              </table:table-cell>
              <table:table-cell office:value-type="float" office:value="7.89896">
                <text:p>7.89896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10">
                <text:p>10</text:p>
              </table:table-cell>
              <table:table-cell office:value-type="float" office:value="7.89687">
                <text:p>7.89687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10.1">
                <text:p>10.1</text:p>
              </table:table-cell>
              <table:table-cell office:value-type="float" office:value="7.89472">
                <text:p>7.89472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10.2">
                <text:p>10.2</text:p>
              </table:table-cell>
              <table:table-cell office:value-type="float" office:value="7.89252">
                <text:p>7.89252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10.3">
                <text:p>10.3</text:p>
              </table:table-cell>
              <table:table-cell office:value-type="float" office:value="7.89026">
                <text:p>7.89026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10.4">
                <text:p>10.4</text:p>
              </table:table-cell>
              <table:table-cell office:value-type="float" office:value="7.88794">
                <text:p>7.88794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10.5">
                <text:p>10.5</text:p>
              </table:table-cell>
              <table:table-cell office:value-type="float" office:value="7.88555">
                <text:p>7.88555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10.6">
                <text:p>10.6</text:p>
              </table:table-cell>
              <table:table-cell office:value-type="float" office:value="7.8831">
                <text:p>7.8831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10.7">
                <text:p>10.7</text:p>
              </table:table-cell>
              <table:table-cell office:value-type="float" office:value="7.88057">
                <text:p>7.88057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10.8">
                <text:p>10.8</text:p>
              </table:table-cell>
              <table:table-cell office:value-type="float" office:value="7.87796">
                <text:p>7.87796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10.9">
                <text:p>10.9</text:p>
              </table:table-cell>
              <table:table-cell office:value-type="float" office:value="7.87528">
                <text:p>7.87528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11">
                <text:p>11</text:p>
              </table:table-cell>
              <table:table-cell office:value-type="float" office:value="7.87251">
                <text:p>7.87251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11.1">
                <text:p>11.1</text:p>
              </table:table-cell>
              <table:table-cell office:value-type="float" office:value="7.86966">
                <text:p>7.86966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11.2">
                <text:p>11.2</text:p>
              </table:table-cell>
              <table:table-cell office:value-type="float" office:value="7.86671">
                <text:p>7.86671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1.3">
                <text:p>11.3</text:p>
              </table:table-cell>
              <table:table-cell office:value-type="float" office:value="7.86367">
                <text:p>7.86367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1.4">
                <text:p>11.4</text:p>
              </table:table-cell>
              <table:table-cell office:value-type="float" office:value="7.86052">
                <text:p>7.86052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1.5">
                <text:p>11.5</text:p>
              </table:table-cell>
              <table:table-cell office:value-type="float" office:value="7.85727">
                <text:p>7.85727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1.6">
                <text:p>11.6</text:p>
              </table:table-cell>
              <table:table-cell office:value-type="float" office:value="7.85391">
                <text:p>7.85391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1.7">
                <text:p>11.7</text:p>
              </table:table-cell>
              <table:table-cell office:value-type="float" office:value="7.85044">
                <text:p>7.85044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11.8">
                <text:p>11.8</text:p>
              </table:table-cell>
              <table:table-cell office:value-type="float" office:value="7.84683">
                <text:p>7.84683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1.9">
                <text:p>11.9</text:p>
              </table:table-cell>
              <table:table-cell office:value-type="float" office:value="7.84311">
                <text:p>7.84311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12">
                <text:p>12</text:p>
              </table:table-cell>
              <table:table-cell office:value-type="float" office:value="7.83924">
                <text:p>7.83924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2.1">
                <text:p>12.1</text:p>
              </table:table-cell>
              <table:table-cell office:value-type="float" office:value="7.83524">
                <text:p>7.83524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2.2">
                <text:p>12.2</text:p>
              </table:table-cell>
              <table:table-cell office:value-type="float" office:value="7.83108">
                <text:p>7.83108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12.3">
                <text:p>12.3</text:p>
              </table:table-cell>
              <table:table-cell office:value-type="float" office:value="7.82677">
                <text:p>7.82677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12.4">
                <text:p>12.4</text:p>
              </table:table-cell>
              <table:table-cell office:value-type="float" office:value="7.8223">
                <text:p>7.8223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12.5">
                <text:p>12.5</text:p>
              </table:table-cell>
              <table:table-cell office:value-type="float" office:value="7.81765">
                <text:p>7.81765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12.6">
                <text:p>12.6</text:p>
              </table:table-cell>
              <table:table-cell office:value-type="float" office:value="7.81282">
                <text:p>7.81282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12.7">
                <text:p>12.7</text:p>
              </table:table-cell>
              <table:table-cell office:value-type="float" office:value="7.80781">
                <text:p>7.80781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12.8">
                <text:p>12.8</text:p>
              </table:table-cell>
              <table:table-cell office:value-type="float" office:value="7.80259">
                <text:p>7.80259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12.9">
                <text:p>12.9</text:p>
              </table:table-cell>
              <table:table-cell office:value-type="float" office:value="7.79717">
                <text:p>7.79717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13">
                <text:p>13</text:p>
              </table:table-cell>
              <table:table-cell office:value-type="float" office:value="7.79153">
                <text:p>7.79153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13.1">
                <text:p>13.1</text:p>
              </table:table-cell>
              <table:table-cell office:value-type="float" office:value="7.78566">
                <text:p>7.78566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13.2">
                <text:p>13.2</text:p>
              </table:table-cell>
              <table:table-cell office:value-type="float" office:value="7.77955">
                <text:p>7.77955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13.3">
                <text:p>13.3</text:p>
              </table:table-cell>
              <table:table-cell office:value-type="float" office:value="7.77318">
                <text:p>7.77318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13.4">
                <text:p>13.4</text:p>
              </table:table-cell>
              <table:table-cell office:value-type="float" office:value="7.76655">
                <text:p>7.76655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13.5">
                <text:p>13.5</text:p>
              </table:table-cell>
              <table:table-cell office:value-type="float" office:value="7.75964">
                <text:p>7.75964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13.6">
                <text:p>13.6</text:p>
              </table:table-cell>
              <table:table-cell office:value-type="float" office:value="7.75244">
                <text:p>7.75244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13.7">
                <text:p>13.7</text:p>
              </table:table-cell>
              <table:table-cell office:value-type="float" office:value="7.74493">
                <text:p>7.74493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13.8">
                <text:p>13.8</text:p>
              </table:table-cell>
              <table:table-cell office:value-type="float" office:value="7.7371">
                <text:p>7.7371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13.9">
                <text:p>13.9</text:p>
              </table:table-cell>
              <table:table-cell office:value-type="float" office:value="7.72893">
                <text:p>7.72893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14">
                <text:p>14</text:p>
              </table:table-cell>
              <table:table-cell office:value-type="float" office:value="7.72041">
                <text:p>7.72041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14.1">
                <text:p>14.1</text:p>
              </table:table-cell>
              <table:table-cell office:value-type="float" office:value="7.71151">
                <text:p>7.71151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14.2">
                <text:p>14.2</text:p>
              </table:table-cell>
              <table:table-cell office:value-type="float" office:value="7.70223">
                <text:p>7.70223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14.3">
                <text:p>14.3</text:p>
              </table:table-cell>
              <table:table-cell office:value-type="float" office:value="7.69253">
                <text:p>7.69253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14.4">
                <text:p>14.4</text:p>
              </table:table-cell>
              <table:table-cell office:value-type="float" office:value="7.68241">
                <text:p>7.68241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14.5">
                <text:p>14.5</text:p>
              </table:table-cell>
              <table:table-cell office:value-type="float" office:value="7.67183">
                <text:p>7.67183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14.6">
                <text:p>14.6</text:p>
              </table:table-cell>
              <table:table-cell office:value-type="float" office:value="7.66078">
                <text:p>7.66078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14.7">
                <text:p>14.7</text:p>
              </table:table-cell>
              <table:table-cell office:value-type="float" office:value="7.64923">
                <text:p>7.64923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14.8">
                <text:p>14.8</text:p>
              </table:table-cell>
              <table:table-cell office:value-type="float" office:value="7.63716">
                <text:p>7.63716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14.9">
                <text:p>14.9</text:p>
              </table:table-cell>
              <table:table-cell office:value-type="float" office:value="7.62454">
                <text:p>7.62454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15">
                <text:p>15</text:p>
              </table:table-cell>
              <table:table-cell office:value-type="float" office:value="7.61135">
                <text:p>7.61135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15.1">
                <text:p>15.1</text:p>
              </table:table-cell>
              <table:table-cell office:value-type="float" office:value="7.59755">
                <text:p>7.59755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15.2">
                <text:p>15.2</text:p>
              </table:table-cell>
              <table:table-cell office:value-type="float" office:value="7.58313">
                <text:p>7.58313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15.3">
                <text:p>15.3</text:p>
              </table:table-cell>
              <table:table-cell office:value-type="float" office:value="7.56803">
                <text:p>7.56803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15.4">
                <text:p>15.4</text:p>
              </table:table-cell>
              <table:table-cell office:value-type="float" office:value="7.55224">
                <text:p>7.55224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15.5">
                <text:p>15.5</text:p>
              </table:table-cell>
              <table:table-cell office:value-type="float" office:value="7.53572">
                <text:p>7.53572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15.6">
                <text:p>15.6</text:p>
              </table:table-cell>
              <table:table-cell office:value-type="float" office:value="7.51843">
                <text:p>7.51843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15.7">
                <text:p>15.7</text:p>
              </table:table-cell>
              <table:table-cell office:value-type="float" office:value="7.50034">
                <text:p>7.50034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15.8">
                <text:p>15.8</text:p>
              </table:table-cell>
              <table:table-cell office:value-type="float" office:value="7.48139">
                <text:p>7.48139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15.9">
                <text:p>15.9</text:p>
              </table:table-cell>
              <table:table-cell office:value-type="float" office:value="7.46156">
                <text:p>7.46156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16">
                <text:p>16</text:p>
              </table:table-cell>
              <table:table-cell office:value-type="float" office:value="7.4408">
                <text:p>7.4408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16.1">
                <text:p>16.1</text:p>
              </table:table-cell>
              <table:table-cell office:value-type="float" office:value="7.41907">
                <text:p>7.41907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16.2">
                <text:p>16.2</text:p>
              </table:table-cell>
              <table:table-cell office:value-type="float" office:value="7.3963">
                <text:p>7.3963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16.3">
                <text:p>16.3</text:p>
              </table:table-cell>
              <table:table-cell office:value-type="float" office:value="7.37246">
                <text:p>7.37246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16.4">
                <text:p>16.4</text:p>
              </table:table-cell>
              <table:table-cell office:value-type="float" office:value="7.34749">
                <text:p>7.34749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16.5">
                <text:p>16.5</text:p>
              </table:table-cell>
              <table:table-cell office:value-type="float" office:value="7.32134">
                <text:p>7.32134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16.6">
                <text:p>16.6</text:p>
              </table:table-cell>
              <table:table-cell office:value-type="float" office:value="7.29394">
                <text:p>7.29394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16.7">
                <text:p>16.7</text:p>
              </table:table-cell>
              <table:table-cell office:value-type="float" office:value="7.26523">
                <text:p>7.26523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16.8">
                <text:p>16.8</text:p>
              </table:table-cell>
              <table:table-cell office:value-type="float" office:value="7.23515">
                <text:p>7.23515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16.9">
                <text:p>16.9</text:p>
              </table:table-cell>
              <table:table-cell office:value-type="float" office:value="7.20364">
                <text:p>7.20364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17">
                <text:p>17</text:p>
              </table:table-cell>
              <table:table-cell office:value-type="float" office:value="7.17061">
                <text:p>7.17061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17.1">
                <text:p>17.1</text:p>
              </table:table-cell>
              <table:table-cell office:value-type="float" office:value="7.136">
                <text:p>7.136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17.2">
                <text:p>17.2</text:p>
              </table:table-cell>
              <table:table-cell office:value-type="float" office:value="7.09973">
                <text:p>7.09973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17.3">
                <text:p>17.3</text:p>
              </table:table-cell>
              <table:table-cell office:value-type="float" office:value="7.06171">
                <text:p>7.06171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17.4">
                <text:p>17.4</text:p>
              </table:table-cell>
              <table:table-cell office:value-type="float" office:value="7.02186">
                <text:p>7.02186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17.5">
                <text:p>17.5</text:p>
              </table:table-cell>
              <table:table-cell office:value-type="float" office:value="6.98009">
                <text:p>6.98009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17.6">
                <text:p>17.6</text:p>
              </table:table-cell>
              <table:table-cell office:value-type="float" office:value="6.9363">
                <text:p>6.9363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17.7">
                <text:p>17.7</text:p>
              </table:table-cell>
              <table:table-cell office:value-type="float" office:value="6.8904">
                <text:p>6.8904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17.8">
                <text:p>17.8</text:p>
              </table:table-cell>
              <table:table-cell office:value-type="float" office:value="6.84227">
                <text:p>6.84227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17.9">
                <text:p>17.9</text:p>
              </table:table-cell>
              <table:table-cell office:value-type="float" office:value="6.79182">
                <text:p>6.79182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18">
                <text:p>18</text:p>
              </table:table-cell>
              <table:table-cell office:value-type="float" office:value="6.73891">
                <text:p>6.73891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18.1">
                <text:p>18.1</text:p>
              </table:table-cell>
              <table:table-cell office:value-type="float" office:value="6.68344">
                <text:p>6.68344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18.2">
                <text:p>18.2</text:p>
              </table:table-cell>
              <table:table-cell office:value-type="float" office:value="6.62527">
                <text:p>6.62527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18.3">
                <text:p>18.3</text:p>
              </table:table-cell>
              <table:table-cell office:value-type="float" office:value="6.56428">
                <text:p>6.56428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18.4">
                <text:p>18.4</text:p>
              </table:table-cell>
              <table:table-cell office:value-type="float" office:value="6.50032">
                <text:p>6.50032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18.5">
                <text:p>18.5</text:p>
              </table:table-cell>
              <table:table-cell office:value-type="float" office:value="6.43324">
                <text:p>6.43324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18.6">
                <text:p>18.6</text:p>
              </table:table-cell>
              <table:table-cell office:value-type="float" office:value="6.3629">
                <text:p>6.3629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18.7">
                <text:p>18.7</text:p>
              </table:table-cell>
              <table:table-cell office:value-type="float" office:value="6.28912">
                <text:p>6.28912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18.8">
                <text:p>18.8</text:p>
              </table:table-cell>
              <table:table-cell office:value-type="float" office:value="6.21174">
                <text:p>6.21174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18.9">
                <text:p>18.9</text:p>
              </table:table-cell>
              <table:table-cell office:value-type="float" office:value="6.13059">
                <text:p>6.13059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19">
                <text:p>19</text:p>
              </table:table-cell>
              <table:table-cell office:value-type="float" office:value="6.04547">
                <text:p>6.04547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19.1">
                <text:p>19.1</text:p>
              </table:table-cell>
              <table:table-cell office:value-type="float" office:value="5.95618">
                <text:p>5.95618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19.2">
                <text:p>19.2</text:p>
              </table:table-cell>
              <table:table-cell office:value-type="float" office:value="5.86253">
                <text:p>5.86253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19.3">
                <text:p>19.3</text:p>
              </table:table-cell>
              <table:table-cell office:value-type="float" office:value="5.7643">
                <text:p>5.7643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19.4">
                <text:p>19.4</text:p>
              </table:table-cell>
              <table:table-cell office:value-type="float" office:value="5.66126">
                <text:p>5.66126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19.5">
                <text:p>19.5</text:p>
              </table:table-cell>
              <table:table-cell office:value-type="float" office:value="5.55317">
                <text:p>5.55317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19.6">
                <text:p>19.6</text:p>
              </table:table-cell>
              <table:table-cell office:value-type="float" office:value="5.43978">
                <text:p>5.43978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19.7">
                <text:p>19.7</text:p>
              </table:table-cell>
              <table:table-cell office:value-type="float" office:value="5.32083">
                <text:p>5.32083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19.8">
                <text:p>19.8</text:p>
              </table:table-cell>
              <table:table-cell office:value-type="float" office:value="5.19605">
                <text:p>5.19605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19.9">
                <text:p>19.9</text:p>
              </table:table-cell>
              <table:table-cell office:value-type="float" office:value="5.06514">
                <text:p>5.06514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20">
                <text:p>20</text:p>
              </table:table-cell>
              <table:table-cell office:value-type="float" office:value="4.92781">
                <text:p>4.92781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20.1">
                <text:p>20.1</text:p>
              </table:table-cell>
              <table:table-cell office:value-type="float" office:value="4.78373">
                <text:p>4.78373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20.2">
                <text:p>20.2</text:p>
              </table:table-cell>
              <table:table-cell office:value-type="float" office:value="4.63257">
                <text:p>4.63257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20.3">
                <text:p>20.3</text:p>
              </table:table-cell>
              <table:table-cell office:value-type="float" office:value="4.47398">
                <text:p>4.47398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20.4">
                <text:p>20.4</text:p>
              </table:table-cell>
              <table:table-cell office:value-type="float" office:value="4.3076">
                <text:p>4.3076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20.5">
                <text:p>20.5</text:p>
              </table:table-cell>
              <table:table-cell office:value-type="float" office:value="4.13304">
                <text:p>4.13304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20.6">
                <text:p>20.6</text:p>
              </table:table-cell>
              <table:table-cell office:value-type="float" office:value="3.94989">
                <text:p>3.94989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20.7">
                <text:p>20.7</text:p>
              </table:table-cell>
              <table:table-cell office:value-type="float" office:value="3.75773">
                <text:p>3.75773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20.8">
                <text:p>20.8</text:p>
              </table:table-cell>
              <table:table-cell office:value-type="float" office:value="3.55612">
                <text:p>3.55612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20.9">
                <text:p>20.9</text:p>
              </table:table-cell>
              <table:table-cell office:value-type="float" office:value="3.34457">
                <text:p>3.34457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21">
                <text:p>21</text:p>
              </table:table-cell>
              <table:table-cell office:value-type="float" office:value="3.12262">
                <text:p>3.12262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21.1">
                <text:p>21.1</text:p>
              </table:table-cell>
              <table:table-cell office:value-type="float" office:value="2.88973">
                <text:p>2.88973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21.2">
                <text:p>21.2</text:p>
              </table:table-cell>
              <table:table-cell office:value-type="float" office:value="2.64537">
                <text:p>2.64537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21.3">
                <text:p>21.3</text:p>
              </table:table-cell>
              <table:table-cell office:value-type="float" office:value="2.38897">
                <text:p>2.38897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21.4">
                <text:p>21.4</text:p>
              </table:table-cell>
              <table:table-cell office:value-type="float" office:value="2.11994">
                <text:p>2.11994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21.5">
                <text:p>21.5</text:p>
              </table:table-cell>
              <table:table-cell office:value-type="float" office:value="1.83765">
                <text:p>1.83765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21.6">
                <text:p>21.6</text:p>
              </table:table-cell>
              <table:table-cell office:value-type="float" office:value="1.54144">
                <text:p>1.54144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21.7">
                <text:p>21.7</text:p>
              </table:table-cell>
              <table:table-cell office:value-type="float" office:value="1.23063">
                <text:p>1.23063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21.8">
                <text:p>21.8</text:p>
              </table:table-cell>
              <table:table-cell office:value-type="float" office:value="0.90449">
                <text:p>0.90449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21.9">
                <text:p>21.9</text:p>
              </table:table-cell>
              <table:table-cell office:value-type="float" office:value="0.562262">
                <text:p>0.562262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22">
                <text:p>22</text:p>
              </table:table-cell>
              <table:table-cell office:value-type="float" office:value="0.203157">
                <text:p>0.203157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22.1">
                <text:p>2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22.2">
                <text:p>2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22.3">
                <text:p>2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22.4">
                <text:p>2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22.6">
                <text:p>2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22.7">
                <text:p>2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22.8">
                <text:p>2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22.9">
                <text:p>22.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